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81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shapes>
          <draw:frame draw:z-index="0" draw:style-name="gr1" draw:text-style-name="P1" svg:width="6.2941in" svg:height="3.5449in" svg:x="4.1492in" svg:y="0.7425in">
            <draw:object draw:notify-on-update-of-ranges="'1'.B1:'1'.B1 '1'.B2:'1'.B3517 '1'.C1:'1'.C1 '1'.C2:'1'.C35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MSE_1</text:p>
          </table:table-cell>
          <table:table-cell office:value-type="string" calcext:value-type="string">
            <text:p>MSE_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890102" calcext:value-type="float">
            <text:p>0.001890102</text:p>
          </table:table-cell>
          <table:table-cell office:value-type="float" office:value="0.0006975069" calcext:value-type="float">
            <text:p>0.00069750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2007247" calcext:value-type="float">
            <text:p>0.002007247</text:p>
          </table:table-cell>
          <table:table-cell office:value-type="float" office:value="0.0008371642" calcext:value-type="float">
            <text:p>0.00083716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736667" calcext:value-type="float">
            <text:p>0.001736667</text:p>
          </table:table-cell>
          <table:table-cell office:value-type="float" office:value="0.0008420353" calcext:value-type="float">
            <text:p>0.00084203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1745487" calcext:value-type="float">
            <text:p>0.001745487</text:p>
          </table:table-cell>
          <table:table-cell office:value-type="float" office:value="0.0008089216" calcext:value-type="float">
            <text:p>0.00080892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17327" calcext:value-type="float">
            <text:p>0.0017327</text:p>
          </table:table-cell>
          <table:table-cell office:value-type="float" office:value="0.000751467" calcext:value-type="float">
            <text:p>0.0007514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7746" calcext:value-type="float">
            <text:p>0.0017746</text:p>
          </table:table-cell>
          <table:table-cell office:value-type="float" office:value="0.0007839633" calcext:value-type="float">
            <text:p>0.00078396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1800082" calcext:value-type="float">
            <text:p>0.001800082</text:p>
          </table:table-cell>
          <table:table-cell office:value-type="float" office:value="0.0007777872" calcext:value-type="float">
            <text:p>0.00077778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1778856" calcext:value-type="float">
            <text:p>0.001778856</text:p>
          </table:table-cell>
          <table:table-cell office:value-type="float" office:value="0.0007586061" calcext:value-type="float">
            <text:p>0.00075860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1793672" calcext:value-type="float">
            <text:p>0.001793672</text:p>
          </table:table-cell>
          <table:table-cell office:value-type="float" office:value="0.0007245456" calcext:value-type="float">
            <text:p>0.00072454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1791213" calcext:value-type="float">
            <text:p>0.001791213</text:p>
          </table:table-cell>
          <table:table-cell office:value-type="float" office:value="0.0007274291" calcext:value-type="float">
            <text:p>0.00072742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1774181" calcext:value-type="float">
            <text:p>0.001774181</text:p>
          </table:table-cell>
          <table:table-cell office:value-type="float" office:value="0.0007210965" calcext:value-type="float">
            <text:p>0.00072109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1819385" calcext:value-type="float">
            <text:p>0.001819385</text:p>
          </table:table-cell>
          <table:table-cell office:value-type="float" office:value="0.0007456986" calcext:value-type="float">
            <text:p>0.00074569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1847752" calcext:value-type="float">
            <text:p>0.001847752</text:p>
          </table:table-cell>
          <table:table-cell office:value-type="float" office:value="0.0007514706" calcext:value-type="float">
            <text:p>0.00075147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1575385" calcext:value-type="float">
            <text:p>0.001575385</text:p>
          </table:table-cell>
          <table:table-cell office:value-type="float" office:value="0.0007221099" calcext:value-type="float">
            <text:p>0.00072210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1550202" calcext:value-type="float">
            <text:p>0.001550202</text:p>
          </table:table-cell>
          <table:table-cell office:value-type="float" office:value="0.0007146402" calcext:value-type="float">
            <text:p>0.00071464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1625237" calcext:value-type="float">
            <text:p>0.001625237</text:p>
          </table:table-cell>
          <table:table-cell office:value-type="float" office:value="0.0007296455" calcext:value-type="float">
            <text:p>0.00072964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1685176" calcext:value-type="float">
            <text:p>0.001685176</text:p>
          </table:table-cell>
          <table:table-cell office:value-type="float" office:value="0.0007289333" calcext:value-type="float">
            <text:p>0.00072893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1686331" calcext:value-type="float">
            <text:p>0.001686331</text:p>
          </table:table-cell>
          <table:table-cell office:value-type="float" office:value="0.0007393906" calcext:value-type="float">
            <text:p>0.00073939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1662113" calcext:value-type="float">
            <text:p>0.001662113</text:p>
          </table:table-cell>
          <table:table-cell office:value-type="float" office:value="0.0007308311" calcext:value-type="float">
            <text:p>0.00073083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1702165" calcext:value-type="float">
            <text:p>0.001702165</text:p>
          </table:table-cell>
          <table:table-cell office:value-type="float" office:value="0.0007398846" calcext:value-type="float">
            <text:p>0.00073988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1862009" calcext:value-type="float">
            <text:p>0.001862009</text:p>
          </table:table-cell>
          <table:table-cell office:value-type="float" office:value="0.0007342657" calcext:value-type="float">
            <text:p>0.00073426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1733278" calcext:value-type="float">
            <text:p>0.001733278</text:p>
          </table:table-cell>
          <table:table-cell office:value-type="float" office:value="0.0007553564" calcext:value-type="float">
            <text:p>0.00075535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172443" calcext:value-type="float">
            <text:p>0.00172443</text:p>
          </table:table-cell>
          <table:table-cell office:value-type="float" office:value="0.0007539846" calcext:value-type="float">
            <text:p>0.000753984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1750878" calcext:value-type="float">
            <text:p>0.001750878</text:p>
          </table:table-cell>
          <table:table-cell office:value-type="float" office:value="0.0007633507" calcext:value-type="float">
            <text:p>0.00076335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1790329" calcext:value-type="float">
            <text:p>0.001790329</text:p>
          </table:table-cell>
          <table:table-cell office:value-type="float" office:value="0.0007624393" calcext:value-type="float">
            <text:p>0.000762439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1881012" calcext:value-type="float">
            <text:p>0.001881012</text:p>
          </table:table-cell>
          <table:table-cell office:value-type="float" office:value="0.0007864095" calcext:value-type="float">
            <text:p>0.00078640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1884319" calcext:value-type="float">
            <text:p>0.001884319</text:p>
          </table:table-cell>
          <table:table-cell office:value-type="float" office:value="0.0007830966" calcext:value-type="float">
            <text:p>0.000783096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1862701" calcext:value-type="float">
            <text:p>0.001862701</text:p>
          </table:table-cell>
          <table:table-cell office:value-type="float" office:value="0.0007668837" calcext:value-type="float">
            <text:p>0.000766883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1830711" calcext:value-type="float">
            <text:p>0.001830711</text:p>
          </table:table-cell>
          <table:table-cell office:value-type="float" office:value="0.0007518331" calcext:value-type="float">
            <text:p>0.00075183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1949496" calcext:value-type="float">
            <text:p>0.001949496</text:p>
          </table:table-cell>
          <table:table-cell office:value-type="float" office:value="0.0007859315" calcext:value-type="float">
            <text:p>0.00078593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1970133" calcext:value-type="float">
            <text:p>0.001970133</text:p>
          </table:table-cell>
          <table:table-cell office:value-type="float" office:value="0.0007934248" calcext:value-type="float">
            <text:p>0.00079342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1838322" calcext:value-type="float">
            <text:p>0.001838322</text:p>
          </table:table-cell>
          <table:table-cell office:value-type="float" office:value="0.0007451333" calcext:value-type="float">
            <text:p>0.00074513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1837252" calcext:value-type="float">
            <text:p>0.001837252</text:p>
          </table:table-cell>
          <table:table-cell office:value-type="float" office:value="0.0007507172" calcext:value-type="float">
            <text:p>0.000750717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1852497" calcext:value-type="float">
            <text:p>0.001852497</text:p>
          </table:table-cell>
          <table:table-cell office:value-type="float" office:value="0.0007472244" calcext:value-type="float">
            <text:p>0.00074722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185958" calcext:value-type="float">
            <text:p>0.00185958</text:p>
          </table:table-cell>
          <table:table-cell office:value-type="float" office:value="0.0007200094" calcext:value-type="float">
            <text:p>0.000720009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1847888" calcext:value-type="float">
            <text:p>0.001847888</text:p>
          </table:table-cell>
          <table:table-cell office:value-type="float" office:value="0.0007151651" calcext:value-type="float">
            <text:p>0.00071516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1875845" calcext:value-type="float">
            <text:p>0.001875845</text:p>
          </table:table-cell>
          <table:table-cell office:value-type="float" office:value="0.0007223707" calcext:value-type="float">
            <text:p>0.000722370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1829139" calcext:value-type="float">
            <text:p>0.001829139</text:p>
          </table:table-cell>
          <table:table-cell office:value-type="float" office:value="0.0007100252" calcext:value-type="float">
            <text:p>0.000710025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1835379" calcext:value-type="float">
            <text:p>0.001835379</text:p>
          </table:table-cell>
          <table:table-cell office:value-type="float" office:value="0.0007034494" calcext:value-type="float">
            <text:p>0.00070344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1742588" calcext:value-type="float">
            <text:p>0.001742588</text:p>
          </table:table-cell>
          <table:table-cell office:value-type="float" office:value="0.0007143441" calcext:value-type="float">
            <text:p>0.000714344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1761469" calcext:value-type="float">
            <text:p>0.001761469</text:p>
          </table:table-cell>
          <table:table-cell office:value-type="float" office:value="0.0007145948" calcext:value-type="float">
            <text:p>0.000714594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1713143" calcext:value-type="float">
            <text:p>0.001713143</text:p>
          </table:table-cell>
          <table:table-cell office:value-type="float" office:value="0.0007543055" calcext:value-type="float">
            <text:p>0.000754305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1684351" calcext:value-type="float">
            <text:p>0.001684351</text:p>
          </table:table-cell>
          <table:table-cell office:value-type="float" office:value="0.0007390719" calcext:value-type="float">
            <text:p>0.000739071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1700327" calcext:value-type="float">
            <text:p>0.001700327</text:p>
          </table:table-cell>
          <table:table-cell office:value-type="float" office:value="0.0007418605" calcext:value-type="float">
            <text:p>0.00074186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1689354" calcext:value-type="float">
            <text:p>0.001689354</text:p>
          </table:table-cell>
          <table:table-cell office:value-type="float" office:value="0.0007367641" calcext:value-type="float">
            <text:p>0.000736764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162399" calcext:value-type="float">
            <text:p>0.00162399</text:p>
          </table:table-cell>
          <table:table-cell office:value-type="float" office:value="0.0007095304" calcext:value-type="float">
            <text:p>0.000709530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1616065" calcext:value-type="float">
            <text:p>0.001616065</text:p>
          </table:table-cell>
          <table:table-cell office:value-type="float" office:value="0.0007021014" calcext:value-type="float">
            <text:p>0.00070210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1604398" calcext:value-type="float">
            <text:p>0.001604398</text:p>
          </table:table-cell>
          <table:table-cell office:value-type="float" office:value="0.0006996966" calcext:value-type="float">
            <text:p>0.000699696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1512902" calcext:value-type="float">
            <text:p>0.001512902</text:p>
          </table:table-cell>
          <table:table-cell office:value-type="float" office:value="0.0007078679" calcext:value-type="float">
            <text:p>0.000707867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1519389" calcext:value-type="float">
            <text:p>0.001519389</text:p>
          </table:table-cell>
          <table:table-cell office:value-type="float" office:value="0.0007018593" calcext:value-type="float">
            <text:p>0.000701859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1552004" calcext:value-type="float">
            <text:p>0.001552004</text:p>
          </table:table-cell>
          <table:table-cell office:value-type="float" office:value="0.000710799" calcext:value-type="float">
            <text:p>0.00071079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1630996" calcext:value-type="float">
            <text:p>0.001630996</text:p>
          </table:table-cell>
          <table:table-cell office:value-type="float" office:value="0.0007068561" calcext:value-type="float">
            <text:p>0.000706856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1666402" calcext:value-type="float">
            <text:p>0.001666402</text:p>
          </table:table-cell>
          <table:table-cell office:value-type="float" office:value="0.0007160411" calcext:value-type="float">
            <text:p>0.000716041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1680475" calcext:value-type="float">
            <text:p>0.001680475</text:p>
          </table:table-cell>
          <table:table-cell office:value-type="float" office:value="0.0007244807" calcext:value-type="float">
            <text:p>0.000724480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1704721" calcext:value-type="float">
            <text:p>0.001704721</text:p>
          </table:table-cell>
          <table:table-cell office:value-type="float" office:value="0.0007417905" calcext:value-type="float">
            <text:p>0.000741790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1807183" calcext:value-type="float">
            <text:p>0.001807183</text:p>
          </table:table-cell>
          <table:table-cell office:value-type="float" office:value="0.0008818653" calcext:value-type="float">
            <text:p>0.000881865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1813698" calcext:value-type="float">
            <text:p>0.001813698</text:p>
          </table:table-cell>
          <table:table-cell office:value-type="float" office:value="0.0008729119" calcext:value-type="float">
            <text:p>0.000872911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1894155" calcext:value-type="float">
            <text:p>0.001894155</text:p>
          </table:table-cell>
          <table:table-cell office:value-type="float" office:value="0.0009014215" calcext:value-type="float">
            <text:p>0.000901421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1938062" calcext:value-type="float">
            <text:p>0.001938062</text:p>
          </table:table-cell>
          <table:table-cell office:value-type="float" office:value="0.0009149723" calcext:value-type="float">
            <text:p>0.000914972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1721701" calcext:value-type="float">
            <text:p>0.001721701</text:p>
          </table:table-cell>
          <table:table-cell office:value-type="float" office:value="0.0008296569" calcext:value-type="float">
            <text:p>0.000829656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167001" calcext:value-type="float">
            <text:p>0.00167001</text:p>
          </table:table-cell>
          <table:table-cell office:value-type="float" office:value="0.0008010844" calcext:value-type="float">
            <text:p>0.000801084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1663247" calcext:value-type="float">
            <text:p>0.001663247</text:p>
          </table:table-cell>
          <table:table-cell office:value-type="float" office:value="0.0007843241" calcext:value-type="float">
            <text:p>0.000784324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2171654" calcext:value-type="float">
            <text:p>0.002171654</text:p>
          </table:table-cell>
          <table:table-cell office:value-type="float" office:value="0.0009456327" calcext:value-type="float">
            <text:p>0.000945632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21927" calcext:value-type="float">
            <text:p>0.0021927</text:p>
          </table:table-cell>
          <table:table-cell office:value-type="float" office:value="0.0009301397" calcext:value-type="float">
            <text:p>0.000930139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2220924" calcext:value-type="float">
            <text:p>0.002220924</text:p>
          </table:table-cell>
          <table:table-cell office:value-type="float" office:value="0.0009410727" calcext:value-type="float">
            <text:p>0.000941072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2186696" calcext:value-type="float">
            <text:p>0.002186696</text:p>
          </table:table-cell>
          <table:table-cell office:value-type="float" office:value="0.0009311303" calcext:value-type="float">
            <text:p>0.000931130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2163919" calcext:value-type="float">
            <text:p>0.002163919</text:p>
          </table:table-cell>
          <table:table-cell office:value-type="float" office:value="0.0009259238" calcext:value-type="float">
            <text:p>0.000925923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214618" calcext:value-type="float">
            <text:p>0.00214618</text:p>
          </table:table-cell>
          <table:table-cell office:value-type="float" office:value="0.0009159243" calcext:value-type="float">
            <text:p>0.000915924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2170467" calcext:value-type="float">
            <text:p>0.002170467</text:p>
          </table:table-cell>
          <table:table-cell office:value-type="float" office:value="0.0009151188" calcext:value-type="float">
            <text:p>0.000915118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1805966" calcext:value-type="float">
            <text:p>0.001805966</text:p>
          </table:table-cell>
          <table:table-cell office:value-type="float" office:value="0.0007809806" calcext:value-type="float">
            <text:p>0.000780980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1803514" calcext:value-type="float">
            <text:p>0.001803514</text:p>
          </table:table-cell>
          <table:table-cell office:value-type="float" office:value="0.000777329" calcext:value-type="float">
            <text:p>0.00077732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1911534" calcext:value-type="float">
            <text:p>0.001911534</text:p>
          </table:table-cell>
          <table:table-cell office:value-type="float" office:value="0.0007585503" calcext:value-type="float">
            <text:p>0.000758550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1943046" calcext:value-type="float">
            <text:p>0.001943046</text:p>
          </table:table-cell>
          <table:table-cell office:value-type="float" office:value="0.0007573942" calcext:value-type="float">
            <text:p>0.000757394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1920556" calcext:value-type="float">
            <text:p>0.001920556</text:p>
          </table:table-cell>
          <table:table-cell office:value-type="float" office:value="0.0007780741" calcext:value-type="float">
            <text:p>0.000778074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1938049" calcext:value-type="float">
            <text:p>0.001938049</text:p>
          </table:table-cell>
          <table:table-cell office:value-type="float" office:value="0.0007897991" calcext:value-type="float">
            <text:p>0.000789799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1909153" calcext:value-type="float">
            <text:p>0.001909153</text:p>
          </table:table-cell>
          <table:table-cell office:value-type="float" office:value="0.0007630546" calcext:value-type="float">
            <text:p>0.000763054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193014" calcext:value-type="float">
            <text:p>0.00193014</text:p>
          </table:table-cell>
          <table:table-cell office:value-type="float" office:value="0.0007930505" calcext:value-type="float">
            <text:p>0.000793050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1974687" calcext:value-type="float">
            <text:p>0.001974687</text:p>
          </table:table-cell>
          <table:table-cell office:value-type="float" office:value="0.0008079375" calcext:value-type="float">
            <text:p>0.000807937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1971497" calcext:value-type="float">
            <text:p>0.001971497</text:p>
          </table:table-cell>
          <table:table-cell office:value-type="float" office:value="0.0008005275" calcext:value-type="float">
            <text:p>0.00080052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1948553" calcext:value-type="float">
            <text:p>0.001948553</text:p>
          </table:table-cell>
          <table:table-cell office:value-type="float" office:value="0.0007795324" calcext:value-type="float">
            <text:p>0.000779532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192352" calcext:value-type="float">
            <text:p>0.00192352</text:p>
          </table:table-cell>
          <table:table-cell office:value-type="float" office:value="0.0007634034" calcext:value-type="float">
            <text:p>0.000763403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1935931" calcext:value-type="float">
            <text:p>0.001935931</text:p>
          </table:table-cell>
          <table:table-cell office:value-type="float" office:value="0.000769792" calcext:value-type="float">
            <text:p>0.00076979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1930031" calcext:value-type="float">
            <text:p>0.001930031</text:p>
          </table:table-cell>
          <table:table-cell office:value-type="float" office:value="0.0007751039" calcext:value-type="float">
            <text:p>0.000775103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2124075" calcext:value-type="float">
            <text:p>0.002124075</text:p>
          </table:table-cell>
          <table:table-cell office:value-type="float" office:value="0.0007970728" calcext:value-type="float">
            <text:p>0.000797072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2104357" calcext:value-type="float">
            <text:p>0.002104357</text:p>
          </table:table-cell>
          <table:table-cell office:value-type="float" office:value="0.0007853825" calcext:value-type="float">
            <text:p>0.000785382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2165458" calcext:value-type="float">
            <text:p>0.002165458</text:p>
          </table:table-cell>
          <table:table-cell office:value-type="float" office:value="0.0008108658" calcext:value-type="float">
            <text:p>0.000810865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2140338" calcext:value-type="float">
            <text:p>0.002140338</text:p>
          </table:table-cell>
          <table:table-cell office:value-type="float" office:value="0.0008088767" calcext:value-type="float">
            <text:p>0.000808876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2117182" calcext:value-type="float">
            <text:p>0.002117182</text:p>
          </table:table-cell>
          <table:table-cell office:value-type="float" office:value="0.0008104787" calcext:value-type="float">
            <text:p>0.000810478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2092767" calcext:value-type="float">
            <text:p>0.002092767</text:p>
          </table:table-cell>
          <table:table-cell office:value-type="float" office:value="0.0008034828" calcext:value-type="float">
            <text:p>0.000803482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2112906" calcext:value-type="float">
            <text:p>0.002112906</text:p>
          </table:table-cell>
          <table:table-cell office:value-type="float" office:value="0.0007801947" calcext:value-type="float">
            <text:p>0.000780194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1864816" calcext:value-type="float">
            <text:p>0.001864816</text:p>
          </table:table-cell>
          <table:table-cell office:value-type="float" office:value="0.0007511929" calcext:value-type="float">
            <text:p>0.000751192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1882481" calcext:value-type="float">
            <text:p>0.001882481</text:p>
          </table:table-cell>
          <table:table-cell office:value-type="float" office:value="0.0007512455" calcext:value-type="float">
            <text:p>0.000751245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187058" calcext:value-type="float">
            <text:p>0.00187058</text:p>
          </table:table-cell>
          <table:table-cell office:value-type="float" office:value="0.0007350741" calcext:value-type="float">
            <text:p>0.000735074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1870313" calcext:value-type="float">
            <text:p>0.001870313</text:p>
          </table:table-cell>
          <table:table-cell office:value-type="float" office:value="0.0007340458" calcext:value-type="float">
            <text:p>0.000734045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1873632" calcext:value-type="float">
            <text:p>0.001873632</text:p>
          </table:table-cell>
          <table:table-cell office:value-type="float" office:value="0.0007305957" calcext:value-type="float">
            <text:p>0.000730595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1874776" calcext:value-type="float">
            <text:p>0.001874776</text:p>
          </table:table-cell>
          <table:table-cell office:value-type="float" office:value="0.0007500177" calcext:value-type="float">
            <text:p>0.000750017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1906189" calcext:value-type="float">
            <text:p>0.001906189</text:p>
          </table:table-cell>
          <table:table-cell office:value-type="float" office:value="0.0007559998" calcext:value-type="float">
            <text:p>0.000755999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1869546" calcext:value-type="float">
            <text:p>0.001869546</text:p>
          </table:table-cell>
          <table:table-cell office:value-type="float" office:value="0.0007483949" calcext:value-type="float">
            <text:p>0.000748394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1596245" calcext:value-type="float">
            <text:p>0.001596245</text:p>
          </table:table-cell>
          <table:table-cell office:value-type="float" office:value="0.0007063683" calcext:value-type="float">
            <text:p>0.00070636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568864" calcext:value-type="float">
            <text:p>0.001568864</text:p>
          </table:table-cell>
          <table:table-cell office:value-type="float" office:value="0.0006904503" calcext:value-type="float">
            <text:p>0.000690450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1582335" calcext:value-type="float">
            <text:p>0.001582335</text:p>
          </table:table-cell>
          <table:table-cell office:value-type="float" office:value="0.0006954774" calcext:value-type="float">
            <text:p>0.000695477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1632007" calcext:value-type="float">
            <text:p>0.001632007</text:p>
          </table:table-cell>
          <table:table-cell office:value-type="float" office:value="0.0007189616" calcext:value-type="float">
            <text:p>0.000718961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1637093" calcext:value-type="float">
            <text:p>0.001637093</text:p>
          </table:table-cell>
          <table:table-cell office:value-type="float" office:value="0.0007292756" calcext:value-type="float">
            <text:p>0.000729275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1632882" calcext:value-type="float">
            <text:p>0.001632882</text:p>
          </table:table-cell>
          <table:table-cell office:value-type="float" office:value="0.0007186258" calcext:value-type="float">
            <text:p>0.000718625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1644854" calcext:value-type="float">
            <text:p>0.001644854</text:p>
          </table:table-cell>
          <table:table-cell office:value-type="float" office:value="0.0007242677" calcext:value-type="float">
            <text:p>0.000724267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2039515" calcext:value-type="float">
            <text:p>0.002039515</text:p>
          </table:table-cell>
          <table:table-cell office:value-type="float" office:value="0.0008268599" calcext:value-type="float">
            <text:p>0.000826859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2022662" calcext:value-type="float">
            <text:p>0.002022662</text:p>
          </table:table-cell>
          <table:table-cell office:value-type="float" office:value="0.0008141494" calcext:value-type="float">
            <text:p>0.000814149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1881408" calcext:value-type="float">
            <text:p>0.001881408</text:p>
          </table:table-cell>
          <table:table-cell office:value-type="float" office:value="0.0007868375" calcext:value-type="float">
            <text:p>0.000786837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1906121" calcext:value-type="float">
            <text:p>0.001906121</text:p>
          </table:table-cell>
          <table:table-cell office:value-type="float" office:value="0.0008031724" calcext:value-type="float">
            <text:p>0.000803172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1836238" calcext:value-type="float">
            <text:p>0.001836238</text:p>
          </table:table-cell>
          <table:table-cell office:value-type="float" office:value="0.000781787" calcext:value-type="float">
            <text:p>0.00078178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1804804" calcext:value-type="float">
            <text:p>0.001804804</text:p>
          </table:table-cell>
          <table:table-cell office:value-type="float" office:value="0.0007791865" calcext:value-type="float">
            <text:p>0.000779186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2023689" calcext:value-type="float">
            <text:p>0.002023689</text:p>
          </table:table-cell>
          <table:table-cell office:value-type="float" office:value="0.0007789847" calcext:value-type="float">
            <text:p>0.000778984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266101" calcext:value-type="float">
            <text:p>0.00266101</text:p>
          </table:table-cell>
          <table:table-cell office:value-type="float" office:value="0.0007679979" calcext:value-type="float">
            <text:p>0.000767997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2100803" calcext:value-type="float">
            <text:p>0.002100803</text:p>
          </table:table-cell>
          <table:table-cell office:value-type="float" office:value="0.0007494002" calcext:value-type="float">
            <text:p>0.000749400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2119134" calcext:value-type="float">
            <text:p>0.002119134</text:p>
          </table:table-cell>
          <table:table-cell office:value-type="float" office:value="0.0007624628" calcext:value-type="float">
            <text:p>0.000762462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0208236" calcext:value-type="float">
            <text:p>0.00208236</text:p>
          </table:table-cell>
          <table:table-cell office:value-type="float" office:value="0.0007547365" calcext:value-type="float">
            <text:p>0.000754736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2044795" calcext:value-type="float">
            <text:p>0.002044795</text:p>
          </table:table-cell>
          <table:table-cell office:value-type="float" office:value="0.0007477367" calcext:value-type="float">
            <text:p>0.000747736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2081557" calcext:value-type="float">
            <text:p>0.002081557</text:p>
          </table:table-cell>
          <table:table-cell office:value-type="float" office:value="0.000756108" calcext:value-type="float">
            <text:p>0.00075610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2121911" calcext:value-type="float">
            <text:p>0.002121911</text:p>
          </table:table-cell>
          <table:table-cell office:value-type="float" office:value="0.0007568011" calcext:value-type="float">
            <text:p>0.000756801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2097144" calcext:value-type="float">
            <text:p>0.002097144</text:p>
          </table:table-cell>
          <table:table-cell office:value-type="float" office:value="0.0007417988" calcext:value-type="float">
            <text:p>0.000741798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02080701" calcext:value-type="float">
            <text:p>0.002080701</text:p>
          </table:table-cell>
          <table:table-cell office:value-type="float" office:value="0.0007311249" calcext:value-type="float">
            <text:p>0.000731124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2167144" calcext:value-type="float">
            <text:p>0.002167144</text:p>
          </table:table-cell>
          <table:table-cell office:value-type="float" office:value="0.0007596231" calcext:value-type="float">
            <text:p>0.000759623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2263889" calcext:value-type="float">
            <text:p>0.002263889</text:p>
          </table:table-cell>
          <table:table-cell office:value-type="float" office:value="0.0007885185" calcext:value-type="float">
            <text:p>0.000788518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02290672" calcext:value-type="float">
            <text:p>0.002290672</text:p>
          </table:table-cell>
          <table:table-cell office:value-type="float" office:value="0.0008634826" calcext:value-type="float">
            <text:p>0.00086348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2297094" calcext:value-type="float">
            <text:p>0.002297094</text:p>
          </table:table-cell>
          <table:table-cell office:value-type="float" office:value="0.000861207" calcext:value-type="float">
            <text:p>0.00086120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02205419" calcext:value-type="float">
            <text:p>0.002205419</text:p>
          </table:table-cell>
          <table:table-cell office:value-type="float" office:value="0.0008243821" calcext:value-type="float">
            <text:p>0.000824382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172325" calcext:value-type="float">
            <text:p>0.00172325</text:p>
          </table:table-cell>
          <table:table-cell office:value-type="float" office:value="0.0007956569" calcext:value-type="float">
            <text:p>0.000795656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1694552" calcext:value-type="float">
            <text:p>0.001694552</text:p>
          </table:table-cell>
          <table:table-cell office:value-type="float" office:value="0.0007767872" calcext:value-type="float">
            <text:p>0.000776787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01689892" calcext:value-type="float">
            <text:p>0.001689892</text:p>
          </table:table-cell>
          <table:table-cell office:value-type="float" office:value="0.0007767391" calcext:value-type="float">
            <text:p>0.000776739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1694395" calcext:value-type="float">
            <text:p>0.001694395</text:p>
          </table:table-cell>
          <table:table-cell office:value-type="float" office:value="0.0007852744" calcext:value-type="float">
            <text:p>0.000785274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01691336" calcext:value-type="float">
            <text:p>0.001691336</text:p>
          </table:table-cell>
          <table:table-cell office:value-type="float" office:value="0.000777264" calcext:value-type="float">
            <text:p>0.00077726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01634022" calcext:value-type="float">
            <text:p>0.001634022</text:p>
          </table:table-cell>
          <table:table-cell office:value-type="float" office:value="0.0007362934" calcext:value-type="float">
            <text:p>0.000736293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01625339" calcext:value-type="float">
            <text:p>0.001625339</text:p>
          </table:table-cell>
          <table:table-cell office:value-type="float" office:value="0.000734303" calcext:value-type="float">
            <text:p>0.00073430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016148" calcext:value-type="float">
            <text:p>0.0016148</text:p>
          </table:table-cell>
          <table:table-cell office:value-type="float" office:value="0.0007063949" calcext:value-type="float">
            <text:p>0.000706394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01579836" calcext:value-type="float">
            <text:p>0.001579836</text:p>
          </table:table-cell>
          <table:table-cell office:value-type="float" office:value="0.0006955911" calcext:value-type="float">
            <text:p>0.000695591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01664082" calcext:value-type="float">
            <text:p>0.001664082</text:p>
          </table:table-cell>
          <table:table-cell office:value-type="float" office:value="0.0007069593" calcext:value-type="float">
            <text:p>0.000706959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01705112" calcext:value-type="float">
            <text:p>0.001705112</text:p>
          </table:table-cell>
          <table:table-cell office:value-type="float" office:value="0.0007147908" calcext:value-type="float">
            <text:p>0.000714790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01800761" calcext:value-type="float">
            <text:p>0.001800761</text:p>
          </table:table-cell>
          <table:table-cell office:value-type="float" office:value="0.000711391" calcext:value-type="float">
            <text:p>0.00071139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01834391" calcext:value-type="float">
            <text:p>0.001834391</text:p>
          </table:table-cell>
          <table:table-cell office:value-type="float" office:value="0.000719355" calcext:value-type="float">
            <text:p>0.00071935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1849014" calcext:value-type="float">
            <text:p>0.001849014</text:p>
          </table:table-cell>
          <table:table-cell office:value-type="float" office:value="0.0007338092" calcext:value-type="float">
            <text:p>0.000733809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01933256" calcext:value-type="float">
            <text:p>0.001933256</text:p>
          </table:table-cell>
          <table:table-cell office:value-type="float" office:value="0.0009011452" calcext:value-type="float">
            <text:p>0.000901145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01904816" calcext:value-type="float">
            <text:p>0.001904816</text:p>
          </table:table-cell>
          <table:table-cell office:value-type="float" office:value="0.0008569787" calcext:value-type="float">
            <text:p>0.000856978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0190124" calcext:value-type="float">
            <text:p>0.00190124</text:p>
          </table:table-cell>
          <table:table-cell office:value-type="float" office:value="0.0008599507" calcext:value-type="float">
            <text:p>0.000859950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1859707" calcext:value-type="float">
            <text:p>0.001859707</text:p>
          </table:table-cell>
          <table:table-cell office:value-type="float" office:value="0.000762938" calcext:value-type="float">
            <text:p>0.00076293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01814404" calcext:value-type="float">
            <text:p>0.001814404</text:p>
          </table:table-cell>
          <table:table-cell office:value-type="float" office:value="0.0007421047" calcext:value-type="float">
            <text:p>0.000742104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1835868" calcext:value-type="float">
            <text:p>0.001835868</text:p>
          </table:table-cell>
          <table:table-cell office:value-type="float" office:value="0.0007571204" calcext:value-type="float">
            <text:p>0.000757120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01842881" calcext:value-type="float">
            <text:p>0.001842881</text:p>
          </table:table-cell>
          <table:table-cell office:value-type="float" office:value="0.0007640384" calcext:value-type="float">
            <text:p>0.000764038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02180516" calcext:value-type="float">
            <text:p>0.002180516</text:p>
          </table:table-cell>
          <table:table-cell office:value-type="float" office:value="0.0007804116" calcext:value-type="float">
            <text:p>0.000780411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218345" calcext:value-type="float">
            <text:p>0.00218345</text:p>
          </table:table-cell>
          <table:table-cell office:value-type="float" office:value="0.0007808697" calcext:value-type="float">
            <text:p>0.00078086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2117624" calcext:value-type="float">
            <text:p>0.002117624</text:p>
          </table:table-cell>
          <table:table-cell office:value-type="float" office:value="0.0008005711" calcext:value-type="float">
            <text:p>0.000800571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02105737" calcext:value-type="float">
            <text:p>0.002105737</text:p>
          </table:table-cell>
          <table:table-cell office:value-type="float" office:value="0.000796177" calcext:value-type="float">
            <text:p>0.00079617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01897495" calcext:value-type="float">
            <text:p>0.001897495</text:p>
          </table:table-cell>
          <table:table-cell office:value-type="float" office:value="0.0007647924" calcext:value-type="float">
            <text:p>0.000764792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01878695" calcext:value-type="float">
            <text:p>0.001878695</text:p>
          </table:table-cell>
          <table:table-cell office:value-type="float" office:value="0.0007513354" calcext:value-type="float">
            <text:p>0.000751335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1857107" calcext:value-type="float">
            <text:p>0.001857107</text:p>
          </table:table-cell>
          <table:table-cell office:value-type="float" office:value="0.0007481185" calcext:value-type="float">
            <text:p>0.000748118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0183633" calcext:value-type="float">
            <text:p>0.00183633</text:p>
          </table:table-cell>
          <table:table-cell office:value-type="float" office:value="0.0007187602" calcext:value-type="float">
            <text:p>0.000718760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01805383" calcext:value-type="float">
            <text:p>0.001805383</text:p>
          </table:table-cell>
          <table:table-cell office:value-type="float" office:value="0.0006990412" calcext:value-type="float">
            <text:p>0.000699041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01792048" calcext:value-type="float">
            <text:p>0.001792048</text:p>
          </table:table-cell>
          <table:table-cell office:value-type="float" office:value="0.0006965926" calcext:value-type="float">
            <text:p>0.000696592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01802846" calcext:value-type="float">
            <text:p>0.001802846</text:p>
          </table:table-cell>
          <table:table-cell office:value-type="float" office:value="0.000706384" calcext:value-type="float">
            <text:p>0.00070638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01811846" calcext:value-type="float">
            <text:p>0.001811846</text:p>
          </table:table-cell>
          <table:table-cell office:value-type="float" office:value="0.0007064198" calcext:value-type="float">
            <text:p>0.000706419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1822807" calcext:value-type="float">
            <text:p>0.001822807</text:p>
          </table:table-cell>
          <table:table-cell office:value-type="float" office:value="0.000704064" calcext:value-type="float">
            <text:p>0.00070406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01830139" calcext:value-type="float">
            <text:p>0.001830139</text:p>
          </table:table-cell>
          <table:table-cell office:value-type="float" office:value="0.000709965" calcext:value-type="float">
            <text:p>0.00070996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01820195" calcext:value-type="float">
            <text:p>0.001820195</text:p>
          </table:table-cell>
          <table:table-cell office:value-type="float" office:value="0.0007279082" calcext:value-type="float">
            <text:p>0.000727908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01819696" calcext:value-type="float">
            <text:p>0.001819696</text:p>
          </table:table-cell>
          <table:table-cell office:value-type="float" office:value="0.0007202224" calcext:value-type="float">
            <text:p>0.000720222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01853577" calcext:value-type="float">
            <text:p>0.001853577</text:p>
          </table:table-cell>
          <table:table-cell office:value-type="float" office:value="0.0007485694" calcext:value-type="float">
            <text:p>0.000748569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01857896" calcext:value-type="float">
            <text:p>0.001857896</text:p>
          </table:table-cell>
          <table:table-cell office:value-type="float" office:value="0.0007549903" calcext:value-type="float">
            <text:p>0.000754990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0186635" calcext:value-type="float">
            <text:p>0.00186635</text:p>
          </table:table-cell>
          <table:table-cell office:value-type="float" office:value="0.0007608916" calcext:value-type="float">
            <text:p>0.000760891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01851345" calcext:value-type="float">
            <text:p>0.001851345</text:p>
          </table:table-cell>
          <table:table-cell office:value-type="float" office:value="0.0007564208" calcext:value-type="float">
            <text:p>0.000756420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01840703" calcext:value-type="float">
            <text:p>0.001840703</text:p>
          </table:table-cell>
          <table:table-cell office:value-type="float" office:value="0.0007442423" calcext:value-type="float">
            <text:p>0.000744242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02051373" calcext:value-type="float">
            <text:p>0.002051373</text:p>
          </table:table-cell>
          <table:table-cell office:value-type="float" office:value="0.0007735581" calcext:value-type="float">
            <text:p>0.000773558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2022771" calcext:value-type="float">
            <text:p>0.002022771</text:p>
          </table:table-cell>
          <table:table-cell office:value-type="float" office:value="0.0007712559" calcext:value-type="float">
            <text:p>0.000771255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02014466" calcext:value-type="float">
            <text:p>0.002014466</text:p>
          </table:table-cell>
          <table:table-cell office:value-type="float" office:value="0.0007744916" calcext:value-type="float">
            <text:p>0.000774491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01945394" calcext:value-type="float">
            <text:p>0.001945394</text:p>
          </table:table-cell>
          <table:table-cell office:value-type="float" office:value="0.0007438417" calcext:value-type="float">
            <text:p>0.000743841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01944129" calcext:value-type="float">
            <text:p>0.001944129</text:p>
          </table:table-cell>
          <table:table-cell office:value-type="float" office:value="0.0007438217" calcext:value-type="float">
            <text:p>0.000743821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0195359" calcext:value-type="float">
            <text:p>0.00195359</text:p>
          </table:table-cell>
          <table:table-cell office:value-type="float" office:value="0.0007506064" calcext:value-type="float">
            <text:p>0.000750606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1971397" calcext:value-type="float">
            <text:p>0.001971397</text:p>
          </table:table-cell>
          <table:table-cell office:value-type="float" office:value="0.0007612446" calcext:value-type="float">
            <text:p>0.000761244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01835198" calcext:value-type="float">
            <text:p>0.001835198</text:p>
          </table:table-cell>
          <table:table-cell office:value-type="float" office:value="0.0007030097" calcext:value-type="float">
            <text:p>0.000703009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0183171" calcext:value-type="float">
            <text:p>0.00183171</text:p>
          </table:table-cell>
          <table:table-cell office:value-type="float" office:value="0.0006990724" calcext:value-type="float">
            <text:p>0.000699072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01952108" calcext:value-type="float">
            <text:p>0.001952108</text:p>
          </table:table-cell>
          <table:table-cell office:value-type="float" office:value="0.0007148029" calcext:value-type="float">
            <text:p>0.000714802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02003419" calcext:value-type="float">
            <text:p>0.002003419</text:p>
          </table:table-cell>
          <table:table-cell office:value-type="float" office:value="0.0007236411" calcext:value-type="float">
            <text:p>0.000723641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1944539" calcext:value-type="float">
            <text:p>0.001944539</text:p>
          </table:table-cell>
          <table:table-cell office:value-type="float" office:value="0.0007259276" calcext:value-type="float">
            <text:p>0.000725927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01901082" calcext:value-type="float">
            <text:p>0.001901082</text:p>
          </table:table-cell>
          <table:table-cell office:value-type="float" office:value="0.0007154281" calcext:value-type="float">
            <text:p>0.000715428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01943825" calcext:value-type="float">
            <text:p>0.001943825</text:p>
          </table:table-cell>
          <table:table-cell office:value-type="float" office:value="0.0007208498" calcext:value-type="float">
            <text:p>0.000720849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01980827" calcext:value-type="float">
            <text:p>0.001980827</text:p>
          </table:table-cell>
          <table:table-cell office:value-type="float" office:value="0.0006805694" calcext:value-type="float">
            <text:p>0.000680569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1955374" calcext:value-type="float">
            <text:p>0.001955374</text:p>
          </table:table-cell>
          <table:table-cell office:value-type="float" office:value="0.000681077" calcext:value-type="float">
            <text:p>0.00068107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01949699" calcext:value-type="float">
            <text:p>0.001949699</text:p>
          </table:table-cell>
          <table:table-cell office:value-type="float" office:value="0.0006819661" calcext:value-type="float">
            <text:p>0.000681966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02002034" calcext:value-type="float">
            <text:p>0.002002034</text:p>
          </table:table-cell>
          <table:table-cell office:value-type="float" office:value="0.0007118522" calcext:value-type="float">
            <text:p>0.000711852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01991648" calcext:value-type="float">
            <text:p>0.001991648</text:p>
          </table:table-cell>
          <table:table-cell office:value-type="float" office:value="0.0007177669" calcext:value-type="float">
            <text:p>0.000717766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01981003" calcext:value-type="float">
            <text:p>0.001981003</text:p>
          </table:table-cell>
          <table:table-cell office:value-type="float" office:value="0.0007090695" calcext:value-type="float">
            <text:p>0.000709069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01976385" calcext:value-type="float">
            <text:p>0.001976385</text:p>
          </table:table-cell>
          <table:table-cell office:value-type="float" office:value="0.0007069019" calcext:value-type="float">
            <text:p>0.000706901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1806667" calcext:value-type="float">
            <text:p>0.001806667</text:p>
          </table:table-cell>
          <table:table-cell office:value-type="float" office:value="0.0006555141" calcext:value-type="float">
            <text:p>0.000655514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01785856" calcext:value-type="float">
            <text:p>0.001785856</text:p>
          </table:table-cell>
          <table:table-cell office:value-type="float" office:value="0.0006499658" calcext:value-type="float">
            <text:p>0.000649965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1827603" calcext:value-type="float">
            <text:p>0.001827603</text:p>
          </table:table-cell>
          <table:table-cell office:value-type="float" office:value="0.0006499548" calcext:value-type="float">
            <text:p>0.000649954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01852337" calcext:value-type="float">
            <text:p>0.001852337</text:p>
          </table:table-cell>
          <table:table-cell office:value-type="float" office:value="0.0006652666" calcext:value-type="float">
            <text:p>0.000665266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01816544" calcext:value-type="float">
            <text:p>0.001816544</text:p>
          </table:table-cell>
          <table:table-cell office:value-type="float" office:value="0.0006595924" calcext:value-type="float">
            <text:p>0.000659592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01810569" calcext:value-type="float">
            <text:p>0.001810569</text:p>
          </table:table-cell>
          <table:table-cell office:value-type="float" office:value="0.0006547776" calcext:value-type="float">
            <text:p>0.000654777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01791134" calcext:value-type="float">
            <text:p>0.001791134</text:p>
          </table:table-cell>
          <table:table-cell office:value-type="float" office:value="0.0006501597" calcext:value-type="float">
            <text:p>0.000650159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01687069" calcext:value-type="float">
            <text:p>0.001687069</text:p>
          </table:table-cell>
          <table:table-cell office:value-type="float" office:value="0.0006530897" calcext:value-type="float">
            <text:p>0.000653089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01719807" calcext:value-type="float">
            <text:p>0.001719807</text:p>
          </table:table-cell>
          <table:table-cell office:value-type="float" office:value="0.0006609246" calcext:value-type="float">
            <text:p>0.000660924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01723083" calcext:value-type="float">
            <text:p>0.001723083</text:p>
          </table:table-cell>
          <table:table-cell office:value-type="float" office:value="0.0006643895" calcext:value-type="float">
            <text:p>0.00066438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1740008" calcext:value-type="float">
            <text:p>0.001740008</text:p>
          </table:table-cell>
          <table:table-cell office:value-type="float" office:value="0.0006693566" calcext:value-type="float">
            <text:p>0.000669356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01741163" calcext:value-type="float">
            <text:p>0.001741163</text:p>
          </table:table-cell>
          <table:table-cell office:value-type="float" office:value="0.0006697439" calcext:value-type="float">
            <text:p>0.000669743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01739278" calcext:value-type="float">
            <text:p>0.001739278</text:p>
          </table:table-cell>
          <table:table-cell office:value-type="float" office:value="0.0006760681" calcext:value-type="float">
            <text:p>0.000676068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01731473" calcext:value-type="float">
            <text:p>0.001731473</text:p>
          </table:table-cell>
          <table:table-cell office:value-type="float" office:value="0.0006835269" calcext:value-type="float">
            <text:p>0.000683526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0161385" calcext:value-type="float">
            <text:p>0.00161385</text:p>
          </table:table-cell>
          <table:table-cell office:value-type="float" office:value="0.0006725006" calcext:value-type="float">
            <text:p>0.000672500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01593872" calcext:value-type="float">
            <text:p>0.001593872</text:p>
          </table:table-cell>
          <table:table-cell office:value-type="float" office:value="0.0006696238" calcext:value-type="float">
            <text:p>0.000669623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01643692" calcext:value-type="float">
            <text:p>0.001643692</text:p>
          </table:table-cell>
          <table:table-cell office:value-type="float" office:value="0.0006943455" calcext:value-type="float">
            <text:p>0.000694345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01625402" calcext:value-type="float">
            <text:p>0.001625402</text:p>
          </table:table-cell>
          <table:table-cell office:value-type="float" office:value="0.00068643" calcext:value-type="float">
            <text:p>0.0006864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01620911" calcext:value-type="float">
            <text:p>0.001620911</text:p>
          </table:table-cell>
          <table:table-cell office:value-type="float" office:value="0.0006787116" calcext:value-type="float">
            <text:p>0.000678711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01606304" calcext:value-type="float">
            <text:p>0.001606304</text:p>
          </table:table-cell>
          <table:table-cell office:value-type="float" office:value="0.0006687422" calcext:value-type="float">
            <text:p>0.000668742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1577058" calcext:value-type="float">
            <text:p>0.001577058</text:p>
          </table:table-cell>
          <table:table-cell office:value-type="float" office:value="0.0006577296" calcext:value-type="float">
            <text:p>0.000657729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01500234" calcext:value-type="float">
            <text:p>0.001500234</text:p>
          </table:table-cell>
          <table:table-cell office:value-type="float" office:value="0.0006534031" calcext:value-type="float">
            <text:p>0.000653403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01512554" calcext:value-type="float">
            <text:p>0.001512554</text:p>
          </table:table-cell>
          <table:table-cell office:value-type="float" office:value="0.0006506823" calcext:value-type="float">
            <text:p>0.000650682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01513246" calcext:value-type="float">
            <text:p>0.001513246</text:p>
          </table:table-cell>
          <table:table-cell office:value-type="float" office:value="0.0006566708" calcext:value-type="float">
            <text:p>0.000656670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01435525" calcext:value-type="float">
            <text:p>0.001435525</text:p>
          </table:table-cell>
          <table:table-cell office:value-type="float" office:value="0.0006398268" calcext:value-type="float">
            <text:p>0.000639826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01409148" calcext:value-type="float">
            <text:p>0.001409148</text:p>
          </table:table-cell>
          <table:table-cell office:value-type="float" office:value="0.0006410265" calcext:value-type="float">
            <text:p>0.000641026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0140537" calcext:value-type="float">
            <text:p>0.00140537</text:p>
          </table:table-cell>
          <table:table-cell office:value-type="float" office:value="0.0006381267" calcext:value-type="float">
            <text:p>0.000638126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01452234" calcext:value-type="float">
            <text:p>0.001452234</text:p>
          </table:table-cell>
          <table:table-cell office:value-type="float" office:value="0.0006469177" calcext:value-type="float">
            <text:p>0.000646917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01507007" calcext:value-type="float">
            <text:p>0.001507007</text:p>
          </table:table-cell>
          <table:table-cell office:value-type="float" office:value="0.000680206" calcext:value-type="float">
            <text:p>0.00068020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01578677" calcext:value-type="float">
            <text:p>0.001578677</text:p>
          </table:table-cell>
          <table:table-cell office:value-type="float" office:value="0.0007450862" calcext:value-type="float">
            <text:p>0.000745086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01581734" calcext:value-type="float">
            <text:p>0.001581734</text:p>
          </table:table-cell>
          <table:table-cell office:value-type="float" office:value="0.0007445495" calcext:value-type="float">
            <text:p>0.000744549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01588024" calcext:value-type="float">
            <text:p>0.001588024</text:p>
          </table:table-cell>
          <table:table-cell office:value-type="float" office:value="0.0007419652" calcext:value-type="float">
            <text:p>0.000741965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01563197" calcext:value-type="float">
            <text:p>0.001563197</text:p>
          </table:table-cell>
          <table:table-cell office:value-type="float" office:value="0.000725975" calcext:value-type="float">
            <text:p>0.00072597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01553946" calcext:value-type="float">
            <text:p>0.001553946</text:p>
          </table:table-cell>
          <table:table-cell office:value-type="float" office:value="0.0007275339" calcext:value-type="float">
            <text:p>0.000727533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1550668" calcext:value-type="float">
            <text:p>0.001550668</text:p>
          </table:table-cell>
          <table:table-cell office:value-type="float" office:value="0.0007273657" calcext:value-type="float">
            <text:p>0.000727365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1538692" calcext:value-type="float">
            <text:p>0.001538692</text:p>
          </table:table-cell>
          <table:table-cell office:value-type="float" office:value="0.0007201217" calcext:value-type="float">
            <text:p>0.000720121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01465636" calcext:value-type="float">
            <text:p>0.001465636</text:p>
          </table:table-cell>
          <table:table-cell office:value-type="float" office:value="0.0007136319" calcext:value-type="float">
            <text:p>0.000713631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01464259" calcext:value-type="float">
            <text:p>0.001464259</text:p>
          </table:table-cell>
          <table:table-cell office:value-type="float" office:value="0.0007111354" calcext:value-type="float">
            <text:p>0.000711135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01552209" calcext:value-type="float">
            <text:p>0.001552209</text:p>
          </table:table-cell>
          <table:table-cell office:value-type="float" office:value="0.0007348099" calcext:value-type="float">
            <text:p>0.000734809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01547486" calcext:value-type="float">
            <text:p>0.001547486</text:p>
          </table:table-cell>
          <table:table-cell office:value-type="float" office:value="0.0007381033" calcext:value-type="float">
            <text:p>0.000738103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01511564" calcext:value-type="float">
            <text:p>0.001511564</text:p>
          </table:table-cell>
          <table:table-cell office:value-type="float" office:value="0.0007207695" calcext:value-type="float">
            <text:p>0.000720769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01502512" calcext:value-type="float">
            <text:p>0.001502512</text:p>
          </table:table-cell>
          <table:table-cell office:value-type="float" office:value="0.0007166461" calcext:value-type="float">
            <text:p>0.000716646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01536847" calcext:value-type="float">
            <text:p>0.001536847</text:p>
          </table:table-cell>
          <table:table-cell office:value-type="float" office:value="0.0007346997" calcext:value-type="float">
            <text:p>0.000734699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01414457" calcext:value-type="float">
            <text:p>0.001414457</text:p>
          </table:table-cell>
          <table:table-cell office:value-type="float" office:value="0.0006595678" calcext:value-type="float">
            <text:p>0.000659567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01430148" calcext:value-type="float">
            <text:p>0.001430148</text:p>
          </table:table-cell>
          <table:table-cell office:value-type="float" office:value="0.0006660704" calcext:value-type="float">
            <text:p>0.000666070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01442795" calcext:value-type="float">
            <text:p>0.001442795</text:p>
          </table:table-cell>
          <table:table-cell office:value-type="float" office:value="0.000666824" calcext:value-type="float">
            <text:p>0.00066682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0144117" calcext:value-type="float">
            <text:p>0.00144117</text:p>
          </table:table-cell>
          <table:table-cell office:value-type="float" office:value="0.000676761" calcext:value-type="float">
            <text:p>0.00067676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01445055" calcext:value-type="float">
            <text:p>0.001445055</text:p>
          </table:table-cell>
          <table:table-cell office:value-type="float" office:value="0.0006754419" calcext:value-type="float">
            <text:p>0.000675441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01441531" calcext:value-type="float">
            <text:p>0.001441531</text:p>
          </table:table-cell>
          <table:table-cell office:value-type="float" office:value="0.0006677899" calcext:value-type="float">
            <text:p>0.000667789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01462678" calcext:value-type="float">
            <text:p>0.001462678</text:p>
          </table:table-cell>
          <table:table-cell office:value-type="float" office:value="0.0006720266" calcext:value-type="float">
            <text:p>0.000672026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1697866" calcext:value-type="float">
            <text:p>0.001697866</text:p>
          </table:table-cell>
          <table:table-cell office:value-type="float" office:value="0.0006755354" calcext:value-type="float">
            <text:p>0.000675535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01669977" calcext:value-type="float">
            <text:p>0.001669977</text:p>
          </table:table-cell>
          <table:table-cell office:value-type="float" office:value="0.0006634943" calcext:value-type="float">
            <text:p>0.000663494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01701756" calcext:value-type="float">
            <text:p>0.001701756</text:p>
          </table:table-cell>
          <table:table-cell office:value-type="float" office:value="0.0006757663" calcext:value-type="float">
            <text:p>0.000675766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01729725" calcext:value-type="float">
            <text:p>0.001729725</text:p>
          </table:table-cell>
          <table:table-cell office:value-type="float" office:value="0.0006776103" calcext:value-type="float">
            <text:p>0.000677610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01728872" calcext:value-type="float">
            <text:p>0.001728872</text:p>
          </table:table-cell>
          <table:table-cell office:value-type="float" office:value="0.0006856782" calcext:value-type="float">
            <text:p>0.000685678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01791392" calcext:value-type="float">
            <text:p>0.001791392</text:p>
          </table:table-cell>
          <table:table-cell office:value-type="float" office:value="0.000681016" calcext:value-type="float">
            <text:p>0.00068101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01650687" calcext:value-type="float">
            <text:p>0.001650687</text:p>
          </table:table-cell>
          <table:table-cell office:value-type="float" office:value="0.0006760746" calcext:value-type="float">
            <text:p>0.000676074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01344939" calcext:value-type="float">
            <text:p>0.001344939</text:p>
          </table:table-cell>
          <table:table-cell office:value-type="float" office:value="0.0006518418" calcext:value-type="float">
            <text:p>0.000651841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01365853" calcext:value-type="float">
            <text:p>0.001365853</text:p>
          </table:table-cell>
          <table:table-cell office:value-type="float" office:value="0.0006615598" calcext:value-type="float">
            <text:p>0.000661559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0137902" calcext:value-type="float">
            <text:p>0.00137902</text:p>
          </table:table-cell>
          <table:table-cell office:value-type="float" office:value="0.000665753" calcext:value-type="float">
            <text:p>0.00066575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1441315" calcext:value-type="float">
            <text:p>0.001441315</text:p>
          </table:table-cell>
          <table:table-cell office:value-type="float" office:value="0.0007077887" calcext:value-type="float">
            <text:p>0.000707788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01464213" calcext:value-type="float">
            <text:p>0.001464213</text:p>
          </table:table-cell>
          <table:table-cell office:value-type="float" office:value="0.000718599" calcext:value-type="float">
            <text:p>0.00071859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01573501" calcext:value-type="float">
            <text:p>0.001573501</text:p>
          </table:table-cell>
          <table:table-cell office:value-type="float" office:value="0.0007828869" calcext:value-type="float">
            <text:p>0.000782886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01585521" calcext:value-type="float">
            <text:p>0.001585521</text:p>
          </table:table-cell>
          <table:table-cell office:value-type="float" office:value="0.0007926769" calcext:value-type="float">
            <text:p>0.000792676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01502057" calcext:value-type="float">
            <text:p>0.001502057</text:p>
          </table:table-cell>
          <table:table-cell office:value-type="float" office:value="0.0007420397" calcext:value-type="float">
            <text:p>0.000742039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01524085" calcext:value-type="float">
            <text:p>0.001524085</text:p>
          </table:table-cell>
          <table:table-cell office:value-type="float" office:value="0.0007453167" calcext:value-type="float">
            <text:p>0.000745316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1545215" calcext:value-type="float">
            <text:p>0.001545215</text:p>
          </table:table-cell>
          <table:table-cell office:value-type="float" office:value="0.0007596592" calcext:value-type="float">
            <text:p>0.000759659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1550217" calcext:value-type="float">
            <text:p>0.001550217</text:p>
          </table:table-cell>
          <table:table-cell office:value-type="float" office:value="0.0007587987" calcext:value-type="float">
            <text:p>0.000758798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0155439" calcext:value-type="float">
            <text:p>0.00155439</text:p>
          </table:table-cell>
          <table:table-cell office:value-type="float" office:value="0.0007559622" calcext:value-type="float">
            <text:p>0.000755962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01557409" calcext:value-type="float">
            <text:p>0.001557409</text:p>
          </table:table-cell>
          <table:table-cell office:value-type="float" office:value="0.0007570902" calcext:value-type="float">
            <text:p>0.000757090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01553357" calcext:value-type="float">
            <text:p>0.001553357</text:p>
          </table:table-cell>
          <table:table-cell office:value-type="float" office:value="0.0007623517" calcext:value-type="float">
            <text:p>0.000762351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01493619" calcext:value-type="float">
            <text:p>0.001493619</text:p>
          </table:table-cell>
          <table:table-cell office:value-type="float" office:value="0.0007347124" calcext:value-type="float">
            <text:p>0.000734712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01469615" calcext:value-type="float">
            <text:p>0.001469615</text:p>
          </table:table-cell>
          <table:table-cell office:value-type="float" office:value="0.0007330473" calcext:value-type="float">
            <text:p>0.000733047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01476865" calcext:value-type="float">
            <text:p>0.001476865</text:p>
          </table:table-cell>
          <table:table-cell office:value-type="float" office:value="0.0007268355" calcext:value-type="float">
            <text:p>0.000726835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01533017" calcext:value-type="float">
            <text:p>0.001533017</text:p>
          </table:table-cell>
          <table:table-cell office:value-type="float" office:value="0.0007345015" calcext:value-type="float">
            <text:p>0.000734501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01514634" calcext:value-type="float">
            <text:p>0.001514634</text:p>
          </table:table-cell>
          <table:table-cell office:value-type="float" office:value="0.0007281519" calcext:value-type="float">
            <text:p>0.000728151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01496334" calcext:value-type="float">
            <text:p>0.001496334</text:p>
          </table:table-cell>
          <table:table-cell office:value-type="float" office:value="0.0007266026" calcext:value-type="float">
            <text:p>0.000726602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01506309" calcext:value-type="float">
            <text:p>0.001506309</text:p>
          </table:table-cell>
          <table:table-cell office:value-type="float" office:value="0.0007345268" calcext:value-type="float">
            <text:p>0.000734526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01752474" calcext:value-type="float">
            <text:p>0.001752474</text:p>
          </table:table-cell>
          <table:table-cell office:value-type="float" office:value="0.0008362893" calcext:value-type="float">
            <text:p>0.000836289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01750567" calcext:value-type="float">
            <text:p>0.001750567</text:p>
          </table:table-cell>
          <table:table-cell office:value-type="float" office:value="0.000824939" calcext:value-type="float">
            <text:p>0.00082493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1579476" calcext:value-type="float">
            <text:p>0.001579476</text:p>
          </table:table-cell>
          <table:table-cell office:value-type="float" office:value="0.000785579" calcext:value-type="float">
            <text:p>0.00078557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01574897" calcext:value-type="float">
            <text:p>0.001574897</text:p>
          </table:table-cell>
          <table:table-cell office:value-type="float" office:value="0.000773451" calcext:value-type="float">
            <text:p>0.00077345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01580943" calcext:value-type="float">
            <text:p>0.001580943</text:p>
          </table:table-cell>
          <table:table-cell office:value-type="float" office:value="0.0007820229" calcext:value-type="float">
            <text:p>0.000782022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01613453" calcext:value-type="float">
            <text:p>0.001613453</text:p>
          </table:table-cell>
          <table:table-cell office:value-type="float" office:value="0.0007881343" calcext:value-type="float">
            <text:p>0.000788134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01611068" calcext:value-type="float">
            <text:p>0.001611068</text:p>
          </table:table-cell>
          <table:table-cell office:value-type="float" office:value="0.0007779368" calcext:value-type="float">
            <text:p>0.000777936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01558488" calcext:value-type="float">
            <text:p>0.001558488</text:p>
          </table:table-cell>
          <table:table-cell office:value-type="float" office:value="0.0008313657" calcext:value-type="float">
            <text:p>0.000831365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01678467" calcext:value-type="float">
            <text:p>0.001678467</text:p>
          </table:table-cell>
          <table:table-cell office:value-type="float" office:value="0.0008617614" calcext:value-type="float">
            <text:p>0.000861761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01657698" calcext:value-type="float">
            <text:p>0.001657698</text:p>
          </table:table-cell>
          <table:table-cell office:value-type="float" office:value="0.0008485625" calcext:value-type="float">
            <text:p>0.000848562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01569242" calcext:value-type="float">
            <text:p>0.001569242</text:p>
          </table:table-cell>
          <table:table-cell office:value-type="float" office:value="0.0008428586" calcext:value-type="float">
            <text:p>0.000842858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01630419" calcext:value-type="float">
            <text:p>0.001630419</text:p>
          </table:table-cell>
          <table:table-cell office:value-type="float" office:value="0.0008769469" calcext:value-type="float">
            <text:p>0.000876946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01613096" calcext:value-type="float">
            <text:p>0.001613096</text:p>
          </table:table-cell>
          <table:table-cell office:value-type="float" office:value="0.0007592942" calcext:value-type="float">
            <text:p>0.000759294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0163767" calcext:value-type="float">
            <text:p>0.00163767</text:p>
          </table:table-cell>
          <table:table-cell office:value-type="float" office:value="0.0007643" calcext:value-type="float">
            <text:p>0.000764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01647656" calcext:value-type="float">
            <text:p>0.001647656</text:p>
          </table:table-cell>
          <table:table-cell office:value-type="float" office:value="0.000776293" calcext:value-type="float">
            <text:p>0.00077629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01675537" calcext:value-type="float">
            <text:p>0.001675537</text:p>
          </table:table-cell>
          <table:table-cell office:value-type="float" office:value="0.0007814718" calcext:value-type="float">
            <text:p>0.000781471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0203641" calcext:value-type="float">
            <text:p>0.00203641</text:p>
          </table:table-cell>
          <table:table-cell office:value-type="float" office:value="0.0009712219" calcext:value-type="float">
            <text:p>0.000971221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01868806" calcext:value-type="float">
            <text:p>0.001868806</text:p>
          </table:table-cell>
          <table:table-cell office:value-type="float" office:value="0.0009002752" calcext:value-type="float">
            <text:p>0.000900275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0192014" calcext:value-type="float">
            <text:p>0.00192014</text:p>
          </table:table-cell>
          <table:table-cell office:value-type="float" office:value="0.000848449" calcext:value-type="float">
            <text:p>0.00084844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0186584" calcext:value-type="float">
            <text:p>0.00186584</text:p>
          </table:table-cell>
          <table:table-cell office:value-type="float" office:value="0.0008092589" calcext:value-type="float">
            <text:p>0.000809258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01815153" calcext:value-type="float">
            <text:p>0.001815153</text:p>
          </table:table-cell>
          <table:table-cell office:value-type="float" office:value="0.000791116" calcext:value-type="float">
            <text:p>0.00079111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0177835" calcext:value-type="float">
            <text:p>0.00177835</text:p>
          </table:table-cell>
          <table:table-cell office:value-type="float" office:value="0.0008214019" calcext:value-type="float">
            <text:p>0.000821401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02361767" calcext:value-type="float">
            <text:p>0.002361767</text:p>
          </table:table-cell>
          <table:table-cell office:value-type="float" office:value="0.0008053325" calcext:value-type="float">
            <text:p>0.000805332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02412275" calcext:value-type="float">
            <text:p>0.002412275</text:p>
          </table:table-cell>
          <table:table-cell office:value-type="float" office:value="0.0008074748" calcext:value-type="float">
            <text:p>0.000807474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02015434" calcext:value-type="float">
            <text:p>0.002015434</text:p>
          </table:table-cell>
          <table:table-cell office:value-type="float" office:value="0.0008076541" calcext:value-type="float">
            <text:p>0.000807654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01789014" calcext:value-type="float">
            <text:p>0.001789014</text:p>
          </table:table-cell>
          <table:table-cell office:value-type="float" office:value="0.0007472956" calcext:value-type="float">
            <text:p>0.000747295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01763881" calcext:value-type="float">
            <text:p>0.001763881</text:p>
          </table:table-cell>
          <table:table-cell office:value-type="float" office:value="0.0007402833" calcext:value-type="float">
            <text:p>0.000740283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01787152" calcext:value-type="float">
            <text:p>0.001787152</text:p>
          </table:table-cell>
          <table:table-cell office:value-type="float" office:value="0.0007601873" calcext:value-type="float">
            <text:p>0.000760187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01645878" calcext:value-type="float">
            <text:p>0.001645878</text:p>
          </table:table-cell>
          <table:table-cell office:value-type="float" office:value="0.0007257896" calcext:value-type="float">
            <text:p>0.000725789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01603501" calcext:value-type="float">
            <text:p>0.001603501</text:p>
          </table:table-cell>
          <table:table-cell office:value-type="float" office:value="0.000720838" calcext:value-type="float">
            <text:p>0.00072083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01614525" calcext:value-type="float">
            <text:p>0.001614525</text:p>
          </table:table-cell>
          <table:table-cell office:value-type="float" office:value="0.0007295727" calcext:value-type="float">
            <text:p>0.000729572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01642031" calcext:value-type="float">
            <text:p>0.001642031</text:p>
          </table:table-cell>
          <table:table-cell office:value-type="float" office:value="0.0007416404" calcext:value-type="float">
            <text:p>0.000741640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1717772" calcext:value-type="float">
            <text:p>0.001717772</text:p>
          </table:table-cell>
          <table:table-cell office:value-type="float" office:value="0.0007393521" calcext:value-type="float">
            <text:p>0.000739352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01729758" calcext:value-type="float">
            <text:p>0.001729758</text:p>
          </table:table-cell>
          <table:table-cell office:value-type="float" office:value="0.0007331432" calcext:value-type="float">
            <text:p>0.000733143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01721823" calcext:value-type="float">
            <text:p>0.001721823</text:p>
          </table:table-cell>
          <table:table-cell office:value-type="float" office:value="0.0007246109" calcext:value-type="float">
            <text:p>0.000724610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01542837" calcext:value-type="float">
            <text:p>0.001542837</text:p>
          </table:table-cell>
          <table:table-cell office:value-type="float" office:value="0.0006583282" calcext:value-type="float">
            <text:p>0.000658328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01532247" calcext:value-type="float">
            <text:p>0.001532247</text:p>
          </table:table-cell>
          <table:table-cell office:value-type="float" office:value="0.0006572632" calcext:value-type="float">
            <text:p>0.000657263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01233263" calcext:value-type="float">
            <text:p>0.001233263</text:p>
          </table:table-cell>
          <table:table-cell office:value-type="float" office:value="0.0006294685" calcext:value-type="float">
            <text:p>0.000629468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01328704" calcext:value-type="float">
            <text:p>0.001328704</text:p>
          </table:table-cell>
          <table:table-cell office:value-type="float" office:value="0.0006670266" calcext:value-type="float">
            <text:p>0.000667026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01334035" calcext:value-type="float">
            <text:p>0.001334035</text:p>
          </table:table-cell>
          <table:table-cell office:value-type="float" office:value="0.0006684546" calcext:value-type="float">
            <text:p>0.000668454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01325544" calcext:value-type="float">
            <text:p>0.001325544</text:p>
          </table:table-cell>
          <table:table-cell office:value-type="float" office:value="0.0006834153" calcext:value-type="float">
            <text:p>0.000683415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01297478" calcext:value-type="float">
            <text:p>0.001297478</text:p>
          </table:table-cell>
          <table:table-cell office:value-type="float" office:value="0.0006986277" calcext:value-type="float">
            <text:p>0.000698627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01103776" calcext:value-type="float">
            <text:p>0.001103776</text:p>
          </table:table-cell>
          <table:table-cell office:value-type="float" office:value="0.0006900729" calcext:value-type="float">
            <text:p>0.000690072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009092373" calcext:value-type="float">
            <text:p>0.0009092373</text:p>
          </table:table-cell>
          <table:table-cell office:value-type="float" office:value="0.0006819777" calcext:value-type="float">
            <text:p>0.000681977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008350576" calcext:value-type="float">
            <text:p>0.0008350576</text:p>
          </table:table-cell>
          <table:table-cell office:value-type="float" office:value="0.0006309755" calcext:value-type="float">
            <text:p>0.000630975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008358003" calcext:value-type="float">
            <text:p>0.0008358003</text:p>
          </table:table-cell>
          <table:table-cell office:value-type="float" office:value="0.0006291033" calcext:value-type="float">
            <text:p>0.000629103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009447848" calcext:value-type="float">
            <text:p>0.0009447848</text:p>
          </table:table-cell>
          <table:table-cell office:value-type="float" office:value="0.0006670517" calcext:value-type="float">
            <text:p>0.000667051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009743156" calcext:value-type="float">
            <text:p>0.0009743156</text:p>
          </table:table-cell>
          <table:table-cell office:value-type="float" office:value="0.0006827666" calcext:value-type="float">
            <text:p>0.000682766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009563771" calcext:value-type="float">
            <text:p>0.0009563771</text:p>
          </table:table-cell>
          <table:table-cell office:value-type="float" office:value="0.000672273" calcext:value-type="float">
            <text:p>0.00067227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009324996" calcext:value-type="float">
            <text:p>0.0009324996</text:p>
          </table:table-cell>
          <table:table-cell office:value-type="float" office:value="0.0006760354" calcext:value-type="float">
            <text:p>0.000676035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008978148" calcext:value-type="float">
            <text:p>0.0008978148</text:p>
          </table:table-cell>
          <table:table-cell office:value-type="float" office:value="0.0006766293" calcext:value-type="float">
            <text:p>0.000676629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009640612" calcext:value-type="float">
            <text:p>0.0009640612</text:p>
          </table:table-cell>
          <table:table-cell office:value-type="float" office:value="0.0006858432" calcext:value-type="float">
            <text:p>0.000685843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0949664" calcext:value-type="float">
            <text:p>0.000949664</text:p>
          </table:table-cell>
          <table:table-cell office:value-type="float" office:value="0.000693025" calcext:value-type="float">
            <text:p>0.00069302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009287053" calcext:value-type="float">
            <text:p>0.0009287053</text:p>
          </table:table-cell>
          <table:table-cell office:value-type="float" office:value="0.0006923411" calcext:value-type="float">
            <text:p>0.000692341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009322843" calcext:value-type="float">
            <text:p>0.0009322843</text:p>
          </table:table-cell>
          <table:table-cell office:value-type="float" office:value="0.0006937543" calcext:value-type="float">
            <text:p>0.000693754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009292255" calcext:value-type="float">
            <text:p>0.0009292255</text:p>
          </table:table-cell>
          <table:table-cell office:value-type="float" office:value="0.0006843794" calcext:value-type="float">
            <text:p>0.000684379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008928535" calcext:value-type="float">
            <text:p>0.0008928535</text:p>
          </table:table-cell>
          <table:table-cell office:value-type="float" office:value="0.0006740657" calcext:value-type="float">
            <text:p>0.000674065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08760275" calcext:value-type="float">
            <text:p>0.0008760275</text:p>
          </table:table-cell>
          <table:table-cell office:value-type="float" office:value="0.0006819097" calcext:value-type="float">
            <text:p>0.000681909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009033094" calcext:value-type="float">
            <text:p>0.0009033094</text:p>
          </table:table-cell>
          <table:table-cell office:value-type="float" office:value="0.0006662938" calcext:value-type="float">
            <text:p>0.000666293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008958338" calcext:value-type="float">
            <text:p>0.0008958338</text:p>
          </table:table-cell>
          <table:table-cell office:value-type="float" office:value="0.0006660965" calcext:value-type="float">
            <text:p>0.000666096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008898168" calcext:value-type="float">
            <text:p>0.0008898168</text:p>
          </table:table-cell>
          <table:table-cell office:value-type="float" office:value="0.0006614062" calcext:value-type="float">
            <text:p>0.000661406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008796823" calcext:value-type="float">
            <text:p>0.0008796823</text:p>
          </table:table-cell>
          <table:table-cell office:value-type="float" office:value="0.0006679952" calcext:value-type="float">
            <text:p>0.000667995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00889275" calcext:value-type="float">
            <text:p>0.000889275</text:p>
          </table:table-cell>
          <table:table-cell office:value-type="float" office:value="0.0006847552" calcext:value-type="float">
            <text:p>0.000684755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008657217" calcext:value-type="float">
            <text:p>0.0008657217</text:p>
          </table:table-cell>
          <table:table-cell office:value-type="float" office:value="0.0006971328" calcext:value-type="float">
            <text:p>0.000697132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008577921" calcext:value-type="float">
            <text:p>0.0008577921</text:p>
          </table:table-cell>
          <table:table-cell office:value-type="float" office:value="0.0007022845" calcext:value-type="float">
            <text:p>0.000702284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007888207" calcext:value-type="float">
            <text:p>0.0007888207</text:p>
          </table:table-cell>
          <table:table-cell office:value-type="float" office:value="0.0006763113" calcext:value-type="float">
            <text:p>0.000676311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0007638234" calcext:value-type="float">
            <text:p>0.0007638234</text:p>
          </table:table-cell>
          <table:table-cell office:value-type="float" office:value="0.0006726037" calcext:value-type="float">
            <text:p>0.000672603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00781158" calcext:value-type="float">
            <text:p>0.000781158</text:p>
          </table:table-cell>
          <table:table-cell office:value-type="float" office:value="0.0006808387" calcext:value-type="float">
            <text:p>0.000680838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008107918" calcext:value-type="float">
            <text:p>0.0008107918</text:p>
          </table:table-cell>
          <table:table-cell office:value-type="float" office:value="0.0007091033" calcext:value-type="float">
            <text:p>0.000709103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0008440744" calcext:value-type="float">
            <text:p>0.0008440744</text:p>
          </table:table-cell>
          <table:table-cell office:value-type="float" office:value="0.0007486775" calcext:value-type="float">
            <text:p>0.000748677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008664461" calcext:value-type="float">
            <text:p>0.0008664461</text:p>
          </table:table-cell>
          <table:table-cell office:value-type="float" office:value="0.0007653408" calcext:value-type="float">
            <text:p>0.000765340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008697688" calcext:value-type="float">
            <text:p>0.0008697688</text:p>
          </table:table-cell>
          <table:table-cell office:value-type="float" office:value="0.0007639444" calcext:value-type="float">
            <text:p>0.000763944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008947318" calcext:value-type="float">
            <text:p>0.0008947318</text:p>
          </table:table-cell>
          <table:table-cell office:value-type="float" office:value="0.000788085" calcext:value-type="float">
            <text:p>0.00078808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009154245" calcext:value-type="float">
            <text:p>0.0009154245</text:p>
          </table:table-cell>
          <table:table-cell office:value-type="float" office:value="0.0008012909" calcext:value-type="float">
            <text:p>0.000801290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009141334" calcext:value-type="float">
            <text:p>0.0009141334</text:p>
          </table:table-cell>
          <table:table-cell office:value-type="float" office:value="0.000813983" calcext:value-type="float">
            <text:p>0.00081398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009446802" calcext:value-type="float">
            <text:p>0.0009446802</text:p>
          </table:table-cell>
          <table:table-cell office:value-type="float" office:value="0.0008347115" calcext:value-type="float">
            <text:p>0.000834711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009425273" calcext:value-type="float">
            <text:p>0.0009425273</text:p>
          </table:table-cell>
          <table:table-cell office:value-type="float" office:value="0.0008533178" calcext:value-type="float">
            <text:p>0.000853317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009917626" calcext:value-type="float">
            <text:p>0.0009917626</text:p>
          </table:table-cell>
          <table:table-cell office:value-type="float" office:value="0.0009065169" calcext:value-type="float">
            <text:p>0.000906516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01013546" calcext:value-type="float">
            <text:p>0.001013546</text:p>
          </table:table-cell>
          <table:table-cell office:value-type="float" office:value="0.0009271727" calcext:value-type="float">
            <text:p>0.000927172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009841828" calcext:value-type="float">
            <text:p>0.0009841828</text:p>
          </table:table-cell>
          <table:table-cell office:value-type="float" office:value="0.0009077236" calcext:value-type="float">
            <text:p>0.000907723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009839499" calcext:value-type="float">
            <text:p>0.0009839499</text:p>
          </table:table-cell>
          <table:table-cell office:value-type="float" office:value="0.000891" calcext:value-type="float">
            <text:p>0.00089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009598223" calcext:value-type="float">
            <text:p>0.0009598223</text:p>
          </table:table-cell>
          <table:table-cell office:value-type="float" office:value="0.0008969221" calcext:value-type="float">
            <text:p>0.000896922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08966435" calcext:value-type="float">
            <text:p>0.0008966435</text:p>
          </table:table-cell>
          <table:table-cell office:value-type="float" office:value="0.0008973427" calcext:value-type="float">
            <text:p>0.000897342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008852689" calcext:value-type="float">
            <text:p>0.0008852689</text:p>
          </table:table-cell>
          <table:table-cell office:value-type="float" office:value="0.0008855037" calcext:value-type="float">
            <text:p>0.000885503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00887363" calcext:value-type="float">
            <text:p>0.000887363</text:p>
          </table:table-cell>
          <table:table-cell office:value-type="float" office:value="0.0008873909" calcext:value-type="float">
            <text:p>0.000887390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009073048" calcext:value-type="float">
            <text:p>0.0009073048</text:p>
          </table:table-cell>
          <table:table-cell office:value-type="float" office:value="0.000907294" calcext:value-type="float">
            <text:p>0.00090729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008575338" calcext:value-type="float">
            <text:p>0.0008575338</text:p>
          </table:table-cell>
          <table:table-cell office:value-type="float" office:value="0.0008575552" calcext:value-type="float">
            <text:p>0.000857555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008747504" calcext:value-type="float">
            <text:p>0.0008747504</text:p>
          </table:table-cell>
          <table:table-cell office:value-type="float" office:value="0.0008747544" calcext:value-type="float">
            <text:p>0.000874754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008912208" calcext:value-type="float">
            <text:p>0.0008912208</text:p>
          </table:table-cell>
          <table:table-cell office:value-type="float" office:value="0.0008912212" calcext:value-type="float">
            <text:p>0.000891221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office:value-type="float" office:value="0.0008938893" calcext:value-type="float">
            <text:p>0.000893889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 office:value-type="float" office:value="0.0008814018" calcext:value-type="float">
            <text:p>0.000881401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 office:value-type="float" office:value="0.0008947044" calcext:value-type="float">
            <text:p>0.000894704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float" office:value="0.000968634" calcext:value-type="float">
            <text:p>0.00096863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 office:value-type="float" office:value="0.0009865152" calcext:value-type="float">
            <text:p>0.000986515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 office:value-type="float" office:value="0.001040485" calcext:value-type="float">
            <text:p>0.00104048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 office:value-type="float" office:value="0.001033217" calcext:value-type="float">
            <text:p>0.00103321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 office:value-type="float" office:value="0.001010844" calcext:value-type="float">
            <text:p>0.00101084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 office:value-type="float" office:value="0.001031969" calcext:value-type="float">
            <text:p>0.00103196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 office:value-type="float" office:value="0.00104071" calcext:value-type="float">
            <text:p>0.0010407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 office:value-type="float" office:value="0.001052678" calcext:value-type="float">
            <text:p>0.00105267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 office:value-type="float" office:value="0.0009728177" calcext:value-type="float">
            <text:p>0.000972817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 office:value-type="float" office:value="0.0009780513" calcext:value-type="float">
            <text:p>0.000978051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 office:value-type="float" office:value="0.000931899" calcext:value-type="float">
            <text:p>0.00093189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 office:value-type="float" office:value="0.00091344" calcext:value-type="float">
            <text:p>0.0009134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 office:value-type="float" office:value="0.0008999095" calcext:value-type="float">
            <text:p>0.000899909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 office:value-type="float" office:value="0.000903538" calcext:value-type="float">
            <text:p>0.00090353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 office:value-type="float" office:value="0.0009045993" calcext:value-type="float">
            <text:p>0.000904599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 office:value-type="float" office:value="0.0008765881" calcext:value-type="float">
            <text:p>0.000876588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 office:value-type="float" office:value="0.0008658995" calcext:value-type="float">
            <text:p>0.000865899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 office:value-type="float" office:value="0.0008566798" calcext:value-type="float">
            <text:p>0.000856679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 office:value-type="float" office:value="0.0008431935" calcext:value-type="float">
            <text:p>0.000843193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 office:value-type="float" office:value="0.0008300502" calcext:value-type="float">
            <text:p>0.000830050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 office:value-type="float" office:value="0.0008031176" calcext:value-type="float">
            <text:p>0.000803117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 office:value-type="float" office:value="0.0007558513" calcext:value-type="float">
            <text:p>0.000755851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 office:value-type="float" office:value="0.0007243403" calcext:value-type="float">
            <text:p>0.000724340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 office:value-type="float" office:value="0.0006938046" calcext:value-type="float">
            <text:p>0.000693804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 office:value-type="float" office:value="0.000624769" calcext:value-type="float">
            <text:p>0.00062476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 office:value-type="float" office:value="0.0006293161" calcext:value-type="float">
            <text:p>0.000629316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 office:value-type="float" office:value="0.0006309085" calcext:value-type="float">
            <text:p>0.000630908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 office:value-type="float" office:value="0.0006439292" calcext:value-type="float">
            <text:p>0.000643929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 office:value-type="float" office:value="0.000655787" calcext:value-type="float">
            <text:p>0.00065578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 office:value-type="float" office:value="0.0006432917" calcext:value-type="float">
            <text:p>0.000643291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 office:value-type="float" office:value="0.0006790856" calcext:value-type="float">
            <text:p>0.000679085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 office:value-type="float" office:value="0.0006803168" calcext:value-type="float">
            <text:p>0.000680316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 office:value-type="float" office:value="0.0006708964" calcext:value-type="float">
            <text:p>0.000670896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 office:value-type="float" office:value="0.000660993" calcext:value-type="float">
            <text:p>0.00066099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 office:value-type="float" office:value="0.000663965" calcext:value-type="float">
            <text:p>0.00066396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 office:value-type="float" office:value="0.0006668472" calcext:value-type="float">
            <text:p>0.000666847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 office:value-type="float" office:value="0.0006320257" calcext:value-type="float">
            <text:p>0.000632025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 office:value-type="float" office:value="0.0006494002" calcext:value-type="float">
            <text:p>0.000649400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 office:value-type="float" office:value="0.0006528065" calcext:value-type="float">
            <text:p>0.000652806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 office:value-type="float" office:value="0.0006601695" calcext:value-type="float">
            <text:p>0.000660169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float" office:value="0.0006604027" calcext:value-type="float">
            <text:p>0.000660402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 office:value-type="float" office:value="0.000660229" calcext:value-type="float">
            <text:p>0.00066022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 office:value-type="float" office:value="0.0006594521" calcext:value-type="float">
            <text:p>0.000659452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 office:value-type="float" office:value="0.0006331038" calcext:value-type="float">
            <text:p>0.000633103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 office:value-type="float" office:value="0.000629249" calcext:value-type="float">
            <text:p>0.00062924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 office:value-type="float" office:value="0.0006307802" calcext:value-type="float">
            <text:p>0.0006307802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 office:value-type="float" office:value="0.0006295287" calcext:value-type="float">
            <text:p>0.000629528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 office:value-type="float" office:value="0.0006267749" calcext:value-type="float">
            <text:p>0.000626774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 office:value-type="float" office:value="0.0006380103" calcext:value-type="float">
            <text:p>0.000638010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 office:value-type="float" office:value="0.0006505059" calcext:value-type="float">
            <text:p>0.000650505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 office:value-type="float" office:value="0.0006201431" calcext:value-type="float">
            <text:p>0.000620143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 office:value-type="float" office:value="0.0006349453" calcext:value-type="float">
            <text:p>0.000634945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 office:value-type="float" office:value="0.0006481654" calcext:value-type="float">
            <text:p>0.000648165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 office:value-type="float" office:value="0.0006350236" calcext:value-type="float">
            <text:p>0.000635023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 office:value-type="float" office:value="0.0005748749" calcext:value-type="float">
            <text:p>0.0005748749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 office:value-type="float" office:value="0.0005775722" calcext:value-type="float">
            <text:p>0.000577572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 office:value-type="float" office:value="0.0005795725" calcext:value-type="float">
            <text:p>0.000579572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 office:value-type="float" office:value="0.0005030718" calcext:value-type="float">
            <text:p>0.000503071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 office:value-type="float" office:value="0.0005274102" calcext:value-type="float">
            <text:p>0.0005274102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 office:value-type="float" office:value="0.0005174426" calcext:value-type="float">
            <text:p>0.000517442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 office:value-type="float" office:value="0.0004565881" calcext:value-type="float">
            <text:p>0.000456588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 office:value-type="float" office:value="0.0004323418" calcext:value-type="float">
            <text:p>0.000432341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 office:value-type="float" office:value="0.0004417539" calcext:value-type="float">
            <text:p>0.000441753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 office:value-type="float" office:value="0.0004155724" calcext:value-type="float">
            <text:p>0.000415572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 office:value-type="float" office:value="0.0002629722" calcext:value-type="float">
            <text:p>0.000262972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 office:value-type="float" office:value="0.0002616464" calcext:value-type="float">
            <text:p>0.0002616464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 office:value-type="float" office:value="0.0002723542" calcext:value-type="float">
            <text:p>0.000272354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 office:value-type="float" office:value="0.0002771859" calcext:value-type="float">
            <text:p>0.000277185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 office:value-type="float" office:value="0.0002942866" calcext:value-type="float">
            <text:p>0.000294286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 office:value-type="float" office:value="0.0002905224" calcext:value-type="float">
            <text:p>0.000290522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 office:value-type="float" office:value="0.0002718759" calcext:value-type="float">
            <text:p>0.0002718759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 office:value-type="float" office:value="0.0002554149" calcext:value-type="float">
            <text:p>0.0002554149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 office:value-type="float" office:value="0.0002453616" calcext:value-type="float">
            <text:p>0.0002453616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 office:value-type="float" office:value="0.0002555895" calcext:value-type="float">
            <text:p>0.000255589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 office:value-type="float" office:value="0.0002561268" calcext:value-type="float">
            <text:p>0.000256126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 office:value-type="float" office:value="0.0002674211" calcext:value-type="float">
            <text:p>0.000267421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 office:value-type="float" office:value="0.0002732644" calcext:value-type="float">
            <text:p>0.000273264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 office:value-type="float" office:value="0.0002652816" calcext:value-type="float">
            <text:p>0.000265281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 office:value-type="float" office:value="0.0002314709" calcext:value-type="float">
            <text:p>0.000231470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 office:value-type="float" office:value="0.0002160091" calcext:value-type="float">
            <text:p>0.000216009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 office:value-type="float" office:value="0.0002265799" calcext:value-type="float">
            <text:p>0.0002265799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 office:value-type="float" office:value="0.0002075477" calcext:value-type="float">
            <text:p>0.000207547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 office:value-type="float" office:value="0.0002292842" calcext:value-type="float">
            <text:p>0.000229284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 office:value-type="float" office:value="0.0002318675" calcext:value-type="float">
            <text:p>0.000231867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 office:value-type="float" office:value="0.0002325906" calcext:value-type="float">
            <text:p>0.000232590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 office:value-type="float" office:value="0.0002250193" calcext:value-type="float">
            <text:p>0.000225019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 office:value-type="float" office:value="0.0002438322" calcext:value-type="float">
            <text:p>0.000243832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 office:value-type="float" office:value="0.0002468873" calcext:value-type="float">
            <text:p>0.000246887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 office:value-type="float" office:value="0.0002500771" calcext:value-type="float">
            <text:p>0.000250077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 office:value-type="float" office:value="0.0002489198" calcext:value-type="float">
            <text:p>0.000248919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 office:value-type="float" office:value="0.0002336097" calcext:value-type="float">
            <text:p>0.000233609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 office:value-type="float" office:value="0.0002370062" calcext:value-type="float">
            <text:p>0.000237006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 office:value-type="float" office:value="0.000189526" calcext:value-type="float">
            <text:p>0.00018952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 office:value-type="float" office:value="0.0001809775" calcext:value-type="float">
            <text:p>0.000180977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 office:value-type="float" office:value="0.0001836136" calcext:value-type="float">
            <text:p>0.000183613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 office:value-type="float" office:value="0.0001816636" calcext:value-type="float">
            <text:p>0.0001816636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 office:value-type="float" office:value="0.0001890633" calcext:value-type="float">
            <text:p>0.0001890633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 office:value-type="float" office:value="0.0001939491" calcext:value-type="float">
            <text:p>0.000193949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 office:value-type="float" office:value="0.0002044222" calcext:value-type="float">
            <text:p>0.000204422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 office:value-type="float" office:value="0.0001777062" calcext:value-type="float">
            <text:p>0.000177706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 office:value-type="float" office:value="0.0001795557" calcext:value-type="float">
            <text:p>0.000179555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 office:value-type="float" office:value="0.0001782988" calcext:value-type="float">
            <text:p>0.000178298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 office:value-type="float" office:value="0.0001831714" calcext:value-type="float">
            <text:p>0.000183171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 office:value-type="float" office:value="0.0001801684" calcext:value-type="float">
            <text:p>0.000180168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 office:value-type="float" office:value="0.0001829028" calcext:value-type="float">
            <text:p>0.000182902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 office:value-type="float" office:value="0.000183672" calcext:value-type="float">
            <text:p>0.00018367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 office:value-type="float" office:value="0.0001754621" calcext:value-type="float">
            <text:p>0.000175462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 office:value-type="float" office:value="0.0001769876" calcext:value-type="float">
            <text:p>0.000176987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 office:value-type="float" office:value="0.0001809362" calcext:value-type="float">
            <text:p>0.000180936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 office:value-type="float" office:value="0.0001832049" calcext:value-type="float">
            <text:p>0.000183204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 office:value-type="float" office:value="0.0001830768" calcext:value-type="float">
            <text:p>0.000183076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 office:value-type="float" office:value="0.000184422" calcext:value-type="float">
            <text:p>0.00018442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 office:value-type="float" office:value="0.0001857403" calcext:value-type="float">
            <text:p>0.000185740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 office:value-type="float" office:value="0.0001968835" calcext:value-type="float">
            <text:p>0.000196883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 office:value-type="float" office:value="0.0001964453" calcext:value-type="float">
            <text:p>0.000196445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 office:value-type="float" office:value="0.0001963908" calcext:value-type="float">
            <text:p>0.000196390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 office:value-type="float" office:value="0.0001954471" calcext:value-type="float">
            <text:p>0.000195447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 office:value-type="float" office:value="0.0001969823" calcext:value-type="float">
            <text:p>0.000196982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 office:value-type="float" office:value="0.0001969229" calcext:value-type="float">
            <text:p>0.0001969229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 office:value-type="float" office:value="0.000196257" calcext:value-type="float">
            <text:p>0.00019625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 office:value-type="float" office:value="0.000198777" calcext:value-type="float">
            <text:p>0.000198777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 office:value-type="float" office:value="0.0001911106" calcext:value-type="float">
            <text:p>0.000191110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 office:value-type="float" office:value="0.0001857496" calcext:value-type="float">
            <text:p>0.000185749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 office:value-type="float" office:value="0.0001827476" calcext:value-type="float">
            <text:p>0.000182747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 office:value-type="float" office:value="0.0001889009" calcext:value-type="float">
            <text:p>0.0001889009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 office:value-type="float" office:value="0.0001948306" calcext:value-type="float">
            <text:p>0.000194830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 office:value-type="float" office:value="0.000192327" calcext:value-type="float">
            <text:p>0.00019232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 office:value-type="float" office:value="0.000183204" calcext:value-type="float">
            <text:p>0.00018320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 office:value-type="float" office:value="0.0001777572" calcext:value-type="float">
            <text:p>0.000177757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 office:value-type="float" office:value="0.0001711141" calcext:value-type="float">
            <text:p>0.000171114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 office:value-type="float" office:value="0.0001727235" calcext:value-type="float">
            <text:p>0.000172723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 office:value-type="float" office:value="0.0001706585" calcext:value-type="float">
            <text:p>0.000170658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 office:value-type="float" office:value="0.0001692203" calcext:value-type="float">
            <text:p>0.000169220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 office:value-type="float" office:value="0.0001702586" calcext:value-type="float">
            <text:p>0.000170258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 office:value-type="float" office:value="0.0001692552" calcext:value-type="float">
            <text:p>0.000169255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 office:value-type="float" office:value="0.0001710459" calcext:value-type="float">
            <text:p>0.0001710459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 office:value-type="float" office:value="0.0001711474" calcext:value-type="float">
            <text:p>0.000171147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 office:value-type="float" office:value="0.0001726363" calcext:value-type="float">
            <text:p>0.000172636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 office:value-type="float" office:value="0.0001739995" calcext:value-type="float">
            <text:p>0.000173999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 office:value-type="float" office:value="0.0001820132" calcext:value-type="float">
            <text:p>0.000182013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0.000174392" calcext:value-type="float">
            <text:p>0.00017439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 office:value-type="float" office:value="0.0001659716" calcext:value-type="float">
            <text:p>0.000165971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 office:value-type="float" office:value="0.0001689657" calcext:value-type="float">
            <text:p>0.0001689657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 office:value-type="float" office:value="0.0001725221" calcext:value-type="float">
            <text:p>0.000172522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 office:value-type="float" office:value="0.000171405" calcext:value-type="float">
            <text:p>0.00017140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 office:value-type="float" office:value="0.0001712613" calcext:value-type="float">
            <text:p>0.000171261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 office:value-type="float" office:value="0.0001803113" calcext:value-type="float">
            <text:p>0.000180311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 office:value-type="float" office:value="0.000175465" calcext:value-type="float">
            <text:p>0.00017546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 office:value-type="float" office:value="0.0001696549" calcext:value-type="float">
            <text:p>0.000169654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 office:value-type="float" office:value="0.0001679515" calcext:value-type="float">
            <text:p>0.000167951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 office:value-type="float" office:value="0.0001667271" calcext:value-type="float">
            <text:p>0.000166727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 office:value-type="float" office:value="0.0001673691" calcext:value-type="float">
            <text:p>0.000167369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0.0001700558" calcext:value-type="float">
            <text:p>0.000170055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 office:value-type="float" office:value="0.0001693299" calcext:value-type="float">
            <text:p>0.0001693299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 office:value-type="float" office:value="0.0001683307" calcext:value-type="float">
            <text:p>0.000168330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" office:value-type="float" office:value="0.0001624715" calcext:value-type="float">
            <text:p>0.000162471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 office:value-type="float" office:value="0.0001654655" calcext:value-type="float">
            <text:p>0.000165465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 office:value-type="float" office:value="0.0001679912" calcext:value-type="float">
            <text:p>0.0001679912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 office:value-type="float" office:value="0.0001694444" calcext:value-type="float">
            <text:p>0.000169444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 office:value-type="float" office:value="0.0001716233" calcext:value-type="float">
            <text:p>0.000171623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 office:value-type="float" office:value="0.0001736685" calcext:value-type="float">
            <text:p>0.000173668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 office:value-type="float" office:value="0.0001698222" calcext:value-type="float">
            <text:p>0.000169822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 office:value-type="float" office:value="0.0001609723" calcext:value-type="float">
            <text:p>0.000160972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" office:value-type="float" office:value="0.0001612721" calcext:value-type="float">
            <text:p>0.000161272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 office:value-type="float" office:value="0.0001613156" calcext:value-type="float">
            <text:p>0.000161315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 office:value-type="float" office:value="0.0001686406" calcext:value-type="float">
            <text:p>0.000168640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 office:value-type="float" office:value="0.000169379" calcext:value-type="float">
            <text:p>0.000169379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" office:value-type="float" office:value="0.0001681218" calcext:value-type="float">
            <text:p>0.000168121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" office:value-type="float" office:value="0.0001706928" calcext:value-type="float">
            <text:p>0.000170692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" office:value-type="float" office:value="0.0001631079" calcext:value-type="float">
            <text:p>0.0001631079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 office:value-type="float" office:value="0.0001705871" calcext:value-type="float">
            <text:p>0.000170587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" office:value-type="float" office:value="0.0001714461" calcext:value-type="float">
            <text:p>0.000171446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 office:value-type="float" office:value="0.000174155" calcext:value-type="float">
            <text:p>0.00017415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" office:value-type="float" office:value="0.0001711555" calcext:value-type="float">
            <text:p>0.000171155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2" office:value-type="float" office:value="0.000174273" calcext:value-type="float">
            <text:p>0.000174273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 office:value-type="float" office:value="0.0001780317" calcext:value-type="float">
            <text:p>0.000178031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 office:value-type="float" office:value="0.0001696617" calcext:value-type="float">
            <text:p>0.000169661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" office:value-type="float" office:value="0.0001753047" calcext:value-type="float">
            <text:p>0.000175304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 office:value-type="float" office:value="0.0001767218" calcext:value-type="float">
            <text:p>0.000176721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" office:value-type="float" office:value="0.0001757602" calcext:value-type="float">
            <text:p>0.000175760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 office:value-type="float" office:value="0.0001827182" calcext:value-type="float">
            <text:p>0.0001827182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" office:value-type="float" office:value="0.0001838091" calcext:value-type="float">
            <text:p>0.000183809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" office:value-type="float" office:value="0.0001866107" calcext:value-type="float">
            <text:p>0.0001866107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" office:value-type="float" office:value="0.0002040492" calcext:value-type="float">
            <text:p>0.000204049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" office:value-type="float" office:value="0.0002032955" calcext:value-type="float">
            <text:p>0.000203295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 office:value-type="float" office:value="0.0002013923" calcext:value-type="float">
            <text:p>0.0002013923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 office:value-type="float" office:value="0.0002001104" calcext:value-type="float">
            <text:p>0.000200110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" office:value-type="float" office:value="0.0002025026" calcext:value-type="float">
            <text:p>0.0002025026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" office:value-type="float" office:value="0.0002033747" calcext:value-type="float">
            <text:p>0.000203374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" office:value-type="float" office:value="0.0002011827" calcext:value-type="float">
            <text:p>0.000201182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 office:value-type="float" office:value="0.0002142501" calcext:value-type="float">
            <text:p>0.000214250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 office:value-type="float" office:value="0.0002203198" calcext:value-type="float">
            <text:p>0.000220319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 office:value-type="float" office:value="0.000225458" calcext:value-type="float">
            <text:p>0.00022545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" office:value-type="float" office:value="0.0002321272" calcext:value-type="float">
            <text:p>0.000232127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" office:value-type="float" office:value="0.0002301902" calcext:value-type="float">
            <text:p>0.0002301902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 office:value-type="float" office:value="0.0002316396" calcext:value-type="float">
            <text:p>0.0002316396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2" office:value-type="float" office:value="0.0002279522" calcext:value-type="float">
            <text:p>0.000227952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 office:value-type="float" office:value="0.0002183044" calcext:value-type="float">
            <text:p>0.0002183044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 office:value-type="float" office:value="0.000222967" calcext:value-type="float">
            <text:p>0.00022296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 office:value-type="float" office:value="0.0002185181" calcext:value-type="float">
            <text:p>0.000218518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2" office:value-type="float" office:value="0.0002212507" calcext:value-type="float">
            <text:p>0.000221250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" office:value-type="float" office:value="0.0002228086" calcext:value-type="float">
            <text:p>0.0002228086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" office:value-type="float" office:value="0.0002374719" calcext:value-type="float">
            <text:p>0.0002374719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" office:value-type="float" office:value="0.00023679" calcext:value-type="float">
            <text:p>0.00023679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" office:value-type="float" office:value="0.0002179942" calcext:value-type="float">
            <text:p>0.0002179942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" office:value-type="float" office:value="0.0002157927" calcext:value-type="float">
            <text:p>0.000215792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2" office:value-type="float" office:value="0.0002180475" calcext:value-type="float">
            <text:p>0.000218047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" office:value-type="float" office:value="0.0002254198" calcext:value-type="float">
            <text:p>0.000225419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" office:value-type="float" office:value="0.000220345" calcext:value-type="float">
            <text:p>0.00022034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2" office:value-type="float" office:value="0.0002187387" calcext:value-type="float">
            <text:p>0.000218738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" office:value-type="float" office:value="0.0002271823" calcext:value-type="float">
            <text:p>0.000227182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2" office:value-type="float" office:value="0.000185039" calcext:value-type="float">
            <text:p>0.000185039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 office:value-type="float" office:value="0.0001865622" calcext:value-type="float">
            <text:p>0.000186562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 office:value-type="float" office:value="0.0001875797" calcext:value-type="float">
            <text:p>0.0001875797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 office:value-type="float" office:value="0.000188546" calcext:value-type="float">
            <text:p>0.000188546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2" office:value-type="float" office:value="0.0001859379" calcext:value-type="float">
            <text:p>0.0001859379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2" office:value-type="float" office:value="0.0001830666" calcext:value-type="float">
            <text:p>0.0001830666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 office:value-type="float" office:value="0.0001838193" calcext:value-type="float">
            <text:p>0.0001838193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 office:value-type="float" office:value="0.0001791651" calcext:value-type="float">
            <text:p>0.0001791651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2" office:value-type="float" office:value="0.0001745098" calcext:value-type="float">
            <text:p>0.000174509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2" office:value-type="float" office:value="0.0001789025" calcext:value-type="float">
            <text:p>0.000178902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2" office:value-type="float" office:value="0.0001757531" calcext:value-type="float">
            <text:p>0.000175753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 office:value-type="float" office:value="0.0001765883" calcext:value-type="float">
            <text:p>0.0001765883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" office:value-type="float" office:value="0.0001780473" calcext:value-type="float">
            <text:p>0.000178047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2" office:value-type="float" office:value="0.0001780801" calcext:value-type="float">
            <text:p>0.000178080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" office:value-type="float" office:value="0.0001787969" calcext:value-type="float">
            <text:p>0.0001787969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 office:value-type="float" office:value="0.0001840935" calcext:value-type="float">
            <text:p>0.000184093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2" office:value-type="float" office:value="0.0001802353" calcext:value-type="float">
            <text:p>0.0001802353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 office:value-type="float" office:value="0.000178105" calcext:value-type="float">
            <text:p>0.00017810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" office:value-type="float" office:value="0.0001716557" calcext:value-type="float">
            <text:p>0.000171655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float" office:value="0.0001743268" calcext:value-type="float">
            <text:p>0.000174326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2" office:value-type="float" office:value="0.0001782362" calcext:value-type="float">
            <text:p>0.0001782362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 office:value-type="float" office:value="0.0001712285" calcext:value-type="float">
            <text:p>0.000171228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2" office:value-type="float" office:value="0.0001767894" calcext:value-type="float">
            <text:p>0.0001767894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2" office:value-type="float" office:value="0.0001802457" calcext:value-type="float">
            <text:p>0.0001802457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2" office:value-type="float" office:value="0.0001796033" calcext:value-type="float">
            <text:p>0.0001796033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2" office:value-type="float" office:value="0.0001836267" calcext:value-type="float">
            <text:p>0.000183626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2" office:value-type="float" office:value="0.0001873447" calcext:value-type="float">
            <text:p>0.000187344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2" office:value-type="float" office:value="0.0001836419" calcext:value-type="float">
            <text:p>0.0001836419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2" office:value-type="float" office:value="0.0001810542" calcext:value-type="float">
            <text:p>0.000181054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0.000173018" calcext:value-type="float">
            <text:p>0.00017301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2" office:value-type="float" office:value="0.0001735957" calcext:value-type="float">
            <text:p>0.0001735957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2" office:value-type="float" office:value="0.0001834455" calcext:value-type="float">
            <text:p>0.000183445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2" office:value-type="float" office:value="0.0001864835" calcext:value-type="float">
            <text:p>0.000186483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" office:value-type="float" office:value="0.0001822481" calcext:value-type="float">
            <text:p>0.000182248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 office:value-type="float" office:value="0.0001835745" calcext:value-type="float">
            <text:p>0.000183574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2" office:value-type="float" office:value="0.0001838164" calcext:value-type="float">
            <text:p>0.000183816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2" office:value-type="float" office:value="0.0001820601" calcext:value-type="float">
            <text:p>0.000182060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2" office:value-type="float" office:value="0.0001823674" calcext:value-type="float">
            <text:p>0.0001823674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2" office:value-type="float" office:value="0.000174123" calcext:value-type="float">
            <text:p>0.00017412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" office:value-type="float" office:value="0.0002562363" calcext:value-type="float">
            <text:p>0.0002562363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" office:value-type="float" office:value="0.0002426677" calcext:value-type="float">
            <text:p>0.0002426677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2" office:value-type="float" office:value="0.0002386725" calcext:value-type="float">
            <text:p>0.000238672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2" office:value-type="float" office:value="0.0002407029" calcext:value-type="float">
            <text:p>0.0002407029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2" office:value-type="float" office:value="0.0002472064" calcext:value-type="float">
            <text:p>0.000247206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2" office:value-type="float" office:value="0.0002433839" calcext:value-type="float">
            <text:p>0.0002433839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2" office:value-type="float" office:value="0.0002322041" calcext:value-type="float">
            <text:p>0.000232204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2" office:value-type="float" office:value="0.0001677259" calcext:value-type="float">
            <text:p>0.0001677259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2" office:value-type="float" office:value="0.0001755076" calcext:value-type="float">
            <text:p>0.0001755076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2" office:value-type="float" office:value="0.0001717055" calcext:value-type="float">
            <text:p>0.000171705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 office:value-type="float" office:value="0.000176732" calcext:value-type="float">
            <text:p>0.00017673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2" office:value-type="float" office:value="0.000182076" calcext:value-type="float">
            <text:p>0.000182076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" office:value-type="float" office:value="0.0001757555" calcext:value-type="float">
            <text:p>0.000175755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2" office:value-type="float" office:value="0.0001779462" calcext:value-type="float">
            <text:p>0.0001779462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2" office:value-type="float" office:value="0.0001686828" calcext:value-type="float">
            <text:p>0.000168682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2" office:value-type="float" office:value="0.0001698579" calcext:value-type="float">
            <text:p>0.0001698579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2" office:value-type="float" office:value="0.0001739738" calcext:value-type="float">
            <text:p>0.000173973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2" office:value-type="float" office:value="0.0001749986" calcext:value-type="float">
            <text:p>0.0001749986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" office:value-type="float" office:value="0.0001755961" calcext:value-type="float">
            <text:p>0.000175596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2" office:value-type="float" office:value="0.0001733467" calcext:value-type="float">
            <text:p>0.000173346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2" office:value-type="float" office:value="0.0001756776" calcext:value-type="float">
            <text:p>0.0001756776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" office:value-type="float" office:value="0.000178103" calcext:value-type="float">
            <text:p>0.00017810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2" office:value-type="float" office:value="0.0001885643" calcext:value-type="float">
            <text:p>0.000188564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 office:value-type="float" office:value="0.0001907064" calcext:value-type="float">
            <text:p>0.0001907064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2" office:value-type="float" office:value="0.0001927516" calcext:value-type="float">
            <text:p>0.0001927516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2" office:value-type="float" office:value="0.0001899749" calcext:value-type="float">
            <text:p>0.0001899749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2" office:value-type="float" office:value="0.0001920824" calcext:value-type="float">
            <text:p>0.0001920824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2" office:value-type="float" office:value="0.0001931739" calcext:value-type="float">
            <text:p>0.0001931739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2" office:value-type="float" office:value="0.0001795934" calcext:value-type="float">
            <text:p>0.000179593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2" office:value-type="float" office:value="0.0001820327" calcext:value-type="float">
            <text:p>0.000182032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2" office:value-type="float" office:value="0.000183587" calcext:value-type="float">
            <text:p>0.000183587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2" office:value-type="float" office:value="0.0001804567" calcext:value-type="float">
            <text:p>0.000180456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" office:value-type="float" office:value="0.0001834271" calcext:value-type="float">
            <text:p>0.000183427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2" office:value-type="float" office:value="0.0001813599" calcext:value-type="float">
            <text:p>0.0001813599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2" office:value-type="float" office:value="0.0001819436" calcext:value-type="float">
            <text:p>0.0001819436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2" office:value-type="float" office:value="0.0001688144" calcext:value-type="float">
            <text:p>0.0001688144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" office:value-type="float" office:value="0.0001692371" calcext:value-type="float">
            <text:p>0.0001692371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2" office:value-type="float" office:value="0.0001776908" calcext:value-type="float">
            <text:p>0.0001776908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2" office:value-type="float" office:value="0.0001789721" calcext:value-type="float">
            <text:p>0.000178972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2" office:value-type="float" office:value="0.0001773434" calcext:value-type="float">
            <text:p>0.000177343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2" office:value-type="float" office:value="0.0001786652" calcext:value-type="float">
            <text:p>0.0001786652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2" office:value-type="float" office:value="0.0001743061" calcext:value-type="float">
            <text:p>0.0001743061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2" office:value-type="float" office:value="0.0001571636" calcext:value-type="float">
            <text:p>0.0001571636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2" office:value-type="float" office:value="0.0001601395" calcext:value-type="float">
            <text:p>0.000160139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2" office:value-type="float" office:value="0.0001632349" calcext:value-type="float">
            <text:p>0.0001632349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2" office:value-type="float" office:value="0.000157676" calcext:value-type="float">
            <text:p>0.000157676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2" office:value-type="float" office:value="0.0001639112" calcext:value-type="float">
            <text:p>0.0001639112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2" office:value-type="float" office:value="0.000177867" calcext:value-type="float">
            <text:p>0.000177867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2" office:value-type="float" office:value="0.0001848235" calcext:value-type="float">
            <text:p>0.0001848235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2" office:value-type="float" office:value="0.00019583" calcext:value-type="float">
            <text:p>0.0001958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2" office:value-type="float" office:value="0.0001766998" calcext:value-type="float">
            <text:p>0.000176699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 office:value-type="float" office:value="0.0001821515" calcext:value-type="float">
            <text:p>0.000182151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2" office:value-type="float" office:value="0.0002037682" calcext:value-type="float">
            <text:p>0.0002037682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2" office:value-type="float" office:value="0.0002101075" calcext:value-type="float">
            <text:p>0.0002101075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2" office:value-type="float" office:value="0.0001798216" calcext:value-type="float">
            <text:p>0.0001798216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2" office:value-type="float" office:value="0.0001982399" calcext:value-type="float">
            <text:p>0.0001982399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2" office:value-type="float" office:value="0.0002443453" calcext:value-type="float">
            <text:p>0.0002443453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2" office:value-type="float" office:value="0.000221769" calcext:value-type="float">
            <text:p>0.000221769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2" office:value-type="float" office:value="0.000208853" calcext:value-type="float">
            <text:p>0.000208853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2" office:value-type="float" office:value="0.0002045062" calcext:value-type="float">
            <text:p>0.0002045062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" office:value-type="float" office:value="0.0001860295" calcext:value-type="float">
            <text:p>0.000186029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2" office:value-type="float" office:value="0.0001603319" calcext:value-type="float">
            <text:p>0.0001603319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2" office:value-type="float" office:value="0.0001265338" calcext:value-type="float">
            <text:p>0.0001265338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2" office:value-type="float" office:value="0.0001280475" calcext:value-type="float">
            <text:p>0.000128047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2" office:value-type="float" office:value="0.0001337458" calcext:value-type="float">
            <text:p>0.0001337458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2" office:value-type="float" office:value="0.000136406" calcext:value-type="float">
            <text:p>0.000136406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2" office:value-type="float" office:value="0.0001395542" calcext:value-type="float">
            <text:p>0.0001395542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2" office:value-type="float" office:value="0.0001379793" calcext:value-type="float">
            <text:p>0.0001379793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2" office:value-type="float" office:value="0.0001347528" calcext:value-type="float">
            <text:p>0.000134752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2" office:value-type="float" office:value="0.0001432868" calcext:value-type="float">
            <text:p>0.000143286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2" office:value-type="float" office:value="0.0001479121" calcext:value-type="float">
            <text:p>0.000147912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2" office:value-type="float" office:value="0.0001260073" calcext:value-type="float">
            <text:p>0.0001260073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2" office:value-type="float" office:value="0.0001331761" calcext:value-type="float">
            <text:p>0.0001331761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2" office:value-type="float" office:value="0.0001471551" calcext:value-type="float">
            <text:p>0.0001471551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2" office:value-type="float" office:value="0.0001560236" calcext:value-type="float">
            <text:p>0.0001560236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2" office:value-type="float" office:value="0.0001569708" calcext:value-type="float">
            <text:p>0.0001569708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2" office:value-type="float" office:value="0.0001636363" calcext:value-type="float">
            <text:p>0.000163636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2" office:value-type="float" office:value="0.0001412348" calcext:value-type="float">
            <text:p>0.0001412348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2" office:value-type="float" office:value="0.0001392431" calcext:value-type="float">
            <text:p>0.0001392431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2" office:value-type="float" office:value="0.0001330498" calcext:value-type="float">
            <text:p>0.000133049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 office:value-type="float" office:value="0.0001490094" calcext:value-type="float">
            <text:p>0.0001490094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2" office:value-type="float" office:value="0.0001655247" calcext:value-type="float">
            <text:p>0.0001655247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2" office:value-type="float" office:value="0.000169441" calcext:value-type="float">
            <text:p>0.000169441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2" office:value-type="float" office:value="0.0001683326" calcext:value-type="float">
            <text:p>0.0001683326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2" office:value-type="float" office:value="0.0001591619" calcext:value-type="float">
            <text:p>0.0001591619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2" office:value-type="float" office:value="0.0001427395" calcext:value-type="float">
            <text:p>0.000142739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2" office:value-type="float" office:value="0.0001356775" calcext:value-type="float">
            <text:p>0.0001356775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2" office:value-type="float" office:value="0.000137051" calcext:value-type="float">
            <text:p>0.00013705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2" office:value-type="float" office:value="0.0001630637" calcext:value-type="float">
            <text:p>0.0001630637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2" office:value-type="float" office:value="0.0001801392" calcext:value-type="float">
            <text:p>0.000180139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" office:value-type="float" office:value="0.0001775516" calcext:value-type="float">
            <text:p>0.0001775516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2" office:value-type="float" office:value="0.0001630822" calcext:value-type="float">
            <text:p>0.0001630822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2" office:value-type="float" office:value="0.0001558958" calcext:value-type="float">
            <text:p>0.0001558958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2" office:value-type="float" office:value="0.0001541362" calcext:value-type="float">
            <text:p>0.000154136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2" office:value-type="float" office:value="0.0001566089" calcext:value-type="float">
            <text:p>0.0001566089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2" office:value-type="float" office:value="0.000196537" calcext:value-type="float">
            <text:p>0.000196537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2" office:value-type="float" office:value="0.0001997999" calcext:value-type="float">
            <text:p>0.0001997999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2" office:value-type="float" office:value="0.0001825233" calcext:value-type="float">
            <text:p>0.0001825233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2" office:value-type="float" office:value="0.0001659092" calcext:value-type="float">
            <text:p>0.0001659092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2" office:value-type="float" office:value="0.0001327008" calcext:value-type="float">
            <text:p>0.0001327008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2" office:value-type="float" office:value="0.0001304569" calcext:value-type="float">
            <text:p>0.0001304569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2" office:value-type="float" office:value="0.000126891" calcext:value-type="float">
            <text:p>0.00012689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2" office:value-type="float" office:value="0.0001232194" calcext:value-type="float">
            <text:p>0.0001232194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2" office:value-type="float" office:value="0.0001330732" calcext:value-type="float">
            <text:p>0.0001330732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2" office:value-type="float" office:value="0.0001311068" calcext:value-type="float">
            <text:p>0.0001311068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0001285845" calcext:value-type="float">
            <text:p>0.0001285845</text:p>
          </table:table-cell>
          <table:table-cell office:value-type="float" office:value="0.0001005933" calcext:value-type="float">
            <text:p>0.0001005933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0001323265" calcext:value-type="float">
            <text:p>0.0001323265</text:p>
          </table:table-cell>
          <table:table-cell office:value-type="float" office:value="0.00009912957" calcext:value-type="float">
            <text:p>0.00009912957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0001113437" calcext:value-type="float">
            <text:p>0.0001113437</text:p>
          </table:table-cell>
          <table:table-cell office:value-type="float" office:value="0.00006879786" calcext:value-type="float">
            <text:p>0.00006879786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0001060123" calcext:value-type="float">
            <text:p>0.0001060123</text:p>
          </table:table-cell>
          <table:table-cell office:value-type="float" office:value="0.00007008453" calcext:value-type="float">
            <text:p>0.00007008453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00008778151" calcext:value-type="float">
            <text:p>0.00008778151</text:p>
          </table:table-cell>
          <table:table-cell office:value-type="float" office:value="0.00006981887" calcext:value-type="float">
            <text:p>0.0000698188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0000968433" calcext:value-type="float">
            <text:p>0.0000968433</text:p>
          </table:table-cell>
          <table:table-cell office:value-type="float" office:value="0.0001313056" calcext:value-type="float">
            <text:p>0.0001313056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0001160204" calcext:value-type="float">
            <text:p>0.0001160204</text:p>
          </table:table-cell>
          <table:table-cell office:value-type="float" office:value="0.00009172038" calcext:value-type="float">
            <text:p>0.00009172038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0001001604" calcext:value-type="float">
            <text:p>0.0001001604</text:p>
          </table:table-cell>
          <table:table-cell office:value-type="float" office:value="0.00008083248" calcext:value-type="float">
            <text:p>0.00008083248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00004890392" calcext:value-type="float">
            <text:p>0.00004890392</text:p>
          </table:table-cell>
          <table:table-cell office:value-type="float" office:value="0.0000416432" calcext:value-type="float">
            <text:p>0.0000416432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00003663174" calcext:value-type="float">
            <text:p>0.00003663174</text:p>
          </table:table-cell>
          <table:table-cell office:value-type="float" office:value="0.00003018929" calcext:value-type="float">
            <text:p>0.00003018929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00003770765" calcext:value-type="float">
            <text:p>0.00003770765</text:p>
          </table:table-cell>
          <table:table-cell office:value-type="float" office:value="0.00003009606" calcext:value-type="float">
            <text:p>0.00003009606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00003488229" calcext:value-type="float">
            <text:p>0.00003488229</text:p>
          </table:table-cell>
          <table:table-cell office:value-type="float" office:value="0.00002915294" calcext:value-type="float">
            <text:p>0.00002915294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00004466542" calcext:value-type="float">
            <text:p>0.00004466542</text:p>
          </table:table-cell>
          <table:table-cell office:value-type="float" office:value="0.00002811882" calcext:value-type="float">
            <text:p>0.00002811882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00003275698" calcext:value-type="float">
            <text:p>0.00003275698</text:p>
          </table:table-cell>
          <table:table-cell office:value-type="float" office:value="0.0000218969" calcext:value-type="float">
            <text:p>0.0000218969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00003263539" calcext:value-type="float">
            <text:p>0.00003263539</text:p>
          </table:table-cell>
          <table:table-cell office:value-type="float" office:value="0.00002097937" calcext:value-type="float">
            <text:p>0.00002097937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00003264859" calcext:value-type="float">
            <text:p>0.00003264859</text:p>
          </table:table-cell>
          <table:table-cell office:value-type="float" office:value="0.00001877699" calcext:value-type="float">
            <text:p>0.00001877699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00001498888" calcext:value-type="float">
            <text:p>0.00001498888</text:p>
          </table:table-cell>
          <table:table-cell office:value-type="float" office:value="0.00001210287" calcext:value-type="float">
            <text:p>0.00001210287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00001504706" calcext:value-type="float">
            <text:p>0.00001504706</text:p>
          </table:table-cell>
          <table:table-cell office:value-type="float" office:value="0.00001235387" calcext:value-type="float">
            <text:p>0.00001235387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00001888574" calcext:value-type="float">
            <text:p>0.00001888574</text:p>
          </table:table-cell>
          <table:table-cell office:value-type="float" office:value="0.00001363271" calcext:value-type="float">
            <text:p>0.00001363271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00001898982" calcext:value-type="float">
            <text:p>0.00001898982</text:p>
          </table:table-cell>
          <table:table-cell office:value-type="float" office:value="0.00001508506" calcext:value-type="float">
            <text:p>0.00001508506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00002718553" calcext:value-type="float">
            <text:p>0.00002718553</text:p>
          </table:table-cell>
          <table:table-cell office:value-type="float" office:value="0.00001662623" calcext:value-type="float">
            <text:p>0.00001662623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00002996044" calcext:value-type="float">
            <text:p>0.00002996044</text:p>
          </table:table-cell>
          <table:table-cell office:value-type="float" office:value="0.00001800546" calcext:value-type="float">
            <text:p>0.00001800546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0000303427" calcext:value-type="float">
            <text:p>0.0000303427</text:p>
          </table:table-cell>
          <table:table-cell office:value-type="float" office:value="0.00001777976" calcext:value-type="float">
            <text:p>0.00001777976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00003918552" calcext:value-type="float">
            <text:p>0.00003918552</text:p>
          </table:table-cell>
          <table:table-cell office:value-type="float" office:value="0.00001799133" calcext:value-type="float">
            <text:p>0.00001799133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00005256739" calcext:value-type="float">
            <text:p>0.00005256739</text:p>
          </table:table-cell>
          <table:table-cell office:value-type="float" office:value="0.00002307906" calcext:value-type="float">
            <text:p>0.0000230790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00005158779" calcext:value-type="float">
            <text:p>0.00005158779</text:p>
          </table:table-cell>
          <table:table-cell office:value-type="float" office:value="0.00002410203" calcext:value-type="float">
            <text:p>0.00002410203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00008339406" calcext:value-type="float">
            <text:p>0.00008339406</text:p>
          </table:table-cell>
          <table:table-cell office:value-type="float" office:value="0.00003654473" calcext:value-type="float">
            <text:p>0.00003654473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00007549008" calcext:value-type="float">
            <text:p>0.00007549008</text:p>
          </table:table-cell>
          <table:table-cell office:value-type="float" office:value="0.00004679116" calcext:value-type="float">
            <text:p>0.00004679116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00008539861" calcext:value-type="float">
            <text:p>0.00008539861</text:p>
          </table:table-cell>
          <table:table-cell office:value-type="float" office:value="0.00005886712" calcext:value-type="float">
            <text:p>0.00005886712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0001113213" calcext:value-type="float">
            <text:p>0.0001113213</text:p>
          </table:table-cell>
          <table:table-cell office:value-type="float" office:value="0.00008000913" calcext:value-type="float">
            <text:p>0.00008000913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000147093" calcext:value-type="float">
            <text:p>0.000147093</text:p>
          </table:table-cell>
          <table:table-cell office:value-type="float" office:value="0.00009430124" calcext:value-type="float">
            <text:p>0.00009430124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0001694518" calcext:value-type="float">
            <text:p>0.0001694518</text:p>
          </table:table-cell>
          <table:table-cell office:value-type="float" office:value="0.00009721119" calcext:value-type="float">
            <text:p>0.00009721119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0001761107" calcext:value-type="float">
            <text:p>0.0001761107</text:p>
          </table:table-cell>
          <table:table-cell office:value-type="float" office:value="0.00008672294" calcext:value-type="float">
            <text:p>0.0000867229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0001869626" calcext:value-type="float">
            <text:p>0.0001869626</text:p>
          </table:table-cell>
          <table:table-cell office:value-type="float" office:value="0.00008687873" calcext:value-type="float">
            <text:p>0.00008687873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0001539881" calcext:value-type="float">
            <text:p>0.0001539881</text:p>
          </table:table-cell>
          <table:table-cell office:value-type="float" office:value="0.00009286364" calcext:value-type="float">
            <text:p>0.0000928636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01365076" calcext:value-type="float">
            <text:p>0.0001365076</text:p>
          </table:table-cell>
          <table:table-cell office:value-type="float" office:value="0.00009090953" calcext:value-type="float">
            <text:p>0.00009090953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0001356597" calcext:value-type="float">
            <text:p>0.0001356597</text:p>
          </table:table-cell>
          <table:table-cell office:value-type="float" office:value="0.0001170309" calcext:value-type="float">
            <text:p>0.0001170309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0001126118" calcext:value-type="float">
            <text:p>0.0001126118</text:p>
          </table:table-cell>
          <table:table-cell office:value-type="float" office:value="0.00009782048" calcext:value-type="float">
            <text:p>0.00009782048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0001133536" calcext:value-type="float">
            <text:p>0.0001133536</text:p>
          </table:table-cell>
          <table:table-cell office:value-type="float" office:value="0.00009404246" calcext:value-type="float">
            <text:p>0.00009404246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0001196406" calcext:value-type="float">
            <text:p>0.0001196406</text:p>
          </table:table-cell>
          <table:table-cell office:value-type="float" office:value="0.00009092102" calcext:value-type="float">
            <text:p>0.00009092102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0001170982" calcext:value-type="float">
            <text:p>0.0001170982</text:p>
          </table:table-cell>
          <table:table-cell office:value-type="float" office:value="0.00008782411" calcext:value-type="float">
            <text:p>0.00008782411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0001154165" calcext:value-type="float">
            <text:p>0.0001154165</text:p>
          </table:table-cell>
          <table:table-cell office:value-type="float" office:value="0.00008573297" calcext:value-type="float">
            <text:p>0.00008573297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0001210793" calcext:value-type="float">
            <text:p>0.0001210793</text:p>
          </table:table-cell>
          <table:table-cell office:value-type="float" office:value="0.00009115723" calcext:value-type="float">
            <text:p>0.00009115723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0001211957" calcext:value-type="float">
            <text:p>0.0001211957</text:p>
          </table:table-cell>
          <table:table-cell office:value-type="float" office:value="0.00008541455" calcext:value-type="float">
            <text:p>0.00008541455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0001255187" calcext:value-type="float">
            <text:p>0.0001255187</text:p>
          </table:table-cell>
          <table:table-cell office:value-type="float" office:value="0.00009721041" calcext:value-type="float">
            <text:p>0.0000972104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0001251296" calcext:value-type="float">
            <text:p>0.0001251296</text:p>
          </table:table-cell>
          <table:table-cell office:value-type="float" office:value="0.00009833756" calcext:value-type="float">
            <text:p>0.00009833756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0001299708" calcext:value-type="float">
            <text:p>0.0001299708</text:p>
          </table:table-cell>
          <table:table-cell office:value-type="float" office:value="0.0002214493" calcext:value-type="float">
            <text:p>0.0002214493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0001332908" calcext:value-type="float">
            <text:p>0.0001332908</text:p>
          </table:table-cell>
          <table:table-cell office:value-type="float" office:value="0.0002643633" calcext:value-type="float">
            <text:p>0.0002643633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0001370901" calcext:value-type="float">
            <text:p>0.0001370901</text:p>
          </table:table-cell>
          <table:table-cell office:value-type="float" office:value="0.0002275256" calcext:value-type="float">
            <text:p>0.0002275256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0001347778" calcext:value-type="float">
            <text:p>0.0001347778</text:p>
          </table:table-cell>
          <table:table-cell office:value-type="float" office:value="0.0001979945" calcext:value-type="float">
            <text:p>0.0001979945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0001279927" calcext:value-type="float">
            <text:p>0.0001279927</text:p>
          </table:table-cell>
          <table:table-cell office:value-type="float" office:value="0.000252685" calcext:value-type="float">
            <text:p>0.00025268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0001279804" calcext:value-type="float">
            <text:p>0.0001279804</text:p>
          </table:table-cell>
          <table:table-cell office:value-type="float" office:value="0.0002107412" calcext:value-type="float">
            <text:p>0.0002107412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0001298393" calcext:value-type="float">
            <text:p>0.0001298393</text:p>
          </table:table-cell>
          <table:table-cell office:value-type="float" office:value="0.0001595157" calcext:value-type="float">
            <text:p>0.0001595157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001264595" calcext:value-type="float">
            <text:p>0.0001264595</text:p>
          </table:table-cell>
          <table:table-cell office:value-type="float" office:value="0.0001439521" calcext:value-type="float">
            <text:p>0.0001439521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0001458485" calcext:value-type="float">
            <text:p>0.0001458485</text:p>
          </table:table-cell>
          <table:table-cell office:value-type="float" office:value="0.0001768435" calcext:value-type="float">
            <text:p>0.000176843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0001444107" calcext:value-type="float">
            <text:p>0.0001444107</text:p>
          </table:table-cell>
          <table:table-cell office:value-type="float" office:value="0.0001343935" calcext:value-type="float">
            <text:p>0.000134393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0001422025" calcext:value-type="float">
            <text:p>0.0001422025</text:p>
          </table:table-cell>
          <table:table-cell office:value-type="float" office:value="0.0001656012" calcext:value-type="float">
            <text:p>0.0001656012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0001349602" calcext:value-type="float">
            <text:p>0.0001349602</text:p>
          </table:table-cell>
          <table:table-cell office:value-type="float" office:value="0.0001647413" calcext:value-type="float">
            <text:p>0.0001647413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0001402882" calcext:value-type="float">
            <text:p>0.0001402882</text:p>
          </table:table-cell>
          <table:table-cell office:value-type="float" office:value="0.0001933774" calcext:value-type="float">
            <text:p>0.0001933774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0001403366" calcext:value-type="float">
            <text:p>0.0001403366</text:p>
          </table:table-cell>
          <table:table-cell office:value-type="float" office:value="0.0001782365" calcext:value-type="float">
            <text:p>0.0001782365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0001366546" calcext:value-type="float">
            <text:p>0.0001366546</text:p>
          </table:table-cell>
          <table:table-cell office:value-type="float" office:value="0.0001611344" calcext:value-type="float">
            <text:p>0.0001611344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0001423145" calcext:value-type="float">
            <text:p>0.0001423145</text:p>
          </table:table-cell>
          <table:table-cell office:value-type="float" office:value="0.000152917" calcext:value-type="float">
            <text:p>0.000152917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0001417535" calcext:value-type="float">
            <text:p>0.0001417535</text:p>
          </table:table-cell>
          <table:table-cell office:value-type="float" office:value="0.0001417794" calcext:value-type="float">
            <text:p>0.0001417794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0001364552" calcext:value-type="float">
            <text:p>0.0001364552</text:p>
          </table:table-cell>
          <table:table-cell office:value-type="float" office:value="0.0001393698" calcext:value-type="float">
            <text:p>0.0001393698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0001411281" calcext:value-type="float">
            <text:p>0.0001411281</text:p>
          </table:table-cell>
          <table:table-cell office:value-type="float" office:value="0.0001244862" calcext:value-type="float">
            <text:p>0.0001244862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0001241668" calcext:value-type="float">
            <text:p>0.0001241668</text:p>
          </table:table-cell>
          <table:table-cell office:value-type="float" office:value="0.0001012144" calcext:value-type="float">
            <text:p>0.0001012144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0001057378" calcext:value-type="float">
            <text:p>0.0001057378</text:p>
          </table:table-cell>
          <table:table-cell office:value-type="float" office:value="0.00008707534" calcext:value-type="float">
            <text:p>0.00008707534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0001050697" calcext:value-type="float">
            <text:p>0.0001050697</text:p>
          </table:table-cell>
          <table:table-cell office:value-type="float" office:value="0.00006874759" calcext:value-type="float">
            <text:p>0.00006874759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00008965481" calcext:value-type="float">
            <text:p>0.00008965481</text:p>
          </table:table-cell>
          <table:table-cell office:value-type="float" office:value="0.00005348013" calcext:value-type="float">
            <text:p>0.00005348013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00008208757" calcext:value-type="float">
            <text:p>0.00008208757</text:p>
          </table:table-cell>
          <table:table-cell office:value-type="float" office:value="0.00005109109" calcext:value-type="float">
            <text:p>0.00005109109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00008169719" calcext:value-type="float">
            <text:p>0.00008169719</text:p>
          </table:table-cell>
          <table:table-cell office:value-type="float" office:value="0.00005051451" calcext:value-type="float">
            <text:p>0.00005051451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00008160558" calcext:value-type="float">
            <text:p>0.00008160558</text:p>
          </table:table-cell>
          <table:table-cell office:value-type="float" office:value="0.00004692642" calcext:value-type="float">
            <text:p>0.00004692642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0001193568" calcext:value-type="float">
            <text:p>0.0001193568</text:p>
          </table:table-cell>
          <table:table-cell office:value-type="float" office:value="0.00007000803" calcext:value-type="float">
            <text:p>0.00007000803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0001099412" calcext:value-type="float">
            <text:p>0.0001099412</text:p>
          </table:table-cell>
          <table:table-cell office:value-type="float" office:value="0.0001102618" calcext:value-type="float">
            <text:p>0.000110261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0001007053" calcext:value-type="float">
            <text:p>0.0001007053</text:p>
          </table:table-cell>
          <table:table-cell office:value-type="float" office:value="0.00006899731" calcext:value-type="float">
            <text:p>0.0000689973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0001023484" calcext:value-type="float">
            <text:p>0.0001023484</text:p>
          </table:table-cell>
          <table:table-cell office:value-type="float" office:value="0.00006792256" calcext:value-type="float">
            <text:p>0.00006792256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00007965655" calcext:value-type="float">
            <text:p>0.00007965655</text:p>
          </table:table-cell>
          <table:table-cell office:value-type="float" office:value="0.00006241052" calcext:value-type="float">
            <text:p>0.00006241052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00006162922" calcext:value-type="float">
            <text:p>0.00006162922</text:p>
          </table:table-cell>
          <table:table-cell office:value-type="float" office:value="0.00006259289" calcext:value-type="float">
            <text:p>0.00006259289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00006025171" calcext:value-type="float">
            <text:p>0.00006025171</text:p>
          </table:table-cell>
          <table:table-cell office:value-type="float" office:value="0.00006168761" calcext:value-type="float">
            <text:p>0.00006168761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00005662142" calcext:value-type="float">
            <text:p>0.00005662142</text:p>
          </table:table-cell>
          <table:table-cell office:value-type="float" office:value="0.00005937126" calcext:value-type="float">
            <text:p>0.0000593712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00006668104" calcext:value-type="float">
            <text:p>0.00006668104</text:p>
          </table:table-cell>
          <table:table-cell office:value-type="float" office:value="0.00007083922" calcext:value-type="float">
            <text:p>0.00007083922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00008167871" calcext:value-type="float">
            <text:p>0.00008167871</text:p>
          </table:table-cell>
          <table:table-cell office:value-type="float" office:value="0.00008496216" calcext:value-type="float">
            <text:p>0.00008496216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00007131993" calcext:value-type="float">
            <text:p>0.00007131993</text:p>
          </table:table-cell>
          <table:table-cell office:value-type="float" office:value="0.00007412256" calcext:value-type="float">
            <text:p>0.00007412256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000084942" calcext:value-type="float">
            <text:p>0.000084942</text:p>
          </table:table-cell>
          <table:table-cell office:value-type="float" office:value="0.00008501532" calcext:value-type="float">
            <text:p>0.00008501532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00008702787" calcext:value-type="float">
            <text:p>0.00008702787</text:p>
          </table:table-cell>
          <table:table-cell office:value-type="float" office:value="0.00008711182" calcext:value-type="float">
            <text:p>0.0000871118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07997779" calcext:value-type="float">
            <text:p>0.00007997779</text:p>
          </table:table-cell>
          <table:table-cell office:value-type="float" office:value="0.00007998707" calcext:value-type="float">
            <text:p>0.00007998707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00008044346" calcext:value-type="float">
            <text:p>0.00008044346</text:p>
          </table:table-cell>
          <table:table-cell office:value-type="float" office:value="0.00008044288" calcext:value-type="float">
            <text:p>0.00008044288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0000799024" calcext:value-type="float">
            <text:p>0.0000799024</text:p>
          </table:table-cell>
          <table:table-cell office:value-type="float" office:value="0.00007990245" calcext:value-type="float">
            <text:p>0.00007990245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00008022449" calcext:value-type="float">
            <text:p>0.00008022449</text:p>
          </table:table-cell>
          <table:table-cell office:value-type="float" office:value="0.0000802245" calcext:value-type="float">
            <text:p>0.000080224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2" office:value-type="float" office:value="0.00007990971" calcext:value-type="float">
            <text:p>0.00007990971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2" office:value-type="float" office:value="0.00008353956" calcext:value-type="float">
            <text:p>0.00008353956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2" office:value-type="float" office:value="0.00009304138" calcext:value-type="float">
            <text:p>0.00009304138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2" office:value-type="float" office:value="0.00009558858" calcext:value-type="float">
            <text:p>0.0000955885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2" office:value-type="float" office:value="0.0001005611" calcext:value-type="float">
            <text:p>0.0001005611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2" office:value-type="float" office:value="0.0001027958" calcext:value-type="float">
            <text:p>0.000102795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2" office:value-type="float" office:value="0.0001003423" calcext:value-type="float">
            <text:p>0.0001003423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2" office:value-type="float" office:value="0.0001031516" calcext:value-type="float">
            <text:p>0.0001031516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2" office:value-type="float" office:value="0.0001032647" calcext:value-type="float">
            <text:p>0.0001032647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2" office:value-type="float" office:value="0.0001034621" calcext:value-type="float">
            <text:p>0.0001034621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2" office:value-type="float" office:value="0.00009758286" calcext:value-type="float">
            <text:p>0.00009758286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2" office:value-type="float" office:value="0.000101274" calcext:value-type="float">
            <text:p>0.000101274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2" office:value-type="float" office:value="0.0001077303" calcext:value-type="float">
            <text:p>0.0001077303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2" office:value-type="float" office:value="0.0001058728" calcext:value-type="float">
            <text:p>0.0001058728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2" office:value-type="float" office:value="0.00009480126" calcext:value-type="float">
            <text:p>0.00009480126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2" office:value-type="float" office:value="0.00009260785" calcext:value-type="float">
            <text:p>0.0000926078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2" office:value-type="float" office:value="0.00008813508" calcext:value-type="float">
            <text:p>0.00008813508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2" office:value-type="float" office:value="0.00008732823" calcext:value-type="float">
            <text:p>0.00008732823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2" office:value-type="float" office:value="0.00008774033" calcext:value-type="float">
            <text:p>0.00008774033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2" office:value-type="float" office:value="0.00008227927" calcext:value-type="float">
            <text:p>0.00008227927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2" office:value-type="float" office:value="0.00008050675" calcext:value-type="float">
            <text:p>0.0000805067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2" office:value-type="float" office:value="0.00007974588" calcext:value-type="float">
            <text:p>0.00007974588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2" office:value-type="float" office:value="0.00007006618" calcext:value-type="float">
            <text:p>0.0000700661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2" office:value-type="float" office:value="0.00006494625" calcext:value-type="float">
            <text:p>0.00006494625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2" office:value-type="float" office:value="0.00007914613" calcext:value-type="float">
            <text:p>0.00007914613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2" office:value-type="float" office:value="0.000074711" calcext:value-type="float">
            <text:p>0.000074711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2" office:value-type="float" office:value="0.00006883295" calcext:value-type="float">
            <text:p>0.00006883295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2" office:value-type="float" office:value="0.00007203636" calcext:value-type="float">
            <text:p>0.00007203636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2" office:value-type="float" office:value="0.00006971521" calcext:value-type="float">
            <text:p>0.00006971521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2" office:value-type="float" office:value="0.0000736649" calcext:value-type="float">
            <text:p>0.0000736649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2" office:value-type="float" office:value="0.00007106868" calcext:value-type="float">
            <text:p>0.00007106868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2" office:value-type="float" office:value="0.00007387315" calcext:value-type="float">
            <text:p>0.00007387315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2" office:value-type="float" office:value="0.00007946238" calcext:value-type="float">
            <text:p>0.00007946238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2" office:value-type="float" office:value="0.00008794285" calcext:value-type="float">
            <text:p>0.00008794285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2" office:value-type="float" office:value="0.00008753642" calcext:value-type="float">
            <text:p>0.00008753642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2" office:value-type="float" office:value="0.0000889755" calcext:value-type="float">
            <text:p>0.000088975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2" office:value-type="float" office:value="0.00008484457" calcext:value-type="float">
            <text:p>0.00008484457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2" office:value-type="float" office:value="0.00008589635" calcext:value-type="float">
            <text:p>0.00008589635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2" office:value-type="float" office:value="0.00008718138" calcext:value-type="float">
            <text:p>0.00008718138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2" office:value-type="float" office:value="0.00008250994" calcext:value-type="float">
            <text:p>0.00008250994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2" office:value-type="float" office:value="0.00007981426" calcext:value-type="float">
            <text:p>0.00007981426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2" office:value-type="float" office:value="0.00007994697" calcext:value-type="float">
            <text:p>0.00007994697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2" office:value-type="float" office:value="0.0000802771" calcext:value-type="float">
            <text:p>0.0000802771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2" office:value-type="float" office:value="0.0000783598" calcext:value-type="float">
            <text:p>0.0000783598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2" office:value-type="float" office:value="0.00007669484" calcext:value-type="float">
            <text:p>0.00007669484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2" office:value-type="float" office:value="0.00007865301" calcext:value-type="float">
            <text:p>0.0000786530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2" office:value-type="float" office:value="0.00007783591" calcext:value-type="float">
            <text:p>0.0000778359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2" office:value-type="float" office:value="0.000072494" calcext:value-type="float">
            <text:p>0.000072494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2" office:value-type="float" office:value="0.00007283578" calcext:value-type="float">
            <text:p>0.00007283578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2" office:value-type="float" office:value="0.00007341704" calcext:value-type="float">
            <text:p>0.00007341704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2" office:value-type="float" office:value="0.0000700277" calcext:value-type="float">
            <text:p>0.0000700277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2" office:value-type="float" office:value="0.0000724291" calcext:value-type="float">
            <text:p>0.0000724291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2" office:value-type="float" office:value="0.00007383651" calcext:value-type="float">
            <text:p>0.00007383651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2" office:value-type="float" office:value="0.00007475965" calcext:value-type="float">
            <text:p>0.00007475965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2" office:value-type="float" office:value="0.00006902352" calcext:value-type="float">
            <text:p>0.00006902352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2" office:value-type="float" office:value="0.00007010594" calcext:value-type="float">
            <text:p>0.00007010594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2" office:value-type="float" office:value="0.0000730266" calcext:value-type="float">
            <text:p>0.0000730266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2" office:value-type="float" office:value="0.00007279351" calcext:value-type="float">
            <text:p>0.0000727935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2" office:value-type="float" office:value="0.00007445137" calcext:value-type="float">
            <text:p>0.00007445137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2" office:value-type="float" office:value="0.00007346655" calcext:value-type="float">
            <text:p>0.00007346655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2" office:value-type="float" office:value="0.00007521482" calcext:value-type="float">
            <text:p>0.00007521482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2" office:value-type="float" office:value="0.00007534419" calcext:value-type="float">
            <text:p>0.00007534419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2" office:value-type="float" office:value="0.00007659955" calcext:value-type="float">
            <text:p>0.00007659955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2" office:value-type="float" office:value="0.0000741499" calcext:value-type="float">
            <text:p>0.0000741499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2" office:value-type="float" office:value="0.00007602393" calcext:value-type="float">
            <text:p>0.00007602393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2" office:value-type="float" office:value="0.0000752842" calcext:value-type="float">
            <text:p>0.0000752842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2" office:value-type="float" office:value="0.00007446912" calcext:value-type="float">
            <text:p>0.00007446912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2" office:value-type="float" office:value="0.00007260196" calcext:value-type="float">
            <text:p>0.00007260196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2" office:value-type="float" office:value="0.00008314694" calcext:value-type="float">
            <text:p>0.00008314694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2" office:value-type="float" office:value="0.00008219676" calcext:value-type="float">
            <text:p>0.00008219676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2" office:value-type="float" office:value="0.0000801928" calcext:value-type="float">
            <text:p>0.0000801928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2" office:value-type="float" office:value="0.00007954789" calcext:value-type="float">
            <text:p>0.00007954789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2" office:value-type="float" office:value="0.00007474089" calcext:value-type="float">
            <text:p>0.00007474089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2" office:value-type="float" office:value="0.00006455603" calcext:value-type="float">
            <text:p>0.00006455603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2" office:value-type="float" office:value="0.00006478196" calcext:value-type="float">
            <text:p>0.00006478196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2" office:value-type="float" office:value="0.00006696352" calcext:value-type="float">
            <text:p>0.0000669635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float" office:value="0.00006795768" calcext:value-type="float">
            <text:p>0.00006795768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2" office:value-type="float" office:value="0.00006967099" calcext:value-type="float">
            <text:p>0.00006967099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2" office:value-type="float" office:value="0.00007044955" calcext:value-type="float">
            <text:p>0.0000704495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2" office:value-type="float" office:value="0.00007049082" calcext:value-type="float">
            <text:p>0.00007049082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2" office:value-type="float" office:value="0.00007436053" calcext:value-type="float">
            <text:p>0.00007436053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2" office:value-type="float" office:value="0.00007159719" calcext:value-type="float">
            <text:p>0.00007159719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2" office:value-type="float" office:value="0.00007680916" calcext:value-type="float">
            <text:p>0.00007680916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2" office:value-type="float" office:value="0.00007790113" calcext:value-type="float">
            <text:p>0.00007790113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2" office:value-type="float" office:value="0.00007822381" calcext:value-type="float">
            <text:p>0.00007822381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2" office:value-type="float" office:value="0.00007744827" calcext:value-type="float">
            <text:p>0.00007744827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2" office:value-type="float" office:value="0.00007681546" calcext:value-type="float">
            <text:p>0.00007681546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2" office:value-type="float" office:value="0.00007717198" calcext:value-type="float">
            <text:p>0.00007717198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2" office:value-type="float" office:value="0.00007851062" calcext:value-type="float">
            <text:p>0.00007851062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2" office:value-type="float" office:value="0.00008377321" calcext:value-type="float">
            <text:p>0.00008377321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00008424377" calcext:value-type="float">
            <text:p>0.00008424377</text:p>
          </table:table-cell>
          <table:table-cell office:value-type="float" office:value="0.00008424348" calcext:value-type="float">
            <text:p>0.00008424348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00008097676" calcext:value-type="float">
            <text:p>0.00008097676</text:p>
          </table:table-cell>
          <table:table-cell office:value-type="float" office:value="0.00008097667" calcext:value-type="float">
            <text:p>0.00008097667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2" office:value-type="float" office:value="0.00008171542" calcext:value-type="float">
            <text:p>0.00008171542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2" office:value-type="float" office:value="0.0000831076" calcext:value-type="float">
            <text:p>0.0000831076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2" office:value-type="float" office:value="0.00008227435" calcext:value-type="float">
            <text:p>0.00008227435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2" office:value-type="float" office:value="0.00007958903" calcext:value-type="float">
            <text:p>0.0000795890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2" office:value-type="float" office:value="0.00008142582" calcext:value-type="float">
            <text:p>0.00008142582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2" office:value-type="float" office:value="0.00008237107" calcext:value-type="float">
            <text:p>0.00008237107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2" office:value-type="float" office:value="0.00008150544" calcext:value-type="float">
            <text:p>0.00008150544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2" office:value-type="float" office:value="0.00008154444" calcext:value-type="float">
            <text:p>0.00008154444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2" office:value-type="float" office:value="0.00008261661" calcext:value-type="float">
            <text:p>0.00008261661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2" office:value-type="float" office:value="0.00008285743" calcext:value-type="float">
            <text:p>0.00008285743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2" office:value-type="float" office:value="0.00008289026" calcext:value-type="float">
            <text:p>0.00008289026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2" office:value-type="float" office:value="0.00008807712" calcext:value-type="float">
            <text:p>0.00008807712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2" office:value-type="float" office:value="0.00008740091" calcext:value-type="float">
            <text:p>0.00008740091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2" office:value-type="float" office:value="0.00008522392" calcext:value-type="float">
            <text:p>0.00008522392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2" office:value-type="float" office:value="0.00008762185" calcext:value-type="float">
            <text:p>0.00008762185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2" office:value-type="float" office:value="0.00008749666" calcext:value-type="float">
            <text:p>0.00008749666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2" office:value-type="float" office:value="0.0000869722" calcext:value-type="float">
            <text:p>0.0000869722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2" office:value-type="float" office:value="0.00008601056" calcext:value-type="float">
            <text:p>0.00008601056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2" office:value-type="float" office:value="0.00008269399" calcext:value-type="float">
            <text:p>0.00008269399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2" office:value-type="float" office:value="0.00006911805" calcext:value-type="float">
            <text:p>0.00006911805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2" office:value-type="float" office:value="0.00007258889" calcext:value-type="float">
            <text:p>0.00007258889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2" office:value-type="float" office:value="0.00007277671" calcext:value-type="float">
            <text:p>0.00007277671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2" office:value-type="float" office:value="0.00007462491" calcext:value-type="float">
            <text:p>0.00007462491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2" office:value-type="float" office:value="0.0000764638" calcext:value-type="float">
            <text:p>0.000076463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2" office:value-type="float" office:value="0.00008294342" calcext:value-type="float">
            <text:p>0.00008294342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2" office:value-type="float" office:value="0.00008120345" calcext:value-type="float">
            <text:p>0.00008120345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2" office:value-type="float" office:value="0.00007629956" calcext:value-type="float">
            <text:p>0.00007629956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2" office:value-type="float" office:value="0.00007537253" calcext:value-type="float">
            <text:p>0.00007537253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2" office:value-type="float" office:value="0.00008048045" calcext:value-type="float">
            <text:p>0.00008048045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2" office:value-type="float" office:value="0.00008266145" calcext:value-type="float">
            <text:p>0.0000826614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2" office:value-type="float" office:value="0.00007652666" calcext:value-type="float">
            <text:p>0.00007652666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2" office:value-type="float" office:value="0.00007853608" calcext:value-type="float">
            <text:p>0.00007853608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2" office:value-type="float" office:value="0.00007710754" calcext:value-type="float">
            <text:p>0.00007710754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2" office:value-type="float" office:value="0.00007420098" calcext:value-type="float">
            <text:p>0.00007420098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2" office:value-type="float" office:value="0.00007338007" calcext:value-type="float">
            <text:p>0.00007338007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2" office:value-type="float" office:value="0.00007098013" calcext:value-type="float">
            <text:p>0.00007098013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2" office:value-type="float" office:value="0.00007150638" calcext:value-type="float">
            <text:p>0.00007150638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2" office:value-type="float" office:value="0.00007336805" calcext:value-type="float">
            <text:p>0.00007336805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2" office:value-type="float" office:value="0.00007217543" calcext:value-type="float">
            <text:p>0.00007217543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2" office:value-type="float" office:value="0.00007198104" calcext:value-type="float">
            <text:p>0.00007198104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2" office:value-type="float" office:value="0.00006941085" calcext:value-type="float">
            <text:p>0.00006941085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2" office:value-type="float" office:value="0.00006997342" calcext:value-type="float">
            <text:p>0.00006997342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2" office:value-type="float" office:value="0.00006937718" calcext:value-type="float">
            <text:p>0.00006937718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2" office:value-type="float" office:value="0.00006677175" calcext:value-type="float">
            <text:p>0.0000667717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2" office:value-type="float" office:value="0.00006851317" calcext:value-type="float">
            <text:p>0.00006851317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2" office:value-type="float" office:value="0.00006701057" calcext:value-type="float">
            <text:p>0.00006701057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2" office:value-type="float" office:value="0.00006749294" calcext:value-type="float">
            <text:p>0.00006749294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2" office:value-type="float" office:value="0.00007407065" calcext:value-type="float">
            <text:p>0.00007407065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2" office:value-type="float" office:value="0.00007388442" calcext:value-type="float">
            <text:p>0.00007388442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2" office:value-type="float" office:value="0.00007313058" calcext:value-type="float">
            <text:p>0.00007313058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2" office:value-type="float" office:value="0.00007120462" calcext:value-type="float">
            <text:p>0.00007120462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2" office:value-type="float" office:value="0.0000706042" calcext:value-type="float">
            <text:p>0.0000706042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2" office:value-type="float" office:value="0.00008406852" calcext:value-type="float">
            <text:p>0.00008406852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2" office:value-type="float" office:value="0.00007306823" calcext:value-type="float">
            <text:p>0.0000730682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2" office:value-type="float" office:value="0.00008794223" calcext:value-type="float">
            <text:p>0.00008794223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2" office:value-type="float" office:value="0.00009041533" calcext:value-type="float">
            <text:p>0.00009041533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2" office:value-type="float" office:value="0.00008936801" calcext:value-type="float">
            <text:p>0.00008936801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2" office:value-type="float" office:value="0.00008594952" calcext:value-type="float">
            <text:p>0.00008594952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2" office:value-type="float" office:value="0.00008806818" calcext:value-type="float">
            <text:p>0.00008806818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2" office:value-type="float" office:value="0.00008724207" calcext:value-type="float">
            <text:p>0.00008724207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2" office:value-type="float" office:value="0.00008494106" calcext:value-type="float">
            <text:p>0.00008494106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2" office:value-type="float" office:value="0.00007373461" calcext:value-type="float">
            <text:p>0.0000737346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2" office:value-type="float" office:value="0.00007389913" calcext:value-type="float">
            <text:p>0.00007389913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2" office:value-type="float" office:value="0.00007354654" calcext:value-type="float">
            <text:p>0.0000735465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2" office:value-type="float" office:value="0.00007145233" calcext:value-type="float">
            <text:p>0.00007145233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2" office:value-type="float" office:value="0.00007380693" calcext:value-type="float">
            <text:p>0.00007380693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2" office:value-type="float" office:value="0.00007056796" calcext:value-type="float">
            <text:p>0.00007056796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2" office:value-type="float" office:value="0.00007162197" calcext:value-type="float">
            <text:p>0.00007162197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2" office:value-type="float" office:value="0.00006845625" calcext:value-type="float">
            <text:p>0.00006845625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2" office:value-type="float" office:value="0.00007189525" calcext:value-type="float">
            <text:p>0.00007189525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2" office:value-type="float" office:value="0.00007212089" calcext:value-type="float">
            <text:p>0.00007212089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2" office:value-type="float" office:value="0.00007279828" calcext:value-type="float">
            <text:p>0.00007279828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2" office:value-type="float" office:value="0.00007296634" calcext:value-type="float">
            <text:p>0.00007296634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2" office:value-type="float" office:value="0.00007465803" calcext:value-type="float">
            <text:p>0.0000746580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2" office:value-type="float" office:value="0.00007554846" calcext:value-type="float">
            <text:p>0.00007554846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2" office:value-type="float" office:value="0.00007365214" calcext:value-type="float">
            <text:p>0.00007365214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2" office:value-type="float" office:value="0.00007241855" calcext:value-type="float">
            <text:p>0.00007241855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2" office:value-type="float" office:value="0.00007398875" calcext:value-type="float">
            <text:p>0.00007398875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2" office:value-type="float" office:value="0.00007570154" calcext:value-type="float">
            <text:p>0.00007570154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2" office:value-type="float" office:value="0.00007208536" calcext:value-type="float">
            <text:p>0.00007208536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2" office:value-type="float" office:value="0.00007367778" calcext:value-type="float">
            <text:p>0.00007367778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2" office:value-type="float" office:value="0.00007332709" calcext:value-type="float">
            <text:p>0.00007332709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0.00007386283" calcext:value-type="float">
            <text:p>0.00007386283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2" office:value-type="float" office:value="0.00007153659" calcext:value-type="float">
            <text:p>0.00007153659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2" office:value-type="float" office:value="0.00007206175" calcext:value-type="float">
            <text:p>0.00007206175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2" office:value-type="float" office:value="0.00007435109" calcext:value-type="float">
            <text:p>0.00007435109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2" office:value-type="float" office:value="0.0000745054" calcext:value-type="float">
            <text:p>0.0000745054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2" office:value-type="float" office:value="0.00007316422" calcext:value-type="float">
            <text:p>0.00007316422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2" office:value-type="float" office:value="0.00007292286" calcext:value-type="float">
            <text:p>0.00007292286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2" office:value-type="float" office:value="0.00006860276" calcext:value-type="float">
            <text:p>0.00006860276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2" office:value-type="float" office:value="0.00006811829" calcext:value-type="float">
            <text:p>0.00006811829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2" office:value-type="float" office:value="0.0000693914" calcext:value-type="float">
            <text:p>0.0000693914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2" office:value-type="float" office:value="0.00007018387" calcext:value-type="float">
            <text:p>0.00007018387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2" office:value-type="float" office:value="0.00007021711" calcext:value-type="float">
            <text:p>0.0000702171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2" office:value-type="float" office:value="0.00007007604" calcext:value-type="float">
            <text:p>0.00007007604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2" office:value-type="float" office:value="0.00006902293" calcext:value-type="float">
            <text:p>0.00006902293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2" office:value-type="float" office:value="0.00006060503" calcext:value-type="float">
            <text:p>0.00006060503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2" office:value-type="float" office:value="0.00006422277" calcext:value-type="float">
            <text:p>0.00006422277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2" office:value-type="float" office:value="0.00006325553" calcext:value-type="float">
            <text:p>0.00006325553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2" office:value-type="float" office:value="0.00006527127" calcext:value-type="float">
            <text:p>0.00006527127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2" office:value-type="float" office:value="0.00006379999" calcext:value-type="float">
            <text:p>0.00006379999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2" office:value-type="float" office:value="0.0000636811" calcext:value-type="float">
            <text:p>0.0000636811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2" office:value-type="float" office:value="0.0000662668" calcext:value-type="float">
            <text:p>0.0000662668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" office:value-type="float" office:value="0.00006864144" calcext:value-type="float">
            <text:p>0.0000686414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0.00007280609" calcext:value-type="float">
            <text:p>0.00007280609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table:number-columns-repeated="2" office:value-type="float" office:value="0.00007107895" calcext:value-type="float">
            <text:p>0.00007107895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2" office:value-type="float" office:value="0.00007085337" calcext:value-type="float">
            <text:p>0.00007085337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table:number-columns-repeated="2" office:value-type="float" office:value="0.00007025501" calcext:value-type="float">
            <text:p>0.00007025501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2" office:value-type="float" office:value="0.00006932687" calcext:value-type="float">
            <text:p>0.00006932687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table:number-columns-repeated="2" office:value-type="float" office:value="0.00007201633" calcext:value-type="float">
            <text:p>0.00007201633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2" office:value-type="float" office:value="0.00007222188" calcext:value-type="float">
            <text:p>0.00007222188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table:number-columns-repeated="2" office:value-type="float" office:value="0.00007424325" calcext:value-type="float">
            <text:p>0.00007424325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2" office:value-type="float" office:value="0.00007295288" calcext:value-type="float">
            <text:p>0.00007295288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table:number-columns-repeated="2" office:value-type="float" office:value="0.00007075394" calcext:value-type="float">
            <text:p>0.00007075394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2" office:value-type="float" office:value="0.00007035807" calcext:value-type="float">
            <text:p>0.00007035807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table:number-columns-repeated="2" office:value-type="float" office:value="0.00006966895" calcext:value-type="float">
            <text:p>0.00006966895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2" office:value-type="float" office:value="0.00007133529" calcext:value-type="float">
            <text:p>0.00007133529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table:number-columns-repeated="2" office:value-type="float" office:value="0.00007000154" calcext:value-type="float">
            <text:p>0.00007000154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table:number-columns-repeated="2" office:value-type="float" office:value="0.00007422113" calcext:value-type="float">
            <text:p>0.00007422113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table:number-columns-repeated="2" office:value-type="float" office:value="0.00007482729" calcext:value-type="float">
            <text:p>0.00007482729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2" office:value-type="float" office:value="0.00007539957" calcext:value-type="float">
            <text:p>0.00007539957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table:number-columns-repeated="2" office:value-type="float" office:value="0.00007749209" calcext:value-type="float">
            <text:p>0.00007749209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table:number-columns-repeated="2" office:value-type="float" office:value="0.00007827624" calcext:value-type="float">
            <text:p>0.00007827624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table:number-columns-repeated="2" office:value-type="float" office:value="0.00007747722" calcext:value-type="float">
            <text:p>0.00007747722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2" office:value-type="float" office:value="0.0000778853" calcext:value-type="float">
            <text:p>0.0000778853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table:number-columns-repeated="2" office:value-type="float" office:value="0.00007468511" calcext:value-type="float">
            <text:p>0.00007468511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2" office:value-type="float" office:value="0.00007339304" calcext:value-type="float">
            <text:p>0.00007339304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table:number-columns-repeated="2" office:value-type="float" office:value="0.0000747875" calcext:value-type="float">
            <text:p>0.000074787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0.00007634722" calcext:value-type="float">
            <text:p>0.00007634722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table:number-columns-repeated="2" office:value-type="float" office:value="0.00007684546" calcext:value-type="float">
            <text:p>0.00007684546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2" office:value-type="float" office:value="0.00007500034" calcext:value-type="float">
            <text:p>0.00007500034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table:number-columns-repeated="2" office:value-type="float" office:value="0.00008241082" calcext:value-type="float">
            <text:p>0.00008241082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2" office:value-type="float" office:value="0.00008029678" calcext:value-type="float">
            <text:p>0.00008029678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table:number-columns-repeated="2" office:value-type="float" office:value="0.00007838994" calcext:value-type="float">
            <text:p>0.00007838994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2" office:value-type="float" office:value="0.00007762574" calcext:value-type="float">
            <text:p>0.00007762574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table:number-columns-repeated="2" office:value-type="float" office:value="0.00007683748" calcext:value-type="float">
            <text:p>0.00007683748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2" office:value-type="float" office:value="0.00007522848" calcext:value-type="float">
            <text:p>0.00007522848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table:number-columns-repeated="2" office:value-type="float" office:value="0.00007415525" calcext:value-type="float">
            <text:p>0.00007415525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table:number-columns-repeated="2" office:value-type="float" office:value="0.00007552691" calcext:value-type="float">
            <text:p>0.00007552691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table:number-columns-repeated="2" office:value-type="float" office:value="0.00007925234" calcext:value-type="float">
            <text:p>0.00007925234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2" office:value-type="float" office:value="0.00007883427" calcext:value-type="float">
            <text:p>0.00007883427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table:number-columns-repeated="2" office:value-type="float" office:value="0.00007875366" calcext:value-type="float">
            <text:p>0.00007875366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2" office:value-type="float" office:value="0.00008081249" calcext:value-type="float">
            <text:p>0.00008081249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table:number-columns-repeated="2" office:value-type="float" office:value="0.00008460136" calcext:value-type="float">
            <text:p>0.00008460136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2" office:value-type="float" office:value="0.00008428092" calcext:value-type="float">
            <text:p>0.00008428092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table:number-columns-repeated="2" office:value-type="float" office:value="0.00008167649" calcext:value-type="float">
            <text:p>0.00008167649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table:number-columns-repeated="2" office:value-type="float" office:value="0.00007850717" calcext:value-type="float">
            <text:p>0.00007850717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table:number-columns-repeated="2" office:value-type="float" office:value="0.00007561209" calcext:value-type="float">
            <text:p>0.00007561209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table:number-columns-repeated="2" office:value-type="float" office:value="0.00007495924" calcext:value-type="float">
            <text:p>0.00007495924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table:number-columns-repeated="2" office:value-type="float" office:value="0.0000743835" calcext:value-type="float">
            <text:p>0.0000743835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2" office:value-type="float" office:value="0.00007406267" calcext:value-type="float">
            <text:p>0.00007406267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table:number-columns-repeated="2" office:value-type="float" office:value="0.00007325092" calcext:value-type="float">
            <text:p>0.00007325092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table:number-columns-repeated="2" office:value-type="float" office:value="0.00007341336" calcext:value-type="float">
            <text:p>0.00007341336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table:number-columns-repeated="2" office:value-type="float" office:value="0.00007868313" calcext:value-type="float">
            <text:p>0.0000786831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2" office:value-type="float" office:value="0.00007674836" calcext:value-type="float">
            <text:p>0.00007674836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table:number-columns-repeated="2" office:value-type="float" office:value="0.00007530708" calcext:value-type="float">
            <text:p>0.00007530708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table:number-columns-repeated="2" office:value-type="float" office:value="0.00007785131" calcext:value-type="float">
            <text:p>0.00007785131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table:number-columns-repeated="2" office:value-type="float" office:value="0.00008037187" calcext:value-type="float">
            <text:p>0.00008037187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2" office:value-type="float" office:value="0.00007763677" calcext:value-type="float">
            <text:p>0.00007763677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table:number-columns-repeated="2" office:value-type="float" office:value="0.00007656763" calcext:value-type="float">
            <text:p>0.00007656763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table:number-columns-repeated="2" office:value-type="float" office:value="0.00007365765" calcext:value-type="float">
            <text:p>0.00007365765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table:number-columns-repeated="2" office:value-type="float" office:value="0.00007233905" calcext:value-type="float">
            <text:p>0.00007233905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table:number-columns-repeated="2" office:value-type="float" office:value="0.00006915613" calcext:value-type="float">
            <text:p>0.00006915613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table:number-columns-repeated="2" office:value-type="float" office:value="0.00007484101" calcext:value-type="float">
            <text:p>0.00007484101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table:number-columns-repeated="2" office:value-type="float" office:value="0.00008367717" calcext:value-type="float">
            <text:p>0.00008367717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table:number-columns-repeated="2" office:value-type="float" office:value="0.00007153456" calcext:value-type="float">
            <text:p>0.00007153456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table:number-columns-repeated="2" office:value-type="float" office:value="0.00007457339" calcext:value-type="float">
            <text:p>0.00007457339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table:number-columns-repeated="2" office:value-type="float" office:value="0.00008037492" calcext:value-type="float">
            <text:p>0.00008037492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table:number-columns-repeated="2" office:value-type="float" office:value="0.00008081234" calcext:value-type="float">
            <text:p>0.00008081234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table:number-columns-repeated="2" office:value-type="float" office:value="0.00008072445" calcext:value-type="float">
            <text:p>0.00008072445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table:number-columns-repeated="2" office:value-type="float" office:value="0.00008019924" calcext:value-type="float">
            <text:p>0.00008019924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table:number-columns-repeated="2" office:value-type="float" office:value="0.00007905828" calcext:value-type="float">
            <text:p>0.00007905828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2" office:value-type="float" office:value="0.00007993715" calcext:value-type="float">
            <text:p>0.00007993715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table:number-columns-repeated="2" office:value-type="float" office:value="0.00008313684" calcext:value-type="float">
            <text:p>0.00008313684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2" office:value-type="float" office:value="0.00008285028" calcext:value-type="float">
            <text:p>0.00008285028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table:number-columns-repeated="2" office:value-type="float" office:value="0.00008262685" calcext:value-type="float">
            <text:p>0.00008262685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table:number-columns-repeated="2" office:value-type="float" office:value="0.00008429233" calcext:value-type="float">
            <text:p>0.00008429233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table:number-columns-repeated="2" office:value-type="float" office:value="0.00008413661" calcext:value-type="float">
            <text:p>0.00008413661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table:number-columns-repeated="2" office:value-type="float" office:value="0.00008088438" calcext:value-type="float">
            <text:p>0.00008088438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table:number-columns-repeated="2" office:value-type="float" office:value="0.00007984688" calcext:value-type="float">
            <text:p>0.00007984688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table:number-columns-repeated="2" office:value-type="float" office:value="0.00008223797" calcext:value-type="float">
            <text:p>0.00008223797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table:number-columns-repeated="2" office:value-type="float" office:value="0.0000761869" calcext:value-type="float">
            <text:p>0.0000761869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2" office:value-type="float" office:value="0.00007589761" calcext:value-type="float">
            <text:p>0.00007589761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table:number-columns-repeated="2" office:value-type="float" office:value="0.00007597917" calcext:value-type="float">
            <text:p>0.00007597917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2" office:value-type="float" office:value="0.00007531634" calcext:value-type="float">
            <text:p>0.00007531634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table:number-columns-repeated="2" office:value-type="float" office:value="0.00007875062" calcext:value-type="float">
            <text:p>0.00007875062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table:number-columns-repeated="2" office:value-type="float" office:value="0.00008109937" calcext:value-type="float">
            <text:p>0.00008109937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table:number-columns-repeated="2" office:value-type="float" office:value="0.00008082679" calcext:value-type="float">
            <text:p>0.00008082679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table:number-columns-repeated="2" office:value-type="float" office:value="0.00007762523" calcext:value-type="float">
            <text:p>0.00007762523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table:number-columns-repeated="2" office:value-type="float" office:value="0.00007474625" calcext:value-type="float">
            <text:p>0.00007474625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table:number-columns-repeated="2" office:value-type="float" office:value="0.00007414157" calcext:value-type="float">
            <text:p>0.00007414157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table:number-columns-repeated="2" office:value-type="float" office:value="0.00007435138" calcext:value-type="float">
            <text:p>0.00007435138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2" office:value-type="float" office:value="0.00007507364" calcext:value-type="float">
            <text:p>0.00007507364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table:number-columns-repeated="2" office:value-type="float" office:value="0.00007412329" calcext:value-type="float">
            <text:p>0.00007412329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2" office:value-type="float" office:value="0.00007493793" calcext:value-type="float">
            <text:p>0.00007493793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number-columns-repeated="2" office:value-type="float" office:value="0.00007036461" calcext:value-type="float">
            <text:p>0.00007036461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table:number-columns-repeated="2" office:value-type="float" office:value="0.00007097908" calcext:value-type="float">
            <text:p>0.00007097908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table:number-columns-repeated="2" office:value-type="float" office:value="0.00006826544" calcext:value-type="float">
            <text:p>0.00006826544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2" office:value-type="float" office:value="0.00006993306" calcext:value-type="float">
            <text:p>0.00006993306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table:number-columns-repeated="2" office:value-type="float" office:value="0.00006740085" calcext:value-type="float">
            <text:p>0.00006740085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table:number-columns-repeated="2" office:value-type="float" office:value="0.00006771803" calcext:value-type="float">
            <text:p>0.00006771803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table:number-columns-repeated="2" office:value-type="float" office:value="0.00006586049" calcext:value-type="float">
            <text:p>0.00006586049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table:number-columns-repeated="2" office:value-type="float" office:value="0.0000722116" calcext:value-type="float">
            <text:p>0.0000722116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table:number-columns-repeated="2" office:value-type="float" office:value="0.00007360858" calcext:value-type="float">
            <text:p>0.0000736085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2" office:value-type="float" office:value="0.00007402944" calcext:value-type="float">
            <text:p>0.00007402944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number-columns-repeated="2" office:value-type="float" office:value="0.00007511141" calcext:value-type="float">
            <text:p>0.00007511141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2" office:value-type="float" office:value="0.00007433494" calcext:value-type="float">
            <text:p>0.00007433494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table:number-columns-repeated="2" office:value-type="float" office:value="0.00007508659" calcext:value-type="float">
            <text:p>0.00007508659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2" office:value-type="float" office:value="0.00007657659" calcext:value-type="float">
            <text:p>0.00007657659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table:number-columns-repeated="2" office:value-type="float" office:value="0.00007590911" calcext:value-type="float">
            <text:p>0.00007590911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table:number-columns-repeated="2" office:value-type="float" office:value="0.00007491015" calcext:value-type="float">
            <text:p>0.00007491015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table:number-columns-repeated="2" office:value-type="float" office:value="0.00007196615" calcext:value-type="float">
            <text:p>0.00007196615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table:number-columns-repeated="2" office:value-type="float" office:value="0.00007217304" calcext:value-type="float">
            <text:p>0.00007217304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table:number-columns-repeated="2" office:value-type="float" office:value="0.00007075418" calcext:value-type="float">
            <text:p>0.00007075418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2" office:value-type="float" office:value="0.00007122099" calcext:value-type="float">
            <text:p>0.00007122099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table:number-columns-repeated="2" office:value-type="float" office:value="0.00006589595" calcext:value-type="float">
            <text:p>0.00006589595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table:number-columns-repeated="2" office:value-type="float" office:value="0.00005759355" calcext:value-type="float">
            <text:p>0.00005759355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table:number-columns-repeated="2" office:value-type="float" office:value="0.00005683611" calcext:value-type="float">
            <text:p>0.00005683611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table:number-columns-repeated="2" office:value-type="float" office:value="0.00005470936" calcext:value-type="float">
            <text:p>0.00005470936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table:number-columns-repeated="2" office:value-type="float" office:value="0.0000540847" calcext:value-type="float">
            <text:p>0.0000540847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2" office:value-type="float" office:value="0.00005605332" calcext:value-type="float">
            <text:p>0.00005605332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table:number-columns-repeated="2" office:value-type="float" office:value="0.00005600555" calcext:value-type="float">
            <text:p>0.00005600555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2" office:value-type="float" office:value="0.00005512543" calcext:value-type="float">
            <text:p>0.00005512543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table:number-columns-repeated="2" office:value-type="float" office:value="0.00005751008" calcext:value-type="float">
            <text:p>0.00005751008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2" office:value-type="float" office:value="0.00005880395" calcext:value-type="float">
            <text:p>0.00005880395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number-columns-repeated="2" office:value-type="float" office:value="0.00005739623" calcext:value-type="float">
            <text:p>0.00005739623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2" office:value-type="float" office:value="0.00005923011" calcext:value-type="float">
            <text:p>0.00005923011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table:number-columns-repeated="2" office:value-type="float" office:value="0.00005832099" calcext:value-type="float">
            <text:p>0.00005832099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table:number-columns-repeated="2" office:value-type="float" office:value="0.00005709296" calcext:value-type="float">
            <text:p>0.0000570929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0.00005059532" calcext:value-type="float">
            <text:p>0.00005059532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table:number-columns-repeated="2" office:value-type="float" office:value="0.00005064436" calcext:value-type="float">
            <text:p>0.00005064436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table:number-columns-repeated="2" office:value-type="float" office:value="0.00004602082" calcext:value-type="float">
            <text:p>0.00004602082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2" office:value-type="float" office:value="0.00004325264" calcext:value-type="float">
            <text:p>0.00004325264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table:number-columns-repeated="2" office:value-type="float" office:value="0.00004424745" calcext:value-type="float">
            <text:p>0.00004424745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table:number-columns-repeated="2" office:value-type="float" office:value="0.00004572792" calcext:value-type="float">
            <text:p>0.00004572792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number-columns-repeated="2" office:value-type="float" office:value="0.00005198103" calcext:value-type="float">
            <text:p>0.00005198103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table:number-columns-repeated="2" office:value-type="float" office:value="0.00004552669" calcext:value-type="float">
            <text:p>0.00004552669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table:number-columns-repeated="2" office:value-type="float" office:value="0.00004666651" calcext:value-type="float">
            <text:p>0.00004666651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table:number-columns-repeated="2" office:value-type="float" office:value="0.00005745237" calcext:value-type="float">
            <text:p>0.00005745237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table:number-columns-repeated="2" office:value-type="float" office:value="0.00008398468" calcext:value-type="float">
            <text:p>0.00008398468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table:number-columns-repeated="2" office:value-type="float" office:value="0.00007389985" calcext:value-type="float">
            <text:p>0.00007389985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table:number-columns-repeated="2" office:value-type="float" office:value="0.00006226414" calcext:value-type="float">
            <text:p>0.00006226414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table:number-columns-repeated="2" office:value-type="float" office:value="0.00006723357" calcext:value-type="float">
            <text:p>0.00006723357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table:number-columns-repeated="2" office:value-type="float" office:value="0.00005587068" calcext:value-type="float">
            <text:p>0.00005587068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2" office:value-type="float" office:value="0.00009640239" calcext:value-type="float">
            <text:p>0.00009640239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number-columns-repeated="2" office:value-type="float" office:value="0.00008311036" calcext:value-type="float">
            <text:p>0.00008311036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table:number-columns-repeated="2" office:value-type="float" office:value="0.0000611632" calcext:value-type="float">
            <text:p>0.0000611632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table:number-columns-repeated="2" office:value-type="float" office:value="0.00003724375" calcext:value-type="float">
            <text:p>0.00003724375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table:number-columns-repeated="2" office:value-type="float" office:value="0.00002670305" calcext:value-type="float">
            <text:p>0.00002670305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table:number-columns-repeated="2" office:value-type="float" office:value="0.00002322936" calcext:value-type="float">
            <text:p>0.00002322936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table:number-columns-repeated="2" office:value-type="float" office:value="0.00002263436" calcext:value-type="float">
            <text:p>0.00002263436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table:number-columns-repeated="2" office:value-type="float" office:value="0.00002568247" calcext:value-type="float">
            <text:p>0.00002568247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table:number-columns-repeated="2" office:value-type="float" office:value="0.00002709834" calcext:value-type="float">
            <text:p>0.00002709834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0.00002768357" calcext:value-type="float">
            <text:p>0.00002768357</text:p>
          </table:table-cell>
          <table:table-cell office:value-type="float" office:value="0.00002195095" calcext:value-type="float">
            <text:p>0.00002195095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00002159087" calcext:value-type="float">
            <text:p>0.00002159087</text:p>
          </table:table-cell>
          <table:table-cell office:value-type="float" office:value="0.00001978063" calcext:value-type="float">
            <text:p>0.00001978063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00002159704" calcext:value-type="float">
            <text:p>0.00002159704</text:p>
          </table:table-cell>
          <table:table-cell office:value-type="float" office:value="0.00002147017" calcext:value-type="float">
            <text:p>0.00002147017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0.00002388065" calcext:value-type="float">
            <text:p>0.00002388065</text:p>
          </table:table-cell>
          <table:table-cell office:value-type="float" office:value="0.00002379334" calcext:value-type="float">
            <text:p>0.00002379334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0.00003540636" calcext:value-type="float">
            <text:p>0.00003540636</text:p>
          </table:table-cell>
          <table:table-cell office:value-type="float" office:value="0.00003475261" calcext:value-type="float">
            <text:p>0.00003475261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0.00007866285" calcext:value-type="float">
            <text:p>0.00007866285</text:p>
          </table:table-cell>
          <table:table-cell office:value-type="float" office:value="0.00007682487" calcext:value-type="float">
            <text:p>0.00007682487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0.0000965224" calcext:value-type="float">
            <text:p>0.0000965224</text:p>
          </table:table-cell>
          <table:table-cell office:value-type="float" office:value="0.00009548936" calcext:value-type="float">
            <text:p>0.00009548936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0.00007693328" calcext:value-type="float">
            <text:p>0.00007693328</text:p>
          </table:table-cell>
          <table:table-cell office:value-type="float" office:value="0.00007672673" calcext:value-type="float">
            <text:p>0.00007672673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0.00009057794" calcext:value-type="float">
            <text:p>0.00009057794</text:p>
          </table:table-cell>
          <table:table-cell office:value-type="float" office:value="0.00009058316" calcext:value-type="float">
            <text:p>0.00009058316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2" office:value-type="float" office:value="0.00006978062" calcext:value-type="float">
            <text:p>0.00006978062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table:number-columns-repeated="2" office:value-type="float" office:value="0.00007226899" calcext:value-type="float">
            <text:p>0.00007226899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2" office:value-type="float" office:value="0.0000720035" calcext:value-type="float">
            <text:p>0.0000720035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table:number-columns-repeated="2" office:value-type="float" office:value="0.00007004324" calcext:value-type="float">
            <text:p>0.00007004324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table:number-columns-repeated="2" office:value-type="float" office:value="0.00006538831" calcext:value-type="float">
            <text:p>0.00006538831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table:number-columns-repeated="2" office:value-type="float" office:value="0.00005281097" calcext:value-type="float">
            <text:p>0.00005281097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2" office:value-type="float" office:value="0.00005814357" calcext:value-type="float">
            <text:p>0.00005814357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table:number-columns-repeated="2" office:value-type="float" office:value="0.00006895576" calcext:value-type="float">
            <text:p>0.00006895576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2" office:value-type="float" office:value="0.00007686097" calcext:value-type="float">
            <text:p>0.00007686097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table:number-columns-repeated="2" office:value-type="float" office:value="0.00008575909" calcext:value-type="float">
            <text:p>0.00008575909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2" office:value-type="float" office:value="0.00009690166" calcext:value-type="float">
            <text:p>0.00009690166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table:number-columns-repeated="2" office:value-type="float" office:value="0.0001093201" calcext:value-type="float">
            <text:p>0.0001093201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2" office:value-type="float" office:value="0.000106174" calcext:value-type="float">
            <text:p>0.000106174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table:number-columns-repeated="2" office:value-type="float" office:value="0.000100352" calcext:value-type="float">
            <text:p>0.000100352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table:number-columns-repeated="2" office:value-type="float" office:value="0.0001063642" calcext:value-type="float">
            <text:p>0.0001063642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table:number-columns-repeated="2" office:value-type="float" office:value="0.0001026696" calcext:value-type="float">
            <text:p>0.0001026696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table:number-columns-repeated="2" office:value-type="float" office:value="0.00009882824" calcext:value-type="float">
            <text:p>0.00009882824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table:number-columns-repeated="2" office:value-type="float" office:value="0.00009938962" calcext:value-type="float">
            <text:p>0.00009938962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2" office:value-type="float" office:value="0.0001042667" calcext:value-type="float">
            <text:p>0.0001042667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table:number-columns-repeated="2" office:value-type="float" office:value="0.0001046022" calcext:value-type="float">
            <text:p>0.0001046022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2" office:value-type="float" office:value="0.00009662027" calcext:value-type="float">
            <text:p>0.00009662027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table:number-columns-repeated="2" office:value-type="float" office:value="0.0001060344" calcext:value-type="float">
            <text:p>0.0001060344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2" office:value-type="float" office:value="0.000160578" calcext:value-type="float">
            <text:p>0.000160578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table:number-columns-repeated="2" office:value-type="float" office:value="0.000172035" calcext:value-type="float">
            <text:p>0.000172035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table:number-columns-repeated="2" office:value-type="float" office:value="0.0001677456" calcext:value-type="float">
            <text:p>0.0001677456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table:number-columns-repeated="2" office:value-type="float" office:value="0.000176705" calcext:value-type="float">
            <text:p>0.000176705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table:number-columns-repeated="2" office:value-type="float" office:value="0.0001838982" calcext:value-type="float">
            <text:p>0.0001838982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table:number-columns-repeated="2" office:value-type="float" office:value="0.0001847381" calcext:value-type="float">
            <text:p>0.0001847381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table:number-columns-repeated="2" office:value-type="float" office:value="0.0001768167" calcext:value-type="float">
            <text:p>0.0001768167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table:number-columns-repeated="2" office:value-type="float" office:value="0.0001713858" calcext:value-type="float">
            <text:p>0.0001713858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2" office:value-type="float" office:value="0.0002229117" calcext:value-type="float">
            <text:p>0.0002229117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table:number-columns-repeated="2" office:value-type="float" office:value="0.0001994021" calcext:value-type="float">
            <text:p>0.0001994021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2" office:value-type="float" office:value="0.0002004891" calcext:value-type="float">
            <text:p>0.0002004891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table:number-columns-repeated="2" office:value-type="float" office:value="0.000199049" calcext:value-type="float">
            <text:p>0.000199049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table:number-columns-repeated="2" office:value-type="float" office:value="0.0002048194" calcext:value-type="float">
            <text:p>0.0002048194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table:number-columns-repeated="2" office:value-type="float" office:value="0.0001952322" calcext:value-type="float">
            <text:p>0.0001952322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table:number-columns-repeated="2" office:value-type="float" office:value="0.0001831287" calcext:value-type="float">
            <text:p>0.0001831287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table:number-columns-repeated="2" office:value-type="float" office:value="0.0002256682" calcext:value-type="float">
            <text:p>0.0002256682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table:number-columns-repeated="2" office:value-type="float" office:value="0.0002409329" calcext:value-type="float">
            <text:p>0.0002409329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table:number-columns-repeated="2" office:value-type="float" office:value="0.0002460101" calcext:value-type="float">
            <text:p>0.0002460101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table:number-columns-repeated="2" office:value-type="float" office:value="0.0002379173" calcext:value-type="float">
            <text:p>0.0002379173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table:number-columns-repeated="2" office:value-type="float" office:value="0.0001702578" calcext:value-type="float">
            <text:p>0.000170257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2" office:value-type="float" office:value="0.0001919092" calcext:value-type="float">
            <text:p>0.0001919092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table:number-columns-repeated="2" office:value-type="float" office:value="0.0002029514" calcext:value-type="float">
            <text:p>0.0002029514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table:number-columns-repeated="2" office:value-type="float" office:value="0.0001975544" calcext:value-type="float">
            <text:p>0.0001975544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table:number-columns-repeated="2" office:value-type="float" office:value="0.0001873772" calcext:value-type="float">
            <text:p>0.0001873772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table:number-columns-repeated="2" office:value-type="float" office:value="0.0001865682" calcext:value-type="float">
            <text:p>0.0001865682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table:number-columns-repeated="2" office:value-type="float" office:value="0.0001930703" calcext:value-type="float">
            <text:p>0.0001930703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table:number-columns-repeated="2" office:value-type="float" office:value="0.0001756798" calcext:value-type="float">
            <text:p>0.0001756798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table:number-columns-repeated="2" office:value-type="float" office:value="0.0001791337" calcext:value-type="float">
            <text:p>0.0001791337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table:number-columns-repeated="2" office:value-type="float" office:value="0.0001963957" calcext:value-type="float">
            <text:p>0.0001963957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table:number-columns-repeated="2" office:value-type="float" office:value="0.0001866263" calcext:value-type="float">
            <text:p>0.0001866263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table:number-columns-repeated="2" office:value-type="float" office:value="0.0001744401" calcext:value-type="float">
            <text:p>0.0001744401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table:number-columns-repeated="2" office:value-type="float" office:value="0.0001642232" calcext:value-type="float">
            <text:p>0.0001642232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table:number-columns-repeated="2" office:value-type="float" office:value="0.0001528777" calcext:value-type="float">
            <text:p>0.0001528777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table:number-columns-repeated="2" office:value-type="float" office:value="0.0001655412" calcext:value-type="float">
            <text:p>0.0001655412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table:number-columns-repeated="2" office:value-type="float" office:value="0.0001718139" calcext:value-type="float">
            <text:p>0.0001718139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table:number-columns-repeated="2" office:value-type="float" office:value="0.000171511" calcext:value-type="float">
            <text:p>0.000171511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2" office:value-type="float" office:value="0.0001972261" calcext:value-type="float">
            <text:p>0.0001972261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table:number-columns-repeated="2" office:value-type="float" office:value="0.0002072863" calcext:value-type="float">
            <text:p>0.0002072863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table:number-columns-repeated="2" office:value-type="float" office:value="0.0002077238" calcext:value-type="float">
            <text:p>0.0002077238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table:number-columns-repeated="2" office:value-type="float" office:value="0.0002120898" calcext:value-type="float">
            <text:p>0.0002120898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table:number-columns-repeated="2" office:value-type="float" office:value="0.0001635106" calcext:value-type="float">
            <text:p>0.0001635106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table:number-columns-repeated="2" office:value-type="float" office:value="0.000172911" calcext:value-type="float">
            <text:p>0.000172911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table:number-columns-repeated="2" office:value-type="float" office:value="0.0001874584" calcext:value-type="float">
            <text:p>0.0001874584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table:number-columns-repeated="2" office:value-type="float" office:value="0.0001834665" calcext:value-type="float">
            <text:p>0.0001834665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table:number-columns-repeated="2" office:value-type="float" office:value="0.0001801115" calcext:value-type="float">
            <text:p>0.0001801115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table:number-columns-repeated="2" office:value-type="float" office:value="0.000189824" calcext:value-type="float">
            <text:p>0.000189824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table:number-columns-repeated="2" office:value-type="float" office:value="0.0001816923" calcext:value-type="float">
            <text:p>0.0001816923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table:number-columns-repeated="2" office:value-type="float" office:value="0.000158673" calcext:value-type="float">
            <text:p>0.000158673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table:number-columns-repeated="2" office:value-type="float" office:value="0.0001582641" calcext:value-type="float">
            <text:p>0.0001582641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table:number-columns-repeated="2" office:value-type="float" office:value="0.0001884054" calcext:value-type="float">
            <text:p>0.0001884054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table:number-columns-repeated="2" office:value-type="float" office:value="0.0001687167" calcext:value-type="float">
            <text:p>0.0001687167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table:number-columns-repeated="2" office:value-type="float" office:value="0.0001786582" calcext:value-type="float">
            <text:p>0.0001786582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table:number-columns-repeated="2" office:value-type="float" office:value="0.0001955349" calcext:value-type="float">
            <text:p>0.0001955349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table:number-columns-repeated="2" office:value-type="float" office:value="0.0001960074" calcext:value-type="float">
            <text:p>0.0001960074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table:number-columns-repeated="2" office:value-type="float" office:value="0.0001713595" calcext:value-type="float">
            <text:p>0.0001713595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table:number-columns-repeated="2" office:value-type="float" office:value="0.0001748545" calcext:value-type="float">
            <text:p>0.0001748545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table:number-columns-repeated="2" office:value-type="float" office:value="0.0001698901" calcext:value-type="float">
            <text:p>0.0001698901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table:number-columns-repeated="2" office:value-type="float" office:value="0.0001708025" calcext:value-type="float">
            <text:p>0.0001708025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table:number-columns-repeated="2" office:value-type="float" office:value="0.0001765922" calcext:value-type="float">
            <text:p>0.0001765922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table:number-columns-repeated="2" office:value-type="float" office:value="0.0001755373" calcext:value-type="float">
            <text:p>0.0001755373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table:number-columns-repeated="2" office:value-type="float" office:value="0.0001765538" calcext:value-type="float">
            <text:p>0.0001765538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table:number-columns-repeated="2" office:value-type="float" office:value="0.0001704457" calcext:value-type="float">
            <text:p>0.0001704457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table:number-columns-repeated="2" office:value-type="float" office:value="0.0001679571" calcext:value-type="float">
            <text:p>0.0001679571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table:number-columns-repeated="2" office:value-type="float" office:value="0.0001700518" calcext:value-type="float">
            <text:p>0.0001700518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table:number-columns-repeated="2" office:value-type="float" office:value="0.0001683677" calcext:value-type="float">
            <text:p>0.0001683677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table:number-columns-repeated="2" office:value-type="float" office:value="0.0001677037" calcext:value-type="float">
            <text:p>0.0001677037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table:number-columns-repeated="2" office:value-type="float" office:value="0.0001665644" calcext:value-type="float">
            <text:p>0.0001665644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table:number-columns-repeated="2" office:value-type="float" office:value="0.0001709912" calcext:value-type="float">
            <text:p>0.0001709912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table:number-columns-repeated="2" office:value-type="float" office:value="0.0001786165" calcext:value-type="float">
            <text:p>0.0001786165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table:number-columns-repeated="2" office:value-type="float" office:value="0.0001768026" calcext:value-type="float">
            <text:p>0.0001768026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2" office:value-type="float" office:value="0.0001746014" calcext:value-type="float">
            <text:p>0.0001746014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table:number-columns-repeated="2" office:value-type="float" office:value="0.0001752482" calcext:value-type="float">
            <text:p>0.0001752482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table:number-columns-repeated="2" office:value-type="float" office:value="0.0001775064" calcext:value-type="float">
            <text:p>0.0001775064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table:number-columns-repeated="2" office:value-type="float" office:value="0.0001777045" calcext:value-type="float">
            <text:p>0.0001777045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table:number-columns-repeated="2" office:value-type="float" office:value="0.0001725927" calcext:value-type="float">
            <text:p>0.0001725927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table:number-columns-repeated="2" office:value-type="float" office:value="0.0001602715" calcext:value-type="float">
            <text:p>0.0001602715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table:number-columns-repeated="2" office:value-type="float" office:value="0.0001642486" calcext:value-type="float">
            <text:p>0.0001642486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table:number-columns-repeated="2" office:value-type="float" office:value="0.0001669438" calcext:value-type="float">
            <text:p>0.0001669438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table:number-columns-repeated="2" office:value-type="float" office:value="0.0001619874" calcext:value-type="float">
            <text:p>0.0001619874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table:number-columns-repeated="2" office:value-type="float" office:value="0.000167306" calcext:value-type="float">
            <text:p>0.000167306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table:number-columns-repeated="2" office:value-type="float" office:value="0.0001649222" calcext:value-type="float">
            <text:p>0.0001649222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table:number-columns-repeated="2" office:value-type="float" office:value="0.0001613699" calcext:value-type="float">
            <text:p>0.0001613699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table:number-columns-repeated="2" office:value-type="float" office:value="0.0002199033" calcext:value-type="float">
            <text:p>0.0002199033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table:number-columns-repeated="2" office:value-type="float" office:value="0.0002197924" calcext:value-type="float">
            <text:p>0.0002197924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table:number-columns-repeated="2" office:value-type="float" office:value="0.0002117321" calcext:value-type="float">
            <text:p>0.0002117321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table:number-columns-repeated="2" office:value-type="float" office:value="0.0002157476" calcext:value-type="float">
            <text:p>0.0002157476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table:number-columns-repeated="2" office:value-type="float" office:value="0.0002155577" calcext:value-type="float">
            <text:p>0.0002155577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table:number-columns-repeated="2" office:value-type="float" office:value="0.0002195845" calcext:value-type="float">
            <text:p>0.0002195845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table:number-columns-repeated="2" office:value-type="float" office:value="0.0002205337" calcext:value-type="float">
            <text:p>0.0002205337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table:number-columns-repeated="2" office:value-type="float" office:value="0.0002062537" calcext:value-type="float">
            <text:p>0.0002062537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table:number-columns-repeated="2" office:value-type="float" office:value="0.0002029071" calcext:value-type="float">
            <text:p>0.0002029071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table:number-columns-repeated="2" office:value-type="float" office:value="0.0002019363" calcext:value-type="float">
            <text:p>0.0002019363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table:number-columns-repeated="2" office:value-type="float" office:value="0.0002028446" calcext:value-type="float">
            <text:p>0.0002028446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table:number-columns-repeated="2" office:value-type="float" office:value="0.0002021255" calcext:value-type="float">
            <text:p>0.0002021255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table:number-columns-repeated="2" office:value-type="float" office:value="0.000203298" calcext:value-type="float">
            <text:p>0.000203298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table:number-columns-repeated="2" office:value-type="float" office:value="0.0001998626" calcext:value-type="float">
            <text:p>0.0001998626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table:number-columns-repeated="2" office:value-type="float" office:value="0.0002018085" calcext:value-type="float">
            <text:p>0.0002018085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table:number-columns-repeated="2" office:value-type="float" office:value="0.0002012426" calcext:value-type="float">
            <text:p>0.000201242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 office:value-type="float" office:value="0.000196539" calcext:value-type="float">
            <text:p>0.000196539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2" office:value-type="float" office:value="0.0001977243" calcext:value-type="float">
            <text:p>0.0001977243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2" office:value-type="float" office:value="0.000200021" calcext:value-type="float">
            <text:p>0.000200021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2" office:value-type="float" office:value="0.0002014245" calcext:value-type="float">
            <text:p>0.0002014245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table:number-columns-repeated="2" office:value-type="float" office:value="0.0001994424" calcext:value-type="float">
            <text:p>0.0001994424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table:number-columns-repeated="2" office:value-type="float" office:value="0.0001787966" calcext:value-type="float">
            <text:p>0.0001787966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table:number-columns-repeated="2" office:value-type="float" office:value="0.000182232" calcext:value-type="float">
            <text:p>0.000182232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table:number-columns-repeated="2" office:value-type="float" office:value="0.0001803181" calcext:value-type="float">
            <text:p>0.0001803181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2" office:value-type="float" office:value="0.0001790782" calcext:value-type="float">
            <text:p>0.0001790782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table:number-columns-repeated="2" office:value-type="float" office:value="0.0001791682" calcext:value-type="float">
            <text:p>0.0001791682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table:number-columns-repeated="2" office:value-type="float" office:value="0.0001806213" calcext:value-type="float">
            <text:p>0.0001806213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table:number-columns-repeated="2" office:value-type="float" office:value="0.0001796475" calcext:value-type="float">
            <text:p>0.0001796475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table:number-columns-repeated="2" office:value-type="float" office:value="0.0001895608" calcext:value-type="float">
            <text:p>0.0001895608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table:number-columns-repeated="2" office:value-type="float" office:value="0.0001911221" calcext:value-type="float">
            <text:p>0.0001911221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table:number-columns-repeated="2" office:value-type="float" office:value="0.0001994939" calcext:value-type="float">
            <text:p>0.0001994939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table:number-columns-repeated="2" office:value-type="float" office:value="0.0001964206" calcext:value-type="float">
            <text:p>0.0001964206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table:number-columns-repeated="2" office:value-type="float" office:value="0.0001976402" calcext:value-type="float">
            <text:p>0.0001976402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table:number-columns-repeated="2" office:value-type="float" office:value="0.0001922041" calcext:value-type="float">
            <text:p>0.0001922041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table:number-columns-repeated="2" office:value-type="float" office:value="0.0001955302" calcext:value-type="float">
            <text:p>0.0001955302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table:number-columns-repeated="2" office:value-type="float" office:value="0.0001970571" calcext:value-type="float">
            <text:p>0.0001970571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table:number-columns-repeated="2" office:value-type="float" office:value="0.0001919017" calcext:value-type="float">
            <text:p>0.0001919017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table:number-columns-repeated="2" office:value-type="float" office:value="0.0001882607" calcext:value-type="float">
            <text:p>0.000188260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2" office:value-type="float" office:value="0.0001894693" calcext:value-type="float">
            <text:p>0.0001894693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table:number-columns-repeated="2" office:value-type="float" office:value="0.0001957219" calcext:value-type="float">
            <text:p>0.0001957219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2" office:value-type="float" office:value="0.0001980731" calcext:value-type="float">
            <text:p>0.0001980731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table:number-columns-repeated="2" office:value-type="float" office:value="0.0001961437" calcext:value-type="float">
            <text:p>0.0001961437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2" office:value-type="float" office:value="0.0001915288" calcext:value-type="float">
            <text:p>0.0001915288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table:number-columns-repeated="2" office:value-type="float" office:value="0.0001975387" calcext:value-type="float">
            <text:p>0.0001975387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2" office:value-type="float" office:value="0.0001901005" calcext:value-type="float">
            <text:p>0.0001901005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table:number-columns-repeated="2" office:value-type="float" office:value="0.0001913205" calcext:value-type="float">
            <text:p>0.0001913205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2" office:value-type="float" office:value="0.0001978488" calcext:value-type="float">
            <text:p>0.0001978488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table:number-columns-repeated="2" office:value-type="float" office:value="0.0001906857" calcext:value-type="float">
            <text:p>0.0001906857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2" office:value-type="float" office:value="0.0001932148" calcext:value-type="float">
            <text:p>0.0001932148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table:number-columns-repeated="2" office:value-type="float" office:value="0.0002058149" calcext:value-type="float">
            <text:p>0.0002058149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2" office:value-type="float" office:value="0.0002060169" calcext:value-type="float">
            <text:p>0.0002060169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2" office:value-type="float" office:value="0.0002073962" calcext:value-type="float">
            <text:p>0.0002073962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2" office:value-type="float" office:value="0.0002052851" calcext:value-type="float">
            <text:p>0.0002052851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2" office:value-type="float" office:value="0.0002060905" calcext:value-type="float">
            <text:p>0.0002060905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2" office:value-type="float" office:value="0.0002071917" calcext:value-type="float">
            <text:p>0.0002071917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2" office:value-type="float" office:value="0.0002040562" calcext:value-type="float">
            <text:p>0.0002040562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2" office:value-type="float" office:value="0.0002143357" calcext:value-type="float">
            <text:p>0.0002143357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2" office:value-type="float" office:value="0.0002134945" calcext:value-type="float">
            <text:p>0.0002134945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2" office:value-type="float" office:value="0.0002147987" calcext:value-type="float">
            <text:p>0.0002147987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2" office:value-type="float" office:value="0.0002138144" calcext:value-type="float">
            <text:p>0.0002138144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2" office:value-type="float" office:value="0.000218487" calcext:value-type="float">
            <text:p>0.000218487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2" office:value-type="float" office:value="0.0002169079" calcext:value-type="float">
            <text:p>0.0002169079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2" office:value-type="float" office:value="0.0002183501" calcext:value-type="float">
            <text:p>0.0002183501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2" office:value-type="float" office:value="0.0002642357" calcext:value-type="float">
            <text:p>0.0002642357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2" office:value-type="float" office:value="0.0002560162" calcext:value-type="float">
            <text:p>0.0002560162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2" office:value-type="float" office:value="0.000255835" calcext:value-type="float">
            <text:p>0.000255835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2" office:value-type="float" office:value="0.00025584" calcext:value-type="float">
            <text:p>0.00025584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2" office:value-type="float" office:value="0.0002573343" calcext:value-type="float">
            <text:p>0.0002573343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2" office:value-type="float" office:value="0.0002523767" calcext:value-type="float">
            <text:p>0.0002523767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2" office:value-type="float" office:value="0.0002556647" calcext:value-type="float">
            <text:p>0.0002556647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2" office:value-type="float" office:value="0.0002331224" calcext:value-type="float">
            <text:p>0.0002331224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2" office:value-type="float" office:value="0.0002357881" calcext:value-type="float">
            <text:p>0.0002357881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2" office:value-type="float" office:value="0.0002323113" calcext:value-type="float">
            <text:p>0.0002323113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2" office:value-type="float" office:value="0.0002296443" calcext:value-type="float">
            <text:p>0.0002296443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2" office:value-type="float" office:value="0.000226829" calcext:value-type="float">
            <text:p>0.000226829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2" office:value-type="float" office:value="0.0002327523" calcext:value-type="float">
            <text:p>0.0002327523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2" office:value-type="float" office:value="0.0002315212" calcext:value-type="float">
            <text:p>0.0002315212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2" office:value-type="float" office:value="0.0002660645" calcext:value-type="float">
            <text:p>0.0002660645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2" office:value-type="float" office:value="0.0002719137" calcext:value-type="float">
            <text:p>0.0002719137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2" office:value-type="float" office:value="0.0002672986" calcext:value-type="float">
            <text:p>0.0002672986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2" office:value-type="float" office:value="0.000262832" calcext:value-type="float">
            <text:p>0.000262832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2" office:value-type="float" office:value="0.000267594" calcext:value-type="float">
            <text:p>0.000267594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2" office:value-type="float" office:value="0.0002604335" calcext:value-type="float">
            <text:p>0.0002604335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2" office:value-type="float" office:value="0.0002538524" calcext:value-type="float">
            <text:p>0.0002538524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2" office:value-type="float" office:value="0.0002522292" calcext:value-type="float">
            <text:p>0.0002522292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2" office:value-type="float" office:value="0.0002500852" calcext:value-type="float">
            <text:p>0.0002500852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2" office:value-type="float" office:value="0.0002541689" calcext:value-type="float">
            <text:p>0.0002541689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table:number-columns-repeated="2" office:value-type="float" office:value="0.0002537736" calcext:value-type="float">
            <text:p>0.0002537736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2" office:value-type="float" office:value="0.0002517822" calcext:value-type="float">
            <text:p>0.0002517822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table:number-columns-repeated="2" office:value-type="float" office:value="0.0002482644" calcext:value-type="float">
            <text:p>0.0002482644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table:number-columns-repeated="2" office:value-type="float" office:value="0.0002437844" calcext:value-type="float">
            <text:p>0.0002437844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table:number-columns-repeated="2" office:value-type="float" office:value="0.000265973" calcext:value-type="float">
            <text:p>0.000265973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table:number-columns-repeated="2" office:value-type="float" office:value="0.0002707601" calcext:value-type="float">
            <text:p>0.0002707601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table:number-columns-repeated="2" office:value-type="float" office:value="0.0002756252" calcext:value-type="float">
            <text:p>0.0002756252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table:number-columns-repeated="2" office:value-type="float" office:value="0.0002798995" calcext:value-type="float">
            <text:p>0.0002798995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table:number-columns-repeated="2" office:value-type="float" office:value="0.0002826978" calcext:value-type="float">
            <text:p>0.0002826978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table:number-columns-repeated="2" office:value-type="float" office:value="0.0002813392" calcext:value-type="float">
            <text:p>0.0002813392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table:number-columns-repeated="2" office:value-type="float" office:value="0.0002872724" calcext:value-type="float">
            <text:p>0.0002872724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2" office:value-type="float" office:value="0.0002861765" calcext:value-type="float">
            <text:p>0.0002861765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table:number-columns-repeated="2" office:value-type="float" office:value="0.0002901746" calcext:value-type="float">
            <text:p>0.0002901746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table:number-columns-repeated="2" office:value-type="float" office:value="0.0002837273" calcext:value-type="float">
            <text:p>0.0002837273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table:number-columns-repeated="2" office:value-type="float" office:value="0.000281439" calcext:value-type="float">
            <text:p>0.000281439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table:number-columns-repeated="2" office:value-type="float" office:value="0.0002776603" calcext:value-type="float">
            <text:p>0.0002776603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table:number-columns-repeated="2" office:value-type="float" office:value="0.0002778358" calcext:value-type="float">
            <text:p>0.0002778358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table:number-columns-repeated="2" office:value-type="float" office:value="0.000274009" calcext:value-type="float">
            <text:p>0.000274009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table:number-columns-repeated="2" office:value-type="float" office:value="0.0003017787" calcext:value-type="float">
            <text:p>0.0003017787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table:number-columns-repeated="2" office:value-type="float" office:value="0.0003025028" calcext:value-type="float">
            <text:p>0.0003025028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table:number-columns-repeated="2" office:value-type="float" office:value="0.0002977304" calcext:value-type="float">
            <text:p>0.0002977304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table:number-columns-repeated="2" office:value-type="float" office:value="0.0002935982" calcext:value-type="float">
            <text:p>0.0002935982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table:number-columns-repeated="2" office:value-type="float" office:value="0.0002987506" calcext:value-type="float">
            <text:p>0.0002987506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table:number-columns-repeated="2" office:value-type="float" office:value="0.0002997477" calcext:value-type="float">
            <text:p>0.0002997477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table:number-columns-repeated="2" office:value-type="float" office:value="0.0003027488" calcext:value-type="float">
            <text:p>0.0003027488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table:number-columns-repeated="2" office:value-type="float" office:value="0.0002769698" calcext:value-type="float">
            <text:p>0.0002769698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table:number-columns-repeated="2" office:value-type="float" office:value="0.0002735497" calcext:value-type="float">
            <text:p>0.0002735497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table:number-columns-repeated="2" office:value-type="float" office:value="0.000275946" calcext:value-type="float">
            <text:p>0.000275946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table:number-columns-repeated="2" office:value-type="float" office:value="0.0002701312" calcext:value-type="float">
            <text:p>0.0002701312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table:number-columns-repeated="2" office:value-type="float" office:value="0.0002723164" calcext:value-type="float">
            <text:p>0.0002723164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table:number-columns-repeated="2" office:value-type="float" office:value="0.000262383" calcext:value-type="float">
            <text:p>0.000262383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table:number-columns-repeated="2" office:value-type="float" office:value="0.000268208" calcext:value-type="float">
            <text:p>0.000268208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table:number-columns-repeated="2" office:value-type="float" office:value="0.0002656682" calcext:value-type="float">
            <text:p>0.0002656682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table:number-columns-repeated="2" office:value-type="float" office:value="0.0002645451" calcext:value-type="float">
            <text:p>0.0002645451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table:number-columns-repeated="2" office:value-type="float" office:value="0.0002602292" calcext:value-type="float">
            <text:p>0.0002602292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table:number-columns-repeated="2" office:value-type="float" office:value="0.0002607493" calcext:value-type="float">
            <text:p>0.0002607493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table:number-columns-repeated="2" office:value-type="float" office:value="0.0002596678" calcext:value-type="float">
            <text:p>0.0002596678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table:number-columns-repeated="2" office:value-type="float" office:value="0.0002613188" calcext:value-type="float">
            <text:p>0.0002613188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table:number-columns-repeated="2" office:value-type="float" office:value="0.0002573569" calcext:value-type="float">
            <text:p>0.0002573569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table:number-columns-repeated="2" office:value-type="float" office:value="0.0002568423" calcext:value-type="float">
            <text:p>0.0002568423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table:number-columns-repeated="2" office:value-type="float" office:value="0.0002596858" calcext:value-type="float">
            <text:p>0.0002596858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table:number-columns-repeated="2" office:value-type="float" office:value="0.0002568667" calcext:value-type="float">
            <text:p>0.0002568667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table:number-columns-repeated="2" office:value-type="float" office:value="0.000250567" calcext:value-type="float">
            <text:p>0.000250567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table:number-columns-repeated="2" office:value-type="float" office:value="0.0002459993" calcext:value-type="float">
            <text:p>0.0002459993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table:number-columns-repeated="2" office:value-type="float" office:value="0.00024719" calcext:value-type="float">
            <text:p>0.00024719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table:number-columns-repeated="2" office:value-type="float" office:value="0.000250562" calcext:value-type="float">
            <text:p>0.000250562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table:number-columns-repeated="2" office:value-type="float" office:value="0.0002512785" calcext:value-type="float">
            <text:p>0.0002512785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table:number-columns-repeated="2" office:value-type="float" office:value="0.0002559971" calcext:value-type="float">
            <text:p>0.0002559971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table:number-columns-repeated="2" office:value-type="float" office:value="0.0002553272" calcext:value-type="float">
            <text:p>0.0002553272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table:number-columns-repeated="2" office:value-type="float" office:value="0.0002566827" calcext:value-type="float">
            <text:p>0.0002566827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table:number-columns-repeated="2" office:value-type="float" office:value="0.0002521504" calcext:value-type="float">
            <text:p>0.000252150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2" office:value-type="float" office:value="0.0002520215" calcext:value-type="float">
            <text:p>0.0002520215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table:number-columns-repeated="2" office:value-type="float" office:value="0.0002520242" calcext:value-type="float">
            <text:p>0.0002520242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table:number-columns-repeated="2" office:value-type="float" office:value="0.0002495415" calcext:value-type="float">
            <text:p>0.0002495415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table:number-columns-repeated="2" office:value-type="float" office:value="0.0002478968" calcext:value-type="float">
            <text:p>0.0002478968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table:number-columns-repeated="2" office:value-type="float" office:value="0.0002526004" calcext:value-type="float">
            <text:p>0.0002526004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table:number-columns-repeated="2" office:value-type="float" office:value="0.0002546611" calcext:value-type="float">
            <text:p>0.0002546611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table:number-columns-repeated="2" office:value-type="float" office:value="0.0002531083" calcext:value-type="float">
            <text:p>0.0002531083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table:number-columns-repeated="2" office:value-type="float" office:value="0.0002489192" calcext:value-type="float">
            <text:p>0.0002489192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table:number-columns-repeated="2" office:value-type="float" office:value="0.0002451732" calcext:value-type="float">
            <text:p>0.0002451732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table:number-columns-repeated="2" office:value-type="float" office:value="0.0002610695" calcext:value-type="float">
            <text:p>0.0002610695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2" office:value-type="float" office:value="0.0002600828" calcext:value-type="float">
            <text:p>0.0002600828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table:number-columns-repeated="2" office:value-type="float" office:value="0.0002570779" calcext:value-type="float">
            <text:p>0.0002570779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table:number-columns-repeated="2" office:value-type="float" office:value="0.0002448007" calcext:value-type="float">
            <text:p>0.0002448007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table:number-columns-repeated="2" office:value-type="float" office:value="0.0002451331" calcext:value-type="float">
            <text:p>0.0002451331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table:number-columns-repeated="2" office:value-type="float" office:value="0.0002442913" calcext:value-type="float">
            <text:p>0.0002442913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table:number-columns-repeated="2" office:value-type="float" office:value="0.0002496966" calcext:value-type="float">
            <text:p>0.0002496966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table:number-columns-repeated="2" office:value-type="float" office:value="0.0002332478" calcext:value-type="float">
            <text:p>0.0002332478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table:number-columns-repeated="2" office:value-type="float" office:value="0.00023088" calcext:value-type="float">
            <text:p>0.00023088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table:number-columns-repeated="2" office:value-type="float" office:value="0.0002269495" calcext:value-type="float">
            <text:p>0.0002269495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table:number-columns-repeated="2" office:value-type="float" office:value="0.0002242243" calcext:value-type="float">
            <text:p>0.0002242243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table:number-columns-repeated="2" office:value-type="float" office:value="0.0002289766" calcext:value-type="float">
            <text:p>0.0002289766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table:number-columns-repeated="2" office:value-type="float" office:value="0.0002334579" calcext:value-type="float">
            <text:p>0.0002334579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table:number-columns-repeated="2" office:value-type="float" office:value="0.0002383182" calcext:value-type="float">
            <text:p>0.0002383182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table:number-columns-repeated="2" office:value-type="float" office:value="0.0002406979" calcext:value-type="float">
            <text:p>0.0002406979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table:number-columns-repeated="2" office:value-type="float" office:value="0.0002434093" calcext:value-type="float">
            <text:p>0.0002434093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table:number-columns-repeated="2" office:value-type="float" office:value="0.0002423071" calcext:value-type="float">
            <text:p>0.0002423071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table:number-columns-repeated="2" office:value-type="float" office:value="0.0002410783" calcext:value-type="float">
            <text:p>0.0002410783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table:number-columns-repeated="2" office:value-type="float" office:value="0.0002456034" calcext:value-type="float">
            <text:p>0.0002456034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table:number-columns-repeated="2" office:value-type="float" office:value="0.0002417924" calcext:value-type="float">
            <text:p>0.0002417924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table:number-columns-repeated="2" office:value-type="float" office:value="0.0002445057" calcext:value-type="float">
            <text:p>0.0002445057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2" office:value-type="float" office:value="0.0003229799" calcext:value-type="float">
            <text:p>0.0003229799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table:number-columns-repeated="2" office:value-type="float" office:value="0.0003205466" calcext:value-type="float">
            <text:p>0.0003205466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table:number-columns-repeated="2" office:value-type="float" office:value="0.0003154439" calcext:value-type="float">
            <text:p>0.0003154439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table:number-columns-repeated="2" office:value-type="float" office:value="0.0003183008" calcext:value-type="float">
            <text:p>0.0003183008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table:number-columns-repeated="2" office:value-type="float" office:value="0.0003114196" calcext:value-type="float">
            <text:p>0.0003114196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table:number-columns-repeated="2" office:value-type="float" office:value="0.0003053427" calcext:value-type="float">
            <text:p>0.0003053427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table:number-columns-repeated="2" office:value-type="float" office:value="0.0002738437" calcext:value-type="float">
            <text:p>0.0002738437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table:number-columns-repeated="2" office:value-type="float" office:value="0.000251915" calcext:value-type="float">
            <text:p>0.000251915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2" office:value-type="float" office:value="0.0002518491" calcext:value-type="float">
            <text:p>0.0002518491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table:number-columns-repeated="2" office:value-type="float" office:value="0.0002523594" calcext:value-type="float">
            <text:p>0.0002523594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2" office:value-type="float" office:value="0.0002502691" calcext:value-type="float">
            <text:p>0.0002502691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table:number-columns-repeated="2" office:value-type="float" office:value="0.0002452119" calcext:value-type="float">
            <text:p>0.0002452119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table:number-columns-repeated="2" office:value-type="float" office:value="0.0002679648" calcext:value-type="float">
            <text:p>0.0002679648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table:number-columns-repeated="2" office:value-type="float" office:value="0.0002689506" calcext:value-type="float">
            <text:p>0.0002689506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table:number-columns-repeated="2" office:value-type="float" office:value="0.0003256205" calcext:value-type="float">
            <text:p>0.0003256205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table:number-columns-repeated="2" office:value-type="float" office:value="0.0003242002" calcext:value-type="float">
            <text:p>0.0003242002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table:number-columns-repeated="2" office:value-type="float" office:value="0.0002902753" calcext:value-type="float">
            <text:p>0.0002902753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table:number-columns-repeated="2" office:value-type="float" office:value="0.0002814715" calcext:value-type="float">
            <text:p>0.0002814715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table:number-columns-repeated="2" office:value-type="float" office:value="0.0002797067" calcext:value-type="float">
            <text:p>0.0002797067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table:number-columns-repeated="2" office:value-type="float" office:value="0.0002831987" calcext:value-type="float">
            <text:p>0.0002831987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2" office:value-type="float" office:value="0.0002834536" calcext:value-type="float">
            <text:p>0.0002834536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table:number-columns-repeated="2" office:value-type="float" office:value="0.0002619209" calcext:value-type="float">
            <text:p>0.0002619209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table:number-columns-repeated="2" office:value-type="float" office:value="0.0002611425" calcext:value-type="float">
            <text:p>0.0002611425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table:number-columns-repeated="2" office:value-type="float" office:value="0.0002604704" calcext:value-type="float">
            <text:p>0.0002604704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table:number-columns-repeated="2" office:value-type="float" office:value="0.0002569505" calcext:value-type="float">
            <text:p>0.0002569505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table:number-columns-repeated="2" office:value-type="float" office:value="0.0002572073" calcext:value-type="float">
            <text:p>0.0002572073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table:number-columns-repeated="2" office:value-type="float" office:value="0.0002587637" calcext:value-type="float">
            <text:p>0.0002587637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table:number-columns-repeated="2" office:value-type="float" office:value="0.0002595554" calcext:value-type="float">
            <text:p>0.0002595554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table:number-columns-repeated="2" office:value-type="float" office:value="0.0002630248" calcext:value-type="float">
            <text:p>0.0002630248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table:number-columns-repeated="2" office:value-type="float" office:value="0.0002631877" calcext:value-type="float">
            <text:p>0.0002631877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2" office:value-type="float" office:value="0.0002609138" calcext:value-type="float">
            <text:p>0.0002609138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table:number-columns-repeated="2" office:value-type="float" office:value="0.0002594666" calcext:value-type="float">
            <text:p>0.0002594666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table:number-columns-repeated="2" office:value-type="float" office:value="0.0002638317" calcext:value-type="float">
            <text:p>0.0002638317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table:number-columns-repeated="2" office:value-type="float" office:value="0.0002629845" calcext:value-type="float">
            <text:p>0.0002629845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table:number-columns-repeated="2" office:value-type="float" office:value="0.0002624336" calcext:value-type="float">
            <text:p>0.0002624336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table:number-columns-repeated="2" office:value-type="float" office:value="0.0002566054" calcext:value-type="float">
            <text:p>0.0002566054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table:number-columns-repeated="2" office:value-type="float" office:value="0.000256625" calcext:value-type="float">
            <text:p>0.000256625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table:number-columns-repeated="2" office:value-type="float" office:value="0.0002535791" calcext:value-type="float">
            <text:p>0.0002535791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table:number-columns-repeated="2" office:value-type="float" office:value="0.000262059" calcext:value-type="float">
            <text:p>0.000262059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table:number-columns-repeated="2" office:value-type="float" office:value="0.0002568456" calcext:value-type="float">
            <text:p>0.0002568456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2" office:value-type="float" office:value="0.0002601493" calcext:value-type="float">
            <text:p>0.0002601493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table:number-columns-repeated="2" office:value-type="float" office:value="0.0002557324" calcext:value-type="float">
            <text:p>0.0002557324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table:number-columns-repeated="2" office:value-type="float" office:value="0.0002397645" calcext:value-type="float">
            <text:p>0.0002397645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table:number-columns-repeated="2" office:value-type="float" office:value="0.0002337589" calcext:value-type="float">
            <text:p>0.0002337589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table:number-columns-repeated="2" office:value-type="float" office:value="0.0002340069" calcext:value-type="float">
            <text:p>0.0002340069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table:number-columns-repeated="2" office:value-type="float" office:value="0.000231568" calcext:value-type="float">
            <text:p>0.000231568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table:number-columns-repeated="2" office:value-type="float" office:value="0.0002283656" calcext:value-type="float">
            <text:p>0.0002283656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table:number-columns-repeated="2" office:value-type="float" office:value="0.0002299121" calcext:value-type="float">
            <text:p>0.0002299121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table:number-columns-repeated="2" office:value-type="float" office:value="0.0002280172" calcext:value-type="float">
            <text:p>0.0002280172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table:number-columns-repeated="2" office:value-type="float" office:value="0.0002378633" calcext:value-type="float">
            <text:p>0.0002378633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2" office:value-type="float" office:value="0.0002424159" calcext:value-type="float">
            <text:p>0.0002424159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table:number-columns-repeated="2" office:value-type="float" office:value="0.0002438938" calcext:value-type="float">
            <text:p>0.0002438938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table:number-columns-repeated="2" office:value-type="float" office:value="0.0002473927" calcext:value-type="float">
            <text:p>0.0002473927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table:number-columns-repeated="2" office:value-type="float" office:value="0.0002447627" calcext:value-type="float">
            <text:p>0.0002447627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table:number-columns-repeated="2" office:value-type="float" office:value="0.000243502" calcext:value-type="float">
            <text:p>0.000243502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table:number-columns-repeated="2" office:value-type="float" office:value="0.000237025" calcext:value-type="float">
            <text:p>0.000237025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table:number-columns-repeated="2" office:value-type="float" office:value="0.0002394893" calcext:value-type="float">
            <text:p>0.0002394893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table:number-columns-repeated="2" office:value-type="float" office:value="0.0002422254" calcext:value-type="float">
            <text:p>0.0002422254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table:number-columns-repeated="2" office:value-type="float" office:value="0.0002373002" calcext:value-type="float">
            <text:p>0.0002373002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table:number-columns-repeated="2" office:value-type="float" office:value="0.0002410063" calcext:value-type="float">
            <text:p>0.0002410063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2" office:value-type="float" office:value="0.0002380675" calcext:value-type="float">
            <text:p>0.0002380675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table:number-columns-repeated="2" office:value-type="float" office:value="0.0002406829" calcext:value-type="float">
            <text:p>0.0002406829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table:number-columns-repeated="2" office:value-type="float" office:value="0.0002388975" calcext:value-type="float">
            <text:p>0.0002388975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table:number-columns-repeated="2" office:value-type="float" office:value="0.0002419354" calcext:value-type="float">
            <text:p>0.0002419354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table:number-columns-repeated="2" office:value-type="float" office:value="0.000249808" calcext:value-type="float">
            <text:p>0.000249808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table:number-columns-repeated="2" office:value-type="float" office:value="0.0002514277" calcext:value-type="float">
            <text:p>0.0002514277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table:number-columns-repeated="2" office:value-type="float" office:value="0.0002467049" calcext:value-type="float">
            <text:p>0.0002467049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table:number-columns-repeated="2" office:value-type="float" office:value="0.0002477479" calcext:value-type="float">
            <text:p>0.0002477479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table:number-columns-repeated="2" office:value-type="float" office:value="0.0002505732" calcext:value-type="float">
            <text:p>0.0002505732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table:number-columns-repeated="2" office:value-type="float" office:value="0.0002515035" calcext:value-type="float">
            <text:p>0.000251503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 office:value-type="float" office:value="0.0002697696" calcext:value-type="float">
            <text:p>0.0002697696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table:number-columns-repeated="2" office:value-type="float" office:value="0.0002732892" calcext:value-type="float">
            <text:p>0.0002732892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table:number-columns-repeated="2" office:value-type="float" office:value="0.0002584622" calcext:value-type="float">
            <text:p>0.0002584622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table:number-columns-repeated="2" office:value-type="float" office:value="0.0002520466" calcext:value-type="float">
            <text:p>0.0002520466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table:number-columns-repeated="2" office:value-type="float" office:value="0.0002437466" calcext:value-type="float">
            <text:p>0.0002437466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table:number-columns-repeated="2" office:value-type="float" office:value="0.0002452883" calcext:value-type="float">
            <text:p>0.0002452883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table:number-columns-repeated="2" office:value-type="float" office:value="0.000250392" calcext:value-type="float">
            <text:p>0.000250392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table:number-columns-repeated="2" office:value-type="float" office:value="0.0002383608" calcext:value-type="float">
            <text:p>0.0002383608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table:number-columns-repeated="2" office:value-type="float" office:value="0.0002392187" calcext:value-type="float">
            <text:p>0.0002392187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table:number-columns-repeated="2" office:value-type="float" office:value="0.0002406077" calcext:value-type="float">
            <text:p>0.0002406077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2" office:value-type="float" office:value="0.000241794" calcext:value-type="float">
            <text:p>0.000241794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table:number-columns-repeated="2" office:value-type="float" office:value="0.0002430891" calcext:value-type="float">
            <text:p>0.0002430891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table:number-columns-repeated="2" office:value-type="float" office:value="0.0002513877" calcext:value-type="float">
            <text:p>0.0002513877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table:number-columns-repeated="2" office:value-type="float" office:value="0.0002420379" calcext:value-type="float">
            <text:p>0.0002420379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table:number-columns-repeated="2" office:value-type="float" office:value="0.000247864" calcext:value-type="float">
            <text:p>0.000247864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table:number-columns-repeated="2" office:value-type="float" office:value="0.0002471196" calcext:value-type="float">
            <text:p>0.0002471196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table:number-columns-repeated="2" office:value-type="float" office:value="0.0002446181" calcext:value-type="float">
            <text:p>0.0002446181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table:number-columns-repeated="2" office:value-type="float" office:value="0.0002517407" calcext:value-type="float">
            <text:p>0.0002517407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table:number-columns-repeated="2" office:value-type="float" office:value="0.000254475" calcext:value-type="float">
            <text:p>0.000254475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table:number-columns-repeated="2" office:value-type="float" office:value="0.0002494666" calcext:value-type="float">
            <text:p>0.0002494666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2" office:value-type="float" office:value="0.0002499611" calcext:value-type="float">
            <text:p>0.0002499611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table:number-columns-repeated="2" office:value-type="float" office:value="0.0002484284" calcext:value-type="float">
            <text:p>0.0002484284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table:number-columns-repeated="2" office:value-type="float" office:value="0.000248383" calcext:value-type="float">
            <text:p>0.000248383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table:number-columns-repeated="2" office:value-type="float" office:value="0.0002478644" calcext:value-type="float">
            <text:p>0.0002478644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table:number-columns-repeated="2" office:value-type="float" office:value="0.0002428477" calcext:value-type="float">
            <text:p>0.0002428477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table:number-columns-repeated="2" office:value-type="float" office:value="0.0002218439" calcext:value-type="float">
            <text:p>0.0002218439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table:number-columns-repeated="2" office:value-type="float" office:value="0.000238968" calcext:value-type="float">
            <text:p>0.000238968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table:number-columns-repeated="2" office:value-type="float" office:value="0.0002371606" calcext:value-type="float">
            <text:p>0.0002371606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table:number-columns-repeated="2" office:value-type="float" office:value="0.0002386167" calcext:value-type="float">
            <text:p>0.0002386167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table:number-columns-repeated="2" office:value-type="float" office:value="0.0002399948" calcext:value-type="float">
            <text:p>0.0002399948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2" office:value-type="float" office:value="0.0002397353" calcext:value-type="float">
            <text:p>0.0002397353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table:number-columns-repeated="2" office:value-type="float" office:value="0.0002400564" calcext:value-type="float">
            <text:p>0.0002400564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table:number-columns-repeated="2" office:value-type="float" office:value="0.0002425709" calcext:value-type="float">
            <text:p>0.0002425709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table:number-columns-repeated="2" office:value-type="float" office:value="0.0002461861" calcext:value-type="float">
            <text:p>0.0002461861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table:number-columns-repeated="2" office:value-type="float" office:value="0.0002491339" calcext:value-type="float">
            <text:p>0.0002491339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table:number-columns-repeated="2" office:value-type="float" office:value="0.0002453926" calcext:value-type="float">
            <text:p>0.0002453926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table:number-columns-repeated="2" office:value-type="float" office:value="0.0002370257" calcext:value-type="float">
            <text:p>0.0002370257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table:number-columns-repeated="2" office:value-type="float" office:value="0.0002381879" calcext:value-type="float">
            <text:p>0.0002381879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table:number-columns-repeated="2" office:value-type="float" office:value="0.0002527346" calcext:value-type="float">
            <text:p>0.0002527346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table:number-columns-repeated="2" office:value-type="float" office:value="0.0002739849" calcext:value-type="float">
            <text:p>0.0002739849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table:number-columns-repeated="2" office:value-type="float" office:value="0.0002711122" calcext:value-type="float">
            <text:p>0.0002711122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table:number-columns-repeated="2" office:value-type="float" office:value="0.0002658725" calcext:value-type="float">
            <text:p>0.0002658725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table:number-columns-repeated="2" office:value-type="float" office:value="0.0002648258" calcext:value-type="float">
            <text:p>0.0002648258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table:number-columns-repeated="2" office:value-type="float" office:value="0.0002593003" calcext:value-type="float">
            <text:p>0.0002593003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table:number-columns-repeated="2" office:value-type="float" office:value="0.0002522696" calcext:value-type="float">
            <text:p>0.0002522696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table:number-columns-repeated="2" office:value-type="float" office:value="0.0002539864" calcext:value-type="float">
            <text:p>0.0002539864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table:number-columns-repeated="2" office:value-type="float" office:value="0.0002474105" calcext:value-type="float">
            <text:p>0.0002474105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table:number-columns-repeated="2" office:value-type="float" office:value="0.0002455705" calcext:value-type="float">
            <text:p>0.0002455705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table:number-columns-repeated="2" office:value-type="float" office:value="0.0002460709" calcext:value-type="float">
            <text:p>0.0002460709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table:number-columns-repeated="2" office:value-type="float" office:value="0.0002469324" calcext:value-type="float">
            <text:p>0.0002469324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2" office:value-type="float" office:value="0.0002474319" calcext:value-type="float">
            <text:p>0.0002474319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table:number-columns-repeated="2" office:value-type="float" office:value="0.0002487156" calcext:value-type="float">
            <text:p>0.0002487156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table:number-columns-repeated="2" office:value-type="float" office:value="0.0002480281" calcext:value-type="float">
            <text:p>0.0002480281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table:number-columns-repeated="2" office:value-type="float" office:value="0.0002589349" calcext:value-type="float">
            <text:p>0.0002589349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table:number-columns-repeated="2" office:value-type="float" office:value="0.0002600158" calcext:value-type="float">
            <text:p>0.0002600158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table:number-columns-repeated="2" office:value-type="float" office:value="0.00026461" calcext:value-type="float">
            <text:p>0.00026461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table:number-columns-repeated="2" office:value-type="float" office:value="0.0002650839" calcext:value-type="float">
            <text:p>0.0002650839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table:number-columns-repeated="2" office:value-type="float" office:value="0.0002583983" calcext:value-type="float">
            <text:p>0.0002583983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table:number-columns-repeated="2" office:value-type="float" office:value="0.0002607062" calcext:value-type="float">
            <text:p>0.0002607062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table:number-columns-repeated="2" office:value-type="float" office:value="0.0002525992" calcext:value-type="float">
            <text:p>0.0002525992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2" office:value-type="float" office:value="0.0002688869" calcext:value-type="float">
            <text:p>0.0002688869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table:number-columns-repeated="2" office:value-type="float" office:value="0.0002680467" calcext:value-type="float">
            <text:p>0.0002680467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table:number-columns-repeated="2" office:value-type="float" office:value="0.0002694224" calcext:value-type="float">
            <text:p>0.0002694224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table:number-columns-repeated="2" office:value-type="float" office:value="0.0002712886" calcext:value-type="float">
            <text:p>0.0002712886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table:number-columns-repeated="2" office:value-type="float" office:value="0.0002674309" calcext:value-type="float">
            <text:p>0.0002674309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table:number-columns-repeated="2" office:value-type="float" office:value="0.0002658154" calcext:value-type="float">
            <text:p>0.0002658154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table:number-columns-repeated="2" office:value-type="float" office:value="0.0002719602" calcext:value-type="float">
            <text:p>0.0002719602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table:number-columns-repeated="2" office:value-type="float" office:value="0.0002945759" calcext:value-type="float">
            <text:p>0.0002945759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table:number-columns-repeated="2" office:value-type="float" office:value="0.0002920562" calcext:value-type="float">
            <text:p>0.0002920562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table:number-columns-repeated="2" office:value-type="float" office:value="0.0002887707" calcext:value-type="float">
            <text:p>0.0002887707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table:number-columns-repeated="2" office:value-type="float" office:value="0.0002916988" calcext:value-type="float">
            <text:p>0.0002916988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table:number-columns-repeated="2" office:value-type="float" office:value="0.0002903808" calcext:value-type="float">
            <text:p>0.0002903808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table:number-columns-repeated="2" office:value-type="float" office:value="0.0002895209" calcext:value-type="float">
            <text:p>0.0002895209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table:number-columns-repeated="2" office:value-type="float" office:value="0.0002792919" calcext:value-type="float">
            <text:p>0.0002792919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table:number-columns-repeated="2" office:value-type="float" office:value="0.000267788" calcext:value-type="float">
            <text:p>0.000267788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table:number-columns-repeated="2" office:value-type="float" office:value="0.000273915" calcext:value-type="float">
            <text:p>0.000273915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table:number-columns-repeated="2" office:value-type="float" office:value="0.000271121" calcext:value-type="float">
            <text:p>0.000271121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table:number-columns-repeated="2" office:value-type="float" office:value="0.0002730364" calcext:value-type="float">
            <text:p>0.0002730364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table:number-columns-repeated="2" office:value-type="float" office:value="0.0002705118" calcext:value-type="float">
            <text:p>0.0002705118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table:number-columns-repeated="2" office:value-type="float" office:value="0.0002693137" calcext:value-type="float">
            <text:p>0.0002693137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2" office:value-type="float" office:value="0.0002659295" calcext:value-type="float">
            <text:p>0.0002659295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table:number-columns-repeated="2" office:value-type="float" office:value="0.0002607562" calcext:value-type="float">
            <text:p>0.0002607562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table:number-columns-repeated="2" office:value-type="float" office:value="0.0002715927" calcext:value-type="float">
            <text:p>0.0002715927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table:number-columns-repeated="2" office:value-type="float" office:value="0.0002710328" calcext:value-type="float">
            <text:p>0.0002710328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table:number-columns-repeated="2" office:value-type="float" office:value="0.0002560402" calcext:value-type="float">
            <text:p>0.0002560402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table:number-columns-repeated="2" office:value-type="float" office:value="0.0002539811" calcext:value-type="float">
            <text:p>0.0002539811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table:number-columns-repeated="2" office:value-type="float" office:value="0.0002600237" calcext:value-type="float">
            <text:p>0.0002600237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table:number-columns-repeated="2" office:value-type="float" office:value="0.0002614474" calcext:value-type="float">
            <text:p>0.0002614474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table:number-columns-repeated="2" office:value-type="float" office:value="0.0002610926" calcext:value-type="float">
            <text:p>0.0002610926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table:number-columns-repeated="2" office:value-type="float" office:value="0.0002613606" calcext:value-type="float">
            <text:p>0.0002613606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table:number-columns-repeated="2" office:value-type="float" office:value="0.0002537642" calcext:value-type="float">
            <text:p>0.0002537642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table:number-columns-repeated="2" office:value-type="float" office:value="0.0002509988" calcext:value-type="float">
            <text:p>0.0002509988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table:number-columns-repeated="2" office:value-type="float" office:value="0.0002528214" calcext:value-type="float">
            <text:p>0.0002528214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table:number-columns-repeated="2" office:value-type="float" office:value="0.0002520778" calcext:value-type="float">
            <text:p>0.0002520778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table:number-columns-repeated="2" office:value-type="float" office:value="0.0002512989" calcext:value-type="float">
            <text:p>0.0002512989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table:number-columns-repeated="2" office:value-type="float" office:value="0.0002465016" calcext:value-type="float">
            <text:p>0.0002465016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table:number-columns-repeated="2" office:value-type="float" office:value="0.0002468356" calcext:value-type="float">
            <text:p>0.0002468356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table:number-columns-repeated="2" office:value-type="float" office:value="0.0002484536" calcext:value-type="float">
            <text:p>0.0002484536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2" office:value-type="float" office:value="0.0002432341" calcext:value-type="float">
            <text:p>0.0002432341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table:number-columns-repeated="2" office:value-type="float" office:value="0.0002423581" calcext:value-type="float">
            <text:p>0.000242358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2" office:value-type="float" office:value="0.0002413359" calcext:value-type="float">
            <text:p>0.0002413359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table:number-columns-repeated="2" office:value-type="float" office:value="0.0002509045" calcext:value-type="float">
            <text:p>0.0002509045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table:number-columns-repeated="2" office:value-type="float" office:value="0.0002410368" calcext:value-type="float">
            <text:p>0.0002410368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table:number-columns-repeated="2" office:value-type="float" office:value="0.0002390244" calcext:value-type="float">
            <text:p>0.0002390244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table:number-columns-repeated="2" office:value-type="float" office:value="0.0002427079" calcext:value-type="float">
            <text:p>0.0002427079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table:number-columns-repeated="2" office:value-type="float" office:value="0.0002422893" calcext:value-type="float">
            <text:p>0.0002422893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table:number-columns-repeated="2" office:value-type="float" office:value="0.0002430522" calcext:value-type="float">
            <text:p>0.0002430522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table:number-columns-repeated="2" office:value-type="float" office:value="0.0002429292" calcext:value-type="float">
            <text:p>0.0002429292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table:number-columns-repeated="2" office:value-type="float" office:value="0.0002393053" calcext:value-type="float">
            <text:p>0.0002393053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table:number-columns-repeated="2" office:value-type="float" office:value="0.0002542141" calcext:value-type="float">
            <text:p>0.0002542141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table:number-columns-repeated="2" office:value-type="float" office:value="0.000253852" calcext:value-type="float">
            <text:p>0.000253852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table:number-columns-repeated="2" office:value-type="float" office:value="0.0002508321" calcext:value-type="float">
            <text:p>0.0002508321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table:number-columns-repeated="2" office:value-type="float" office:value="0.0002545547" calcext:value-type="float">
            <text:p>0.0002545547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table:number-columns-repeated="2" office:value-type="float" office:value="0.0002548163" calcext:value-type="float">
            <text:p>0.0002548163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table:number-columns-repeated="2" office:value-type="float" office:value="0.0002513539" calcext:value-type="float">
            <text:p>0.0002513539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table:number-columns-repeated="2" office:value-type="float" office:value="0.0002524821" calcext:value-type="float">
            <text:p>0.0002524821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table:number-columns-repeated="2" office:value-type="float" office:value="0.0002524383" calcext:value-type="float">
            <text:p>0.0002524383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table:number-columns-repeated="2" office:value-type="float" office:value="0.0002575631" calcext:value-type="float">
            <text:p>0.0002575631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table:number-columns-repeated="2" office:value-type="float" office:value="0.0002577415" calcext:value-type="float">
            <text:p>0.0002577415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table:number-columns-repeated="2" office:value-type="float" office:value="0.0002610435" calcext:value-type="float">
            <text:p>0.0002610435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2" office:value-type="float" office:value="0.0002564774" calcext:value-type="float">
            <text:p>0.0002564774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table:number-columns-repeated="2" office:value-type="float" office:value="0.0002545563" calcext:value-type="float">
            <text:p>0.0002545563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table:number-columns-repeated="2" office:value-type="float" office:value="0.0002610084" calcext:value-type="float">
            <text:p>0.0002610084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table:number-columns-repeated="2" office:value-type="float" office:value="0.0002631622" calcext:value-type="float">
            <text:p>0.0002631622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table:number-columns-repeated="2" office:value-type="float" office:value="0.0002751822" calcext:value-type="float">
            <text:p>0.0002751822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table:number-columns-repeated="2" office:value-type="float" office:value="0.0002730086" calcext:value-type="float">
            <text:p>0.0002730086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table:number-columns-repeated="2" office:value-type="float" office:value="0.000273463" calcext:value-type="float">
            <text:p>0.000273463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table:number-columns-repeated="2" office:value-type="float" office:value="0.0002733637" calcext:value-type="float">
            <text:p>0.0002733637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table:number-columns-repeated="2" office:value-type="float" office:value="0.0002633615" calcext:value-type="float">
            <text:p>0.0002633615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table:number-columns-repeated="2" office:value-type="float" office:value="0.0002550932" calcext:value-type="float">
            <text:p>0.0002550932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2" office:value-type="float" office:value="0.0002614812" calcext:value-type="float">
            <text:p>0.0002614812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table:number-columns-repeated="2" office:value-type="float" office:value="0.0002685006" calcext:value-type="float">
            <text:p>0.0002685006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table:number-columns-repeated="2" office:value-type="float" office:value="0.0002804298" calcext:value-type="float">
            <text:p>0.0002804298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table:number-columns-repeated="2" office:value-type="float" office:value="0.0002903043" calcext:value-type="float">
            <text:p>0.0002903043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table:number-columns-repeated="2" office:value-type="float" office:value="0.0002746284" calcext:value-type="float">
            <text:p>0.0002746284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table:number-columns-repeated="2" office:value-type="float" office:value="0.0002775774" calcext:value-type="float">
            <text:p>0.0002775774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table:number-columns-repeated="2" office:value-type="float" office:value="0.0002576765" calcext:value-type="float">
            <text:p>0.0002576765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table:number-columns-repeated="2" office:value-type="float" office:value="0.0002635714" calcext:value-type="float">
            <text:p>0.0002635714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table:number-columns-repeated="2" office:value-type="float" office:value="0.0002775445" calcext:value-type="float">
            <text:p>0.0002775445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table:number-columns-repeated="2" office:value-type="float" office:value="0.0002896035" calcext:value-type="float">
            <text:p>0.0002896035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table:number-columns-repeated="2" office:value-type="float" office:value="0.0002956117" calcext:value-type="float">
            <text:p>0.0002956117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table:number-columns-repeated="2" office:value-type="float" office:value="0.0002956986" calcext:value-type="float">
            <text:p>0.0002956986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table:number-columns-repeated="2" office:value-type="float" office:value="0.0003360945" calcext:value-type="float">
            <text:p>0.0003360945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table:number-columns-repeated="2" office:value-type="float" office:value="0.0003326784" calcext:value-type="float">
            <text:p>0.0003326784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table:number-columns-repeated="2" office:value-type="float" office:value="0.0003741935" calcext:value-type="float">
            <text:p>0.0003741935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table:number-columns-repeated="2" office:value-type="float" office:value="0.0003589338" calcext:value-type="float">
            <text:p>0.0003589338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table:number-columns-repeated="2" office:value-type="float" office:value="0.0003270997" calcext:value-type="float">
            <text:p>0.0003270997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table:number-columns-repeated="2" office:value-type="float" office:value="0.0003258955" calcext:value-type="float">
            <text:p>0.0003258955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table:number-columns-repeated="2" office:value-type="float" office:value="0.000315355" calcext:value-type="float">
            <text:p>0.000315355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table:number-columns-repeated="2" office:value-type="float" office:value="0.0002307303" calcext:value-type="float">
            <text:p>0.0002307303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table:number-columns-repeated="2" office:value-type="float" office:value="0.0002577151" calcext:value-type="float">
            <text:p>0.0002577151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table:number-columns-repeated="2" office:value-type="float" office:value="0.000236071" calcext:value-type="float">
            <text:p>0.000236071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0.00024286" calcext:value-type="float">
            <text:p>0.00024286</text:p>
          </table:table-cell>
          <table:table-cell office:value-type="float" office:value="0.0001849588" calcext:value-type="float">
            <text:p>0.0001849588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0.0002132608" calcext:value-type="float">
            <text:p>0.0002132608</text:p>
          </table:table-cell>
          <table:table-cell office:value-type="float" office:value="0.0001732156" calcext:value-type="float">
            <text:p>0.0001732156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0.0002411492" calcext:value-type="float">
            <text:p>0.0002411492</text:p>
          </table:table-cell>
          <table:table-cell office:value-type="float" office:value="0.0001831149" calcext:value-type="float">
            <text:p>0.0001831149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0.0002291504" calcext:value-type="float">
            <text:p>0.0002291504</text:p>
          </table:table-cell>
          <table:table-cell office:value-type="float" office:value="0.0001754597" calcext:value-type="float">
            <text:p>0.0001754597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0.0002366171" calcext:value-type="float">
            <text:p>0.0002366171</text:p>
          </table:table-cell>
          <table:table-cell office:value-type="float" office:value="0.0001821146" calcext:value-type="float">
            <text:p>0.0001821146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0.0002399432" calcext:value-type="float">
            <text:p>0.0002399432</text:p>
          </table:table-cell>
          <table:table-cell office:value-type="float" office:value="0.000183017" calcext:value-type="float">
            <text:p>0.000183017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0.000342682" calcext:value-type="float">
            <text:p>0.000342682</text:p>
          </table:table-cell>
          <table:table-cell office:value-type="float" office:value="0.0003235877" calcext:value-type="float">
            <text:p>0.0003235877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0.0002982324" calcext:value-type="float">
            <text:p>0.0002982324</text:p>
          </table:table-cell>
          <table:table-cell office:value-type="float" office:value="0.0002613121" calcext:value-type="float">
            <text:p>0.0002613121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0.0003144392" calcext:value-type="float">
            <text:p>0.0003144392</text:p>
          </table:table-cell>
          <table:table-cell office:value-type="float" office:value="0.0003046555" calcext:value-type="float">
            <text:p>0.0003046555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0.0002950263" calcext:value-type="float">
            <text:p>0.0002950263</text:p>
          </table:table-cell>
          <table:table-cell office:value-type="float" office:value="0.0002763018" calcext:value-type="float">
            <text:p>0.0002763018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0.0003398756" calcext:value-type="float">
            <text:p>0.0003398756</text:p>
          </table:table-cell>
          <table:table-cell office:value-type="float" office:value="0.0002935176" calcext:value-type="float">
            <text:p>0.0002935176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0.0002928204" calcext:value-type="float">
            <text:p>0.0002928204</text:p>
          </table:table-cell>
          <table:table-cell office:value-type="float" office:value="0.0002282326" calcext:value-type="float">
            <text:p>0.0002282326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0.0003333762" calcext:value-type="float">
            <text:p>0.0003333762</text:p>
          </table:table-cell>
          <table:table-cell office:value-type="float" office:value="0.0002455926" calcext:value-type="float">
            <text:p>0.0002455926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0.0003261807" calcext:value-type="float">
            <text:p>0.0003261807</text:p>
          </table:table-cell>
          <table:table-cell office:value-type="float" office:value="0.0002471487" calcext:value-type="float">
            <text:p>0.0002471487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0.0003218566" calcext:value-type="float">
            <text:p>0.0003218566</text:p>
          </table:table-cell>
          <table:table-cell office:value-type="float" office:value="0.0002473842" calcext:value-type="float">
            <text:p>0.0002473842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0.0003182977" calcext:value-type="float">
            <text:p>0.0003182977</text:p>
          </table:table-cell>
          <table:table-cell office:value-type="float" office:value="0.0002641807" calcext:value-type="float">
            <text:p>0.0002641807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0.000301591" calcext:value-type="float">
            <text:p>0.000301591</text:p>
          </table:table-cell>
          <table:table-cell office:value-type="float" office:value="0.0002678156" calcext:value-type="float">
            <text:p>0.0002678156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0.0003036716" calcext:value-type="float">
            <text:p>0.0003036716</text:p>
          </table:table-cell>
          <table:table-cell office:value-type="float" office:value="0.0002756696" calcext:value-type="float">
            <text:p>0.0002756696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0.0002869591" calcext:value-type="float">
            <text:p>0.0002869591</text:p>
          </table:table-cell>
          <table:table-cell office:value-type="float" office:value="0.0002724616" calcext:value-type="float">
            <text:p>0.0002724616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0.0002813136" calcext:value-type="float">
            <text:p>0.0002813136</text:p>
          </table:table-cell>
          <table:table-cell office:value-type="float" office:value="0.0002631652" calcext:value-type="float">
            <text:p>0.0002631652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0.0002933759" calcext:value-type="float">
            <text:p>0.0002933759</text:p>
          </table:table-cell>
          <table:table-cell office:value-type="float" office:value="0.0002875068" calcext:value-type="float">
            <text:p>0.0002875068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0.0003059596" calcext:value-type="float">
            <text:p>0.0003059596</text:p>
          </table:table-cell>
          <table:table-cell office:value-type="float" office:value="0.0003046334" calcext:value-type="float">
            <text:p>0.0003046334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0.0003017389" calcext:value-type="float">
            <text:p>0.0003017389</text:p>
          </table:table-cell>
          <table:table-cell office:value-type="float" office:value="0.0002999864" calcext:value-type="float">
            <text:p>0.0002999864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0.0003047225" calcext:value-type="float">
            <text:p>0.0003047225</text:p>
          </table:table-cell>
          <table:table-cell office:value-type="float" office:value="0.0002920362" calcext:value-type="float">
            <text:p>0.0002920362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0.0002701085" calcext:value-type="float">
            <text:p>0.0002701085</text:p>
          </table:table-cell>
          <table:table-cell office:value-type="float" office:value="0.0002664996" calcext:value-type="float">
            <text:p>0.0002664996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0.0002301027" calcext:value-type="float">
            <text:p>0.0002301027</text:p>
          </table:table-cell>
          <table:table-cell office:value-type="float" office:value="0.0002296539" calcext:value-type="float">
            <text:p>0.0002296539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0.0003277085" calcext:value-type="float">
            <text:p>0.0003277085</text:p>
          </table:table-cell>
          <table:table-cell office:value-type="float" office:value="0.0003279143" calcext:value-type="float">
            <text:p>0.0003279143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0.000296086" calcext:value-type="float">
            <text:p>0.000296086</text:p>
          </table:table-cell>
          <table:table-cell office:value-type="float" office:value="0.0002957508" calcext:value-type="float">
            <text:p>0.0002957508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0.0002761036" calcext:value-type="float">
            <text:p>0.0002761036</text:p>
          </table:table-cell>
          <table:table-cell office:value-type="float" office:value="0.0002758098" calcext:value-type="float">
            <text:p>0.0002758098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0.0002757683" calcext:value-type="float">
            <text:p>0.0002757683</text:p>
          </table:table-cell>
          <table:table-cell office:value-type="float" office:value="0.0002755669" calcext:value-type="float">
            <text:p>0.0002755669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0.000464122" calcext:value-type="float">
            <text:p>0.000464122</text:p>
          </table:table-cell>
          <table:table-cell office:value-type="float" office:value="0.0004640126" calcext:value-type="float">
            <text:p>0.0004640126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0.0004274034" calcext:value-type="float">
            <text:p>0.0004274034</text:p>
          </table:table-cell>
          <table:table-cell office:value-type="float" office:value="0.0004273926" calcext:value-type="float">
            <text:p>0.0004273926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0.0004072583" calcext:value-type="float">
            <text:p>0.0004072583</text:p>
          </table:table-cell>
          <table:table-cell office:value-type="float" office:value="0.0004072898" calcext:value-type="float">
            <text:p>0.0004072898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0.0003997522" calcext:value-type="float">
            <text:p>0.0003997522</text:p>
          </table:table-cell>
          <table:table-cell office:value-type="float" office:value="0.0003997803" calcext:value-type="float">
            <text:p>0.0003997803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0.0003543055" calcext:value-type="float">
            <text:p>0.0003543055</text:p>
          </table:table-cell>
          <table:table-cell office:value-type="float" office:value="0.0003543099" calcext:value-type="float">
            <text:p>0.0003543099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0.0003102183" calcext:value-type="float">
            <text:p>0.0003102183</text:p>
          </table:table-cell>
          <table:table-cell office:value-type="float" office:value="0.0003102196" calcext:value-type="float">
            <text:p>0.0003102196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0.0004090918" calcext:value-type="float">
            <text:p>0.0004090918</text:p>
          </table:table-cell>
          <table:table-cell office:value-type="float" office:value="0.0004090928" calcext:value-type="float">
            <text:p>0.0004090928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0.0003631127" calcext:value-type="float">
            <text:p>0.0003631127</text:p>
          </table:table-cell>
          <table:table-cell office:value-type="float" office:value="0.0003631117" calcext:value-type="float">
            <text:p>0.0003631117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0.0002929244" calcext:value-type="float">
            <text:p>0.0002929244</text:p>
          </table:table-cell>
          <table:table-cell office:value-type="float" office:value="0.0002929245" calcext:value-type="float">
            <text:p>0.0002929245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table:number-columns-repeated="2" office:value-type="float" office:value="0.000240581" calcext:value-type="float">
            <text:p>0.000240581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table:number-columns-repeated="2" office:value-type="float" office:value="0.0002434154" calcext:value-type="float">
            <text:p>0.0002434154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table:number-columns-repeated="2" office:value-type="float" office:value="0.0002383835" calcext:value-type="float">
            <text:p>0.0002383835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table:number-columns-repeated="2" office:value-type="float" office:value="0.0002262916" calcext:value-type="float">
            <text:p>0.0002262916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table:number-columns-repeated="2" office:value-type="float" office:value="0.0002443089" calcext:value-type="float">
            <text:p>0.0002443089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table:number-columns-repeated="2" office:value-type="float" office:value="0.0002351127" calcext:value-type="float">
            <text:p>0.0002351127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table:number-columns-repeated="2" office:value-type="float" office:value="0.0002286654" calcext:value-type="float">
            <text:p>0.0002286654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table:number-columns-repeated="2" office:value-type="float" office:value="0.0002308359" calcext:value-type="float">
            <text:p>0.0002308359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table:number-columns-repeated="2" office:value-type="float" office:value="0.0002209999" calcext:value-type="float">
            <text:p>0.000220999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2" office:value-type="float" office:value="0.0002357885" calcext:value-type="float">
            <text:p>0.0002357885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table:number-columns-repeated="2" office:value-type="float" office:value="0.0002339008" calcext:value-type="float">
            <text:p>0.0002339008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table:number-columns-repeated="2" office:value-type="float" office:value="0.0002892518" calcext:value-type="float">
            <text:p>0.0002892518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table:number-columns-repeated="2" office:value-type="float" office:value="0.0003023256" calcext:value-type="float">
            <text:p>0.0003023256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table:number-columns-repeated="2" office:value-type="float" office:value="0.0002732081" calcext:value-type="float">
            <text:p>0.0002732081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table:number-columns-repeated="2" office:value-type="float" office:value="0.0002729105" calcext:value-type="float">
            <text:p>0.0002729105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table:number-columns-repeated="2" office:value-type="float" office:value="0.0002719207" calcext:value-type="float">
            <text:p>0.0002719207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table:number-columns-repeated="2" office:value-type="float" office:value="0.0002697346" calcext:value-type="float">
            <text:p>0.0002697346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table:number-columns-repeated="2" office:value-type="float" office:value="0.0003248077" calcext:value-type="float">
            <text:p>0.0003248077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table:number-columns-repeated="2" office:value-type="float" office:value="0.0003572841" calcext:value-type="float">
            <text:p>0.0003572841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table:number-columns-repeated="2" office:value-type="float" office:value="0.0003556878" calcext:value-type="float">
            <text:p>0.0003556878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table:number-columns-repeated="2" office:value-type="float" office:value="0.0003417453" calcext:value-type="float">
            <text:p>0.0003417453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table:number-columns-repeated="2" office:value-type="float" office:value="0.000298197" calcext:value-type="float">
            <text:p>0.000298197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table:number-columns-repeated="2" office:value-type="float" office:value="0.0003022392" calcext:value-type="float">
            <text:p>0.0003022392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table:number-columns-repeated="2" office:value-type="float" office:value="0.0002988932" calcext:value-type="float">
            <text:p>0.0002988932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table:number-columns-repeated="2" office:value-type="float" office:value="0.000319233" calcext:value-type="float">
            <text:p>0.000319233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table:number-columns-repeated="2" office:value-type="float" office:value="0.0003292203" calcext:value-type="float">
            <text:p>0.0003292203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table:number-columns-repeated="2" office:value-type="float" office:value="0.0003403865" calcext:value-type="float">
            <text:p>0.0003403865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table:number-columns-repeated="2" office:value-type="float" office:value="0.0003665698" calcext:value-type="float">
            <text:p>0.0003665698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table:number-columns-repeated="2" office:value-type="float" office:value="0.0003602776" calcext:value-type="float">
            <text:p>0.0003602776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table:number-columns-repeated="2" office:value-type="float" office:value="0.0003747656" calcext:value-type="float">
            <text:p>0.0003747656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table:number-columns-repeated="2" office:value-type="float" office:value="0.0004110371" calcext:value-type="float">
            <text:p>0.0004110371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table:number-columns-repeated="2" office:value-type="float" office:value="0.000405714" calcext:value-type="float">
            <text:p>0.000405714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table:number-columns-repeated="2" office:value-type="float" office:value="0.0004601781" calcext:value-type="float">
            <text:p>0.0004601781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table:number-columns-repeated="2" office:value-type="float" office:value="0.0004372485" calcext:value-type="float">
            <text:p>0.0004372485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table:number-columns-repeated="2" office:value-type="float" office:value="0.0004593074" calcext:value-type="float">
            <text:p>0.0004593074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table:number-columns-repeated="2" office:value-type="float" office:value="0.0004525903" calcext:value-type="float">
            <text:p>0.0004525903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table:number-columns-repeated="2" office:value-type="float" office:value="0.0004328629" calcext:value-type="float">
            <text:p>0.0004328629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table:number-columns-repeated="2" office:value-type="float" office:value="0.0005483711" calcext:value-type="float">
            <text:p>0.0005483711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table:number-columns-repeated="2" office:value-type="float" office:value="0.0006115233" calcext:value-type="float">
            <text:p>0.0006115233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table:number-columns-repeated="2" office:value-type="float" office:value="0.0007077316" calcext:value-type="float">
            <text:p>0.0007077316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table:number-columns-repeated="2" office:value-type="float" office:value="0.0008162229" calcext:value-type="float">
            <text:p>0.0008162229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table:number-columns-repeated="2" office:value-type="float" office:value="0.0008384239" calcext:value-type="float">
            <text:p>0.0008384239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table:number-columns-repeated="2" office:value-type="float" office:value="0.0008902223" calcext:value-type="float">
            <text:p>0.0008902223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table:number-columns-repeated="2" office:value-type="float" office:value="0.0007859737" calcext:value-type="float">
            <text:p>0.0007859737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table:number-columns-repeated="2" office:value-type="float" office:value="0.0008123876" calcext:value-type="float">
            <text:p>0.0008123876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table:number-columns-repeated="2" office:value-type="float" office:value="0.0009342038" calcext:value-type="float">
            <text:p>0.0009342038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table:number-columns-repeated="2" office:value-type="float" office:value="0.0009244023" calcext:value-type="float">
            <text:p>0.0009244023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table:number-columns-repeated="2" office:value-type="float" office:value="0.0008717242" calcext:value-type="float">
            <text:p>0.0008717242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table:number-columns-repeated="2" office:value-type="float" office:value="0.0009525798" calcext:value-type="float">
            <text:p>0.0009525798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2" office:value-type="float" office:value="0.0009647748" calcext:value-type="float">
            <text:p>0.0009647748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table:number-columns-repeated="2" office:value-type="float" office:value="0.0009562078" calcext:value-type="float">
            <text:p>0.0009562078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table:number-columns-repeated="2" office:value-type="float" office:value="0.00101052" calcext:value-type="float">
            <text:p>0.00101052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table:number-columns-repeated="2" office:value-type="float" office:value="0.001012895" calcext:value-type="float">
            <text:p>0.001012895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table:number-columns-repeated="2" office:value-type="float" office:value="0.001006139" calcext:value-type="float">
            <text:p>0.001006139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table:number-columns-repeated="2" office:value-type="float" office:value="0.0009811445" calcext:value-type="float">
            <text:p>0.0009811445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table:number-columns-repeated="2" office:value-type="float" office:value="0.001082054" calcext:value-type="float">
            <text:p>0.001082054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table:number-columns-repeated="2" office:value-type="float" office:value="0.001095428" calcext:value-type="float">
            <text:p>0.001095428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table:number-columns-repeated="2" office:value-type="float" office:value="0.0009512011" calcext:value-type="float">
            <text:p>0.0009512011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table:number-columns-repeated="2" office:value-type="float" office:value="0.000968578" calcext:value-type="float">
            <text:p>0.000968578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2" office:value-type="float" office:value="0.0008583411" calcext:value-type="float">
            <text:p>0.0008583411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table:number-columns-repeated="2" office:value-type="float" office:value="0.0008469148" calcext:value-type="float">
            <text:p>0.0008469148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table:number-columns-repeated="2" office:value-type="float" office:value="0.0008537553" calcext:value-type="float">
            <text:p>0.0008537553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table:number-columns-repeated="2" office:value-type="float" office:value="0.0008707871" calcext:value-type="float">
            <text:p>0.0008707871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table:number-columns-repeated="2" office:value-type="float" office:value="0.0008300499" calcext:value-type="float">
            <text:p>0.0008300499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table:number-columns-repeated="2" office:value-type="float" office:value="0.0008286678" calcext:value-type="float">
            <text:p>0.0008286678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table:number-columns-repeated="2" office:value-type="float" office:value="0.0008336065" calcext:value-type="float">
            <text:p>0.0008336065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table:number-columns-repeated="2" office:value-type="float" office:value="0.001023514" calcext:value-type="float">
            <text:p>0.001023514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table:number-columns-repeated="2" office:value-type="float" office:value="0.000969574" calcext:value-type="float">
            <text:p>0.000969574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table:number-columns-repeated="2" office:value-type="float" office:value="0.0009480611" calcext:value-type="float">
            <text:p>0.0009480611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2" office:value-type="float" office:value="0.001130044" calcext:value-type="float">
            <text:p>0.001130044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table:number-columns-repeated="2" office:value-type="float" office:value="0.001077463" calcext:value-type="float">
            <text:p>0.001077463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table:number-columns-repeated="2" office:value-type="float" office:value="0.0008963337" calcext:value-type="float">
            <text:p>0.0008963337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table:number-columns-repeated="2" office:value-type="float" office:value="0.0009212963" calcext:value-type="float">
            <text:p>0.0009212963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table:number-columns-repeated="2" office:value-type="float" office:value="0.0009505131" calcext:value-type="float">
            <text:p>0.0009505131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table:number-columns-repeated="2" office:value-type="float" office:value="0.0009528465" calcext:value-type="float">
            <text:p>0.0009528465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table:number-columns-repeated="2" office:value-type="float" office:value="0.001022225" calcext:value-type="float">
            <text:p>0.001022225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table:number-columns-repeated="2" office:value-type="float" office:value="0.0009240346" calcext:value-type="float">
            <text:p>0.0009240346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table:number-columns-repeated="2" office:value-type="float" office:value="0.0007940015" calcext:value-type="float">
            <text:p>0.0007940015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table:number-columns-repeated="2" office:value-type="float" office:value="0.00074477" calcext:value-type="float">
            <text:p>0.00074477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2" office:value-type="float" office:value="0.0008253883" calcext:value-type="float">
            <text:p>0.0008253883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table:number-columns-repeated="2" office:value-type="float" office:value="0.0008231973" calcext:value-type="float">
            <text:p>0.0008231973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table:number-columns-repeated="2" office:value-type="float" office:value="0.0008129562" calcext:value-type="float">
            <text:p>0.0008129562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table:number-columns-repeated="2" office:value-type="float" office:value="0.0008222233" calcext:value-type="float">
            <text:p>0.0008222233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table:number-columns-repeated="2" office:value-type="float" office:value="0.0007961853" calcext:value-type="float">
            <text:p>0.0007961853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table:number-columns-repeated="2" office:value-type="float" office:value="0.0007892859" calcext:value-type="float">
            <text:p>0.0007892859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table:number-columns-repeated="2" office:value-type="float" office:value="0.0007921532" calcext:value-type="float">
            <text:p>0.0007921532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table:number-columns-repeated="2" office:value-type="float" office:value="0.0007816742" calcext:value-type="float">
            <text:p>0.0007816742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table:number-columns-repeated="2" office:value-type="float" office:value="0.0007101012" calcext:value-type="float">
            <text:p>0.0007101012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table:number-columns-repeated="2" office:value-type="float" office:value="0.0006059363" calcext:value-type="float">
            <text:p>0.0006059363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2" office:value-type="float" office:value="0.0006229216" calcext:value-type="float">
            <text:p>0.0006229216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table:number-columns-repeated="2" office:value-type="float" office:value="0.0006251099" calcext:value-type="float">
            <text:p>0.0006251099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table:number-columns-repeated="2" office:value-type="float" office:value="0.0006128146" calcext:value-type="float">
            <text:p>0.0006128146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table:number-columns-repeated="2" office:value-type="float" office:value="0.0005570798" calcext:value-type="float">
            <text:p>0.0005570798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2" office:value-type="float" office:value="0.0006090957" calcext:value-type="float">
            <text:p>0.0006090957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table:number-columns-repeated="2" office:value-type="float" office:value="0.0006158613" calcext:value-type="float">
            <text:p>0.0006158613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table:number-columns-repeated="2" office:value-type="float" office:value="0.000617491" calcext:value-type="float">
            <text:p>0.000617491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table:number-columns-repeated="2" office:value-type="float" office:value="0.0006046102" calcext:value-type="float">
            <text:p>0.0006046102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table:number-columns-repeated="2" office:value-type="float" office:value="0.0006063107" calcext:value-type="float">
            <text:p>0.0006063107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table:number-columns-repeated="2" office:value-type="float" office:value="0.0005971767" calcext:value-type="float">
            <text:p>0.0005971767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2" office:value-type="float" office:value="0.0005866106" calcext:value-type="float">
            <text:p>0.0005866106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table:number-columns-repeated="2" office:value-type="float" office:value="0.0005797147" calcext:value-type="float">
            <text:p>0.0005797147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table:number-columns-repeated="2" office:value-type="float" office:value="0.0005850927" calcext:value-type="float">
            <text:p>0.0005850927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table:number-columns-repeated="2" office:value-type="float" office:value="0.0006105886" calcext:value-type="float">
            <text:p>0.0006105886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table:number-columns-repeated="2" office:value-type="float" office:value="0.0006120777" calcext:value-type="float">
            <text:p>0.0006120777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table:number-columns-repeated="2" office:value-type="float" office:value="0.0006314538" calcext:value-type="float">
            <text:p>0.0006314538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table:number-columns-repeated="2" office:value-type="float" office:value="0.0006196391" calcext:value-type="float">
            <text:p>0.0006196391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table:number-columns-repeated="2" office:value-type="float" office:value="0.000566435" calcext:value-type="float">
            <text:p>0.000566435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table:number-columns-repeated="2" office:value-type="float" office:value="0.0005500286" calcext:value-type="float">
            <text:p>0.0005500286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table:number-columns-repeated="2" office:value-type="float" office:value="0.0005606258" calcext:value-type="float">
            <text:p>0.000560625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2" office:value-type="float" office:value="0.0006932692" calcext:value-type="float">
            <text:p>0.0006932692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table:number-columns-repeated="2" office:value-type="float" office:value="0.0007279407" calcext:value-type="float">
            <text:p>0.0007279407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table:number-columns-repeated="2" office:value-type="float" office:value="0.000701322" calcext:value-type="float">
            <text:p>0.000701322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table:number-columns-repeated="2" office:value-type="float" office:value="0.0006917997" calcext:value-type="float">
            <text:p>0.0006917997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table:number-columns-repeated="2" office:value-type="float" office:value="0.0005725383" calcext:value-type="float">
            <text:p>0.0005725383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table:number-columns-repeated="2" office:value-type="float" office:value="0.0005624793" calcext:value-type="float">
            <text:p>0.0005624793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table:number-columns-repeated="2" office:value-type="float" office:value="0.0005577239" calcext:value-type="float">
            <text:p>0.0005577239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table:number-columns-repeated="2" office:value-type="float" office:value="0.0005776375" calcext:value-type="float">
            <text:p>0.0005776375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table:number-columns-repeated="2" office:value-type="float" office:value="0.0005831698" calcext:value-type="float">
            <text:p>0.0005831698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table:number-columns-repeated="2" office:value-type="float" office:value="0.0006596241" calcext:value-type="float">
            <text:p>0.0006596241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table:number-columns-repeated="2" office:value-type="float" office:value="0.0007065343" calcext:value-type="float">
            <text:p>0.0007065343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table:number-columns-repeated="2" office:value-type="float" office:value="0.0006678483" calcext:value-type="float">
            <text:p>0.0006678483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table:number-columns-repeated="2" office:value-type="float" office:value="0.0006739848" calcext:value-type="float">
            <text:p>0.0006739848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table:number-columns-repeated="2" office:value-type="float" office:value="0.0007130079" calcext:value-type="float">
            <text:p>0.0007130079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table:number-columns-repeated="2" office:value-type="float" office:value="0.000713322" calcext:value-type="float">
            <text:p>0.000713322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table:number-columns-repeated="2" office:value-type="float" office:value="0.0007360732" calcext:value-type="float">
            <text:p>0.0007360732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table:number-columns-repeated="2" office:value-type="float" office:value="0.0007534317" calcext:value-type="float">
            <text:p>0.0007534317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table:number-columns-repeated="2" office:value-type="float" office:value="0.0007889907" calcext:value-type="float">
            <text:p>0.0007889907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table:number-columns-repeated="2" office:value-type="float" office:value="0.0006730632" calcext:value-type="float">
            <text:p>0.0006730632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table:number-columns-repeated="2" office:value-type="float" office:value="0.0006844445" calcext:value-type="float">
            <text:p>0.0006844445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table:number-columns-repeated="2" office:value-type="float" office:value="0.0006921215" calcext:value-type="float">
            <text:p>0.0006921215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table:number-columns-repeated="2" office:value-type="float" office:value="0.0007271369" calcext:value-type="float">
            <text:p>0.0007271369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table:number-columns-repeated="2" office:value-type="float" office:value="0.0007293448" calcext:value-type="float">
            <text:p>0.0007293448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table:number-columns-repeated="2" office:value-type="float" office:value="0.0006977909" calcext:value-type="float">
            <text:p>0.0006977909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table:number-columns-repeated="2" office:value-type="float" office:value="0.0007684894" calcext:value-type="float">
            <text:p>0.0007684894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table:number-columns-repeated="2" office:value-type="float" office:value="0.0007434482" calcext:value-type="float">
            <text:p>0.0007434482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table:number-columns-repeated="2" office:value-type="float" office:value="0.0008025954" calcext:value-type="float">
            <text:p>0.0008025954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table:number-columns-repeated="2" office:value-type="float" office:value="0.0008505475" calcext:value-type="float">
            <text:p>0.0008505475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table:number-columns-repeated="2" office:value-type="float" office:value="0.000789031" calcext:value-type="float">
            <text:p>0.000789031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table:number-columns-repeated="2" office:value-type="float" office:value="0.0007995949" calcext:value-type="float">
            <text:p>0.0007995949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table:number-columns-repeated="2" office:value-type="float" office:value="0.0008087921" calcext:value-type="float">
            <text:p>0.0008087921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table:number-columns-repeated="2" office:value-type="float" office:value="0.0008188049" calcext:value-type="float">
            <text:p>0.0008188049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table:number-columns-repeated="2" office:value-type="float" office:value="0.0005318389" calcext:value-type="float">
            <text:p>0.0005318389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table:number-columns-repeated="2" office:value-type="float" office:value="0.0005360076" calcext:value-type="float">
            <text:p>0.0005360076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table:number-columns-repeated="2" office:value-type="float" office:value="0.0005370061" calcext:value-type="float">
            <text:p>0.0005370061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table:number-columns-repeated="2" office:value-type="float" office:value="0.0005077347" calcext:value-type="float">
            <text:p>0.0005077347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table:number-columns-repeated="2" office:value-type="float" office:value="0.0005208758" calcext:value-type="float">
            <text:p>0.0005208758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table:number-columns-repeated="2" office:value-type="float" office:value="0.0005050628" calcext:value-type="float">
            <text:p>0.0005050628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table:number-columns-repeated="2" office:value-type="float" office:value="0.0005007214" calcext:value-type="float">
            <text:p>0.0005007214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table:number-columns-repeated="2" office:value-type="float" office:value="0.0003356204" calcext:value-type="float">
            <text:p>0.0003356204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table:number-columns-repeated="2" office:value-type="float" office:value="0.0003385929" calcext:value-type="float">
            <text:p>0.0003385929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table:number-columns-repeated="2" office:value-type="float" office:value="0.0003451971" calcext:value-type="float">
            <text:p>0.0003451971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table:number-columns-repeated="2" office:value-type="float" office:value="0.0003563063" calcext:value-type="float">
            <text:p>0.0003563063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table:number-columns-repeated="2" office:value-type="float" office:value="0.000363259" calcext:value-type="float">
            <text:p>0.000363259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table:number-columns-repeated="2" office:value-type="float" office:value="0.0003748603" calcext:value-type="float">
            <text:p>0.0003748603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table:number-columns-repeated="2" office:value-type="float" office:value="0.0003768171" calcext:value-type="float">
            <text:p>0.0003768171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table:number-columns-repeated="2" office:value-type="float" office:value="0.0003513042" calcext:value-type="float">
            <text:p>0.0003513042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table:number-columns-repeated="2" office:value-type="float" office:value="0.0003666908" calcext:value-type="float">
            <text:p>0.0003666908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table:number-columns-repeated="2" office:value-type="float" office:value="0.0003681271" calcext:value-type="float">
            <text:p>0.0003681271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table:number-columns-repeated="2" office:value-type="float" office:value="0.0003720357" calcext:value-type="float">
            <text:p>0.0003720357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table:number-columns-repeated="2" office:value-type="float" office:value="0.0003806626" calcext:value-type="float">
            <text:p>0.0003806626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table:number-columns-repeated="2" office:value-type="float" office:value="0.0003854211" calcext:value-type="float">
            <text:p>0.0003854211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table:number-columns-repeated="2" office:value-type="float" office:value="0.0003898075" calcext:value-type="float">
            <text:p>0.0003898075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table:number-columns-repeated="2" office:value-type="float" office:value="0.0003806573" calcext:value-type="float">
            <text:p>0.0003806573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table:number-columns-repeated="2" office:value-type="float" office:value="0.0003859043" calcext:value-type="float">
            <text:p>0.0003859043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table:number-columns-repeated="2" office:value-type="float" office:value="0.0003979137" calcext:value-type="float">
            <text:p>0.0003979137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0.0004005995" calcext:value-type="float">
            <text:p>0.0004005995</text:p>
          </table:table-cell>
          <table:table-cell office:value-type="float" office:value="0.000373693" calcext:value-type="float">
            <text:p>0.000373693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0.0003938093" calcext:value-type="float">
            <text:p>0.0003938093</text:p>
          </table:table-cell>
          <table:table-cell office:value-type="float" office:value="0.0003030362" calcext:value-type="float">
            <text:p>0.0003030362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0.0004014332" calcext:value-type="float">
            <text:p>0.0004014332</text:p>
          </table:table-cell>
          <table:table-cell office:value-type="float" office:value="0.000304061" calcext:value-type="float">
            <text:p>0.000304061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0.0004025174" calcext:value-type="float">
            <text:p>0.0004025174</text:p>
          </table:table-cell>
          <table:table-cell office:value-type="float" office:value="0.0003036901" calcext:value-type="float">
            <text:p>0.0003036901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0.000400562" calcext:value-type="float">
            <text:p>0.000400562</text:p>
          </table:table-cell>
          <table:table-cell office:value-type="float" office:value="0.0003042857" calcext:value-type="float">
            <text:p>0.0003042857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0.0004036183" calcext:value-type="float">
            <text:p>0.0004036183</text:p>
          </table:table-cell>
          <table:table-cell office:value-type="float" office:value="0.0003365608" calcext:value-type="float">
            <text:p>0.0003365608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0.0004047877" calcext:value-type="float">
            <text:p>0.0004047877</text:p>
          </table:table-cell>
          <table:table-cell office:value-type="float" office:value="0.0003544507" calcext:value-type="float">
            <text:p>0.0003544507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0.0004149404" calcext:value-type="float">
            <text:p>0.0004149404</text:p>
          </table:table-cell>
          <table:table-cell office:value-type="float" office:value="0.0003268049" calcext:value-type="float">
            <text:p>0.0003268049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0.0004244539" calcext:value-type="float">
            <text:p>0.0004244539</text:p>
          </table:table-cell>
          <table:table-cell office:value-type="float" office:value="0.0003349521" calcext:value-type="float">
            <text:p>0.0003349521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0.0004345099" calcext:value-type="float">
            <text:p>0.0004345099</text:p>
          </table:table-cell>
          <table:table-cell office:value-type="float" office:value="0.0003307117" calcext:value-type="float">
            <text:p>0.0003307117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0.0004370283" calcext:value-type="float">
            <text:p>0.0004370283</text:p>
          </table:table-cell>
          <table:table-cell office:value-type="float" office:value="0.0003366996" calcext:value-type="float">
            <text:p>0.0003366996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0.0004358216" calcext:value-type="float">
            <text:p>0.0004358216</text:p>
          </table:table-cell>
          <table:table-cell office:value-type="float" office:value="0.0003264787" calcext:value-type="float">
            <text:p>0.0003264787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0.0004316102" calcext:value-type="float">
            <text:p>0.0004316102</text:p>
          </table:table-cell>
          <table:table-cell office:value-type="float" office:value="0.0003236329" calcext:value-type="float">
            <text:p>0.0003236329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0.0004507765" calcext:value-type="float">
            <text:p>0.0004507765</text:p>
          </table:table-cell>
          <table:table-cell office:value-type="float" office:value="0.0003372041" calcext:value-type="float">
            <text:p>0.0003372041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0.0004589781" calcext:value-type="float">
            <text:p>0.0004589781</text:p>
          </table:table-cell>
          <table:table-cell office:value-type="float" office:value="0.0003436225" calcext:value-type="float">
            <text:p>0.0003436225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0.0004797461" calcext:value-type="float">
            <text:p>0.0004797461</text:p>
          </table:table-cell>
          <table:table-cell office:value-type="float" office:value="0.0003528515" calcext:value-type="float">
            <text:p>0.0003528515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0.000479107" calcext:value-type="float">
            <text:p>0.000479107</text:p>
          </table:table-cell>
          <table:table-cell office:value-type="float" office:value="0.0003563437" calcext:value-type="float">
            <text:p>0.0003563437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0.000476892" calcext:value-type="float">
            <text:p>0.000476892</text:p>
          </table:table-cell>
          <table:table-cell office:value-type="float" office:value="0.0003526648" calcext:value-type="float">
            <text:p>0.0003526648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0.0004517345" calcext:value-type="float">
            <text:p>0.0004517345</text:p>
          </table:table-cell>
          <table:table-cell office:value-type="float" office:value="0.0003369073" calcext:value-type="float">
            <text:p>0.0003369073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0.0004617411" calcext:value-type="float">
            <text:p>0.0004617411</text:p>
          </table:table-cell>
          <table:table-cell office:value-type="float" office:value="0.0003474174" calcext:value-type="float">
            <text:p>0.0003474174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0.00046128" calcext:value-type="float">
            <text:p>0.00046128</text:p>
          </table:table-cell>
          <table:table-cell office:value-type="float" office:value="0.0003461371" calcext:value-type="float">
            <text:p>0.0003461371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0.0004547151" calcext:value-type="float">
            <text:p>0.0004547151</text:p>
          </table:table-cell>
          <table:table-cell office:value-type="float" office:value="0.0003393201" calcext:value-type="float">
            <text:p>0.0003393201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0.0004590429" calcext:value-type="float">
            <text:p>0.0004590429</text:p>
          </table:table-cell>
          <table:table-cell office:value-type="float" office:value="0.0003409536" calcext:value-type="float">
            <text:p>0.0003409536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0.0005097228" calcext:value-type="float">
            <text:p>0.0005097228</text:p>
          </table:table-cell>
          <table:table-cell office:value-type="float" office:value="0.0003871323" calcext:value-type="float">
            <text:p>0.0003871323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0.0004996944" calcext:value-type="float">
            <text:p>0.0004996944</text:p>
          </table:table-cell>
          <table:table-cell office:value-type="float" office:value="0.0003752545" calcext:value-type="float">
            <text:p>0.0003752545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0.0004601969" calcext:value-type="float">
            <text:p>0.0004601969</text:p>
          </table:table-cell>
          <table:table-cell office:value-type="float" office:value="0.0003262565" calcext:value-type="float">
            <text:p>0.0003262565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0.0004601507" calcext:value-type="float">
            <text:p>0.0004601507</text:p>
          </table:table-cell>
          <table:table-cell office:value-type="float" office:value="0.0003260428" calcext:value-type="float">
            <text:p>0.0003260428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0.0004775703" calcext:value-type="float">
            <text:p>0.0004775703</text:p>
          </table:table-cell>
          <table:table-cell office:value-type="float" office:value="0.0003411322" calcext:value-type="float">
            <text:p>0.0003411322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0.0004757125" calcext:value-type="float">
            <text:p>0.0004757125</text:p>
          </table:table-cell>
          <table:table-cell office:value-type="float" office:value="0.0003438474" calcext:value-type="float">
            <text:p>0.0003438474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0.0004584533" calcext:value-type="float">
            <text:p>0.0004584533</text:p>
          </table:table-cell>
          <table:table-cell office:value-type="float" office:value="0.0003323152" calcext:value-type="float">
            <text:p>0.0003323152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0.0004181619" calcext:value-type="float">
            <text:p>0.0004181619</text:p>
          </table:table-cell>
          <table:table-cell office:value-type="float" office:value="0.0003380387" calcext:value-type="float">
            <text:p>0.0003380387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0.0003779617" calcext:value-type="float">
            <text:p>0.0003779617</text:p>
          </table:table-cell>
          <table:table-cell office:value-type="float" office:value="0.0003560712" calcext:value-type="float">
            <text:p>0.0003560712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0.0003618565" calcext:value-type="float">
            <text:p>0.0003618565</text:p>
          </table:table-cell>
          <table:table-cell office:value-type="float" office:value="0.000332952" calcext:value-type="float">
            <text:p>0.000332952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0.0003612165" calcext:value-type="float">
            <text:p>0.0003612165</text:p>
          </table:table-cell>
          <table:table-cell office:value-type="float" office:value="0.0003333697" calcext:value-type="float">
            <text:p>0.0003333697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0.0003597686" calcext:value-type="float">
            <text:p>0.0003597686</text:p>
          </table:table-cell>
          <table:table-cell office:value-type="float" office:value="0.0003391746" calcext:value-type="float">
            <text:p>0.0003391746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0.0004063984" calcext:value-type="float">
            <text:p>0.0004063984</text:p>
          </table:table-cell>
          <table:table-cell office:value-type="float" office:value="0.0004818002" calcext:value-type="float">
            <text:p>0.0004818002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0.0004048315" calcext:value-type="float">
            <text:p>0.0004048315</text:p>
          </table:table-cell>
          <table:table-cell office:value-type="float" office:value="0.0004540226" calcext:value-type="float">
            <text:p>0.0004540226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0.0003602214" calcext:value-type="float">
            <text:p>0.0003602214</text:p>
          </table:table-cell>
          <table:table-cell office:value-type="float" office:value="0.0003543445" calcext:value-type="float">
            <text:p>0.0003543445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0.0003640368" calcext:value-type="float">
            <text:p>0.0003640368</text:p>
          </table:table-cell>
          <table:table-cell office:value-type="float" office:value="0.000362939" calcext:value-type="float">
            <text:p>0.000362939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0.0004076095" calcext:value-type="float">
            <text:p>0.0004076095</text:p>
          </table:table-cell>
          <table:table-cell office:value-type="float" office:value="0.0004056432" calcext:value-type="float">
            <text:p>0.0004056432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0.0004076548" calcext:value-type="float">
            <text:p>0.0004076548</text:p>
          </table:table-cell>
          <table:table-cell office:value-type="float" office:value="0.0004039749" calcext:value-type="float">
            <text:p>0.0004039749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0.000376142" calcext:value-type="float">
            <text:p>0.000376142</text:p>
          </table:table-cell>
          <table:table-cell office:value-type="float" office:value="0.0003739297" calcext:value-type="float">
            <text:p>0.0003739297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0.0003765565" calcext:value-type="float">
            <text:p>0.0003765565</text:p>
          </table:table-cell>
          <table:table-cell office:value-type="float" office:value="0.0003749911" calcext:value-type="float">
            <text:p>0.0003749911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0.0003866801" calcext:value-type="float">
            <text:p>0.0003866801</text:p>
          </table:table-cell>
          <table:table-cell office:value-type="float" office:value="0.0003837784" calcext:value-type="float">
            <text:p>0.000383778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0003933433" calcext:value-type="float">
            <text:p>0.0003933433</text:p>
          </table:table-cell>
          <table:table-cell office:value-type="float" office:value="0.0003916631" calcext:value-type="float">
            <text:p>0.0003916631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0.0003754551" calcext:value-type="float">
            <text:p>0.0003754551</text:p>
          </table:table-cell>
          <table:table-cell office:value-type="float" office:value="0.0003744233" calcext:value-type="float">
            <text:p>0.0003744233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0.0003633717" calcext:value-type="float">
            <text:p>0.0003633717</text:p>
          </table:table-cell>
          <table:table-cell office:value-type="float" office:value="0.0003609702" calcext:value-type="float">
            <text:p>0.0003609702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0.0003634391" calcext:value-type="float">
            <text:p>0.0003634391</text:p>
          </table:table-cell>
          <table:table-cell office:value-type="float" office:value="0.0003606727" calcext:value-type="float">
            <text:p>0.0003606727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0.0003646398" calcext:value-type="float">
            <text:p>0.0003646398</text:p>
          </table:table-cell>
          <table:table-cell office:value-type="float" office:value="0.0003605529" calcext:value-type="float">
            <text:p>0.0003605529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0.0003660198" calcext:value-type="float">
            <text:p>0.0003660198</text:p>
          </table:table-cell>
          <table:table-cell office:value-type="float" office:value="0.0003601059" calcext:value-type="float">
            <text:p>0.0003601059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0.000368767" calcext:value-type="float">
            <text:p>0.000368767</text:p>
          </table:table-cell>
          <table:table-cell office:value-type="float" office:value="0.0003576746" calcext:value-type="float">
            <text:p>0.0003576746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0.0003696117" calcext:value-type="float">
            <text:p>0.0003696117</text:p>
          </table:table-cell>
          <table:table-cell office:value-type="float" office:value="0.0003558731" calcext:value-type="float">
            <text:p>0.0003558731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0.0003705834" calcext:value-type="float">
            <text:p>0.0003705834</text:p>
          </table:table-cell>
          <table:table-cell office:value-type="float" office:value="0.0003540025" calcext:value-type="float">
            <text:p>0.0003540025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0.0003615149" calcext:value-type="float">
            <text:p>0.0003615149</text:p>
          </table:table-cell>
          <table:table-cell office:value-type="float" office:value="0.000326815" calcext:value-type="float">
            <text:p>0.000326815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0.0003547366" calcext:value-type="float">
            <text:p>0.0003547366</text:p>
          </table:table-cell>
          <table:table-cell office:value-type="float" office:value="0.0003252218" calcext:value-type="float">
            <text:p>0.0003252218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0.0003475811" calcext:value-type="float">
            <text:p>0.0003475811</text:p>
          </table:table-cell>
          <table:table-cell office:value-type="float" office:value="0.0003298207" calcext:value-type="float">
            <text:p>0.0003298207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0.0003425338" calcext:value-type="float">
            <text:p>0.0003425338</text:p>
          </table:table-cell>
          <table:table-cell office:value-type="float" office:value="0.0003307336" calcext:value-type="float">
            <text:p>0.0003307336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0.0003781514" calcext:value-type="float">
            <text:p>0.0003781514</text:p>
          </table:table-cell>
          <table:table-cell office:value-type="float" office:value="0.0003730992" calcext:value-type="float">
            <text:p>0.0003730992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0.0003789036" calcext:value-type="float">
            <text:p>0.0003789036</text:p>
          </table:table-cell>
          <table:table-cell office:value-type="float" office:value="0.0003742968" calcext:value-type="float">
            <text:p>0.0003742968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0.000352538" calcext:value-type="float">
            <text:p>0.000352538</text:p>
          </table:table-cell>
          <table:table-cell office:value-type="float" office:value="0.0003491211" calcext:value-type="float">
            <text:p>0.0003491211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0.0003311376" calcext:value-type="float">
            <text:p>0.0003311376</text:p>
          </table:table-cell>
          <table:table-cell office:value-type="float" office:value="0.0003276654" calcext:value-type="float">
            <text:p>0.0003276654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0.0003627778" calcext:value-type="float">
            <text:p>0.0003627778</text:p>
          </table:table-cell>
          <table:table-cell office:value-type="float" office:value="0.0003617306" calcext:value-type="float">
            <text:p>0.0003617306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0.0003654717" calcext:value-type="float">
            <text:p>0.0003654717</text:p>
          </table:table-cell>
          <table:table-cell office:value-type="float" office:value="0.0003651878" calcext:value-type="float">
            <text:p>0.0003651878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0.0003415958" calcext:value-type="float">
            <text:p>0.0003415958</text:p>
          </table:table-cell>
          <table:table-cell office:value-type="float" office:value="0.0003411793" calcext:value-type="float">
            <text:p>0.0003411793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0.0003338736" calcext:value-type="float">
            <text:p>0.0003338736</text:p>
          </table:table-cell>
          <table:table-cell office:value-type="float" office:value="0.0003335685" calcext:value-type="float">
            <text:p>0.0003335685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0.0003770548" calcext:value-type="float">
            <text:p>0.0003770548</text:p>
          </table:table-cell>
          <table:table-cell office:value-type="float" office:value="0.0003770042" calcext:value-type="float">
            <text:p>0.0003770042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0.0004034449" calcext:value-type="float">
            <text:p>0.0004034449</text:p>
          </table:table-cell>
          <table:table-cell office:value-type="float" office:value="0.0004034874" calcext:value-type="float">
            <text:p>0.0004034874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0.0003372085" calcext:value-type="float">
            <text:p>0.0003372085</text:p>
          </table:table-cell>
          <table:table-cell office:value-type="float" office:value="0.0003372274" calcext:value-type="float">
            <text:p>0.0003372274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0.0003315175" calcext:value-type="float">
            <text:p>0.0003315175</text:p>
          </table:table-cell>
          <table:table-cell office:value-type="float" office:value="0.0003315458" calcext:value-type="float">
            <text:p>0.0003315458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0.0003671738" calcext:value-type="float">
            <text:p>0.0003671738</text:p>
          </table:table-cell>
          <table:table-cell office:value-type="float" office:value="0.0003671877" calcext:value-type="float">
            <text:p>0.0003671877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0.0003643406" calcext:value-type="float">
            <text:p>0.0003643406</text:p>
          </table:table-cell>
          <table:table-cell office:value-type="float" office:value="0.0003643615" calcext:value-type="float">
            <text:p>0.0003643615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0.0003253309" calcext:value-type="float">
            <text:p>0.0003253309</text:p>
          </table:table-cell>
          <table:table-cell office:value-type="float" office:value="0.0003253193" calcext:value-type="float">
            <text:p>0.0003253193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0.0003206048" calcext:value-type="float">
            <text:p>0.0003206048</text:p>
          </table:table-cell>
          <table:table-cell office:value-type="float" office:value="0.0003205785" calcext:value-type="float">
            <text:p>0.0003205785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0.000318819" calcext:value-type="float">
            <text:p>0.000318819</text:p>
          </table:table-cell>
          <table:table-cell office:value-type="float" office:value="0.0003187932" calcext:value-type="float">
            <text:p>0.0003187932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0.0003182663" calcext:value-type="float">
            <text:p>0.0003182663</text:p>
          </table:table-cell>
          <table:table-cell office:value-type="float" office:value="0.0003182615" calcext:value-type="float">
            <text:p>0.0003182615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0.0003161425" calcext:value-type="float">
            <text:p>0.0003161425</text:p>
          </table:table-cell>
          <table:table-cell office:value-type="float" office:value="0.00031614" calcext:value-type="float">
            <text:p>0.00031614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0.0003167667" calcext:value-type="float">
            <text:p>0.0003167667</text:p>
          </table:table-cell>
          <table:table-cell office:value-type="float" office:value="0.0003167636" calcext:value-type="float">
            <text:p>0.0003167636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0.0003542828" calcext:value-type="float">
            <text:p>0.0003542828</text:p>
          </table:table-cell>
          <table:table-cell office:value-type="float" office:value="0.0003542845" calcext:value-type="float">
            <text:p>0.0003542845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0.0003515496" calcext:value-type="float">
            <text:p>0.0003515496</text:p>
          </table:table-cell>
          <table:table-cell office:value-type="float" office:value="0.0003515513" calcext:value-type="float">
            <text:p>0.0003515513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0.0003638875" calcext:value-type="float">
            <text:p>0.0003638875</text:p>
          </table:table-cell>
          <table:table-cell office:value-type="float" office:value="0.0003638886" calcext:value-type="float">
            <text:p>0.0003638886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0.0003619154" calcext:value-type="float">
            <text:p>0.0003619154</text:p>
          </table:table-cell>
          <table:table-cell office:value-type="float" office:value="0.0003619157" calcext:value-type="float">
            <text:p>0.0003619157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table:number-columns-repeated="2" office:value-type="float" office:value="0.0003428355" calcext:value-type="float">
            <text:p>0.0003428355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table:number-columns-repeated="2" office:value-type="float" office:value="0.0003128748" calcext:value-type="float">
            <text:p>0.0003128748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table:number-columns-repeated="2" office:value-type="float" office:value="0.0003140171" calcext:value-type="float">
            <text:p>0.0003140171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table:number-columns-repeated="2" office:value-type="float" office:value="0.0003161471" calcext:value-type="float">
            <text:p>0.0003161471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table:number-columns-repeated="2" office:value-type="float" office:value="0.0003629035" calcext:value-type="float">
            <text:p>0.0003629035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table:number-columns-repeated="2" office:value-type="float" office:value="0.0003720177" calcext:value-type="float">
            <text:p>0.0003720177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table:number-columns-repeated="2" office:value-type="float" office:value="0.0003648237" calcext:value-type="float">
            <text:p>0.0003648237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table:number-columns-repeated="2" office:value-type="float" office:value="0.0003598176" calcext:value-type="float">
            <text:p>0.0003598176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table:number-columns-repeated="2" office:value-type="float" office:value="0.0004330304" calcext:value-type="float">
            <text:p>0.0004330304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table:number-columns-repeated="2" office:value-type="float" office:value="0.0004352899" calcext:value-type="float">
            <text:p>0.0004352899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table:number-columns-repeated="2" office:value-type="float" office:value="0.0004365304" calcext:value-type="float">
            <text:p>0.0004365304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table:number-columns-repeated="2" office:value-type="float" office:value="0.0004326032" calcext:value-type="float">
            <text:p>0.0004326032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table:number-columns-repeated="2" office:value-type="float" office:value="0.0003694336" calcext:value-type="float">
            <text:p>0.0003694336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table:number-columns-repeated="2" office:value-type="float" office:value="0.0003697576" calcext:value-type="float">
            <text:p>0.0003697576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table:number-columns-repeated="2" office:value-type="float" office:value="0.0003221005" calcext:value-type="float">
            <text:p>0.0003221005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table:number-columns-repeated="2" office:value-type="float" office:value="0.000314904" calcext:value-type="float">
            <text:p>0.000314904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table:number-columns-repeated="2" office:value-type="float" office:value="0.0003803135" calcext:value-type="float">
            <text:p>0.0003803135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table:number-columns-repeated="2" office:value-type="float" office:value="0.0003800321" calcext:value-type="float">
            <text:p>0.0003800321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table:number-columns-repeated="2" office:value-type="float" office:value="0.0003803458" calcext:value-type="float">
            <text:p>0.0003803458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table:number-columns-repeated="2" office:value-type="float" office:value="0.0003824335" calcext:value-type="float">
            <text:p>0.0003824335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table:number-columns-repeated="2" office:value-type="float" office:value="0.0003808427" calcext:value-type="float">
            <text:p>0.0003808427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table:number-columns-repeated="2" office:value-type="float" office:value="0.0003735467" calcext:value-type="float">
            <text:p>0.0003735467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table:number-columns-repeated="2" office:value-type="float" office:value="0.0003313542" calcext:value-type="float">
            <text:p>0.0003313542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table:number-columns-repeated="2" office:value-type="float" office:value="0.0003307717" calcext:value-type="float">
            <text:p>0.0003307717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table:number-columns-repeated="2" office:value-type="float" office:value="0.0004023671" calcext:value-type="float">
            <text:p>0.0004023671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table:number-columns-repeated="2" office:value-type="float" office:value="0.0004026214" calcext:value-type="float">
            <text:p>0.0004026214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table:number-columns-repeated="2" office:value-type="float" office:value="0.0003676381" calcext:value-type="float">
            <text:p>0.0003676381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table:number-columns-repeated="2" office:value-type="float" office:value="0.0003663884" calcext:value-type="float">
            <text:p>0.0003663884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table:number-columns-repeated="2" office:value-type="float" office:value="0.0003230829" calcext:value-type="float">
            <text:p>0.0003230829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table:number-columns-repeated="2" office:value-type="float" office:value="0.0003218084" calcext:value-type="float">
            <text:p>0.0003218084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table:number-columns-repeated="2" office:value-type="float" office:value="0.0003892476" calcext:value-type="float">
            <text:p>0.0003892476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table:number-columns-repeated="2" office:value-type="float" office:value="0.0003717473" calcext:value-type="float">
            <text:p>0.0003717473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table:number-columns-repeated="2" office:value-type="float" office:value="0.0003720527" calcext:value-type="float">
            <text:p>0.0003720527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table:number-columns-repeated="2" office:value-type="float" office:value="0.0003670924" calcext:value-type="float">
            <text:p>0.0003670924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table:number-columns-repeated="2" office:value-type="float" office:value="0.0003541601" calcext:value-type="float">
            <text:p>0.0003541601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table:number-columns-repeated="2" office:value-type="float" office:value="0.0003512017" calcext:value-type="float">
            <text:p>0.0003512017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table:number-columns-repeated="2" office:value-type="float" office:value="0.0003595601" calcext:value-type="float">
            <text:p>0.0003595601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table:number-columns-repeated="2" office:value-type="float" office:value="0.000365852" calcext:value-type="float">
            <text:p>0.000365852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table:number-columns-repeated="2" office:value-type="float" office:value="0.0003353265" calcext:value-type="float">
            <text:p>0.0003353265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2" office:value-type="float" office:value="0.0003366312" calcext:value-type="float">
            <text:p>0.000336631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table:number-columns-repeated="2" office:value-type="float" office:value="0.0003353538" calcext:value-type="float">
            <text:p>0.0003353538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table:number-columns-repeated="2" office:value-type="float" office:value="0.0003349073" calcext:value-type="float">
            <text:p>0.0003349073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table:number-columns-repeated="2" office:value-type="float" office:value="0.0003273541" calcext:value-type="float">
            <text:p>0.0003273541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2" office:value-type="float" office:value="0.000324601" calcext:value-type="float">
            <text:p>0.000324601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table:number-columns-repeated="2" office:value-type="float" office:value="0.0003926157" calcext:value-type="float">
            <text:p>0.0003926157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2" office:value-type="float" office:value="0.0003527023" calcext:value-type="float">
            <text:p>0.0003527023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table:number-columns-repeated="2" office:value-type="float" office:value="0.0003493066" calcext:value-type="float">
            <text:p>0.0003493066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2" office:value-type="float" office:value="0.000352036" calcext:value-type="float">
            <text:p>0.000352036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table:number-columns-repeated="2" office:value-type="float" office:value="0.0003519506" calcext:value-type="float">
            <text:p>0.0003519506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2" office:value-type="float" office:value="0.0003481234" calcext:value-type="float">
            <text:p>0.0003481234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table:number-columns-repeated="2" office:value-type="float" office:value="0.0003317356" calcext:value-type="float">
            <text:p>0.0003317356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2" office:value-type="float" office:value="0.0003312424" calcext:value-type="float">
            <text:p>0.0003312424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2" office:value-type="float" office:value="0.0003272009" calcext:value-type="float">
            <text:p>0.0003272009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2" office:value-type="float" office:value="0.0003292432" calcext:value-type="float">
            <text:p>0.0003292432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2" office:value-type="float" office:value="0.0003284828" calcext:value-type="float">
            <text:p>0.0003284828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2" office:value-type="float" office:value="0.0003276254" calcext:value-type="float">
            <text:p>0.0003276254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2" office:value-type="float" office:value="0.0003236301" calcext:value-type="float">
            <text:p>0.0003236301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2" office:value-type="float" office:value="0.000323625" calcext:value-type="float">
            <text:p>0.000323625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2" office:value-type="float" office:value="0.0003253881" calcext:value-type="float">
            <text:p>0.000325388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2" office:value-type="float" office:value="0.0003240706" calcext:value-type="float">
            <text:p>0.000324070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2" office:value-type="float" office:value="0.0003267108" calcext:value-type="float">
            <text:p>0.000326710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2" office:value-type="float" office:value="0.0003272271" calcext:value-type="float">
            <text:p>0.0003272271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2" office:value-type="float" office:value="0.000339177" calcext:value-type="float">
            <text:p>0.00033917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0.0003441313" calcext:value-type="float">
            <text:p>0.000344131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2" office:value-type="float" office:value="0.0003289931" calcext:value-type="float">
            <text:p>0.000328993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2" office:value-type="float" office:value="0.0003294615" calcext:value-type="float">
            <text:p>0.000329461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2" office:value-type="float" office:value="0.0003585188" calcext:value-type="float">
            <text:p>0.000358518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2" office:value-type="float" office:value="0.0003366377" calcext:value-type="float">
            <text:p>0.000336637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2" office:value-type="float" office:value="0.0003193876" calcext:value-type="float">
            <text:p>0.000319387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2" office:value-type="float" office:value="0.0003191889" calcext:value-type="float">
            <text:p>0.000319188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2" office:value-type="float" office:value="0.0003703839" calcext:value-type="float">
            <text:p>0.000370383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2" office:value-type="float" office:value="0.0003693072" calcext:value-type="float">
            <text:p>0.000369307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 office:value-type="float" office:value="0.0003211803" calcext:value-type="float">
            <text:p>0.000321180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office:value-type="float" office:value="0.0003199314" calcext:value-type="float">
            <text:p>0.000319931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0.0003208572" calcext:value-type="float">
            <text:p>0.000320857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 office:value-type="float" office:value="0.0003200382" calcext:value-type="float">
            <text:p>0.000320038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2" office:value-type="float" office:value="0.0004363358" calcext:value-type="float">
            <text:p>0.000436335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2" office:value-type="float" office:value="0.0004352376" calcext:value-type="float">
            <text:p>0.000435237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2" office:value-type="float" office:value="0.0003299872" calcext:value-type="float">
            <text:p>0.000329987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2" office:value-type="float" office:value="0.000327745" calcext:value-type="float">
            <text:p>0.00032774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2" office:value-type="float" office:value="0.000389268" calcext:value-type="float">
            <text:p>0.00038926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2" office:value-type="float" office:value="0.0003478576" calcext:value-type="float">
            <text:p>0.000347857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2" office:value-type="float" office:value="0.0003586276" calcext:value-type="float">
            <text:p>0.0003586276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2" office:value-type="float" office:value="0.0003563316" calcext:value-type="float">
            <text:p>0.0003563316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number-columns-repeated="2" office:value-type="float" office:value="0.0003373744" calcext:value-type="float">
            <text:p>0.000337374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table:number-columns-repeated="2" office:value-type="float" office:value="0.0003366155" calcext:value-type="float">
            <text:p>0.000336615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table:number-columns-repeated="2" office:value-type="float" office:value="0.0003342318" calcext:value-type="float">
            <text:p>0.0003342318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table:number-columns-repeated="2" office:value-type="float" office:value="0.0003335285" calcext:value-type="float">
            <text:p>0.0003335285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table:number-columns-repeated="2" office:value-type="float" office:value="0.0003276485" calcext:value-type="float">
            <text:p>0.0003276485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table:number-columns-repeated="2" office:value-type="float" office:value="0.0003286122" calcext:value-type="float">
            <text:p>0.0003286122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table:number-columns-repeated="2" office:value-type="float" office:value="0.0003386934" calcext:value-type="float">
            <text:p>0.0003386934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table:number-columns-repeated="2" office:value-type="float" office:value="0.0003412942" calcext:value-type="float">
            <text:p>0.0003412942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table:number-columns-repeated="2" office:value-type="float" office:value="0.0003422741" calcext:value-type="float">
            <text:p>0.0003422741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table:number-columns-repeated="2" office:value-type="float" office:value="0.0003368362" calcext:value-type="float">
            <text:p>0.0003368362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table:number-columns-repeated="2" office:value-type="float" office:value="0.0003319308" calcext:value-type="float">
            <text:p>0.0003319308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table:number-columns-repeated="2" office:value-type="float" office:value="0.0003307665" calcext:value-type="float">
            <text:p>0.0003307665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table:number-columns-repeated="2" office:value-type="float" office:value="0.0004288328" calcext:value-type="float">
            <text:p>0.0004288328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table:number-columns-repeated="2" office:value-type="float" office:value="0.0004259639" calcext:value-type="float">
            <text:p>0.0004259639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table:number-columns-repeated="2" office:value-type="float" office:value="0.0003373787" calcext:value-type="float">
            <text:p>0.0003373787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table:number-columns-repeated="2" office:value-type="float" office:value="0.0003330914" calcext:value-type="float">
            <text:p>0.0003330914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table:number-columns-repeated="2" office:value-type="float" office:value="0.0003284488" calcext:value-type="float">
            <text:p>0.0003284488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table:number-columns-repeated="2" office:value-type="float" office:value="0.0003299837" calcext:value-type="float">
            <text:p>0.0003299837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table:number-columns-repeated="2" office:value-type="float" office:value="0.0004162079" calcext:value-type="float">
            <text:p>0.0004162079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table:number-columns-repeated="2" office:value-type="float" office:value="0.0004466992" calcext:value-type="float">
            <text:p>0.0004466992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table:number-columns-repeated="2" office:value-type="float" office:value="0.0003687179" calcext:value-type="float">
            <text:p>0.0003687179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table:number-columns-repeated="2" office:value-type="float" office:value="0.000358958" calcext:value-type="float">
            <text:p>0.000358958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table:number-columns-repeated="2" office:value-type="float" office:value="0.0003913039" calcext:value-type="float">
            <text:p>0.0003913039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table:number-columns-repeated="2" office:value-type="float" office:value="0.0003799977" calcext:value-type="float">
            <text:p>0.0003799977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table:number-columns-repeated="2" office:value-type="float" office:value="0.0003630938" calcext:value-type="float">
            <text:p>0.0003630938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table:number-columns-repeated="2" office:value-type="float" office:value="0.000362706" calcext:value-type="float">
            <text:p>0.000362706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table:number-columns-repeated="2" office:value-type="float" office:value="0.0003324375" calcext:value-type="float">
            <text:p>0.000332437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0.0003296429" calcext:value-type="float">
            <text:p>0.0003296429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table:number-columns-repeated="2" office:value-type="float" office:value="0.0003294624" calcext:value-type="float">
            <text:p>0.0003294624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table:number-columns-repeated="2" office:value-type="float" office:value="0.0003279296" calcext:value-type="float">
            <text:p>0.0003279296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table:number-columns-repeated="2" office:value-type="float" office:value="0.0003290415" calcext:value-type="float">
            <text:p>0.0003290415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table:number-columns-repeated="2" office:value-type="float" office:value="0.0003290765" calcext:value-type="float">
            <text:p>0.0003290765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table:number-columns-repeated="2" office:value-type="float" office:value="0.0003270194" calcext:value-type="float">
            <text:p>0.0003270194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table:number-columns-repeated="2" office:value-type="float" office:value="0.0003267415" calcext:value-type="float">
            <text:p>0.0003267415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table:number-columns-repeated="2" office:value-type="float" office:value="0.0003330544" calcext:value-type="float">
            <text:p>0.0003330544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table:number-columns-repeated="2" office:value-type="float" office:value="0.0003330093" calcext:value-type="float">
            <text:p>0.0003330093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table:number-columns-repeated="2" office:value-type="float" office:value="0.0003354065" calcext:value-type="float">
            <text:p>0.0003354065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table:number-columns-repeated="2" office:value-type="float" office:value="0.0003325318" calcext:value-type="float">
            <text:p>0.0003325318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table:number-columns-repeated="2" office:value-type="float" office:value="0.000332835" calcext:value-type="float">
            <text:p>0.000332835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table:number-columns-repeated="2" office:value-type="float" office:value="0.0003302036" calcext:value-type="float">
            <text:p>0.0003302036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table:number-columns-repeated="2" office:value-type="float" office:value="0.0003409376" calcext:value-type="float">
            <text:p>0.0003409376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table:number-columns-repeated="2" office:value-type="float" office:value="0.000344725" calcext:value-type="float">
            <text:p>0.000344725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table:number-columns-repeated="2" office:value-type="float" office:value="0.0003290229" calcext:value-type="float">
            <text:p>0.0003290229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table:number-columns-repeated="2" office:value-type="float" office:value="0.0003286016" calcext:value-type="float">
            <text:p>0.0003286016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table:number-columns-repeated="2" office:value-type="float" office:value="0.0003434175" calcext:value-type="float">
            <text:p>0.0003434175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table:number-columns-repeated="2" office:value-type="float" office:value="0.0003414693" calcext:value-type="float">
            <text:p>0.0003414693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table:number-columns-repeated="2" office:value-type="float" office:value="0.0003442913" calcext:value-type="float">
            <text:p>0.0003442913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table:number-columns-repeated="2" office:value-type="float" office:value="0.0003449305" calcext:value-type="float">
            <text:p>0.0003449305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table:number-columns-repeated="2" office:value-type="float" office:value="0.0003338403" calcext:value-type="float">
            <text:p>0.0003338403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table:number-columns-repeated="2" office:value-type="float" office:value="0.0003366623" calcext:value-type="float">
            <text:p>0.0003366623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table:number-columns-repeated="2" office:value-type="float" office:value="0.0003535696" calcext:value-type="float">
            <text:p>0.0003535696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table:number-columns-repeated="2" office:value-type="float" office:value="0.0003581457" calcext:value-type="float">
            <text:p>0.0003581457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table:number-columns-repeated="2" office:value-type="float" office:value="0.0004476448" calcext:value-type="float">
            <text:p>0.0004476448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table:number-columns-repeated="2" office:value-type="float" office:value="0.0004462954" calcext:value-type="float">
            <text:p>0.0004462954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table:number-columns-repeated="2" office:value-type="float" office:value="0.0003815028" calcext:value-type="float">
            <text:p>0.0003815028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table:number-columns-repeated="2" office:value-type="float" office:value="0.0003805805" calcext:value-type="float">
            <text:p>0.0003805805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table:number-columns-repeated="2" office:value-type="float" office:value="0.0003390769" calcext:value-type="float">
            <text:p>0.0003390769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table:number-columns-repeated="2" office:value-type="float" office:value="0.0003393632" calcext:value-type="float">
            <text:p>0.0003393632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table:number-columns-repeated="2" office:value-type="float" office:value="0.0003999215" calcext:value-type="float">
            <text:p>0.0003999215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table:number-columns-repeated="2" office:value-type="float" office:value="0.0003954726" calcext:value-type="float">
            <text:p>0.0003954726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table:number-columns-repeated="2" office:value-type="float" office:value="0.0003584198" calcext:value-type="float">
            <text:p>0.0003584198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table:number-columns-repeated="2" office:value-type="float" office:value="0.0003550734" calcext:value-type="float">
            <text:p>0.0003550734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table:number-columns-repeated="2" office:value-type="float" office:value="0.0003558425" calcext:value-type="float">
            <text:p>0.0003558425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table:number-columns-repeated="2" office:value-type="float" office:value="0.0003515383" calcext:value-type="float">
            <text:p>0.0003515383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table:number-columns-repeated="2" office:value-type="float" office:value="0.0003394359" calcext:value-type="float">
            <text:p>0.0003394359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table:number-columns-repeated="2" office:value-type="float" office:value="0.0003435198" calcext:value-type="float">
            <text:p>0.0003435198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table:number-columns-repeated="2" office:value-type="float" office:value="0.0003305591" calcext:value-type="float">
            <text:p>0.0003305591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table:number-columns-repeated="2" office:value-type="float" office:value="0.000329799" calcext:value-type="float">
            <text:p>0.000329799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table:number-columns-repeated="2" office:value-type="float" office:value="0.0003295382" calcext:value-type="float">
            <text:p>0.0003295382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table:number-columns-repeated="2" office:value-type="float" office:value="0.0003323151" calcext:value-type="float">
            <text:p>0.0003323151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table:number-columns-repeated="2" office:value-type="float" office:value="0.0004294217" calcext:value-type="float">
            <text:p>0.0004294217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table:number-columns-repeated="2" office:value-type="float" office:value="0.0004300583" calcext:value-type="float">
            <text:p>0.0004300583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table:number-columns-repeated="2" office:value-type="float" office:value="0.0003524767" calcext:value-type="float">
            <text:p>0.0003524767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table:number-columns-repeated="2" office:value-type="float" office:value="0.0003491989" calcext:value-type="float">
            <text:p>0.0003491989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table:number-columns-repeated="2" office:value-type="float" office:value="0.0003453357" calcext:value-type="float">
            <text:p>0.0003453357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table:number-columns-repeated="2" office:value-type="float" office:value="0.0003440577" calcext:value-type="float">
            <text:p>0.0003440577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table:number-columns-repeated="2" office:value-type="float" office:value="0.0003925533" calcext:value-type="float">
            <text:p>0.0003925533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table:number-columns-repeated="2" office:value-type="float" office:value="0.0003988991" calcext:value-type="float">
            <text:p>0.0003988991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table:number-columns-repeated="2" office:value-type="float" office:value="0.0003300398" calcext:value-type="float">
            <text:p>0.0003300398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2" office:value-type="float" office:value="0.0003267099" calcext:value-type="float">
            <text:p>0.0003267099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table:number-columns-repeated="2" office:value-type="float" office:value="0.0003265553" calcext:value-type="float">
            <text:p>0.0003265553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table:number-columns-repeated="2" office:value-type="float" office:value="0.0003264196" calcext:value-type="float">
            <text:p>0.0003264196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table:number-columns-repeated="2" office:value-type="float" office:value="0.0003500385" calcext:value-type="float">
            <text:p>0.0003500385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table:number-columns-repeated="2" office:value-type="float" office:value="0.0003517474" calcext:value-type="float">
            <text:p>0.0003517474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table:number-columns-repeated="2" office:value-type="float" office:value="0.0003294225" calcext:value-type="float">
            <text:p>0.0003294225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table:number-columns-repeated="2" office:value-type="float" office:value="0.0003253774" calcext:value-type="float">
            <text:p>0.0003253774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table:number-columns-repeated="2" office:value-type="float" office:value="0.000337479" calcext:value-type="float">
            <text:p>0.000337479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table:number-columns-repeated="2" office:value-type="float" office:value="0.0003379959" calcext:value-type="float">
            <text:p>0.0003379959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table:number-columns-repeated="2" office:value-type="float" office:value="0.0003336825" calcext:value-type="float">
            <text:p>0.0003336825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table:number-columns-repeated="2" office:value-type="float" office:value="0.0003361923" calcext:value-type="float">
            <text:p>0.0003361923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table:number-columns-repeated="2" office:value-type="float" office:value="0.0004508095" calcext:value-type="float">
            <text:p>0.0004508095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table:number-columns-repeated="2" office:value-type="float" office:value="0.0004538679" calcext:value-type="float">
            <text:p>0.0004538679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table:number-columns-repeated="2" office:value-type="float" office:value="0.0003642547" calcext:value-type="float">
            <text:p>0.0003642547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table:number-columns-repeated="2" office:value-type="float" office:value="0.0003615011" calcext:value-type="float">
            <text:p>0.0003615011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table:number-columns-repeated="2" office:value-type="float" office:value="0.0003354426" calcext:value-type="float">
            <text:p>0.0003354426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table:number-columns-repeated="2" office:value-type="float" office:value="0.0003353858" calcext:value-type="float">
            <text:p>0.0003353858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table:number-columns-repeated="2" office:value-type="float" office:value="0.0003304103" calcext:value-type="float">
            <text:p>0.0003304103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table:number-columns-repeated="2" office:value-type="float" office:value="0.000329494" calcext:value-type="float">
            <text:p>0.000329494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table:number-columns-repeated="2" office:value-type="float" office:value="0.0003321072" calcext:value-type="float">
            <text:p>0.0003321072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table:number-columns-repeated="2" office:value-type="float" office:value="0.0003315325" calcext:value-type="float">
            <text:p>0.0003315325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table:number-columns-repeated="2" office:value-type="float" office:value="0.0003303932" calcext:value-type="float">
            <text:p>0.0003303932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table:number-columns-repeated="2" office:value-type="float" office:value="0.000330139" calcext:value-type="float">
            <text:p>0.000330139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table:number-columns-repeated="2" office:value-type="float" office:value="0.000328976" calcext:value-type="float">
            <text:p>0.000328976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table:number-columns-repeated="2" office:value-type="float" office:value="0.0003295239" calcext:value-type="float">
            <text:p>0.0003295239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table:number-columns-repeated="2" office:value-type="float" office:value="0.0003512666" calcext:value-type="float">
            <text:p>0.0003512666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table:number-columns-repeated="2" office:value-type="float" office:value="0.000352032" calcext:value-type="float">
            <text:p>0.000352032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table:number-columns-repeated="2" office:value-type="float" office:value="0.0003369801" calcext:value-type="float">
            <text:p>0.0003369801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table:number-columns-repeated="2" office:value-type="float" office:value="0.0003371897" calcext:value-type="float">
            <text:p>0.0003371897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table:number-columns-repeated="2" office:value-type="float" office:value="0.0004111179" calcext:value-type="float">
            <text:p>0.0004111179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table:number-columns-repeated="2" office:value-type="float" office:value="0.000354897" calcext:value-type="float">
            <text:p>0.000354897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table:number-columns-repeated="2" office:value-type="float" office:value="0.0003563315" calcext:value-type="float">
            <text:p>0.0003563315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table:number-columns-repeated="2" office:value-type="float" office:value="0.0003505481" calcext:value-type="float">
            <text:p>0.0003505481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table:number-columns-repeated="2" office:value-type="float" office:value="0.0003271611" calcext:value-type="float">
            <text:p>0.0003271611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table:number-columns-repeated="2" office:value-type="float" office:value="0.0003256525" calcext:value-type="float">
            <text:p>0.0003256525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table:number-columns-repeated="2" office:value-type="float" office:value="0.0003267929" calcext:value-type="float">
            <text:p>0.0003267929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table:number-columns-repeated="2" office:value-type="float" office:value="0.0003271257" calcext:value-type="float">
            <text:p>0.0003271257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table:number-columns-repeated="2" office:value-type="float" office:value="0.0003270757" calcext:value-type="float">
            <text:p>0.0003270757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table:number-columns-repeated="2" office:value-type="float" office:value="0.0003277496" calcext:value-type="float">
            <text:p>0.0003277496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table:number-columns-repeated="2" office:value-type="float" office:value="0.0003650454" calcext:value-type="float">
            <text:p>0.0003650454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table:number-columns-repeated="2" office:value-type="float" office:value="0.0003660491" calcext:value-type="float">
            <text:p>0.0003660491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table:number-columns-repeated="2" office:value-type="float" office:value="0.0003357959" calcext:value-type="float">
            <text:p>0.0003357959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table:number-columns-repeated="2" office:value-type="float" office:value="0.0003289108" calcext:value-type="float">
            <text:p>0.0003289108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table:number-columns-repeated="2" office:value-type="float" office:value="0.0003277036" calcext:value-type="float">
            <text:p>0.0003277036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table:number-columns-repeated="2" office:value-type="float" office:value="0.0003273688" calcext:value-type="float">
            <text:p>0.0003273688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table:number-columns-repeated="2" office:value-type="float" office:value="0.0003255936" calcext:value-type="float">
            <text:p>0.0003255936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table:number-columns-repeated="2" office:value-type="float" office:value="0.0003246703" calcext:value-type="float">
            <text:p>0.0003246703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table:number-columns-repeated="2" office:value-type="float" office:value="0.0003193838" calcext:value-type="float">
            <text:p>0.0003193838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table:number-columns-repeated="2" office:value-type="float" office:value="0.0003204396" calcext:value-type="float">
            <text:p>0.0003204396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table:number-columns-repeated="2" office:value-type="float" office:value="0.0003179317" calcext:value-type="float">
            <text:p>0.0003179317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table:number-columns-repeated="2" office:value-type="float" office:value="0.0003181232" calcext:value-type="float">
            <text:p>0.0003181232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table:number-columns-repeated="2" office:value-type="float" office:value="0.0003509692" calcext:value-type="float">
            <text:p>0.0003509692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table:number-columns-repeated="2" office:value-type="float" office:value="0.000317171" calcext:value-type="float">
            <text:p>0.000317171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table:number-columns-repeated="2" office:value-type="float" office:value="0.0003235275" calcext:value-type="float">
            <text:p>0.0003235275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table:number-columns-repeated="2" office:value-type="float" office:value="0.0003278655" calcext:value-type="float">
            <text:p>0.0003278655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table:number-columns-repeated="2" office:value-type="float" office:value="0.0003278181" calcext:value-type="float">
            <text:p>0.0003278181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table:number-columns-repeated="2" office:value-type="float" office:value="0.0003245274" calcext:value-type="float">
            <text:p>0.0003245274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table:number-columns-repeated="2" office:value-type="float" office:value="0.0003905543" calcext:value-type="float">
            <text:p>0.0003905543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table:number-columns-repeated="2" office:value-type="float" office:value="0.0003869006" calcext:value-type="float">
            <text:p>0.0003869006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table:number-columns-repeated="2" office:value-type="float" office:value="0.000377096" calcext:value-type="float">
            <text:p>0.000377096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table:number-columns-repeated="2" office:value-type="float" office:value="0.0003612541" calcext:value-type="float">
            <text:p>0.0003612541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table:number-columns-repeated="2" office:value-type="float" office:value="0.0003613961" calcext:value-type="float">
            <text:p>0.0003613961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table:number-columns-repeated="2" office:value-type="float" office:value="0.0003699026" calcext:value-type="float">
            <text:p>0.0003699026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table:number-columns-repeated="2" office:value-type="float" office:value="0.0003229018" calcext:value-type="float">
            <text:p>0.0003229018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table:number-columns-repeated="2" office:value-type="float" office:value="0.000324157" calcext:value-type="float">
            <text:p>0.000324157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table:number-columns-repeated="2" office:value-type="float" office:value="0.0003236238" calcext:value-type="float">
            <text:p>0.0003236238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table:number-columns-repeated="2" office:value-type="float" office:value="0.0003214549" calcext:value-type="float">
            <text:p>0.0003214549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table:number-columns-repeated="2" office:value-type="float" office:value="0.0003225711" calcext:value-type="float">
            <text:p>0.0003225711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table:number-columns-repeated="2" office:value-type="float" office:value="0.0003235193" calcext:value-type="float">
            <text:p>0.0003235193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table:number-columns-repeated="2" office:value-type="float" office:value="0.0003497656" calcext:value-type="float">
            <text:p>0.0003497656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table:number-columns-repeated="2" office:value-type="float" office:value="0.0003565458" calcext:value-type="float">
            <text:p>0.0003565458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table:number-columns-repeated="2" office:value-type="float" office:value="0.0003217562" calcext:value-type="float">
            <text:p>0.0003217562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table:number-columns-repeated="2" office:value-type="float" office:value="0.0003198695" calcext:value-type="float">
            <text:p>0.0003198695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table:number-columns-repeated="2" office:value-type="float" office:value="0.0003232966" calcext:value-type="float">
            <text:p>0.0003232966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table:number-columns-repeated="2" office:value-type="float" office:value="0.000322002" calcext:value-type="float">
            <text:p>0.000322002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table:number-columns-repeated="2" office:value-type="float" office:value="0.0003330335" calcext:value-type="float">
            <text:p>0.0003330335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table:number-columns-repeated="2" office:value-type="float" office:value="0.0003367393" calcext:value-type="float">
            <text:p>0.0003367393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table:number-columns-repeated="2" office:value-type="float" office:value="0.0004286407" calcext:value-type="float">
            <text:p>0.0004286407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table:number-columns-repeated="2" office:value-type="float" office:value="0.0004367397" calcext:value-type="float">
            <text:p>0.0004367397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table:number-columns-repeated="2" office:value-type="float" office:value="0.0003320894" calcext:value-type="float">
            <text:p>0.0003320894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table:number-columns-repeated="2" office:value-type="float" office:value="0.000326725" calcext:value-type="float">
            <text:p>0.000326725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table:number-columns-repeated="2" office:value-type="float" office:value="0.0003202727" calcext:value-type="float">
            <text:p>0.0003202727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table:number-columns-repeated="2" office:value-type="float" office:value="0.0003207311" calcext:value-type="float">
            <text:p>0.0003207311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table:number-columns-repeated="2" office:value-type="float" office:value="0.0003513278" calcext:value-type="float">
            <text:p>0.0003513278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table:number-columns-repeated="2" office:value-type="float" office:value="0.0003536219" calcext:value-type="float">
            <text:p>0.0003536219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table:number-columns-repeated="2" office:value-type="float" office:value="0.0003215079" calcext:value-type="float">
            <text:p>0.0003215079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table:number-columns-repeated="2" office:value-type="float" office:value="0.000323293" calcext:value-type="float">
            <text:p>0.000323293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table:number-columns-repeated="2" office:value-type="float" office:value="0.0003601268" calcext:value-type="float">
            <text:p>0.0003601268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table:number-columns-repeated="2" office:value-type="float" office:value="0.0003576188" calcext:value-type="float">
            <text:p>0.0003576188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table:number-columns-repeated="2" office:value-type="float" office:value="0.0003247457" calcext:value-type="float">
            <text:p>0.0003247457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table:number-columns-repeated="2" office:value-type="float" office:value="0.0003205253" calcext:value-type="float">
            <text:p>0.0003205253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table:number-columns-repeated="2" office:value-type="float" office:value="0.0003207818" calcext:value-type="float">
            <text:p>0.0003207818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table:number-columns-repeated="2" office:value-type="float" office:value="0.0003222151" calcext:value-type="float">
            <text:p>0.0003222151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table:number-columns-repeated="2" office:value-type="float" office:value="0.0003360692" calcext:value-type="float">
            <text:p>0.0003360692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table:number-columns-repeated="2" office:value-type="float" office:value="0.0003367069" calcext:value-type="float">
            <text:p>0.0003367069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table:number-columns-repeated="2" office:value-type="float" office:value="0.0003515497" calcext:value-type="float">
            <text:p>0.0003515497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table:number-columns-repeated="2" office:value-type="float" office:value="0.0003527082" calcext:value-type="float">
            <text:p>0.0003527082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table:number-columns-repeated="2" office:value-type="float" office:value="0.0003244744" calcext:value-type="float">
            <text:p>0.0003244744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table:number-columns-repeated="2" office:value-type="float" office:value="0.0003218132" calcext:value-type="float">
            <text:p>0.0003218132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table:number-columns-repeated="2" office:value-type="float" office:value="0.0003233971" calcext:value-type="float">
            <text:p>0.0003233971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2" office:value-type="float" office:value="0.0003231618" calcext:value-type="float">
            <text:p>0.0003231618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table:number-columns-repeated="2" office:value-type="float" office:value="0.0003547154" calcext:value-type="float">
            <text:p>0.0003547154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table:number-columns-repeated="2" office:value-type="float" office:value="0.0003521194" calcext:value-type="float">
            <text:p>0.0003521194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table:number-columns-repeated="2" office:value-type="float" office:value="0.0003318278" calcext:value-type="float">
            <text:p>0.0003318278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table:number-columns-repeated="2" office:value-type="float" office:value="0.0003294925" calcext:value-type="float">
            <text:p>0.0003294925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table:number-columns-repeated="2" office:value-type="float" office:value="0.000327461" calcext:value-type="float">
            <text:p>0.000327461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table:number-columns-repeated="2" office:value-type="float" office:value="0.0003226065" calcext:value-type="float">
            <text:p>0.0003226065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table:number-columns-repeated="2" office:value-type="float" office:value="0.0003395373" calcext:value-type="float">
            <text:p>0.0003395373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table:number-columns-repeated="2" office:value-type="float" office:value="0.0003295426" calcext:value-type="float">
            <text:p>0.0003295426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table:number-columns-repeated="2" office:value-type="float" office:value="0.0003291425" calcext:value-type="float">
            <text:p>0.0003291425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table:number-columns-repeated="2" office:value-type="float" office:value="0.0003286142" calcext:value-type="float">
            <text:p>0.0003286142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table:number-columns-repeated="2" office:value-type="float" office:value="0.0003173732" calcext:value-type="float">
            <text:p>0.0003173732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table:number-columns-repeated="2" office:value-type="float" office:value="0.0003244268" calcext:value-type="float">
            <text:p>0.0003244268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table:number-columns-repeated="2" office:value-type="float" office:value="0.0003176696" calcext:value-type="float">
            <text:p>0.0003176696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table:number-columns-repeated="2" office:value-type="float" office:value="0.0003123921" calcext:value-type="float">
            <text:p>0.0003123921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table:number-columns-repeated="2" office:value-type="float" office:value="0.0003147375" calcext:value-type="float">
            <text:p>0.0003147375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table:number-columns-repeated="2" office:value-type="float" office:value="0.000319204" calcext:value-type="float">
            <text:p>0.000319204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table:number-columns-repeated="2" office:value-type="float" office:value="0.0003225121" calcext:value-type="float">
            <text:p>0.0003225121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table:number-columns-repeated="2" office:value-type="float" office:value="0.0003230916" calcext:value-type="float">
            <text:p>0.0003230916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table:number-columns-repeated="2" office:value-type="float" office:value="0.000319172" calcext:value-type="float">
            <text:p>0.000319172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table:number-columns-repeated="2" office:value-type="float" office:value="0.00032061" calcext:value-type="float">
            <text:p>0.00032061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table:number-columns-repeated="2" office:value-type="float" office:value="0.0003187964" calcext:value-type="float">
            <text:p>0.0003187964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table:number-columns-repeated="2" office:value-type="float" office:value="0.0003196385" calcext:value-type="float">
            <text:p>0.0003196385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table:number-columns-repeated="2" office:value-type="float" office:value="0.0003214446" calcext:value-type="float">
            <text:p>0.0003214446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table:number-columns-repeated="2" office:value-type="float" office:value="0.0003222291" calcext:value-type="float">
            <text:p>0.0003222291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table:number-columns-repeated="2" office:value-type="float" office:value="0.0003213727" calcext:value-type="float">
            <text:p>0.0003213727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table:number-columns-repeated="2" office:value-type="float" office:value="0.0003204966" calcext:value-type="float">
            <text:p>0.0003204966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table:number-columns-repeated="2" office:value-type="float" office:value="0.0004031748" calcext:value-type="float">
            <text:p>0.0004031748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table:number-columns-repeated="2" office:value-type="float" office:value="0.0004240416" calcext:value-type="float">
            <text:p>0.0004240416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table:number-columns-repeated="2" office:value-type="float" office:value="0.0003253183" calcext:value-type="float">
            <text:p>0.0003253183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table:number-columns-repeated="2" office:value-type="float" office:value="0.0003244313" calcext:value-type="float">
            <text:p>0.0003244313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table:number-columns-repeated="2" office:value-type="float" office:value="0.0003506256" calcext:value-type="float">
            <text:p>0.0003506256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table:number-columns-repeated="2" office:value-type="float" office:value="0.0003502896" calcext:value-type="float">
            <text:p>0.0003502896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table:number-columns-repeated="2" office:value-type="float" office:value="0.000369714" calcext:value-type="float">
            <text:p>0.000369714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table:number-columns-repeated="2" office:value-type="float" office:value="0.0003730861" calcext:value-type="float">
            <text:p>0.0003730861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table:number-columns-repeated="2" office:value-type="float" office:value="0.0003235956" calcext:value-type="float">
            <text:p>0.0003235956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table:number-columns-repeated="2" office:value-type="float" office:value="0.000324142" calcext:value-type="float">
            <text:p>0.000324142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table:number-columns-repeated="2" office:value-type="float" office:value="0.0003265252" calcext:value-type="float">
            <text:p>0.0003265252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table:number-columns-repeated="2" office:value-type="float" office:value="0.0003264031" calcext:value-type="float">
            <text:p>0.0003264031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table:number-columns-repeated="2" office:value-type="float" office:value="0.0003489777" calcext:value-type="float">
            <text:p>0.0003489777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table:number-columns-repeated="2" office:value-type="float" office:value="0.000357784" calcext:value-type="float">
            <text:p>0.000357784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table:number-columns-repeated="2" office:value-type="float" office:value="0.0003325839" calcext:value-type="float">
            <text:p>0.0003325839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table:number-columns-repeated="2" office:value-type="float" office:value="0.0003234225" calcext:value-type="float">
            <text:p>0.0003234225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table:number-columns-repeated="2" office:value-type="float" office:value="0.0003235176" calcext:value-type="float">
            <text:p>0.0003235176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table:number-columns-repeated="2" office:value-type="float" office:value="0.000321563" calcext:value-type="float">
            <text:p>0.000321563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table:number-columns-repeated="2" office:value-type="float" office:value="0.0003183146" calcext:value-type="float">
            <text:p>0.0003183146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table:number-columns-repeated="2" office:value-type="float" office:value="0.0003177683" calcext:value-type="float">
            <text:p>0.0003177683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table:number-columns-repeated="2" office:value-type="float" office:value="0.0003275261" calcext:value-type="float">
            <text:p>0.0003275261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table:number-columns-repeated="2" office:value-type="float" office:value="0.0003259729" calcext:value-type="float">
            <text:p>0.0003259729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table:number-columns-repeated="2" office:value-type="float" office:value="0.0003291006" calcext:value-type="float">
            <text:p>0.0003291006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table:number-columns-repeated="2" office:value-type="float" office:value="0.000330555" calcext:value-type="float">
            <text:p>0.000330555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table:number-columns-repeated="2" office:value-type="float" office:value="0.0003290066" calcext:value-type="float">
            <text:p>0.0003290066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table:number-columns-repeated="2" office:value-type="float" office:value="0.0003278156" calcext:value-type="float">
            <text:p>0.0003278156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table:number-columns-repeated="2" office:value-type="float" office:value="0.0003322717" calcext:value-type="float">
            <text:p>0.0003322717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table:number-columns-repeated="2" office:value-type="float" office:value="0.0003295086" calcext:value-type="float">
            <text:p>0.0003295086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table:number-columns-repeated="2" office:value-type="float" office:value="0.0003234411" calcext:value-type="float">
            <text:p>0.0003234411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table:number-columns-repeated="2" office:value-type="float" office:value="0.0003229542" calcext:value-type="float">
            <text:p>0.0003229542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table:number-columns-repeated="2" office:value-type="float" office:value="0.0003249364" calcext:value-type="float">
            <text:p>0.0003249364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table:number-columns-repeated="2" office:value-type="float" office:value="0.0003242998" calcext:value-type="float">
            <text:p>0.0003242998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table:number-columns-repeated="2" office:value-type="float" office:value="0.0003236714" calcext:value-type="float">
            <text:p>0.0003236714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table:number-columns-repeated="2" office:value-type="float" office:value="0.0003236641" calcext:value-type="float">
            <text:p>0.0003236641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table:number-columns-repeated="2" office:value-type="float" office:value="0.0003234553" calcext:value-type="float">
            <text:p>0.0003234553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table:number-columns-repeated="2" office:value-type="float" office:value="0.0003231183" calcext:value-type="float">
            <text:p>0.0003231183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table:number-columns-repeated="2" office:value-type="float" office:value="0.0003395622" calcext:value-type="float">
            <text:p>0.0003395622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table:number-columns-repeated="2" office:value-type="float" office:value="0.0003390931" calcext:value-type="float">
            <text:p>0.0003390931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table:number-columns-repeated="2" office:value-type="float" office:value="0.0003174177" calcext:value-type="float">
            <text:p>0.0003174177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table:number-columns-repeated="2" office:value-type="float" office:value="0.0003199935" calcext:value-type="float">
            <text:p>0.0003199935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table:number-columns-repeated="2" office:value-type="float" office:value="0.0003256859" calcext:value-type="float">
            <text:p>0.0003256859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table:number-columns-repeated="2" office:value-type="float" office:value="0.0003254503" calcext:value-type="float">
            <text:p>0.0003254503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table:number-columns-repeated="2" office:value-type="float" office:value="0.0003252645" calcext:value-type="float">
            <text:p>0.0003252645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table:number-columns-repeated="2" office:value-type="float" office:value="0.0003259867" calcext:value-type="float">
            <text:p>0.0003259867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table:number-columns-repeated="2" office:value-type="float" office:value="0.0003404864" calcext:value-type="float">
            <text:p>0.0003404864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table:number-columns-repeated="2" office:value-type="float" office:value="0.0003251951" calcext:value-type="float">
            <text:p>0.0003251951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table:number-columns-repeated="2" office:value-type="float" office:value="0.0003262832" calcext:value-type="float">
            <text:p>0.0003262832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table:number-columns-repeated="2" office:value-type="float" office:value="0.0003241992" calcext:value-type="float">
            <text:p>0.0003241992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table:number-columns-repeated="2" office:value-type="float" office:value="0.0003362425" calcext:value-type="float">
            <text:p>0.0003362425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table:number-columns-repeated="2" office:value-type="float" office:value="0.0003352698" calcext:value-type="float">
            <text:p>0.0003352698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table:number-columns-repeated="2" office:value-type="float" office:value="0.0004115564" calcext:value-type="float">
            <text:p>0.0004115564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table:number-columns-repeated="2" office:value-type="float" office:value="0.0004094626" calcext:value-type="float">
            <text:p>0.0004094626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table:number-columns-repeated="2" office:value-type="float" office:value="0.0003346834" calcext:value-type="float">
            <text:p>0.0003346834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table:number-columns-repeated="2" office:value-type="float" office:value="0.0003412683" calcext:value-type="float">
            <text:p>0.0003412683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table:number-columns-repeated="2" office:value-type="float" office:value="0.0003407077" calcext:value-type="float">
            <text:p>0.0003407077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table:number-columns-repeated="2" office:value-type="float" office:value="0.0003413746" calcext:value-type="float">
            <text:p>0.0003413746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table:number-columns-repeated="2" office:value-type="float" office:value="0.0003384777" calcext:value-type="float">
            <text:p>0.0003384777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table:number-columns-repeated="2" office:value-type="float" office:value="0.0003377378" calcext:value-type="float">
            <text:p>0.0003377378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table:number-columns-repeated="2" office:value-type="float" office:value="0.0003570693" calcext:value-type="float">
            <text:p>0.0003570693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table:number-columns-repeated="2" office:value-type="float" office:value="0.0003534245" calcext:value-type="float">
            <text:p>0.0003534245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table:number-columns-repeated="2" office:value-type="float" office:value="0.0003234454" calcext:value-type="float">
            <text:p>0.0003234454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table:number-columns-repeated="2" office:value-type="float" office:value="0.0003231881" calcext:value-type="float">
            <text:p>0.0003231881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table:number-columns-repeated="2" office:value-type="float" office:value="0.0003267696" calcext:value-type="float">
            <text:p>0.0003267696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table:number-columns-repeated="2" office:value-type="float" office:value="0.0003241604" calcext:value-type="float">
            <text:p>0.0003241604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table:number-columns-repeated="2" office:value-type="float" office:value="0.0003669526" calcext:value-type="float">
            <text:p>0.0003669526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table:number-columns-repeated="2" office:value-type="float" office:value="0.0003583976" calcext:value-type="float">
            <text:p>0.0003583976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table:number-columns-repeated="2" office:value-type="float" office:value="0.0003245373" calcext:value-type="float">
            <text:p>0.0003245373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table:number-columns-repeated="2" office:value-type="float" office:value="0.0003178331" calcext:value-type="float">
            <text:p>0.0003178331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table:number-columns-repeated="2" office:value-type="float" office:value="0.0003181043" calcext:value-type="float">
            <text:p>0.0003181043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table:number-columns-repeated="2" office:value-type="float" office:value="0.0003182369" calcext:value-type="float">
            <text:p>0.0003182369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table:number-columns-repeated="2" office:value-type="float" office:value="0.0003224219" calcext:value-type="float">
            <text:p>0.0003224219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table:number-columns-repeated="2" office:value-type="float" office:value="0.0003227706" calcext:value-type="float">
            <text:p>0.0003227706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table:number-columns-repeated="2" office:value-type="float" office:value="0.0003188733" calcext:value-type="float">
            <text:p>0.0003188733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2" office:value-type="float" office:value="0.0003161994" calcext:value-type="float">
            <text:p>0.0003161994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table:number-columns-repeated="2" office:value-type="float" office:value="0.0003186466" calcext:value-type="float">
            <text:p>0.0003186466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table:number-columns-repeated="2" office:value-type="float" office:value="0.0003211727" calcext:value-type="float">
            <text:p>0.0003211727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table:number-columns-repeated="2" office:value-type="float" office:value="0.000322034" calcext:value-type="float">
            <text:p>0.000322034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table:number-columns-repeated="2" office:value-type="float" office:value="0.0003251238" calcext:value-type="float">
            <text:p>0.0003251238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table:number-columns-repeated="2" office:value-type="float" office:value="0.0003762463" calcext:value-type="float">
            <text:p>0.0003762463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table:number-columns-repeated="2" office:value-type="float" office:value="0.0004143784" calcext:value-type="float">
            <text:p>0.0004143784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table:number-columns-repeated="2" office:value-type="float" office:value="0.000311942" calcext:value-type="float">
            <text:p>0.000311942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table:number-columns-repeated="2" office:value-type="float" office:value="0.0003112523" calcext:value-type="float">
            <text:p>0.0003112523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table:number-columns-repeated="2" office:value-type="float" office:value="0.0002814228" calcext:value-type="float">
            <text:p>0.0002814228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table:number-columns-repeated="2" office:value-type="float" office:value="0.0002785018" calcext:value-type="float">
            <text:p>0.0002785018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table:number-columns-repeated="2" office:value-type="float" office:value="0.0002687931" calcext:value-type="float">
            <text:p>0.0002687931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table:number-columns-repeated="2" office:value-type="float" office:value="0.0002402748" calcext:value-type="float">
            <text:p>0.0002402748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table:number-columns-repeated="2" office:value-type="float" office:value="0.0002364727" calcext:value-type="float">
            <text:p>0.0002364727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table:number-columns-repeated="2" office:value-type="float" office:value="0.000208236" calcext:value-type="float">
            <text:p>0.000208236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table:number-columns-repeated="2" office:value-type="float" office:value="0.0002027365" calcext:value-type="float">
            <text:p>0.0002027365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table:number-columns-repeated="2" office:value-type="float" office:value="0.0001438225" calcext:value-type="float">
            <text:p>0.0001438225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table:number-columns-repeated="2" office:value-type="float" office:value="0.00007983544" calcext:value-type="float">
            <text:p>0.00007983544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table:number-columns-repeated="2" office:value-type="float" office:value="0.00006420311" calcext:value-type="float">
            <text:p>0.00006420311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table:number-columns-repeated="2" office:value-type="float" office:value="0.0000326804" calcext:value-type="float">
            <text:p>0.0000326804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table:number-columns-repeated="2" office:value-type="float" office:value="0.00002306753" calcext:value-type="float">
            <text:p>0.00002306753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table:number-columns-repeated="2" office:value-type="float" office:value="0.00006212998" calcext:value-type="float">
            <text:p>0.00006212998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table:number-columns-repeated="2" office:value-type="float" office:value="0.00002588735" calcext:value-type="float">
            <text:p>0.00002588735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0.0000234593" calcext:value-type="float">
            <text:p>0.0000234593</text:p>
          </table:table-cell>
          <table:table-cell office:value-type="float" office:value="0.00002342834" calcext:value-type="float">
            <text:p>0.00002342834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0.00004619153" calcext:value-type="float">
            <text:p>0.00004619153</text:p>
          </table:table-cell>
          <table:table-cell office:value-type="float" office:value="0.00002309466" calcext:value-type="float">
            <text:p>0.00002309466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0.00005416972" calcext:value-type="float">
            <text:p>0.00005416972</text:p>
          </table:table-cell>
          <table:table-cell office:value-type="float" office:value="0.00002512488" calcext:value-type="float">
            <text:p>0.00002512488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0.00003914" calcext:value-type="float">
            <text:p>0.00003914</text:p>
          </table:table-cell>
          <table:table-cell office:value-type="float" office:value="0.00008478462" calcext:value-type="float">
            <text:p>0.00008478462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0.00004055439" calcext:value-type="float">
            <text:p>0.00004055439</text:p>
          </table:table-cell>
          <table:table-cell office:value-type="float" office:value="0.00002753173" calcext:value-type="float">
            <text:p>0.00002753173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0.00004356358" calcext:value-type="float">
            <text:p>0.00004356358</text:p>
          </table:table-cell>
          <table:table-cell office:value-type="float" office:value="0.0004981239" calcext:value-type="float">
            <text:p>0.0004981239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0.00003604143" calcext:value-type="float">
            <text:p>0.00003604143</text:p>
          </table:table-cell>
          <table:table-cell office:value-type="float" office:value="0.0002635552" calcext:value-type="float">
            <text:p>0.0002635552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0.000034295" calcext:value-type="float">
            <text:p>0.000034295</text:p>
          </table:table-cell>
          <table:table-cell office:value-type="float" office:value="0.00004135144" calcext:value-type="float">
            <text:p>0.00004135144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0.00004239169" calcext:value-type="float">
            <text:p>0.00004239169</text:p>
          </table:table-cell>
          <table:table-cell office:value-type="float" office:value="0.00004796389" calcext:value-type="float">
            <text:p>0.00004796389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0.0000404116" calcext:value-type="float">
            <text:p>0.0000404116</text:p>
          </table:table-cell>
          <table:table-cell office:value-type="float" office:value="0.00005184041" calcext:value-type="float">
            <text:p>0.00005184041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0.00004052611" calcext:value-type="float">
            <text:p>0.00004052611</text:p>
          </table:table-cell>
          <table:table-cell office:value-type="float" office:value="0.00005134748" calcext:value-type="float">
            <text:p>0.00005134748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0.00003459592" calcext:value-type="float">
            <text:p>0.00003459592</text:p>
          </table:table-cell>
          <table:table-cell office:value-type="float" office:value="0.00003696355" calcext:value-type="float">
            <text:p>0.00003696355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0.0000608865" calcext:value-type="float">
            <text:p>0.0000608865</text:p>
          </table:table-cell>
          <table:table-cell office:value-type="float" office:value="0.00005383258" calcext:value-type="float">
            <text:p>0.00005383258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0.00007046796" calcext:value-type="float">
            <text:p>0.00007046796</text:p>
          </table:table-cell>
          <table:table-cell office:value-type="float" office:value="0.00005309031" calcext:value-type="float">
            <text:p>0.00005309031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0.00003139228" calcext:value-type="float">
            <text:p>0.00003139228</text:p>
          </table:table-cell>
          <table:table-cell office:value-type="float" office:value="0.00003485765" calcext:value-type="float">
            <text:p>0.00003485765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0.00003426489" calcext:value-type="float">
            <text:p>0.00003426489</text:p>
          </table:table-cell>
          <table:table-cell office:value-type="float" office:value="0.00002289945" calcext:value-type="float">
            <text:p>0.00002289945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0.0000778863" calcext:value-type="float">
            <text:p>0.0000778863</text:p>
          </table:table-cell>
          <table:table-cell office:value-type="float" office:value="0.00007090485" calcext:value-type="float">
            <text:p>0.00007090485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0.00008314304" calcext:value-type="float">
            <text:p>0.00008314304</text:p>
          </table:table-cell>
          <table:table-cell office:value-type="float" office:value="0.0003661171" calcext:value-type="float">
            <text:p>0.0003661171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0.00009914109" calcext:value-type="float">
            <text:p>0.00009914109</text:p>
          </table:table-cell>
          <table:table-cell office:value-type="float" office:value="0.0001018695" calcext:value-type="float">
            <text:p>0.0001018695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0.0001178321" calcext:value-type="float">
            <text:p>0.0001178321</text:p>
          </table:table-cell>
          <table:table-cell office:value-type="float" office:value="0.0001191089" calcext:value-type="float">
            <text:p>0.0001191089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0.0001168873" calcext:value-type="float">
            <text:p>0.0001168873</text:p>
          </table:table-cell>
          <table:table-cell office:value-type="float" office:value="0.0001241477" calcext:value-type="float">
            <text:p>0.0001241477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0.0001588576" calcext:value-type="float">
            <text:p>0.0001588576</text:p>
          </table:table-cell>
          <table:table-cell office:value-type="float" office:value="0.0001597904" calcext:value-type="float">
            <text:p>0.0001597904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0.0001705907" calcext:value-type="float">
            <text:p>0.0001705907</text:p>
          </table:table-cell>
          <table:table-cell office:value-type="float" office:value="0.0001744922" calcext:value-type="float">
            <text:p>0.0001744922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0.0002023325" calcext:value-type="float">
            <text:p>0.0002023325</text:p>
          </table:table-cell>
          <table:table-cell office:value-type="float" office:value="0.0002032901" calcext:value-type="float">
            <text:p>0.0002032901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0.0002383026" calcext:value-type="float">
            <text:p>0.0002383026</text:p>
          </table:table-cell>
          <table:table-cell office:value-type="float" office:value="0.0002384574" calcext:value-type="float">
            <text:p>0.0002384574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0.0003173182" calcext:value-type="float">
            <text:p>0.0003173182</text:p>
          </table:table-cell>
          <table:table-cell office:value-type="float" office:value="0.000317326" calcext:value-type="float">
            <text:p>0.000317326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0.0003933438" calcext:value-type="float">
            <text:p>0.0003933438</text:p>
          </table:table-cell>
          <table:table-cell office:value-type="float" office:value="0.0003933465" calcext:value-type="float">
            <text:p>0.0003933465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table:number-columns-repeated="2" office:value-type="float" office:value="0.0004813945" calcext:value-type="float">
            <text:p>0.0004813945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0.0005080082" calcext:value-type="float">
            <text:p>0.0005080082</text:p>
          </table:table-cell>
          <table:table-cell office:value-type="float" office:value="0.0005080079" calcext:value-type="float">
            <text:p>0.0005080079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table:number-columns-repeated="2" office:value-type="float" office:value="0.0006370022" calcext:value-type="float">
            <text:p>0.0006370022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table:number-columns-repeated="2" office:value-type="float" office:value="0.0007465169" calcext:value-type="float">
            <text:p>0.0007465169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table:number-columns-repeated="2" office:value-type="float" office:value="0.0006412939" calcext:value-type="float">
            <text:p>0.0006412939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table:number-columns-repeated="2" office:value-type="float" office:value="0.0006733168" calcext:value-type="float">
            <text:p>0.0006733168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table:number-columns-repeated="2" office:value-type="float" office:value="0.0007031077" calcext:value-type="float">
            <text:p>0.0007031077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table:number-columns-repeated="2" office:value-type="float" office:value="0.0006575744" calcext:value-type="float">
            <text:p>0.0006575744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table:number-columns-repeated="2" office:value-type="float" office:value="0.0006225218" calcext:value-type="float">
            <text:p>0.0006225218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  <table:table-cell table:number-columns-repeated="2" office:value-type="float" office:value="0.0006345907" calcext:value-type="float">
            <text:p>0.0006345907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table:number-columns-repeated="2" office:value-type="float" office:value="0.0006726656" calcext:value-type="float">
            <text:p>0.0006726656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table:number-columns-repeated="2" office:value-type="float" office:value="0.0006917699" calcext:value-type="float">
            <text:p>0.0006917699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table:number-columns-repeated="2" office:value-type="float" office:value="0.0007044606" calcext:value-type="float">
            <text:p>0.0007044606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table:number-columns-repeated="2" office:value-type="float" office:value="0.0007073751" calcext:value-type="float">
            <text:p>0.0007073751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table:number-columns-repeated="2" office:value-type="float" office:value="0.0007449873" calcext:value-type="float">
            <text:p>0.0007449873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table:number-columns-repeated="2" office:value-type="float" office:value="0.0007112959" calcext:value-type="float">
            <text:p>0.0007112959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table:number-columns-repeated="2" office:value-type="float" office:value="0.0007216891" calcext:value-type="float">
            <text:p>0.0007216891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table:number-columns-repeated="2" office:value-type="float" office:value="0.000731368" calcext:value-type="float">
            <text:p>0.000731368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table:number-columns-repeated="2" office:value-type="float" office:value="0.0007344428" calcext:value-type="float">
            <text:p>0.0007344428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table:number-columns-repeated="2" office:value-type="float" office:value="0.0007632792" calcext:value-type="float">
            <text:p>0.0007632792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table:number-columns-repeated="2" office:value-type="float" office:value="0.0008249063" calcext:value-type="float">
            <text:p>0.0008249063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table:number-columns-repeated="2" office:value-type="float" office:value="0.0008208345" calcext:value-type="float">
            <text:p>0.0008208345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table:number-columns-repeated="2" office:value-type="float" office:value="0.0008148515" calcext:value-type="float">
            <text:p>0.0008148515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table:number-columns-repeated="2" office:value-type="float" office:value="0.0008358615" calcext:value-type="float">
            <text:p>0.0008358615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table:number-columns-repeated="2" office:value-type="float" office:value="0.0008314612" calcext:value-type="float">
            <text:p>0.0008314612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table:number-columns-repeated="2" office:value-type="float" office:value="0.000821628" calcext:value-type="float">
            <text:p>0.000821628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table:number-columns-repeated="2" office:value-type="float" office:value="0.0008191172" calcext:value-type="float">
            <text:p>0.0008191172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table:number-columns-repeated="2" office:value-type="float" office:value="0.0009435853" calcext:value-type="float">
            <text:p>0.0009435853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table:number-columns-repeated="2" office:value-type="float" office:value="0.0009407236" calcext:value-type="float">
            <text:p>0.0009407236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table:number-columns-repeated="2" office:value-type="float" office:value="0.0009732163" calcext:value-type="float">
            <text:p>0.0009732163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table:number-columns-repeated="2" office:value-type="float" office:value="0.0009695402" calcext:value-type="float">
            <text:p>0.0009695402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table:number-columns-repeated="2" office:value-type="float" office:value="0.0009670079" calcext:value-type="float">
            <text:p>0.0009670079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table:number-columns-repeated="2" office:value-type="float" office:value="0.0009793621" calcext:value-type="float">
            <text:p>0.0009793621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table:number-columns-repeated="2" office:value-type="float" office:value="0.0009942767" calcext:value-type="float">
            <text:p>0.0009942767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table:number-columns-repeated="2" office:value-type="float" office:value="0.001039527" calcext:value-type="float">
            <text:p>0.001039527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table:number-columns-repeated="2" office:value-type="float" office:value="0.001047061" calcext:value-type="float">
            <text:p>0.001047061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table:number-columns-repeated="2" office:value-type="float" office:value="0.001098356" calcext:value-type="float">
            <text:p>0.001098356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table:number-columns-repeated="2" office:value-type="float" office:value="0.001098053" calcext:value-type="float">
            <text:p>0.001098053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table:number-columns-repeated="2" office:value-type="float" office:value="0.001146744" calcext:value-type="float">
            <text:p>0.001146744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table:number-columns-repeated="2" office:value-type="float" office:value="0.001151045" calcext:value-type="float">
            <text:p>0.001151045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table:number-columns-repeated="2" office:value-type="float" office:value="0.001145492" calcext:value-type="float">
            <text:p>0.001145492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 table:number-columns-repeated="2" office:value-type="float" office:value="0.001139273" calcext:value-type="float">
            <text:p>0.001139273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table:number-columns-repeated="2" office:value-type="float" office:value="0.001141738" calcext:value-type="float">
            <text:p>0.001141738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table:number-columns-repeated="2" office:value-type="float" office:value="0.00109937" calcext:value-type="float">
            <text:p>0.00109937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table:number-columns-repeated="2" office:value-type="float" office:value="0.001104083" calcext:value-type="float">
            <text:p>0.001104083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table:number-columns-repeated="2" office:value-type="float" office:value="0.00110825" calcext:value-type="float">
            <text:p>0.00110825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0.00124287" calcext:value-type="float">
            <text:p>0.00124287</text:p>
          </table:table-cell>
          <table:table-cell office:value-type="float" office:value="0.001242871" calcext:value-type="float">
            <text:p>0.001242871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table:number-columns-repeated="2" office:value-type="float" office:value="0.001245686" calcext:value-type="float">
            <text:p>0.001245686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table:number-columns-repeated="2" office:value-type="float" office:value="0.001283291" calcext:value-type="float">
            <text:p>0.001283291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table:number-columns-repeated="2" office:value-type="float" office:value="0.00126111" calcext:value-type="float">
            <text:p>0.0012611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2" office:value-type="float" office:value="0.001041117" calcext:value-type="float">
            <text:p>0.001041117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table:number-columns-repeated="2" office:value-type="float" office:value="0.001011802" calcext:value-type="float">
            <text:p>0.001011802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table:number-columns-repeated="2" office:value-type="float" office:value="0.0009855286" calcext:value-type="float">
            <text:p>0.0009855286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table:number-columns-repeated="2" office:value-type="float" office:value="0.0008232992" calcext:value-type="float">
            <text:p>0.0008232992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table:number-columns-repeated="2" office:value-type="float" office:value="0.0008257827" calcext:value-type="float">
            <text:p>0.0008257827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table:number-columns-repeated="2" office:value-type="float" office:value="0.0008221735" calcext:value-type="float">
            <text:p>0.0008221735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table:number-columns-repeated="2" office:value-type="float" office:value="0.000809077" calcext:value-type="float">
            <text:p>0.000809077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table:number-columns-repeated="2" office:value-type="float" office:value="0.0005118528" calcext:value-type="float">
            <text:p>0.0005118528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table:number-columns-repeated="2" office:value-type="float" office:value="0.0005120179" calcext:value-type="float">
            <text:p>0.0005120179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 table:number-columns-repeated="2" office:value-type="float" office:value="0.0005073447" calcext:value-type="float">
            <text:p>0.0005073447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table:number-columns-repeated="2" office:value-type="float" office:value="0.0005033836" calcext:value-type="float">
            <text:p>0.0005033836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table:number-columns-repeated="2" office:value-type="float" office:value="0.0004998115" calcext:value-type="float">
            <text:p>0.0004998115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table:number-columns-repeated="2" office:value-type="float" office:value="0.0005366787" calcext:value-type="float">
            <text:p>0.0005366787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table:number-columns-repeated="2" office:value-type="float" office:value="0.0005342839" calcext:value-type="float">
            <text:p>0.0005342839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table:number-columns-repeated="2" office:value-type="float" office:value="0.0005001457" calcext:value-type="float">
            <text:p>0.0005001457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table:number-columns-repeated="2" office:value-type="float" office:value="0.0005096155" calcext:value-type="float">
            <text:p>0.0005096155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table:number-columns-repeated="2" office:value-type="float" office:value="0.0005139897" calcext:value-type="float">
            <text:p>0.0005139897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 table:number-columns-repeated="2" office:value-type="float" office:value="0.0004931649" calcext:value-type="float">
            <text:p>0.0004931649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table:number-columns-repeated="2" office:value-type="float" office:value="0.000485493" calcext:value-type="float">
            <text:p>0.000485493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  <table:table-cell table:number-columns-repeated="2" office:value-type="float" office:value="0.0004962244" calcext:value-type="float">
            <text:p>0.0004962244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table:number-columns-repeated="2" office:value-type="float" office:value="0.0004774015" calcext:value-type="float">
            <text:p>0.0004774015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table:number-columns-repeated="2" office:value-type="float" office:value="0.0004163892" calcext:value-type="float">
            <text:p>0.0004163892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table:number-columns-repeated="2" office:value-type="float" office:value="0.0004180556" calcext:value-type="float">
            <text:p>0.0004180556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table:number-columns-repeated="2" office:value-type="float" office:value="0.0004163783" calcext:value-type="float">
            <text:p>0.0004163783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table:number-columns-repeated="2" office:value-type="float" office:value="0.0004042129" calcext:value-type="float">
            <text:p>0.0004042129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table:number-columns-repeated="2" office:value-type="float" office:value="0.0004210564" calcext:value-type="float">
            <text:p>0.0004210564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table:number-columns-repeated="2" office:value-type="float" office:value="0.0004251527" calcext:value-type="float">
            <text:p>0.0004251527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table:number-columns-repeated="2" office:value-type="float" office:value="0.0004262141" calcext:value-type="float">
            <text:p>0.0004262141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table:number-columns-repeated="2" office:value-type="float" office:value="0.0003875715" calcext:value-type="float">
            <text:p>0.0003875715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  <table:table-cell table:number-columns-repeated="2" office:value-type="float" office:value="0.0003806843" calcext:value-type="float">
            <text:p>0.0003806843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table:number-columns-repeated="2" office:value-type="float" office:value="0.0003819647" calcext:value-type="float">
            <text:p>0.0003819647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table:number-columns-repeated="2" office:value-type="float" office:value="0.0003792229" calcext:value-type="float">
            <text:p>0.0003792229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table:number-columns-repeated="2" office:value-type="float" office:value="0.0003898417" calcext:value-type="float">
            <text:p>0.0003898417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table:number-columns-repeated="2" office:value-type="float" office:value="0.0003955382" calcext:value-type="float">
            <text:p>0.0003955382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table:number-columns-repeated="2" office:value-type="float" office:value="0.0003513284" calcext:value-type="float">
            <text:p>0.0003513284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table:number-columns-repeated="2" office:value-type="float" office:value="0.0002461212" calcext:value-type="float">
            <text:p>0.0002461212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table:number-columns-repeated="2" office:value-type="float" office:value="0.0002500819" calcext:value-type="float">
            <text:p>0.0002500819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table:number-columns-repeated="2" office:value-type="float" office:value="0.0002510876" calcext:value-type="float">
            <text:p>0.0002510876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table:number-columns-repeated="2" office:value-type="float" office:value="0.0002532046" calcext:value-type="float">
            <text:p>0.0002532046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table:number-columns-repeated="2" office:value-type="float" office:value="0.0002540249" calcext:value-type="float">
            <text:p>0.0002540249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table:number-columns-repeated="2" office:value-type="float" office:value="0.0002578848" calcext:value-type="float">
            <text:p>0.0002578848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table:number-columns-repeated="2" office:value-type="float" office:value="0.0002485245" calcext:value-type="float">
            <text:p>0.0002485245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table:number-columns-repeated="2" office:value-type="float" office:value="0.0002497568" calcext:value-type="float">
            <text:p>0.0002497568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table:number-columns-repeated="2" office:value-type="float" office:value="0.0002446086" calcext:value-type="float">
            <text:p>0.0002446086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table:number-columns-repeated="2" office:value-type="float" office:value="0.0002417571" calcext:value-type="float">
            <text:p>0.0002417571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table:number-columns-repeated="2" office:value-type="float" office:value="0.0002377101" calcext:value-type="float">
            <text:p>0.0002377101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  <table:table-cell table:number-columns-repeated="2" office:value-type="float" office:value="0.0002379151" calcext:value-type="float">
            <text:p>0.0002379151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table:number-columns-repeated="2" office:value-type="float" office:value="0.0002363432" calcext:value-type="float">
            <text:p>0.0002363432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table:number-columns-repeated="2" office:value-type="float" office:value="0.0002429471" calcext:value-type="float">
            <text:p>0.0002429471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table:number-columns-repeated="2" office:value-type="float" office:value="0.0002386752" calcext:value-type="float">
            <text:p>0.0002386752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table:number-columns-repeated="2" office:value-type="float" office:value="0.0002403334" calcext:value-type="float">
            <text:p>0.0002403334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table:number-columns-repeated="2" office:value-type="float" office:value="0.0002369801" calcext:value-type="float">
            <text:p>0.0002369801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table:number-columns-repeated="2" office:value-type="float" office:value="0.0002383322" calcext:value-type="float">
            <text:p>0.0002383322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table:number-columns-repeated="2" office:value-type="float" office:value="0.0002388493" calcext:value-type="float">
            <text:p>0.0002388493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 table:number-columns-repeated="2" office:value-type="float" office:value="0.0002346087" calcext:value-type="float">
            <text:p>0.0002346087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table:number-columns-repeated="2" office:value-type="float" office:value="0.0002359511" calcext:value-type="float">
            <text:p>0.0002359511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table:number-columns-repeated="2" office:value-type="float" office:value="0.000238709" calcext:value-type="float">
            <text:p>0.000238709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table:number-columns-repeated="2" office:value-type="float" office:value="0.0002395616" calcext:value-type="float">
            <text:p>0.0002395616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table:number-columns-repeated="2" office:value-type="float" office:value="0.0002386841" calcext:value-type="float">
            <text:p>0.0002386841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table:number-columns-repeated="2" office:value-type="float" office:value="0.0002385302" calcext:value-type="float">
            <text:p>0.0002385302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table:number-columns-repeated="2" office:value-type="float" office:value="0.0002368561" calcext:value-type="float">
            <text:p>0.0002368561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table:number-columns-repeated="2" office:value-type="float" office:value="0.0002344396" calcext:value-type="float">
            <text:p>0.0002344396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table:number-columns-repeated="2" office:value-type="float" office:value="0.000242134" calcext:value-type="float">
            <text:p>0.000242134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table:number-columns-repeated="2" office:value-type="float" office:value="0.0002382627" calcext:value-type="float">
            <text:p>0.0002382627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table:number-columns-repeated="2" office:value-type="float" office:value="0.0002146285" calcext:value-type="float">
            <text:p>0.0002146285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0.0002134881" calcext:value-type="float">
            <text:p>0.0002134881</text:p>
          </table:table-cell>
          <table:table-cell office:value-type="float" office:value="0.0002134882" calcext:value-type="float">
            <text:p>0.0002134882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table:number-columns-repeated="2" office:value-type="float" office:value="0.0002166161" calcext:value-type="float">
            <text:p>0.0002166161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table:number-columns-repeated="2" office:value-type="float" office:value="0.0002170763" calcext:value-type="float">
            <text:p>0.0002170763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table:number-columns-repeated="2" office:value-type="float" office:value="0.0002129275" calcext:value-type="float">
            <text:p>0.0002129275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table:number-columns-repeated="2" office:value-type="float" office:value="0.0002180718" calcext:value-type="float">
            <text:p>0.0002180718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table:number-columns-repeated="2" office:value-type="float" office:value="0.0002337917" calcext:value-type="float">
            <text:p>0.0002337917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table:number-columns-repeated="2" office:value-type="float" office:value="0.0002396851" calcext:value-type="float">
            <text:p>0.0002396851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table:number-columns-repeated="2" office:value-type="float" office:value="0.0002400861" calcext:value-type="float">
            <text:p>0.0002400861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table:number-columns-repeated="2" office:value-type="float" office:value="0.0002369205" calcext:value-type="float">
            <text:p>0.0002369205</text:p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  <table:table-cell table:number-columns-repeated="2" office:value-type="float" office:value="0.0002310423" calcext:value-type="float">
            <text:p>0.0002310423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table:number-columns-repeated="2" office:value-type="float" office:value="0.0002355324" calcext:value-type="float">
            <text:p>0.0002355324</text:p>
          </table:table-cell>
        </table:table-row>
        <table:table-row table:style-name="ro1">
          <table:table-cell office:value-type="float" office:value="2476" calcext:value-type="float">
            <text:p>2476</text:p>
          </table:table-cell>
          <table:table-cell table:number-columns-repeated="2" office:value-type="float" office:value="0.0002364113" calcext:value-type="float">
            <text:p>0.0002364113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 table:number-columns-repeated="2" office:value-type="float" office:value="0.0002317264" calcext:value-type="float">
            <text:p>0.0002317264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table:number-columns-repeated="2" office:value-type="float" office:value="0.0002669899" calcext:value-type="float">
            <text:p>0.0002669899</text:p>
          </table:table-cell>
        </table:table-row>
        <table:table-row table:style-name="ro1">
          <table:table-cell office:value-type="float" office:value="2479" calcext:value-type="float">
            <text:p>2479</text:p>
          </table:table-cell>
          <table:table-cell table:number-columns-repeated="2" office:value-type="float" office:value="0.0002649037" calcext:value-type="float">
            <text:p>0.0002649037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table:number-columns-repeated="2" office:value-type="float" office:value="0.0002543272" calcext:value-type="float">
            <text:p>0.0002543272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 table:number-columns-repeated="2" office:value-type="float" office:value="0.0002579001" calcext:value-type="float">
            <text:p>0.0002579001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table:number-columns-repeated="2" office:value-type="float" office:value="0.0002572521" calcext:value-type="float">
            <text:p>0.0002572521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table:number-columns-repeated="2" office:value-type="float" office:value="0.0002565086" calcext:value-type="float">
            <text:p>0.0002565086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table:number-columns-repeated="2" office:value-type="float" office:value="0.0002517113" calcext:value-type="float">
            <text:p>0.0002517113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table:number-columns-repeated="2" office:value-type="float" office:value="0.0002352225" calcext:value-type="float">
            <text:p>0.0002352225</text:p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  <table:table-cell table:number-columns-repeated="2" office:value-type="float" office:value="0.0002393407" calcext:value-type="float">
            <text:p>0.0002393407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 table:number-columns-repeated="2" office:value-type="float" office:value="0.0002410284" calcext:value-type="float">
            <text:p>0.0002410284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table:number-columns-repeated="2" office:value-type="float" office:value="0.0002406974" calcext:value-type="float">
            <text:p>0.0002406974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 table:number-columns-repeated="2" office:value-type="float" office:value="0.0002388678" calcext:value-type="float">
            <text:p>0.0002388678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table:number-columns-repeated="2" office:value-type="float" office:value="0.0002355262" calcext:value-type="float">
            <text:p>0.0002355262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table:number-columns-repeated="2" office:value-type="float" office:value="0.0002353413" calcext:value-type="float">
            <text:p>0.0002353413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table:number-columns-repeated="2" office:value-type="float" office:value="0.0002432583" calcext:value-type="float">
            <text:p>0.0002432583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table:number-columns-repeated="2" office:value-type="float" office:value="0.0002366646" calcext:value-type="float">
            <text:p>0.0002366646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table:number-columns-repeated="2" office:value-type="float" office:value="0.0002314015" calcext:value-type="float">
            <text:p>0.0002314015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 table:number-columns-repeated="2" office:value-type="float" office:value="0.0002349139" calcext:value-type="float">
            <text:p>0.0002349139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table:number-columns-repeated="2" office:value-type="float" office:value="0.0002341674" calcext:value-type="float">
            <text:p>0.0002341674</text:p>
          </table:table-cell>
        </table:table-row>
        <table:table-row table:style-name="ro1">
          <table:table-cell office:value-type="float" office:value="2497" calcext:value-type="float">
            <text:p>2497</text:p>
          </table:table-cell>
          <table:table-cell table:number-columns-repeated="2" office:value-type="float" office:value="0.0002367172" calcext:value-type="float">
            <text:p>0.0002367172</text:p>
          </table:table-cell>
        </table:table-row>
        <table:table-row table:style-name="ro1">
          <table:table-cell office:value-type="float" office:value="2498" calcext:value-type="float">
            <text:p>2498</text:p>
          </table:table-cell>
          <table:table-cell table:number-columns-repeated="2" office:value-type="float" office:value="0.0002359949" calcext:value-type="float">
            <text:p>0.0002359949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table:number-columns-repeated="2" office:value-type="float" office:value="0.0002228009" calcext:value-type="float">
            <text:p>0.000222800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2" office:value-type="float" office:value="0.0002190693" calcext:value-type="float">
            <text:p>0.0002190693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table:number-columns-repeated="2" office:value-type="float" office:value="0.0002244461" calcext:value-type="float">
            <text:p>0.0002244461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table:number-columns-repeated="2" office:value-type="float" office:value="0.0002230594" calcext:value-type="float">
            <text:p>0.0002230594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table:number-columns-repeated="2" office:value-type="float" office:value="0.0002241823" calcext:value-type="float">
            <text:p>0.0002241823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table:number-columns-repeated="2" office:value-type="float" office:value="0.0002207875" calcext:value-type="float">
            <text:p>0.0002207875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table:number-columns-repeated="2" office:value-type="float" office:value="0.0002310182" calcext:value-type="float">
            <text:p>0.0002310182</text:p>
          </table:table-cell>
        </table:table-row>
        <table:table-row table:style-name="ro1">
          <table:table-cell office:value-type="float" office:value="2506" calcext:value-type="float">
            <text:p>2506</text:p>
          </table:table-cell>
          <table:table-cell table:number-columns-repeated="2" office:value-type="float" office:value="0.0002407868" calcext:value-type="float">
            <text:p>0.0002407868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table:number-columns-repeated="2" office:value-type="float" office:value="0.0002383546" calcext:value-type="float">
            <text:p>0.0002383546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 table:number-columns-repeated="2" office:value-type="float" office:value="0.0002348248" calcext:value-type="float">
            <text:p>0.0002348248</text:p>
          </table:table-cell>
        </table:table-row>
        <table:table-row table:style-name="ro1">
          <table:table-cell office:value-type="float" office:value="2509" calcext:value-type="float">
            <text:p>2509</text:p>
          </table:table-cell>
          <table:table-cell table:number-columns-repeated="2" office:value-type="float" office:value="0.0002341035" calcext:value-type="float">
            <text:p>0.0002341035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table:number-columns-repeated="2" office:value-type="float" office:value="0.0002386652" calcext:value-type="float">
            <text:p>0.0002386652</text:p>
          </table:table-cell>
        </table:table-row>
        <table:table-row table:style-name="ro1">
          <table:table-cell office:value-type="float" office:value="2511" calcext:value-type="float">
            <text:p>2511</text:p>
          </table:table-cell>
          <table:table-cell table:number-columns-repeated="2" office:value-type="float" office:value="0.000235037" calcext:value-type="float">
            <text:p>0.000235037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table:number-columns-repeated="2" office:value-type="float" office:value="0.0002330203" calcext:value-type="float">
            <text:p>0.0002330203</text:p>
          </table:table-cell>
        </table:table-row>
        <table:table-row table:style-name="ro1">
          <table:table-cell office:value-type="float" office:value="2513" calcext:value-type="float">
            <text:p>2513</text:p>
          </table:table-cell>
          <table:table-cell table:number-columns-repeated="2" office:value-type="float" office:value="0.000234718" calcext:value-type="float">
            <text:p>0.000234718</text:p>
          </table:table-cell>
        </table:table-row>
        <table:table-row table:style-name="ro1">
          <table:table-cell office:value-type="float" office:value="2514" calcext:value-type="float">
            <text:p>2514</text:p>
          </table:table-cell>
          <table:table-cell table:number-columns-repeated="2" office:value-type="float" office:value="0.0002329305" calcext:value-type="float">
            <text:p>0.0002329305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  <table:table-cell table:number-columns-repeated="2" office:value-type="float" office:value="0.0002352965" calcext:value-type="float">
            <text:p>0.0002352965</text:p>
          </table:table-cell>
        </table:table-row>
        <table:table-row table:style-name="ro1">
          <table:table-cell office:value-type="float" office:value="2516" calcext:value-type="float">
            <text:p>2516</text:p>
          </table:table-cell>
          <table:table-cell table:number-columns-repeated="2" office:value-type="float" office:value="0.0002378674" calcext:value-type="float">
            <text:p>0.0002378674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  <table:table-cell table:number-columns-repeated="2" office:value-type="float" office:value="0.0002410832" calcext:value-type="float">
            <text:p>0.0002410832</text:p>
          </table:table-cell>
        </table:table-row>
        <table:table-row table:style-name="ro1">
          <table:table-cell office:value-type="float" office:value="2518" calcext:value-type="float">
            <text:p>2518</text:p>
          </table:table-cell>
          <table:table-cell table:number-columns-repeated="2" office:value-type="float" office:value="0.0002418388" calcext:value-type="float">
            <text:p>0.0002418388</text:p>
          </table:table-cell>
        </table:table-row>
        <table:table-row table:style-name="ro1">
          <table:table-cell office:value-type="float" office:value="2519" calcext:value-type="float">
            <text:p>2519</text:p>
          </table:table-cell>
          <table:table-cell table:number-columns-repeated="2" office:value-type="float" office:value="0.0002385632" calcext:value-type="float">
            <text:p>0.0002385632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table:number-columns-repeated="2" office:value-type="float" office:value="0.0002266176" calcext:value-type="float">
            <text:p>0.0002266176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table:number-columns-repeated="2" office:value-type="float" office:value="0.0002294392" calcext:value-type="float">
            <text:p>0.0002294392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table:number-columns-repeated="2" office:value-type="float" office:value="0.0002322946" calcext:value-type="float">
            <text:p>0.0002322946</text:p>
          </table:table-cell>
        </table:table-row>
        <table:table-row table:style-name="ro1">
          <table:table-cell office:value-type="float" office:value="2523" calcext:value-type="float">
            <text:p>2523</text:p>
          </table:table-cell>
          <table:table-cell table:number-columns-repeated="2" office:value-type="float" office:value="0.0002319801" calcext:value-type="float">
            <text:p>0.0002319801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table:number-columns-repeated="2" office:value-type="float" office:value="0.0002302646" calcext:value-type="float">
            <text:p>0.0002302646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table:number-columns-repeated="2" office:value-type="float" office:value="0.0002293567" calcext:value-type="float">
            <text:p>0.0002293567</text:p>
          </table:table-cell>
        </table:table-row>
        <table:table-row table:style-name="ro1">
          <table:table-cell office:value-type="float" office:value="2526" calcext:value-type="float">
            <text:p>2526</text:p>
          </table:table-cell>
          <table:table-cell table:number-columns-repeated="2" office:value-type="float" office:value="0.0002304358" calcext:value-type="float">
            <text:p>0.0002304358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table:number-columns-repeated="2" office:value-type="float" office:value="0.000245106" calcext:value-type="float">
            <text:p>0.000245106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table:number-columns-repeated="2" office:value-type="float" office:value="0.0002445604" calcext:value-type="float">
            <text:p>0.0002445604</text:p>
          </table:table-cell>
        </table:table-row>
        <table:table-row table:style-name="ro1">
          <table:table-cell office:value-type="float" office:value="2529" calcext:value-type="float">
            <text:p>2529</text:p>
          </table:table-cell>
          <table:table-cell table:number-columns-repeated="2" office:value-type="float" office:value="0.0002406598" calcext:value-type="float">
            <text:p>0.0002406598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table:number-columns-repeated="2" office:value-type="float" office:value="0.0002463294" calcext:value-type="float">
            <text:p>0.0002463294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table:number-columns-repeated="2" office:value-type="float" office:value="0.000242341" calcext:value-type="float">
            <text:p>0.000242341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table:number-columns-repeated="2" office:value-type="float" office:value="0.0002466893" calcext:value-type="float">
            <text:p>0.0002466893</text:p>
          </table:table-cell>
        </table:table-row>
        <table:table-row table:style-name="ro1">
          <table:table-cell office:value-type="float" office:value="2533" calcext:value-type="float">
            <text:p>2533</text:p>
          </table:table-cell>
          <table:table-cell table:number-columns-repeated="2" office:value-type="float" office:value="0.0002397679" calcext:value-type="float">
            <text:p>0.0002397679</text:p>
          </table:table-cell>
        </table:table-row>
        <table:table-row table:style-name="ro1">
          <table:table-cell office:value-type="float" office:value="2534" calcext:value-type="float">
            <text:p>2534</text:p>
          </table:table-cell>
          <table:table-cell table:number-columns-repeated="2" office:value-type="float" office:value="0.0002336113" calcext:value-type="float">
            <text:p>0.0002336113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table:number-columns-repeated="2" office:value-type="float" office:value="0.0002326197" calcext:value-type="float">
            <text:p>0.0002326197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table:number-columns-repeated="2" office:value-type="float" office:value="0.0002326944" calcext:value-type="float">
            <text:p>0.0002326944</text:p>
          </table:table-cell>
        </table:table-row>
        <table:table-row table:style-name="ro1">
          <table:table-cell office:value-type="float" office:value="2537" calcext:value-type="float">
            <text:p>2537</text:p>
          </table:table-cell>
          <table:table-cell table:number-columns-repeated="2" office:value-type="float" office:value="0.0002351814" calcext:value-type="float">
            <text:p>0.0002351814</text:p>
          </table:table-cell>
        </table:table-row>
        <table:table-row table:style-name="ro1">
          <table:table-cell office:value-type="float" office:value="2538" calcext:value-type="float">
            <text:p>2538</text:p>
          </table:table-cell>
          <table:table-cell table:number-columns-repeated="2" office:value-type="float" office:value="0.0002370016" calcext:value-type="float">
            <text:p>0.0002370016</text:p>
          </table:table-cell>
        </table:table-row>
        <table:table-row table:style-name="ro1">
          <table:table-cell office:value-type="float" office:value="2539" calcext:value-type="float">
            <text:p>2539</text:p>
          </table:table-cell>
          <table:table-cell table:number-columns-repeated="2" office:value-type="float" office:value="0.0002361202" calcext:value-type="float">
            <text:p>0.0002361202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table:number-columns-repeated="2" office:value-type="float" office:value="0.0002349221" calcext:value-type="float">
            <text:p>0.0002349221</text:p>
          </table:table-cell>
        </table:table-row>
        <table:table-row table:style-name="ro1">
          <table:table-cell office:value-type="float" office:value="2541" calcext:value-type="float">
            <text:p>2541</text:p>
          </table:table-cell>
          <table:table-cell table:number-columns-repeated="2" office:value-type="float" office:value="0.0002289529" calcext:value-type="float">
            <text:p>0.0002289529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table:number-columns-repeated="2" office:value-type="float" office:value="0.0002310854" calcext:value-type="float">
            <text:p>0.0002310854</text:p>
          </table:table-cell>
        </table:table-row>
        <table:table-row table:style-name="ro1">
          <table:table-cell office:value-type="float" office:value="2543" calcext:value-type="float">
            <text:p>2543</text:p>
          </table:table-cell>
          <table:table-cell table:number-columns-repeated="2" office:value-type="float" office:value="0.0002288519" calcext:value-type="float">
            <text:p>0.0002288519</text:p>
          </table:table-cell>
        </table:table-row>
        <table:table-row table:style-name="ro1">
          <table:table-cell office:value-type="float" office:value="2544" calcext:value-type="float">
            <text:p>2544</text:p>
          </table:table-cell>
          <table:table-cell table:number-columns-repeated="2" office:value-type="float" office:value="0.0002315413" calcext:value-type="float">
            <text:p>0.0002315413</text:p>
          </table:table-cell>
        </table:table-row>
        <table:table-row table:style-name="ro1">
          <table:table-cell office:value-type="float" office:value="2545" calcext:value-type="float">
            <text:p>2545</text:p>
          </table:table-cell>
          <table:table-cell table:number-columns-repeated="2" office:value-type="float" office:value="0.0002312447" calcext:value-type="float">
            <text:p>0.0002312447</text:p>
          </table:table-cell>
        </table:table-row>
        <table:table-row table:style-name="ro1">
          <table:table-cell office:value-type="float" office:value="2546" calcext:value-type="float">
            <text:p>2546</text:p>
          </table:table-cell>
          <table:table-cell table:number-columns-repeated="2" office:value-type="float" office:value="0.0002300859" calcext:value-type="float">
            <text:p>0.0002300859</text:p>
          </table:table-cell>
        </table:table-row>
        <table:table-row table:style-name="ro1">
          <table:table-cell office:value-type="float" office:value="2547" calcext:value-type="float">
            <text:p>2547</text:p>
          </table:table-cell>
          <table:table-cell table:number-columns-repeated="2" office:value-type="float" office:value="0.0002274053" calcext:value-type="float">
            <text:p>0.0002274053</text:p>
          </table:table-cell>
        </table:table-row>
        <table:table-row table:style-name="ro1">
          <table:table-cell office:value-type="float" office:value="2548" calcext:value-type="float">
            <text:p>2548</text:p>
          </table:table-cell>
          <table:table-cell table:number-columns-repeated="2" office:value-type="float" office:value="0.0002259343" calcext:value-type="float">
            <text:p>0.0002259343</text:p>
          </table:table-cell>
        </table:table-row>
        <table:table-row table:style-name="ro1">
          <table:table-cell office:value-type="float" office:value="2549" calcext:value-type="float">
            <text:p>2549</text:p>
          </table:table-cell>
          <table:table-cell table:number-columns-repeated="2" office:value-type="float" office:value="0.0002253963" calcext:value-type="float">
            <text:p>0.0002253963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table:number-columns-repeated="2" office:value-type="float" office:value="0.0002278671" calcext:value-type="float">
            <text:p>0.0002278671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  <table:table-cell table:number-columns-repeated="2" office:value-type="float" office:value="0.0002262708" calcext:value-type="float">
            <text:p>0.0002262708</text:p>
          </table:table-cell>
        </table:table-row>
        <table:table-row table:style-name="ro1">
          <table:table-cell office:value-type="float" office:value="2552" calcext:value-type="float">
            <text:p>2552</text:p>
          </table:table-cell>
          <table:table-cell table:number-columns-repeated="2" office:value-type="float" office:value="0.0002267299" calcext:value-type="float">
            <text:p>0.0002267299</text:p>
          </table:table-cell>
        </table:table-row>
        <table:table-row table:style-name="ro1">
          <table:table-cell office:value-type="float" office:value="2553" calcext:value-type="float">
            <text:p>2553</text:p>
          </table:table-cell>
          <table:table-cell table:number-columns-repeated="2" office:value-type="float" office:value="0.0002270479" calcext:value-type="float">
            <text:p>0.0002270479</text:p>
          </table:table-cell>
        </table:table-row>
        <table:table-row table:style-name="ro1">
          <table:table-cell office:value-type="float" office:value="2554" calcext:value-type="float">
            <text:p>2554</text:p>
          </table:table-cell>
          <table:table-cell table:number-columns-repeated="2" office:value-type="float" office:value="0.0002308562" calcext:value-type="float">
            <text:p>0.0002308562</text:p>
          </table:table-cell>
        </table:table-row>
        <table:table-row table:style-name="ro1">
          <table:table-cell office:value-type="float" office:value="2555" calcext:value-type="float">
            <text:p>2555</text:p>
          </table:table-cell>
          <table:table-cell table:number-columns-repeated="2" office:value-type="float" office:value="0.0002288493" calcext:value-type="float">
            <text:p>0.0002288493</text:p>
          </table:table-cell>
        </table:table-row>
        <table:table-row table:style-name="ro1">
          <table:table-cell office:value-type="float" office:value="2556" calcext:value-type="float">
            <text:p>2556</text:p>
          </table:table-cell>
          <table:table-cell table:number-columns-repeated="2" office:value-type="float" office:value="0.0002360444" calcext:value-type="float">
            <text:p>0.0002360444</text:p>
          </table:table-cell>
        </table:table-row>
        <table:table-row table:style-name="ro1">
          <table:table-cell office:value-type="float" office:value="2557" calcext:value-type="float">
            <text:p>2557</text:p>
          </table:table-cell>
          <table:table-cell table:number-columns-repeated="2" office:value-type="float" office:value="0.0002322158" calcext:value-type="float">
            <text:p>0.0002322158</text:p>
          </table:table-cell>
        </table:table-row>
        <table:table-row table:style-name="ro1">
          <table:table-cell office:value-type="float" office:value="2558" calcext:value-type="float">
            <text:p>2558</text:p>
          </table:table-cell>
          <table:table-cell table:number-columns-repeated="2" office:value-type="float" office:value="0.0002315937" calcext:value-type="float">
            <text:p>0.0002315937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table:number-columns-repeated="2" office:value-type="float" office:value="0.0002351452" calcext:value-type="float">
            <text:p>0.0002351452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table:number-columns-repeated="2" office:value-type="float" office:value="0.000238557" calcext:value-type="float">
            <text:p>0.000238557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  <table:table-cell table:number-columns-repeated="2" office:value-type="float" office:value="0.0002365119" calcext:value-type="float">
            <text:p>0.0002365119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 table:number-columns-repeated="2" office:value-type="float" office:value="0.0002387295" calcext:value-type="float">
            <text:p>0.0002387295</text:p>
          </table:table-cell>
        </table:table-row>
        <table:table-row table:style-name="ro1">
          <table:table-cell office:value-type="float" office:value="2563" calcext:value-type="float">
            <text:p>2563</text:p>
          </table:table-cell>
          <table:table-cell table:number-columns-repeated="2" office:value-type="float" office:value="0.0002426288" calcext:value-type="float">
            <text:p>0.0002426288</text:p>
          </table:table-cell>
        </table:table-row>
        <table:table-row table:style-name="ro1">
          <table:table-cell office:value-type="float" office:value="2564" calcext:value-type="float">
            <text:p>2564</text:p>
          </table:table-cell>
          <table:table-cell table:number-columns-repeated="2" office:value-type="float" office:value="0.0002332398" calcext:value-type="float">
            <text:p>0.0002332398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  <table:table-cell table:number-columns-repeated="2" office:value-type="float" office:value="0.0002309887" calcext:value-type="float">
            <text:p>0.0002309887</text:p>
          </table:table-cell>
        </table:table-row>
        <table:table-row table:style-name="ro1">
          <table:table-cell office:value-type="float" office:value="2566" calcext:value-type="float">
            <text:p>2566</text:p>
          </table:table-cell>
          <table:table-cell table:number-columns-repeated="2" office:value-type="float" office:value="0.0002303616" calcext:value-type="float">
            <text:p>0.0002303616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table:number-columns-repeated="2" office:value-type="float" office:value="0.0002324523" calcext:value-type="float">
            <text:p>0.0002324523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table:number-columns-repeated="2" office:value-type="float" office:value="0.0002352517" calcext:value-type="float">
            <text:p>0.0002352517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table:number-columns-repeated="2" office:value-type="float" office:value="0.0002304882" calcext:value-type="float">
            <text:p>0.0002304882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table:number-columns-repeated="2" office:value-type="float" office:value="0.0002238903" calcext:value-type="float">
            <text:p>0.0002238903</text:p>
          </table:table-cell>
        </table:table-row>
        <table:table-row table:style-name="ro1">
          <table:table-cell office:value-type="float" office:value="2571" calcext:value-type="float">
            <text:p>2571</text:p>
          </table:table-cell>
          <table:table-cell table:number-columns-repeated="2" office:value-type="float" office:value="0.0002268049" calcext:value-type="float">
            <text:p>0.0002268049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table:number-columns-repeated="2" office:value-type="float" office:value="0.0002293865" calcext:value-type="float">
            <text:p>0.0002293865</text:p>
          </table:table-cell>
        </table:table-row>
        <table:table-row table:style-name="ro1">
          <table:table-cell office:value-type="float" office:value="2573" calcext:value-type="float">
            <text:p>2573</text:p>
          </table:table-cell>
          <table:table-cell table:number-columns-repeated="2" office:value-type="float" office:value="0.0002305154" calcext:value-type="float">
            <text:p>0.0002305154</text:p>
          </table:table-cell>
        </table:table-row>
        <table:table-row table:style-name="ro1">
          <table:table-cell office:value-type="float" office:value="2574" calcext:value-type="float">
            <text:p>2574</text:p>
          </table:table-cell>
          <table:table-cell table:number-columns-repeated="2" office:value-type="float" office:value="0.000231412" calcext:value-type="float">
            <text:p>0.000231412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table:number-columns-repeated="2" office:value-type="float" office:value="0.0002342266" calcext:value-type="float">
            <text:p>0.0002342266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  <table:table-cell table:number-columns-repeated="2" office:value-type="float" office:value="0.0002299933" calcext:value-type="float">
            <text:p>0.0002299933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  <table:table-cell table:number-columns-repeated="2" office:value-type="float" office:value="0.0002247643" calcext:value-type="float">
            <text:p>0.0002247643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table:number-columns-repeated="2" office:value-type="float" office:value="0.0002208666" calcext:value-type="float">
            <text:p>0.0002208666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table:number-columns-repeated="2" office:value-type="float" office:value="0.0002295896" calcext:value-type="float">
            <text:p>0.0002295896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table:number-columns-repeated="2" office:value-type="float" office:value="0.0002286508" calcext:value-type="float">
            <text:p>0.0002286508</text:p>
          </table:table-cell>
        </table:table-row>
        <table:table-row table:style-name="ro1">
          <table:table-cell office:value-type="float" office:value="2581" calcext:value-type="float">
            <text:p>2581</text:p>
          </table:table-cell>
          <table:table-cell table:number-columns-repeated="2" office:value-type="float" office:value="0.0002286608" calcext:value-type="float">
            <text:p>0.0002286608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table:number-columns-repeated="2" office:value-type="float" office:value="0.0002297941" calcext:value-type="float">
            <text:p>0.0002297941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 table:number-columns-repeated="2" office:value-type="float" office:value="0.0002315805" calcext:value-type="float">
            <text:p>0.0002315805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  <table:table-cell table:number-columns-repeated="2" office:value-type="float" office:value="0.0002485432" calcext:value-type="float">
            <text:p>0.0002485432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  <table:table-cell table:number-columns-repeated="2" office:value-type="float" office:value="0.0002390859" calcext:value-type="float">
            <text:p>0.0002390859</text:p>
          </table:table-cell>
        </table:table-row>
        <table:table-row table:style-name="ro1">
          <table:table-cell office:value-type="float" office:value="2586" calcext:value-type="float">
            <text:p>2586</text:p>
          </table:table-cell>
          <table:table-cell table:number-columns-repeated="2" office:value-type="float" office:value="0.0002479915" calcext:value-type="float">
            <text:p>0.0002479915</text:p>
          </table:table-cell>
        </table:table-row>
        <table:table-row table:style-name="ro1">
          <table:table-cell office:value-type="float" office:value="2587" calcext:value-type="float">
            <text:p>2587</text:p>
          </table:table-cell>
          <table:table-cell table:number-columns-repeated="2" office:value-type="float" office:value="0.0002543006" calcext:value-type="float">
            <text:p>0.0002543006</text:p>
          </table:table-cell>
        </table:table-row>
        <table:table-row table:style-name="ro1">
          <table:table-cell office:value-type="float" office:value="2588" calcext:value-type="float">
            <text:p>2588</text:p>
          </table:table-cell>
          <table:table-cell table:number-columns-repeated="2" office:value-type="float" office:value="0.0002347526" calcext:value-type="float">
            <text:p>0.0002347526</text:p>
          </table:table-cell>
        </table:table-row>
        <table:table-row table:style-name="ro1">
          <table:table-cell office:value-type="float" office:value="2589" calcext:value-type="float">
            <text:p>2589</text:p>
          </table:table-cell>
          <table:table-cell table:number-columns-repeated="2" office:value-type="float" office:value="0.0002392938" calcext:value-type="float">
            <text:p>0.0002392938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table:number-columns-repeated="2" office:value-type="float" office:value="0.0002340779" calcext:value-type="float">
            <text:p>0.0002340779</text:p>
          </table:table-cell>
        </table:table-row>
        <table:table-row table:style-name="ro1">
          <table:table-cell office:value-type="float" office:value="2591" calcext:value-type="float">
            <text:p>2591</text:p>
          </table:table-cell>
          <table:table-cell table:number-columns-repeated="2" office:value-type="float" office:value="0.0002253413" calcext:value-type="float">
            <text:p>0.0002253413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table:number-columns-repeated="2" office:value-type="float" office:value="0.0003627624" calcext:value-type="float">
            <text:p>0.0003627624</text:p>
          </table:table-cell>
        </table:table-row>
        <table:table-row table:style-name="ro1">
          <table:table-cell office:value-type="float" office:value="2593" calcext:value-type="float">
            <text:p>2593</text:p>
          </table:table-cell>
          <table:table-cell table:number-columns-repeated="2" office:value-type="float" office:value="0.0003325768" calcext:value-type="float">
            <text:p>0.0003325768</text:p>
          </table:table-cell>
        </table:table-row>
        <table:table-row table:style-name="ro1">
          <table:table-cell office:value-type="float" office:value="2594" calcext:value-type="float">
            <text:p>2594</text:p>
          </table:table-cell>
          <table:table-cell table:number-columns-repeated="2" office:value-type="float" office:value="0.0003227898" calcext:value-type="float">
            <text:p>0.0003227898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table:number-columns-repeated="2" office:value-type="float" office:value="0.0003153509" calcext:value-type="float">
            <text:p>0.0003153509</text:p>
          </table:table-cell>
        </table:table-row>
        <table:table-row table:style-name="ro1">
          <table:table-cell office:value-type="float" office:value="2596" calcext:value-type="float">
            <text:p>2596</text:p>
          </table:table-cell>
          <table:table-cell table:number-columns-repeated="2" office:value-type="float" office:value="0.000314662" calcext:value-type="float">
            <text:p>0.000314662</text:p>
          </table:table-cell>
        </table:table-row>
        <table:table-row table:style-name="ro1">
          <table:table-cell office:value-type="float" office:value="2597" calcext:value-type="float">
            <text:p>2597</text:p>
          </table:table-cell>
          <table:table-cell table:number-columns-repeated="2" office:value-type="float" office:value="0.0003210564" calcext:value-type="float">
            <text:p>0.0003210564</text:p>
          </table:table-cell>
        </table:table-row>
        <table:table-row table:style-name="ro1">
          <table:table-cell office:value-type="float" office:value="2598" calcext:value-type="float">
            <text:p>2598</text:p>
          </table:table-cell>
          <table:table-cell table:number-columns-repeated="2" office:value-type="float" office:value="0.0003043579" calcext:value-type="float">
            <text:p>0.0003043579</text:p>
          </table:table-cell>
        </table:table-row>
        <table:table-row table:style-name="ro1">
          <table:table-cell office:value-type="float" office:value="2599" calcext:value-type="float">
            <text:p>2599</text:p>
          </table:table-cell>
          <table:table-cell table:number-columns-repeated="2" office:value-type="float" office:value="0.0002526581" calcext:value-type="float">
            <text:p>0.000252658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2" office:value-type="float" office:value="0.0002532743" calcext:value-type="float">
            <text:p>0.0002532743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 table:number-columns-repeated="2" office:value-type="float" office:value="0.0002582959" calcext:value-type="float">
            <text:p>0.0002582959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  <table:table-cell table:number-columns-repeated="2" office:value-type="float" office:value="0.0002578552" calcext:value-type="float">
            <text:p>0.0002578552</text:p>
          </table:table-cell>
        </table:table-row>
        <table:table-row table:style-name="ro1">
          <table:table-cell office:value-type="float" office:value="2603" calcext:value-type="float">
            <text:p>2603</text:p>
          </table:table-cell>
          <table:table-cell table:number-columns-repeated="2" office:value-type="float" office:value="0.0002483328" calcext:value-type="float">
            <text:p>0.0002483328</text:p>
          </table:table-cell>
        </table:table-row>
        <table:table-row table:style-name="ro1">
          <table:table-cell office:value-type="float" office:value="2604" calcext:value-type="float">
            <text:p>2604</text:p>
          </table:table-cell>
          <table:table-cell table:number-columns-repeated="2" office:value-type="float" office:value="0.0002473653" calcext:value-type="float">
            <text:p>0.0002473653</text:p>
          </table:table-cell>
        </table:table-row>
        <table:table-row table:style-name="ro1">
          <table:table-cell office:value-type="float" office:value="2605" calcext:value-type="float">
            <text:p>2605</text:p>
          </table:table-cell>
          <table:table-cell table:number-columns-repeated="2" office:value-type="float" office:value="0.0002446505" calcext:value-type="float">
            <text:p>0.0002446505</text:p>
          </table:table-cell>
        </table:table-row>
        <table:table-row table:style-name="ro1">
          <table:table-cell office:value-type="float" office:value="2606" calcext:value-type="float">
            <text:p>2606</text:p>
          </table:table-cell>
          <table:table-cell table:number-columns-repeated="2" office:value-type="float" office:value="0.0002548095" calcext:value-type="float">
            <text:p>0.0002548095</text:p>
          </table:table-cell>
        </table:table-row>
        <table:table-row table:style-name="ro1">
          <table:table-cell office:value-type="float" office:value="2607" calcext:value-type="float">
            <text:p>2607</text:p>
          </table:table-cell>
          <table:table-cell table:number-columns-repeated="2" office:value-type="float" office:value="0.0002629048" calcext:value-type="float">
            <text:p>0.0002629048</text:p>
          </table:table-cell>
        </table:table-row>
        <table:table-row table:style-name="ro1">
          <table:table-cell office:value-type="float" office:value="2608" calcext:value-type="float">
            <text:p>2608</text:p>
          </table:table-cell>
          <table:table-cell table:number-columns-repeated="2" office:value-type="float" office:value="0.0002599656" calcext:value-type="float">
            <text:p>0.0002599656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  <table:table-cell table:number-columns-repeated="2" office:value-type="float" office:value="0.0002574749" calcext:value-type="float">
            <text:p>0.0002574749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table:number-columns-repeated="2" office:value-type="float" office:value="0.0002606264" calcext:value-type="float">
            <text:p>0.0002606264</text:p>
          </table:table-cell>
        </table:table-row>
        <table:table-row table:style-name="ro1">
          <table:table-cell office:value-type="float" office:value="2611" calcext:value-type="float">
            <text:p>2611</text:p>
          </table:table-cell>
          <table:table-cell table:number-columns-repeated="2" office:value-type="float" office:value="0.0002643532" calcext:value-type="float">
            <text:p>0.0002643532</text:p>
          </table:table-cell>
        </table:table-row>
        <table:table-row table:style-name="ro1">
          <table:table-cell office:value-type="float" office:value="2612" calcext:value-type="float">
            <text:p>2612</text:p>
          </table:table-cell>
          <table:table-cell table:number-columns-repeated="2" office:value-type="float" office:value="0.0002430483" calcext:value-type="float">
            <text:p>0.0002430483</text:p>
          </table:table-cell>
        </table:table-row>
        <table:table-row table:style-name="ro1">
          <table:table-cell office:value-type="float" office:value="2613" calcext:value-type="float">
            <text:p>2613</text:p>
          </table:table-cell>
          <table:table-cell table:number-columns-repeated="2" office:value-type="float" office:value="0.0002510546" calcext:value-type="float">
            <text:p>0.0002510546</text:p>
          </table:table-cell>
        </table:table-row>
        <table:table-row table:style-name="ro1">
          <table:table-cell office:value-type="float" office:value="2614" calcext:value-type="float">
            <text:p>2614</text:p>
          </table:table-cell>
          <table:table-cell table:number-columns-repeated="2" office:value-type="float" office:value="0.0002410873" calcext:value-type="float">
            <text:p>0.0002410873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table:number-columns-repeated="2" office:value-type="float" office:value="0.000231982" calcext:value-type="float">
            <text:p>0.000231982</text:p>
          </table:table-cell>
        </table:table-row>
        <table:table-row table:style-name="ro1">
          <table:table-cell office:value-type="float" office:value="2616" calcext:value-type="float">
            <text:p>2616</text:p>
          </table:table-cell>
          <table:table-cell table:number-columns-repeated="2" office:value-type="float" office:value="0.0002521241" calcext:value-type="float">
            <text:p>0.0002521241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 table:number-columns-repeated="2" office:value-type="float" office:value="0.000258014" calcext:value-type="float">
            <text:p>0.000258014</text:p>
          </table:table-cell>
        </table:table-row>
        <table:table-row table:style-name="ro1">
          <table:table-cell office:value-type="float" office:value="2618" calcext:value-type="float">
            <text:p>2618</text:p>
          </table:table-cell>
          <table:table-cell table:number-columns-repeated="2" office:value-type="float" office:value="0.0002669014" calcext:value-type="float">
            <text:p>0.0002669014</text:p>
          </table:table-cell>
        </table:table-row>
        <table:table-row table:style-name="ro1">
          <table:table-cell office:value-type="float" office:value="2619" calcext:value-type="float">
            <text:p>2619</text:p>
          </table:table-cell>
          <table:table-cell table:number-columns-repeated="2" office:value-type="float" office:value="0.0002856088" calcext:value-type="float">
            <text:p>0.0002856088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table:number-columns-repeated="2" office:value-type="float" office:value="0.000216253" calcext:value-type="float">
            <text:p>0.000216253</text:p>
          </table:table-cell>
        </table:table-row>
        <table:table-row table:style-name="ro1">
          <table:table-cell office:value-type="float" office:value="2621" calcext:value-type="float">
            <text:p>2621</text:p>
          </table:table-cell>
          <table:table-cell table:number-columns-repeated="2" office:value-type="float" office:value="0.0002229512" calcext:value-type="float">
            <text:p>0.0002229512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table:number-columns-repeated="2" office:value-type="float" office:value="0.0002151001" calcext:value-type="float">
            <text:p>0.0002151001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  <table:table-cell table:number-columns-repeated="2" office:value-type="float" office:value="0.0002146069" calcext:value-type="float">
            <text:p>0.0002146069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table:number-columns-repeated="2" office:value-type="float" office:value="0.0002539594" calcext:value-type="float">
            <text:p>0.0002539594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table:number-columns-repeated="2" office:value-type="float" office:value="0.0002405102" calcext:value-type="float">
            <text:p>0.0002405102</text:p>
          </table:table-cell>
        </table:table-row>
        <table:table-row table:style-name="ro1">
          <table:table-cell office:value-type="float" office:value="2626" calcext:value-type="float">
            <text:p>2626</text:p>
          </table:table-cell>
          <table:table-cell table:number-columns-repeated="2" office:value-type="float" office:value="0.0002105758" calcext:value-type="float">
            <text:p>0.0002105758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0.0001540868" calcext:value-type="float">
            <text:p>0.0001540868</text:p>
          </table:table-cell>
          <table:table-cell office:value-type="float" office:value="0.0001295708" calcext:value-type="float">
            <text:p>0.0001295708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0.0001459294" calcext:value-type="float">
            <text:p>0.0001459294</text:p>
          </table:table-cell>
          <table:table-cell office:value-type="float" office:value="0.0001125973" calcext:value-type="float">
            <text:p>0.0001125973</text:p>
          </table:table-cell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0.0001184047" calcext:value-type="float">
            <text:p>0.0001184047</text:p>
          </table:table-cell>
          <table:table-cell office:value-type="float" office:value="0.00008615529" calcext:value-type="float">
            <text:p>0.00008615529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0.0001221251" calcext:value-type="float">
            <text:p>0.0001221251</text:p>
          </table:table-cell>
          <table:table-cell office:value-type="float" office:value="0.00008911765" calcext:value-type="float">
            <text:p>0.00008911765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float" office:value="0.0001128817" calcext:value-type="float">
            <text:p>0.0001128817</text:p>
          </table:table-cell>
          <table:table-cell office:value-type="float" office:value="0.0000868024" calcext:value-type="float">
            <text:p>0.0000868024</text:p>
          </table:table-cell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0.00009685671" calcext:value-type="float">
            <text:p>0.00009685671</text:p>
          </table:table-cell>
          <table:table-cell office:value-type="float" office:value="0.00007401809" calcext:value-type="float">
            <text:p>0.00007401809</text:p>
          </table:table-cell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0.00009070079" calcext:value-type="float">
            <text:p>0.00009070079</text:p>
          </table:table-cell>
          <table:table-cell office:value-type="float" office:value="0.00006925271" calcext:value-type="float">
            <text:p>0.00006925271</text:p>
          </table:table-cell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float" office:value="0.00003765708" calcext:value-type="float">
            <text:p>0.00003765708</text:p>
          </table:table-cell>
          <table:table-cell office:value-type="float" office:value="0.00003270529" calcext:value-type="float">
            <text:p>0.00003270529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0.00003588387" calcext:value-type="float">
            <text:p>0.00003588387</text:p>
          </table:table-cell>
          <table:table-cell office:value-type="float" office:value="0.00003101288" calcext:value-type="float">
            <text:p>0.00003101288</text:p>
          </table:table-cell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0.00003593711" calcext:value-type="float">
            <text:p>0.00003593711</text:p>
          </table:table-cell>
          <table:table-cell office:value-type="float" office:value="0.00003143437" calcext:value-type="float">
            <text:p>0.00003143437</text:p>
          </table:table-cell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0.00002960483" calcext:value-type="float">
            <text:p>0.00002960483</text:p>
          </table:table-cell>
          <table:table-cell office:value-type="float" office:value="0.00002639107" calcext:value-type="float">
            <text:p>0.00002639107</text:p>
          </table:table-cell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float" office:value="0.00002566151" calcext:value-type="float">
            <text:p>0.00002566151</text:p>
          </table:table-cell>
          <table:table-cell office:value-type="float" office:value="0.00002300962" calcext:value-type="float">
            <text:p>0.00002300962</text:p>
          </table:table-cell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float" office:value="0.00002455568" calcext:value-type="float">
            <text:p>0.00002455568</text:p>
          </table:table-cell>
          <table:table-cell office:value-type="float" office:value="0.00002089148" calcext:value-type="float">
            <text:p>0.00002089148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0.00002329631" calcext:value-type="float">
            <text:p>0.00002329631</text:p>
          </table:table-cell>
          <table:table-cell office:value-type="float" office:value="0.0000203273" calcext:value-type="float">
            <text:p>0.0000203273</text:p>
          </table:table-cell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0.00001088778" calcext:value-type="float">
            <text:p>0.00001088778</text:p>
          </table:table-cell>
          <table:table-cell office:value-type="float" office:value="0.0001079023" calcext:value-type="float">
            <text:p>0.0001079023</text:p>
          </table:table-cell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0.0000116922" calcext:value-type="float">
            <text:p>0.0000116922</text:p>
          </table:table-cell>
          <table:table-cell office:value-type="float" office:value="0.00001740306" calcext:value-type="float">
            <text:p>0.00001740306</text:p>
          </table:table-cell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0.00002224429" calcext:value-type="float">
            <text:p>0.00002224429</text:p>
          </table:table-cell>
          <table:table-cell office:value-type="float" office:value="0.00001683138" calcext:value-type="float">
            <text:p>0.00001683138</text:p>
          </table:table-cell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0.00003086831" calcext:value-type="float">
            <text:p>0.00003086831</text:p>
          </table:table-cell>
          <table:table-cell office:value-type="float" office:value="0.00002194243" calcext:value-type="float">
            <text:p>0.00002194243</text:p>
          </table:table-cell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0.00003084408" calcext:value-type="float">
            <text:p>0.00003084408</text:p>
          </table:table-cell>
          <table:table-cell office:value-type="float" office:value="0.00002115529" calcext:value-type="float">
            <text:p>0.00002115529</text:p>
          </table:table-cell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float" office:value="0.00006346244" calcext:value-type="float">
            <text:p>0.00006346244</text:p>
          </table:table-cell>
          <table:table-cell office:value-type="float" office:value="0.0006552823" calcext:value-type="float">
            <text:p>0.0006552823</text:p>
          </table:table-cell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float" office:value="0.00008203579" calcext:value-type="float">
            <text:p>0.00008203579</text:p>
          </table:table-cell>
          <table:table-cell office:value-type="float" office:value="0.00007525776" calcext:value-type="float">
            <text:p>0.00007525776</text:p>
          </table:table-cell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0.00002566642" calcext:value-type="float">
            <text:p>0.00002566642</text:p>
          </table:table-cell>
          <table:table-cell office:value-type="float" office:value="0.00002105031" calcext:value-type="float">
            <text:p>0.00002105031</text:p>
          </table:table-cell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float" office:value="0.00006362086" calcext:value-type="float">
            <text:p>0.00006362086</text:p>
          </table:table-cell>
          <table:table-cell office:value-type="float" office:value="0.00004727088" calcext:value-type="float">
            <text:p>0.00004727088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0.0001369381" calcext:value-type="float">
            <text:p>0.0001369381</text:p>
          </table:table-cell>
          <table:table-cell office:value-type="float" office:value="0.00009555081" calcext:value-type="float">
            <text:p>0.00009555081</text:p>
          </table:table-cell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float" office:value="0.0001551859" calcext:value-type="float">
            <text:p>0.0001551859</text:p>
          </table:table-cell>
          <table:table-cell office:value-type="float" office:value="0.0001511531" calcext:value-type="float">
            <text:p>0.0001511531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0.0001659424" calcext:value-type="float">
            <text:p>0.0001659424</text:p>
          </table:table-cell>
          <table:table-cell office:value-type="float" office:value="0.0001656157" calcext:value-type="float">
            <text:p>0.0001656157</text:p>
          </table:table-cell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0.00016218" calcext:value-type="float">
            <text:p>0.00016218</text:p>
          </table:table-cell>
          <table:table-cell office:value-type="float" office:value="0.0001578045" calcext:value-type="float">
            <text:p>0.0001578045</text:p>
          </table:table-cell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float" office:value="0.0001673102" calcext:value-type="float">
            <text:p>0.0001673102</text:p>
          </table:table-cell>
          <table:table-cell office:value-type="float" office:value="0.0001596045" calcext:value-type="float">
            <text:p>0.0001596045</text:p>
          </table:table-cell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0.000148259" calcext:value-type="float">
            <text:p>0.000148259</text:p>
          </table:table-cell>
          <table:table-cell office:value-type="float" office:value="0.0001382018" calcext:value-type="float">
            <text:p>0.0001382018</text:p>
          </table:table-cell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0.0001425988" calcext:value-type="float">
            <text:p>0.0001425988</text:p>
          </table:table-cell>
          <table:table-cell office:value-type="float" office:value="0.0001365512" calcext:value-type="float">
            <text:p>0.0001365512</text:p>
          </table:table-cell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0.0001472989" calcext:value-type="float">
            <text:p>0.0001472989</text:p>
          </table:table-cell>
          <table:table-cell office:value-type="float" office:value="0.0001448357" calcext:value-type="float">
            <text:p>0.0001448357</text:p>
          </table:table-cell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0.0001485436" calcext:value-type="float">
            <text:p>0.0001485436</text:p>
          </table:table-cell>
          <table:table-cell office:value-type="float" office:value="0.0001475144" calcext:value-type="float">
            <text:p>0.0001475144</text:p>
          </table:table-cell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float" office:value="0.0001523512" calcext:value-type="float">
            <text:p>0.0001523512</text:p>
          </table:table-cell>
          <table:table-cell office:value-type="float" office:value="0.0001518148" calcext:value-type="float">
            <text:p>0.0001518148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0.0002138618" calcext:value-type="float">
            <text:p>0.0002138618</text:p>
          </table:table-cell>
          <table:table-cell office:value-type="float" office:value="0.0002138174" calcext:value-type="float">
            <text:p>0.0002138174</text:p>
          </table:table-cell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0.0002453156" calcext:value-type="float">
            <text:p>0.0002453156</text:p>
          </table:table-cell>
          <table:table-cell office:value-type="float" office:value="0.0002452866" calcext:value-type="float">
            <text:p>0.0002452866</text:p>
          </table:table-cell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float" office:value="0.0002530793" calcext:value-type="float">
            <text:p>0.0002530793</text:p>
          </table:table-cell>
          <table:table-cell office:value-type="float" office:value="0.0002529802" calcext:value-type="float">
            <text:p>0.0002529802</text:p>
          </table:table-cell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float" office:value="0.0002620032" calcext:value-type="float">
            <text:p>0.0002620032</text:p>
          </table:table-cell>
          <table:table-cell office:value-type="float" office:value="0.0002620074" calcext:value-type="float">
            <text:p>0.0002620074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0.0003156747" calcext:value-type="float">
            <text:p>0.0003156747</text:p>
          </table:table-cell>
          <table:table-cell office:value-type="float" office:value="0.0003156894" calcext:value-type="float">
            <text:p>0.0003156894</text:p>
          </table:table-cell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0.0003388806" calcext:value-type="float">
            <text:p>0.0003388806</text:p>
          </table:table-cell>
          <table:table-cell office:value-type="float" office:value="0.0003389086" calcext:value-type="float">
            <text:p>0.0003389086</text:p>
          </table:table-cell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0.0003352581" calcext:value-type="float">
            <text:p>0.0003352581</text:p>
          </table:table-cell>
          <table:table-cell office:value-type="float" office:value="0.0003352661" calcext:value-type="float">
            <text:p>0.0003352661</text:p>
          </table:table-cell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0.0003017993" calcext:value-type="float">
            <text:p>0.0003017993</text:p>
          </table:table-cell>
          <table:table-cell office:value-type="float" office:value="0.0003018019" calcext:value-type="float">
            <text:p>0.0003018019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0.0002537201" calcext:value-type="float">
            <text:p>0.0002537201</text:p>
          </table:table-cell>
          <table:table-cell office:value-type="float" office:value="0.0002537224" calcext:value-type="float">
            <text:p>0.0002537224</text:p>
          </table:table-cell>
        </table:table-row>
        <table:table-row table:style-name="ro1">
          <table:table-cell office:value-type="float" office:value="2669" calcext:value-type="float">
            <text:p>2669</text:p>
          </table:table-cell>
          <table:table-cell table:number-columns-repeated="2" office:value-type="float" office:value="0.0001426564" calcext:value-type="float">
            <text:p>0.0001426564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table:number-columns-repeated="2" office:value-type="float" office:value="0.0001487192" calcext:value-type="float">
            <text:p>0.0001487192</text:p>
          </table:table-cell>
        </table:table-row>
        <table:table-row table:style-name="ro1">
          <table:table-cell office:value-type="float" office:value="2671" calcext:value-type="float">
            <text:p>2671</text:p>
          </table:table-cell>
          <table:table-cell table:number-columns-repeated="2" office:value-type="float" office:value="0.0001411964" calcext:value-type="float">
            <text:p>0.0001411964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  <table:table-cell table:number-columns-repeated="2" office:value-type="float" office:value="0.0001404951" calcext:value-type="float">
            <text:p>0.0001404951</text:p>
          </table:table-cell>
        </table:table-row>
        <table:table-row table:style-name="ro1">
          <table:table-cell office:value-type="float" office:value="2673" calcext:value-type="float">
            <text:p>2673</text:p>
          </table:table-cell>
          <table:table-cell table:number-columns-repeated="2" office:value-type="float" office:value="0.0001483857" calcext:value-type="float">
            <text:p>0.0001483857</text:p>
          </table:table-cell>
        </table:table-row>
        <table:table-row table:style-name="ro1">
          <table:table-cell office:value-type="float" office:value="2674" calcext:value-type="float">
            <text:p>2674</text:p>
          </table:table-cell>
          <table:table-cell table:number-columns-repeated="2" office:value-type="float" office:value="0.000196582" calcext:value-type="float">
            <text:p>0.000196582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table:number-columns-repeated="2" office:value-type="float" office:value="0.0001957461" calcext:value-type="float">
            <text:p>0.0001957461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table:number-columns-repeated="2" office:value-type="float" office:value="0.0001290941" calcext:value-type="float">
            <text:p>0.0001290941</text:p>
          </table:table-cell>
        </table:table-row>
        <table:table-row table:style-name="ro1">
          <table:table-cell office:value-type="float" office:value="2677" calcext:value-type="float">
            <text:p>2677</text:p>
          </table:table-cell>
          <table:table-cell table:number-columns-repeated="2" office:value-type="float" office:value="0.0001273104" calcext:value-type="float">
            <text:p>0.0001273104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table:number-columns-repeated="2" office:value-type="float" office:value="0.000126467" calcext:value-type="float">
            <text:p>0.000126467</text:p>
          </table:table-cell>
        </table:table-row>
        <table:table-row table:style-name="ro1">
          <table:table-cell office:value-type="float" office:value="2679" calcext:value-type="float">
            <text:p>2679</text:p>
          </table:table-cell>
          <table:table-cell table:number-columns-repeated="2" office:value-type="float" office:value="0.0001289454" calcext:value-type="float">
            <text:p>0.0001289454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table:number-columns-repeated="2" office:value-type="float" office:value="0.0001327702" calcext:value-type="float">
            <text:p>0.0001327702</text:p>
          </table:table-cell>
        </table:table-row>
        <table:table-row table:style-name="ro1">
          <table:table-cell office:value-type="float" office:value="2681" calcext:value-type="float">
            <text:p>2681</text:p>
          </table:table-cell>
          <table:table-cell table:number-columns-repeated="2" office:value-type="float" office:value="0.0001302648" calcext:value-type="float">
            <text:p>0.0001302648</text:p>
          </table:table-cell>
        </table:table-row>
        <table:table-row table:style-name="ro1">
          <table:table-cell office:value-type="float" office:value="2682" calcext:value-type="float">
            <text:p>2682</text:p>
          </table:table-cell>
          <table:table-cell table:number-columns-repeated="2" office:value-type="float" office:value="0.0001360186" calcext:value-type="float">
            <text:p>0.0001360186</text:p>
          </table:table-cell>
        </table:table-row>
        <table:table-row table:style-name="ro1">
          <table:table-cell office:value-type="float" office:value="2683" calcext:value-type="float">
            <text:p>2683</text:p>
          </table:table-cell>
          <table:table-cell table:number-columns-repeated="2" office:value-type="float" office:value="0.0001483453" calcext:value-type="float">
            <text:p>0.0001483453</text:p>
          </table:table-cell>
        </table:table-row>
        <table:table-row table:style-name="ro1">
          <table:table-cell office:value-type="float" office:value="2684" calcext:value-type="float">
            <text:p>2684</text:p>
          </table:table-cell>
          <table:table-cell table:number-columns-repeated="2" office:value-type="float" office:value="0.0001385523" calcext:value-type="float">
            <text:p>0.0001385523</text:p>
          </table:table-cell>
        </table:table-row>
        <table:table-row table:style-name="ro1">
          <table:table-cell office:value-type="float" office:value="2685" calcext:value-type="float">
            <text:p>2685</text:p>
          </table:table-cell>
          <table:table-cell table:number-columns-repeated="2" office:value-type="float" office:value="0.0001234338" calcext:value-type="float">
            <text:p>0.0001234338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  <table:table-cell table:number-columns-repeated="2" office:value-type="float" office:value="0.0001150262" calcext:value-type="float">
            <text:p>0.0001150262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table:number-columns-repeated="2" office:value-type="float" office:value="0.0001114045" calcext:value-type="float">
            <text:p>0.0001114045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table:number-columns-repeated="2" office:value-type="float" office:value="0.0001086577" calcext:value-type="float">
            <text:p>0.0001086577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table:number-columns-repeated="2" office:value-type="float" office:value="0.0001194518" calcext:value-type="float">
            <text:p>0.0001194518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table:number-columns-repeated="2" office:value-type="float" office:value="0.00007914471" calcext:value-type="float">
            <text:p>0.00007914471</text:p>
          </table:table-cell>
        </table:table-row>
        <table:table-row table:style-name="ro1">
          <table:table-cell office:value-type="float" office:value="2691" calcext:value-type="float">
            <text:p>2691</text:p>
          </table:table-cell>
          <table:table-cell table:number-columns-repeated="2" office:value-type="float" office:value="0.00008520008" calcext:value-type="float">
            <text:p>0.00008520008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table:number-columns-repeated="2" office:value-type="float" office:value="0.00008596963" calcext:value-type="float">
            <text:p>0.00008596963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  <table:table-cell table:number-columns-repeated="2" office:value-type="float" office:value="0.00008081229" calcext:value-type="float">
            <text:p>0.00008081229</text:p>
          </table:table-cell>
        </table:table-row>
        <table:table-row table:style-name="ro1">
          <table:table-cell office:value-type="float" office:value="2694" calcext:value-type="float">
            <text:p>2694</text:p>
          </table:table-cell>
          <table:table-cell table:number-columns-repeated="2" office:value-type="float" office:value="0.0001010766" calcext:value-type="float">
            <text:p>0.0001010766</text:p>
          </table:table-cell>
        </table:table-row>
        <table:table-row table:style-name="ro1">
          <table:table-cell office:value-type="float" office:value="2695" calcext:value-type="float">
            <text:p>2695</text:p>
          </table:table-cell>
          <table:table-cell table:number-columns-repeated="2" office:value-type="float" office:value="0.0001045734" calcext:value-type="float">
            <text:p>0.0001045734</text:p>
          </table:table-cell>
        </table:table-row>
        <table:table-row table:style-name="ro1">
          <table:table-cell office:value-type="float" office:value="2696" calcext:value-type="float">
            <text:p>2696</text:p>
          </table:table-cell>
          <table:table-cell table:number-columns-repeated="2" office:value-type="float" office:value="0.0001092544" calcext:value-type="float">
            <text:p>0.0001092544</text:p>
          </table:table-cell>
        </table:table-row>
        <table:table-row table:style-name="ro1">
          <table:table-cell office:value-type="float" office:value="2697" calcext:value-type="float">
            <text:p>2697</text:p>
          </table:table-cell>
          <table:table-cell table:number-columns-repeated="2" office:value-type="float" office:value="0.000093896" calcext:value-type="float">
            <text:p>0.000093896</text:p>
          </table:table-cell>
        </table:table-row>
        <table:table-row table:style-name="ro1">
          <table:table-cell office:value-type="float" office:value="2698" calcext:value-type="float">
            <text:p>2698</text:p>
          </table:table-cell>
          <table:table-cell table:number-columns-repeated="2" office:value-type="float" office:value="0.00008377332" calcext:value-type="float">
            <text:p>0.00008377332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 table:number-columns-repeated="2" office:value-type="float" office:value="0.00008717879" calcext:value-type="float">
            <text:p>0.00008717879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2" office:value-type="float" office:value="0.00009745095" calcext:value-type="float">
            <text:p>0.00009745095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 table:number-columns-repeated="2" office:value-type="float" office:value="0.0000951941" calcext:value-type="float">
            <text:p>0.0000951941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0.00009405206" calcext:value-type="float">
            <text:p>0.00009405206</text:p>
          </table:table-cell>
          <table:table-cell office:value-type="float" office:value="0.00008398043" calcext:value-type="float">
            <text:p>0.00008398043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0.00008982045" calcext:value-type="float">
            <text:p>0.00008982045</text:p>
          </table:table-cell>
          <table:table-cell office:value-type="float" office:value="0.00007801682" calcext:value-type="float">
            <text:p>0.00007801682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0.00009985631" calcext:value-type="float">
            <text:p>0.00009985631</text:p>
          </table:table-cell>
          <table:table-cell office:value-type="float" office:value="0.0000828454" calcext:value-type="float">
            <text:p>0.0000828454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0.00009730383" calcext:value-type="float">
            <text:p>0.00009730383</text:p>
          </table:table-cell>
          <table:table-cell office:value-type="float" office:value="0.00007930897" calcext:value-type="float">
            <text:p>0.00007930897</text:p>
          </table:table-cell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0.00009446987" calcext:value-type="float">
            <text:p>0.00009446987</text:p>
          </table:table-cell>
          <table:table-cell office:value-type="float" office:value="0.00007879691" calcext:value-type="float">
            <text:p>0.00007879691</text:p>
          </table:table-cell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0.00009134532" calcext:value-type="float">
            <text:p>0.00009134532</text:p>
          </table:table-cell>
          <table:table-cell office:value-type="float" office:value="0.00007611531" calcext:value-type="float">
            <text:p>0.00007611531</text:p>
          </table:table-cell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0.0001259516" calcext:value-type="float">
            <text:p>0.0001259516</text:p>
          </table:table-cell>
          <table:table-cell office:value-type="float" office:value="0.00008876329" calcext:value-type="float">
            <text:p>0.00008876329</text:p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0.0001217384" calcext:value-type="float">
            <text:p>0.0001217384</text:p>
          </table:table-cell>
          <table:table-cell office:value-type="float" office:value="0.00008337849" calcext:value-type="float">
            <text:p>0.00008337849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0.00009543695" calcext:value-type="float">
            <text:p>0.00009543695</text:p>
          </table:table-cell>
          <table:table-cell office:value-type="float" office:value="0.00007865275" calcext:value-type="float">
            <text:p>0.00007865275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0.00008404243" calcext:value-type="float">
            <text:p>0.00008404243</text:p>
          </table:table-cell>
          <table:table-cell office:value-type="float" office:value="0.00006863293" calcext:value-type="float">
            <text:p>0.00006863293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0.00008198792" calcext:value-type="float">
            <text:p>0.00008198792</text:p>
          </table:table-cell>
          <table:table-cell office:value-type="float" office:value="0.00006781586" calcext:value-type="float">
            <text:p>0.00006781586</text:p>
          </table:table-cell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float" office:value="0.00006342684" calcext:value-type="float">
            <text:p>0.00006342684</text:p>
          </table:table-cell>
          <table:table-cell office:value-type="float" office:value="0.00005986759" calcext:value-type="float">
            <text:p>0.00005986759</text:p>
          </table:table-cell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float" office:value="0.00005307632" calcext:value-type="float">
            <text:p>0.00005307632</text:p>
          </table:table-cell>
          <table:table-cell office:value-type="float" office:value="0.00005037126" calcext:value-type="float">
            <text:p>0.00005037126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0.00005111016" calcext:value-type="float">
            <text:p>0.00005111016</text:p>
          </table:table-cell>
          <table:table-cell office:value-type="float" office:value="0.0000500354" calcext:value-type="float">
            <text:p>0.0000500354</text:p>
          </table:table-cell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float" office:value="0.00004636563" calcext:value-type="float">
            <text:p>0.00004636563</text:p>
          </table:table-cell>
          <table:table-cell office:value-type="float" office:value="0.00004273978" calcext:value-type="float">
            <text:p>0.00004273978</text:p>
          </table:table-cell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float" office:value="0.00004499323" calcext:value-type="float">
            <text:p>0.00004499323</text:p>
          </table:table-cell>
          <table:table-cell office:value-type="float" office:value="0.00003948332" calcext:value-type="float">
            <text:p>0.00003948332</text:p>
          </table:table-cell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0.00004725623" calcext:value-type="float">
            <text:p>0.00004725623</text:p>
          </table:table-cell>
          <table:table-cell office:value-type="float" office:value="0.00004055785" calcext:value-type="float">
            <text:p>0.00004055785</text:p>
          </table:table-cell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float" office:value="0.00005769868" calcext:value-type="float">
            <text:p>0.00005769868</text:p>
          </table:table-cell>
          <table:table-cell office:value-type="float" office:value="0.0000570376" calcext:value-type="float">
            <text:p>0.0000570376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0.00005344694" calcext:value-type="float">
            <text:p>0.00005344694</text:p>
          </table:table-cell>
          <table:table-cell office:value-type="float" office:value="0.00004599779" calcext:value-type="float">
            <text:p>0.00004599779</text:p>
          </table:table-cell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float" office:value="0.00004979021" calcext:value-type="float">
            <text:p>0.00004979021</text:p>
          </table:table-cell>
          <table:table-cell office:value-type="float" office:value="0.00004318685" calcext:value-type="float">
            <text:p>0.00004318685</text:p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float" office:value="0.00004966287" calcext:value-type="float">
            <text:p>0.00004966287</text:p>
          </table:table-cell>
          <table:table-cell office:value-type="float" office:value="0.00004790185" calcext:value-type="float">
            <text:p>0.00004790185</text:p>
          </table:table-cell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float" office:value="0.00004922875" calcext:value-type="float">
            <text:p>0.00004922875</text:p>
          </table:table-cell>
          <table:table-cell office:value-type="float" office:value="0.0000469036" calcext:value-type="float">
            <text:p>0.0000469036</text:p>
          </table:table-cell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0.0000617761" calcext:value-type="float">
            <text:p>0.0000617761</text:p>
          </table:table-cell>
          <table:table-cell office:value-type="float" office:value="0.00005237429" calcext:value-type="float">
            <text:p>0.00005237429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0.00004976947" calcext:value-type="float">
            <text:p>0.00004976947</text:p>
          </table:table-cell>
          <table:table-cell office:value-type="float" office:value="0.00004937822" calcext:value-type="float">
            <text:p>0.00004937822</text:p>
          </table:table-cell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float" office:value="0.0000386801" calcext:value-type="float">
            <text:p>0.0000386801</text:p>
          </table:table-cell>
          <table:table-cell office:value-type="float" office:value="0.00003867344" calcext:value-type="float">
            <text:p>0.00003867344</text:p>
          </table:table-cell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0.00003962146" calcext:value-type="float">
            <text:p>0.00003962146</text:p>
          </table:table-cell>
          <table:table-cell office:value-type="float" office:value="0.00003969262" calcext:value-type="float">
            <text:p>0.00003969262</text:p>
          </table:table-cell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0.00005113574" calcext:value-type="float">
            <text:p>0.00005113574</text:p>
          </table:table-cell>
          <table:table-cell office:value-type="float" office:value="0.00005139515" calcext:value-type="float">
            <text:p>0.00005139515</text:p>
          </table:table-cell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float" office:value="0.00006646579" calcext:value-type="float">
            <text:p>0.00006646579</text:p>
          </table:table-cell>
          <table:table-cell office:value-type="float" office:value="0.00006662073" calcext:value-type="float">
            <text:p>0.00006662073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0.00009390811" calcext:value-type="float">
            <text:p>0.00009390811</text:p>
          </table:table-cell>
          <table:table-cell office:value-type="float" office:value="0.00009422887" calcext:value-type="float">
            <text:p>0.00009422887</text:p>
          </table:table-cell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0.00009218026" calcext:value-type="float">
            <text:p>0.00009218026</text:p>
          </table:table-cell>
          <table:table-cell office:value-type="float" office:value="0.00009246763" calcext:value-type="float">
            <text:p>0.00009246763</text:p>
          </table:table-cell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0.00007641894" calcext:value-type="float">
            <text:p>0.00007641894</text:p>
          </table:table-cell>
          <table:table-cell office:value-type="float" office:value="0.00007656944" calcext:value-type="float">
            <text:p>0.00007656944</text:p>
          </table:table-cell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0.00006724853" calcext:value-type="float">
            <text:p>0.00006724853</text:p>
          </table:table-cell>
          <table:table-cell office:value-type="float" office:value="0.00006725339" calcext:value-type="float">
            <text:p>0.00006725339</text:p>
          </table:table-cell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float" office:value="0.00009808919" calcext:value-type="float">
            <text:p>0.00009808919</text:p>
          </table:table-cell>
          <table:table-cell office:value-type="float" office:value="0.00009812808" calcext:value-type="float">
            <text:p>0.00009812808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0.00006544533" calcext:value-type="float">
            <text:p>0.00006544533</text:p>
          </table:table-cell>
          <table:table-cell office:value-type="float" office:value="0.00006553167" calcext:value-type="float">
            <text:p>0.00006553167</text:p>
          </table:table-cell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0.00007695626" calcext:value-type="float">
            <text:p>0.00007695626</text:p>
          </table:table-cell>
          <table:table-cell office:value-type="float" office:value="0.0000769801" calcext:value-type="float">
            <text:p>0.0000769801</text:p>
          </table:table-cell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float" office:value="0.00007868028" calcext:value-type="float">
            <text:p>0.00007868028</text:p>
          </table:table-cell>
          <table:table-cell office:value-type="float" office:value="0.00007868798" calcext:value-type="float">
            <text:p>0.00007868798</text:p>
          </table:table-cell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float" office:value="0.00007276414" calcext:value-type="float">
            <text:p>0.00007276414</text:p>
          </table:table-cell>
          <table:table-cell office:value-type="float" office:value="0.0000727793" calcext:value-type="float">
            <text:p>0.0000727793</text:p>
          </table:table-cell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float" office:value="0.00008457834" calcext:value-type="float">
            <text:p>0.00008457834</text:p>
          </table:table-cell>
          <table:table-cell office:value-type="float" office:value="0.00008463496" calcext:value-type="float">
            <text:p>0.00008463496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0.00008677253" calcext:value-type="float">
            <text:p>0.00008677253</text:p>
          </table:table-cell>
          <table:table-cell office:value-type="float" office:value="0.00008693199" calcext:value-type="float">
            <text:p>0.00008693199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0.00009835446" calcext:value-type="float">
            <text:p>0.00009835446</text:p>
          </table:table-cell>
          <table:table-cell office:value-type="float" office:value="0.00009847592" calcext:value-type="float">
            <text:p>0.00009847592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0.0001070919" calcext:value-type="float">
            <text:p>0.0001070919</text:p>
          </table:table-cell>
          <table:table-cell office:value-type="float" office:value="0.0001070974" calcext:value-type="float">
            <text:p>0.0001070974</text:p>
          </table:table-cell>
        </table:table-row>
        <table:table-row table:style-name="ro1">
          <table:table-cell office:value-type="float" office:value="2743" calcext:value-type="float">
            <text:p>2743</text:p>
          </table:table-cell>
          <table:table-cell table:number-columns-repeated="2" office:value-type="float" office:value="0.0001143834" calcext:value-type="float">
            <text:p>0.0001143834</text:p>
          </table:table-cell>
        </table:table-row>
        <table:table-row table:style-name="ro1">
          <table:table-cell office:value-type="float" office:value="2744" calcext:value-type="float">
            <text:p>2744</text:p>
          </table:table-cell>
          <table:table-cell table:number-columns-repeated="2" office:value-type="float" office:value="0.0001276479" calcext:value-type="float">
            <text:p>0.0001276479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table:number-columns-repeated="2" office:value-type="float" office:value="0.0001246017" calcext:value-type="float">
            <text:p>0.0001246017</text:p>
          </table:table-cell>
        </table:table-row>
        <table:table-row table:style-name="ro1">
          <table:table-cell office:value-type="float" office:value="2746" calcext:value-type="float">
            <text:p>2746</text:p>
          </table:table-cell>
          <table:table-cell table:number-columns-repeated="2" office:value-type="float" office:value="0.0001309533" calcext:value-type="float">
            <text:p>0.0001309533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  <table:table-cell table:number-columns-repeated="2" office:value-type="float" office:value="0.0001298003" calcext:value-type="float">
            <text:p>0.0001298003</text:p>
          </table:table-cell>
        </table:table-row>
        <table:table-row table:style-name="ro1">
          <table:table-cell office:value-type="float" office:value="2748" calcext:value-type="float">
            <text:p>2748</text:p>
          </table:table-cell>
          <table:table-cell table:number-columns-repeated="2" office:value-type="float" office:value="0.0001307202" calcext:value-type="float">
            <text:p>0.0001307202</text:p>
          </table:table-cell>
        </table:table-row>
        <table:table-row table:style-name="ro1">
          <table:table-cell office:value-type="float" office:value="2749" calcext:value-type="float">
            <text:p>2749</text:p>
          </table:table-cell>
          <table:table-cell table:number-columns-repeated="2" office:value-type="float" office:value="0.0001244532" calcext:value-type="float">
            <text:p>0.0001244532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table:number-columns-repeated="2" office:value-type="float" office:value="0.0001388004" calcext:value-type="float">
            <text:p>0.0001388004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  <table:table-cell table:number-columns-repeated="2" office:value-type="float" office:value="0.0001504005" calcext:value-type="float">
            <text:p>0.0001504005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 table:number-columns-repeated="2" office:value-type="float" office:value="0.0001497036" calcext:value-type="float">
            <text:p>0.0001497036</text:p>
          </table:table-cell>
        </table:table-row>
        <table:table-row table:style-name="ro1">
          <table:table-cell office:value-type="float" office:value="2753" calcext:value-type="float">
            <text:p>2753</text:p>
          </table:table-cell>
          <table:table-cell table:number-columns-repeated="2" office:value-type="float" office:value="0.0001488007" calcext:value-type="float">
            <text:p>0.0001488007</text:p>
          </table:table-cell>
        </table:table-row>
        <table:table-row table:style-name="ro1">
          <table:table-cell office:value-type="float" office:value="2754" calcext:value-type="float">
            <text:p>2754</text:p>
          </table:table-cell>
          <table:table-cell table:number-columns-repeated="2" office:value-type="float" office:value="0.0001577756" calcext:value-type="float">
            <text:p>0.0001577756</text:p>
          </table:table-cell>
        </table:table-row>
        <table:table-row table:style-name="ro1">
          <table:table-cell office:value-type="float" office:value="2755" calcext:value-type="float">
            <text:p>2755</text:p>
          </table:table-cell>
          <table:table-cell table:number-columns-repeated="2" office:value-type="float" office:value="0.0001529975" calcext:value-type="float">
            <text:p>0.0001529975</text:p>
          </table:table-cell>
        </table:table-row>
        <table:table-row table:style-name="ro1">
          <table:table-cell office:value-type="float" office:value="2756" calcext:value-type="float">
            <text:p>2756</text:p>
          </table:table-cell>
          <table:table-cell table:number-columns-repeated="2" office:value-type="float" office:value="0.0001524058" calcext:value-type="float">
            <text:p>0.0001524058</text:p>
          </table:table-cell>
        </table:table-row>
        <table:table-row table:style-name="ro1">
          <table:table-cell office:value-type="float" office:value="2757" calcext:value-type="float">
            <text:p>2757</text:p>
          </table:table-cell>
          <table:table-cell table:number-columns-repeated="2" office:value-type="float" office:value="0.0001655164" calcext:value-type="float">
            <text:p>0.0001655164</text:p>
          </table:table-cell>
        </table:table-row>
        <table:table-row table:style-name="ro1">
          <table:table-cell office:value-type="float" office:value="2758" calcext:value-type="float">
            <text:p>2758</text:p>
          </table:table-cell>
          <table:table-cell table:number-columns-repeated="2" office:value-type="float" office:value="0.0001586082" calcext:value-type="float">
            <text:p>0.0001586082</text:p>
          </table:table-cell>
        </table:table-row>
        <table:table-row table:style-name="ro1">
          <table:table-cell office:value-type="float" office:value="2759" calcext:value-type="float">
            <text:p>2759</text:p>
          </table:table-cell>
          <table:table-cell table:number-columns-repeated="2" office:value-type="float" office:value="0.0001455818" calcext:value-type="float">
            <text:p>0.0001455818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table:number-columns-repeated="2" office:value-type="float" office:value="0.0001461247" calcext:value-type="float">
            <text:p>0.0001461247</text:p>
          </table:table-cell>
        </table:table-row>
        <table:table-row table:style-name="ro1">
          <table:table-cell office:value-type="float" office:value="2761" calcext:value-type="float">
            <text:p>2761</text:p>
          </table:table-cell>
          <table:table-cell table:number-columns-repeated="2" office:value-type="float" office:value="0.0001384557" calcext:value-type="float">
            <text:p>0.0001384557</text:p>
          </table:table-cell>
        </table:table-row>
        <table:table-row table:style-name="ro1">
          <table:table-cell office:value-type="float" office:value="2762" calcext:value-type="float">
            <text:p>2762</text:p>
          </table:table-cell>
          <table:table-cell table:number-columns-repeated="2" office:value-type="float" office:value="0.0001321756" calcext:value-type="float">
            <text:p>0.0001321756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  <table:table-cell table:number-columns-repeated="2" office:value-type="float" office:value="0.0001291025" calcext:value-type="float">
            <text:p>0.0001291025</text:p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  <table:table-cell table:number-columns-repeated="2" office:value-type="float" office:value="0.0001502727" calcext:value-type="float">
            <text:p>0.0001502727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 table:number-columns-repeated="2" office:value-type="float" office:value="0.0001428617" calcext:value-type="float">
            <text:p>0.0001428617</text:p>
          </table:table-cell>
        </table:table-row>
        <table:table-row table:style-name="ro1">
          <table:table-cell office:value-type="float" office:value="2766" calcext:value-type="float">
            <text:p>2766</text:p>
          </table:table-cell>
          <table:table-cell table:number-columns-repeated="2" office:value-type="float" office:value="0.0001302837" calcext:value-type="float">
            <text:p>0.0001302837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table:number-columns-repeated="2" office:value-type="float" office:value="0.0001195759" calcext:value-type="float">
            <text:p>0.0001195759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 table:number-columns-repeated="2" office:value-type="float" office:value="0.00009608942" calcext:value-type="float">
            <text:p>0.00009608942</text:p>
          </table:table-cell>
        </table:table-row>
        <table:table-row table:style-name="ro1">
          <table:table-cell office:value-type="float" office:value="2769" calcext:value-type="float">
            <text:p>2769</text:p>
          </table:table-cell>
          <table:table-cell table:number-columns-repeated="2" office:value-type="float" office:value="0.00007968865" calcext:value-type="float">
            <text:p>0.00007968865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table:number-columns-repeated="2" office:value-type="float" office:value="0.00007368023" calcext:value-type="float">
            <text:p>0.00007368023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table:number-columns-repeated="2" office:value-type="float" office:value="0.00007891993" calcext:value-type="float">
            <text:p>0.00007891993</text:p>
          </table:table-cell>
        </table:table-row>
        <table:table-row table:style-name="ro1">
          <table:table-cell office:value-type="float" office:value="2772" calcext:value-type="float">
            <text:p>2772</text:p>
          </table:table-cell>
          <table:table-cell table:number-columns-repeated="2" office:value-type="float" office:value="0.00007944202" calcext:value-type="float">
            <text:p>0.00007944202</text:p>
          </table:table-cell>
        </table:table-row>
        <table:table-row table:style-name="ro1">
          <table:table-cell office:value-type="float" office:value="2773" calcext:value-type="float">
            <text:p>2773</text:p>
          </table:table-cell>
          <table:table-cell table:number-columns-repeated="2" office:value-type="float" office:value="0.00007803616" calcext:value-type="float">
            <text:p>0.00007803616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  <table:table-cell table:number-columns-repeated="2" office:value-type="float" office:value="0.00008322421" calcext:value-type="float">
            <text:p>0.00008322421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table:number-columns-repeated="2" office:value-type="float" office:value="0.0000822461" calcext:value-type="float">
            <text:p>0.0000822461</text:p>
          </table:table-cell>
        </table:table-row>
        <table:table-row table:style-name="ro1">
          <table:table-cell office:value-type="float" office:value="2776" calcext:value-type="float">
            <text:p>2776</text:p>
          </table:table-cell>
          <table:table-cell table:number-columns-repeated="2" office:value-type="float" office:value="0.00009438264" calcext:value-type="float">
            <text:p>0.00009438264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  <table:table-cell table:number-columns-repeated="2" office:value-type="float" office:value="0.000102856" calcext:value-type="float">
            <text:p>0.000102856</text:p>
          </table:table-cell>
        </table:table-row>
        <table:table-row table:style-name="ro1">
          <table:table-cell office:value-type="float" office:value="2778" calcext:value-type="float">
            <text:p>2778</text:p>
          </table:table-cell>
          <table:table-cell table:number-columns-repeated="2" office:value-type="float" office:value="0.0001126809" calcext:value-type="float">
            <text:p>0.0001126809</text:p>
          </table:table-cell>
        </table:table-row>
        <table:table-row table:style-name="ro1">
          <table:table-cell office:value-type="float" office:value="2779" calcext:value-type="float">
            <text:p>2779</text:p>
          </table:table-cell>
          <table:table-cell table:number-columns-repeated="2" office:value-type="float" office:value="0.0001276469" calcext:value-type="float">
            <text:p>0.0001276469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table:number-columns-repeated="2" office:value-type="float" office:value="0.0001038124" calcext:value-type="float">
            <text:p>0.0001038124</text:p>
          </table:table-cell>
        </table:table-row>
        <table:table-row table:style-name="ro1">
          <table:table-cell office:value-type="float" office:value="2781" calcext:value-type="float">
            <text:p>2781</text:p>
          </table:table-cell>
          <table:table-cell table:number-columns-repeated="2" office:value-type="float" office:value="0.000112815" calcext:value-type="float">
            <text:p>0.000112815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table:number-columns-repeated="2" office:value-type="float" office:value="0.0001202937" calcext:value-type="float">
            <text:p>0.0001202937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 table:number-columns-repeated="2" office:value-type="float" office:value="0.0001101262" calcext:value-type="float">
            <text:p>0.0001101262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table:number-columns-repeated="2" office:value-type="float" office:value="0.0001083329" calcext:value-type="float">
            <text:p>0.0001083329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 table:number-columns-repeated="2" office:value-type="float" office:value="0.0000980977" calcext:value-type="float">
            <text:p>0.0000980977</text:p>
          </table:table-cell>
        </table:table-row>
        <table:table-row table:style-name="ro1">
          <table:table-cell office:value-type="float" office:value="2786" calcext:value-type="float">
            <text:p>2786</text:p>
          </table:table-cell>
          <table:table-cell table:number-columns-repeated="2" office:value-type="float" office:value="0.0001062583" calcext:value-type="float">
            <text:p>0.0001062583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table:number-columns-repeated="2" office:value-type="float" office:value="0.0001053773" calcext:value-type="float">
            <text:p>0.0001053773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  <table:table-cell table:number-columns-repeated="2" office:value-type="float" office:value="0.0001042977" calcext:value-type="float">
            <text:p>0.0001042977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table:number-columns-repeated="2" office:value-type="float" office:value="0.0001109453" calcext:value-type="float">
            <text:p>0.0001109453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table:number-columns-repeated="2" office:value-type="float" office:value="0.000111557" calcext:value-type="float">
            <text:p>0.000111557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table:number-columns-repeated="2" office:value-type="float" office:value="0.0001140491" calcext:value-type="float">
            <text:p>0.0001140491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table:number-columns-repeated="2" office:value-type="float" office:value="0.0001228204" calcext:value-type="float">
            <text:p>0.0001228204</text:p>
          </table:table-cell>
        </table:table-row>
        <table:table-row table:style-name="ro1">
          <table:table-cell office:value-type="float" office:value="2793" calcext:value-type="float">
            <text:p>2793</text:p>
          </table:table-cell>
          <table:table-cell table:number-columns-repeated="2" office:value-type="float" office:value="0.0001243996" calcext:value-type="float">
            <text:p>0.0001243996</text:p>
          </table:table-cell>
        </table:table-row>
        <table:table-row table:style-name="ro1">
          <table:table-cell office:value-type="float" office:value="2794" calcext:value-type="float">
            <text:p>2794</text:p>
          </table:table-cell>
          <table:table-cell table:number-columns-repeated="2" office:value-type="float" office:value="0.0001359773" calcext:value-type="float">
            <text:p>0.0001359773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table:number-columns-repeated="2" office:value-type="float" office:value="0.0001392722" calcext:value-type="float">
            <text:p>0.0001392722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table:number-columns-repeated="2" office:value-type="float" office:value="0.0001294634" calcext:value-type="float">
            <text:p>0.0001294634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  <table:table-cell table:number-columns-repeated="2" office:value-type="float" office:value="0.00015947" calcext:value-type="float">
            <text:p>0.00015947</text:p>
          </table:table-cell>
        </table:table-row>
        <table:table-row table:style-name="ro1">
          <table:table-cell office:value-type="float" office:value="2798" calcext:value-type="float">
            <text:p>2798</text:p>
          </table:table-cell>
          <table:table-cell table:number-columns-repeated="2" office:value-type="float" office:value="0.0001628679" calcext:value-type="float">
            <text:p>0.0001628679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 table:number-columns-repeated="2" office:value-type="float" office:value="0.0001612765" calcext:value-type="float">
            <text:p>0.000161276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2" office:value-type="float" office:value="0.0001582254" calcext:value-type="float">
            <text:p>0.0001582254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table:number-columns-repeated="2" office:value-type="float" office:value="0.0001422368" calcext:value-type="float">
            <text:p>0.0001422368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table:number-columns-repeated="2" office:value-type="float" office:value="0.000157097" calcext:value-type="float">
            <text:p>0.000157097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  <table:table-cell table:number-columns-repeated="2" office:value-type="float" office:value="0.0001557072" calcext:value-type="float">
            <text:p>0.0001557072</text:p>
          </table:table-cell>
        </table:table-row>
        <table:table-row table:style-name="ro1">
          <table:table-cell office:value-type="float" office:value="2804" calcext:value-type="float">
            <text:p>2804</text:p>
          </table:table-cell>
          <table:table-cell table:number-columns-repeated="2" office:value-type="float" office:value="0.0001500448" calcext:value-type="float">
            <text:p>0.0001500448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table:number-columns-repeated="2" office:value-type="float" office:value="0.0001544284" calcext:value-type="float">
            <text:p>0.0001544284</text:p>
          </table:table-cell>
        </table:table-row>
        <table:table-row table:style-name="ro1">
          <table:table-cell office:value-type="float" office:value="2806" calcext:value-type="float">
            <text:p>2806</text:p>
          </table:table-cell>
          <table:table-cell table:number-columns-repeated="2" office:value-type="float" office:value="0.0001540855" calcext:value-type="float">
            <text:p>0.0001540855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table:number-columns-repeated="2" office:value-type="float" office:value="0.0001540183" calcext:value-type="float">
            <text:p>0.0001540183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table:number-columns-repeated="2" office:value-type="float" office:value="0.00015456" calcext:value-type="float">
            <text:p>0.00015456</text:p>
          </table:table-cell>
        </table:table-row>
        <table:table-row table:style-name="ro1">
          <table:table-cell office:value-type="float" office:value="2809" calcext:value-type="float">
            <text:p>2809</text:p>
          </table:table-cell>
          <table:table-cell table:number-columns-repeated="2" office:value-type="float" office:value="0.0001527039" calcext:value-type="float">
            <text:p>0.0001527039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table:number-columns-repeated="2" office:value-type="float" office:value="0.0001575699" calcext:value-type="float">
            <text:p>0.0001575699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 table:number-columns-repeated="2" office:value-type="float" office:value="0.0001762714" calcext:value-type="float">
            <text:p>0.0001762714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table:number-columns-repeated="2" office:value-type="float" office:value="0.0001760127" calcext:value-type="float">
            <text:p>0.0001760127</text:p>
          </table:table-cell>
        </table:table-row>
        <table:table-row table:style-name="ro1">
          <table:table-cell office:value-type="float" office:value="2813" calcext:value-type="float">
            <text:p>2813</text:p>
          </table:table-cell>
          <table:table-cell table:number-columns-repeated="2" office:value-type="float" office:value="0.0001752662" calcext:value-type="float">
            <text:p>0.0001752662</text:p>
          </table:table-cell>
        </table:table-row>
        <table:table-row table:style-name="ro1">
          <table:table-cell office:value-type="float" office:value="2814" calcext:value-type="float">
            <text:p>2814</text:p>
          </table:table-cell>
          <table:table-cell table:number-columns-repeated="2" office:value-type="float" office:value="0.0001714011" calcext:value-type="float">
            <text:p>0.0001714011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  <table:table-cell table:number-columns-repeated="2" office:value-type="float" office:value="0.000177187" calcext:value-type="float">
            <text:p>0.000177187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table:number-columns-repeated="2" office:value-type="float" office:value="0.000176536" calcext:value-type="float">
            <text:p>0.000176536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 table:number-columns-repeated="2" office:value-type="float" office:value="0.0001851557" calcext:value-type="float">
            <text:p>0.0001851557</text:p>
          </table:table-cell>
        </table:table-row>
        <table:table-row table:style-name="ro1">
          <table:table-cell office:value-type="float" office:value="2818" calcext:value-type="float">
            <text:p>2818</text:p>
          </table:table-cell>
          <table:table-cell table:number-columns-repeated="2" office:value-type="float" office:value="0.0001842257" calcext:value-type="float">
            <text:p>0.0001842257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table:number-columns-repeated="2" office:value-type="float" office:value="0.0001858666" calcext:value-type="float">
            <text:p>0.0001858666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table:number-columns-repeated="2" office:value-type="float" office:value="0.0001821592" calcext:value-type="float">
            <text:p>0.0001821592</text:p>
          </table:table-cell>
        </table:table-row>
        <table:table-row table:style-name="ro1">
          <table:table-cell office:value-type="float" office:value="2821" calcext:value-type="float">
            <text:p>2821</text:p>
          </table:table-cell>
          <table:table-cell table:number-columns-repeated="2" office:value-type="float" office:value="0.0001843503" calcext:value-type="float">
            <text:p>0.0001843503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table:number-columns-repeated="2" office:value-type="float" office:value="0.0001846701" calcext:value-type="float">
            <text:p>0.0001846701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  <table:table-cell table:number-columns-repeated="2" office:value-type="float" office:value="0.000185255" calcext:value-type="float">
            <text:p>0.000185255</text:p>
          </table:table-cell>
        </table:table-row>
        <table:table-row table:style-name="ro1">
          <table:table-cell office:value-type="float" office:value="2824" calcext:value-type="float">
            <text:p>2824</text:p>
          </table:table-cell>
          <table:table-cell table:number-columns-repeated="2" office:value-type="float" office:value="0.000190029" calcext:value-type="float">
            <text:p>0.000190029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 table:number-columns-repeated="2" office:value-type="float" office:value="0.0001839766" calcext:value-type="float">
            <text:p>0.0001839766</text:p>
          </table:table-cell>
        </table:table-row>
        <table:table-row table:style-name="ro1">
          <table:table-cell office:value-type="float" office:value="2826" calcext:value-type="float">
            <text:p>2826</text:p>
          </table:table-cell>
          <table:table-cell table:number-columns-repeated="2" office:value-type="float" office:value="0.0001787375" calcext:value-type="float">
            <text:p>0.0001787375</text:p>
          </table:table-cell>
        </table:table-row>
        <table:table-row table:style-name="ro1">
          <table:table-cell office:value-type="float" office:value="2827" calcext:value-type="float">
            <text:p>2827</text:p>
          </table:table-cell>
          <table:table-cell table:number-columns-repeated="2" office:value-type="float" office:value="0.0001825683" calcext:value-type="float">
            <text:p>0.0001825683</text:p>
          </table:table-cell>
        </table:table-row>
        <table:table-row table:style-name="ro1">
          <table:table-cell office:value-type="float" office:value="2828" calcext:value-type="float">
            <text:p>2828</text:p>
          </table:table-cell>
          <table:table-cell table:number-columns-repeated="2" office:value-type="float" office:value="0.0001778464" calcext:value-type="float">
            <text:p>0.0001778464</text:p>
          </table:table-cell>
        </table:table-row>
        <table:table-row table:style-name="ro1">
          <table:table-cell office:value-type="float" office:value="2829" calcext:value-type="float">
            <text:p>2829</text:p>
          </table:table-cell>
          <table:table-cell table:number-columns-repeated="2" office:value-type="float" office:value="0.0001799235" calcext:value-type="float">
            <text:p>0.0001799235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table:number-columns-repeated="2" office:value-type="float" office:value="0.0001763107" calcext:value-type="float">
            <text:p>0.0001763107</text:p>
          </table:table-cell>
        </table:table-row>
        <table:table-row table:style-name="ro1">
          <table:table-cell office:value-type="float" office:value="2831" calcext:value-type="float">
            <text:p>2831</text:p>
          </table:table-cell>
          <table:table-cell table:number-columns-repeated="2" office:value-type="float" office:value="0.0001620491" calcext:value-type="float">
            <text:p>0.0001620491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table:number-columns-repeated="2" office:value-type="float" office:value="0.000168661" calcext:value-type="float">
            <text:p>0.000168661</text:p>
          </table:table-cell>
        </table:table-row>
        <table:table-row table:style-name="ro1">
          <table:table-cell office:value-type="float" office:value="2833" calcext:value-type="float">
            <text:p>2833</text:p>
          </table:table-cell>
          <table:table-cell table:number-columns-repeated="2" office:value-type="float" office:value="0.000172803" calcext:value-type="float">
            <text:p>0.000172803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  <table:table-cell table:number-columns-repeated="2" office:value-type="float" office:value="0.0001682461" calcext:value-type="float">
            <text:p>0.0001682461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table:number-columns-repeated="2" office:value-type="float" office:value="0.0001715879" calcext:value-type="float">
            <text:p>0.0001715879</text:p>
          </table:table-cell>
        </table:table-row>
        <table:table-row table:style-name="ro1">
          <table:table-cell office:value-type="float" office:value="2836" calcext:value-type="float">
            <text:p>2836</text:p>
          </table:table-cell>
          <table:table-cell table:number-columns-repeated="2" office:value-type="float" office:value="0.0001684318" calcext:value-type="float">
            <text:p>0.0001684318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table:number-columns-repeated="2" office:value-type="float" office:value="0.0001775637" calcext:value-type="float">
            <text:p>0.0001775637</text:p>
          </table:table-cell>
        </table:table-row>
        <table:table-row table:style-name="ro1">
          <table:table-cell office:value-type="float" office:value="2838" calcext:value-type="float">
            <text:p>2838</text:p>
          </table:table-cell>
          <table:table-cell table:number-columns-repeated="2" office:value-type="float" office:value="0.0001862296" calcext:value-type="float">
            <text:p>0.0001862296</text:p>
          </table:table-cell>
        </table:table-row>
        <table:table-row table:style-name="ro1">
          <table:table-cell office:value-type="float" office:value="2839" calcext:value-type="float">
            <text:p>2839</text:p>
          </table:table-cell>
          <table:table-cell table:number-columns-repeated="2" office:value-type="float" office:value="0.0002130722" calcext:value-type="float">
            <text:p>0.0002130722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table:number-columns-repeated="2" office:value-type="float" office:value="0.0002095353" calcext:value-type="float">
            <text:p>0.0002095353</text:p>
          </table:table-cell>
        </table:table-row>
        <table:table-row table:style-name="ro1">
          <table:table-cell office:value-type="float" office:value="2841" calcext:value-type="float">
            <text:p>2841</text:p>
          </table:table-cell>
          <table:table-cell table:number-columns-repeated="2" office:value-type="float" office:value="0.0002064279" calcext:value-type="float">
            <text:p>0.0002064279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table:number-columns-repeated="2" office:value-type="float" office:value="0.0002217075" calcext:value-type="float">
            <text:p>0.0002217075</text:p>
          </table:table-cell>
        </table:table-row>
        <table:table-row table:style-name="ro1">
          <table:table-cell office:value-type="float" office:value="2843" calcext:value-type="float">
            <text:p>2843</text:p>
          </table:table-cell>
          <table:table-cell table:number-columns-repeated="2" office:value-type="float" office:value="0.0002206279" calcext:value-type="float">
            <text:p>0.0002206279</text:p>
          </table:table-cell>
        </table:table-row>
        <table:table-row table:style-name="ro1">
          <table:table-cell office:value-type="float" office:value="2844" calcext:value-type="float">
            <text:p>2844</text:p>
          </table:table-cell>
          <table:table-cell table:number-columns-repeated="2" office:value-type="float" office:value="0.0002222619" calcext:value-type="float">
            <text:p>0.0002222619</text:p>
          </table:table-cell>
        </table:table-row>
        <table:table-row table:style-name="ro1">
          <table:table-cell office:value-type="float" office:value="2845" calcext:value-type="float">
            <text:p>2845</text:p>
          </table:table-cell>
          <table:table-cell table:number-columns-repeated="2" office:value-type="float" office:value="0.0002191783" calcext:value-type="float">
            <text:p>0.0002191783</text:p>
          </table:table-cell>
        </table:table-row>
        <table:table-row table:style-name="ro1">
          <table:table-cell office:value-type="float" office:value="2846" calcext:value-type="float">
            <text:p>2846</text:p>
          </table:table-cell>
          <table:table-cell table:number-columns-repeated="2" office:value-type="float" office:value="0.0002165801" calcext:value-type="float">
            <text:p>0.0002165801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  <table:table-cell table:number-columns-repeated="2" office:value-type="float" office:value="0.0002157752" calcext:value-type="float">
            <text:p>0.0002157752</text:p>
          </table:table-cell>
        </table:table-row>
        <table:table-row table:style-name="ro1">
          <table:table-cell office:value-type="float" office:value="2848" calcext:value-type="float">
            <text:p>2848</text:p>
          </table:table-cell>
          <table:table-cell table:number-columns-repeated="2" office:value-type="float" office:value="0.0002191376" calcext:value-type="float">
            <text:p>0.0002191376</text:p>
          </table:table-cell>
        </table:table-row>
        <table:table-row table:style-name="ro1">
          <table:table-cell office:value-type="float" office:value="2849" calcext:value-type="float">
            <text:p>2849</text:p>
          </table:table-cell>
          <table:table-cell table:number-columns-repeated="2" office:value-type="float" office:value="0.0002165235" calcext:value-type="float">
            <text:p>0.0002165235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table:number-columns-repeated="2" office:value-type="float" office:value="0.0002124703" calcext:value-type="float">
            <text:p>0.0002124703</text:p>
          </table:table-cell>
        </table:table-row>
        <table:table-row table:style-name="ro1">
          <table:table-cell office:value-type="float" office:value="2851" calcext:value-type="float">
            <text:p>2851</text:p>
          </table:table-cell>
          <table:table-cell table:number-columns-repeated="2" office:value-type="float" office:value="0.0002148332" calcext:value-type="float">
            <text:p>0.0002148332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table:number-columns-repeated="2" office:value-type="float" office:value="0.0002143759" calcext:value-type="float">
            <text:p>0.0002143759</text:p>
          </table:table-cell>
        </table:table-row>
        <table:table-row table:style-name="ro1">
          <table:table-cell office:value-type="float" office:value="2853" calcext:value-type="float">
            <text:p>2853</text:p>
          </table:table-cell>
          <table:table-cell table:number-columns-repeated="2" office:value-type="float" office:value="0.0002120014" calcext:value-type="float">
            <text:p>0.0002120014</text:p>
          </table:table-cell>
        </table:table-row>
        <table:table-row table:style-name="ro1">
          <table:table-cell office:value-type="float" office:value="2854" calcext:value-type="float">
            <text:p>2854</text:p>
          </table:table-cell>
          <table:table-cell table:number-columns-repeated="2" office:value-type="float" office:value="0.0002152528" calcext:value-type="float">
            <text:p>0.0002152528</text:p>
          </table:table-cell>
        </table:table-row>
        <table:table-row table:style-name="ro1">
          <table:table-cell office:value-type="float" office:value="2855" calcext:value-type="float">
            <text:p>2855</text:p>
          </table:table-cell>
          <table:table-cell table:number-columns-repeated="2" office:value-type="float" office:value="0.00020971" calcext:value-type="float">
            <text:p>0.00020971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 table:number-columns-repeated="2" office:value-type="float" office:value="0.0001989526" calcext:value-type="float">
            <text:p>0.0001989526</text:p>
          </table:table-cell>
        </table:table-row>
        <table:table-row table:style-name="ro1">
          <table:table-cell office:value-type="float" office:value="2857" calcext:value-type="float">
            <text:p>2857</text:p>
          </table:table-cell>
          <table:table-cell table:number-columns-repeated="2" office:value-type="float" office:value="0.00020983" calcext:value-type="float">
            <text:p>0.00020983</text:p>
          </table:table-cell>
        </table:table-row>
        <table:table-row table:style-name="ro1">
          <table:table-cell office:value-type="float" office:value="2858" calcext:value-type="float">
            <text:p>2858</text:p>
          </table:table-cell>
          <table:table-cell table:number-columns-repeated="2" office:value-type="float" office:value="0.0002088559" calcext:value-type="float">
            <text:p>0.0002088559</text:p>
          </table:table-cell>
        </table:table-row>
        <table:table-row table:style-name="ro1">
          <table:table-cell office:value-type="float" office:value="2859" calcext:value-type="float">
            <text:p>2859</text:p>
          </table:table-cell>
          <table:table-cell table:number-columns-repeated="2" office:value-type="float" office:value="0.000211807" calcext:value-type="float">
            <text:p>0.000211807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table:number-columns-repeated="2" office:value-type="float" office:value="0.0002251796" calcext:value-type="float">
            <text:p>0.0002251796</text:p>
          </table:table-cell>
        </table:table-row>
        <table:table-row table:style-name="ro1">
          <table:table-cell office:value-type="float" office:value="2861" calcext:value-type="float">
            <text:p>2861</text:p>
          </table:table-cell>
          <table:table-cell table:number-columns-repeated="2" office:value-type="float" office:value="0.0002214193" calcext:value-type="float">
            <text:p>0.0002214193</text:p>
          </table:table-cell>
        </table:table-row>
        <table:table-row table:style-name="ro1">
          <table:table-cell office:value-type="float" office:value="2862" calcext:value-type="float">
            <text:p>2862</text:p>
          </table:table-cell>
          <table:table-cell table:number-columns-repeated="2" office:value-type="float" office:value="0.0002152886" calcext:value-type="float">
            <text:p>0.0002152886</text:p>
          </table:table-cell>
        </table:table-row>
        <table:table-row table:style-name="ro1">
          <table:table-cell office:value-type="float" office:value="2863" calcext:value-type="float">
            <text:p>2863</text:p>
          </table:table-cell>
          <table:table-cell table:number-columns-repeated="2" office:value-type="float" office:value="0.0002157985" calcext:value-type="float">
            <text:p>0.0002157985</text:p>
          </table:table-cell>
        </table:table-row>
        <table:table-row table:style-name="ro1">
          <table:table-cell office:value-type="float" office:value="2864" calcext:value-type="float">
            <text:p>2864</text:p>
          </table:table-cell>
          <table:table-cell table:number-columns-repeated="2" office:value-type="float" office:value="0.0002152975" calcext:value-type="float">
            <text:p>0.0002152975</text:p>
          </table:table-cell>
        </table:table-row>
        <table:table-row table:style-name="ro1">
          <table:table-cell office:value-type="float" office:value="2865" calcext:value-type="float">
            <text:p>2865</text:p>
          </table:table-cell>
          <table:table-cell table:number-columns-repeated="2" office:value-type="float" office:value="0.0002124816" calcext:value-type="float">
            <text:p>0.0002124816</text:p>
          </table:table-cell>
        </table:table-row>
        <table:table-row table:style-name="ro1">
          <table:table-cell office:value-type="float" office:value="2866" calcext:value-type="float">
            <text:p>2866</text:p>
          </table:table-cell>
          <table:table-cell table:number-columns-repeated="2" office:value-type="float" office:value="0.0002150533" calcext:value-type="float">
            <text:p>0.0002150533</text:p>
          </table:table-cell>
        </table:table-row>
        <table:table-row table:style-name="ro1">
          <table:table-cell office:value-type="float" office:value="2867" calcext:value-type="float">
            <text:p>2867</text:p>
          </table:table-cell>
          <table:table-cell table:number-columns-repeated="2" office:value-type="float" office:value="0.0002020279" calcext:value-type="float">
            <text:p>0.0002020279</text:p>
          </table:table-cell>
        </table:table-row>
        <table:table-row table:style-name="ro1">
          <table:table-cell office:value-type="float" office:value="2868" calcext:value-type="float">
            <text:p>2868</text:p>
          </table:table-cell>
          <table:table-cell table:number-columns-repeated="2" office:value-type="float" office:value="0.0001987945" calcext:value-type="float">
            <text:p>0.0001987945</text:p>
          </table:table-cell>
        </table:table-row>
        <table:table-row table:style-name="ro1">
          <table:table-cell office:value-type="float" office:value="2869" calcext:value-type="float">
            <text:p>2869</text:p>
          </table:table-cell>
          <table:table-cell table:number-columns-repeated="2" office:value-type="float" office:value="0.0002013318" calcext:value-type="float">
            <text:p>0.0002013318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table:number-columns-repeated="2" office:value-type="float" office:value="0.0002039018" calcext:value-type="float">
            <text:p>0.0002039018</text:p>
          </table:table-cell>
        </table:table-row>
        <table:table-row table:style-name="ro1">
          <table:table-cell office:value-type="float" office:value="2871" calcext:value-type="float">
            <text:p>2871</text:p>
          </table:table-cell>
          <table:table-cell table:number-columns-repeated="2" office:value-type="float" office:value="0.0002018514" calcext:value-type="float">
            <text:p>0.0002018514</text:p>
          </table:table-cell>
        </table:table-row>
        <table:table-row table:style-name="ro1">
          <table:table-cell office:value-type="float" office:value="2872" calcext:value-type="float">
            <text:p>2872</text:p>
          </table:table-cell>
          <table:table-cell table:number-columns-repeated="2" office:value-type="float" office:value="0.0002051936" calcext:value-type="float">
            <text:p>0.0002051936</text:p>
          </table:table-cell>
        </table:table-row>
        <table:table-row table:style-name="ro1">
          <table:table-cell office:value-type="float" office:value="2873" calcext:value-type="float">
            <text:p>2873</text:p>
          </table:table-cell>
          <table:table-cell table:number-columns-repeated="2" office:value-type="float" office:value="0.0002085633" calcext:value-type="float">
            <text:p>0.0002085633</text:p>
          </table:table-cell>
        </table:table-row>
        <table:table-row table:style-name="ro1">
          <table:table-cell office:value-type="float" office:value="2874" calcext:value-type="float">
            <text:p>2874</text:p>
          </table:table-cell>
          <table:table-cell table:number-columns-repeated="2" office:value-type="float" office:value="0.0002248422" calcext:value-type="float">
            <text:p>0.0002248422</text:p>
          </table:table-cell>
        </table:table-row>
        <table:table-row table:style-name="ro1">
          <table:table-cell office:value-type="float" office:value="2875" calcext:value-type="float">
            <text:p>2875</text:p>
          </table:table-cell>
          <table:table-cell table:number-columns-repeated="2" office:value-type="float" office:value="0.0002249006" calcext:value-type="float">
            <text:p>0.0002249006</text:p>
          </table:table-cell>
        </table:table-row>
        <table:table-row table:style-name="ro1">
          <table:table-cell office:value-type="float" office:value="2876" calcext:value-type="float">
            <text:p>2876</text:p>
          </table:table-cell>
          <table:table-cell table:number-columns-repeated="2" office:value-type="float" office:value="0.0002260703" calcext:value-type="float">
            <text:p>0.0002260703</text:p>
          </table:table-cell>
        </table:table-row>
        <table:table-row table:style-name="ro1">
          <table:table-cell office:value-type="float" office:value="2877" calcext:value-type="float">
            <text:p>2877</text:p>
          </table:table-cell>
          <table:table-cell table:number-columns-repeated="2" office:value-type="float" office:value="0.000225634" calcext:value-type="float">
            <text:p>0.000225634</text:p>
          </table:table-cell>
        </table:table-row>
        <table:table-row table:style-name="ro1">
          <table:table-cell office:value-type="float" office:value="2878" calcext:value-type="float">
            <text:p>2878</text:p>
          </table:table-cell>
          <table:table-cell table:number-columns-repeated="2" office:value-type="float" office:value="0.0002209566" calcext:value-type="float">
            <text:p>0.0002209566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  <table:table-cell table:number-columns-repeated="2" office:value-type="float" office:value="0.000222917" calcext:value-type="float">
            <text:p>0.000222917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table:number-columns-repeated="2" office:value-type="float" office:value="0.0002235393" calcext:value-type="float">
            <text:p>0.0002235393</text:p>
          </table:table-cell>
        </table:table-row>
        <table:table-row table:style-name="ro1">
          <table:table-cell office:value-type="float" office:value="2881" calcext:value-type="float">
            <text:p>2881</text:p>
          </table:table-cell>
          <table:table-cell table:number-columns-repeated="2" office:value-type="float" office:value="0.0002322354" calcext:value-type="float">
            <text:p>0.0002322354</text:p>
          </table:table-cell>
        </table:table-row>
        <table:table-row table:style-name="ro1">
          <table:table-cell office:value-type="float" office:value="2882" calcext:value-type="float">
            <text:p>2882</text:p>
          </table:table-cell>
          <table:table-cell table:number-columns-repeated="2" office:value-type="float" office:value="0.0002322189" calcext:value-type="float">
            <text:p>0.0002322189</text:p>
          </table:table-cell>
        </table:table-row>
        <table:table-row table:style-name="ro1">
          <table:table-cell office:value-type="float" office:value="2883" calcext:value-type="float">
            <text:p>2883</text:p>
          </table:table-cell>
          <table:table-cell table:number-columns-repeated="2" office:value-type="float" office:value="0.0002301129" calcext:value-type="float">
            <text:p>0.0002301129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  <table:table-cell table:number-columns-repeated="2" office:value-type="float" office:value="0.0002178155" calcext:value-type="float">
            <text:p>0.0002178155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  <table:table-cell table:number-columns-repeated="2" office:value-type="float" office:value="0.0002305917" calcext:value-type="float">
            <text:p>0.0002305917</text:p>
          </table:table-cell>
        </table:table-row>
        <table:table-row table:style-name="ro1">
          <table:table-cell office:value-type="float" office:value="2886" calcext:value-type="float">
            <text:p>2886</text:p>
          </table:table-cell>
          <table:table-cell table:number-columns-repeated="2" office:value-type="float" office:value="0.0002287137" calcext:value-type="float">
            <text:p>0.0002287137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  <table:table-cell table:number-columns-repeated="2" office:value-type="float" office:value="0.0002297436" calcext:value-type="float">
            <text:p>0.0002297436</text:p>
          </table:table-cell>
        </table:table-row>
        <table:table-row table:style-name="ro1">
          <table:table-cell office:value-type="float" office:value="2888" calcext:value-type="float">
            <text:p>2888</text:p>
          </table:table-cell>
          <table:table-cell table:number-columns-repeated="2" office:value-type="float" office:value="0.0002399736" calcext:value-type="float">
            <text:p>0.0002399736</text:p>
          </table:table-cell>
        </table:table-row>
        <table:table-row table:style-name="ro1">
          <table:table-cell office:value-type="float" office:value="2889" calcext:value-type="float">
            <text:p>2889</text:p>
          </table:table-cell>
          <table:table-cell table:number-columns-repeated="2" office:value-type="float" office:value="0.0002300666" calcext:value-type="float">
            <text:p>0.0002300666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table:number-columns-repeated="2" office:value-type="float" office:value="0.0002344422" calcext:value-type="float">
            <text:p>0.0002344422</text:p>
          </table:table-cell>
        </table:table-row>
        <table:table-row table:style-name="ro1">
          <table:table-cell office:value-type="float" office:value="2891" calcext:value-type="float">
            <text:p>2891</text:p>
          </table:table-cell>
          <table:table-cell table:number-columns-repeated="2" office:value-type="float" office:value="0.0002372387" calcext:value-type="float">
            <text:p>0.0002372387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table:number-columns-repeated="2" office:value-type="float" office:value="0.0002367795" calcext:value-type="float">
            <text:p>0.0002367795</text:p>
          </table:table-cell>
        </table:table-row>
        <table:table-row table:style-name="ro1">
          <table:table-cell office:value-type="float" office:value="2893" calcext:value-type="float">
            <text:p>2893</text:p>
          </table:table-cell>
          <table:table-cell table:number-columns-repeated="2" office:value-type="float" office:value="0.0002367125" calcext:value-type="float">
            <text:p>0.0002367125</text:p>
          </table:table-cell>
        </table:table-row>
        <table:table-row table:style-name="ro1">
          <table:table-cell office:value-type="float" office:value="2894" calcext:value-type="float">
            <text:p>2894</text:p>
          </table:table-cell>
          <table:table-cell table:number-columns-repeated="2" office:value-type="float" office:value="0.0002300827" calcext:value-type="float">
            <text:p>0.0002300827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  <table:table-cell table:number-columns-repeated="2" office:value-type="float" office:value="0.000241702" calcext:value-type="float">
            <text:p>0.000241702</text:p>
          </table:table-cell>
        </table:table-row>
        <table:table-row table:style-name="ro1">
          <table:table-cell office:value-type="float" office:value="2896" calcext:value-type="float">
            <text:p>2896</text:p>
          </table:table-cell>
          <table:table-cell table:number-columns-repeated="2" office:value-type="float" office:value="0.000239306" calcext:value-type="float">
            <text:p>0.000239306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  <table:table-cell table:number-columns-repeated="2" office:value-type="float" office:value="0.0002371937" calcext:value-type="float">
            <text:p>0.0002371937</text:p>
          </table:table-cell>
        </table:table-row>
        <table:table-row table:style-name="ro1">
          <table:table-cell office:value-type="float" office:value="2898" calcext:value-type="float">
            <text:p>2898</text:p>
          </table:table-cell>
          <table:table-cell table:number-columns-repeated="2" office:value-type="float" office:value="0.0002374568" calcext:value-type="float">
            <text:p>0.0002374568</text:p>
          </table:table-cell>
        </table:table-row>
        <table:table-row table:style-name="ro1">
          <table:table-cell office:value-type="float" office:value="2899" calcext:value-type="float">
            <text:p>2899</text:p>
          </table:table-cell>
          <table:table-cell table:number-columns-repeated="2" office:value-type="float" office:value="0.0002353612" calcext:value-type="float">
            <text:p>0.000235361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2" office:value-type="float" office:value="0.0002399314" calcext:value-type="float">
            <text:p>0.0002399314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  <table:table-cell table:number-columns-repeated="2" office:value-type="float" office:value="0.0002400791" calcext:value-type="float">
            <text:p>0.0002400791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  <table:table-cell table:number-columns-repeated="2" office:value-type="float" office:value="0.0002373918" calcext:value-type="float">
            <text:p>0.0002373918</text:p>
          </table:table-cell>
        </table:table-row>
        <table:table-row table:style-name="ro1">
          <table:table-cell office:value-type="float" office:value="2903" calcext:value-type="float">
            <text:p>2903</text:p>
          </table:table-cell>
          <table:table-cell table:number-columns-repeated="2" office:value-type="float" office:value="0.0002392547" calcext:value-type="float">
            <text:p>0.0002392547</text:p>
          </table:table-cell>
        </table:table-row>
        <table:table-row table:style-name="ro1">
          <table:table-cell office:value-type="float" office:value="2904" calcext:value-type="float">
            <text:p>2904</text:p>
          </table:table-cell>
          <table:table-cell table:number-columns-repeated="2" office:value-type="float" office:value="0.0002438811" calcext:value-type="float">
            <text:p>0.0002438811</text:p>
          </table:table-cell>
        </table:table-row>
        <table:table-row table:style-name="ro1">
          <table:table-cell office:value-type="float" office:value="2905" calcext:value-type="float">
            <text:p>2905</text:p>
          </table:table-cell>
          <table:table-cell table:number-columns-repeated="2" office:value-type="float" office:value="0.0002425678" calcext:value-type="float">
            <text:p>0.0002425678</text:p>
          </table:table-cell>
        </table:table-row>
        <table:table-row table:style-name="ro1">
          <table:table-cell office:value-type="float" office:value="2906" calcext:value-type="float">
            <text:p>2906</text:p>
          </table:table-cell>
          <table:table-cell table:number-columns-repeated="2" office:value-type="float" office:value="0.0002379667" calcext:value-type="float">
            <text:p>0.0002379667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table:number-columns-repeated="2" office:value-type="float" office:value="0.0002370701" calcext:value-type="float">
            <text:p>0.0002370701</text:p>
          </table:table-cell>
        </table:table-row>
        <table:table-row table:style-name="ro1">
          <table:table-cell office:value-type="float" office:value="2908" calcext:value-type="float">
            <text:p>2908</text:p>
          </table:table-cell>
          <table:table-cell table:number-columns-repeated="2" office:value-type="float" office:value="0.0002377171" calcext:value-type="float">
            <text:p>0.0002377171</text:p>
          </table:table-cell>
        </table:table-row>
        <table:table-row table:style-name="ro1">
          <table:table-cell office:value-type="float" office:value="2909" calcext:value-type="float">
            <text:p>2909</text:p>
          </table:table-cell>
          <table:table-cell table:number-columns-repeated="2" office:value-type="float" office:value="0.0002384307" calcext:value-type="float">
            <text:p>0.0002384307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table:number-columns-repeated="2" office:value-type="float" office:value="0.0002356913" calcext:value-type="float">
            <text:p>0.0002356913</text:p>
          </table:table-cell>
        </table:table-row>
        <table:table-row table:style-name="ro1">
          <table:table-cell office:value-type="float" office:value="2911" calcext:value-type="float">
            <text:p>2911</text:p>
          </table:table-cell>
          <table:table-cell table:number-columns-repeated="2" office:value-type="float" office:value="0.0002371549" calcext:value-type="float">
            <text:p>0.0002371549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 table:number-columns-repeated="2" office:value-type="float" office:value="0.0002432723" calcext:value-type="float">
            <text:p>0.0002432723</text:p>
          </table:table-cell>
        </table:table-row>
        <table:table-row table:style-name="ro1">
          <table:table-cell office:value-type="float" office:value="2913" calcext:value-type="float">
            <text:p>2913</text:p>
          </table:table-cell>
          <table:table-cell table:number-columns-repeated="2" office:value-type="float" office:value="0.0002440328" calcext:value-type="float">
            <text:p>0.0002440328</text:p>
          </table:table-cell>
        </table:table-row>
        <table:table-row table:style-name="ro1">
          <table:table-cell office:value-type="float" office:value="2914" calcext:value-type="float">
            <text:p>2914</text:p>
          </table:table-cell>
          <table:table-cell table:number-columns-repeated="2" office:value-type="float" office:value="0.0002407545" calcext:value-type="float">
            <text:p>0.0002407545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  <table:table-cell table:number-columns-repeated="2" office:value-type="float" office:value="0.0002413549" calcext:value-type="float">
            <text:p>0.0002413549</text:p>
          </table:table-cell>
        </table:table-row>
        <table:table-row table:style-name="ro1">
          <table:table-cell office:value-type="float" office:value="2916" calcext:value-type="float">
            <text:p>2916</text:p>
          </table:table-cell>
          <table:table-cell table:number-columns-repeated="2" office:value-type="float" office:value="0.0002499789" calcext:value-type="float">
            <text:p>0.0002499789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table:number-columns-repeated="2" office:value-type="float" office:value="0.0002499844" calcext:value-type="float">
            <text:p>0.0002499844</text:p>
          </table:table-cell>
        </table:table-row>
        <table:table-row table:style-name="ro1">
          <table:table-cell office:value-type="float" office:value="2918" calcext:value-type="float">
            <text:p>2918</text:p>
          </table:table-cell>
          <table:table-cell table:number-columns-repeated="2" office:value-type="float" office:value="0.0002417392" calcext:value-type="float">
            <text:p>0.0002417392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  <table:table-cell table:number-columns-repeated="2" office:value-type="float" office:value="0.0002357448" calcext:value-type="float">
            <text:p>0.0002357448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table:number-columns-repeated="2" office:value-type="float" office:value="0.0002370852" calcext:value-type="float">
            <text:p>0.0002370852</text:p>
          </table:table-cell>
        </table:table-row>
        <table:table-row table:style-name="ro1">
          <table:table-cell office:value-type="float" office:value="2921" calcext:value-type="float">
            <text:p>2921</text:p>
          </table:table-cell>
          <table:table-cell table:number-columns-repeated="2" office:value-type="float" office:value="0.0002374095" calcext:value-type="float">
            <text:p>0.0002374095</text:p>
          </table:table-cell>
        </table:table-row>
        <table:table-row table:style-name="ro1">
          <table:table-cell office:value-type="float" office:value="2922" calcext:value-type="float">
            <text:p>2922</text:p>
          </table:table-cell>
          <table:table-cell table:number-columns-repeated="2" office:value-type="float" office:value="0.0002371776" calcext:value-type="float">
            <text:p>0.0002371776</text:p>
          </table:table-cell>
        </table:table-row>
        <table:table-row table:style-name="ro1">
          <table:table-cell office:value-type="float" office:value="2923" calcext:value-type="float">
            <text:p>2923</text:p>
          </table:table-cell>
          <table:table-cell table:number-columns-repeated="2" office:value-type="float" office:value="0.0002436019" calcext:value-type="float">
            <text:p>0.0002436019</text:p>
          </table:table-cell>
        </table:table-row>
        <table:table-row table:style-name="ro1">
          <table:table-cell office:value-type="float" office:value="2924" calcext:value-type="float">
            <text:p>2924</text:p>
          </table:table-cell>
          <table:table-cell table:number-columns-repeated="2" office:value-type="float" office:value="0.0002425674" calcext:value-type="float">
            <text:p>0.0002425674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table:number-columns-repeated="2" office:value-type="float" office:value="0.0002625413" calcext:value-type="float">
            <text:p>0.0002625413</text:p>
          </table:table-cell>
        </table:table-row>
        <table:table-row table:style-name="ro1">
          <table:table-cell office:value-type="float" office:value="2926" calcext:value-type="float">
            <text:p>2926</text:p>
          </table:table-cell>
          <table:table-cell table:number-columns-repeated="2" office:value-type="float" office:value="0.000263806" calcext:value-type="float">
            <text:p>0.000263806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table:number-columns-repeated="2" office:value-type="float" office:value="0.0002617271" calcext:value-type="float">
            <text:p>0.0002617271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  <table:table-cell table:number-columns-repeated="2" office:value-type="float" office:value="0.0002643552" calcext:value-type="float">
            <text:p>0.0002643552</text:p>
          </table:table-cell>
        </table:table-row>
        <table:table-row table:style-name="ro1">
          <table:table-cell office:value-type="float" office:value="2929" calcext:value-type="float">
            <text:p>2929</text:p>
          </table:table-cell>
          <table:table-cell table:number-columns-repeated="2" office:value-type="float" office:value="0.0002611641" calcext:value-type="float">
            <text:p>0.0002611641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table:number-columns-repeated="2" office:value-type="float" office:value="0.000260079" calcext:value-type="float">
            <text:p>0.000260079</text:p>
          </table:table-cell>
        </table:table-row>
        <table:table-row table:style-name="ro1">
          <table:table-cell office:value-type="float" office:value="2931" calcext:value-type="float">
            <text:p>2931</text:p>
          </table:table-cell>
          <table:table-cell table:number-columns-repeated="2" office:value-type="float" office:value="0.0002630179" calcext:value-type="float">
            <text:p>0.0002630179</text:p>
          </table:table-cell>
        </table:table-row>
        <table:table-row table:style-name="ro1">
          <table:table-cell office:value-type="float" office:value="2932" calcext:value-type="float">
            <text:p>2932</text:p>
          </table:table-cell>
          <table:table-cell table:number-columns-repeated="2" office:value-type="float" office:value="0.0002543124" calcext:value-type="float">
            <text:p>0.0002543124</text:p>
          </table:table-cell>
        </table:table-row>
        <table:table-row table:style-name="ro1">
          <table:table-cell office:value-type="float" office:value="2933" calcext:value-type="float">
            <text:p>2933</text:p>
          </table:table-cell>
          <table:table-cell table:number-columns-repeated="2" office:value-type="float" office:value="0.0002537943" calcext:value-type="float">
            <text:p>0.0002537943</text:p>
          </table:table-cell>
        </table:table-row>
        <table:table-row table:style-name="ro1">
          <table:table-cell office:value-type="float" office:value="2934" calcext:value-type="float">
            <text:p>2934</text:p>
          </table:table-cell>
          <table:table-cell table:number-columns-repeated="2" office:value-type="float" office:value="0.0002512932" calcext:value-type="float">
            <text:p>0.0002512932</text:p>
          </table:table-cell>
        </table:table-row>
        <table:table-row table:style-name="ro1">
          <table:table-cell office:value-type="float" office:value="2935" calcext:value-type="float">
            <text:p>2935</text:p>
          </table:table-cell>
          <table:table-cell table:number-columns-repeated="2" office:value-type="float" office:value="0.0002515051" calcext:value-type="float">
            <text:p>0.0002515051</text:p>
          </table:table-cell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float" office:value="0.0002554088" calcext:value-type="float">
            <text:p>0.0002554088</text:p>
          </table:table-cell>
          <table:table-cell office:value-type="float" office:value="0.0002554086" calcext:value-type="float">
            <text:p>0.0002554086</text:p>
          </table:table-cell>
        </table:table-row>
        <table:table-row table:style-name="ro1">
          <table:table-cell office:value-type="float" office:value="2937" calcext:value-type="float">
            <text:p>2937</text:p>
          </table:table-cell>
          <table:table-cell table:number-columns-repeated="2" office:value-type="float" office:value="0.0002646117" calcext:value-type="float">
            <text:p>0.0002646117</text:p>
          </table:table-cell>
        </table:table-row>
        <table:table-row table:style-name="ro1">
          <table:table-cell office:value-type="float" office:value="2938" calcext:value-type="float">
            <text:p>2938</text:p>
          </table:table-cell>
          <table:table-cell table:number-columns-repeated="2" office:value-type="float" office:value="0.0002584663" calcext:value-type="float">
            <text:p>0.0002584663</text:p>
          </table:table-cell>
        </table:table-row>
        <table:table-row table:style-name="ro1">
          <table:table-cell office:value-type="float" office:value="2939" calcext:value-type="float">
            <text:p>2939</text:p>
          </table:table-cell>
          <table:table-cell table:number-columns-repeated="2" office:value-type="float" office:value="0.0002557528" calcext:value-type="float">
            <text:p>0.0002557528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table:number-columns-repeated="2" office:value-type="float" office:value="0.0002512313" calcext:value-type="float">
            <text:p>0.0002512313</text:p>
          </table:table-cell>
        </table:table-row>
        <table:table-row table:style-name="ro1">
          <table:table-cell office:value-type="float" office:value="2941" calcext:value-type="float">
            <text:p>2941</text:p>
          </table:table-cell>
          <table:table-cell table:number-columns-repeated="2" office:value-type="float" office:value="0.0002583658" calcext:value-type="float">
            <text:p>0.0002583658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table:number-columns-repeated="2" office:value-type="float" office:value="0.0002652098" calcext:value-type="float">
            <text:p>0.0002652098</text:p>
          </table:table-cell>
        </table:table-row>
        <table:table-row table:style-name="ro1">
          <table:table-cell office:value-type="float" office:value="2943" calcext:value-type="float">
            <text:p>2943</text:p>
          </table:table-cell>
          <table:table-cell table:number-columns-repeated="2" office:value-type="float" office:value="0.000260777" calcext:value-type="float">
            <text:p>0.000260777</text:p>
          </table:table-cell>
        </table:table-row>
        <table:table-row table:style-name="ro1">
          <table:table-cell office:value-type="float" office:value="2944" calcext:value-type="float">
            <text:p>2944</text:p>
          </table:table-cell>
          <table:table-cell table:number-columns-repeated="2" office:value-type="float" office:value="0.0002596898" calcext:value-type="float">
            <text:p>0.0002596898</text:p>
          </table:table-cell>
        </table:table-row>
        <table:table-row table:style-name="ro1">
          <table:table-cell office:value-type="float" office:value="2945" calcext:value-type="float">
            <text:p>2945</text:p>
          </table:table-cell>
          <table:table-cell table:number-columns-repeated="2" office:value-type="float" office:value="0.0002581394" calcext:value-type="float">
            <text:p>0.0002581394</text:p>
          </table:table-cell>
        </table:table-row>
        <table:table-row table:style-name="ro1">
          <table:table-cell office:value-type="float" office:value="2946" calcext:value-type="float">
            <text:p>2946</text:p>
          </table:table-cell>
          <table:table-cell table:number-columns-repeated="2" office:value-type="float" office:value="0.0002838211" calcext:value-type="float">
            <text:p>0.0002838211</text:p>
          </table:table-cell>
        </table:table-row>
        <table:table-row table:style-name="ro1">
          <table:table-cell office:value-type="float" office:value="2947" calcext:value-type="float">
            <text:p>2947</text:p>
          </table:table-cell>
          <table:table-cell table:number-columns-repeated="2" office:value-type="float" office:value="0.0002788722" calcext:value-type="float">
            <text:p>0.0002788722</text:p>
          </table:table-cell>
        </table:table-row>
        <table:table-row table:style-name="ro1">
          <table:table-cell office:value-type="float" office:value="2948" calcext:value-type="float">
            <text:p>2948</text:p>
          </table:table-cell>
          <table:table-cell table:number-columns-repeated="2" office:value-type="float" office:value="0.0002725431" calcext:value-type="float">
            <text:p>0.0002725431</text:p>
          </table:table-cell>
        </table:table-row>
        <table:table-row table:style-name="ro1">
          <table:table-cell office:value-type="float" office:value="2949" calcext:value-type="float">
            <text:p>2949</text:p>
          </table:table-cell>
          <table:table-cell table:number-columns-repeated="2" office:value-type="float" office:value="0.0002673489" calcext:value-type="float">
            <text:p>0.0002673489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table:number-columns-repeated="2" office:value-type="float" office:value="0.0002631079" calcext:value-type="float">
            <text:p>0.0002631079</text:p>
          </table:table-cell>
        </table:table-row>
        <table:table-row table:style-name="ro1">
          <table:table-cell office:value-type="float" office:value="2951" calcext:value-type="float">
            <text:p>2951</text:p>
          </table:table-cell>
          <table:table-cell table:number-columns-repeated="2" office:value-type="float" office:value="0.0002614555" calcext:value-type="float">
            <text:p>0.0002614555</text:p>
          </table:table-cell>
        </table:table-row>
        <table:table-row table:style-name="ro1">
          <table:table-cell office:value-type="float" office:value="2952" calcext:value-type="float">
            <text:p>2952</text:p>
          </table:table-cell>
          <table:table-cell table:number-columns-repeated="2" office:value-type="float" office:value="0.0002641701" calcext:value-type="float">
            <text:p>0.0002641701</text:p>
          </table:table-cell>
        </table:table-row>
        <table:table-row table:style-name="ro1">
          <table:table-cell office:value-type="float" office:value="2953" calcext:value-type="float">
            <text:p>2953</text:p>
          </table:table-cell>
          <table:table-cell table:number-columns-repeated="2" office:value-type="float" office:value="0.0002584742" calcext:value-type="float">
            <text:p>0.0002584742</text:p>
          </table:table-cell>
        </table:table-row>
        <table:table-row table:style-name="ro1">
          <table:table-cell office:value-type="float" office:value="2954" calcext:value-type="float">
            <text:p>2954</text:p>
          </table:table-cell>
          <table:table-cell table:number-columns-repeated="2" office:value-type="float" office:value="0.0002580881" calcext:value-type="float">
            <text:p>0.0002580881</text:p>
          </table:table-cell>
        </table:table-row>
        <table:table-row table:style-name="ro1">
          <table:table-cell office:value-type="float" office:value="2955" calcext:value-type="float">
            <text:p>2955</text:p>
          </table:table-cell>
          <table:table-cell table:number-columns-repeated="2" office:value-type="float" office:value="0.0002601186" calcext:value-type="float">
            <text:p>0.0002601186</text:p>
          </table:table-cell>
        </table:table-row>
        <table:table-row table:style-name="ro1">
          <table:table-cell office:value-type="float" office:value="2956" calcext:value-type="float">
            <text:p>2956</text:p>
          </table:table-cell>
          <table:table-cell table:number-columns-repeated="2" office:value-type="float" office:value="0.0002618729" calcext:value-type="float">
            <text:p>0.0002618729</text:p>
          </table:table-cell>
        </table:table-row>
        <table:table-row table:style-name="ro1">
          <table:table-cell office:value-type="float" office:value="2957" calcext:value-type="float">
            <text:p>2957</text:p>
          </table:table-cell>
          <table:table-cell table:number-columns-repeated="2" office:value-type="float" office:value="0.0002676485" calcext:value-type="float">
            <text:p>0.0002676485</text:p>
          </table:table-cell>
        </table:table-row>
        <table:table-row table:style-name="ro1">
          <table:table-cell office:value-type="float" office:value="2958" calcext:value-type="float">
            <text:p>2958</text:p>
          </table:table-cell>
          <table:table-cell table:number-columns-repeated="2" office:value-type="float" office:value="0.0002666005" calcext:value-type="float">
            <text:p>0.0002666005</text:p>
          </table:table-cell>
        </table:table-row>
        <table:table-row table:style-name="ro1">
          <table:table-cell office:value-type="float" office:value="2959" calcext:value-type="float">
            <text:p>2959</text:p>
          </table:table-cell>
          <table:table-cell table:number-columns-repeated="2" office:value-type="float" office:value="0.000267516" calcext:value-type="float">
            <text:p>0.000267516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table:number-columns-repeated="2" office:value-type="float" office:value="0.0002698444" calcext:value-type="float">
            <text:p>0.0002698444</text:p>
          </table:table-cell>
        </table:table-row>
        <table:table-row table:style-name="ro1">
          <table:table-cell office:value-type="float" office:value="2961" calcext:value-type="float">
            <text:p>2961</text:p>
          </table:table-cell>
          <table:table-cell table:number-columns-repeated="2" office:value-type="float" office:value="0.0002659918" calcext:value-type="float">
            <text:p>0.0002659918</text:p>
          </table:table-cell>
        </table:table-row>
        <table:table-row table:style-name="ro1">
          <table:table-cell office:value-type="float" office:value="2962" calcext:value-type="float">
            <text:p>2962</text:p>
          </table:table-cell>
          <table:table-cell table:number-columns-repeated="2" office:value-type="float" office:value="0.0002674065" calcext:value-type="float">
            <text:p>0.0002674065</text:p>
          </table:table-cell>
        </table:table-row>
        <table:table-row table:style-name="ro1">
          <table:table-cell office:value-type="float" office:value="2963" calcext:value-type="float">
            <text:p>2963</text:p>
          </table:table-cell>
          <table:table-cell table:number-columns-repeated="2" office:value-type="float" office:value="0.0002646649" calcext:value-type="float">
            <text:p>0.0002646649</text:p>
          </table:table-cell>
        </table:table-row>
        <table:table-row table:style-name="ro1">
          <table:table-cell office:value-type="float" office:value="2964" calcext:value-type="float">
            <text:p>2964</text:p>
          </table:table-cell>
          <table:table-cell table:number-columns-repeated="2" office:value-type="float" office:value="0.0002653932" calcext:value-type="float">
            <text:p>0.0002653932</text:p>
          </table:table-cell>
        </table:table-row>
        <table:table-row table:style-name="ro1">
          <table:table-cell office:value-type="float" office:value="2965" calcext:value-type="float">
            <text:p>2965</text:p>
          </table:table-cell>
          <table:table-cell table:number-columns-repeated="2" office:value-type="float" office:value="0.0002639458" calcext:value-type="float">
            <text:p>0.0002639458</text:p>
          </table:table-cell>
        </table:table-row>
        <table:table-row table:style-name="ro1">
          <table:table-cell office:value-type="float" office:value="2966" calcext:value-type="float">
            <text:p>2966</text:p>
          </table:table-cell>
          <table:table-cell table:number-columns-repeated="2" office:value-type="float" office:value="0.0002646531" calcext:value-type="float">
            <text:p>0.0002646531</text:p>
          </table:table-cell>
        </table:table-row>
        <table:table-row table:style-name="ro1">
          <table:table-cell office:value-type="float" office:value="2967" calcext:value-type="float">
            <text:p>2967</text:p>
          </table:table-cell>
          <table:table-cell table:number-columns-repeated="2" office:value-type="float" office:value="0.0002765907" calcext:value-type="float">
            <text:p>0.0002765907</text:p>
          </table:table-cell>
        </table:table-row>
        <table:table-row table:style-name="ro1">
          <table:table-cell office:value-type="float" office:value="2968" calcext:value-type="float">
            <text:p>2968</text:p>
          </table:table-cell>
          <table:table-cell table:number-columns-repeated="2" office:value-type="float" office:value="0.000285782" calcext:value-type="float">
            <text:p>0.000285782</text:p>
          </table:table-cell>
        </table:table-row>
        <table:table-row table:style-name="ro1">
          <table:table-cell office:value-type="float" office:value="2969" calcext:value-type="float">
            <text:p>2969</text:p>
          </table:table-cell>
          <table:table-cell table:number-columns-repeated="2" office:value-type="float" office:value="0.0002848198" calcext:value-type="float">
            <text:p>0.0002848198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table:number-columns-repeated="2" office:value-type="float" office:value="0.0002793492" calcext:value-type="float">
            <text:p>0.0002793492</text:p>
          </table:table-cell>
        </table:table-row>
        <table:table-row table:style-name="ro1">
          <table:table-cell office:value-type="float" office:value="2971" calcext:value-type="float">
            <text:p>2971</text:p>
          </table:table-cell>
          <table:table-cell table:number-columns-repeated="2" office:value-type="float" office:value="0.0002836006" calcext:value-type="float">
            <text:p>0.0002836006</text:p>
          </table:table-cell>
        </table:table-row>
        <table:table-row table:style-name="ro1">
          <table:table-cell office:value-type="float" office:value="2972" calcext:value-type="float">
            <text:p>2972</text:p>
          </table:table-cell>
          <table:table-cell table:number-columns-repeated="2" office:value-type="float" office:value="0.0002843879" calcext:value-type="float">
            <text:p>0.0002843879</text:p>
          </table:table-cell>
        </table:table-row>
        <table:table-row table:style-name="ro1">
          <table:table-cell office:value-type="float" office:value="2973" calcext:value-type="float">
            <text:p>2973</text:p>
          </table:table-cell>
          <table:table-cell table:number-columns-repeated="2" office:value-type="float" office:value="0.0002569676" calcext:value-type="float">
            <text:p>0.0002569676</text:p>
          </table:table-cell>
        </table:table-row>
        <table:table-row table:style-name="ro1">
          <table:table-cell office:value-type="float" office:value="2974" calcext:value-type="float">
            <text:p>2974</text:p>
          </table:table-cell>
          <table:table-cell table:number-columns-repeated="2" office:value-type="float" office:value="0.000247102" calcext:value-type="float">
            <text:p>0.000247102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  <table:table-cell table:number-columns-repeated="2" office:value-type="float" office:value="0.000249998" calcext:value-type="float">
            <text:p>0.000249998</text:p>
          </table:table-cell>
        </table:table-row>
        <table:table-row table:style-name="ro1">
          <table:table-cell office:value-type="float" office:value="2976" calcext:value-type="float">
            <text:p>2976</text:p>
          </table:table-cell>
          <table:table-cell table:number-columns-repeated="2" office:value-type="float" office:value="0.000249304" calcext:value-type="float">
            <text:p>0.000249304</text:p>
          </table:table-cell>
        </table:table-row>
        <table:table-row table:style-name="ro1">
          <table:table-cell office:value-type="float" office:value="2977" calcext:value-type="float">
            <text:p>2977</text:p>
          </table:table-cell>
          <table:table-cell table:number-columns-repeated="2" office:value-type="float" office:value="0.0002454657" calcext:value-type="float">
            <text:p>0.0002454657</text:p>
          </table:table-cell>
        </table:table-row>
        <table:table-row table:style-name="ro1">
          <table:table-cell office:value-type="float" office:value="2978" calcext:value-type="float">
            <text:p>2978</text:p>
          </table:table-cell>
          <table:table-cell table:number-columns-repeated="2" office:value-type="float" office:value="0.0002453352" calcext:value-type="float">
            <text:p>0.0002453352</text:p>
          </table:table-cell>
        </table:table-row>
        <table:table-row table:style-name="ro1">
          <table:table-cell office:value-type="float" office:value="2979" calcext:value-type="float">
            <text:p>2979</text:p>
          </table:table-cell>
          <table:table-cell table:number-columns-repeated="2" office:value-type="float" office:value="0.0002454357" calcext:value-type="float">
            <text:p>0.0002454357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table:number-columns-repeated="2" office:value-type="float" office:value="0.0002458505" calcext:value-type="float">
            <text:p>0.0002458505</text:p>
          </table:table-cell>
        </table:table-row>
        <table:table-row table:style-name="ro1">
          <table:table-cell office:value-type="float" office:value="2981" calcext:value-type="float">
            <text:p>2981</text:p>
          </table:table-cell>
          <table:table-cell table:number-columns-repeated="2" office:value-type="float" office:value="0.0002514754" calcext:value-type="float">
            <text:p>0.0002514754</text:p>
          </table:table-cell>
        </table:table-row>
        <table:table-row table:style-name="ro1">
          <table:table-cell office:value-type="float" office:value="2982" calcext:value-type="float">
            <text:p>2982</text:p>
          </table:table-cell>
          <table:table-cell table:number-columns-repeated="2" office:value-type="float" office:value="0.0002518743" calcext:value-type="float">
            <text:p>0.0002518743</text:p>
          </table:table-cell>
        </table:table-row>
        <table:table-row table:style-name="ro1">
          <table:table-cell office:value-type="float" office:value="2983" calcext:value-type="float">
            <text:p>2983</text:p>
          </table:table-cell>
          <table:table-cell table:number-columns-repeated="2" office:value-type="float" office:value="0.0002489109" calcext:value-type="float">
            <text:p>0.0002489109</text:p>
          </table:table-cell>
        </table:table-row>
        <table:table-row table:style-name="ro1">
          <table:table-cell office:value-type="float" office:value="2984" calcext:value-type="float">
            <text:p>2984</text:p>
          </table:table-cell>
          <table:table-cell table:number-columns-repeated="2" office:value-type="float" office:value="0.0002583766" calcext:value-type="float">
            <text:p>0.0002583766</text:p>
          </table:table-cell>
        </table:table-row>
        <table:table-row table:style-name="ro1">
          <table:table-cell office:value-type="float" office:value="2985" calcext:value-type="float">
            <text:p>2985</text:p>
          </table:table-cell>
          <table:table-cell table:number-columns-repeated="2" office:value-type="float" office:value="0.0002611891" calcext:value-type="float">
            <text:p>0.0002611891</text:p>
          </table:table-cell>
        </table:table-row>
        <table:table-row table:style-name="ro1">
          <table:table-cell office:value-type="float" office:value="2986" calcext:value-type="float">
            <text:p>2986</text:p>
          </table:table-cell>
          <table:table-cell table:number-columns-repeated="2" office:value-type="float" office:value="0.0002589881" calcext:value-type="float">
            <text:p>0.0002589881</text:p>
          </table:table-cell>
        </table:table-row>
        <table:table-row table:style-name="ro1">
          <table:table-cell office:value-type="float" office:value="2987" calcext:value-type="float">
            <text:p>2987</text:p>
          </table:table-cell>
          <table:table-cell table:number-columns-repeated="2" office:value-type="float" office:value="0.0002592351" calcext:value-type="float">
            <text:p>0.0002592351</text:p>
          </table:table-cell>
        </table:table-row>
        <table:table-row table:style-name="ro1">
          <table:table-cell office:value-type="float" office:value="2988" calcext:value-type="float">
            <text:p>2988</text:p>
          </table:table-cell>
          <table:table-cell table:number-columns-repeated="2" office:value-type="float" office:value="0.0002776959" calcext:value-type="float">
            <text:p>0.0002776959</text:p>
          </table:table-cell>
        </table:table-row>
        <table:table-row table:style-name="ro1">
          <table:table-cell office:value-type="float" office:value="2989" calcext:value-type="float">
            <text:p>2989</text:p>
          </table:table-cell>
          <table:table-cell table:number-columns-repeated="2" office:value-type="float" office:value="0.0002783537" calcext:value-type="float">
            <text:p>0.0002783537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table:number-columns-repeated="2" office:value-type="float" office:value="0.0002701652" calcext:value-type="float">
            <text:p>0.0002701652</text:p>
          </table:table-cell>
        </table:table-row>
        <table:table-row table:style-name="ro1">
          <table:table-cell office:value-type="float" office:value="2991" calcext:value-type="float">
            <text:p>2991</text:p>
          </table:table-cell>
          <table:table-cell table:number-columns-repeated="2" office:value-type="float" office:value="0.0002741488" calcext:value-type="float">
            <text:p>0.0002741488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table:number-columns-repeated="2" office:value-type="float" office:value="0.0002698142" calcext:value-type="float">
            <text:p>0.0002698142</text:p>
          </table:table-cell>
        </table:table-row>
        <table:table-row table:style-name="ro1">
          <table:table-cell office:value-type="float" office:value="2993" calcext:value-type="float">
            <text:p>2993</text:p>
          </table:table-cell>
          <table:table-cell table:number-columns-repeated="2" office:value-type="float" office:value="0.0002737599" calcext:value-type="float">
            <text:p>0.0002737599</text:p>
          </table:table-cell>
        </table:table-row>
        <table:table-row table:style-name="ro1">
          <table:table-cell office:value-type="float" office:value="2994" calcext:value-type="float">
            <text:p>2994</text:p>
          </table:table-cell>
          <table:table-cell table:number-columns-repeated="2" office:value-type="float" office:value="0.0002734644" calcext:value-type="float">
            <text:p>0.0002734644</text:p>
          </table:table-cell>
        </table:table-row>
        <table:table-row table:style-name="ro1">
          <table:table-cell office:value-type="float" office:value="2995" calcext:value-type="float">
            <text:p>2995</text:p>
          </table:table-cell>
          <table:table-cell table:number-columns-repeated="2" office:value-type="float" office:value="0.0002751613" calcext:value-type="float">
            <text:p>0.0002751613</text:p>
          </table:table-cell>
        </table:table-row>
        <table:table-row table:style-name="ro1">
          <table:table-cell office:value-type="float" office:value="2996" calcext:value-type="float">
            <text:p>2996</text:p>
          </table:table-cell>
          <table:table-cell table:number-columns-repeated="2" office:value-type="float" office:value="0.0002784039" calcext:value-type="float">
            <text:p>0.0002784039</text:p>
          </table:table-cell>
        </table:table-row>
        <table:table-row table:style-name="ro1">
          <table:table-cell office:value-type="float" office:value="2997" calcext:value-type="float">
            <text:p>2997</text:p>
          </table:table-cell>
          <table:table-cell table:number-columns-repeated="2" office:value-type="float" office:value="0.0002671198" calcext:value-type="float">
            <text:p>0.0002671198</text:p>
          </table:table-cell>
        </table:table-row>
        <table:table-row table:style-name="ro1">
          <table:table-cell office:value-type="float" office:value="2998" calcext:value-type="float">
            <text:p>2998</text:p>
          </table:table-cell>
          <table:table-cell table:number-columns-repeated="2" office:value-type="float" office:value="0.0002734093" calcext:value-type="float">
            <text:p>0.0002734093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table:number-columns-repeated="2" office:value-type="float" office:value="0.000272806" calcext:value-type="float">
            <text:p>0.00027280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2" office:value-type="float" office:value="0.0002722738" calcext:value-type="float">
            <text:p>0.0002722738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table:number-columns-repeated="2" office:value-type="float" office:value="0.0002761839" calcext:value-type="float">
            <text:p>0.0002761839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table:number-columns-repeated="2" office:value-type="float" office:value="0.0002729916" calcext:value-type="float">
            <text:p>0.0002729916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table:number-columns-repeated="2" office:value-type="float" office:value="0.000275448" calcext:value-type="float">
            <text:p>0.000275448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table:number-columns-repeated="2" office:value-type="float" office:value="0.0002820892" calcext:value-type="float">
            <text:p>0.0002820892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table:number-columns-repeated="2" office:value-type="float" office:value="0.0002801284" calcext:value-type="float">
            <text:p>0.0002801284</text:p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  <table:table-cell table:number-columns-repeated="2" office:value-type="float" office:value="0.0002817441" calcext:value-type="float">
            <text:p>0.0002817441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table:number-columns-repeated="2" office:value-type="float" office:value="0.0002791762" calcext:value-type="float">
            <text:p>0.0002791762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table:number-columns-repeated="2" office:value-type="float" office:value="0.0002875057" calcext:value-type="float">
            <text:p>0.0002875057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  <table:table-cell table:number-columns-repeated="2" office:value-type="float" office:value="0.0002969176" calcext:value-type="float">
            <text:p>0.0002969176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table:number-columns-repeated="2" office:value-type="float" office:value="0.0003013703" calcext:value-type="float">
            <text:p>0.0003013703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table:number-columns-repeated="2" office:value-type="float" office:value="0.0003010656" calcext:value-type="float">
            <text:p>0.0003010656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table:number-columns-repeated="2" office:value-type="float" office:value="0.0002926824" calcext:value-type="float">
            <text:p>0.0002926824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  <table:table-cell table:number-columns-repeated="2" office:value-type="float" office:value="0.0002901501" calcext:value-type="float">
            <text:p>0.0002901501</text:p>
          </table:table-cell>
        </table:table-row>
        <table:table-row table:style-name="ro1">
          <table:table-cell office:value-type="float" office:value="3014" calcext:value-type="float">
            <text:p>3014</text:p>
          </table:table-cell>
          <table:table-cell table:number-columns-repeated="2" office:value-type="float" office:value="0.000292651" calcext:value-type="float">
            <text:p>0.000292651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table:number-columns-repeated="2" office:value-type="float" office:value="0.000292368" calcext:value-type="float">
            <text:p>0.000292368</text:p>
          </table:table-cell>
        </table:table-row>
        <table:table-row table:style-name="ro1">
          <table:table-cell office:value-type="float" office:value="3016" calcext:value-type="float">
            <text:p>3016</text:p>
          </table:table-cell>
          <table:table-cell table:number-columns-repeated="2" office:value-type="float" office:value="0.0003082518" calcext:value-type="float">
            <text:p>0.0003082518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table:number-columns-repeated="2" office:value-type="float" office:value="0.0003085175" calcext:value-type="float">
            <text:p>0.0003085175</text:p>
          </table:table-cell>
        </table:table-row>
        <table:table-row table:style-name="ro1">
          <table:table-cell office:value-type="float" office:value="3018" calcext:value-type="float">
            <text:p>3018</text:p>
          </table:table-cell>
          <table:table-cell table:number-columns-repeated="2" office:value-type="float" office:value="0.0003143804" calcext:value-type="float">
            <text:p>0.0003143804</text:p>
          </table:table-cell>
        </table:table-row>
        <table:table-row table:style-name="ro1">
          <table:table-cell office:value-type="float" office:value="3019" calcext:value-type="float">
            <text:p>3019</text:p>
          </table:table-cell>
          <table:table-cell table:number-columns-repeated="2" office:value-type="float" office:value="0.0003123292" calcext:value-type="float">
            <text:p>0.0003123292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table:number-columns-repeated="2" office:value-type="float" office:value="0.0003182748" calcext:value-type="float">
            <text:p>0.0003182748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 table:number-columns-repeated="2" office:value-type="float" office:value="0.0003271377" calcext:value-type="float">
            <text:p>0.0003271377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table:number-columns-repeated="2" office:value-type="float" office:value="0.000323501" calcext:value-type="float">
            <text:p>0.000323501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table:number-columns-repeated="2" office:value-type="float" office:value="0.0003390671" calcext:value-type="float">
            <text:p>0.0003390671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table:number-columns-repeated="2" office:value-type="float" office:value="0.0003416433" calcext:value-type="float">
            <text:p>0.0003416433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table:number-columns-repeated="2" office:value-type="float" office:value="0.0003238982" calcext:value-type="float">
            <text:p>0.0003238982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table:number-columns-repeated="2" office:value-type="float" office:value="0.0003392039" calcext:value-type="float">
            <text:p>0.0003392039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table:number-columns-repeated="2" office:value-type="float" office:value="0.0003386647" calcext:value-type="float">
            <text:p>0.0003386647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table:number-columns-repeated="2" office:value-type="float" office:value="0.0003421955" calcext:value-type="float">
            <text:p>0.0003421955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table:number-columns-repeated="2" office:value-type="float" office:value="0.0003324362" calcext:value-type="float">
            <text:p>0.0003324362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table:number-columns-repeated="2" office:value-type="float" office:value="0.000315511" calcext:value-type="float">
            <text:p>0.000315511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table:number-columns-repeated="2" office:value-type="float" office:value="0.0003173822" calcext:value-type="float">
            <text:p>0.0003173822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 table:number-columns-repeated="2" office:value-type="float" office:value="0.0003041466" calcext:value-type="float">
            <text:p>0.0003041466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table:number-columns-repeated="2" office:value-type="float" office:value="0.0003002385" calcext:value-type="float">
            <text:p>0.0003002385</text:p>
          </table:table-cell>
        </table:table-row>
        <table:table-row table:style-name="ro1">
          <table:table-cell office:value-type="float" office:value="3034" calcext:value-type="float">
            <text:p>3034</text:p>
          </table:table-cell>
          <table:table-cell table:number-columns-repeated="2" office:value-type="float" office:value="0.0003007388" calcext:value-type="float">
            <text:p>0.0003007388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table:number-columns-repeated="2" office:value-type="float" office:value="0.0002914068" calcext:value-type="float">
            <text:p>0.0002914068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table:number-columns-repeated="2" office:value-type="float" office:value="0.0002922713" calcext:value-type="float">
            <text:p>0.0002922713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table:number-columns-repeated="2" office:value-type="float" office:value="0.000291848" calcext:value-type="float">
            <text:p>0.000291848</text:p>
          </table:table-cell>
        </table:table-row>
        <table:table-row table:style-name="ro1">
          <table:table-cell office:value-type="float" office:value="3038" calcext:value-type="float">
            <text:p>3038</text:p>
          </table:table-cell>
          <table:table-cell table:number-columns-repeated="2" office:value-type="float" office:value="0.000303382" calcext:value-type="float">
            <text:p>0.000303382</text:p>
          </table:table-cell>
        </table:table-row>
        <table:table-row table:style-name="ro1">
          <table:table-cell office:value-type="float" office:value="3039" calcext:value-type="float">
            <text:p>3039</text:p>
          </table:table-cell>
          <table:table-cell table:number-columns-repeated="2" office:value-type="float" office:value="0.0003307015" calcext:value-type="float">
            <text:p>0.0003307015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table:number-columns-repeated="2" office:value-type="float" office:value="0.0003271983" calcext:value-type="float">
            <text:p>0.0003271983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table:number-columns-repeated="2" office:value-type="float" office:value="0.0003275858" calcext:value-type="float">
            <text:p>0.0003275858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table:number-columns-repeated="2" office:value-type="float" office:value="0.0003204571" calcext:value-type="float">
            <text:p>0.0003204571</text:p>
          </table:table-cell>
        </table:table-row>
        <table:table-row table:style-name="ro1">
          <table:table-cell office:value-type="float" office:value="3043" calcext:value-type="float">
            <text:p>3043</text:p>
          </table:table-cell>
          <table:table-cell table:number-columns-repeated="2" office:value-type="float" office:value="0.0003194837" calcext:value-type="float">
            <text:p>0.0003194837</text:p>
          </table:table-cell>
        </table:table-row>
        <table:table-row table:style-name="ro1">
          <table:table-cell office:value-type="float" office:value="3044" calcext:value-type="float">
            <text:p>3044</text:p>
          </table:table-cell>
          <table:table-cell table:number-columns-repeated="2" office:value-type="float" office:value="0.0003213439" calcext:value-type="float">
            <text:p>0.0003213439</text:p>
          </table:table-cell>
        </table:table-row>
        <table:table-row table:style-name="ro1">
          <table:table-cell office:value-type="float" office:value="3045" calcext:value-type="float">
            <text:p>3045</text:p>
          </table:table-cell>
          <table:table-cell table:number-columns-repeated="2" office:value-type="float" office:value="0.0003198824" calcext:value-type="float">
            <text:p>0.0003198824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  <table:table-cell table:number-columns-repeated="2" office:value-type="float" office:value="0.0003099693" calcext:value-type="float">
            <text:p>0.0003099693</text:p>
          </table:table-cell>
        </table:table-row>
        <table:table-row table:style-name="ro1">
          <table:table-cell office:value-type="float" office:value="3047" calcext:value-type="float">
            <text:p>3047</text:p>
          </table:table-cell>
          <table:table-cell table:number-columns-repeated="2" office:value-type="float" office:value="0.000320914" calcext:value-type="float">
            <text:p>0.000320914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  <table:table-cell table:number-columns-repeated="2" office:value-type="float" office:value="0.0003158958" calcext:value-type="float">
            <text:p>0.0003158958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table:number-columns-repeated="2" office:value-type="float" office:value="0.0003170432" calcext:value-type="float">
            <text:p>0.0003170432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table:number-columns-repeated="2" office:value-type="float" office:value="0.0003266687" calcext:value-type="float">
            <text:p>0.0003266687</text:p>
          </table:table-cell>
        </table:table-row>
        <table:table-row table:style-name="ro1">
          <table:table-cell office:value-type="float" office:value="3051" calcext:value-type="float">
            <text:p>3051</text:p>
          </table:table-cell>
          <table:table-cell table:number-columns-repeated="2" office:value-type="float" office:value="0.0003303287" calcext:value-type="float">
            <text:p>0.0003303287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table:number-columns-repeated="2" office:value-type="float" office:value="0.000343764" calcext:value-type="float">
            <text:p>0.000343764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  <table:table-cell table:number-columns-repeated="2" office:value-type="float" office:value="0.0003492053" calcext:value-type="float">
            <text:p>0.0003492053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table:number-columns-repeated="2" office:value-type="float" office:value="0.0003451024" calcext:value-type="float">
            <text:p>0.0003451024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table:number-columns-repeated="2" office:value-type="float" office:value="0.0003427726" calcext:value-type="float">
            <text:p>0.0003427726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table:number-columns-repeated="2" office:value-type="float" office:value="0.0003564296" calcext:value-type="float">
            <text:p>0.0003564296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table:number-columns-repeated="2" office:value-type="float" office:value="0.0003643791" calcext:value-type="float">
            <text:p>0.0003643791</text:p>
          </table:table-cell>
        </table:table-row>
        <table:table-row table:style-name="ro1">
          <table:table-cell office:value-type="float" office:value="3058" calcext:value-type="float">
            <text:p>3058</text:p>
          </table:table-cell>
          <table:table-cell table:number-columns-repeated="2" office:value-type="float" office:value="0.000360181" calcext:value-type="float">
            <text:p>0.000360181</text:p>
          </table:table-cell>
        </table:table-row>
        <table:table-row table:style-name="ro1">
          <table:table-cell office:value-type="float" office:value="3059" calcext:value-type="float">
            <text:p>3059</text:p>
          </table:table-cell>
          <table:table-cell table:number-columns-repeated="2" office:value-type="float" office:value="0.0003578156" calcext:value-type="float">
            <text:p>0.0003578156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table:number-columns-repeated="2" office:value-type="float" office:value="0.000342823" calcext:value-type="float">
            <text:p>0.000342823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  <table:table-cell table:number-columns-repeated="2" office:value-type="float" office:value="0.0003460212" calcext:value-type="float">
            <text:p>0.0003460212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table:number-columns-repeated="2" office:value-type="float" office:value="0.0003621035" calcext:value-type="float">
            <text:p>0.0003621035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table:number-columns-repeated="2" office:value-type="float" office:value="0.0003534814" calcext:value-type="float">
            <text:p>0.0003534814</text:p>
          </table:table-cell>
        </table:table-row>
        <table:table-row table:style-name="ro1">
          <table:table-cell office:value-type="float" office:value="3064" calcext:value-type="float">
            <text:p>3064</text:p>
          </table:table-cell>
          <table:table-cell table:number-columns-repeated="2" office:value-type="float" office:value="0.0003507697" calcext:value-type="float">
            <text:p>0.0003507697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 table:number-columns-repeated="2" office:value-type="float" office:value="0.0003446873" calcext:value-type="float">
            <text:p>0.0003446873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  <table:table-cell table:number-columns-repeated="2" office:value-type="float" office:value="0.0003560815" calcext:value-type="float">
            <text:p>0.0003560815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table:number-columns-repeated="2" office:value-type="float" office:value="0.0003510728" calcext:value-type="float">
            <text:p>0.0003510728</text:p>
          </table:table-cell>
        </table:table-row>
        <table:table-row table:style-name="ro1">
          <table:table-cell office:value-type="float" office:value="3068" calcext:value-type="float">
            <text:p>3068</text:p>
          </table:table-cell>
          <table:table-cell table:number-columns-repeated="2" office:value-type="float" office:value="0.0003521938" calcext:value-type="float">
            <text:p>0.0003521938</text:p>
          </table:table-cell>
        </table:table-row>
        <table:table-row table:style-name="ro1">
          <table:table-cell office:value-type="float" office:value="3069" calcext:value-type="float">
            <text:p>3069</text:p>
          </table:table-cell>
          <table:table-cell table:number-columns-repeated="2" office:value-type="float" office:value="0.0003503684" calcext:value-type="float">
            <text:p>0.0003503684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table:number-columns-repeated="2" office:value-type="float" office:value="0.0003525963" calcext:value-type="float">
            <text:p>0.0003525963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 table:number-columns-repeated="2" office:value-type="float" office:value="0.0003549969" calcext:value-type="float">
            <text:p>0.0003549969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table:number-columns-repeated="2" office:value-type="float" office:value="0.0003460529" calcext:value-type="float">
            <text:p>0.0003460529</text:p>
          </table:table-cell>
        </table:table-row>
        <table:table-row table:style-name="ro1">
          <table:table-cell office:value-type="float" office:value="3073" calcext:value-type="float">
            <text:p>3073</text:p>
          </table:table-cell>
          <table:table-cell table:number-columns-repeated="2" office:value-type="float" office:value="0.0003467875" calcext:value-type="float">
            <text:p>0.0003467875</text:p>
          </table:table-cell>
        </table:table-row>
        <table:table-row table:style-name="ro1">
          <table:table-cell office:value-type="float" office:value="3074" calcext:value-type="float">
            <text:p>3074</text:p>
          </table:table-cell>
          <table:table-cell table:number-columns-repeated="2" office:value-type="float" office:value="0.0003308831" calcext:value-type="float">
            <text:p>0.0003308831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table:number-columns-repeated="2" office:value-type="float" office:value="0.0003260197" calcext:value-type="float">
            <text:p>0.0003260197</text:p>
          </table:table-cell>
        </table:table-row>
        <table:table-row table:style-name="ro1">
          <table:table-cell office:value-type="float" office:value="3076" calcext:value-type="float">
            <text:p>3076</text:p>
          </table:table-cell>
          <table:table-cell table:number-columns-repeated="2" office:value-type="float" office:value="0.0003396725" calcext:value-type="float">
            <text:p>0.0003396725</text:p>
          </table:table-cell>
        </table:table-row>
        <table:table-row table:style-name="ro1">
          <table:table-cell office:value-type="float" office:value="3077" calcext:value-type="float">
            <text:p>3077</text:p>
          </table:table-cell>
          <table:table-cell table:number-columns-repeated="2" office:value-type="float" office:value="0.0003399364" calcext:value-type="float">
            <text:p>0.0003399364</text:p>
          </table:table-cell>
        </table:table-row>
        <table:table-row table:style-name="ro1">
          <table:table-cell office:value-type="float" office:value="3078" calcext:value-type="float">
            <text:p>3078</text:p>
          </table:table-cell>
          <table:table-cell table:number-columns-repeated="2" office:value-type="float" office:value="0.0003408832" calcext:value-type="float">
            <text:p>0.0003408832</text:p>
          </table:table-cell>
        </table:table-row>
        <table:table-row table:style-name="ro1">
          <table:table-cell office:value-type="float" office:value="3079" calcext:value-type="float">
            <text:p>3079</text:p>
          </table:table-cell>
          <table:table-cell table:number-columns-repeated="2" office:value-type="float" office:value="0.0003435546" calcext:value-type="float">
            <text:p>0.0003435546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table:number-columns-repeated="2" office:value-type="float" office:value="0.0003436427" calcext:value-type="float">
            <text:p>0.0003436427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  <table:table-cell table:number-columns-repeated="2" office:value-type="float" office:value="0.000346723" calcext:value-type="float">
            <text:p>0.000346723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table:number-columns-repeated="2" office:value-type="float" office:value="0.0003368806" calcext:value-type="float">
            <text:p>0.0003368806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table:number-columns-repeated="2" office:value-type="float" office:value="0.0003530901" calcext:value-type="float">
            <text:p>0.0003530901</text:p>
          </table:table-cell>
        </table:table-row>
        <table:table-row table:style-name="ro1">
          <table:table-cell office:value-type="float" office:value="3084" calcext:value-type="float">
            <text:p>3084</text:p>
          </table:table-cell>
          <table:table-cell table:number-columns-repeated="2" office:value-type="float" office:value="0.0003505861" calcext:value-type="float">
            <text:p>0.0003505861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  <table:table-cell table:number-columns-repeated="2" office:value-type="float" office:value="0.0003425861" calcext:value-type="float">
            <text:p>0.0003425861</text:p>
          </table:table-cell>
        </table:table-row>
        <table:table-row table:style-name="ro1">
          <table:table-cell office:value-type="float" office:value="3086" calcext:value-type="float">
            <text:p>3086</text:p>
          </table:table-cell>
          <table:table-cell table:number-columns-repeated="2" office:value-type="float" office:value="0.0003525508" calcext:value-type="float">
            <text:p>0.0003525508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  <table:table-cell table:number-columns-repeated="2" office:value-type="float" office:value="0.0003478524" calcext:value-type="float">
            <text:p>0.0003478524</text:p>
          </table:table-cell>
        </table:table-row>
        <table:table-row table:style-name="ro1">
          <table:table-cell office:value-type="float" office:value="3088" calcext:value-type="float">
            <text:p>3088</text:p>
          </table:table-cell>
          <table:table-cell table:number-columns-repeated="2" office:value-type="float" office:value="0.0003529354" calcext:value-type="float">
            <text:p>0.0003529354</text:p>
          </table:table-cell>
        </table:table-row>
        <table:table-row table:style-name="ro1">
          <table:table-cell office:value-type="float" office:value="3089" calcext:value-type="float">
            <text:p>3089</text:p>
          </table:table-cell>
          <table:table-cell table:number-columns-repeated="2" office:value-type="float" office:value="0.0003581013" calcext:value-type="float">
            <text:p>0.0003581013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table:number-columns-repeated="2" office:value-type="float" office:value="0.0003562153" calcext:value-type="float">
            <text:p>0.0003562153</text:p>
          </table:table-cell>
        </table:table-row>
        <table:table-row table:style-name="ro1">
          <table:table-cell office:value-type="float" office:value="3091" calcext:value-type="float">
            <text:p>3091</text:p>
          </table:table-cell>
          <table:table-cell table:number-columns-repeated="2" office:value-type="float" office:value="0.0003669501" calcext:value-type="float">
            <text:p>0.0003669501</text:p>
          </table:table-cell>
        </table:table-row>
        <table:table-row table:style-name="ro1">
          <table:table-cell office:value-type="float" office:value="3092" calcext:value-type="float">
            <text:p>3092</text:p>
          </table:table-cell>
          <table:table-cell table:number-columns-repeated="2" office:value-type="float" office:value="0.000366152" calcext:value-type="float">
            <text:p>0.000366152</text:p>
          </table:table-cell>
        </table:table-row>
        <table:table-row table:style-name="ro1">
          <table:table-cell office:value-type="float" office:value="3093" calcext:value-type="float">
            <text:p>3093</text:p>
          </table:table-cell>
          <table:table-cell table:number-columns-repeated="2" office:value-type="float" office:value="0.0003774485" calcext:value-type="float">
            <text:p>0.0003774485</text:p>
          </table:table-cell>
        </table:table-row>
        <table:table-row table:style-name="ro1">
          <table:table-cell office:value-type="float" office:value="3094" calcext:value-type="float">
            <text:p>3094</text:p>
          </table:table-cell>
          <table:table-cell table:number-columns-repeated="2" office:value-type="float" office:value="0.0003780366" calcext:value-type="float">
            <text:p>0.0003780366</text:p>
          </table:table-cell>
        </table:table-row>
        <table:table-row table:style-name="ro1">
          <table:table-cell office:value-type="float" office:value="3095" calcext:value-type="float">
            <text:p>3095</text:p>
          </table:table-cell>
          <table:table-cell table:number-columns-repeated="2" office:value-type="float" office:value="0.000384228" calcext:value-type="float">
            <text:p>0.000384228</text:p>
          </table:table-cell>
        </table:table-row>
        <table:table-row table:style-name="ro1">
          <table:table-cell office:value-type="float" office:value="3096" calcext:value-type="float">
            <text:p>3096</text:p>
          </table:table-cell>
          <table:table-cell table:number-columns-repeated="2" office:value-type="float" office:value="0.0003917752" calcext:value-type="float">
            <text:p>0.0003917752</text:p>
          </table:table-cell>
        </table:table-row>
        <table:table-row table:style-name="ro1">
          <table:table-cell office:value-type="float" office:value="3097" calcext:value-type="float">
            <text:p>3097</text:p>
          </table:table-cell>
          <table:table-cell table:number-columns-repeated="2" office:value-type="float" office:value="0.0003883984" calcext:value-type="float">
            <text:p>0.0003883984</text:p>
          </table:table-cell>
        </table:table-row>
        <table:table-row table:style-name="ro1">
          <table:table-cell office:value-type="float" office:value="3098" calcext:value-type="float">
            <text:p>3098</text:p>
          </table:table-cell>
          <table:table-cell table:number-columns-repeated="2" office:value-type="float" office:value="0.0003871466" calcext:value-type="float">
            <text:p>0.0003871466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  <table:table-cell table:number-columns-repeated="2" office:value-type="float" office:value="0.0003792683" calcext:value-type="float">
            <text:p>0.000379268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2" office:value-type="float" office:value="0.0003740274" calcext:value-type="float">
            <text:p>0.0003740274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table:number-columns-repeated="2" office:value-type="float" office:value="0.0003705794" calcext:value-type="float">
            <text:p>0.0003705794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table:number-columns-repeated="2" office:value-type="float" office:value="0.0003813091" calcext:value-type="float">
            <text:p>0.0003813091</text:p>
          </table:table-cell>
        </table:table-row>
        <table:table-row table:style-name="ro1">
          <table:table-cell office:value-type="float" office:value="3103" calcext:value-type="float">
            <text:p>3103</text:p>
          </table:table-cell>
          <table:table-cell table:number-columns-repeated="2" office:value-type="float" office:value="0.000372177" calcext:value-type="float">
            <text:p>0.000372177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 table:number-columns-repeated="2" office:value-type="float" office:value="0.0003706365" calcext:value-type="float">
            <text:p>0.0003706365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table:number-columns-repeated="2" office:value-type="float" office:value="0.0003823184" calcext:value-type="float">
            <text:p>0.0003823184</text:p>
          </table:table-cell>
        </table:table-row>
        <table:table-row table:style-name="ro1">
          <table:table-cell office:value-type="float" office:value="3106" calcext:value-type="float">
            <text:p>3106</text:p>
          </table:table-cell>
          <table:table-cell table:number-columns-repeated="2" office:value-type="float" office:value="0.0003677418" calcext:value-type="float">
            <text:p>0.0003677418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table:number-columns-repeated="2" office:value-type="float" office:value="0.0003853632" calcext:value-type="float">
            <text:p>0.0003853632</text:p>
          </table:table-cell>
        </table:table-row>
        <table:table-row table:style-name="ro1">
          <table:table-cell office:value-type="float" office:value="3108" calcext:value-type="float">
            <text:p>3108</text:p>
          </table:table-cell>
          <table:table-cell table:number-columns-repeated="2" office:value-type="float" office:value="0.0003833008" calcext:value-type="float">
            <text:p>0.0003833008</text:p>
          </table:table-cell>
        </table:table-row>
        <table:table-row table:style-name="ro1">
          <table:table-cell office:value-type="float" office:value="3109" calcext:value-type="float">
            <text:p>3109</text:p>
          </table:table-cell>
          <table:table-cell table:number-columns-repeated="2" office:value-type="float" office:value="0.0003863256" calcext:value-type="float">
            <text:p>0.0003863256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table:number-columns-repeated="2" office:value-type="float" office:value="0.0003765036" calcext:value-type="float">
            <text:p>0.0003765036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table:number-columns-repeated="2" office:value-type="float" office:value="0.0003708216" calcext:value-type="float">
            <text:p>0.0003708216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table:number-columns-repeated="2" office:value-type="float" office:value="0.0003663805" calcext:value-type="float">
            <text:p>0.0003663805</text:p>
          </table:table-cell>
        </table:table-row>
        <table:table-row table:style-name="ro1">
          <table:table-cell office:value-type="float" office:value="3113" calcext:value-type="float">
            <text:p>3113</text:p>
          </table:table-cell>
          <table:table-cell table:number-columns-repeated="2" office:value-type="float" office:value="0.0003731076" calcext:value-type="float">
            <text:p>0.0003731076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 table:number-columns-repeated="2" office:value-type="float" office:value="0.0003784959" calcext:value-type="float">
            <text:p>0.0003784959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table:number-columns-repeated="2" office:value-type="float" office:value="0.0003685319" calcext:value-type="float">
            <text:p>0.0003685319</text:p>
          </table:table-cell>
        </table:table-row>
        <table:table-row table:style-name="ro1">
          <table:table-cell office:value-type="float" office:value="3116" calcext:value-type="float">
            <text:p>3116</text:p>
          </table:table-cell>
          <table:table-cell table:number-columns-repeated="2" office:value-type="float" office:value="0.0003767983" calcext:value-type="float">
            <text:p>0.0003767983</text:p>
          </table:table-cell>
        </table:table-row>
        <table:table-row table:style-name="ro1">
          <table:table-cell office:value-type="float" office:value="3117" calcext:value-type="float">
            <text:p>3117</text:p>
          </table:table-cell>
          <table:table-cell table:number-columns-repeated="2" office:value-type="float" office:value="0.000379774" calcext:value-type="float">
            <text:p>0.000379774</text:p>
          </table:table-cell>
        </table:table-row>
        <table:table-row table:style-name="ro1">
          <table:table-cell office:value-type="float" office:value="3118" calcext:value-type="float">
            <text:p>3118</text:p>
          </table:table-cell>
          <table:table-cell table:number-columns-repeated="2" office:value-type="float" office:value="0.0003746023" calcext:value-type="float">
            <text:p>0.0003746023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  <table:table-cell table:number-columns-repeated="2" office:value-type="float" office:value="0.0003698569" calcext:value-type="float">
            <text:p>0.000369856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table:number-columns-repeated="2" office:value-type="float" office:value="0.0003682089" calcext:value-type="float">
            <text:p>0.0003682089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table:number-columns-repeated="2" office:value-type="float" office:value="0.0003866595" calcext:value-type="float">
            <text:p>0.0003866595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table:number-columns-repeated="2" office:value-type="float" office:value="0.0003923487" calcext:value-type="float">
            <text:p>0.0003923487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table:number-columns-repeated="2" office:value-type="float" office:value="0.0003903647" calcext:value-type="float">
            <text:p>0.0003903647</text:p>
          </table:table-cell>
        </table:table-row>
        <table:table-row table:style-name="ro1">
          <table:table-cell office:value-type="float" office:value="3124" calcext:value-type="float">
            <text:p>3124</text:p>
          </table:table-cell>
          <table:table-cell table:number-columns-repeated="2" office:value-type="float" office:value="0.0003896184" calcext:value-type="float">
            <text:p>0.0003896184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table:number-columns-repeated="2" office:value-type="float" office:value="0.0003820943" calcext:value-type="float">
            <text:p>0.0003820943</text:p>
          </table:table-cell>
        </table:table-row>
        <table:table-row table:style-name="ro1">
          <table:table-cell office:value-type="float" office:value="3126" calcext:value-type="float">
            <text:p>3126</text:p>
          </table:table-cell>
          <table:table-cell table:number-columns-repeated="2" office:value-type="float" office:value="0.0003822632" calcext:value-type="float">
            <text:p>0.0003822632</text:p>
          </table:table-cell>
        </table:table-row>
        <table:table-row table:style-name="ro1">
          <table:table-cell office:value-type="float" office:value="3127" calcext:value-type="float">
            <text:p>3127</text:p>
          </table:table-cell>
          <table:table-cell table:number-columns-repeated="2" office:value-type="float" office:value="0.0003797504" calcext:value-type="float">
            <text:p>0.0003797504</text:p>
          </table:table-cell>
        </table:table-row>
        <table:table-row table:style-name="ro1">
          <table:table-cell office:value-type="float" office:value="3128" calcext:value-type="float">
            <text:p>3128</text:p>
          </table:table-cell>
          <table:table-cell table:number-columns-repeated="2" office:value-type="float" office:value="0.0003670841" calcext:value-type="float">
            <text:p>0.0003670841</text:p>
          </table:table-cell>
        </table:table-row>
        <table:table-row table:style-name="ro1">
          <table:table-cell office:value-type="float" office:value="3129" calcext:value-type="float">
            <text:p>3129</text:p>
          </table:table-cell>
          <table:table-cell table:number-columns-repeated="2" office:value-type="float" office:value="0.0003653083" calcext:value-type="float">
            <text:p>0.0003653083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table:number-columns-repeated="2" office:value-type="float" office:value="0.0003670268" calcext:value-type="float">
            <text:p>0.0003670268</text:p>
          </table:table-cell>
        </table:table-row>
        <table:table-row table:style-name="ro1">
          <table:table-cell office:value-type="float" office:value="3131" calcext:value-type="float">
            <text:p>3131</text:p>
          </table:table-cell>
          <table:table-cell table:number-columns-repeated="2" office:value-type="float" office:value="0.0003825443" calcext:value-type="float">
            <text:p>0.0003825443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table:number-columns-repeated="2" office:value-type="float" office:value="0.0003871506" calcext:value-type="float">
            <text:p>0.0003871506</text:p>
          </table:table-cell>
        </table:table-row>
        <table:table-row table:style-name="ro1">
          <table:table-cell office:value-type="float" office:value="3133" calcext:value-type="float">
            <text:p>3133</text:p>
          </table:table-cell>
          <table:table-cell table:number-columns-repeated="2" office:value-type="float" office:value="0.0003960445" calcext:value-type="float">
            <text:p>0.0003960445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table:number-columns-repeated="2" office:value-type="float" office:value="0.0003914279" calcext:value-type="float">
            <text:p>0.0003914279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table:number-columns-repeated="2" office:value-type="float" office:value="0.0004032851" calcext:value-type="float">
            <text:p>0.0004032851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table:number-columns-repeated="2" office:value-type="float" office:value="0.0004016189" calcext:value-type="float">
            <text:p>0.0004016189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table:number-columns-repeated="2" office:value-type="float" office:value="0.0004014249" calcext:value-type="float">
            <text:p>0.0004014249</text:p>
          </table:table-cell>
        </table:table-row>
        <table:table-row table:style-name="ro1">
          <table:table-cell office:value-type="float" office:value="3138" calcext:value-type="float">
            <text:p>3138</text:p>
          </table:table-cell>
          <table:table-cell table:number-columns-repeated="2" office:value-type="float" office:value="0.0003940025" calcext:value-type="float">
            <text:p>0.0003940025</text:p>
          </table:table-cell>
        </table:table-row>
        <table:table-row table:style-name="ro1">
          <table:table-cell office:value-type="float" office:value="3139" calcext:value-type="float">
            <text:p>3139</text:p>
          </table:table-cell>
          <table:table-cell table:number-columns-repeated="2" office:value-type="float" office:value="0.0003938008" calcext:value-type="float">
            <text:p>0.0003938008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table:number-columns-repeated="2" office:value-type="float" office:value="0.0004063254" calcext:value-type="float">
            <text:p>0.0004063254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table:number-columns-repeated="2" office:value-type="float" office:value="0.0004001378" calcext:value-type="float">
            <text:p>0.0004001378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table:number-columns-repeated="2" office:value-type="float" office:value="0.0004042118" calcext:value-type="float">
            <text:p>0.0004042118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 table:number-columns-repeated="2" office:value-type="float" office:value="0.0004173088" calcext:value-type="float">
            <text:p>0.0004173088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table:number-columns-repeated="2" office:value-type="float" office:value="0.0004160096" calcext:value-type="float">
            <text:p>0.0004160096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table:number-columns-repeated="2" office:value-type="float" office:value="0.0004236672" calcext:value-type="float">
            <text:p>0.0004236672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table:number-columns-repeated="2" office:value-type="float" office:value="0.0004125316" calcext:value-type="float">
            <text:p>0.0004125316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table:number-columns-repeated="2" office:value-type="float" office:value="0.0004031769" calcext:value-type="float">
            <text:p>0.0004031769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  <table:table-cell table:number-columns-repeated="2" office:value-type="float" office:value="0.0004088607" calcext:value-type="float">
            <text:p>0.0004088607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  <table:table-cell table:number-columns-repeated="2" office:value-type="float" office:value="0.0004173936" calcext:value-type="float">
            <text:p>0.0004173936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table:number-columns-repeated="2" office:value-type="float" office:value="0.0004233382" calcext:value-type="float">
            <text:p>0.0004233382</text:p>
          </table:table-cell>
        </table:table-row>
        <table:table-row table:style-name="ro1">
          <table:table-cell office:value-type="float" office:value="3151" calcext:value-type="float">
            <text:p>3151</text:p>
          </table:table-cell>
          <table:table-cell table:number-columns-repeated="2" office:value-type="float" office:value="0.0004176623" calcext:value-type="float">
            <text:p>0.0004176623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 table:number-columns-repeated="2" office:value-type="float" office:value="0.0004200692" calcext:value-type="float">
            <text:p>0.0004200692</text:p>
          </table:table-cell>
        </table:table-row>
        <table:table-row table:style-name="ro1">
          <table:table-cell office:value-type="float" office:value="3153" calcext:value-type="float">
            <text:p>3153</text:p>
          </table:table-cell>
          <table:table-cell table:number-columns-repeated="2" office:value-type="float" office:value="0.0004213707" calcext:value-type="float">
            <text:p>0.0004213707</text:p>
          </table:table-cell>
        </table:table-row>
        <table:table-row table:style-name="ro1">
          <table:table-cell office:value-type="float" office:value="3154" calcext:value-type="float">
            <text:p>3154</text:p>
          </table:table-cell>
          <table:table-cell table:number-columns-repeated="2" office:value-type="float" office:value="0.0004208772" calcext:value-type="float">
            <text:p>0.0004208772</text:p>
          </table:table-cell>
        </table:table-row>
        <table:table-row table:style-name="ro1">
          <table:table-cell office:value-type="float" office:value="3155" calcext:value-type="float">
            <text:p>3155</text:p>
          </table:table-cell>
          <table:table-cell table:number-columns-repeated="2" office:value-type="float" office:value="0.0004226883" calcext:value-type="float">
            <text:p>0.0004226883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  <table:table-cell table:number-columns-repeated="2" office:value-type="float" office:value="0.0004281288" calcext:value-type="float">
            <text:p>0.0004281288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  <table:table-cell table:number-columns-repeated="2" office:value-type="float" office:value="0.0004240383" calcext:value-type="float">
            <text:p>0.0004240383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  <table:table-cell table:number-columns-repeated="2" office:value-type="float" office:value="0.0004267372" calcext:value-type="float">
            <text:p>0.0004267372</text:p>
          </table:table-cell>
        </table:table-row>
        <table:table-row table:style-name="ro1">
          <table:table-cell office:value-type="float" office:value="3159" calcext:value-type="float">
            <text:p>3159</text:p>
          </table:table-cell>
          <table:table-cell table:number-columns-repeated="2" office:value-type="float" office:value="0.0004260005" calcext:value-type="float">
            <text:p>0.0004260005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table:number-columns-repeated="2" office:value-type="float" office:value="0.0004314287" calcext:value-type="float">
            <text:p>0.0004314287</text:p>
          </table:table-cell>
        </table:table-row>
        <table:table-row table:style-name="ro1">
          <table:table-cell office:value-type="float" office:value="3161" calcext:value-type="float">
            <text:p>3161</text:p>
          </table:table-cell>
          <table:table-cell table:number-columns-repeated="2" office:value-type="float" office:value="0.0004255418" calcext:value-type="float">
            <text:p>0.0004255418</text:p>
          </table:table-cell>
        </table:table-row>
        <table:table-row table:style-name="ro1">
          <table:table-cell office:value-type="float" office:value="3162" calcext:value-type="float">
            <text:p>3162</text:p>
          </table:table-cell>
          <table:table-cell table:number-columns-repeated="2" office:value-type="float" office:value="0.0004308133" calcext:value-type="float">
            <text:p>0.0004308133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  <table:table-cell table:number-columns-repeated="2" office:value-type="float" office:value="0.0004263762" calcext:value-type="float">
            <text:p>0.0004263762</text:p>
          </table:table-cell>
        </table:table-row>
        <table:table-row table:style-name="ro1">
          <table:table-cell office:value-type="float" office:value="3164" calcext:value-type="float">
            <text:p>3164</text:p>
          </table:table-cell>
          <table:table-cell table:number-columns-repeated="2" office:value-type="float" office:value="0.0004130691" calcext:value-type="float">
            <text:p>0.0004130691</text:p>
          </table:table-cell>
        </table:table-row>
        <table:table-row table:style-name="ro1">
          <table:table-cell office:value-type="float" office:value="3165" calcext:value-type="float">
            <text:p>3165</text:p>
          </table:table-cell>
          <table:table-cell table:number-columns-repeated="2" office:value-type="float" office:value="0.0004148589" calcext:value-type="float">
            <text:p>0.0004148589</text:p>
          </table:table-cell>
        </table:table-row>
        <table:table-row table:style-name="ro1">
          <table:table-cell office:value-type="float" office:value="3166" calcext:value-type="float">
            <text:p>3166</text:p>
          </table:table-cell>
          <table:table-cell table:number-columns-repeated="2" office:value-type="float" office:value="0.0004064307" calcext:value-type="float">
            <text:p>0.0004064307</text:p>
          </table:table-cell>
        </table:table-row>
        <table:table-row table:style-name="ro1">
          <table:table-cell office:value-type="float" office:value="3167" calcext:value-type="float">
            <text:p>3167</text:p>
          </table:table-cell>
          <table:table-cell table:number-columns-repeated="2" office:value-type="float" office:value="0.0004084861" calcext:value-type="float">
            <text:p>0.0004084861</text:p>
          </table:table-cell>
        </table:table-row>
        <table:table-row table:style-name="ro1">
          <table:table-cell office:value-type="float" office:value="3168" calcext:value-type="float">
            <text:p>3168</text:p>
          </table:table-cell>
          <table:table-cell table:number-columns-repeated="2" office:value-type="float" office:value="0.0004081359" calcext:value-type="float">
            <text:p>0.0004081359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 table:number-columns-repeated="2" office:value-type="float" office:value="0.0004110691" calcext:value-type="float">
            <text:p>0.0004110691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table:number-columns-repeated="2" office:value-type="float" office:value="0.0004213079" calcext:value-type="float">
            <text:p>0.0004213079</text:p>
          </table:table-cell>
        </table:table-row>
        <table:table-row table:style-name="ro1">
          <table:table-cell office:value-type="float" office:value="3171" calcext:value-type="float">
            <text:p>3171</text:p>
          </table:table-cell>
          <table:table-cell table:number-columns-repeated="2" office:value-type="float" office:value="0.000416254" calcext:value-type="float">
            <text:p>0.000416254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  <table:table-cell table:number-columns-repeated="2" office:value-type="float" office:value="0.000420461" calcext:value-type="float">
            <text:p>0.000420461</text:p>
          </table:table-cell>
        </table:table-row>
        <table:table-row table:style-name="ro1">
          <table:table-cell office:value-type="float" office:value="3173" calcext:value-type="float">
            <text:p>3173</text:p>
          </table:table-cell>
          <table:table-cell table:number-columns-repeated="2" office:value-type="float" office:value="0.0004114864" calcext:value-type="float">
            <text:p>0.0004114864</text:p>
          </table:table-cell>
        </table:table-row>
        <table:table-row table:style-name="ro1">
          <table:table-cell office:value-type="float" office:value="3174" calcext:value-type="float">
            <text:p>3174</text:p>
          </table:table-cell>
          <table:table-cell table:number-columns-repeated="2" office:value-type="float" office:value="0.0004130889" calcext:value-type="float">
            <text:p>0.0004130889</text:p>
          </table:table-cell>
        </table:table-row>
        <table:table-row table:style-name="ro1">
          <table:table-cell office:value-type="float" office:value="3175" calcext:value-type="float">
            <text:p>3175</text:p>
          </table:table-cell>
          <table:table-cell table:number-columns-repeated="2" office:value-type="float" office:value="0.0003996822" calcext:value-type="float">
            <text:p>0.0003996822</text:p>
          </table:table-cell>
        </table:table-row>
        <table:table-row table:style-name="ro1">
          <table:table-cell office:value-type="float" office:value="3176" calcext:value-type="float">
            <text:p>3176</text:p>
          </table:table-cell>
          <table:table-cell table:number-columns-repeated="2" office:value-type="float" office:value="0.0003991182" calcext:value-type="float">
            <text:p>0.0003991182</text:p>
          </table:table-cell>
        </table:table-row>
        <table:table-row table:style-name="ro1">
          <table:table-cell office:value-type="float" office:value="3177" calcext:value-type="float">
            <text:p>3177</text:p>
          </table:table-cell>
          <table:table-cell table:number-columns-repeated="2" office:value-type="float" office:value="0.0004132039" calcext:value-type="float">
            <text:p>0.0004132039</text:p>
          </table:table-cell>
        </table:table-row>
        <table:table-row table:style-name="ro1">
          <table:table-cell office:value-type="float" office:value="3178" calcext:value-type="float">
            <text:p>3178</text:p>
          </table:table-cell>
          <table:table-cell table:number-columns-repeated="2" office:value-type="float" office:value="0.0004291957" calcext:value-type="float">
            <text:p>0.0004291957</text:p>
          </table:table-cell>
        </table:table-row>
        <table:table-row table:style-name="ro1">
          <table:table-cell office:value-type="float" office:value="3179" calcext:value-type="float">
            <text:p>3179</text:p>
          </table:table-cell>
          <table:table-cell table:number-columns-repeated="2" office:value-type="float" office:value="0.0004206492" calcext:value-type="float">
            <text:p>0.0004206492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table:number-columns-repeated="2" office:value-type="float" office:value="0.0004167736" calcext:value-type="float">
            <text:p>0.0004167736</text:p>
          </table:table-cell>
        </table:table-row>
        <table:table-row table:style-name="ro1">
          <table:table-cell office:value-type="float" office:value="3181" calcext:value-type="float">
            <text:p>3181</text:p>
          </table:table-cell>
          <table:table-cell table:number-columns-repeated="2" office:value-type="float" office:value="0.0004166046" calcext:value-type="float">
            <text:p>0.0004166046</text:p>
          </table:table-cell>
        </table:table-row>
        <table:table-row table:style-name="ro1">
          <table:table-cell office:value-type="float" office:value="3182" calcext:value-type="float">
            <text:p>3182</text:p>
          </table:table-cell>
          <table:table-cell table:number-columns-repeated="2" office:value-type="float" office:value="0.0004226352" calcext:value-type="float">
            <text:p>0.0004226352</text:p>
          </table:table-cell>
        </table:table-row>
        <table:table-row table:style-name="ro1">
          <table:table-cell office:value-type="float" office:value="3183" calcext:value-type="float">
            <text:p>3183</text:p>
          </table:table-cell>
          <table:table-cell table:number-columns-repeated="2" office:value-type="float" office:value="0.0004277032" calcext:value-type="float">
            <text:p>0.0004277032</text:p>
          </table:table-cell>
        </table:table-row>
        <table:table-row table:style-name="ro1">
          <table:table-cell office:value-type="float" office:value="3184" calcext:value-type="float">
            <text:p>3184</text:p>
          </table:table-cell>
          <table:table-cell table:number-columns-repeated="2" office:value-type="float" office:value="0.0004171175" calcext:value-type="float">
            <text:p>0.0004171175</text:p>
          </table:table-cell>
        </table:table-row>
        <table:table-row table:style-name="ro1">
          <table:table-cell office:value-type="float" office:value="3185" calcext:value-type="float">
            <text:p>3185</text:p>
          </table:table-cell>
          <table:table-cell table:number-columns-repeated="2" office:value-type="float" office:value="0.0004082649" calcext:value-type="float">
            <text:p>0.0004082649</text:p>
          </table:table-cell>
        </table:table-row>
        <table:table-row table:style-name="ro1">
          <table:table-cell office:value-type="float" office:value="3186" calcext:value-type="float">
            <text:p>3186</text:p>
          </table:table-cell>
          <table:table-cell table:number-columns-repeated="2" office:value-type="float" office:value="0.0004113333" calcext:value-type="float">
            <text:p>0.0004113333</text:p>
          </table:table-cell>
        </table:table-row>
        <table:table-row table:style-name="ro1">
          <table:table-cell office:value-type="float" office:value="3187" calcext:value-type="float">
            <text:p>3187</text:p>
          </table:table-cell>
          <table:table-cell table:number-columns-repeated="2" office:value-type="float" office:value="0.0004112794" calcext:value-type="float">
            <text:p>0.0004112794</text:p>
          </table:table-cell>
        </table:table-row>
        <table:table-row table:style-name="ro1">
          <table:table-cell office:value-type="float" office:value="3188" calcext:value-type="float">
            <text:p>3188</text:p>
          </table:table-cell>
          <table:table-cell table:number-columns-repeated="2" office:value-type="float" office:value="0.000393814" calcext:value-type="float">
            <text:p>0.000393814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table:number-columns-repeated="2" office:value-type="float" office:value="0.0004082952" calcext:value-type="float">
            <text:p>0.0004082952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table:number-columns-repeated="2" office:value-type="float" office:value="0.0004161457" calcext:value-type="float">
            <text:p>0.0004161457</text:p>
          </table:table-cell>
        </table:table-row>
        <table:table-row table:style-name="ro1">
          <table:table-cell office:value-type="float" office:value="3191" calcext:value-type="float">
            <text:p>3191</text:p>
          </table:table-cell>
          <table:table-cell table:number-columns-repeated="2" office:value-type="float" office:value="0.0004288145" calcext:value-type="float">
            <text:p>0.0004288145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  <table:table-cell table:number-columns-repeated="2" office:value-type="float" office:value="0.0004156471" calcext:value-type="float">
            <text:p>0.0004156471</text:p>
          </table:table-cell>
        </table:table-row>
        <table:table-row table:style-name="ro1">
          <table:table-cell office:value-type="float" office:value="3193" calcext:value-type="float">
            <text:p>3193</text:p>
          </table:table-cell>
          <table:table-cell table:number-columns-repeated="2" office:value-type="float" office:value="0.0004180004" calcext:value-type="float">
            <text:p>0.0004180004</text:p>
          </table:table-cell>
        </table:table-row>
        <table:table-row table:style-name="ro1">
          <table:table-cell office:value-type="float" office:value="3194" calcext:value-type="float">
            <text:p>3194</text:p>
          </table:table-cell>
          <table:table-cell table:number-columns-repeated="2" office:value-type="float" office:value="0.0004269706" calcext:value-type="float">
            <text:p>0.0004269706</text:p>
          </table:table-cell>
        </table:table-row>
        <table:table-row table:style-name="ro1">
          <table:table-cell office:value-type="float" office:value="3195" calcext:value-type="float">
            <text:p>3195</text:p>
          </table:table-cell>
          <table:table-cell table:number-columns-repeated="2" office:value-type="float" office:value="0.0004267079" calcext:value-type="float">
            <text:p>0.0004267079</text:p>
          </table:table-cell>
        </table:table-row>
        <table:table-row table:style-name="ro1">
          <table:table-cell office:value-type="float" office:value="3196" calcext:value-type="float">
            <text:p>3196</text:p>
          </table:table-cell>
          <table:table-cell table:number-columns-repeated="2" office:value-type="float" office:value="0.0004234868" calcext:value-type="float">
            <text:p>0.0004234868</text:p>
          </table:table-cell>
        </table:table-row>
        <table:table-row table:style-name="ro1">
          <table:table-cell office:value-type="float" office:value="3197" calcext:value-type="float">
            <text:p>3197</text:p>
          </table:table-cell>
          <table:table-cell table:number-columns-repeated="2" office:value-type="float" office:value="0.0004278295" calcext:value-type="float">
            <text:p>0.0004278295</text:p>
          </table:table-cell>
        </table:table-row>
        <table:table-row table:style-name="ro1">
          <table:table-cell office:value-type="float" office:value="3198" calcext:value-type="float">
            <text:p>3198</text:p>
          </table:table-cell>
          <table:table-cell table:number-columns-repeated="2" office:value-type="float" office:value="0.0004212533" calcext:value-type="float">
            <text:p>0.0004212533</text:p>
          </table:table-cell>
        </table:table-row>
        <table:table-row table:style-name="ro1">
          <table:table-cell office:value-type="float" office:value="3199" calcext:value-type="float">
            <text:p>3199</text:p>
          </table:table-cell>
          <table:table-cell table:number-columns-repeated="2" office:value-type="float" office:value="0.0004232175" calcext:value-type="float">
            <text:p>0.0004232175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2" office:value-type="float" office:value="0.0004196607" calcext:value-type="float">
            <text:p>0.0004196607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  <table:table-cell table:number-columns-repeated="2" office:value-type="float" office:value="0.0004221294" calcext:value-type="float">
            <text:p>0.0004221294</text:p>
          </table:table-cell>
        </table:table-row>
        <table:table-row table:style-name="ro1">
          <table:table-cell office:value-type="float" office:value="3202" calcext:value-type="float">
            <text:p>3202</text:p>
          </table:table-cell>
          <table:table-cell table:number-columns-repeated="2" office:value-type="float" office:value="0.000414576" calcext:value-type="float">
            <text:p>0.000414576</text:p>
          </table:table-cell>
        </table:table-row>
        <table:table-row table:style-name="ro1">
          <table:table-cell office:value-type="float" office:value="3203" calcext:value-type="float">
            <text:p>3203</text:p>
          </table:table-cell>
          <table:table-cell table:number-columns-repeated="2" office:value-type="float" office:value="0.000426433" calcext:value-type="float">
            <text:p>0.000426433</text:p>
          </table:table-cell>
        </table:table-row>
        <table:table-row table:style-name="ro1">
          <table:table-cell office:value-type="float" office:value="3204" calcext:value-type="float">
            <text:p>3204</text:p>
          </table:table-cell>
          <table:table-cell table:number-columns-repeated="2" office:value-type="float" office:value="0.0004181985" calcext:value-type="float">
            <text:p>0.0004181985</text:p>
          </table:table-cell>
        </table:table-row>
        <table:table-row table:style-name="ro1">
          <table:table-cell office:value-type="float" office:value="3205" calcext:value-type="float">
            <text:p>3205</text:p>
          </table:table-cell>
          <table:table-cell table:number-columns-repeated="2" office:value-type="float" office:value="0.0004202638" calcext:value-type="float">
            <text:p>0.0004202638</text:p>
          </table:table-cell>
        </table:table-row>
        <table:table-row table:style-name="ro1">
          <table:table-cell office:value-type="float" office:value="3206" calcext:value-type="float">
            <text:p>3206</text:p>
          </table:table-cell>
          <table:table-cell table:number-columns-repeated="2" office:value-type="float" office:value="0.0004186574" calcext:value-type="float">
            <text:p>0.0004186574</text:p>
          </table:table-cell>
        </table:table-row>
        <table:table-row table:style-name="ro1">
          <table:table-cell office:value-type="float" office:value="3207" calcext:value-type="float">
            <text:p>3207</text:p>
          </table:table-cell>
          <table:table-cell table:number-columns-repeated="2" office:value-type="float" office:value="0.0004157983" calcext:value-type="float">
            <text:p>0.0004157983</text:p>
          </table:table-cell>
        </table:table-row>
        <table:table-row table:style-name="ro1">
          <table:table-cell office:value-type="float" office:value="3208" calcext:value-type="float">
            <text:p>3208</text:p>
          </table:table-cell>
          <table:table-cell table:number-columns-repeated="2" office:value-type="float" office:value="0.0004135276" calcext:value-type="float">
            <text:p>0.0004135276</text:p>
          </table:table-cell>
        </table:table-row>
        <table:table-row table:style-name="ro1">
          <table:table-cell office:value-type="float" office:value="3209" calcext:value-type="float">
            <text:p>3209</text:p>
          </table:table-cell>
          <table:table-cell table:number-columns-repeated="2" office:value-type="float" office:value="0.0004181544" calcext:value-type="float">
            <text:p>0.0004181544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table:number-columns-repeated="2" office:value-type="float" office:value="0.0004124796" calcext:value-type="float">
            <text:p>0.0004124796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table:number-columns-repeated="2" office:value-type="float" office:value="0.0004159966" calcext:value-type="float">
            <text:p>0.0004159966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table:number-columns-repeated="2" office:value-type="float" office:value="0.0004089394" calcext:value-type="float">
            <text:p>0.0004089394</text:p>
          </table:table-cell>
        </table:table-row>
        <table:table-row table:style-name="ro1">
          <table:table-cell office:value-type="float" office:value="3213" calcext:value-type="float">
            <text:p>3213</text:p>
          </table:table-cell>
          <table:table-cell table:number-columns-repeated="2" office:value-type="float" office:value="0.0004131935" calcext:value-type="float">
            <text:p>0.0004131935</text:p>
          </table:table-cell>
        </table:table-row>
        <table:table-row table:style-name="ro1">
          <table:table-cell office:value-type="float" office:value="3214" calcext:value-type="float">
            <text:p>3214</text:p>
          </table:table-cell>
          <table:table-cell table:number-columns-repeated="2" office:value-type="float" office:value="0.0004057452" calcext:value-type="float">
            <text:p>0.0004057452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  <table:table-cell table:number-columns-repeated="2" office:value-type="float" office:value="0.0004070984" calcext:value-type="float">
            <text:p>0.0004070984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 table:number-columns-repeated="2" office:value-type="float" office:value="0.000405445" calcext:value-type="float">
            <text:p>0.000405445</text:p>
          </table:table-cell>
        </table:table-row>
        <table:table-row table:style-name="ro1">
          <table:table-cell office:value-type="float" office:value="3217" calcext:value-type="float">
            <text:p>3217</text:p>
          </table:table-cell>
          <table:table-cell table:number-columns-repeated="2" office:value-type="float" office:value="0.0003946697" calcext:value-type="float">
            <text:p>0.0003946697</text:p>
          </table:table-cell>
        </table:table-row>
        <table:table-row table:style-name="ro1">
          <table:table-cell office:value-type="float" office:value="3218" calcext:value-type="float">
            <text:p>3218</text:p>
          </table:table-cell>
          <table:table-cell table:number-columns-repeated="2" office:value-type="float" office:value="0.0003925403" calcext:value-type="float">
            <text:p>0.0003925403</text:p>
          </table:table-cell>
        </table:table-row>
        <table:table-row table:style-name="ro1">
          <table:table-cell office:value-type="float" office:value="3219" calcext:value-type="float">
            <text:p>3219</text:p>
          </table:table-cell>
          <table:table-cell table:number-columns-repeated="2" office:value-type="float" office:value="0.000398719" calcext:value-type="float">
            <text:p>0.000398719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table:number-columns-repeated="2" office:value-type="float" office:value="0.0004009457" calcext:value-type="float">
            <text:p>0.0004009457</text:p>
          </table:table-cell>
        </table:table-row>
        <table:table-row table:style-name="ro1">
          <table:table-cell office:value-type="float" office:value="3221" calcext:value-type="float">
            <text:p>3221</text:p>
          </table:table-cell>
          <table:table-cell table:number-columns-repeated="2" office:value-type="float" office:value="0.0004007458" calcext:value-type="float">
            <text:p>0.0004007458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table:number-columns-repeated="2" office:value-type="float" office:value="0.0003960829" calcext:value-type="float">
            <text:p>0.0003960829</text:p>
          </table:table-cell>
        </table:table-row>
        <table:table-row table:style-name="ro1">
          <table:table-cell office:value-type="float" office:value="3223" calcext:value-type="float">
            <text:p>3223</text:p>
          </table:table-cell>
          <table:table-cell table:number-columns-repeated="2" office:value-type="float" office:value="0.0003962994" calcext:value-type="float">
            <text:p>0.0003962994</text:p>
          </table:table-cell>
        </table:table-row>
        <table:table-row table:style-name="ro1">
          <table:table-cell office:value-type="float" office:value="3224" calcext:value-type="float">
            <text:p>3224</text:p>
          </table:table-cell>
          <table:table-cell table:number-columns-repeated="2" office:value-type="float" office:value="0.0004066863" calcext:value-type="float">
            <text:p>0.0004066863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  <table:table-cell table:number-columns-repeated="2" office:value-type="float" office:value="0.0004028924" calcext:value-type="float">
            <text:p>0.0004028924</text:p>
          </table:table-cell>
        </table:table-row>
        <table:table-row table:style-name="ro1">
          <table:table-cell office:value-type="float" office:value="3226" calcext:value-type="float">
            <text:p>3226</text:p>
          </table:table-cell>
          <table:table-cell table:number-columns-repeated="2" office:value-type="float" office:value="0.0004010209" calcext:value-type="float">
            <text:p>0.0004010209</text:p>
          </table:table-cell>
        </table:table-row>
        <table:table-row table:style-name="ro1">
          <table:table-cell office:value-type="float" office:value="3227" calcext:value-type="float">
            <text:p>3227</text:p>
          </table:table-cell>
          <table:table-cell table:number-columns-repeated="2" office:value-type="float" office:value="0.0004050037" calcext:value-type="float">
            <text:p>0.0004050037</text:p>
          </table:table-cell>
        </table:table-row>
        <table:table-row table:style-name="ro1">
          <table:table-cell office:value-type="float" office:value="3228" calcext:value-type="float">
            <text:p>3228</text:p>
          </table:table-cell>
          <table:table-cell table:number-columns-repeated="2" office:value-type="float" office:value="0.0004036352" calcext:value-type="float">
            <text:p>0.0004036352</text:p>
          </table:table-cell>
        </table:table-row>
        <table:table-row table:style-name="ro1">
          <table:table-cell office:value-type="float" office:value="3229" calcext:value-type="float">
            <text:p>3229</text:p>
          </table:table-cell>
          <table:table-cell table:number-columns-repeated="2" office:value-type="float" office:value="0.0004027977" calcext:value-type="float">
            <text:p>0.0004027977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table:number-columns-repeated="2" office:value-type="float" office:value="0.0004043245" calcext:value-type="float">
            <text:p>0.0004043245</text:p>
          </table:table-cell>
        </table:table-row>
        <table:table-row table:style-name="ro1">
          <table:table-cell office:value-type="float" office:value="3231" calcext:value-type="float">
            <text:p>3231</text:p>
          </table:table-cell>
          <table:table-cell table:number-columns-repeated="2" office:value-type="float" office:value="0.0004150347" calcext:value-type="float">
            <text:p>0.0004150347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  <table:table-cell table:number-columns-repeated="2" office:value-type="float" office:value="0.0004148296" calcext:value-type="float">
            <text:p>0.0004148296</text:p>
          </table:table-cell>
        </table:table-row>
        <table:table-row table:style-name="ro1">
          <table:table-cell office:value-type="float" office:value="3233" calcext:value-type="float">
            <text:p>3233</text:p>
          </table:table-cell>
          <table:table-cell table:number-columns-repeated="2" office:value-type="float" office:value="0.0004077718" calcext:value-type="float">
            <text:p>0.0004077718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  <table:table-cell table:number-columns-repeated="2" office:value-type="float" office:value="0.0003971978" calcext:value-type="float">
            <text:p>0.0003971978</text:p>
          </table:table-cell>
        </table:table-row>
        <table:table-row table:style-name="ro1">
          <table:table-cell office:value-type="float" office:value="3235" calcext:value-type="float">
            <text:p>3235</text:p>
          </table:table-cell>
          <table:table-cell table:number-columns-repeated="2" office:value-type="float" office:value="0.0003889284" calcext:value-type="float">
            <text:p>0.0003889284</text:p>
          </table:table-cell>
        </table:table-row>
        <table:table-row table:style-name="ro1">
          <table:table-cell office:value-type="float" office:value="3236" calcext:value-type="float">
            <text:p>3236</text:p>
          </table:table-cell>
          <table:table-cell table:number-columns-repeated="2" office:value-type="float" office:value="0.0003828624" calcext:value-type="float">
            <text:p>0.0003828624</text:p>
          </table:table-cell>
        </table:table-row>
        <table:table-row table:style-name="ro1">
          <table:table-cell office:value-type="float" office:value="3237" calcext:value-type="float">
            <text:p>3237</text:p>
          </table:table-cell>
          <table:table-cell table:number-columns-repeated="2" office:value-type="float" office:value="0.0003863215" calcext:value-type="float">
            <text:p>0.0003863215</text:p>
          </table:table-cell>
        </table:table-row>
        <table:table-row table:style-name="ro1">
          <table:table-cell office:value-type="float" office:value="3238" calcext:value-type="float">
            <text:p>3238</text:p>
          </table:table-cell>
          <table:table-cell table:number-columns-repeated="2" office:value-type="float" office:value="0.0003645546" calcext:value-type="float">
            <text:p>0.0003645546</text:p>
          </table:table-cell>
        </table:table-row>
        <table:table-row table:style-name="ro1">
          <table:table-cell office:value-type="float" office:value="3239" calcext:value-type="float">
            <text:p>3239</text:p>
          </table:table-cell>
          <table:table-cell table:number-columns-repeated="2" office:value-type="float" office:value="0.0003645026" calcext:value-type="float">
            <text:p>0.0003645026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table:number-columns-repeated="2" office:value-type="float" office:value="0.0003686542" calcext:value-type="float">
            <text:p>0.0003686542</text:p>
          </table:table-cell>
        </table:table-row>
        <table:table-row table:style-name="ro1">
          <table:table-cell office:value-type="float" office:value="3241" calcext:value-type="float">
            <text:p>3241</text:p>
          </table:table-cell>
          <table:table-cell table:number-columns-repeated="2" office:value-type="float" office:value="0.0003684854" calcext:value-type="float">
            <text:p>0.0003684854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  <table:table-cell table:number-columns-repeated="2" office:value-type="float" office:value="0.0003766473" calcext:value-type="float">
            <text:p>0.0003766473</text:p>
          </table:table-cell>
        </table:table-row>
        <table:table-row table:style-name="ro1">
          <table:table-cell office:value-type="float" office:value="3243" calcext:value-type="float">
            <text:p>3243</text:p>
          </table:table-cell>
          <table:table-cell table:number-columns-repeated="2" office:value-type="float" office:value="0.0003808187" calcext:value-type="float">
            <text:p>0.0003808187</text:p>
          </table:table-cell>
        </table:table-row>
        <table:table-row table:style-name="ro1">
          <table:table-cell office:value-type="float" office:value="3244" calcext:value-type="float">
            <text:p>3244</text:p>
          </table:table-cell>
          <table:table-cell table:number-columns-repeated="2" office:value-type="float" office:value="0.0003684426" calcext:value-type="float">
            <text:p>0.0003684426</text:p>
          </table:table-cell>
        </table:table-row>
        <table:table-row table:style-name="ro1">
          <table:table-cell office:value-type="float" office:value="3245" calcext:value-type="float">
            <text:p>3245</text:p>
          </table:table-cell>
          <table:table-cell table:number-columns-repeated="2" office:value-type="float" office:value="0.0003571135" calcext:value-type="float">
            <text:p>0.0003571135</text:p>
          </table:table-cell>
        </table:table-row>
        <table:table-row table:style-name="ro1">
          <table:table-cell office:value-type="float" office:value="3246" calcext:value-type="float">
            <text:p>3246</text:p>
          </table:table-cell>
          <table:table-cell table:number-columns-repeated="2" office:value-type="float" office:value="0.0003509114" calcext:value-type="float">
            <text:p>0.0003509114</text:p>
          </table:table-cell>
        </table:table-row>
        <table:table-row table:style-name="ro1">
          <table:table-cell office:value-type="float" office:value="3247" calcext:value-type="float">
            <text:p>3247</text:p>
          </table:table-cell>
          <table:table-cell table:number-columns-repeated="2" office:value-type="float" office:value="0.0003616844" calcext:value-type="float">
            <text:p>0.0003616844</text:p>
          </table:table-cell>
        </table:table-row>
        <table:table-row table:style-name="ro1">
          <table:table-cell office:value-type="float" office:value="3248" calcext:value-type="float">
            <text:p>3248</text:p>
          </table:table-cell>
          <table:table-cell table:number-columns-repeated="2" office:value-type="float" office:value="0.0003671809" calcext:value-type="float">
            <text:p>0.0003671809</text:p>
          </table:table-cell>
        </table:table-row>
        <table:table-row table:style-name="ro1">
          <table:table-cell office:value-type="float" office:value="3249" calcext:value-type="float">
            <text:p>3249</text:p>
          </table:table-cell>
          <table:table-cell table:number-columns-repeated="2" office:value-type="float" office:value="0.000365218" calcext:value-type="float">
            <text:p>0.000365218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table:number-columns-repeated="2" office:value-type="float" office:value="0.0003695301" calcext:value-type="float">
            <text:p>0.0003695301</text:p>
          </table:table-cell>
        </table:table-row>
        <table:table-row table:style-name="ro1">
          <table:table-cell office:value-type="float" office:value="3251" calcext:value-type="float">
            <text:p>3251</text:p>
          </table:table-cell>
          <table:table-cell table:number-columns-repeated="2" office:value-type="float" office:value="0.000365157" calcext:value-type="float">
            <text:p>0.000365157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table:number-columns-repeated="2" office:value-type="float" office:value="0.0003693015" calcext:value-type="float">
            <text:p>0.0003693015</text:p>
          </table:table-cell>
        </table:table-row>
        <table:table-row table:style-name="ro1">
          <table:table-cell office:value-type="float" office:value="3253" calcext:value-type="float">
            <text:p>3253</text:p>
          </table:table-cell>
          <table:table-cell table:number-columns-repeated="2" office:value-type="float" office:value="0.0003796817" calcext:value-type="float">
            <text:p>0.0003796817</text:p>
          </table:table-cell>
        </table:table-row>
        <table:table-row table:style-name="ro1">
          <table:table-cell office:value-type="float" office:value="3254" calcext:value-type="float">
            <text:p>3254</text:p>
          </table:table-cell>
          <table:table-cell table:number-columns-repeated="2" office:value-type="float" office:value="0.0003722758" calcext:value-type="float">
            <text:p>0.0003722758</text:p>
          </table:table-cell>
        </table:table-row>
        <table:table-row table:style-name="ro1">
          <table:table-cell office:value-type="float" office:value="3255" calcext:value-type="float">
            <text:p>3255</text:p>
          </table:table-cell>
          <table:table-cell table:number-columns-repeated="2" office:value-type="float" office:value="0.0003754037" calcext:value-type="float">
            <text:p>0.0003754037</text:p>
          </table:table-cell>
        </table:table-row>
        <table:table-row table:style-name="ro1">
          <table:table-cell office:value-type="float" office:value="3256" calcext:value-type="float">
            <text:p>3256</text:p>
          </table:table-cell>
          <table:table-cell table:number-columns-repeated="2" office:value-type="float" office:value="0.0003696324" calcext:value-type="float">
            <text:p>0.0003696324</text:p>
          </table:table-cell>
        </table:table-row>
        <table:table-row table:style-name="ro1">
          <table:table-cell office:value-type="float" office:value="3257" calcext:value-type="float">
            <text:p>3257</text:p>
          </table:table-cell>
          <table:table-cell table:number-columns-repeated="2" office:value-type="float" office:value="0.0003667985" calcext:value-type="float">
            <text:p>0.0003667985</text:p>
          </table:table-cell>
        </table:table-row>
        <table:table-row table:style-name="ro1">
          <table:table-cell office:value-type="float" office:value="3258" calcext:value-type="float">
            <text:p>3258</text:p>
          </table:table-cell>
          <table:table-cell table:number-columns-repeated="2" office:value-type="float" office:value="0.0003796712" calcext:value-type="float">
            <text:p>0.0003796712</text:p>
          </table:table-cell>
        </table:table-row>
        <table:table-row table:style-name="ro1">
          <table:table-cell office:value-type="float" office:value="3259" calcext:value-type="float">
            <text:p>3259</text:p>
          </table:table-cell>
          <table:table-cell table:number-columns-repeated="2" office:value-type="float" office:value="0.0003700012" calcext:value-type="float">
            <text:p>0.0003700012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table:number-columns-repeated="2" office:value-type="float" office:value="0.0003656214" calcext:value-type="float">
            <text:p>0.0003656214</text:p>
          </table:table-cell>
        </table:table-row>
        <table:table-row table:style-name="ro1">
          <table:table-cell office:value-type="float" office:value="3261" calcext:value-type="float">
            <text:p>3261</text:p>
          </table:table-cell>
          <table:table-cell table:number-columns-repeated="2" office:value-type="float" office:value="0.0003702892" calcext:value-type="float">
            <text:p>0.0003702892</text:p>
          </table:table-cell>
        </table:table-row>
        <table:table-row table:style-name="ro1">
          <table:table-cell office:value-type="float" office:value="3262" calcext:value-type="float">
            <text:p>3262</text:p>
          </table:table-cell>
          <table:table-cell table:number-columns-repeated="2" office:value-type="float" office:value="0.0003728121" calcext:value-type="float">
            <text:p>0.0003728121</text:p>
          </table:table-cell>
        </table:table-row>
        <table:table-row table:style-name="ro1">
          <table:table-cell office:value-type="float" office:value="3263" calcext:value-type="float">
            <text:p>3263</text:p>
          </table:table-cell>
          <table:table-cell table:number-columns-repeated="2" office:value-type="float" office:value="0.0003822254" calcext:value-type="float">
            <text:p>0.0003822254</text:p>
          </table:table-cell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2" office:value-type="float" office:value="0.0003790566" calcext:value-type="float">
            <text:p>0.0003790566</text:p>
          </table:table-cell>
        </table:table-row>
        <table:table-row table:style-name="ro1">
          <table:table-cell office:value-type="float" office:value="3265" calcext:value-type="float">
            <text:p>3265</text:p>
          </table:table-cell>
          <table:table-cell table:number-columns-repeated="2" office:value-type="float" office:value="0.0003776696" calcext:value-type="float">
            <text:p>0.0003776696</text:p>
          </table:table-cell>
        </table:table-row>
        <table:table-row table:style-name="ro1">
          <table:table-cell office:value-type="float" office:value="3266" calcext:value-type="float">
            <text:p>3266</text:p>
          </table:table-cell>
          <table:table-cell table:number-columns-repeated="2" office:value-type="float" office:value="0.000379397" calcext:value-type="float">
            <text:p>0.000379397</text:p>
          </table:table-cell>
        </table:table-row>
        <table:table-row table:style-name="ro1">
          <table:table-cell office:value-type="float" office:value="3267" calcext:value-type="float">
            <text:p>3267</text:p>
          </table:table-cell>
          <table:table-cell table:number-columns-repeated="2" office:value-type="float" office:value="0.0003749995" calcext:value-type="float">
            <text:p>0.0003749995</text:p>
          </table:table-cell>
        </table:table-row>
        <table:table-row table:style-name="ro1">
          <table:table-cell office:value-type="float" office:value="3268" calcext:value-type="float">
            <text:p>3268</text:p>
          </table:table-cell>
          <table:table-cell table:number-columns-repeated="2" office:value-type="float" office:value="0.0003769869" calcext:value-type="float">
            <text:p>0.0003769869</text:p>
          </table:table-cell>
        </table:table-row>
        <table:table-row table:style-name="ro1">
          <table:table-cell office:value-type="float" office:value="3269" calcext:value-type="float">
            <text:p>3269</text:p>
          </table:table-cell>
          <table:table-cell table:number-columns-repeated="2" office:value-type="float" office:value="0.000377253" calcext:value-type="float">
            <text:p>0.000377253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table:number-columns-repeated="2" office:value-type="float" office:value="0.0003785669" calcext:value-type="float">
            <text:p>0.0003785669</text:p>
          </table:table-cell>
        </table:table-row>
        <table:table-row table:style-name="ro1">
          <table:table-cell office:value-type="float" office:value="3271" calcext:value-type="float">
            <text:p>3271</text:p>
          </table:table-cell>
          <table:table-cell table:number-columns-repeated="2" office:value-type="float" office:value="0.0003792724" calcext:value-type="float">
            <text:p>0.0003792724</text:p>
          </table:table-cell>
        </table:table-row>
        <table:table-row table:style-name="ro1">
          <table:table-cell office:value-type="float" office:value="3272" calcext:value-type="float">
            <text:p>3272</text:p>
          </table:table-cell>
          <table:table-cell table:number-columns-repeated="2" office:value-type="float" office:value="0.0003764752" calcext:value-type="float">
            <text:p>0.0003764752</text:p>
          </table:table-cell>
        </table:table-row>
        <table:table-row table:style-name="ro1">
          <table:table-cell office:value-type="float" office:value="3273" calcext:value-type="float">
            <text:p>3273</text:p>
          </table:table-cell>
          <table:table-cell table:number-columns-repeated="2" office:value-type="float" office:value="0.0003701873" calcext:value-type="float">
            <text:p>0.0003701873</text:p>
          </table:table-cell>
        </table:table-row>
        <table:table-row table:style-name="ro1">
          <table:table-cell office:value-type="float" office:value="3274" calcext:value-type="float">
            <text:p>3274</text:p>
          </table:table-cell>
          <table:table-cell table:number-columns-repeated="2" office:value-type="float" office:value="0.0003690206" calcext:value-type="float">
            <text:p>0.0003690206</text:p>
          </table:table-cell>
        </table:table-row>
        <table:table-row table:style-name="ro1">
          <table:table-cell office:value-type="float" office:value="3275" calcext:value-type="float">
            <text:p>3275</text:p>
          </table:table-cell>
          <table:table-cell table:number-columns-repeated="2" office:value-type="float" office:value="0.0003713954" calcext:value-type="float">
            <text:p>0.0003713954</text:p>
          </table:table-cell>
        </table:table-row>
        <table:table-row table:style-name="ro1">
          <table:table-cell office:value-type="float" office:value="3276" calcext:value-type="float">
            <text:p>3276</text:p>
          </table:table-cell>
          <table:table-cell table:number-columns-repeated="2" office:value-type="float" office:value="0.0003847112" calcext:value-type="float">
            <text:p>0.0003847112</text:p>
          </table:table-cell>
        </table:table-row>
        <table:table-row table:style-name="ro1">
          <table:table-cell office:value-type="float" office:value="3277" calcext:value-type="float">
            <text:p>3277</text:p>
          </table:table-cell>
          <table:table-cell table:number-columns-repeated="2" office:value-type="float" office:value="0.00037062" calcext:value-type="float">
            <text:p>0.00037062</text:p>
          </table:table-cell>
        </table:table-row>
        <table:table-row table:style-name="ro1">
          <table:table-cell office:value-type="float" office:value="3278" calcext:value-type="float">
            <text:p>3278</text:p>
          </table:table-cell>
          <table:table-cell table:number-columns-repeated="2" office:value-type="float" office:value="0.0003732257" calcext:value-type="float">
            <text:p>0.0003732257</text:p>
          </table:table-cell>
        </table:table-row>
        <table:table-row table:style-name="ro1">
          <table:table-cell office:value-type="float" office:value="3279" calcext:value-type="float">
            <text:p>3279</text:p>
          </table:table-cell>
          <table:table-cell table:number-columns-repeated="2" office:value-type="float" office:value="0.0003653407" calcext:value-type="float">
            <text:p>0.0003653407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table:number-columns-repeated="2" office:value-type="float" office:value="0.0003587857" calcext:value-type="float">
            <text:p>0.0003587857</text:p>
          </table:table-cell>
        </table:table-row>
        <table:table-row table:style-name="ro1">
          <table:table-cell office:value-type="float" office:value="3281" calcext:value-type="float">
            <text:p>3281</text:p>
          </table:table-cell>
          <table:table-cell table:number-columns-repeated="2" office:value-type="float" office:value="0.0003622998" calcext:value-type="float">
            <text:p>0.0003622998</text:p>
          </table:table-cell>
        </table:table-row>
        <table:table-row table:style-name="ro1">
          <table:table-cell office:value-type="float" office:value="3282" calcext:value-type="float">
            <text:p>3282</text:p>
          </table:table-cell>
          <table:table-cell table:number-columns-repeated="2" office:value-type="float" office:value="0.0003619485" calcext:value-type="float">
            <text:p>0.0003619485</text:p>
          </table:table-cell>
        </table:table-row>
        <table:table-row table:style-name="ro1">
          <table:table-cell office:value-type="float" office:value="3283" calcext:value-type="float">
            <text:p>3283</text:p>
          </table:table-cell>
          <table:table-cell table:number-columns-repeated="2" office:value-type="float" office:value="0.0003670199" calcext:value-type="float">
            <text:p>0.0003670199</text:p>
          </table:table-cell>
        </table:table-row>
        <table:table-row table:style-name="ro1">
          <table:table-cell office:value-type="float" office:value="3284" calcext:value-type="float">
            <text:p>3284</text:p>
          </table:table-cell>
          <table:table-cell table:number-columns-repeated="2" office:value-type="float" office:value="0.0003633395" calcext:value-type="float">
            <text:p>0.0003633395</text:p>
          </table:table-cell>
        </table:table-row>
        <table:table-row table:style-name="ro1">
          <table:table-cell office:value-type="float" office:value="3285" calcext:value-type="float">
            <text:p>3285</text:p>
          </table:table-cell>
          <table:table-cell table:number-columns-repeated="2" office:value-type="float" office:value="0.0003670064" calcext:value-type="float">
            <text:p>0.0003670064</text:p>
          </table:table-cell>
        </table:table-row>
        <table:table-row table:style-name="ro1">
          <table:table-cell office:value-type="float" office:value="3286" calcext:value-type="float">
            <text:p>3286</text:p>
          </table:table-cell>
          <table:table-cell table:number-columns-repeated="2" office:value-type="float" office:value="0.0003671692" calcext:value-type="float">
            <text:p>0.0003671692</text:p>
          </table:table-cell>
        </table:table-row>
        <table:table-row table:style-name="ro1">
          <table:table-cell office:value-type="float" office:value="3287" calcext:value-type="float">
            <text:p>3287</text:p>
          </table:table-cell>
          <table:table-cell table:number-columns-repeated="2" office:value-type="float" office:value="0.0003665727" calcext:value-type="float">
            <text:p>0.0003665727</text:p>
          </table:table-cell>
        </table:table-row>
        <table:table-row table:style-name="ro1">
          <table:table-cell office:value-type="float" office:value="3288" calcext:value-type="float">
            <text:p>3288</text:p>
          </table:table-cell>
          <table:table-cell table:number-columns-repeated="2" office:value-type="float" office:value="0.000364732" calcext:value-type="float">
            <text:p>0.000364732</text:p>
          </table:table-cell>
        </table:table-row>
        <table:table-row table:style-name="ro1">
          <table:table-cell office:value-type="float" office:value="3289" calcext:value-type="float">
            <text:p>3289</text:p>
          </table:table-cell>
          <table:table-cell table:number-columns-repeated="2" office:value-type="float" office:value="0.0003702799" calcext:value-type="float">
            <text:p>0.0003702799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table:number-columns-repeated="2" office:value-type="float" office:value="0.0003699647" calcext:value-type="float">
            <text:p>0.0003699647</text:p>
          </table:table-cell>
        </table:table-row>
        <table:table-row table:style-name="ro1">
          <table:table-cell office:value-type="float" office:value="3291" calcext:value-type="float">
            <text:p>3291</text:p>
          </table:table-cell>
          <table:table-cell table:number-columns-repeated="2" office:value-type="float" office:value="0.0003618144" calcext:value-type="float">
            <text:p>0.0003618144</text:p>
          </table:table-cell>
        </table:table-row>
        <table:table-row table:style-name="ro1">
          <table:table-cell office:value-type="float" office:value="3292" calcext:value-type="float">
            <text:p>3292</text:p>
          </table:table-cell>
          <table:table-cell table:number-columns-repeated="2" office:value-type="float" office:value="0.0003646778" calcext:value-type="float">
            <text:p>0.0003646778</text:p>
          </table:table-cell>
        </table:table-row>
        <table:table-row table:style-name="ro1">
          <table:table-cell office:value-type="float" office:value="3293" calcext:value-type="float">
            <text:p>3293</text:p>
          </table:table-cell>
          <table:table-cell table:number-columns-repeated="2" office:value-type="float" office:value="0.0003629263" calcext:value-type="float">
            <text:p>0.0003629263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table:number-columns-repeated="2" office:value-type="float" office:value="0.0003641158" calcext:value-type="float">
            <text:p>0.0003641158</text:p>
          </table:table-cell>
        </table:table-row>
        <table:table-row table:style-name="ro1">
          <table:table-cell office:value-type="float" office:value="3295" calcext:value-type="float">
            <text:p>3295</text:p>
          </table:table-cell>
          <table:table-cell table:number-columns-repeated="2" office:value-type="float" office:value="0.0003714512" calcext:value-type="float">
            <text:p>0.0003714512</text:p>
          </table:table-cell>
        </table:table-row>
        <table:table-row table:style-name="ro1">
          <table:table-cell office:value-type="float" office:value="3296" calcext:value-type="float">
            <text:p>3296</text:p>
          </table:table-cell>
          <table:table-cell table:number-columns-repeated="2" office:value-type="float" office:value="0.0003693092" calcext:value-type="float">
            <text:p>0.0003693092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table:number-columns-repeated="2" office:value-type="float" office:value="0.0003578323" calcext:value-type="float">
            <text:p>0.0003578323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table:number-columns-repeated="2" office:value-type="float" office:value="0.0003625743" calcext:value-type="float">
            <text:p>0.0003625743</text:p>
          </table:table-cell>
        </table:table-row>
        <table:table-row table:style-name="ro1">
          <table:table-cell office:value-type="float" office:value="3299" calcext:value-type="float">
            <text:p>3299</text:p>
          </table:table-cell>
          <table:table-cell table:number-columns-repeated="2" office:value-type="float" office:value="0.0003606727" calcext:value-type="float">
            <text:p>0.0003606727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2" office:value-type="float" office:value="0.000356751" calcext:value-type="float">
            <text:p>0.000356751</text:p>
          </table:table-cell>
        </table:table-row>
        <table:table-row table:style-name="ro1">
          <table:table-cell office:value-type="float" office:value="3301" calcext:value-type="float">
            <text:p>3301</text:p>
          </table:table-cell>
          <table:table-cell table:number-columns-repeated="2" office:value-type="float" office:value="0.0003609621" calcext:value-type="float">
            <text:p>0.0003609621</text:p>
          </table:table-cell>
        </table:table-row>
        <table:table-row table:style-name="ro1">
          <table:table-cell office:value-type="float" office:value="3302" calcext:value-type="float">
            <text:p>3302</text:p>
          </table:table-cell>
          <table:table-cell table:number-columns-repeated="2" office:value-type="float" office:value="0.0003628575" calcext:value-type="float">
            <text:p>0.0003628575</text:p>
          </table:table-cell>
        </table:table-row>
        <table:table-row table:style-name="ro1">
          <table:table-cell office:value-type="float" office:value="3303" calcext:value-type="float">
            <text:p>3303</text:p>
          </table:table-cell>
          <table:table-cell table:number-columns-repeated="2" office:value-type="float" office:value="0.00036156" calcext:value-type="float">
            <text:p>0.00036156</text:p>
          </table:table-cell>
        </table:table-row>
        <table:table-row table:style-name="ro1">
          <table:table-cell office:value-type="float" office:value="3304" calcext:value-type="float">
            <text:p>3304</text:p>
          </table:table-cell>
          <table:table-cell table:number-columns-repeated="2" office:value-type="float" office:value="0.0003599337" calcext:value-type="float">
            <text:p>0.0003599337</text:p>
          </table:table-cell>
        </table:table-row>
        <table:table-row table:style-name="ro1">
          <table:table-cell office:value-type="float" office:value="3305" calcext:value-type="float">
            <text:p>3305</text:p>
          </table:table-cell>
          <table:table-cell table:number-columns-repeated="2" office:value-type="float" office:value="0.0003730048" calcext:value-type="float">
            <text:p>0.0003730048</text:p>
          </table:table-cell>
        </table:table-row>
        <table:table-row table:style-name="ro1">
          <table:table-cell office:value-type="float" office:value="3306" calcext:value-type="float">
            <text:p>3306</text:p>
          </table:table-cell>
          <table:table-cell table:number-columns-repeated="2" office:value-type="float" office:value="0.000375068" calcext:value-type="float">
            <text:p>0.000375068</text:p>
          </table:table-cell>
        </table:table-row>
        <table:table-row table:style-name="ro1">
          <table:table-cell office:value-type="float" office:value="3307" calcext:value-type="float">
            <text:p>3307</text:p>
          </table:table-cell>
          <table:table-cell table:number-columns-repeated="2" office:value-type="float" office:value="0.0003716396" calcext:value-type="float">
            <text:p>0.0003716396</text:p>
          </table:table-cell>
        </table:table-row>
        <table:table-row table:style-name="ro1">
          <table:table-cell office:value-type="float" office:value="3308" calcext:value-type="float">
            <text:p>3308</text:p>
          </table:table-cell>
          <table:table-cell table:number-columns-repeated="2" office:value-type="float" office:value="0.0003735508" calcext:value-type="float">
            <text:p>0.0003735508</text:p>
          </table:table-cell>
        </table:table-row>
        <table:table-row table:style-name="ro1">
          <table:table-cell office:value-type="float" office:value="3309" calcext:value-type="float">
            <text:p>3309</text:p>
          </table:table-cell>
          <table:table-cell table:number-columns-repeated="2" office:value-type="float" office:value="0.0003729077" calcext:value-type="float">
            <text:p>0.0003729077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table:number-columns-repeated="2" office:value-type="float" office:value="0.0003829799" calcext:value-type="float">
            <text:p>0.0003829799</text:p>
          </table:table-cell>
        </table:table-row>
        <table:table-row table:style-name="ro1">
          <table:table-cell office:value-type="float" office:value="3311" calcext:value-type="float">
            <text:p>3311</text:p>
          </table:table-cell>
          <table:table-cell table:number-columns-repeated="2" office:value-type="float" office:value="0.0003740177" calcext:value-type="float">
            <text:p>0.0003740177</text:p>
          </table:table-cell>
        </table:table-row>
        <table:table-row table:style-name="ro1">
          <table:table-cell office:value-type="float" office:value="3312" calcext:value-type="float">
            <text:p>3312</text:p>
          </table:table-cell>
          <table:table-cell table:number-columns-repeated="2" office:value-type="float" office:value="0.0003728769" calcext:value-type="float">
            <text:p>0.0003728769</text:p>
          </table:table-cell>
        </table:table-row>
        <table:table-row table:style-name="ro1">
          <table:table-cell office:value-type="float" office:value="3313" calcext:value-type="float">
            <text:p>3313</text:p>
          </table:table-cell>
          <table:table-cell table:number-columns-repeated="2" office:value-type="float" office:value="0.000375568" calcext:value-type="float">
            <text:p>0.000375568</text:p>
          </table:table-cell>
        </table:table-row>
        <table:table-row table:style-name="ro1">
          <table:table-cell office:value-type="float" office:value="3314" calcext:value-type="float">
            <text:p>3314</text:p>
          </table:table-cell>
          <table:table-cell table:number-columns-repeated="2" office:value-type="float" office:value="0.0003656945" calcext:value-type="float">
            <text:p>0.0003656945</text:p>
          </table:table-cell>
        </table:table-row>
        <table:table-row table:style-name="ro1">
          <table:table-cell office:value-type="float" office:value="3315" calcext:value-type="float">
            <text:p>3315</text:p>
          </table:table-cell>
          <table:table-cell table:number-columns-repeated="2" office:value-type="float" office:value="0.0003695085" calcext:value-type="float">
            <text:p>0.0003695085</text:p>
          </table:table-cell>
        </table:table-row>
        <table:table-row table:style-name="ro1">
          <table:table-cell office:value-type="float" office:value="3316" calcext:value-type="float">
            <text:p>3316</text:p>
          </table:table-cell>
          <table:table-cell table:number-columns-repeated="2" office:value-type="float" office:value="0.0003687541" calcext:value-type="float">
            <text:p>0.0003687541</text:p>
          </table:table-cell>
        </table:table-row>
        <table:table-row table:style-name="ro1">
          <table:table-cell office:value-type="float" office:value="3317" calcext:value-type="float">
            <text:p>3317</text:p>
          </table:table-cell>
          <table:table-cell table:number-columns-repeated="2" office:value-type="float" office:value="0.0003721447" calcext:value-type="float">
            <text:p>0.0003721447</text:p>
          </table:table-cell>
        </table:table-row>
        <table:table-row table:style-name="ro1">
          <table:table-cell office:value-type="float" office:value="3318" calcext:value-type="float">
            <text:p>3318</text:p>
          </table:table-cell>
          <table:table-cell table:number-columns-repeated="2" office:value-type="float" office:value="0.0003609912" calcext:value-type="float">
            <text:p>0.0003609912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table:number-columns-repeated="2" office:value-type="float" office:value="0.0003602002" calcext:value-type="float">
            <text:p>0.0003602002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table:number-columns-repeated="2" office:value-type="float" office:value="0.0003629485" calcext:value-type="float">
            <text:p>0.0003629485</text:p>
          </table:table-cell>
        </table:table-row>
        <table:table-row table:style-name="ro1">
          <table:table-cell office:value-type="float" office:value="3321" calcext:value-type="float">
            <text:p>3321</text:p>
          </table:table-cell>
          <table:table-cell table:number-columns-repeated="2" office:value-type="float" office:value="0.0003629639" calcext:value-type="float">
            <text:p>0.0003629639</text:p>
          </table:table-cell>
        </table:table-row>
        <table:table-row table:style-name="ro1">
          <table:table-cell office:value-type="float" office:value="3322" calcext:value-type="float">
            <text:p>3322</text:p>
          </table:table-cell>
          <table:table-cell table:number-columns-repeated="2" office:value-type="float" office:value="0.0003663835" calcext:value-type="float">
            <text:p>0.0003663835</text:p>
          </table:table-cell>
        </table:table-row>
        <table:table-row table:style-name="ro1">
          <table:table-cell office:value-type="float" office:value="3323" calcext:value-type="float">
            <text:p>3323</text:p>
          </table:table-cell>
          <table:table-cell table:number-columns-repeated="2" office:value-type="float" office:value="0.0003692963" calcext:value-type="float">
            <text:p>0.0003692963</text:p>
          </table:table-cell>
        </table:table-row>
        <table:table-row table:style-name="ro1">
          <table:table-cell office:value-type="float" office:value="3324" calcext:value-type="float">
            <text:p>3324</text:p>
          </table:table-cell>
          <table:table-cell table:number-columns-repeated="2" office:value-type="float" office:value="0.000376667" calcext:value-type="float">
            <text:p>0.000376667</text:p>
          </table:table-cell>
        </table:table-row>
        <table:table-row table:style-name="ro1">
          <table:table-cell office:value-type="float" office:value="3325" calcext:value-type="float">
            <text:p>3325</text:p>
          </table:table-cell>
          <table:table-cell table:number-columns-repeated="2" office:value-type="float" office:value="0.0003709774" calcext:value-type="float">
            <text:p>0.0003709774</text:p>
          </table:table-cell>
        </table:table-row>
        <table:table-row table:style-name="ro1">
          <table:table-cell office:value-type="float" office:value="3326" calcext:value-type="float">
            <text:p>3326</text:p>
          </table:table-cell>
          <table:table-cell table:number-columns-repeated="2" office:value-type="float" office:value="0.000365522" calcext:value-type="float">
            <text:p>0.000365522</text:p>
          </table:table-cell>
        </table:table-row>
        <table:table-row table:style-name="ro1">
          <table:table-cell office:value-type="float" office:value="3327" calcext:value-type="float">
            <text:p>3327</text:p>
          </table:table-cell>
          <table:table-cell table:number-columns-repeated="2" office:value-type="float" office:value="0.0003648496" calcext:value-type="float">
            <text:p>0.0003648496</text:p>
          </table:table-cell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2" office:value-type="float" office:value="0.0003668629" calcext:value-type="float">
            <text:p>0.0003668629</text:p>
          </table:table-cell>
        </table:table-row>
        <table:table-row table:style-name="ro1">
          <table:table-cell office:value-type="float" office:value="3329" calcext:value-type="float">
            <text:p>3329</text:p>
          </table:table-cell>
          <table:table-cell table:number-columns-repeated="2" office:value-type="float" office:value="0.0003595578" calcext:value-type="float">
            <text:p>0.0003595578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table:number-columns-repeated="2" office:value-type="float" office:value="0.0003562857" calcext:value-type="float">
            <text:p>0.0003562857</text:p>
          </table:table-cell>
        </table:table-row>
        <table:table-row table:style-name="ro1">
          <table:table-cell office:value-type="float" office:value="3331" calcext:value-type="float">
            <text:p>3331</text:p>
          </table:table-cell>
          <table:table-cell table:number-columns-repeated="2" office:value-type="float" office:value="0.0003613193" calcext:value-type="float">
            <text:p>0.0003613193</text:p>
          </table:table-cell>
        </table:table-row>
        <table:table-row table:style-name="ro1">
          <table:table-cell office:value-type="float" office:value="3332" calcext:value-type="float">
            <text:p>3332</text:p>
          </table:table-cell>
          <table:table-cell table:number-columns-repeated="2" office:value-type="float" office:value="0.0003637694" calcext:value-type="float">
            <text:p>0.0003637694</text:p>
          </table:table-cell>
        </table:table-row>
        <table:table-row table:style-name="ro1">
          <table:table-cell office:value-type="float" office:value="3333" calcext:value-type="float">
            <text:p>3333</text:p>
          </table:table-cell>
          <table:table-cell table:number-columns-repeated="2" office:value-type="float" office:value="0.0003623353" calcext:value-type="float">
            <text:p>0.0003623353</text:p>
          </table:table-cell>
        </table:table-row>
        <table:table-row table:style-name="ro1">
          <table:table-cell office:value-type="float" office:value="3334" calcext:value-type="float">
            <text:p>3334</text:p>
          </table:table-cell>
          <table:table-cell table:number-columns-repeated="2" office:value-type="float" office:value="0.0003624246" calcext:value-type="float">
            <text:p>0.0003624246</text:p>
          </table:table-cell>
        </table:table-row>
        <table:table-row table:style-name="ro1">
          <table:table-cell office:value-type="float" office:value="3335" calcext:value-type="float">
            <text:p>3335</text:p>
          </table:table-cell>
          <table:table-cell table:number-columns-repeated="2" office:value-type="float" office:value="0.0003662863" calcext:value-type="float">
            <text:p>0.0003662863</text:p>
          </table:table-cell>
        </table:table-row>
        <table:table-row table:style-name="ro1">
          <table:table-cell office:value-type="float" office:value="3336" calcext:value-type="float">
            <text:p>3336</text:p>
          </table:table-cell>
          <table:table-cell table:number-columns-repeated="2" office:value-type="float" office:value="0.000352658" calcext:value-type="float">
            <text:p>0.000352658</text:p>
          </table:table-cell>
        </table:table-row>
        <table:table-row table:style-name="ro1">
          <table:table-cell office:value-type="float" office:value="3337" calcext:value-type="float">
            <text:p>3337</text:p>
          </table:table-cell>
          <table:table-cell table:number-columns-repeated="2" office:value-type="float" office:value="0.0003515889" calcext:value-type="float">
            <text:p>0.0003515889</text:p>
          </table:table-cell>
        </table:table-row>
        <table:table-row table:style-name="ro1">
          <table:table-cell office:value-type="float" office:value="3338" calcext:value-type="float">
            <text:p>3338</text:p>
          </table:table-cell>
          <table:table-cell table:number-columns-repeated="2" office:value-type="float" office:value="0.0003471005" calcext:value-type="float">
            <text:p>0.0003471005</text:p>
          </table:table-cell>
        </table:table-row>
        <table:table-row table:style-name="ro1">
          <table:table-cell office:value-type="float" office:value="3339" calcext:value-type="float">
            <text:p>3339</text:p>
          </table:table-cell>
          <table:table-cell table:number-columns-repeated="2" office:value-type="float" office:value="0.0003465078" calcext:value-type="float">
            <text:p>0.0003465078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table:number-columns-repeated="2" office:value-type="float" office:value="0.0003422953" calcext:value-type="float">
            <text:p>0.0003422953</text:p>
          </table:table-cell>
        </table:table-row>
        <table:table-row table:style-name="ro1">
          <table:table-cell office:value-type="float" office:value="3341" calcext:value-type="float">
            <text:p>3341</text:p>
          </table:table-cell>
          <table:table-cell table:number-columns-repeated="2" office:value-type="float" office:value="0.0003476194" calcext:value-type="float">
            <text:p>0.0003476194</text:p>
          </table:table-cell>
        </table:table-row>
        <table:table-row table:style-name="ro1">
          <table:table-cell office:value-type="float" office:value="3342" calcext:value-type="float">
            <text:p>3342</text:p>
          </table:table-cell>
          <table:table-cell table:number-columns-repeated="2" office:value-type="float" office:value="0.0003499289" calcext:value-type="float">
            <text:p>0.0003499289</text:p>
          </table:table-cell>
        </table:table-row>
        <table:table-row table:style-name="ro1">
          <table:table-cell office:value-type="float" office:value="3343" calcext:value-type="float">
            <text:p>3343</text:p>
          </table:table-cell>
          <table:table-cell table:number-columns-repeated="2" office:value-type="float" office:value="0.0003479554" calcext:value-type="float">
            <text:p>0.0003479554</text:p>
          </table:table-cell>
        </table:table-row>
        <table:table-row table:style-name="ro1">
          <table:table-cell office:value-type="float" office:value="3344" calcext:value-type="float">
            <text:p>3344</text:p>
          </table:table-cell>
          <table:table-cell table:number-columns-repeated="2" office:value-type="float" office:value="0.0003532591" calcext:value-type="float">
            <text:p>0.0003532591</text:p>
          </table:table-cell>
        </table:table-row>
        <table:table-row table:style-name="ro1">
          <table:table-cell office:value-type="float" office:value="3345" calcext:value-type="float">
            <text:p>3345</text:p>
          </table:table-cell>
          <table:table-cell table:number-columns-repeated="2" office:value-type="float" office:value="0.0003566784" calcext:value-type="float">
            <text:p>0.0003566784</text:p>
          </table:table-cell>
        </table:table-row>
        <table:table-row table:style-name="ro1">
          <table:table-cell office:value-type="float" office:value="3346" calcext:value-type="float">
            <text:p>3346</text:p>
          </table:table-cell>
          <table:table-cell table:number-columns-repeated="2" office:value-type="float" office:value="0.0003534973" calcext:value-type="float">
            <text:p>0.0003534973</text:p>
          </table:table-cell>
        </table:table-row>
        <table:table-row table:style-name="ro1">
          <table:table-cell office:value-type="float" office:value="3347" calcext:value-type="float">
            <text:p>3347</text:p>
          </table:table-cell>
          <table:table-cell table:number-columns-repeated="2" office:value-type="float" office:value="0.0003598653" calcext:value-type="float">
            <text:p>0.0003598653</text:p>
          </table:table-cell>
        </table:table-row>
        <table:table-row table:style-name="ro1">
          <table:table-cell office:value-type="float" office:value="3348" calcext:value-type="float">
            <text:p>3348</text:p>
          </table:table-cell>
          <table:table-cell table:number-columns-repeated="2" office:value-type="float" office:value="0.0003540479" calcext:value-type="float">
            <text:p>0.0003540479</text:p>
          </table:table-cell>
        </table:table-row>
        <table:table-row table:style-name="ro1">
          <table:table-cell office:value-type="float" office:value="3349" calcext:value-type="float">
            <text:p>3349</text:p>
          </table:table-cell>
          <table:table-cell table:number-columns-repeated="2" office:value-type="float" office:value="0.0003517313" calcext:value-type="float">
            <text:p>0.0003517313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table:number-columns-repeated="2" office:value-type="float" office:value="0.0003550427" calcext:value-type="float">
            <text:p>0.0003550427</text:p>
          </table:table-cell>
        </table:table-row>
        <table:table-row table:style-name="ro1">
          <table:table-cell office:value-type="float" office:value="3351" calcext:value-type="float">
            <text:p>3351</text:p>
          </table:table-cell>
          <table:table-cell table:number-columns-repeated="2" office:value-type="float" office:value="0.0003548779" calcext:value-type="float">
            <text:p>0.0003548779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 table:number-columns-repeated="2" office:value-type="float" office:value="0.0003513586" calcext:value-type="float">
            <text:p>0.0003513586</text:p>
          </table:table-cell>
        </table:table-row>
        <table:table-row table:style-name="ro1">
          <table:table-cell office:value-type="float" office:value="3353" calcext:value-type="float">
            <text:p>3353</text:p>
          </table:table-cell>
          <table:table-cell table:number-columns-repeated="2" office:value-type="float" office:value="0.0003556771" calcext:value-type="float">
            <text:p>0.0003556771</text:p>
          </table:table-cell>
        </table:table-row>
        <table:table-row table:style-name="ro1">
          <table:table-cell office:value-type="float" office:value="3354" calcext:value-type="float">
            <text:p>3354</text:p>
          </table:table-cell>
          <table:table-cell table:number-columns-repeated="2" office:value-type="float" office:value="0.0003532435" calcext:value-type="float">
            <text:p>0.0003532435</text:p>
          </table:table-cell>
        </table:table-row>
        <table:table-row table:style-name="ro1">
          <table:table-cell office:value-type="float" office:value="3355" calcext:value-type="float">
            <text:p>3355</text:p>
          </table:table-cell>
          <table:table-cell table:number-columns-repeated="2" office:value-type="float" office:value="0.0003468682" calcext:value-type="float">
            <text:p>0.0003468682</text:p>
          </table:table-cell>
        </table:table-row>
        <table:table-row table:style-name="ro1">
          <table:table-cell office:value-type="float" office:value="3356" calcext:value-type="float">
            <text:p>3356</text:p>
          </table:table-cell>
          <table:table-cell table:number-columns-repeated="2" office:value-type="float" office:value="0.0003484522" calcext:value-type="float">
            <text:p>0.0003484522</text:p>
          </table:table-cell>
        </table:table-row>
        <table:table-row table:style-name="ro1">
          <table:table-cell office:value-type="float" office:value="3357" calcext:value-type="float">
            <text:p>3357</text:p>
          </table:table-cell>
          <table:table-cell table:number-columns-repeated="2" office:value-type="float" office:value="0.0003531262" calcext:value-type="float">
            <text:p>0.0003531262</text:p>
          </table:table-cell>
        </table:table-row>
        <table:table-row table:style-name="ro1">
          <table:table-cell office:value-type="float" office:value="3358" calcext:value-type="float">
            <text:p>3358</text:p>
          </table:table-cell>
          <table:table-cell table:number-columns-repeated="2" office:value-type="float" office:value="0.0003609796" calcext:value-type="float">
            <text:p>0.0003609796</text:p>
          </table:table-cell>
        </table:table-row>
        <table:table-row table:style-name="ro1">
          <table:table-cell office:value-type="float" office:value="3359" calcext:value-type="float">
            <text:p>3359</text:p>
          </table:table-cell>
          <table:table-cell table:number-columns-repeated="2" office:value-type="float" office:value="0.0003703249" calcext:value-type="float">
            <text:p>0.0003703249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table:number-columns-repeated="2" office:value-type="float" office:value="0.0003608105" calcext:value-type="float">
            <text:p>0.0003608105</text:p>
          </table:table-cell>
        </table:table-row>
        <table:table-row table:style-name="ro1">
          <table:table-cell office:value-type="float" office:value="3361" calcext:value-type="float">
            <text:p>3361</text:p>
          </table:table-cell>
          <table:table-cell table:number-columns-repeated="2" office:value-type="float" office:value="0.0003571105" calcext:value-type="float">
            <text:p>0.0003571105</text:p>
          </table:table-cell>
        </table:table-row>
        <table:table-row table:style-name="ro1">
          <table:table-cell office:value-type="float" office:value="3362" calcext:value-type="float">
            <text:p>3362</text:p>
          </table:table-cell>
          <table:table-cell table:number-columns-repeated="2" office:value-type="float" office:value="0.0003702075" calcext:value-type="float">
            <text:p>0.0003702075</text:p>
          </table:table-cell>
        </table:table-row>
        <table:table-row table:style-name="ro1">
          <table:table-cell office:value-type="float" office:value="3363" calcext:value-type="float">
            <text:p>3363</text:p>
          </table:table-cell>
          <table:table-cell table:number-columns-repeated="2" office:value-type="float" office:value="0.000360039" calcext:value-type="float">
            <text:p>0.000360039</text:p>
          </table:table-cell>
        </table:table-row>
        <table:table-row table:style-name="ro1">
          <table:table-cell office:value-type="float" office:value="3364" calcext:value-type="float">
            <text:p>3364</text:p>
          </table:table-cell>
          <table:table-cell table:number-columns-repeated="2" office:value-type="float" office:value="0.0003600708" calcext:value-type="float">
            <text:p>0.0003600708</text:p>
          </table:table-cell>
        </table:table-row>
        <table:table-row table:style-name="ro1">
          <table:table-cell office:value-type="float" office:value="3365" calcext:value-type="float">
            <text:p>3365</text:p>
          </table:table-cell>
          <table:table-cell table:number-columns-repeated="2" office:value-type="float" office:value="0.000356186" calcext:value-type="float">
            <text:p>0.000356186</text:p>
          </table:table-cell>
        </table:table-row>
        <table:table-row table:style-name="ro1">
          <table:table-cell office:value-type="float" office:value="3366" calcext:value-type="float">
            <text:p>3366</text:p>
          </table:table-cell>
          <table:table-cell table:number-columns-repeated="2" office:value-type="float" office:value="0.0003557131" calcext:value-type="float">
            <text:p>0.0003557131</text:p>
          </table:table-cell>
        </table:table-row>
        <table:table-row table:style-name="ro1">
          <table:table-cell office:value-type="float" office:value="3367" calcext:value-type="float">
            <text:p>3367</text:p>
          </table:table-cell>
          <table:table-cell table:number-columns-repeated="2" office:value-type="float" office:value="0.0003536307" calcext:value-type="float">
            <text:p>0.0003536307</text:p>
          </table:table-cell>
        </table:table-row>
        <table:table-row table:style-name="ro1">
          <table:table-cell office:value-type="float" office:value="3368" calcext:value-type="float">
            <text:p>3368</text:p>
          </table:table-cell>
          <table:table-cell table:number-columns-repeated="2" office:value-type="float" office:value="0.0003479313" calcext:value-type="float">
            <text:p>0.0003479313</text:p>
          </table:table-cell>
        </table:table-row>
        <table:table-row table:style-name="ro1">
          <table:table-cell office:value-type="float" office:value="3369" calcext:value-type="float">
            <text:p>3369</text:p>
          </table:table-cell>
          <table:table-cell table:number-columns-repeated="2" office:value-type="float" office:value="0.0003435176" calcext:value-type="float">
            <text:p>0.0003435176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table:number-columns-repeated="2" office:value-type="float" office:value="0.0003457779" calcext:value-type="float">
            <text:p>0.0003457779</text:p>
          </table:table-cell>
        </table:table-row>
        <table:table-row table:style-name="ro1">
          <table:table-cell office:value-type="float" office:value="3371" calcext:value-type="float">
            <text:p>3371</text:p>
          </table:table-cell>
          <table:table-cell table:number-columns-repeated="2" office:value-type="float" office:value="0.0003427787" calcext:value-type="float">
            <text:p>0.0003427787</text:p>
          </table:table-cell>
        </table:table-row>
        <table:table-row table:style-name="ro1">
          <table:table-cell office:value-type="float" office:value="3372" calcext:value-type="float">
            <text:p>3372</text:p>
          </table:table-cell>
          <table:table-cell table:number-columns-repeated="2" office:value-type="float" office:value="0.000346101" calcext:value-type="float">
            <text:p>0.000346101</text:p>
          </table:table-cell>
        </table:table-row>
        <table:table-row table:style-name="ro1">
          <table:table-cell office:value-type="float" office:value="3373" calcext:value-type="float">
            <text:p>3373</text:p>
          </table:table-cell>
          <table:table-cell table:number-columns-repeated="2" office:value-type="float" office:value="0.0003437318" calcext:value-type="float">
            <text:p>0.0003437318</text:p>
          </table:table-cell>
        </table:table-row>
        <table:table-row table:style-name="ro1">
          <table:table-cell office:value-type="float" office:value="3374" calcext:value-type="float">
            <text:p>3374</text:p>
          </table:table-cell>
          <table:table-cell table:number-columns-repeated="2" office:value-type="float" office:value="0.0003409268" calcext:value-type="float">
            <text:p>0.0003409268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  <table:table-cell table:number-columns-repeated="2" office:value-type="float" office:value="0.0003461851" calcext:value-type="float">
            <text:p>0.0003461851</text:p>
          </table:table-cell>
        </table:table-row>
        <table:table-row table:style-name="ro1">
          <table:table-cell office:value-type="float" office:value="3376" calcext:value-type="float">
            <text:p>3376</text:p>
          </table:table-cell>
          <table:table-cell table:number-columns-repeated="2" office:value-type="float" office:value="0.0003435321" calcext:value-type="float">
            <text:p>0.0003435321</text:p>
          </table:table-cell>
        </table:table-row>
        <table:table-row table:style-name="ro1">
          <table:table-cell office:value-type="float" office:value="3377" calcext:value-type="float">
            <text:p>3377</text:p>
          </table:table-cell>
          <table:table-cell table:number-columns-repeated="2" office:value-type="float" office:value="0.0003434414" calcext:value-type="float">
            <text:p>0.0003434414</text:p>
          </table:table-cell>
        </table:table-row>
        <table:table-row table:style-name="ro1">
          <table:table-cell office:value-type="float" office:value="3378" calcext:value-type="float">
            <text:p>3378</text:p>
          </table:table-cell>
          <table:table-cell table:number-columns-repeated="2" office:value-type="float" office:value="0.0003488141" calcext:value-type="float">
            <text:p>0.0003488141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table:number-columns-repeated="2" office:value-type="float" office:value="0.0003553765" calcext:value-type="float">
            <text:p>0.0003553765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table:number-columns-repeated="2" office:value-type="float" office:value="0.000352679" calcext:value-type="float">
            <text:p>0.000352679</text:p>
          </table:table-cell>
        </table:table-row>
        <table:table-row table:style-name="ro1">
          <table:table-cell office:value-type="float" office:value="3381" calcext:value-type="float">
            <text:p>3381</text:p>
          </table:table-cell>
          <table:table-cell table:number-columns-repeated="2" office:value-type="float" office:value="0.0003460168" calcext:value-type="float">
            <text:p>0.0003460168</text:p>
          </table:table-cell>
        </table:table-row>
        <table:table-row table:style-name="ro1">
          <table:table-cell office:value-type="float" office:value="3382" calcext:value-type="float">
            <text:p>3382</text:p>
          </table:table-cell>
          <table:table-cell table:number-columns-repeated="2" office:value-type="float" office:value="0.0003441701" calcext:value-type="float">
            <text:p>0.0003441701</text:p>
          </table:table-cell>
        </table:table-row>
        <table:table-row table:style-name="ro1">
          <table:table-cell office:value-type="float" office:value="3383" calcext:value-type="float">
            <text:p>3383</text:p>
          </table:table-cell>
          <table:table-cell table:number-columns-repeated="2" office:value-type="float" office:value="0.0003517524" calcext:value-type="float">
            <text:p>0.0003517524</text:p>
          </table:table-cell>
        </table:table-row>
        <table:table-row table:style-name="ro1">
          <table:table-cell office:value-type="float" office:value="3384" calcext:value-type="float">
            <text:p>3384</text:p>
          </table:table-cell>
          <table:table-cell table:number-columns-repeated="2" office:value-type="float" office:value="0.0003548078" calcext:value-type="float">
            <text:p>0.0003548078</text:p>
          </table:table-cell>
        </table:table-row>
        <table:table-row table:style-name="ro1">
          <table:table-cell office:value-type="float" office:value="3385" calcext:value-type="float">
            <text:p>3385</text:p>
          </table:table-cell>
          <table:table-cell table:number-columns-repeated="2" office:value-type="float" office:value="0.0003578636" calcext:value-type="float">
            <text:p>0.0003578636</text:p>
          </table:table-cell>
        </table:table-row>
        <table:table-row table:style-name="ro1">
          <table:table-cell office:value-type="float" office:value="3386" calcext:value-type="float">
            <text:p>3386</text:p>
          </table:table-cell>
          <table:table-cell table:number-columns-repeated="2" office:value-type="float" office:value="0.0003638108" calcext:value-type="float">
            <text:p>0.0003638108</text:p>
          </table:table-cell>
        </table:table-row>
        <table:table-row table:style-name="ro1">
          <table:table-cell office:value-type="float" office:value="3387" calcext:value-type="float">
            <text:p>3387</text:p>
          </table:table-cell>
          <table:table-cell table:number-columns-repeated="2" office:value-type="float" office:value="0.0003736949" calcext:value-type="float">
            <text:p>0.0003736949</text:p>
          </table:table-cell>
        </table:table-row>
        <table:table-row table:style-name="ro1">
          <table:table-cell office:value-type="float" office:value="3388" calcext:value-type="float">
            <text:p>3388</text:p>
          </table:table-cell>
          <table:table-cell table:number-columns-repeated="2" office:value-type="float" office:value="0.0003695717" calcext:value-type="float">
            <text:p>0.0003695717</text:p>
          </table:table-cell>
        </table:table-row>
        <table:table-row table:style-name="ro1">
          <table:table-cell office:value-type="float" office:value="3389" calcext:value-type="float">
            <text:p>3389</text:p>
          </table:table-cell>
          <table:table-cell table:number-columns-repeated="2" office:value-type="float" office:value="0.0003662121" calcext:value-type="float">
            <text:p>0.0003662121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table:number-columns-repeated="2" office:value-type="float" office:value="0.0003589041" calcext:value-type="float">
            <text:p>0.0003589041</text:p>
          </table:table-cell>
        </table:table-row>
        <table:table-row table:style-name="ro1">
          <table:table-cell office:value-type="float" office:value="3391" calcext:value-type="float">
            <text:p>3391</text:p>
          </table:table-cell>
          <table:table-cell table:number-columns-repeated="2" office:value-type="float" office:value="0.0003620391" calcext:value-type="float">
            <text:p>0.0003620391</text:p>
          </table:table-cell>
        </table:table-row>
        <table:table-row table:style-name="ro1">
          <table:table-cell office:value-type="float" office:value="3392" calcext:value-type="float">
            <text:p>3392</text:p>
          </table:table-cell>
          <table:table-cell table:number-columns-repeated="2" office:value-type="float" office:value="0.0003614446" calcext:value-type="float">
            <text:p>0.0003614446</text:p>
          </table:table-cell>
        </table:table-row>
        <table:table-row table:style-name="ro1">
          <table:table-cell office:value-type="float" office:value="3393" calcext:value-type="float">
            <text:p>3393</text:p>
          </table:table-cell>
          <table:table-cell table:number-columns-repeated="2" office:value-type="float" office:value="0.0003708171" calcext:value-type="float">
            <text:p>0.0003708171</text:p>
          </table:table-cell>
        </table:table-row>
        <table:table-row table:style-name="ro1">
          <table:table-cell office:value-type="float" office:value="3394" calcext:value-type="float">
            <text:p>3394</text:p>
          </table:table-cell>
          <table:table-cell table:number-columns-repeated="2" office:value-type="float" office:value="0.0003677259" calcext:value-type="float">
            <text:p>0.0003677259</text:p>
          </table:table-cell>
        </table:table-row>
        <table:table-row table:style-name="ro1">
          <table:table-cell office:value-type="float" office:value="3395" calcext:value-type="float">
            <text:p>3395</text:p>
          </table:table-cell>
          <table:table-cell table:number-columns-repeated="2" office:value-type="float" office:value="0.0003717155" calcext:value-type="float">
            <text:p>0.0003717155</text:p>
          </table:table-cell>
        </table:table-row>
        <table:table-row table:style-name="ro1">
          <table:table-cell office:value-type="float" office:value="3396" calcext:value-type="float">
            <text:p>3396</text:p>
          </table:table-cell>
          <table:table-cell table:number-columns-repeated="2" office:value-type="float" office:value="0.0003705157" calcext:value-type="float">
            <text:p>0.0003705157</text:p>
          </table:table-cell>
        </table:table-row>
        <table:table-row table:style-name="ro1">
          <table:table-cell office:value-type="float" office:value="3397" calcext:value-type="float">
            <text:p>3397</text:p>
          </table:table-cell>
          <table:table-cell table:number-columns-repeated="2" office:value-type="float" office:value="0.0003681611" calcext:value-type="float">
            <text:p>0.0003681611</text:p>
          </table:table-cell>
        </table:table-row>
        <table:table-row table:style-name="ro1">
          <table:table-cell office:value-type="float" office:value="3398" calcext:value-type="float">
            <text:p>3398</text:p>
          </table:table-cell>
          <table:table-cell table:number-columns-repeated="2" office:value-type="float" office:value="0.0003678307" calcext:value-type="float">
            <text:p>0.0003678307</text:p>
          </table:table-cell>
        </table:table-row>
        <table:table-row table:style-name="ro1">
          <table:table-cell office:value-type="float" office:value="3399" calcext:value-type="float">
            <text:p>3399</text:p>
          </table:table-cell>
          <table:table-cell table:number-columns-repeated="2" office:value-type="float" office:value="0.0003708651" calcext:value-type="float">
            <text:p>0.0003708651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2" office:value-type="float" office:value="0.0003525686" calcext:value-type="float">
            <text:p>0.0003525686</text:p>
          </table:table-cell>
        </table:table-row>
        <table:table-row table:style-name="ro1">
          <table:table-cell office:value-type="float" office:value="3401" calcext:value-type="float">
            <text:p>3401</text:p>
          </table:table-cell>
          <table:table-cell table:number-columns-repeated="2" office:value-type="float" office:value="0.0003559975" calcext:value-type="float">
            <text:p>0.0003559975</text:p>
          </table:table-cell>
        </table:table-row>
        <table:table-row table:style-name="ro1">
          <table:table-cell office:value-type="float" office:value="3402" calcext:value-type="float">
            <text:p>3402</text:p>
          </table:table-cell>
          <table:table-cell table:number-columns-repeated="2" office:value-type="float" office:value="0.0003506108" calcext:value-type="float">
            <text:p>0.0003506108</text:p>
          </table:table-cell>
        </table:table-row>
        <table:table-row table:style-name="ro1">
          <table:table-cell office:value-type="float" office:value="3403" calcext:value-type="float">
            <text:p>3403</text:p>
          </table:table-cell>
          <table:table-cell table:number-columns-repeated="2" office:value-type="float" office:value="0.000350305" calcext:value-type="float">
            <text:p>0.000350305</text:p>
          </table:table-cell>
        </table:table-row>
        <table:table-row table:style-name="ro1">
          <table:table-cell office:value-type="float" office:value="3404" calcext:value-type="float">
            <text:p>3404</text:p>
          </table:table-cell>
          <table:table-cell table:number-columns-repeated="2" office:value-type="float" office:value="0.0003439471" calcext:value-type="float">
            <text:p>0.0003439471</text:p>
          </table:table-cell>
        </table:table-row>
        <table:table-row table:style-name="ro1">
          <table:table-cell office:value-type="float" office:value="3405" calcext:value-type="float">
            <text:p>3405</text:p>
          </table:table-cell>
          <table:table-cell table:number-columns-repeated="2" office:value-type="float" office:value="0.0003526318" calcext:value-type="float">
            <text:p>0.0003526318</text:p>
          </table:table-cell>
        </table:table-row>
        <table:table-row table:style-name="ro1">
          <table:table-cell office:value-type="float" office:value="3406" calcext:value-type="float">
            <text:p>3406</text:p>
          </table:table-cell>
          <table:table-cell table:number-columns-repeated="2" office:value-type="float" office:value="0.000352123" calcext:value-type="float">
            <text:p>0.000352123</text:p>
          </table:table-cell>
        </table:table-row>
        <table:table-row table:style-name="ro1">
          <table:table-cell office:value-type="float" office:value="3407" calcext:value-type="float">
            <text:p>3407</text:p>
          </table:table-cell>
          <table:table-cell table:number-columns-repeated="2" office:value-type="float" office:value="0.0003582779" calcext:value-type="float">
            <text:p>0.0003582779</text:p>
          </table:table-cell>
        </table:table-row>
        <table:table-row table:style-name="ro1">
          <table:table-cell office:value-type="float" office:value="3408" calcext:value-type="float">
            <text:p>3408</text:p>
          </table:table-cell>
          <table:table-cell table:number-columns-repeated="2" office:value-type="float" office:value="0.0003569335" calcext:value-type="float">
            <text:p>0.0003569335</text:p>
          </table:table-cell>
        </table:table-row>
        <table:table-row table:style-name="ro1">
          <table:table-cell office:value-type="float" office:value="3409" calcext:value-type="float">
            <text:p>3409</text:p>
          </table:table-cell>
          <table:table-cell table:number-columns-repeated="2" office:value-type="float" office:value="0.0003588017" calcext:value-type="float">
            <text:p>0.0003588017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table:number-columns-repeated="2" office:value-type="float" office:value="0.0003509941" calcext:value-type="float">
            <text:p>0.0003509941</text:p>
          </table:table-cell>
        </table:table-row>
        <table:table-row table:style-name="ro1">
          <table:table-cell office:value-type="float" office:value="3411" calcext:value-type="float">
            <text:p>3411</text:p>
          </table:table-cell>
          <table:table-cell table:number-columns-repeated="2" office:value-type="float" office:value="0.0003615515" calcext:value-type="float">
            <text:p>0.0003615515</text:p>
          </table:table-cell>
        </table:table-row>
        <table:table-row table:style-name="ro1">
          <table:table-cell office:value-type="float" office:value="3412" calcext:value-type="float">
            <text:p>3412</text:p>
          </table:table-cell>
          <table:table-cell table:number-columns-repeated="2" office:value-type="float" office:value="0.0003533564" calcext:value-type="float">
            <text:p>0.0003533564</text:p>
          </table:table-cell>
        </table:table-row>
        <table:table-row table:style-name="ro1">
          <table:table-cell office:value-type="float" office:value="3413" calcext:value-type="float">
            <text:p>3413</text:p>
          </table:table-cell>
          <table:table-cell table:number-columns-repeated="2" office:value-type="float" office:value="0.0003532252" calcext:value-type="float">
            <text:p>0.0003532252</text:p>
          </table:table-cell>
        </table:table-row>
        <table:table-row table:style-name="ro1">
          <table:table-cell office:value-type="float" office:value="3414" calcext:value-type="float">
            <text:p>3414</text:p>
          </table:table-cell>
          <table:table-cell table:number-columns-repeated="2" office:value-type="float" office:value="0.0003499246" calcext:value-type="float">
            <text:p>0.0003499246</text:p>
          </table:table-cell>
        </table:table-row>
        <table:table-row table:style-name="ro1">
          <table:table-cell office:value-type="float" office:value="3415" calcext:value-type="float">
            <text:p>3415</text:p>
          </table:table-cell>
          <table:table-cell table:number-columns-repeated="2" office:value-type="float" office:value="0.0003565823" calcext:value-type="float">
            <text:p>0.0003565823</text:p>
          </table:table-cell>
        </table:table-row>
        <table:table-row table:style-name="ro1">
          <table:table-cell office:value-type="float" office:value="3416" calcext:value-type="float">
            <text:p>3416</text:p>
          </table:table-cell>
          <table:table-cell table:number-columns-repeated="2" office:value-type="float" office:value="0.0003572224" calcext:value-type="float">
            <text:p>0.0003572224</text:p>
          </table:table-cell>
        </table:table-row>
        <table:table-row table:style-name="ro1">
          <table:table-cell office:value-type="float" office:value="3417" calcext:value-type="float">
            <text:p>3417</text:p>
          </table:table-cell>
          <table:table-cell table:number-columns-repeated="2" office:value-type="float" office:value="0.0003498051" calcext:value-type="float">
            <text:p>0.0003498051</text:p>
          </table:table-cell>
        </table:table-row>
        <table:table-row table:style-name="ro1">
          <table:table-cell office:value-type="float" office:value="3418" calcext:value-type="float">
            <text:p>3418</text:p>
          </table:table-cell>
          <table:table-cell table:number-columns-repeated="2" office:value-type="float" office:value="0.0003436001" calcext:value-type="float">
            <text:p>0.0003436001</text:p>
          </table:table-cell>
        </table:table-row>
        <table:table-row table:style-name="ro1">
          <table:table-cell office:value-type="float" office:value="3419" calcext:value-type="float">
            <text:p>3419</text:p>
          </table:table-cell>
          <table:table-cell table:number-columns-repeated="2" office:value-type="float" office:value="0.0003394998" calcext:value-type="float">
            <text:p>0.0003394998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table:number-columns-repeated="2" office:value-type="float" office:value="0.0003480692" calcext:value-type="float">
            <text:p>0.0003480692</text:p>
          </table:table-cell>
        </table:table-row>
        <table:table-row table:style-name="ro1">
          <table:table-cell office:value-type="float" office:value="3421" calcext:value-type="float">
            <text:p>3421</text:p>
          </table:table-cell>
          <table:table-cell table:number-columns-repeated="2" office:value-type="float" office:value="0.0003515551" calcext:value-type="float">
            <text:p>0.0003515551</text:p>
          </table:table-cell>
        </table:table-row>
        <table:table-row table:style-name="ro1">
          <table:table-cell office:value-type="float" office:value="3422" calcext:value-type="float">
            <text:p>3422</text:p>
          </table:table-cell>
          <table:table-cell table:number-columns-repeated="2" office:value-type="float" office:value="0.0003502677" calcext:value-type="float">
            <text:p>0.0003502677</text:p>
          </table:table-cell>
        </table:table-row>
        <table:table-row table:style-name="ro1">
          <table:table-cell office:value-type="float" office:value="3423" calcext:value-type="float">
            <text:p>3423</text:p>
          </table:table-cell>
          <table:table-cell table:number-columns-repeated="2" office:value-type="float" office:value="0.0003537606" calcext:value-type="float">
            <text:p>0.0003537606</text:p>
          </table:table-cell>
        </table:table-row>
        <table:table-row table:style-name="ro1">
          <table:table-cell office:value-type="float" office:value="3424" calcext:value-type="float">
            <text:p>3424</text:p>
          </table:table-cell>
          <table:table-cell table:number-columns-repeated="2" office:value-type="float" office:value="0.000362002" calcext:value-type="float">
            <text:p>0.000362002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  <table:table-cell table:number-columns-repeated="2" office:value-type="float" office:value="0.0003563059" calcext:value-type="float">
            <text:p>0.0003563059</text:p>
          </table:table-cell>
        </table:table-row>
        <table:table-row table:style-name="ro1">
          <table:table-cell office:value-type="float" office:value="3426" calcext:value-type="float">
            <text:p>3426</text:p>
          </table:table-cell>
          <table:table-cell table:number-columns-repeated="2" office:value-type="float" office:value="0.0003592841" calcext:value-type="float">
            <text:p>0.0003592841</text:p>
          </table:table-cell>
        </table:table-row>
        <table:table-row table:style-name="ro1">
          <table:table-cell office:value-type="float" office:value="3427" calcext:value-type="float">
            <text:p>3427</text:p>
          </table:table-cell>
          <table:table-cell table:number-columns-repeated="2" office:value-type="float" office:value="0.0003550983" calcext:value-type="float">
            <text:p>0.0003550983</text:p>
          </table:table-cell>
        </table:table-row>
        <table:table-row table:style-name="ro1">
          <table:table-cell office:value-type="float" office:value="3428" calcext:value-type="float">
            <text:p>3428</text:p>
          </table:table-cell>
          <table:table-cell table:number-columns-repeated="2" office:value-type="float" office:value="0.0003602798" calcext:value-type="float">
            <text:p>0.0003602798</text:p>
          </table:table-cell>
        </table:table-row>
        <table:table-row table:style-name="ro1">
          <table:table-cell office:value-type="float" office:value="3429" calcext:value-type="float">
            <text:p>3429</text:p>
          </table:table-cell>
          <table:table-cell table:number-columns-repeated="2" office:value-type="float" office:value="0.0003573711" calcext:value-type="float">
            <text:p>0.0003573711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table:number-columns-repeated="2" office:value-type="float" office:value="0.0003576333" calcext:value-type="float">
            <text:p>0.0003576333</text:p>
          </table:table-cell>
        </table:table-row>
        <table:table-row table:style-name="ro1">
          <table:table-cell office:value-type="float" office:value="3431" calcext:value-type="float">
            <text:p>3431</text:p>
          </table:table-cell>
          <table:table-cell table:number-columns-repeated="2" office:value-type="float" office:value="0.0003556153" calcext:value-type="float">
            <text:p>0.0003556153</text:p>
          </table:table-cell>
        </table:table-row>
        <table:table-row table:style-name="ro1">
          <table:table-cell office:value-type="float" office:value="3432" calcext:value-type="float">
            <text:p>3432</text:p>
          </table:table-cell>
          <table:table-cell table:number-columns-repeated="2" office:value-type="float" office:value="0.0003553394" calcext:value-type="float">
            <text:p>0.0003553394</text:p>
          </table:table-cell>
        </table:table-row>
        <table:table-row table:style-name="ro1">
          <table:table-cell office:value-type="float" office:value="3433" calcext:value-type="float">
            <text:p>3433</text:p>
          </table:table-cell>
          <table:table-cell table:number-columns-repeated="2" office:value-type="float" office:value="0.0003573434" calcext:value-type="float">
            <text:p>0.0003573434</text:p>
          </table:table-cell>
        </table:table-row>
        <table:table-row table:style-name="ro1">
          <table:table-cell office:value-type="float" office:value="3434" calcext:value-type="float">
            <text:p>3434</text:p>
          </table:table-cell>
          <table:table-cell table:number-columns-repeated="2" office:value-type="float" office:value="0.0003597277" calcext:value-type="float">
            <text:p>0.0003597277</text:p>
          </table:table-cell>
        </table:table-row>
        <table:table-row table:style-name="ro1">
          <table:table-cell office:value-type="float" office:value="3435" calcext:value-type="float">
            <text:p>3435</text:p>
          </table:table-cell>
          <table:table-cell table:number-columns-repeated="2" office:value-type="float" office:value="0.0003628859" calcext:value-type="float">
            <text:p>0.0003628859</text:p>
          </table:table-cell>
        </table:table-row>
        <table:table-row table:style-name="ro1">
          <table:table-cell office:value-type="float" office:value="3436" calcext:value-type="float">
            <text:p>3436</text:p>
          </table:table-cell>
          <table:table-cell table:number-columns-repeated="2" office:value-type="float" office:value="0.0003631005" calcext:value-type="float">
            <text:p>0.0003631005</text:p>
          </table:table-cell>
        </table:table-row>
        <table:table-row table:style-name="ro1">
          <table:table-cell office:value-type="float" office:value="3437" calcext:value-type="float">
            <text:p>3437</text:p>
          </table:table-cell>
          <table:table-cell table:number-columns-repeated="2" office:value-type="float" office:value="0.0003609384" calcext:value-type="float">
            <text:p>0.0003609384</text:p>
          </table:table-cell>
        </table:table-row>
        <table:table-row table:style-name="ro1">
          <table:table-cell office:value-type="float" office:value="3438" calcext:value-type="float">
            <text:p>3438</text:p>
          </table:table-cell>
          <table:table-cell table:number-columns-repeated="2" office:value-type="float" office:value="0.0003571584" calcext:value-type="float">
            <text:p>0.0003571584</text:p>
          </table:table-cell>
        </table:table-row>
        <table:table-row table:style-name="ro1">
          <table:table-cell office:value-type="float" office:value="3439" calcext:value-type="float">
            <text:p>3439</text:p>
          </table:table-cell>
          <table:table-cell table:number-columns-repeated="2" office:value-type="float" office:value="0.0003570154" calcext:value-type="float">
            <text:p>0.0003570154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table:number-columns-repeated="2" office:value-type="float" office:value="0.000354312" calcext:value-type="float">
            <text:p>0.000354312</text:p>
          </table:table-cell>
        </table:table-row>
        <table:table-row table:style-name="ro1">
          <table:table-cell office:value-type="float" office:value="3441" calcext:value-type="float">
            <text:p>3441</text:p>
          </table:table-cell>
          <table:table-cell table:number-columns-repeated="2" office:value-type="float" office:value="0.0003411915" calcext:value-type="float">
            <text:p>0.0003411915</text:p>
          </table:table-cell>
        </table:table-row>
        <table:table-row table:style-name="ro1">
          <table:table-cell office:value-type="float" office:value="3442" calcext:value-type="float">
            <text:p>3442</text:p>
          </table:table-cell>
          <table:table-cell table:number-columns-repeated="2" office:value-type="float" office:value="0.0003559071" calcext:value-type="float">
            <text:p>0.0003559071</text:p>
          </table:table-cell>
        </table:table-row>
        <table:table-row table:style-name="ro1">
          <table:table-cell office:value-type="float" office:value="3443" calcext:value-type="float">
            <text:p>3443</text:p>
          </table:table-cell>
          <table:table-cell table:number-columns-repeated="2" office:value-type="float" office:value="0.000365988" calcext:value-type="float">
            <text:p>0.000365988</text:p>
          </table:table-cell>
        </table:table-row>
        <table:table-row table:style-name="ro1">
          <table:table-cell office:value-type="float" office:value="3444" calcext:value-type="float">
            <text:p>3444</text:p>
          </table:table-cell>
          <table:table-cell table:number-columns-repeated="2" office:value-type="float" office:value="0.0003635137" calcext:value-type="float">
            <text:p>0.0003635137</text:p>
          </table:table-cell>
        </table:table-row>
        <table:table-row table:style-name="ro1">
          <table:table-cell office:value-type="float" office:value="3445" calcext:value-type="float">
            <text:p>3445</text:p>
          </table:table-cell>
          <table:table-cell table:number-columns-repeated="2" office:value-type="float" office:value="0.0003602806" calcext:value-type="float">
            <text:p>0.0003602806</text:p>
          </table:table-cell>
        </table:table-row>
        <table:table-row table:style-name="ro1">
          <table:table-cell office:value-type="float" office:value="3446" calcext:value-type="float">
            <text:p>3446</text:p>
          </table:table-cell>
          <table:table-cell table:number-columns-repeated="2" office:value-type="float" office:value="0.0003591912" calcext:value-type="float">
            <text:p>0.0003591912</text:p>
          </table:table-cell>
        </table:table-row>
        <table:table-row table:style-name="ro1">
          <table:table-cell office:value-type="float" office:value="3447" calcext:value-type="float">
            <text:p>3447</text:p>
          </table:table-cell>
          <table:table-cell table:number-columns-repeated="2" office:value-type="float" office:value="0.0003603206" calcext:value-type="float">
            <text:p>0.0003603206</text:p>
          </table:table-cell>
        </table:table-row>
        <table:table-row table:style-name="ro1">
          <table:table-cell office:value-type="float" office:value="3448" calcext:value-type="float">
            <text:p>3448</text:p>
          </table:table-cell>
          <table:table-cell table:number-columns-repeated="2" office:value-type="float" office:value="0.0003598119" calcext:value-type="float">
            <text:p>0.0003598119</text:p>
          </table:table-cell>
        </table:table-row>
        <table:table-row table:style-name="ro1">
          <table:table-cell office:value-type="float" office:value="3449" calcext:value-type="float">
            <text:p>3449</text:p>
          </table:table-cell>
          <table:table-cell table:number-columns-repeated="2" office:value-type="float" office:value="0.0003550589" calcext:value-type="float">
            <text:p>0.0003550589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table:number-columns-repeated="2" office:value-type="float" office:value="0.0003614043" calcext:value-type="float">
            <text:p>0.0003614043</text:p>
          </table:table-cell>
        </table:table-row>
        <table:table-row table:style-name="ro1">
          <table:table-cell office:value-type="float" office:value="3451" calcext:value-type="float">
            <text:p>3451</text:p>
          </table:table-cell>
          <table:table-cell table:number-columns-repeated="2" office:value-type="float" office:value="0.0003632358" calcext:value-type="float">
            <text:p>0.0003632358</text:p>
          </table:table-cell>
        </table:table-row>
        <table:table-row table:style-name="ro1">
          <table:table-cell office:value-type="float" office:value="3452" calcext:value-type="float">
            <text:p>3452</text:p>
          </table:table-cell>
          <table:table-cell table:number-columns-repeated="2" office:value-type="float" office:value="0.0003627161" calcext:value-type="float">
            <text:p>0.0003627161</text:p>
          </table:table-cell>
        </table:table-row>
        <table:table-row table:style-name="ro1">
          <table:table-cell office:value-type="float" office:value="3453" calcext:value-type="float">
            <text:p>3453</text:p>
          </table:table-cell>
          <table:table-cell table:number-columns-repeated="2" office:value-type="float" office:value="0.0003599263" calcext:value-type="float">
            <text:p>0.0003599263</text:p>
          </table:table-cell>
        </table:table-row>
        <table:table-row table:style-name="ro1">
          <table:table-cell office:value-type="float" office:value="3454" calcext:value-type="float">
            <text:p>3454</text:p>
          </table:table-cell>
          <table:table-cell table:number-columns-repeated="2" office:value-type="float" office:value="0.0003544666" calcext:value-type="float">
            <text:p>0.0003544666</text:p>
          </table:table-cell>
        </table:table-row>
        <table:table-row table:style-name="ro1">
          <table:table-cell office:value-type="float" office:value="3455" calcext:value-type="float">
            <text:p>3455</text:p>
          </table:table-cell>
          <table:table-cell table:number-columns-repeated="2" office:value-type="float" office:value="0.0003545893" calcext:value-type="float">
            <text:p>0.0003545893</text:p>
          </table:table-cell>
        </table:table-row>
        <table:table-row table:style-name="ro1">
          <table:table-cell office:value-type="float" office:value="3456" calcext:value-type="float">
            <text:p>3456</text:p>
          </table:table-cell>
          <table:table-cell table:number-columns-repeated="2" office:value-type="float" office:value="0.0003545059" calcext:value-type="float">
            <text:p>0.0003545059</text:p>
          </table:table-cell>
        </table:table-row>
        <table:table-row table:style-name="ro1">
          <table:table-cell office:value-type="float" office:value="3457" calcext:value-type="float">
            <text:p>3457</text:p>
          </table:table-cell>
          <table:table-cell table:number-columns-repeated="2" office:value-type="float" office:value="0.0003562281" calcext:value-type="float">
            <text:p>0.0003562281</text:p>
          </table:table-cell>
        </table:table-row>
        <table:table-row table:style-name="ro1">
          <table:table-cell office:value-type="float" office:value="3458" calcext:value-type="float">
            <text:p>3458</text:p>
          </table:table-cell>
          <table:table-cell table:number-columns-repeated="2" office:value-type="float" office:value="0.000360338" calcext:value-type="float">
            <text:p>0.000360338</text:p>
          </table:table-cell>
        </table:table-row>
        <table:table-row table:style-name="ro1">
          <table:table-cell office:value-type="float" office:value="3459" calcext:value-type="float">
            <text:p>3459</text:p>
          </table:table-cell>
          <table:table-cell table:number-columns-repeated="2" office:value-type="float" office:value="0.0003644759" calcext:value-type="float">
            <text:p>0.0003644759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table:number-columns-repeated="2" office:value-type="float" office:value="0.0003648759" calcext:value-type="float">
            <text:p>0.0003648759</text:p>
          </table:table-cell>
        </table:table-row>
        <table:table-row table:style-name="ro1">
          <table:table-cell office:value-type="float" office:value="3461" calcext:value-type="float">
            <text:p>3461</text:p>
          </table:table-cell>
          <table:table-cell table:number-columns-repeated="2" office:value-type="float" office:value="0.0003628977" calcext:value-type="float">
            <text:p>0.0003628977</text:p>
          </table:table-cell>
        </table:table-row>
        <table:table-row table:style-name="ro1">
          <table:table-cell office:value-type="float" office:value="3462" calcext:value-type="float">
            <text:p>3462</text:p>
          </table:table-cell>
          <table:table-cell table:number-columns-repeated="2" office:value-type="float" office:value="0.0003601437" calcext:value-type="float">
            <text:p>0.0003601437</text:p>
          </table:table-cell>
        </table:table-row>
        <table:table-row table:style-name="ro1">
          <table:table-cell office:value-type="float" office:value="3463" calcext:value-type="float">
            <text:p>3463</text:p>
          </table:table-cell>
          <table:table-cell table:number-columns-repeated="2" office:value-type="float" office:value="0.0003584274" calcext:value-type="float">
            <text:p>0.0003584274</text:p>
          </table:table-cell>
        </table:table-row>
        <table:table-row table:style-name="ro1">
          <table:table-cell office:value-type="float" office:value="3464" calcext:value-type="float">
            <text:p>3464</text:p>
          </table:table-cell>
          <table:table-cell table:number-columns-repeated="2" office:value-type="float" office:value="0.0003704165" calcext:value-type="float">
            <text:p>0.0003704165</text:p>
          </table:table-cell>
        </table:table-row>
        <table:table-row table:style-name="ro1">
          <table:table-cell office:value-type="float" office:value="3465" calcext:value-type="float">
            <text:p>3465</text:p>
          </table:table-cell>
          <table:table-cell table:number-columns-repeated="2" office:value-type="float" office:value="0.0003655464" calcext:value-type="float">
            <text:p>0.0003655464</text:p>
          </table:table-cell>
        </table:table-row>
        <table:table-row table:style-name="ro1">
          <table:table-cell office:value-type="float" office:value="3466" calcext:value-type="float">
            <text:p>3466</text:p>
          </table:table-cell>
          <table:table-cell table:number-columns-repeated="2" office:value-type="float" office:value="0.0003562447" calcext:value-type="float">
            <text:p>0.0003562447</text:p>
          </table:table-cell>
        </table:table-row>
        <table:table-row table:style-name="ro1">
          <table:table-cell office:value-type="float" office:value="3467" calcext:value-type="float">
            <text:p>3467</text:p>
          </table:table-cell>
          <table:table-cell table:number-columns-repeated="2" office:value-type="float" office:value="0.0003606679" calcext:value-type="float">
            <text:p>0.0003606679</text:p>
          </table:table-cell>
        </table:table-row>
        <table:table-row table:style-name="ro1">
          <table:table-cell office:value-type="float" office:value="3468" calcext:value-type="float">
            <text:p>3468</text:p>
          </table:table-cell>
          <table:table-cell table:number-columns-repeated="2" office:value-type="float" office:value="0.0003657833" calcext:value-type="float">
            <text:p>0.0003657833</text:p>
          </table:table-cell>
        </table:table-row>
        <table:table-row table:style-name="ro1">
          <table:table-cell office:value-type="float" office:value="3469" calcext:value-type="float">
            <text:p>3469</text:p>
          </table:table-cell>
          <table:table-cell table:number-columns-repeated="2" office:value-type="float" office:value="0.0003681165" calcext:value-type="float">
            <text:p>0.0003681165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table:number-columns-repeated="2" office:value-type="float" office:value="0.0003736066" calcext:value-type="float">
            <text:p>0.0003736066</text:p>
          </table:table-cell>
        </table:table-row>
        <table:table-row table:style-name="ro1">
          <table:table-cell office:value-type="float" office:value="3471" calcext:value-type="float">
            <text:p>3471</text:p>
          </table:table-cell>
          <table:table-cell table:number-columns-repeated="2" office:value-type="float" office:value="0.0003694557" calcext:value-type="float">
            <text:p>0.0003694557</text:p>
          </table:table-cell>
        </table:table-row>
        <table:table-row table:style-name="ro1">
          <table:table-cell office:value-type="float" office:value="3472" calcext:value-type="float">
            <text:p>3472</text:p>
          </table:table-cell>
          <table:table-cell table:number-columns-repeated="2" office:value-type="float" office:value="0.000365886" calcext:value-type="float">
            <text:p>0.000365886</text:p>
          </table:table-cell>
        </table:table-row>
        <table:table-row table:style-name="ro1">
          <table:table-cell office:value-type="float" office:value="3473" calcext:value-type="float">
            <text:p>3473</text:p>
          </table:table-cell>
          <table:table-cell table:number-columns-repeated="2" office:value-type="float" office:value="0.0003658808" calcext:value-type="float">
            <text:p>0.0003658808</text:p>
          </table:table-cell>
        </table:table-row>
        <table:table-row table:style-name="ro1">
          <table:table-cell office:value-type="float" office:value="3474" calcext:value-type="float">
            <text:p>3474</text:p>
          </table:table-cell>
          <table:table-cell table:number-columns-repeated="2" office:value-type="float" office:value="0.000365006" calcext:value-type="float">
            <text:p>0.000365006</text:p>
          </table:table-cell>
        </table:table-row>
        <table:table-row table:style-name="ro1">
          <table:table-cell office:value-type="float" office:value="3475" calcext:value-type="float">
            <text:p>3475</text:p>
          </table:table-cell>
          <table:table-cell table:number-columns-repeated="2" office:value-type="float" office:value="0.0003661941" calcext:value-type="float">
            <text:p>0.0003661941</text:p>
          </table:table-cell>
        </table:table-row>
        <table:table-row table:style-name="ro1">
          <table:table-cell office:value-type="float" office:value="3476" calcext:value-type="float">
            <text:p>3476</text:p>
          </table:table-cell>
          <table:table-cell table:number-columns-repeated="2" office:value-type="float" office:value="0.0003695539" calcext:value-type="float">
            <text:p>0.0003695539</text:p>
          </table:table-cell>
        </table:table-row>
        <table:table-row table:style-name="ro1">
          <table:table-cell office:value-type="float" office:value="3477" calcext:value-type="float">
            <text:p>3477</text:p>
          </table:table-cell>
          <table:table-cell table:number-columns-repeated="2" office:value-type="float" office:value="0.0003703959" calcext:value-type="float">
            <text:p>0.0003703959</text:p>
          </table:table-cell>
        </table:table-row>
        <table:table-row table:style-name="ro1">
          <table:table-cell office:value-type="float" office:value="3478" calcext:value-type="float">
            <text:p>3478</text:p>
          </table:table-cell>
          <table:table-cell table:number-columns-repeated="2" office:value-type="float" office:value="0.0003739983" calcext:value-type="float">
            <text:p>0.0003739983</text:p>
          </table:table-cell>
        </table:table-row>
        <table:table-row table:style-name="ro1">
          <table:table-cell office:value-type="float" office:value="3479" calcext:value-type="float">
            <text:p>3479</text:p>
          </table:table-cell>
          <table:table-cell table:number-columns-repeated="2" office:value-type="float" office:value="0.0003699213" calcext:value-type="float">
            <text:p>0.0003699213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table:number-columns-repeated="2" office:value-type="float" office:value="0.0003748627" calcext:value-type="float">
            <text:p>0.0003748627</text:p>
          </table:table-cell>
        </table:table-row>
        <table:table-row table:style-name="ro1">
          <table:table-cell office:value-type="float" office:value="3481" calcext:value-type="float">
            <text:p>3481</text:p>
          </table:table-cell>
          <table:table-cell table:number-columns-repeated="2" office:value-type="float" office:value="0.0003752752" calcext:value-type="float">
            <text:p>0.0003752752</text:p>
          </table:table-cell>
        </table:table-row>
        <table:table-row table:style-name="ro1">
          <table:table-cell office:value-type="float" office:value="3482" calcext:value-type="float">
            <text:p>3482</text:p>
          </table:table-cell>
          <table:table-cell table:number-columns-repeated="2" office:value-type="float" office:value="0.0003677486" calcext:value-type="float">
            <text:p>0.0003677486</text:p>
          </table:table-cell>
        </table:table-row>
        <table:table-row table:style-name="ro1">
          <table:table-cell office:value-type="float" office:value="3483" calcext:value-type="float">
            <text:p>3483</text:p>
          </table:table-cell>
          <table:table-cell table:number-columns-repeated="2" office:value-type="float" office:value="0.0003631296" calcext:value-type="float">
            <text:p>0.0003631296</text:p>
          </table:table-cell>
        </table:table-row>
        <table:table-row table:style-name="ro1">
          <table:table-cell office:value-type="float" office:value="3484" calcext:value-type="float">
            <text:p>3484</text:p>
          </table:table-cell>
          <table:table-cell table:number-columns-repeated="2" office:value-type="float" office:value="0.0003685643" calcext:value-type="float">
            <text:p>0.0003685643</text:p>
          </table:table-cell>
        </table:table-row>
        <table:table-row table:style-name="ro1">
          <table:table-cell office:value-type="float" office:value="3485" calcext:value-type="float">
            <text:p>3485</text:p>
          </table:table-cell>
          <table:table-cell table:number-columns-repeated="2" office:value-type="float" office:value="0.0003669355" calcext:value-type="float">
            <text:p>0.0003669355</text:p>
          </table:table-cell>
        </table:table-row>
        <table:table-row table:style-name="ro1">
          <table:table-cell office:value-type="float" office:value="3486" calcext:value-type="float">
            <text:p>3486</text:p>
          </table:table-cell>
          <table:table-cell table:number-columns-repeated="2" office:value-type="float" office:value="0.0003667215" calcext:value-type="float">
            <text:p>0.0003667215</text:p>
          </table:table-cell>
        </table:table-row>
        <table:table-row table:style-name="ro1">
          <table:table-cell office:value-type="float" office:value="3487" calcext:value-type="float">
            <text:p>3487</text:p>
          </table:table-cell>
          <table:table-cell table:number-columns-repeated="2" office:value-type="float" office:value="0.0003622738" calcext:value-type="float">
            <text:p>0.0003622738</text:p>
          </table:table-cell>
        </table:table-row>
        <table:table-row table:style-name="ro1">
          <table:table-cell office:value-type="float" office:value="3488" calcext:value-type="float">
            <text:p>3488</text:p>
          </table:table-cell>
          <table:table-cell table:number-columns-repeated="2" office:value-type="float" office:value="0.0003560972" calcext:value-type="float">
            <text:p>0.0003560972</text:p>
          </table:table-cell>
        </table:table-row>
        <table:table-row table:style-name="ro1">
          <table:table-cell office:value-type="float" office:value="3489" calcext:value-type="float">
            <text:p>3489</text:p>
          </table:table-cell>
          <table:table-cell table:number-columns-repeated="2" office:value-type="float" office:value="0.0003605672" calcext:value-type="float">
            <text:p>0.0003605672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table:number-columns-repeated="2" office:value-type="float" office:value="0.0003619277" calcext:value-type="float">
            <text:p>0.0003619277</text:p>
          </table:table-cell>
        </table:table-row>
        <table:table-row table:style-name="ro1">
          <table:table-cell office:value-type="float" office:value="3491" calcext:value-type="float">
            <text:p>3491</text:p>
          </table:table-cell>
          <table:table-cell table:number-columns-repeated="2" office:value-type="float" office:value="0.0003715841" calcext:value-type="float">
            <text:p>0.0003715841</text:p>
          </table:table-cell>
        </table:table-row>
        <table:table-row table:style-name="ro1">
          <table:table-cell office:value-type="float" office:value="3492" calcext:value-type="float">
            <text:p>3492</text:p>
          </table:table-cell>
          <table:table-cell table:number-columns-repeated="2" office:value-type="float" office:value="0.000381254" calcext:value-type="float">
            <text:p>0.000381254</text:p>
          </table:table-cell>
        </table:table-row>
        <table:table-row table:style-name="ro1">
          <table:table-cell office:value-type="float" office:value="3493" calcext:value-type="float">
            <text:p>3493</text:p>
          </table:table-cell>
          <table:table-cell table:number-columns-repeated="2" office:value-type="float" office:value="0.0003775329" calcext:value-type="float">
            <text:p>0.0003775329</text:p>
          </table:table-cell>
        </table:table-row>
        <table:table-row table:style-name="ro1">
          <table:table-cell office:value-type="float" office:value="3494" calcext:value-type="float">
            <text:p>3494</text:p>
          </table:table-cell>
          <table:table-cell table:number-columns-repeated="2" office:value-type="float" office:value="0.0003795294" calcext:value-type="float">
            <text:p>0.0003795294</text:p>
          </table:table-cell>
        </table:table-row>
        <table:table-row table:style-name="ro1">
          <table:table-cell office:value-type="float" office:value="3495" calcext:value-type="float">
            <text:p>3495</text:p>
          </table:table-cell>
          <table:table-cell table:number-columns-repeated="2" office:value-type="float" office:value="0.0003839161" calcext:value-type="float">
            <text:p>0.0003839161</text:p>
          </table:table-cell>
        </table:table-row>
        <table:table-row table:style-name="ro1">
          <table:table-cell office:value-type="float" office:value="3496" calcext:value-type="float">
            <text:p>3496</text:p>
          </table:table-cell>
          <table:table-cell table:number-columns-repeated="2" office:value-type="float" office:value="0.0003831472" calcext:value-type="float">
            <text:p>0.0003831472</text:p>
          </table:table-cell>
        </table:table-row>
        <table:table-row table:style-name="ro1">
          <table:table-cell office:value-type="float" office:value="3497" calcext:value-type="float">
            <text:p>3497</text:p>
          </table:table-cell>
          <table:table-cell office:value-type="float" office:value="0.000384675" calcext:value-type="float">
            <text:p>0.000384675</text:p>
          </table:table-cell>
          <table:table-cell/>
        </table:table-row>
        <table:table-row table:style-name="ro1">
          <table:table-cell office:value-type="float" office:value="3498" calcext:value-type="float">
            <text:p>3498</text:p>
          </table:table-cell>
          <table:table-cell office:value-type="float" office:value="0.0003794878" calcext:value-type="float">
            <text:p>0.0003794878</text:p>
          </table:table-cell>
          <table:table-cell/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float" office:value="0.0003761074" calcext:value-type="float">
            <text:p>0.0003761074</text:p>
          </table:table-cell>
          <table:table-cell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0003700454" calcext:value-type="float">
            <text:p>0.0003700454</text:p>
          </table:table-cell>
          <table:table-cell/>
        </table:table-row>
        <table:table-row table:style-name="ro1">
          <table:table-cell office:value-type="float" office:value="3501" calcext:value-type="float">
            <text:p>3501</text:p>
          </table:table-cell>
          <table:table-cell office:value-type="float" office:value="0.0003709344" calcext:value-type="float">
            <text:p>0.0003709344</text:p>
          </table:table-cell>
          <table:table-cell/>
        </table:table-row>
        <table:table-row table:style-name="ro1">
          <table:table-cell office:value-type="float" office:value="3502" calcext:value-type="float">
            <text:p>3502</text:p>
          </table:table-cell>
          <table:table-cell office:value-type="float" office:value="0.0003697955" calcext:value-type="float">
            <text:p>0.0003697955</text:p>
          </table:table-cell>
          <table:table-cell/>
        </table:table-row>
        <table:table-row table:style-name="ro1">
          <table:table-cell office:value-type="float" office:value="3503" calcext:value-type="float">
            <text:p>3503</text:p>
          </table:table-cell>
          <table:table-cell office:value-type="float" office:value="0.0003727007" calcext:value-type="float">
            <text:p>0.0003727007</text:p>
          </table:table-cell>
          <table:table-cell/>
        </table:table-row>
        <table:table-row table:style-name="ro1">
          <table:table-cell office:value-type="float" office:value="3504" calcext:value-type="float">
            <text:p>3504</text:p>
          </table:table-cell>
          <table:table-cell office:value-type="float" office:value="0.0003622871" calcext:value-type="float">
            <text:p>0.0003622871</text:p>
          </table:table-cell>
          <table:table-cell/>
        </table:table-row>
        <table:table-row table:style-name="ro1">
          <table:table-cell office:value-type="float" office:value="3505" calcext:value-type="float">
            <text:p>3505</text:p>
          </table:table-cell>
          <table:table-cell office:value-type="float" office:value="0.0003700224" calcext:value-type="float">
            <text:p>0.0003700224</text:p>
          </table:table-cell>
          <table:table-cell/>
        </table:table-row>
        <table:table-row table:style-name="ro1">
          <table:table-cell office:value-type="float" office:value="3506" calcext:value-type="float">
            <text:p>3506</text:p>
          </table:table-cell>
          <table:table-cell office:value-type="float" office:value="0.0003811431" calcext:value-type="float">
            <text:p>0.0003811431</text:p>
          </table:table-cell>
          <table:table-cell/>
        </table:table-row>
        <table:table-row table:style-name="ro1">
          <table:table-cell office:value-type="float" office:value="3507" calcext:value-type="float">
            <text:p>3507</text:p>
          </table:table-cell>
          <table:table-cell office:value-type="float" office:value="0.0003823161" calcext:value-type="float">
            <text:p>0.0003823161</text:p>
          </table:table-cell>
          <table:table-cell/>
        </table:table-row>
        <table:table-row table:style-name="ro1">
          <table:table-cell office:value-type="float" office:value="3508" calcext:value-type="float">
            <text:p>3508</text:p>
          </table:table-cell>
          <table:table-cell office:value-type="float" office:value="0.0003728232" calcext:value-type="float">
            <text:p>0.0003728232</text:p>
          </table:table-cell>
          <table:table-cell/>
        </table:table-row>
        <table:table-row table:style-name="ro1">
          <table:table-cell office:value-type="float" office:value="3509" calcext:value-type="float">
            <text:p>3509</text:p>
          </table:table-cell>
          <table:table-cell office:value-type="float" office:value="0.00037168" calcext:value-type="float">
            <text:p>0.00037168</text:p>
          </table:table-cell>
          <table:table-cell/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0.0003750175" calcext:value-type="float">
            <text:p>0.0003750175</text:p>
          </table:table-cell>
          <table:table-cell/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float" office:value="0.0003721906" calcext:value-type="float">
            <text:p>0.0003721906</text:p>
          </table:table-cell>
          <table:table-cell/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float" office:value="0.0003766137" calcext:value-type="float">
            <text:p>0.0003766137</text:p>
          </table:table-cell>
          <table:table-cell/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float" office:value="0.000377254" calcext:value-type="float">
            <text:p>0.000377254</text:p>
          </table:table-cell>
          <table:table-cell/>
        </table:table-row>
        <table:table-row table:style-name="ro1">
          <table:table-cell office:value-type="float" office:value="3514" calcext:value-type="float">
            <text:p>3514</text:p>
          </table:table-cell>
          <table:table-cell office:value-type="float" office:value="0.0003692287" calcext:value-type="float">
            <text:p>0.0003692287</text:p>
          </table:table-cell>
          <table:table-cell/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28T10:19:06.902618554</dc:date>
    <meta:editing-duration>PT2M14S</meta:editing-duration>
    <meta:editing-cycles>1</meta:editing-cycles>
    <meta:document-statistic meta:table-count="1" meta:cell-count="10532" meta:object-count="1"/>
    <meta:generator>LibreOffice/7.2.4.1$Linux_X86_64 LibreOffice_project/20$Build-1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9.005cm" xlink:href=".." xlink:type="simple" chart:class="chart:line" chart:style-name="ch1">
        <chart:legend chart:legend-position="end" svg:x="13.506cm" svg:y="3.954cm" style:legend-expansion="high" chart:style-name="ch2"/>
        <chart:plot-area chart:style-name="ch3" table:cell-range-address="'1'.B1:'1'.C3517" chart:data-source-has-labels="row" svg:x="0.319cm" svg:y="0.18cm" svg:width="12.868cm" svg:height="8.645cm">
          <chart:coordinate-region svg:x="1.602cm" svg:y="0.18cm" svg:width="11.585cm" svg:height="7.3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'.B2:'1'.B3517" chart:label-cell-address="'1'.B1:'1'.B1" chart:class="chart:line">
            <chart:data-point chart:repeated="3516"/>
          </chart:series>
          <chart:series chart:style-name="ch7" chart:values-cell-range-address="'1'.C2:'1'.C3517" chart:label-cell-address="'1'.C1:'1'.C1" chart:class="chart:line">
            <chart:data-point chart:repeated="35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E_1</text:p>
                <draw:g>
                  <svg:desc>'1'.B1:'1'.B1</svg:desc>
                </draw:g>
              </table:table-cell>
              <table:table-cell office:value-type="string">
                <text:p>MSE_2</text:p>
                <draw:g>
                  <svg:desc>'1'.C1:'1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'.B2:'1'.B3517</svg:desc>
                </draw:g>
              </table:table-cell>
              <table:table-cell office:value-type="float" office:value="0">
                <text:p>0</text:p>
                <draw:g>
                  <svg:desc>'1'.C2:'1'.C35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890102">
                <text:p>0.001890102</text:p>
              </table:table-cell>
              <table:table-cell office:value-type="float" office:value="0.0006975069">
                <text:p>0.00069750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007247">
                <text:p>0.002007247</text:p>
              </table:table-cell>
              <table:table-cell office:value-type="float" office:value="0.0008371642">
                <text:p>0.00083716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736667">
                <text:p>0.001736667</text:p>
              </table:table-cell>
              <table:table-cell office:value-type="float" office:value="0.0008420353">
                <text:p>0.00084203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745487">
                <text:p>0.001745487</text:p>
              </table:table-cell>
              <table:table-cell office:value-type="float" office:value="0.0008089216">
                <text:p>0.00080892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7327">
                <text:p>0.0017327</text:p>
              </table:table-cell>
              <table:table-cell office:value-type="float" office:value="0.000751467">
                <text:p>0.0007514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7746">
                <text:p>0.0017746</text:p>
              </table:table-cell>
              <table:table-cell office:value-type="float" office:value="0.0007839633">
                <text:p>0.00078396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800082">
                <text:p>0.001800082</text:p>
              </table:table-cell>
              <table:table-cell office:value-type="float" office:value="0.0007777872">
                <text:p>0.00077778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778856">
                <text:p>0.001778856</text:p>
              </table:table-cell>
              <table:table-cell office:value-type="float" office:value="0.0007586061">
                <text:p>0.00075860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793672">
                <text:p>0.001793672</text:p>
              </table:table-cell>
              <table:table-cell office:value-type="float" office:value="0.0007245456">
                <text:p>0.00072454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791213">
                <text:p>0.001791213</text:p>
              </table:table-cell>
              <table:table-cell office:value-type="float" office:value="0.0007274291">
                <text:p>0.00072742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774181">
                <text:p>0.001774181</text:p>
              </table:table-cell>
              <table:table-cell office:value-type="float" office:value="0.0007210965">
                <text:p>0.00072109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819385">
                <text:p>0.001819385</text:p>
              </table:table-cell>
              <table:table-cell office:value-type="float" office:value="0.0007456986">
                <text:p>0.00074569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847752">
                <text:p>0.001847752</text:p>
              </table:table-cell>
              <table:table-cell office:value-type="float" office:value="0.0007514706">
                <text:p>0.00075147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575385">
                <text:p>0.001575385</text:p>
              </table:table-cell>
              <table:table-cell office:value-type="float" office:value="0.0007221099">
                <text:p>0.00072210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550202">
                <text:p>0.001550202</text:p>
              </table:table-cell>
              <table:table-cell office:value-type="float" office:value="0.0007146402">
                <text:p>0.00071464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625237">
                <text:p>0.001625237</text:p>
              </table:table-cell>
              <table:table-cell office:value-type="float" office:value="0.0007296455">
                <text:p>0.00072964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685176">
                <text:p>0.001685176</text:p>
              </table:table-cell>
              <table:table-cell office:value-type="float" office:value="0.0007289333">
                <text:p>0.0007289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686331">
                <text:p>0.001686331</text:p>
              </table:table-cell>
              <table:table-cell office:value-type="float" office:value="0.0007393906">
                <text:p>0.00073939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662113">
                <text:p>0.001662113</text:p>
              </table:table-cell>
              <table:table-cell office:value-type="float" office:value="0.0007308311">
                <text:p>0.00073083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1702165">
                <text:p>0.001702165</text:p>
              </table:table-cell>
              <table:table-cell office:value-type="float" office:value="0.0007398846">
                <text:p>0.00073988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862009">
                <text:p>0.001862009</text:p>
              </table:table-cell>
              <table:table-cell office:value-type="float" office:value="0.0007342657">
                <text:p>0.00073426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1733278">
                <text:p>0.001733278</text:p>
              </table:table-cell>
              <table:table-cell office:value-type="float" office:value="0.0007553564">
                <text:p>0.0007553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172443">
                <text:p>0.00172443</text:p>
              </table:table-cell>
              <table:table-cell office:value-type="float" office:value="0.0007539846">
                <text:p>0.00075398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1750878">
                <text:p>0.001750878</text:p>
              </table:table-cell>
              <table:table-cell office:value-type="float" office:value="0.0007633507">
                <text:p>0.00076335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1790329">
                <text:p>0.001790329</text:p>
              </table:table-cell>
              <table:table-cell office:value-type="float" office:value="0.0007624393">
                <text:p>0.00076243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1881012">
                <text:p>0.001881012</text:p>
              </table:table-cell>
              <table:table-cell office:value-type="float" office:value="0.0007864095">
                <text:p>0.00078640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884319">
                <text:p>0.001884319</text:p>
              </table:table-cell>
              <table:table-cell office:value-type="float" office:value="0.0007830966">
                <text:p>0.00078309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1862701">
                <text:p>0.001862701</text:p>
              </table:table-cell>
              <table:table-cell office:value-type="float" office:value="0.0007668837">
                <text:p>0.00076688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830711">
                <text:p>0.001830711</text:p>
              </table:table-cell>
              <table:table-cell office:value-type="float" office:value="0.0007518331">
                <text:p>0.00075183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1949496">
                <text:p>0.001949496</text:p>
              </table:table-cell>
              <table:table-cell office:value-type="float" office:value="0.0007859315">
                <text:p>0.00078593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970133">
                <text:p>0.001970133</text:p>
              </table:table-cell>
              <table:table-cell office:value-type="float" office:value="0.0007934248">
                <text:p>0.00079342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838322">
                <text:p>0.001838322</text:p>
              </table:table-cell>
              <table:table-cell office:value-type="float" office:value="0.0007451333">
                <text:p>0.0007451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837252">
                <text:p>0.001837252</text:p>
              </table:table-cell>
              <table:table-cell office:value-type="float" office:value="0.0007507172">
                <text:p>0.00075071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1852497">
                <text:p>0.001852497</text:p>
              </table:table-cell>
              <table:table-cell office:value-type="float" office:value="0.0007472244">
                <text:p>0.00074722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185958">
                <text:p>0.00185958</text:p>
              </table:table-cell>
              <table:table-cell office:value-type="float" office:value="0.0007200094">
                <text:p>0.00072000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1847888">
                <text:p>0.001847888</text:p>
              </table:table-cell>
              <table:table-cell office:value-type="float" office:value="0.0007151651">
                <text:p>0.0007151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1875845">
                <text:p>0.001875845</text:p>
              </table:table-cell>
              <table:table-cell office:value-type="float" office:value="0.0007223707">
                <text:p>0.00072237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1829139">
                <text:p>0.001829139</text:p>
              </table:table-cell>
              <table:table-cell office:value-type="float" office:value="0.0007100252">
                <text:p>0.00071002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1835379">
                <text:p>0.001835379</text:p>
              </table:table-cell>
              <table:table-cell office:value-type="float" office:value="0.0007034494">
                <text:p>0.00070344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1742588">
                <text:p>0.001742588</text:p>
              </table:table-cell>
              <table:table-cell office:value-type="float" office:value="0.0007143441">
                <text:p>0.00071434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1761469">
                <text:p>0.001761469</text:p>
              </table:table-cell>
              <table:table-cell office:value-type="float" office:value="0.0007145948">
                <text:p>0.00071459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1713143">
                <text:p>0.001713143</text:p>
              </table:table-cell>
              <table:table-cell office:value-type="float" office:value="0.0007543055">
                <text:p>0.00075430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1684351">
                <text:p>0.001684351</text:p>
              </table:table-cell>
              <table:table-cell office:value-type="float" office:value="0.0007390719">
                <text:p>0.00073907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1700327">
                <text:p>0.001700327</text:p>
              </table:table-cell>
              <table:table-cell office:value-type="float" office:value="0.0007418605">
                <text:p>0.00074186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1689354">
                <text:p>0.001689354</text:p>
              </table:table-cell>
              <table:table-cell office:value-type="float" office:value="0.0007367641">
                <text:p>0.00073676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62399">
                <text:p>0.00162399</text:p>
              </table:table-cell>
              <table:table-cell office:value-type="float" office:value="0.0007095304">
                <text:p>0.00070953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616065">
                <text:p>0.001616065</text:p>
              </table:table-cell>
              <table:table-cell office:value-type="float" office:value="0.0007021014">
                <text:p>0.00070210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1604398">
                <text:p>0.001604398</text:p>
              </table:table-cell>
              <table:table-cell office:value-type="float" office:value="0.0006996966">
                <text:p>0.00069969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1512902">
                <text:p>0.001512902</text:p>
              </table:table-cell>
              <table:table-cell office:value-type="float" office:value="0.0007078679">
                <text:p>0.00070786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1519389">
                <text:p>0.001519389</text:p>
              </table:table-cell>
              <table:table-cell office:value-type="float" office:value="0.0007018593">
                <text:p>0.00070185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1552004">
                <text:p>0.001552004</text:p>
              </table:table-cell>
              <table:table-cell office:value-type="float" office:value="0.000710799">
                <text:p>0.0007107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1630996">
                <text:p>0.001630996</text:p>
              </table:table-cell>
              <table:table-cell office:value-type="float" office:value="0.0007068561">
                <text:p>0.00070685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1666402">
                <text:p>0.001666402</text:p>
              </table:table-cell>
              <table:table-cell office:value-type="float" office:value="0.0007160411">
                <text:p>0.00071604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1680475">
                <text:p>0.001680475</text:p>
              </table:table-cell>
              <table:table-cell office:value-type="float" office:value="0.0007244807">
                <text:p>0.00072448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1704721">
                <text:p>0.001704721</text:p>
              </table:table-cell>
              <table:table-cell office:value-type="float" office:value="0.0007417905">
                <text:p>0.00074179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1807183">
                <text:p>0.001807183</text:p>
              </table:table-cell>
              <table:table-cell office:value-type="float" office:value="0.0008818653">
                <text:p>0.00088186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1813698">
                <text:p>0.001813698</text:p>
              </table:table-cell>
              <table:table-cell office:value-type="float" office:value="0.0008729119">
                <text:p>0.00087291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1894155">
                <text:p>0.001894155</text:p>
              </table:table-cell>
              <table:table-cell office:value-type="float" office:value="0.0009014215">
                <text:p>0.00090142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1938062">
                <text:p>0.001938062</text:p>
              </table:table-cell>
              <table:table-cell office:value-type="float" office:value="0.0009149723">
                <text:p>0.00091497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1721701">
                <text:p>0.001721701</text:p>
              </table:table-cell>
              <table:table-cell office:value-type="float" office:value="0.0008296569">
                <text:p>0.00082965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167001">
                <text:p>0.00167001</text:p>
              </table:table-cell>
              <table:table-cell office:value-type="float" office:value="0.0008010844">
                <text:p>0.00080108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1663247">
                <text:p>0.001663247</text:p>
              </table:table-cell>
              <table:table-cell office:value-type="float" office:value="0.0007843241">
                <text:p>0.00078432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2171654">
                <text:p>0.002171654</text:p>
              </table:table-cell>
              <table:table-cell office:value-type="float" office:value="0.0009456327">
                <text:p>0.00094563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21927">
                <text:p>0.0021927</text:p>
              </table:table-cell>
              <table:table-cell office:value-type="float" office:value="0.0009301397">
                <text:p>0.00093013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2220924">
                <text:p>0.002220924</text:p>
              </table:table-cell>
              <table:table-cell office:value-type="float" office:value="0.0009410727">
                <text:p>0.00094107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2186696">
                <text:p>0.002186696</text:p>
              </table:table-cell>
              <table:table-cell office:value-type="float" office:value="0.0009311303">
                <text:p>0.00093113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2163919">
                <text:p>0.002163919</text:p>
              </table:table-cell>
              <table:table-cell office:value-type="float" office:value="0.0009259238">
                <text:p>0.00092592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214618">
                <text:p>0.00214618</text:p>
              </table:table-cell>
              <table:table-cell office:value-type="float" office:value="0.0009159243">
                <text:p>0.00091592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2170467">
                <text:p>0.002170467</text:p>
              </table:table-cell>
              <table:table-cell office:value-type="float" office:value="0.0009151188">
                <text:p>0.00091511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1805966">
                <text:p>0.001805966</text:p>
              </table:table-cell>
              <table:table-cell office:value-type="float" office:value="0.0007809806">
                <text:p>0.00078098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1803514">
                <text:p>0.001803514</text:p>
              </table:table-cell>
              <table:table-cell office:value-type="float" office:value="0.000777329">
                <text:p>0.0007773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1911534">
                <text:p>0.001911534</text:p>
              </table:table-cell>
              <table:table-cell office:value-type="float" office:value="0.0007585503">
                <text:p>0.00075855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1943046">
                <text:p>0.001943046</text:p>
              </table:table-cell>
              <table:table-cell office:value-type="float" office:value="0.0007573942">
                <text:p>0.00075739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1920556">
                <text:p>0.001920556</text:p>
              </table:table-cell>
              <table:table-cell office:value-type="float" office:value="0.0007780741">
                <text:p>0.00077807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1938049">
                <text:p>0.001938049</text:p>
              </table:table-cell>
              <table:table-cell office:value-type="float" office:value="0.0007897991">
                <text:p>0.00078979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1909153">
                <text:p>0.001909153</text:p>
              </table:table-cell>
              <table:table-cell office:value-type="float" office:value="0.0007630546">
                <text:p>0.00076305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193014">
                <text:p>0.00193014</text:p>
              </table:table-cell>
              <table:table-cell office:value-type="float" office:value="0.0007930505">
                <text:p>0.00079305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1974687">
                <text:p>0.001974687</text:p>
              </table:table-cell>
              <table:table-cell office:value-type="float" office:value="0.0008079375">
                <text:p>0.00080793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1971497">
                <text:p>0.001971497</text:p>
              </table:table-cell>
              <table:table-cell office:value-type="float" office:value="0.0008005275">
                <text:p>0.00080052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1948553">
                <text:p>0.001948553</text:p>
              </table:table-cell>
              <table:table-cell office:value-type="float" office:value="0.0007795324">
                <text:p>0.00077953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192352">
                <text:p>0.00192352</text:p>
              </table:table-cell>
              <table:table-cell office:value-type="float" office:value="0.0007634034">
                <text:p>0.00076340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1935931">
                <text:p>0.001935931</text:p>
              </table:table-cell>
              <table:table-cell office:value-type="float" office:value="0.000769792">
                <text:p>0.0007697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1930031">
                <text:p>0.001930031</text:p>
              </table:table-cell>
              <table:table-cell office:value-type="float" office:value="0.0007751039">
                <text:p>0.00077510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2124075">
                <text:p>0.002124075</text:p>
              </table:table-cell>
              <table:table-cell office:value-type="float" office:value="0.0007970728">
                <text:p>0.00079707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2104357">
                <text:p>0.002104357</text:p>
              </table:table-cell>
              <table:table-cell office:value-type="float" office:value="0.0007853825">
                <text:p>0.00078538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2165458">
                <text:p>0.002165458</text:p>
              </table:table-cell>
              <table:table-cell office:value-type="float" office:value="0.0008108658">
                <text:p>0.00081086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2140338">
                <text:p>0.002140338</text:p>
              </table:table-cell>
              <table:table-cell office:value-type="float" office:value="0.0008088767">
                <text:p>0.00080887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2117182">
                <text:p>0.002117182</text:p>
              </table:table-cell>
              <table:table-cell office:value-type="float" office:value="0.0008104787">
                <text:p>0.00081047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2092767">
                <text:p>0.002092767</text:p>
              </table:table-cell>
              <table:table-cell office:value-type="float" office:value="0.0008034828">
                <text:p>0.00080348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2112906">
                <text:p>0.002112906</text:p>
              </table:table-cell>
              <table:table-cell office:value-type="float" office:value="0.0007801947">
                <text:p>0.00078019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1864816">
                <text:p>0.001864816</text:p>
              </table:table-cell>
              <table:table-cell office:value-type="float" office:value="0.0007511929">
                <text:p>0.00075119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1882481">
                <text:p>0.001882481</text:p>
              </table:table-cell>
              <table:table-cell office:value-type="float" office:value="0.0007512455">
                <text:p>0.00075124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187058">
                <text:p>0.00187058</text:p>
              </table:table-cell>
              <table:table-cell office:value-type="float" office:value="0.0007350741">
                <text:p>0.00073507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1870313">
                <text:p>0.001870313</text:p>
              </table:table-cell>
              <table:table-cell office:value-type="float" office:value="0.0007340458">
                <text:p>0.00073404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1873632">
                <text:p>0.001873632</text:p>
              </table:table-cell>
              <table:table-cell office:value-type="float" office:value="0.0007305957">
                <text:p>0.00073059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1874776">
                <text:p>0.001874776</text:p>
              </table:table-cell>
              <table:table-cell office:value-type="float" office:value="0.0007500177">
                <text:p>0.00075001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1906189">
                <text:p>0.001906189</text:p>
              </table:table-cell>
              <table:table-cell office:value-type="float" office:value="0.0007559998">
                <text:p>0.00075599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1869546">
                <text:p>0.001869546</text:p>
              </table:table-cell>
              <table:table-cell office:value-type="float" office:value="0.0007483949">
                <text:p>0.00074839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1596245">
                <text:p>0.001596245</text:p>
              </table:table-cell>
              <table:table-cell office:value-type="float" office:value="0.0007063683">
                <text:p>0.000706368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1568864">
                <text:p>0.001568864</text:p>
              </table:table-cell>
              <table:table-cell office:value-type="float" office:value="0.0006904503">
                <text:p>0.00069045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1582335">
                <text:p>0.001582335</text:p>
              </table:table-cell>
              <table:table-cell office:value-type="float" office:value="0.0006954774">
                <text:p>0.00069547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1632007">
                <text:p>0.001632007</text:p>
              </table:table-cell>
              <table:table-cell office:value-type="float" office:value="0.0007189616">
                <text:p>0.00071896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1637093">
                <text:p>0.001637093</text:p>
              </table:table-cell>
              <table:table-cell office:value-type="float" office:value="0.0007292756">
                <text:p>0.00072927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1632882">
                <text:p>0.001632882</text:p>
              </table:table-cell>
              <table:table-cell office:value-type="float" office:value="0.0007186258">
                <text:p>0.00071862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1644854">
                <text:p>0.001644854</text:p>
              </table:table-cell>
              <table:table-cell office:value-type="float" office:value="0.0007242677">
                <text:p>0.00072426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2039515">
                <text:p>0.002039515</text:p>
              </table:table-cell>
              <table:table-cell office:value-type="float" office:value="0.0008268599">
                <text:p>0.00082685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2022662">
                <text:p>0.002022662</text:p>
              </table:table-cell>
              <table:table-cell office:value-type="float" office:value="0.0008141494">
                <text:p>0.00081414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1881408">
                <text:p>0.001881408</text:p>
              </table:table-cell>
              <table:table-cell office:value-type="float" office:value="0.0007868375">
                <text:p>0.00078683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1906121">
                <text:p>0.001906121</text:p>
              </table:table-cell>
              <table:table-cell office:value-type="float" office:value="0.0008031724">
                <text:p>0.00080317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1836238">
                <text:p>0.001836238</text:p>
              </table:table-cell>
              <table:table-cell office:value-type="float" office:value="0.000781787">
                <text:p>0.0007817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1804804">
                <text:p>0.001804804</text:p>
              </table:table-cell>
              <table:table-cell office:value-type="float" office:value="0.0007791865">
                <text:p>0.000779186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2023689">
                <text:p>0.002023689</text:p>
              </table:table-cell>
              <table:table-cell office:value-type="float" office:value="0.0007789847">
                <text:p>0.00077898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266101">
                <text:p>0.00266101</text:p>
              </table:table-cell>
              <table:table-cell office:value-type="float" office:value="0.0007679979">
                <text:p>0.00076799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2100803">
                <text:p>0.002100803</text:p>
              </table:table-cell>
              <table:table-cell office:value-type="float" office:value="0.0007494002">
                <text:p>0.00074940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2119134">
                <text:p>0.002119134</text:p>
              </table:table-cell>
              <table:table-cell office:value-type="float" office:value="0.0007624628">
                <text:p>0.00076246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208236">
                <text:p>0.00208236</text:p>
              </table:table-cell>
              <table:table-cell office:value-type="float" office:value="0.0007547365">
                <text:p>0.00075473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2044795">
                <text:p>0.002044795</text:p>
              </table:table-cell>
              <table:table-cell office:value-type="float" office:value="0.0007477367">
                <text:p>0.00074773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2081557">
                <text:p>0.002081557</text:p>
              </table:table-cell>
              <table:table-cell office:value-type="float" office:value="0.000756108">
                <text:p>0.0007561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2121911">
                <text:p>0.002121911</text:p>
              </table:table-cell>
              <table:table-cell office:value-type="float" office:value="0.0007568011">
                <text:p>0.00075680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2097144">
                <text:p>0.002097144</text:p>
              </table:table-cell>
              <table:table-cell office:value-type="float" office:value="0.0007417988">
                <text:p>0.00074179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2080701">
                <text:p>0.002080701</text:p>
              </table:table-cell>
              <table:table-cell office:value-type="float" office:value="0.0007311249">
                <text:p>0.000731124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2167144">
                <text:p>0.002167144</text:p>
              </table:table-cell>
              <table:table-cell office:value-type="float" office:value="0.0007596231">
                <text:p>0.000759623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2263889">
                <text:p>0.002263889</text:p>
              </table:table-cell>
              <table:table-cell office:value-type="float" office:value="0.0007885185">
                <text:p>0.00078851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2290672">
                <text:p>0.002290672</text:p>
              </table:table-cell>
              <table:table-cell office:value-type="float" office:value="0.0008634826">
                <text:p>0.00086348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2297094">
                <text:p>0.002297094</text:p>
              </table:table-cell>
              <table:table-cell office:value-type="float" office:value="0.000861207">
                <text:p>0.0008612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2205419">
                <text:p>0.002205419</text:p>
              </table:table-cell>
              <table:table-cell office:value-type="float" office:value="0.0008243821">
                <text:p>0.00082438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172325">
                <text:p>0.00172325</text:p>
              </table:table-cell>
              <table:table-cell office:value-type="float" office:value="0.0007956569">
                <text:p>0.00079565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1694552">
                <text:p>0.001694552</text:p>
              </table:table-cell>
              <table:table-cell office:value-type="float" office:value="0.0007767872">
                <text:p>0.00077678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1689892">
                <text:p>0.001689892</text:p>
              </table:table-cell>
              <table:table-cell office:value-type="float" office:value="0.0007767391">
                <text:p>0.00077673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1694395">
                <text:p>0.001694395</text:p>
              </table:table-cell>
              <table:table-cell office:value-type="float" office:value="0.0007852744">
                <text:p>0.00078527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1691336">
                <text:p>0.001691336</text:p>
              </table:table-cell>
              <table:table-cell office:value-type="float" office:value="0.000777264">
                <text:p>0.0007772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1634022">
                <text:p>0.001634022</text:p>
              </table:table-cell>
              <table:table-cell office:value-type="float" office:value="0.0007362934">
                <text:p>0.00073629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1625339">
                <text:p>0.001625339</text:p>
              </table:table-cell>
              <table:table-cell office:value-type="float" office:value="0.000734303">
                <text:p>0.0007343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16148">
                <text:p>0.0016148</text:p>
              </table:table-cell>
              <table:table-cell office:value-type="float" office:value="0.0007063949">
                <text:p>0.00070639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1579836">
                <text:p>0.001579836</text:p>
              </table:table-cell>
              <table:table-cell office:value-type="float" office:value="0.0006955911">
                <text:p>0.00069559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1664082">
                <text:p>0.001664082</text:p>
              </table:table-cell>
              <table:table-cell office:value-type="float" office:value="0.0007069593">
                <text:p>0.00070695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1705112">
                <text:p>0.001705112</text:p>
              </table:table-cell>
              <table:table-cell office:value-type="float" office:value="0.0007147908">
                <text:p>0.00071479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1800761">
                <text:p>0.001800761</text:p>
              </table:table-cell>
              <table:table-cell office:value-type="float" office:value="0.000711391">
                <text:p>0.0007113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1834391">
                <text:p>0.001834391</text:p>
              </table:table-cell>
              <table:table-cell office:value-type="float" office:value="0.000719355">
                <text:p>0.0007193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1849014">
                <text:p>0.001849014</text:p>
              </table:table-cell>
              <table:table-cell office:value-type="float" office:value="0.0007338092">
                <text:p>0.00073380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1933256">
                <text:p>0.001933256</text:p>
              </table:table-cell>
              <table:table-cell office:value-type="float" office:value="0.0009011452">
                <text:p>0.00090114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1904816">
                <text:p>0.001904816</text:p>
              </table:table-cell>
              <table:table-cell office:value-type="float" office:value="0.0008569787">
                <text:p>0.00085697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190124">
                <text:p>0.00190124</text:p>
              </table:table-cell>
              <table:table-cell office:value-type="float" office:value="0.0008599507">
                <text:p>0.00085995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1859707">
                <text:p>0.001859707</text:p>
              </table:table-cell>
              <table:table-cell office:value-type="float" office:value="0.000762938">
                <text:p>0.0007629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1814404">
                <text:p>0.001814404</text:p>
              </table:table-cell>
              <table:table-cell office:value-type="float" office:value="0.0007421047">
                <text:p>0.00074210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1835868">
                <text:p>0.001835868</text:p>
              </table:table-cell>
              <table:table-cell office:value-type="float" office:value="0.0007571204">
                <text:p>0.00075712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1842881">
                <text:p>0.001842881</text:p>
              </table:table-cell>
              <table:table-cell office:value-type="float" office:value="0.0007640384">
                <text:p>0.00076403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2180516">
                <text:p>0.002180516</text:p>
              </table:table-cell>
              <table:table-cell office:value-type="float" office:value="0.0007804116">
                <text:p>0.00078041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218345">
                <text:p>0.00218345</text:p>
              </table:table-cell>
              <table:table-cell office:value-type="float" office:value="0.0007808697">
                <text:p>0.000780869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2117624">
                <text:p>0.002117624</text:p>
              </table:table-cell>
              <table:table-cell office:value-type="float" office:value="0.0008005711">
                <text:p>0.00080057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2105737">
                <text:p>0.002105737</text:p>
              </table:table-cell>
              <table:table-cell office:value-type="float" office:value="0.000796177">
                <text:p>0.00079617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1897495">
                <text:p>0.001897495</text:p>
              </table:table-cell>
              <table:table-cell office:value-type="float" office:value="0.0007647924">
                <text:p>0.00076479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1878695">
                <text:p>0.001878695</text:p>
              </table:table-cell>
              <table:table-cell office:value-type="float" office:value="0.0007513354">
                <text:p>0.00075133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1857107">
                <text:p>0.001857107</text:p>
              </table:table-cell>
              <table:table-cell office:value-type="float" office:value="0.0007481185">
                <text:p>0.000748118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183633">
                <text:p>0.00183633</text:p>
              </table:table-cell>
              <table:table-cell office:value-type="float" office:value="0.0007187602">
                <text:p>0.000718760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1805383">
                <text:p>0.001805383</text:p>
              </table:table-cell>
              <table:table-cell office:value-type="float" office:value="0.0006990412">
                <text:p>0.000699041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1792048">
                <text:p>0.001792048</text:p>
              </table:table-cell>
              <table:table-cell office:value-type="float" office:value="0.0006965926">
                <text:p>0.000696592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1802846">
                <text:p>0.001802846</text:p>
              </table:table-cell>
              <table:table-cell office:value-type="float" office:value="0.000706384">
                <text:p>0.00070638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1811846">
                <text:p>0.001811846</text:p>
              </table:table-cell>
              <table:table-cell office:value-type="float" office:value="0.0007064198">
                <text:p>0.00070641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1822807">
                <text:p>0.001822807</text:p>
              </table:table-cell>
              <table:table-cell office:value-type="float" office:value="0.000704064">
                <text:p>0.0007040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1830139">
                <text:p>0.001830139</text:p>
              </table:table-cell>
              <table:table-cell office:value-type="float" office:value="0.000709965">
                <text:p>0.0007099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1820195">
                <text:p>0.001820195</text:p>
              </table:table-cell>
              <table:table-cell office:value-type="float" office:value="0.0007279082">
                <text:p>0.000727908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1819696">
                <text:p>0.001819696</text:p>
              </table:table-cell>
              <table:table-cell office:value-type="float" office:value="0.0007202224">
                <text:p>0.00072022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1853577">
                <text:p>0.001853577</text:p>
              </table:table-cell>
              <table:table-cell office:value-type="float" office:value="0.0007485694">
                <text:p>0.00074856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1857896">
                <text:p>0.001857896</text:p>
              </table:table-cell>
              <table:table-cell office:value-type="float" office:value="0.0007549903">
                <text:p>0.00075499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186635">
                <text:p>0.00186635</text:p>
              </table:table-cell>
              <table:table-cell office:value-type="float" office:value="0.0007608916">
                <text:p>0.00076089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1851345">
                <text:p>0.001851345</text:p>
              </table:table-cell>
              <table:table-cell office:value-type="float" office:value="0.0007564208">
                <text:p>0.00075642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1840703">
                <text:p>0.001840703</text:p>
              </table:table-cell>
              <table:table-cell office:value-type="float" office:value="0.0007442423">
                <text:p>0.00074424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2051373">
                <text:p>0.002051373</text:p>
              </table:table-cell>
              <table:table-cell office:value-type="float" office:value="0.0007735581">
                <text:p>0.00077355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2022771">
                <text:p>0.002022771</text:p>
              </table:table-cell>
              <table:table-cell office:value-type="float" office:value="0.0007712559">
                <text:p>0.000771255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2014466">
                <text:p>0.002014466</text:p>
              </table:table-cell>
              <table:table-cell office:value-type="float" office:value="0.0007744916">
                <text:p>0.00077449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1945394">
                <text:p>0.001945394</text:p>
              </table:table-cell>
              <table:table-cell office:value-type="float" office:value="0.0007438417">
                <text:p>0.00074384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1944129">
                <text:p>0.001944129</text:p>
              </table:table-cell>
              <table:table-cell office:value-type="float" office:value="0.0007438217">
                <text:p>0.00074382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195359">
                <text:p>0.00195359</text:p>
              </table:table-cell>
              <table:table-cell office:value-type="float" office:value="0.0007506064">
                <text:p>0.00075060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1971397">
                <text:p>0.001971397</text:p>
              </table:table-cell>
              <table:table-cell office:value-type="float" office:value="0.0007612446">
                <text:p>0.00076124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1835198">
                <text:p>0.001835198</text:p>
              </table:table-cell>
              <table:table-cell office:value-type="float" office:value="0.0007030097">
                <text:p>0.000703009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183171">
                <text:p>0.00183171</text:p>
              </table:table-cell>
              <table:table-cell office:value-type="float" office:value="0.0006990724">
                <text:p>0.00069907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1952108">
                <text:p>0.001952108</text:p>
              </table:table-cell>
              <table:table-cell office:value-type="float" office:value="0.0007148029">
                <text:p>0.00071480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2003419">
                <text:p>0.002003419</text:p>
              </table:table-cell>
              <table:table-cell office:value-type="float" office:value="0.0007236411">
                <text:p>0.00072364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1944539">
                <text:p>0.001944539</text:p>
              </table:table-cell>
              <table:table-cell office:value-type="float" office:value="0.0007259276">
                <text:p>0.000725927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1901082">
                <text:p>0.001901082</text:p>
              </table:table-cell>
              <table:table-cell office:value-type="float" office:value="0.0007154281">
                <text:p>0.00071542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1943825">
                <text:p>0.001943825</text:p>
              </table:table-cell>
              <table:table-cell office:value-type="float" office:value="0.0007208498">
                <text:p>0.00072084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1980827">
                <text:p>0.001980827</text:p>
              </table:table-cell>
              <table:table-cell office:value-type="float" office:value="0.0006805694">
                <text:p>0.000680569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1955374">
                <text:p>0.001955374</text:p>
              </table:table-cell>
              <table:table-cell office:value-type="float" office:value="0.000681077">
                <text:p>0.0006810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1949699">
                <text:p>0.001949699</text:p>
              </table:table-cell>
              <table:table-cell office:value-type="float" office:value="0.0006819661">
                <text:p>0.000681966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2002034">
                <text:p>0.002002034</text:p>
              </table:table-cell>
              <table:table-cell office:value-type="float" office:value="0.0007118522">
                <text:p>0.00071185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1991648">
                <text:p>0.001991648</text:p>
              </table:table-cell>
              <table:table-cell office:value-type="float" office:value="0.0007177669">
                <text:p>0.000717766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1981003">
                <text:p>0.001981003</text:p>
              </table:table-cell>
              <table:table-cell office:value-type="float" office:value="0.0007090695">
                <text:p>0.00070906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1976385">
                <text:p>0.001976385</text:p>
              </table:table-cell>
              <table:table-cell office:value-type="float" office:value="0.0007069019">
                <text:p>0.00070690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1806667">
                <text:p>0.001806667</text:p>
              </table:table-cell>
              <table:table-cell office:value-type="float" office:value="0.0006555141">
                <text:p>0.000655514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1785856">
                <text:p>0.001785856</text:p>
              </table:table-cell>
              <table:table-cell office:value-type="float" office:value="0.0006499658">
                <text:p>0.000649965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1827603">
                <text:p>0.001827603</text:p>
              </table:table-cell>
              <table:table-cell office:value-type="float" office:value="0.0006499548">
                <text:p>0.00064995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1852337">
                <text:p>0.001852337</text:p>
              </table:table-cell>
              <table:table-cell office:value-type="float" office:value="0.0006652666">
                <text:p>0.000665266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1816544">
                <text:p>0.001816544</text:p>
              </table:table-cell>
              <table:table-cell office:value-type="float" office:value="0.0006595924">
                <text:p>0.000659592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1810569">
                <text:p>0.001810569</text:p>
              </table:table-cell>
              <table:table-cell office:value-type="float" office:value="0.0006547776">
                <text:p>0.00065477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1791134">
                <text:p>0.001791134</text:p>
              </table:table-cell>
              <table:table-cell office:value-type="float" office:value="0.0006501597">
                <text:p>0.000650159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1687069">
                <text:p>0.001687069</text:p>
              </table:table-cell>
              <table:table-cell office:value-type="float" office:value="0.0006530897">
                <text:p>0.00065308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1719807">
                <text:p>0.001719807</text:p>
              </table:table-cell>
              <table:table-cell office:value-type="float" office:value="0.0006609246">
                <text:p>0.000660924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1723083">
                <text:p>0.001723083</text:p>
              </table:table-cell>
              <table:table-cell office:value-type="float" office:value="0.0006643895">
                <text:p>0.00066438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1740008">
                <text:p>0.001740008</text:p>
              </table:table-cell>
              <table:table-cell office:value-type="float" office:value="0.0006693566">
                <text:p>0.000669356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1741163">
                <text:p>0.001741163</text:p>
              </table:table-cell>
              <table:table-cell office:value-type="float" office:value="0.0006697439">
                <text:p>0.00066974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1739278">
                <text:p>0.001739278</text:p>
              </table:table-cell>
              <table:table-cell office:value-type="float" office:value="0.0006760681">
                <text:p>0.000676068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1731473">
                <text:p>0.001731473</text:p>
              </table:table-cell>
              <table:table-cell office:value-type="float" office:value="0.0006835269">
                <text:p>0.000683526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161385">
                <text:p>0.00161385</text:p>
              </table:table-cell>
              <table:table-cell office:value-type="float" office:value="0.0006725006">
                <text:p>0.000672500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1593872">
                <text:p>0.001593872</text:p>
              </table:table-cell>
              <table:table-cell office:value-type="float" office:value="0.0006696238">
                <text:p>0.000669623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1643692">
                <text:p>0.001643692</text:p>
              </table:table-cell>
              <table:table-cell office:value-type="float" office:value="0.0006943455">
                <text:p>0.000694345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1625402">
                <text:p>0.001625402</text:p>
              </table:table-cell>
              <table:table-cell office:value-type="float" office:value="0.00068643">
                <text:p>0.0006864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1620911">
                <text:p>0.001620911</text:p>
              </table:table-cell>
              <table:table-cell office:value-type="float" office:value="0.0006787116">
                <text:p>0.00067871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1606304">
                <text:p>0.001606304</text:p>
              </table:table-cell>
              <table:table-cell office:value-type="float" office:value="0.0006687422">
                <text:p>0.000668742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1577058">
                <text:p>0.001577058</text:p>
              </table:table-cell>
              <table:table-cell office:value-type="float" office:value="0.0006577296">
                <text:p>0.00065772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1500234">
                <text:p>0.001500234</text:p>
              </table:table-cell>
              <table:table-cell office:value-type="float" office:value="0.0006534031">
                <text:p>0.000653403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1512554">
                <text:p>0.001512554</text:p>
              </table:table-cell>
              <table:table-cell office:value-type="float" office:value="0.0006506823">
                <text:p>0.000650682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1513246">
                <text:p>0.001513246</text:p>
              </table:table-cell>
              <table:table-cell office:value-type="float" office:value="0.0006566708">
                <text:p>0.000656670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1435525">
                <text:p>0.001435525</text:p>
              </table:table-cell>
              <table:table-cell office:value-type="float" office:value="0.0006398268">
                <text:p>0.000639826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1409148">
                <text:p>0.001409148</text:p>
              </table:table-cell>
              <table:table-cell office:value-type="float" office:value="0.0006410265">
                <text:p>0.000641026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140537">
                <text:p>0.00140537</text:p>
              </table:table-cell>
              <table:table-cell office:value-type="float" office:value="0.0006381267">
                <text:p>0.00063812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1452234">
                <text:p>0.001452234</text:p>
              </table:table-cell>
              <table:table-cell office:value-type="float" office:value="0.0006469177">
                <text:p>0.000646917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1507007">
                <text:p>0.001507007</text:p>
              </table:table-cell>
              <table:table-cell office:value-type="float" office:value="0.000680206">
                <text:p>0.00068020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1578677">
                <text:p>0.001578677</text:p>
              </table:table-cell>
              <table:table-cell office:value-type="float" office:value="0.0007450862">
                <text:p>0.000745086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1581734">
                <text:p>0.001581734</text:p>
              </table:table-cell>
              <table:table-cell office:value-type="float" office:value="0.0007445495">
                <text:p>0.000744549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1588024">
                <text:p>0.001588024</text:p>
              </table:table-cell>
              <table:table-cell office:value-type="float" office:value="0.0007419652">
                <text:p>0.000741965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1563197">
                <text:p>0.001563197</text:p>
              </table:table-cell>
              <table:table-cell office:value-type="float" office:value="0.000725975">
                <text:p>0.0007259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1553946">
                <text:p>0.001553946</text:p>
              </table:table-cell>
              <table:table-cell office:value-type="float" office:value="0.0007275339">
                <text:p>0.000727533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1550668">
                <text:p>0.001550668</text:p>
              </table:table-cell>
              <table:table-cell office:value-type="float" office:value="0.0007273657">
                <text:p>0.000727365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1538692">
                <text:p>0.001538692</text:p>
              </table:table-cell>
              <table:table-cell office:value-type="float" office:value="0.0007201217">
                <text:p>0.000720121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1465636">
                <text:p>0.001465636</text:p>
              </table:table-cell>
              <table:table-cell office:value-type="float" office:value="0.0007136319">
                <text:p>0.000713631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1464259">
                <text:p>0.001464259</text:p>
              </table:table-cell>
              <table:table-cell office:value-type="float" office:value="0.0007111354">
                <text:p>0.000711135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1552209">
                <text:p>0.001552209</text:p>
              </table:table-cell>
              <table:table-cell office:value-type="float" office:value="0.0007348099">
                <text:p>0.000734809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1547486">
                <text:p>0.001547486</text:p>
              </table:table-cell>
              <table:table-cell office:value-type="float" office:value="0.0007381033">
                <text:p>0.00073810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1511564">
                <text:p>0.001511564</text:p>
              </table:table-cell>
              <table:table-cell office:value-type="float" office:value="0.0007207695">
                <text:p>0.000720769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1502512">
                <text:p>0.001502512</text:p>
              </table:table-cell>
              <table:table-cell office:value-type="float" office:value="0.0007166461">
                <text:p>0.000716646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1536847">
                <text:p>0.001536847</text:p>
              </table:table-cell>
              <table:table-cell office:value-type="float" office:value="0.0007346997">
                <text:p>0.000734699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1414457">
                <text:p>0.001414457</text:p>
              </table:table-cell>
              <table:table-cell office:value-type="float" office:value="0.0006595678">
                <text:p>0.000659567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1430148">
                <text:p>0.001430148</text:p>
              </table:table-cell>
              <table:table-cell office:value-type="float" office:value="0.0006660704">
                <text:p>0.000666070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1442795">
                <text:p>0.001442795</text:p>
              </table:table-cell>
              <table:table-cell office:value-type="float" office:value="0.000666824">
                <text:p>0.0006668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144117">
                <text:p>0.00144117</text:p>
              </table:table-cell>
              <table:table-cell office:value-type="float" office:value="0.000676761">
                <text:p>0.00067676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1445055">
                <text:p>0.001445055</text:p>
              </table:table-cell>
              <table:table-cell office:value-type="float" office:value="0.0006754419">
                <text:p>0.000675441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1441531">
                <text:p>0.001441531</text:p>
              </table:table-cell>
              <table:table-cell office:value-type="float" office:value="0.0006677899">
                <text:p>0.000667789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1462678">
                <text:p>0.001462678</text:p>
              </table:table-cell>
              <table:table-cell office:value-type="float" office:value="0.0006720266">
                <text:p>0.000672026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1697866">
                <text:p>0.001697866</text:p>
              </table:table-cell>
              <table:table-cell office:value-type="float" office:value="0.0006755354">
                <text:p>0.000675535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1669977">
                <text:p>0.001669977</text:p>
              </table:table-cell>
              <table:table-cell office:value-type="float" office:value="0.0006634943">
                <text:p>0.000663494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1701756">
                <text:p>0.001701756</text:p>
              </table:table-cell>
              <table:table-cell office:value-type="float" office:value="0.0006757663">
                <text:p>0.000675766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1729725">
                <text:p>0.001729725</text:p>
              </table:table-cell>
              <table:table-cell office:value-type="float" office:value="0.0006776103">
                <text:p>0.000677610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1728872">
                <text:p>0.001728872</text:p>
              </table:table-cell>
              <table:table-cell office:value-type="float" office:value="0.0006856782">
                <text:p>0.000685678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1791392">
                <text:p>0.001791392</text:p>
              </table:table-cell>
              <table:table-cell office:value-type="float" office:value="0.000681016">
                <text:p>0.00068101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1650687">
                <text:p>0.001650687</text:p>
              </table:table-cell>
              <table:table-cell office:value-type="float" office:value="0.0006760746">
                <text:p>0.000676074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1344939">
                <text:p>0.001344939</text:p>
              </table:table-cell>
              <table:table-cell office:value-type="float" office:value="0.0006518418">
                <text:p>0.000651841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1365853">
                <text:p>0.001365853</text:p>
              </table:table-cell>
              <table:table-cell office:value-type="float" office:value="0.0006615598">
                <text:p>0.000661559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137902">
                <text:p>0.00137902</text:p>
              </table:table-cell>
              <table:table-cell office:value-type="float" office:value="0.000665753">
                <text:p>0.0006657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1441315">
                <text:p>0.001441315</text:p>
              </table:table-cell>
              <table:table-cell office:value-type="float" office:value="0.0007077887">
                <text:p>0.000707788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1464213">
                <text:p>0.001464213</text:p>
              </table:table-cell>
              <table:table-cell office:value-type="float" office:value="0.000718599">
                <text:p>0.00071859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1573501">
                <text:p>0.001573501</text:p>
              </table:table-cell>
              <table:table-cell office:value-type="float" office:value="0.0007828869">
                <text:p>0.000782886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1585521">
                <text:p>0.001585521</text:p>
              </table:table-cell>
              <table:table-cell office:value-type="float" office:value="0.0007926769">
                <text:p>0.000792676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1502057">
                <text:p>0.001502057</text:p>
              </table:table-cell>
              <table:table-cell office:value-type="float" office:value="0.0007420397">
                <text:p>0.000742039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1524085">
                <text:p>0.001524085</text:p>
              </table:table-cell>
              <table:table-cell office:value-type="float" office:value="0.0007453167">
                <text:p>0.000745316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1545215">
                <text:p>0.001545215</text:p>
              </table:table-cell>
              <table:table-cell office:value-type="float" office:value="0.0007596592">
                <text:p>0.000759659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1550217">
                <text:p>0.001550217</text:p>
              </table:table-cell>
              <table:table-cell office:value-type="float" office:value="0.0007587987">
                <text:p>0.000758798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155439">
                <text:p>0.00155439</text:p>
              </table:table-cell>
              <table:table-cell office:value-type="float" office:value="0.0007559622">
                <text:p>0.000755962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1557409">
                <text:p>0.001557409</text:p>
              </table:table-cell>
              <table:table-cell office:value-type="float" office:value="0.0007570902">
                <text:p>0.000757090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1553357">
                <text:p>0.001553357</text:p>
              </table:table-cell>
              <table:table-cell office:value-type="float" office:value="0.0007623517">
                <text:p>0.000762351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1493619">
                <text:p>0.001493619</text:p>
              </table:table-cell>
              <table:table-cell office:value-type="float" office:value="0.0007347124">
                <text:p>0.000734712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1469615">
                <text:p>0.001469615</text:p>
              </table:table-cell>
              <table:table-cell office:value-type="float" office:value="0.0007330473">
                <text:p>0.000733047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1476865">
                <text:p>0.001476865</text:p>
              </table:table-cell>
              <table:table-cell office:value-type="float" office:value="0.0007268355">
                <text:p>0.000726835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1533017">
                <text:p>0.001533017</text:p>
              </table:table-cell>
              <table:table-cell office:value-type="float" office:value="0.0007345015">
                <text:p>0.00073450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1514634">
                <text:p>0.001514634</text:p>
              </table:table-cell>
              <table:table-cell office:value-type="float" office:value="0.0007281519">
                <text:p>0.000728151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1496334">
                <text:p>0.001496334</text:p>
              </table:table-cell>
              <table:table-cell office:value-type="float" office:value="0.0007266026">
                <text:p>0.000726602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1506309">
                <text:p>0.001506309</text:p>
              </table:table-cell>
              <table:table-cell office:value-type="float" office:value="0.0007345268">
                <text:p>0.000734526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1752474">
                <text:p>0.001752474</text:p>
              </table:table-cell>
              <table:table-cell office:value-type="float" office:value="0.0008362893">
                <text:p>0.000836289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1750567">
                <text:p>0.001750567</text:p>
              </table:table-cell>
              <table:table-cell office:value-type="float" office:value="0.000824939">
                <text:p>0.00082493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1579476">
                <text:p>0.001579476</text:p>
              </table:table-cell>
              <table:table-cell office:value-type="float" office:value="0.000785579">
                <text:p>0.00078557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1574897">
                <text:p>0.001574897</text:p>
              </table:table-cell>
              <table:table-cell office:value-type="float" office:value="0.000773451">
                <text:p>0.00077345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1580943">
                <text:p>0.001580943</text:p>
              </table:table-cell>
              <table:table-cell office:value-type="float" office:value="0.0007820229">
                <text:p>0.000782022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1613453">
                <text:p>0.001613453</text:p>
              </table:table-cell>
              <table:table-cell office:value-type="float" office:value="0.0007881343">
                <text:p>0.000788134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1611068">
                <text:p>0.001611068</text:p>
              </table:table-cell>
              <table:table-cell office:value-type="float" office:value="0.0007779368">
                <text:p>0.000777936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1558488">
                <text:p>0.001558488</text:p>
              </table:table-cell>
              <table:table-cell office:value-type="float" office:value="0.0008313657">
                <text:p>0.000831365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1678467">
                <text:p>0.001678467</text:p>
              </table:table-cell>
              <table:table-cell office:value-type="float" office:value="0.0008617614">
                <text:p>0.000861761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1657698">
                <text:p>0.001657698</text:p>
              </table:table-cell>
              <table:table-cell office:value-type="float" office:value="0.0008485625">
                <text:p>0.000848562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1569242">
                <text:p>0.001569242</text:p>
              </table:table-cell>
              <table:table-cell office:value-type="float" office:value="0.0008428586">
                <text:p>0.000842858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1630419">
                <text:p>0.001630419</text:p>
              </table:table-cell>
              <table:table-cell office:value-type="float" office:value="0.0008769469">
                <text:p>0.000876946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1613096">
                <text:p>0.001613096</text:p>
              </table:table-cell>
              <table:table-cell office:value-type="float" office:value="0.0007592942">
                <text:p>0.000759294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163767">
                <text:p>0.00163767</text:p>
              </table:table-cell>
              <table:table-cell office:value-type="float" office:value="0.0007643">
                <text:p>0.000764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1647656">
                <text:p>0.001647656</text:p>
              </table:table-cell>
              <table:table-cell office:value-type="float" office:value="0.000776293">
                <text:p>0.00077629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1675537">
                <text:p>0.001675537</text:p>
              </table:table-cell>
              <table:table-cell office:value-type="float" office:value="0.0007814718">
                <text:p>0.000781471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203641">
                <text:p>0.00203641</text:p>
              </table:table-cell>
              <table:table-cell office:value-type="float" office:value="0.0009712219">
                <text:p>0.000971221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1868806">
                <text:p>0.001868806</text:p>
              </table:table-cell>
              <table:table-cell office:value-type="float" office:value="0.0009002752">
                <text:p>0.000900275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192014">
                <text:p>0.00192014</text:p>
              </table:table-cell>
              <table:table-cell office:value-type="float" office:value="0.000848449">
                <text:p>0.00084844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186584">
                <text:p>0.00186584</text:p>
              </table:table-cell>
              <table:table-cell office:value-type="float" office:value="0.0008092589">
                <text:p>0.000809258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1815153">
                <text:p>0.001815153</text:p>
              </table:table-cell>
              <table:table-cell office:value-type="float" office:value="0.000791116">
                <text:p>0.00079111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177835">
                <text:p>0.00177835</text:p>
              </table:table-cell>
              <table:table-cell office:value-type="float" office:value="0.0008214019">
                <text:p>0.000821401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2361767">
                <text:p>0.002361767</text:p>
              </table:table-cell>
              <table:table-cell office:value-type="float" office:value="0.0008053325">
                <text:p>0.00080533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2412275">
                <text:p>0.002412275</text:p>
              </table:table-cell>
              <table:table-cell office:value-type="float" office:value="0.0008074748">
                <text:p>0.000807474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2015434">
                <text:p>0.002015434</text:p>
              </table:table-cell>
              <table:table-cell office:value-type="float" office:value="0.0008076541">
                <text:p>0.000807654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1789014">
                <text:p>0.001789014</text:p>
              </table:table-cell>
              <table:table-cell office:value-type="float" office:value="0.0007472956">
                <text:p>0.000747295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1763881">
                <text:p>0.001763881</text:p>
              </table:table-cell>
              <table:table-cell office:value-type="float" office:value="0.0007402833">
                <text:p>0.000740283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1787152">
                <text:p>0.001787152</text:p>
              </table:table-cell>
              <table:table-cell office:value-type="float" office:value="0.0007601873">
                <text:p>0.000760187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1645878">
                <text:p>0.001645878</text:p>
              </table:table-cell>
              <table:table-cell office:value-type="float" office:value="0.0007257896">
                <text:p>0.000725789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1603501">
                <text:p>0.001603501</text:p>
              </table:table-cell>
              <table:table-cell office:value-type="float" office:value="0.000720838">
                <text:p>0.00072083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1614525">
                <text:p>0.001614525</text:p>
              </table:table-cell>
              <table:table-cell office:value-type="float" office:value="0.0007295727">
                <text:p>0.000729572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1642031">
                <text:p>0.001642031</text:p>
              </table:table-cell>
              <table:table-cell office:value-type="float" office:value="0.0007416404">
                <text:p>0.000741640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1717772">
                <text:p>0.001717772</text:p>
              </table:table-cell>
              <table:table-cell office:value-type="float" office:value="0.0007393521">
                <text:p>0.000739352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1729758">
                <text:p>0.001729758</text:p>
              </table:table-cell>
              <table:table-cell office:value-type="float" office:value="0.0007331432">
                <text:p>0.000733143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1721823">
                <text:p>0.001721823</text:p>
              </table:table-cell>
              <table:table-cell office:value-type="float" office:value="0.0007246109">
                <text:p>0.000724610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1542837">
                <text:p>0.001542837</text:p>
              </table:table-cell>
              <table:table-cell office:value-type="float" office:value="0.0006583282">
                <text:p>0.000658328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1532247">
                <text:p>0.001532247</text:p>
              </table:table-cell>
              <table:table-cell office:value-type="float" office:value="0.0006572632">
                <text:p>0.000657263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1233263">
                <text:p>0.001233263</text:p>
              </table:table-cell>
              <table:table-cell office:value-type="float" office:value="0.0006294685">
                <text:p>0.000629468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1328704">
                <text:p>0.001328704</text:p>
              </table:table-cell>
              <table:table-cell office:value-type="float" office:value="0.0006670266">
                <text:p>0.000667026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1334035">
                <text:p>0.001334035</text:p>
              </table:table-cell>
              <table:table-cell office:value-type="float" office:value="0.0006684546">
                <text:p>0.000668454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1325544">
                <text:p>0.001325544</text:p>
              </table:table-cell>
              <table:table-cell office:value-type="float" office:value="0.0006834153">
                <text:p>0.000683415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1297478">
                <text:p>0.001297478</text:p>
              </table:table-cell>
              <table:table-cell office:value-type="float" office:value="0.0006986277">
                <text:p>0.000698627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1103776">
                <text:p>0.001103776</text:p>
              </table:table-cell>
              <table:table-cell office:value-type="float" office:value="0.0006900729">
                <text:p>0.000690072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09092373">
                <text:p>0.0009092373</text:p>
              </table:table-cell>
              <table:table-cell office:value-type="float" office:value="0.0006819777">
                <text:p>0.000681977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08350576">
                <text:p>0.0008350576</text:p>
              </table:table-cell>
              <table:table-cell office:value-type="float" office:value="0.0006309755">
                <text:p>0.000630975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08358003">
                <text:p>0.0008358003</text:p>
              </table:table-cell>
              <table:table-cell office:value-type="float" office:value="0.0006291033">
                <text:p>0.000629103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09447848">
                <text:p>0.0009447848</text:p>
              </table:table-cell>
              <table:table-cell office:value-type="float" office:value="0.0006670517">
                <text:p>0.000667051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09743156">
                <text:p>0.0009743156</text:p>
              </table:table-cell>
              <table:table-cell office:value-type="float" office:value="0.0006827666">
                <text:p>0.000682766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09563771">
                <text:p>0.0009563771</text:p>
              </table:table-cell>
              <table:table-cell office:value-type="float" office:value="0.000672273">
                <text:p>0.00067227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09324996">
                <text:p>0.0009324996</text:p>
              </table:table-cell>
              <table:table-cell office:value-type="float" office:value="0.0006760354">
                <text:p>0.000676035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08978148">
                <text:p>0.0008978148</text:p>
              </table:table-cell>
              <table:table-cell office:value-type="float" office:value="0.0006766293">
                <text:p>0.000676629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09640612">
                <text:p>0.0009640612</text:p>
              </table:table-cell>
              <table:table-cell office:value-type="float" office:value="0.0006858432">
                <text:p>0.000685843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0949664">
                <text:p>0.000949664</text:p>
              </table:table-cell>
              <table:table-cell office:value-type="float" office:value="0.000693025">
                <text:p>0.00069302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09287053">
                <text:p>0.0009287053</text:p>
              </table:table-cell>
              <table:table-cell office:value-type="float" office:value="0.0006923411">
                <text:p>0.000692341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09322843">
                <text:p>0.0009322843</text:p>
              </table:table-cell>
              <table:table-cell office:value-type="float" office:value="0.0006937543">
                <text:p>0.000693754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09292255">
                <text:p>0.0009292255</text:p>
              </table:table-cell>
              <table:table-cell office:value-type="float" office:value="0.0006843794">
                <text:p>0.000684379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08928535">
                <text:p>0.0008928535</text:p>
              </table:table-cell>
              <table:table-cell office:value-type="float" office:value="0.0006740657">
                <text:p>0.000674065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08760275">
                <text:p>0.0008760275</text:p>
              </table:table-cell>
              <table:table-cell office:value-type="float" office:value="0.0006819097">
                <text:p>0.000681909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09033094">
                <text:p>0.0009033094</text:p>
              </table:table-cell>
              <table:table-cell office:value-type="float" office:value="0.0006662938">
                <text:p>0.000666293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08958338">
                <text:p>0.0008958338</text:p>
              </table:table-cell>
              <table:table-cell office:value-type="float" office:value="0.0006660965">
                <text:p>0.000666096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08898168">
                <text:p>0.0008898168</text:p>
              </table:table-cell>
              <table:table-cell office:value-type="float" office:value="0.0006614062">
                <text:p>0.000661406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08796823">
                <text:p>0.0008796823</text:p>
              </table:table-cell>
              <table:table-cell office:value-type="float" office:value="0.0006679952">
                <text:p>0.000667995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0889275">
                <text:p>0.000889275</text:p>
              </table:table-cell>
              <table:table-cell office:value-type="float" office:value="0.0006847552">
                <text:p>0.000684755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08657217">
                <text:p>0.0008657217</text:p>
              </table:table-cell>
              <table:table-cell office:value-type="float" office:value="0.0006971328">
                <text:p>0.000697132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08577921">
                <text:p>0.0008577921</text:p>
              </table:table-cell>
              <table:table-cell office:value-type="float" office:value="0.0007022845">
                <text:p>0.000702284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07888207">
                <text:p>0.0007888207</text:p>
              </table:table-cell>
              <table:table-cell office:value-type="float" office:value="0.0006763113">
                <text:p>0.000676311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07638234">
                <text:p>0.0007638234</text:p>
              </table:table-cell>
              <table:table-cell office:value-type="float" office:value="0.0006726037">
                <text:p>0.000672603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0781158">
                <text:p>0.000781158</text:p>
              </table:table-cell>
              <table:table-cell office:value-type="float" office:value="0.0006808387">
                <text:p>0.000680838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08107918">
                <text:p>0.0008107918</text:p>
              </table:table-cell>
              <table:table-cell office:value-type="float" office:value="0.0007091033">
                <text:p>0.000709103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08440744">
                <text:p>0.0008440744</text:p>
              </table:table-cell>
              <table:table-cell office:value-type="float" office:value="0.0007486775">
                <text:p>0.000748677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08664461">
                <text:p>0.0008664461</text:p>
              </table:table-cell>
              <table:table-cell office:value-type="float" office:value="0.0007653408">
                <text:p>0.000765340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08697688">
                <text:p>0.0008697688</text:p>
              </table:table-cell>
              <table:table-cell office:value-type="float" office:value="0.0007639444">
                <text:p>0.000763944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08947318">
                <text:p>0.0008947318</text:p>
              </table:table-cell>
              <table:table-cell office:value-type="float" office:value="0.000788085">
                <text:p>0.00078808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09154245">
                <text:p>0.0009154245</text:p>
              </table:table-cell>
              <table:table-cell office:value-type="float" office:value="0.0008012909">
                <text:p>0.000801290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09141334">
                <text:p>0.0009141334</text:p>
              </table:table-cell>
              <table:table-cell office:value-type="float" office:value="0.000813983">
                <text:p>0.00081398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09446802">
                <text:p>0.0009446802</text:p>
              </table:table-cell>
              <table:table-cell office:value-type="float" office:value="0.0008347115">
                <text:p>0.000834711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09425273">
                <text:p>0.0009425273</text:p>
              </table:table-cell>
              <table:table-cell office:value-type="float" office:value="0.0008533178">
                <text:p>0.000853317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09917626">
                <text:p>0.0009917626</text:p>
              </table:table-cell>
              <table:table-cell office:value-type="float" office:value="0.0009065169">
                <text:p>0.000906516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1013546">
                <text:p>0.001013546</text:p>
              </table:table-cell>
              <table:table-cell office:value-type="float" office:value="0.0009271727">
                <text:p>0.000927172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09841828">
                <text:p>0.0009841828</text:p>
              </table:table-cell>
              <table:table-cell office:value-type="float" office:value="0.0009077236">
                <text:p>0.000907723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09839499">
                <text:p>0.0009839499</text:p>
              </table:table-cell>
              <table:table-cell office:value-type="float" office:value="0.000891">
                <text:p>0.00089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09598223">
                <text:p>0.0009598223</text:p>
              </table:table-cell>
              <table:table-cell office:value-type="float" office:value="0.0008969221">
                <text:p>0.000896922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08966435">
                <text:p>0.0008966435</text:p>
              </table:table-cell>
              <table:table-cell office:value-type="float" office:value="0.0008973427">
                <text:p>0.000897342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08852689">
                <text:p>0.0008852689</text:p>
              </table:table-cell>
              <table:table-cell office:value-type="float" office:value="0.0008855037">
                <text:p>0.000885503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0887363">
                <text:p>0.000887363</text:p>
              </table:table-cell>
              <table:table-cell office:value-type="float" office:value="0.0008873909">
                <text:p>0.000887390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09073048">
                <text:p>0.0009073048</text:p>
              </table:table-cell>
              <table:table-cell office:value-type="float" office:value="0.000907294">
                <text:p>0.00090729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08575338">
                <text:p>0.0008575338</text:p>
              </table:table-cell>
              <table:table-cell office:value-type="float" office:value="0.0008575552">
                <text:p>0.000857555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08747504">
                <text:p>0.0008747504</text:p>
              </table:table-cell>
              <table:table-cell office:value-type="float" office:value="0.0008747544">
                <text:p>0.000874754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08912208">
                <text:p>0.0008912208</text:p>
              </table:table-cell>
              <table:table-cell office:value-type="float" office:value="0.0008912212">
                <text:p>0.000891221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08938893">
                <text:p>0.0008938893</text:p>
              </table:table-cell>
              <table:table-cell office:value-type="float" office:value="0.0008938893">
                <text:p>0.000893889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08814018">
                <text:p>0.0008814018</text:p>
              </table:table-cell>
              <table:table-cell office:value-type="float" office:value="0.0008814018">
                <text:p>0.000881401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08947044">
                <text:p>0.0008947044</text:p>
              </table:table-cell>
              <table:table-cell office:value-type="float" office:value="0.0008947044">
                <text:p>0.000894704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0968634">
                <text:p>0.000968634</text:p>
              </table:table-cell>
              <table:table-cell office:value-type="float" office:value="0.000968634">
                <text:p>0.00096863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09865152">
                <text:p>0.0009865152</text:p>
              </table:table-cell>
              <table:table-cell office:value-type="float" office:value="0.0009865152">
                <text:p>0.000986515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1040485">
                <text:p>0.001040485</text:p>
              </table:table-cell>
              <table:table-cell office:value-type="float" office:value="0.001040485">
                <text:p>0.00104048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1033217">
                <text:p>0.001033217</text:p>
              </table:table-cell>
              <table:table-cell office:value-type="float" office:value="0.001033217">
                <text:p>0.00103321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1010844">
                <text:p>0.001010844</text:p>
              </table:table-cell>
              <table:table-cell office:value-type="float" office:value="0.001010844">
                <text:p>0.00101084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1031969">
                <text:p>0.001031969</text:p>
              </table:table-cell>
              <table:table-cell office:value-type="float" office:value="0.001031969">
                <text:p>0.00103196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104071">
                <text:p>0.00104071</text:p>
              </table:table-cell>
              <table:table-cell office:value-type="float" office:value="0.00104071">
                <text:p>0.0010407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1052678">
                <text:p>0.001052678</text:p>
              </table:table-cell>
              <table:table-cell office:value-type="float" office:value="0.001052678">
                <text:p>0.00105267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09728177">
                <text:p>0.0009728177</text:p>
              </table:table-cell>
              <table:table-cell office:value-type="float" office:value="0.0009728177">
                <text:p>0.000972817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09780513">
                <text:p>0.0009780513</text:p>
              </table:table-cell>
              <table:table-cell office:value-type="float" office:value="0.0009780513">
                <text:p>0.000978051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0931899">
                <text:p>0.000931899</text:p>
              </table:table-cell>
              <table:table-cell office:value-type="float" office:value="0.000931899">
                <text:p>0.00093189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091344">
                <text:p>0.00091344</text:p>
              </table:table-cell>
              <table:table-cell office:value-type="float" office:value="0.00091344">
                <text:p>0.0009134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08999095">
                <text:p>0.0008999095</text:p>
              </table:table-cell>
              <table:table-cell office:value-type="float" office:value="0.0008999095">
                <text:p>0.000899909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0903538">
                <text:p>0.000903538</text:p>
              </table:table-cell>
              <table:table-cell office:value-type="float" office:value="0.000903538">
                <text:p>0.00090353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09045993">
                <text:p>0.0009045993</text:p>
              </table:table-cell>
              <table:table-cell office:value-type="float" office:value="0.0009045993">
                <text:p>0.000904599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08765881">
                <text:p>0.0008765881</text:p>
              </table:table-cell>
              <table:table-cell office:value-type="float" office:value="0.0008765881">
                <text:p>0.000876588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08658995">
                <text:p>0.0008658995</text:p>
              </table:table-cell>
              <table:table-cell office:value-type="float" office:value="0.0008658995">
                <text:p>0.000865899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08566798">
                <text:p>0.0008566798</text:p>
              </table:table-cell>
              <table:table-cell office:value-type="float" office:value="0.0008566798">
                <text:p>0.000856679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08431935">
                <text:p>0.0008431935</text:p>
              </table:table-cell>
              <table:table-cell office:value-type="float" office:value="0.0008431935">
                <text:p>0.000843193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08300502">
                <text:p>0.0008300502</text:p>
              </table:table-cell>
              <table:table-cell office:value-type="float" office:value="0.0008300502">
                <text:p>0.000830050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08031176">
                <text:p>0.0008031176</text:p>
              </table:table-cell>
              <table:table-cell office:value-type="float" office:value="0.0008031176">
                <text:p>0.000803117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07558513">
                <text:p>0.0007558513</text:p>
              </table:table-cell>
              <table:table-cell office:value-type="float" office:value="0.0007558513">
                <text:p>0.000755851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07243403">
                <text:p>0.0007243403</text:p>
              </table:table-cell>
              <table:table-cell office:value-type="float" office:value="0.0007243403">
                <text:p>0.000724340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06938046">
                <text:p>0.0006938046</text:p>
              </table:table-cell>
              <table:table-cell office:value-type="float" office:value="0.0006938046">
                <text:p>0.000693804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0624769">
                <text:p>0.000624769</text:p>
              </table:table-cell>
              <table:table-cell office:value-type="float" office:value="0.000624769">
                <text:p>0.00062476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06293161">
                <text:p>0.0006293161</text:p>
              </table:table-cell>
              <table:table-cell office:value-type="float" office:value="0.0006293161">
                <text:p>0.000629316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06309085">
                <text:p>0.0006309085</text:p>
              </table:table-cell>
              <table:table-cell office:value-type="float" office:value="0.0006309085">
                <text:p>0.000630908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06439292">
                <text:p>0.0006439292</text:p>
              </table:table-cell>
              <table:table-cell office:value-type="float" office:value="0.0006439292">
                <text:p>0.000643929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0655787">
                <text:p>0.000655787</text:p>
              </table:table-cell>
              <table:table-cell office:value-type="float" office:value="0.000655787">
                <text:p>0.00065578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06432917">
                <text:p>0.0006432917</text:p>
              </table:table-cell>
              <table:table-cell office:value-type="float" office:value="0.0006432917">
                <text:p>0.000643291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06790856">
                <text:p>0.0006790856</text:p>
              </table:table-cell>
              <table:table-cell office:value-type="float" office:value="0.0006790856">
                <text:p>0.000679085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06803168">
                <text:p>0.0006803168</text:p>
              </table:table-cell>
              <table:table-cell office:value-type="float" office:value="0.0006803168">
                <text:p>0.000680316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06708964">
                <text:p>0.0006708964</text:p>
              </table:table-cell>
              <table:table-cell office:value-type="float" office:value="0.0006708964">
                <text:p>0.000670896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0660993">
                <text:p>0.000660993</text:p>
              </table:table-cell>
              <table:table-cell office:value-type="float" office:value="0.000660993">
                <text:p>0.00066099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0663965">
                <text:p>0.000663965</text:p>
              </table:table-cell>
              <table:table-cell office:value-type="float" office:value="0.000663965">
                <text:p>0.00066396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06668472">
                <text:p>0.0006668472</text:p>
              </table:table-cell>
              <table:table-cell office:value-type="float" office:value="0.0006668472">
                <text:p>0.000666847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06320257">
                <text:p>0.0006320257</text:p>
              </table:table-cell>
              <table:table-cell office:value-type="float" office:value="0.0006320257">
                <text:p>0.000632025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06494002">
                <text:p>0.0006494002</text:p>
              </table:table-cell>
              <table:table-cell office:value-type="float" office:value="0.0006494002">
                <text:p>0.000649400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06528065">
                <text:p>0.0006528065</text:p>
              </table:table-cell>
              <table:table-cell office:value-type="float" office:value="0.0006528065">
                <text:p>0.000652806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06601695">
                <text:p>0.0006601695</text:p>
              </table:table-cell>
              <table:table-cell office:value-type="float" office:value="0.0006601695">
                <text:p>0.000660169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06604027">
                <text:p>0.0006604027</text:p>
              </table:table-cell>
              <table:table-cell office:value-type="float" office:value="0.0006604027">
                <text:p>0.000660402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0660229">
                <text:p>0.000660229</text:p>
              </table:table-cell>
              <table:table-cell office:value-type="float" office:value="0.000660229">
                <text:p>0.00066022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06594521">
                <text:p>0.0006594521</text:p>
              </table:table-cell>
              <table:table-cell office:value-type="float" office:value="0.0006594521">
                <text:p>0.000659452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06331038">
                <text:p>0.0006331038</text:p>
              </table:table-cell>
              <table:table-cell office:value-type="float" office:value="0.0006331038">
                <text:p>0.000633103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0629249">
                <text:p>0.000629249</text:p>
              </table:table-cell>
              <table:table-cell office:value-type="float" office:value="0.000629249">
                <text:p>0.00062924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06307802">
                <text:p>0.0006307802</text:p>
              </table:table-cell>
              <table:table-cell office:value-type="float" office:value="0.0006307802">
                <text:p>0.000630780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06295287">
                <text:p>0.0006295287</text:p>
              </table:table-cell>
              <table:table-cell office:value-type="float" office:value="0.0006295287">
                <text:p>0.000629528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06267749">
                <text:p>0.0006267749</text:p>
              </table:table-cell>
              <table:table-cell office:value-type="float" office:value="0.0006267749">
                <text:p>0.000626774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06380103">
                <text:p>0.0006380103</text:p>
              </table:table-cell>
              <table:table-cell office:value-type="float" office:value="0.0006380103">
                <text:p>0.000638010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06505059">
                <text:p>0.0006505059</text:p>
              </table:table-cell>
              <table:table-cell office:value-type="float" office:value="0.0006505059">
                <text:p>0.000650505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06201431">
                <text:p>0.0006201431</text:p>
              </table:table-cell>
              <table:table-cell office:value-type="float" office:value="0.0006201431">
                <text:p>0.000620143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06349453">
                <text:p>0.0006349453</text:p>
              </table:table-cell>
              <table:table-cell office:value-type="float" office:value="0.0006349453">
                <text:p>0.000634945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06481654">
                <text:p>0.0006481654</text:p>
              </table:table-cell>
              <table:table-cell office:value-type="float" office:value="0.0006481654">
                <text:p>0.000648165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06350236">
                <text:p>0.0006350236</text:p>
              </table:table-cell>
              <table:table-cell office:value-type="float" office:value="0.0006350236">
                <text:p>0.000635023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05748749">
                <text:p>0.0005748749</text:p>
              </table:table-cell>
              <table:table-cell office:value-type="float" office:value="0.0005748749">
                <text:p>0.000574874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05775722">
                <text:p>0.0005775722</text:p>
              </table:table-cell>
              <table:table-cell office:value-type="float" office:value="0.0005775722">
                <text:p>0.000577572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05795725">
                <text:p>0.0005795725</text:p>
              </table:table-cell>
              <table:table-cell office:value-type="float" office:value="0.0005795725">
                <text:p>0.000579572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05030718">
                <text:p>0.0005030718</text:p>
              </table:table-cell>
              <table:table-cell office:value-type="float" office:value="0.0005030718">
                <text:p>0.000503071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05274102">
                <text:p>0.0005274102</text:p>
              </table:table-cell>
              <table:table-cell office:value-type="float" office:value="0.0005274102">
                <text:p>0.000527410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05174426">
                <text:p>0.0005174426</text:p>
              </table:table-cell>
              <table:table-cell office:value-type="float" office:value="0.0005174426">
                <text:p>0.000517442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04565881">
                <text:p>0.0004565881</text:p>
              </table:table-cell>
              <table:table-cell office:value-type="float" office:value="0.0004565881">
                <text:p>0.000456588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04323418">
                <text:p>0.0004323418</text:p>
              </table:table-cell>
              <table:table-cell office:value-type="float" office:value="0.0004323418">
                <text:p>0.000432341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04417539">
                <text:p>0.0004417539</text:p>
              </table:table-cell>
              <table:table-cell office:value-type="float" office:value="0.0004417539">
                <text:p>0.000441753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04155724">
                <text:p>0.0004155724</text:p>
              </table:table-cell>
              <table:table-cell office:value-type="float" office:value="0.0004155724">
                <text:p>0.000415572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02629722">
                <text:p>0.0002629722</text:p>
              </table:table-cell>
              <table:table-cell office:value-type="float" office:value="0.0002629722">
                <text:p>0.000262972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02616464">
                <text:p>0.0002616464</text:p>
              </table:table-cell>
              <table:table-cell office:value-type="float" office:value="0.0002616464">
                <text:p>0.000261646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02723542">
                <text:p>0.0002723542</text:p>
              </table:table-cell>
              <table:table-cell office:value-type="float" office:value="0.0002723542">
                <text:p>0.000272354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02771859">
                <text:p>0.0002771859</text:p>
              </table:table-cell>
              <table:table-cell office:value-type="float" office:value="0.0002771859">
                <text:p>0.000277185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02942866">
                <text:p>0.0002942866</text:p>
              </table:table-cell>
              <table:table-cell office:value-type="float" office:value="0.0002942866">
                <text:p>0.000294286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02905224">
                <text:p>0.0002905224</text:p>
              </table:table-cell>
              <table:table-cell office:value-type="float" office:value="0.0002905224">
                <text:p>0.000290522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02718759">
                <text:p>0.0002718759</text:p>
              </table:table-cell>
              <table:table-cell office:value-type="float" office:value="0.0002718759">
                <text:p>0.000271875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02554149">
                <text:p>0.0002554149</text:p>
              </table:table-cell>
              <table:table-cell office:value-type="float" office:value="0.0002554149">
                <text:p>0.000255414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02453616">
                <text:p>0.0002453616</text:p>
              </table:table-cell>
              <table:table-cell office:value-type="float" office:value="0.0002453616">
                <text:p>0.000245361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02555895">
                <text:p>0.0002555895</text:p>
              </table:table-cell>
              <table:table-cell office:value-type="float" office:value="0.0002555895">
                <text:p>0.000255589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02561268">
                <text:p>0.0002561268</text:p>
              </table:table-cell>
              <table:table-cell office:value-type="float" office:value="0.0002561268">
                <text:p>0.000256126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02674211">
                <text:p>0.0002674211</text:p>
              </table:table-cell>
              <table:table-cell office:value-type="float" office:value="0.0002674211">
                <text:p>0.000267421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02732644">
                <text:p>0.0002732644</text:p>
              </table:table-cell>
              <table:table-cell office:value-type="float" office:value="0.0002732644">
                <text:p>0.000273264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02652816">
                <text:p>0.0002652816</text:p>
              </table:table-cell>
              <table:table-cell office:value-type="float" office:value="0.0002652816">
                <text:p>0.000265281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02314709">
                <text:p>0.0002314709</text:p>
              </table:table-cell>
              <table:table-cell office:value-type="float" office:value="0.0002314709">
                <text:p>0.000231470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02160091">
                <text:p>0.0002160091</text:p>
              </table:table-cell>
              <table:table-cell office:value-type="float" office:value="0.0002160091">
                <text:p>0.000216009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02265799">
                <text:p>0.0002265799</text:p>
              </table:table-cell>
              <table:table-cell office:value-type="float" office:value="0.0002265799">
                <text:p>0.000226579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02075477">
                <text:p>0.0002075477</text:p>
              </table:table-cell>
              <table:table-cell office:value-type="float" office:value="0.0002075477">
                <text:p>0.000207547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02292842">
                <text:p>0.0002292842</text:p>
              </table:table-cell>
              <table:table-cell office:value-type="float" office:value="0.0002292842">
                <text:p>0.000229284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02318675">
                <text:p>0.0002318675</text:p>
              </table:table-cell>
              <table:table-cell office:value-type="float" office:value="0.0002318675">
                <text:p>0.000231867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02325906">
                <text:p>0.0002325906</text:p>
              </table:table-cell>
              <table:table-cell office:value-type="float" office:value="0.0002325906">
                <text:p>0.000232590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02250193">
                <text:p>0.0002250193</text:p>
              </table:table-cell>
              <table:table-cell office:value-type="float" office:value="0.0002250193">
                <text:p>0.000225019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02438322">
                <text:p>0.0002438322</text:p>
              </table:table-cell>
              <table:table-cell office:value-type="float" office:value="0.0002438322">
                <text:p>0.000243832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02468873">
                <text:p>0.0002468873</text:p>
              </table:table-cell>
              <table:table-cell office:value-type="float" office:value="0.0002468873">
                <text:p>0.000246887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02500771">
                <text:p>0.0002500771</text:p>
              </table:table-cell>
              <table:table-cell office:value-type="float" office:value="0.0002500771">
                <text:p>0.000250077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02489198">
                <text:p>0.0002489198</text:p>
              </table:table-cell>
              <table:table-cell office:value-type="float" office:value="0.0002489198">
                <text:p>0.000248919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02336097">
                <text:p>0.0002336097</text:p>
              </table:table-cell>
              <table:table-cell office:value-type="float" office:value="0.0002336097">
                <text:p>0.000233609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02370062">
                <text:p>0.0002370062</text:p>
              </table:table-cell>
              <table:table-cell office:value-type="float" office:value="0.0002370062">
                <text:p>0.000237006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0189526">
                <text:p>0.000189526</text:p>
              </table:table-cell>
              <table:table-cell office:value-type="float" office:value="0.000189526">
                <text:p>0.00018952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01809775">
                <text:p>0.0001809775</text:p>
              </table:table-cell>
              <table:table-cell office:value-type="float" office:value="0.0001809775">
                <text:p>0.000180977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01836136">
                <text:p>0.0001836136</text:p>
              </table:table-cell>
              <table:table-cell office:value-type="float" office:value="0.0001836136">
                <text:p>0.000183613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01816636">
                <text:p>0.0001816636</text:p>
              </table:table-cell>
              <table:table-cell office:value-type="float" office:value="0.0001816636">
                <text:p>0.000181663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01890633">
                <text:p>0.0001890633</text:p>
              </table:table-cell>
              <table:table-cell office:value-type="float" office:value="0.0001890633">
                <text:p>0.000189063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01939491">
                <text:p>0.0001939491</text:p>
              </table:table-cell>
              <table:table-cell office:value-type="float" office:value="0.0001939491">
                <text:p>0.000193949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02044222">
                <text:p>0.0002044222</text:p>
              </table:table-cell>
              <table:table-cell office:value-type="float" office:value="0.0002044222">
                <text:p>0.000204422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01777062">
                <text:p>0.0001777062</text:p>
              </table:table-cell>
              <table:table-cell office:value-type="float" office:value="0.0001777062">
                <text:p>0.000177706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01795557">
                <text:p>0.0001795557</text:p>
              </table:table-cell>
              <table:table-cell office:value-type="float" office:value="0.0001795557">
                <text:p>0.000179555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01782988">
                <text:p>0.0001782988</text:p>
              </table:table-cell>
              <table:table-cell office:value-type="float" office:value="0.0001782988">
                <text:p>0.000178298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01831714">
                <text:p>0.0001831714</text:p>
              </table:table-cell>
              <table:table-cell office:value-type="float" office:value="0.0001831714">
                <text:p>0.000183171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01801684">
                <text:p>0.0001801684</text:p>
              </table:table-cell>
              <table:table-cell office:value-type="float" office:value="0.0001801684">
                <text:p>0.000180168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01829028">
                <text:p>0.0001829028</text:p>
              </table:table-cell>
              <table:table-cell office:value-type="float" office:value="0.0001829028">
                <text:p>0.000182902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0183672">
                <text:p>0.000183672</text:p>
              </table:table-cell>
              <table:table-cell office:value-type="float" office:value="0.000183672">
                <text:p>0.00018367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01754621">
                <text:p>0.0001754621</text:p>
              </table:table-cell>
              <table:table-cell office:value-type="float" office:value="0.0001754621">
                <text:p>0.000175462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01769876">
                <text:p>0.0001769876</text:p>
              </table:table-cell>
              <table:table-cell office:value-type="float" office:value="0.0001769876">
                <text:p>0.000176987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01809362">
                <text:p>0.0001809362</text:p>
              </table:table-cell>
              <table:table-cell office:value-type="float" office:value="0.0001809362">
                <text:p>0.000180936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01832049">
                <text:p>0.0001832049</text:p>
              </table:table-cell>
              <table:table-cell office:value-type="float" office:value="0.0001832049">
                <text:p>0.000183204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01830768">
                <text:p>0.0001830768</text:p>
              </table:table-cell>
              <table:table-cell office:value-type="float" office:value="0.0001830768">
                <text:p>0.000183076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0184422">
                <text:p>0.000184422</text:p>
              </table:table-cell>
              <table:table-cell office:value-type="float" office:value="0.000184422">
                <text:p>0.00018442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01857403">
                <text:p>0.0001857403</text:p>
              </table:table-cell>
              <table:table-cell office:value-type="float" office:value="0.0001857403">
                <text:p>0.000185740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01968835">
                <text:p>0.0001968835</text:p>
              </table:table-cell>
              <table:table-cell office:value-type="float" office:value="0.0001968835">
                <text:p>0.000196883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01964453">
                <text:p>0.0001964453</text:p>
              </table:table-cell>
              <table:table-cell office:value-type="float" office:value="0.0001964453">
                <text:p>0.000196445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01963908">
                <text:p>0.0001963908</text:p>
              </table:table-cell>
              <table:table-cell office:value-type="float" office:value="0.0001963908">
                <text:p>0.000196390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01954471">
                <text:p>0.0001954471</text:p>
              </table:table-cell>
              <table:table-cell office:value-type="float" office:value="0.0001954471">
                <text:p>0.000195447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01969823">
                <text:p>0.0001969823</text:p>
              </table:table-cell>
              <table:table-cell office:value-type="float" office:value="0.0001969823">
                <text:p>0.000196982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01969229">
                <text:p>0.0001969229</text:p>
              </table:table-cell>
              <table:table-cell office:value-type="float" office:value="0.0001969229">
                <text:p>0.000196922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0196257">
                <text:p>0.000196257</text:p>
              </table:table-cell>
              <table:table-cell office:value-type="float" office:value="0.000196257">
                <text:p>0.00019625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0198777">
                <text:p>0.000198777</text:p>
              </table:table-cell>
              <table:table-cell office:value-type="float" office:value="0.000198777">
                <text:p>0.00019877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01911106">
                <text:p>0.0001911106</text:p>
              </table:table-cell>
              <table:table-cell office:value-type="float" office:value="0.0001911106">
                <text:p>0.000191110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01857496">
                <text:p>0.0001857496</text:p>
              </table:table-cell>
              <table:table-cell office:value-type="float" office:value="0.0001857496">
                <text:p>0.000185749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01827476">
                <text:p>0.0001827476</text:p>
              </table:table-cell>
              <table:table-cell office:value-type="float" office:value="0.0001827476">
                <text:p>0.000182747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01889009">
                <text:p>0.0001889009</text:p>
              </table:table-cell>
              <table:table-cell office:value-type="float" office:value="0.0001889009">
                <text:p>0.000188900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01948306">
                <text:p>0.0001948306</text:p>
              </table:table-cell>
              <table:table-cell office:value-type="float" office:value="0.0001948306">
                <text:p>0.000194830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0192327">
                <text:p>0.000192327</text:p>
              </table:table-cell>
              <table:table-cell office:value-type="float" office:value="0.000192327">
                <text:p>0.00019232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0183204">
                <text:p>0.000183204</text:p>
              </table:table-cell>
              <table:table-cell office:value-type="float" office:value="0.000183204">
                <text:p>0.00018320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01777572">
                <text:p>0.0001777572</text:p>
              </table:table-cell>
              <table:table-cell office:value-type="float" office:value="0.0001777572">
                <text:p>0.000177757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01711141">
                <text:p>0.0001711141</text:p>
              </table:table-cell>
              <table:table-cell office:value-type="float" office:value="0.0001711141">
                <text:p>0.000171114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01727235">
                <text:p>0.0001727235</text:p>
              </table:table-cell>
              <table:table-cell office:value-type="float" office:value="0.0001727235">
                <text:p>0.000172723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01706585">
                <text:p>0.0001706585</text:p>
              </table:table-cell>
              <table:table-cell office:value-type="float" office:value="0.0001706585">
                <text:p>0.000170658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01692203">
                <text:p>0.0001692203</text:p>
              </table:table-cell>
              <table:table-cell office:value-type="float" office:value="0.0001692203">
                <text:p>0.000169220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01702586">
                <text:p>0.0001702586</text:p>
              </table:table-cell>
              <table:table-cell office:value-type="float" office:value="0.0001702586">
                <text:p>0.000170258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01692552">
                <text:p>0.0001692552</text:p>
              </table:table-cell>
              <table:table-cell office:value-type="float" office:value="0.0001692552">
                <text:p>0.000169255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01710459">
                <text:p>0.0001710459</text:p>
              </table:table-cell>
              <table:table-cell office:value-type="float" office:value="0.0001710459">
                <text:p>0.000171045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01711474">
                <text:p>0.0001711474</text:p>
              </table:table-cell>
              <table:table-cell office:value-type="float" office:value="0.0001711474">
                <text:p>0.000171147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01726363">
                <text:p>0.0001726363</text:p>
              </table:table-cell>
              <table:table-cell office:value-type="float" office:value="0.0001726363">
                <text:p>0.000172636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01739995">
                <text:p>0.0001739995</text:p>
              </table:table-cell>
              <table:table-cell office:value-type="float" office:value="0.0001739995">
                <text:p>0.000173999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01820132">
                <text:p>0.0001820132</text:p>
              </table:table-cell>
              <table:table-cell office:value-type="float" office:value="0.0001820132">
                <text:p>0.000182013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0174392">
                <text:p>0.000174392</text:p>
              </table:table-cell>
              <table:table-cell office:value-type="float" office:value="0.000174392">
                <text:p>0.00017439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01659716">
                <text:p>0.0001659716</text:p>
              </table:table-cell>
              <table:table-cell office:value-type="float" office:value="0.0001659716">
                <text:p>0.000165971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01689657">
                <text:p>0.0001689657</text:p>
              </table:table-cell>
              <table:table-cell office:value-type="float" office:value="0.0001689657">
                <text:p>0.000168965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01725221">
                <text:p>0.0001725221</text:p>
              </table:table-cell>
              <table:table-cell office:value-type="float" office:value="0.0001725221">
                <text:p>0.000172522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0171405">
                <text:p>0.000171405</text:p>
              </table:table-cell>
              <table:table-cell office:value-type="float" office:value="0.000171405">
                <text:p>0.00017140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01712613">
                <text:p>0.0001712613</text:p>
              </table:table-cell>
              <table:table-cell office:value-type="float" office:value="0.0001712613">
                <text:p>0.000171261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01803113">
                <text:p>0.0001803113</text:p>
              </table:table-cell>
              <table:table-cell office:value-type="float" office:value="0.0001803113">
                <text:p>0.000180311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0175465">
                <text:p>0.000175465</text:p>
              </table:table-cell>
              <table:table-cell office:value-type="float" office:value="0.000175465">
                <text:p>0.00017546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01696549">
                <text:p>0.0001696549</text:p>
              </table:table-cell>
              <table:table-cell office:value-type="float" office:value="0.0001696549">
                <text:p>0.000169654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01679515">
                <text:p>0.0001679515</text:p>
              </table:table-cell>
              <table:table-cell office:value-type="float" office:value="0.0001679515">
                <text:p>0.000167951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01667271">
                <text:p>0.0001667271</text:p>
              </table:table-cell>
              <table:table-cell office:value-type="float" office:value="0.0001667271">
                <text:p>0.000166727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01673691">
                <text:p>0.0001673691</text:p>
              </table:table-cell>
              <table:table-cell office:value-type="float" office:value="0.0001673691">
                <text:p>0.000167369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01700558">
                <text:p>0.0001700558</text:p>
              </table:table-cell>
              <table:table-cell office:value-type="float" office:value="0.0001700558">
                <text:p>0.000170055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01693299">
                <text:p>0.0001693299</text:p>
              </table:table-cell>
              <table:table-cell office:value-type="float" office:value="0.0001693299">
                <text:p>0.000169329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01683307">
                <text:p>0.0001683307</text:p>
              </table:table-cell>
              <table:table-cell office:value-type="float" office:value="0.0001683307">
                <text:p>0.000168330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01624715">
                <text:p>0.0001624715</text:p>
              </table:table-cell>
              <table:table-cell office:value-type="float" office:value="0.0001624715">
                <text:p>0.000162471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01654655">
                <text:p>0.0001654655</text:p>
              </table:table-cell>
              <table:table-cell office:value-type="float" office:value="0.0001654655">
                <text:p>0.000165465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01679912">
                <text:p>0.0001679912</text:p>
              </table:table-cell>
              <table:table-cell office:value-type="float" office:value="0.0001679912">
                <text:p>0.000167991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01694444">
                <text:p>0.0001694444</text:p>
              </table:table-cell>
              <table:table-cell office:value-type="float" office:value="0.0001694444">
                <text:p>0.000169444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01716233">
                <text:p>0.0001716233</text:p>
              </table:table-cell>
              <table:table-cell office:value-type="float" office:value="0.0001716233">
                <text:p>0.000171623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01736685">
                <text:p>0.0001736685</text:p>
              </table:table-cell>
              <table:table-cell office:value-type="float" office:value="0.0001736685">
                <text:p>0.000173668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01698222">
                <text:p>0.0001698222</text:p>
              </table:table-cell>
              <table:table-cell office:value-type="float" office:value="0.0001698222">
                <text:p>0.000169822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01609723">
                <text:p>0.0001609723</text:p>
              </table:table-cell>
              <table:table-cell office:value-type="float" office:value="0.0001609723">
                <text:p>0.000160972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01612721">
                <text:p>0.0001612721</text:p>
              </table:table-cell>
              <table:table-cell office:value-type="float" office:value="0.0001612721">
                <text:p>0.000161272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01613156">
                <text:p>0.0001613156</text:p>
              </table:table-cell>
              <table:table-cell office:value-type="float" office:value="0.0001613156">
                <text:p>0.000161315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01686406">
                <text:p>0.0001686406</text:p>
              </table:table-cell>
              <table:table-cell office:value-type="float" office:value="0.0001686406">
                <text:p>0.000168640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0169379">
                <text:p>0.000169379</text:p>
              </table:table-cell>
              <table:table-cell office:value-type="float" office:value="0.000169379">
                <text:p>0.00016937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01681218">
                <text:p>0.0001681218</text:p>
              </table:table-cell>
              <table:table-cell office:value-type="float" office:value="0.0001681218">
                <text:p>0.000168121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01706928">
                <text:p>0.0001706928</text:p>
              </table:table-cell>
              <table:table-cell office:value-type="float" office:value="0.0001706928">
                <text:p>0.000170692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01631079">
                <text:p>0.0001631079</text:p>
              </table:table-cell>
              <table:table-cell office:value-type="float" office:value="0.0001631079">
                <text:p>0.000163107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01705871">
                <text:p>0.0001705871</text:p>
              </table:table-cell>
              <table:table-cell office:value-type="float" office:value="0.0001705871">
                <text:p>0.000170587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01714461">
                <text:p>0.0001714461</text:p>
              </table:table-cell>
              <table:table-cell office:value-type="float" office:value="0.0001714461">
                <text:p>0.000171446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0174155">
                <text:p>0.000174155</text:p>
              </table:table-cell>
              <table:table-cell office:value-type="float" office:value="0.000174155">
                <text:p>0.00017415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01711555">
                <text:p>0.0001711555</text:p>
              </table:table-cell>
              <table:table-cell office:value-type="float" office:value="0.0001711555">
                <text:p>0.000171155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0174273">
                <text:p>0.000174273</text:p>
              </table:table-cell>
              <table:table-cell office:value-type="float" office:value="0.000174273">
                <text:p>0.00017427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01780317">
                <text:p>0.0001780317</text:p>
              </table:table-cell>
              <table:table-cell office:value-type="float" office:value="0.0001780317">
                <text:p>0.000178031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01696617">
                <text:p>0.0001696617</text:p>
              </table:table-cell>
              <table:table-cell office:value-type="float" office:value="0.0001696617">
                <text:p>0.000169661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01753047">
                <text:p>0.0001753047</text:p>
              </table:table-cell>
              <table:table-cell office:value-type="float" office:value="0.0001753047">
                <text:p>0.000175304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01767218">
                <text:p>0.0001767218</text:p>
              </table:table-cell>
              <table:table-cell office:value-type="float" office:value="0.0001767218">
                <text:p>0.000176721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01757602">
                <text:p>0.0001757602</text:p>
              </table:table-cell>
              <table:table-cell office:value-type="float" office:value="0.0001757602">
                <text:p>0.000175760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01827182">
                <text:p>0.0001827182</text:p>
              </table:table-cell>
              <table:table-cell office:value-type="float" office:value="0.0001827182">
                <text:p>0.000182718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01838091">
                <text:p>0.0001838091</text:p>
              </table:table-cell>
              <table:table-cell office:value-type="float" office:value="0.0001838091">
                <text:p>0.000183809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01866107">
                <text:p>0.0001866107</text:p>
              </table:table-cell>
              <table:table-cell office:value-type="float" office:value="0.0001866107">
                <text:p>0.000186610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02040492">
                <text:p>0.0002040492</text:p>
              </table:table-cell>
              <table:table-cell office:value-type="float" office:value="0.0002040492">
                <text:p>0.000204049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02032955">
                <text:p>0.0002032955</text:p>
              </table:table-cell>
              <table:table-cell office:value-type="float" office:value="0.0002032955">
                <text:p>0.000203295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02013923">
                <text:p>0.0002013923</text:p>
              </table:table-cell>
              <table:table-cell office:value-type="float" office:value="0.0002013923">
                <text:p>0.000201392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02001104">
                <text:p>0.0002001104</text:p>
              </table:table-cell>
              <table:table-cell office:value-type="float" office:value="0.0002001104">
                <text:p>0.000200110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02025026">
                <text:p>0.0002025026</text:p>
              </table:table-cell>
              <table:table-cell office:value-type="float" office:value="0.0002025026">
                <text:p>0.000202502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02033747">
                <text:p>0.0002033747</text:p>
              </table:table-cell>
              <table:table-cell office:value-type="float" office:value="0.0002033747">
                <text:p>0.000203374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02011827">
                <text:p>0.0002011827</text:p>
              </table:table-cell>
              <table:table-cell office:value-type="float" office:value="0.0002011827">
                <text:p>0.000201182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02142501">
                <text:p>0.0002142501</text:p>
              </table:table-cell>
              <table:table-cell office:value-type="float" office:value="0.0002142501">
                <text:p>0.000214250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02203198">
                <text:p>0.0002203198</text:p>
              </table:table-cell>
              <table:table-cell office:value-type="float" office:value="0.0002203198">
                <text:p>0.000220319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0225458">
                <text:p>0.000225458</text:p>
              </table:table-cell>
              <table:table-cell office:value-type="float" office:value="0.000225458">
                <text:p>0.00022545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02321272">
                <text:p>0.0002321272</text:p>
              </table:table-cell>
              <table:table-cell office:value-type="float" office:value="0.0002321272">
                <text:p>0.000232127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02301902">
                <text:p>0.0002301902</text:p>
              </table:table-cell>
              <table:table-cell office:value-type="float" office:value="0.0002301902">
                <text:p>0.000230190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02316396">
                <text:p>0.0002316396</text:p>
              </table:table-cell>
              <table:table-cell office:value-type="float" office:value="0.0002316396">
                <text:p>0.000231639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02279522">
                <text:p>0.0002279522</text:p>
              </table:table-cell>
              <table:table-cell office:value-type="float" office:value="0.0002279522">
                <text:p>0.000227952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02183044">
                <text:p>0.0002183044</text:p>
              </table:table-cell>
              <table:table-cell office:value-type="float" office:value="0.0002183044">
                <text:p>0.000218304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0222967">
                <text:p>0.000222967</text:p>
              </table:table-cell>
              <table:table-cell office:value-type="float" office:value="0.000222967">
                <text:p>0.00022296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02185181">
                <text:p>0.0002185181</text:p>
              </table:table-cell>
              <table:table-cell office:value-type="float" office:value="0.0002185181">
                <text:p>0.000218518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02212507">
                <text:p>0.0002212507</text:p>
              </table:table-cell>
              <table:table-cell office:value-type="float" office:value="0.0002212507">
                <text:p>0.000221250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02228086">
                <text:p>0.0002228086</text:p>
              </table:table-cell>
              <table:table-cell office:value-type="float" office:value="0.0002228086">
                <text:p>0.000222808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02374719">
                <text:p>0.0002374719</text:p>
              </table:table-cell>
              <table:table-cell office:value-type="float" office:value="0.0002374719">
                <text:p>0.000237471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023679">
                <text:p>0.00023679</text:p>
              </table:table-cell>
              <table:table-cell office:value-type="float" office:value="0.00023679">
                <text:p>0.0002367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02179942">
                <text:p>0.0002179942</text:p>
              </table:table-cell>
              <table:table-cell office:value-type="float" office:value="0.0002179942">
                <text:p>0.000217994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02157927">
                <text:p>0.0002157927</text:p>
              </table:table-cell>
              <table:table-cell office:value-type="float" office:value="0.0002157927">
                <text:p>0.000215792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02180475">
                <text:p>0.0002180475</text:p>
              </table:table-cell>
              <table:table-cell office:value-type="float" office:value="0.0002180475">
                <text:p>0.000218047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02254198">
                <text:p>0.0002254198</text:p>
              </table:table-cell>
              <table:table-cell office:value-type="float" office:value="0.0002254198">
                <text:p>0.000225419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0220345">
                <text:p>0.000220345</text:p>
              </table:table-cell>
              <table:table-cell office:value-type="float" office:value="0.000220345">
                <text:p>0.00022034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02187387">
                <text:p>0.0002187387</text:p>
              </table:table-cell>
              <table:table-cell office:value-type="float" office:value="0.0002187387">
                <text:p>0.000218738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02271823">
                <text:p>0.0002271823</text:p>
              </table:table-cell>
              <table:table-cell office:value-type="float" office:value="0.0002271823">
                <text:p>0.000227182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0185039">
                <text:p>0.000185039</text:p>
              </table:table-cell>
              <table:table-cell office:value-type="float" office:value="0.000185039">
                <text:p>0.00018503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01865622">
                <text:p>0.0001865622</text:p>
              </table:table-cell>
              <table:table-cell office:value-type="float" office:value="0.0001865622">
                <text:p>0.000186562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01875797">
                <text:p>0.0001875797</text:p>
              </table:table-cell>
              <table:table-cell office:value-type="float" office:value="0.0001875797">
                <text:p>0.000187579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0188546">
                <text:p>0.000188546</text:p>
              </table:table-cell>
              <table:table-cell office:value-type="float" office:value="0.000188546">
                <text:p>0.00018854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01859379">
                <text:p>0.0001859379</text:p>
              </table:table-cell>
              <table:table-cell office:value-type="float" office:value="0.0001859379">
                <text:p>0.000185937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01830666">
                <text:p>0.0001830666</text:p>
              </table:table-cell>
              <table:table-cell office:value-type="float" office:value="0.0001830666">
                <text:p>0.000183066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01838193">
                <text:p>0.0001838193</text:p>
              </table:table-cell>
              <table:table-cell office:value-type="float" office:value="0.0001838193">
                <text:p>0.000183819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01791651">
                <text:p>0.0001791651</text:p>
              </table:table-cell>
              <table:table-cell office:value-type="float" office:value="0.0001791651">
                <text:p>0.000179165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01745098">
                <text:p>0.0001745098</text:p>
              </table:table-cell>
              <table:table-cell office:value-type="float" office:value="0.0001745098">
                <text:p>0.000174509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01789025">
                <text:p>0.0001789025</text:p>
              </table:table-cell>
              <table:table-cell office:value-type="float" office:value="0.0001789025">
                <text:p>0.000178902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01757531">
                <text:p>0.0001757531</text:p>
              </table:table-cell>
              <table:table-cell office:value-type="float" office:value="0.0001757531">
                <text:p>0.000175753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01765883">
                <text:p>0.0001765883</text:p>
              </table:table-cell>
              <table:table-cell office:value-type="float" office:value="0.0001765883">
                <text:p>0.000176588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01780473">
                <text:p>0.0001780473</text:p>
              </table:table-cell>
              <table:table-cell office:value-type="float" office:value="0.0001780473">
                <text:p>0.000178047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01780801">
                <text:p>0.0001780801</text:p>
              </table:table-cell>
              <table:table-cell office:value-type="float" office:value="0.0001780801">
                <text:p>0.000178080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01787969">
                <text:p>0.0001787969</text:p>
              </table:table-cell>
              <table:table-cell office:value-type="float" office:value="0.0001787969">
                <text:p>0.000178796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01840935">
                <text:p>0.0001840935</text:p>
              </table:table-cell>
              <table:table-cell office:value-type="float" office:value="0.0001840935">
                <text:p>0.000184093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01802353">
                <text:p>0.0001802353</text:p>
              </table:table-cell>
              <table:table-cell office:value-type="float" office:value="0.0001802353">
                <text:p>0.000180235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0178105">
                <text:p>0.000178105</text:p>
              </table:table-cell>
              <table:table-cell office:value-type="float" office:value="0.000178105">
                <text:p>0.00017810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01716557">
                <text:p>0.0001716557</text:p>
              </table:table-cell>
              <table:table-cell office:value-type="float" office:value="0.0001716557">
                <text:p>0.000171655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01743268">
                <text:p>0.0001743268</text:p>
              </table:table-cell>
              <table:table-cell office:value-type="float" office:value="0.0001743268">
                <text:p>0.000174326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01782362">
                <text:p>0.0001782362</text:p>
              </table:table-cell>
              <table:table-cell office:value-type="float" office:value="0.0001782362">
                <text:p>0.000178236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01712285">
                <text:p>0.0001712285</text:p>
              </table:table-cell>
              <table:table-cell office:value-type="float" office:value="0.0001712285">
                <text:p>0.000171228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01767894">
                <text:p>0.0001767894</text:p>
              </table:table-cell>
              <table:table-cell office:value-type="float" office:value="0.0001767894">
                <text:p>0.000176789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01802457">
                <text:p>0.0001802457</text:p>
              </table:table-cell>
              <table:table-cell office:value-type="float" office:value="0.0001802457">
                <text:p>0.000180245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01796033">
                <text:p>0.0001796033</text:p>
              </table:table-cell>
              <table:table-cell office:value-type="float" office:value="0.0001796033">
                <text:p>0.000179603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01836267">
                <text:p>0.0001836267</text:p>
              </table:table-cell>
              <table:table-cell office:value-type="float" office:value="0.0001836267">
                <text:p>0.000183626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01873447">
                <text:p>0.0001873447</text:p>
              </table:table-cell>
              <table:table-cell office:value-type="float" office:value="0.0001873447">
                <text:p>0.000187344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01836419">
                <text:p>0.0001836419</text:p>
              </table:table-cell>
              <table:table-cell office:value-type="float" office:value="0.0001836419">
                <text:p>0.000183641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01810542">
                <text:p>0.0001810542</text:p>
              </table:table-cell>
              <table:table-cell office:value-type="float" office:value="0.0001810542">
                <text:p>0.000181054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0173018">
                <text:p>0.000173018</text:p>
              </table:table-cell>
              <table:table-cell office:value-type="float" office:value="0.000173018">
                <text:p>0.00017301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01735957">
                <text:p>0.0001735957</text:p>
              </table:table-cell>
              <table:table-cell office:value-type="float" office:value="0.0001735957">
                <text:p>0.000173595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01834455">
                <text:p>0.0001834455</text:p>
              </table:table-cell>
              <table:table-cell office:value-type="float" office:value="0.0001834455">
                <text:p>0.000183445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01864835">
                <text:p>0.0001864835</text:p>
              </table:table-cell>
              <table:table-cell office:value-type="float" office:value="0.0001864835">
                <text:p>0.000186483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01822481">
                <text:p>0.0001822481</text:p>
              </table:table-cell>
              <table:table-cell office:value-type="float" office:value="0.0001822481">
                <text:p>0.000182248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01835745">
                <text:p>0.0001835745</text:p>
              </table:table-cell>
              <table:table-cell office:value-type="float" office:value="0.0001835745">
                <text:p>0.000183574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01838164">
                <text:p>0.0001838164</text:p>
              </table:table-cell>
              <table:table-cell office:value-type="float" office:value="0.0001838164">
                <text:p>0.000183816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01820601">
                <text:p>0.0001820601</text:p>
              </table:table-cell>
              <table:table-cell office:value-type="float" office:value="0.0001820601">
                <text:p>0.000182060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01823674">
                <text:p>0.0001823674</text:p>
              </table:table-cell>
              <table:table-cell office:value-type="float" office:value="0.0001823674">
                <text:p>0.000182367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0174123">
                <text:p>0.000174123</text:p>
              </table:table-cell>
              <table:table-cell office:value-type="float" office:value="0.000174123">
                <text:p>0.00017412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02562363">
                <text:p>0.0002562363</text:p>
              </table:table-cell>
              <table:table-cell office:value-type="float" office:value="0.0002562363">
                <text:p>0.000256236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02426677">
                <text:p>0.0002426677</text:p>
              </table:table-cell>
              <table:table-cell office:value-type="float" office:value="0.0002426677">
                <text:p>0.000242667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02386725">
                <text:p>0.0002386725</text:p>
              </table:table-cell>
              <table:table-cell office:value-type="float" office:value="0.0002386725">
                <text:p>0.000238672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02407029">
                <text:p>0.0002407029</text:p>
              </table:table-cell>
              <table:table-cell office:value-type="float" office:value="0.0002407029">
                <text:p>0.000240702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02472064">
                <text:p>0.0002472064</text:p>
              </table:table-cell>
              <table:table-cell office:value-type="float" office:value="0.0002472064">
                <text:p>0.000247206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02433839">
                <text:p>0.0002433839</text:p>
              </table:table-cell>
              <table:table-cell office:value-type="float" office:value="0.0002433839">
                <text:p>0.000243383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02322041">
                <text:p>0.0002322041</text:p>
              </table:table-cell>
              <table:table-cell office:value-type="float" office:value="0.0002322041">
                <text:p>0.000232204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01677259">
                <text:p>0.0001677259</text:p>
              </table:table-cell>
              <table:table-cell office:value-type="float" office:value="0.0001677259">
                <text:p>0.000167725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01755076">
                <text:p>0.0001755076</text:p>
              </table:table-cell>
              <table:table-cell office:value-type="float" office:value="0.0001755076">
                <text:p>0.000175507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01717055">
                <text:p>0.0001717055</text:p>
              </table:table-cell>
              <table:table-cell office:value-type="float" office:value="0.0001717055">
                <text:p>0.000171705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0176732">
                <text:p>0.000176732</text:p>
              </table:table-cell>
              <table:table-cell office:value-type="float" office:value="0.000176732">
                <text:p>0.00017673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0182076">
                <text:p>0.000182076</text:p>
              </table:table-cell>
              <table:table-cell office:value-type="float" office:value="0.000182076">
                <text:p>0.00018207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01757555">
                <text:p>0.0001757555</text:p>
              </table:table-cell>
              <table:table-cell office:value-type="float" office:value="0.0001757555">
                <text:p>0.000175755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01779462">
                <text:p>0.0001779462</text:p>
              </table:table-cell>
              <table:table-cell office:value-type="float" office:value="0.0001779462">
                <text:p>0.000177946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01686828">
                <text:p>0.0001686828</text:p>
              </table:table-cell>
              <table:table-cell office:value-type="float" office:value="0.0001686828">
                <text:p>0.000168682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01698579">
                <text:p>0.0001698579</text:p>
              </table:table-cell>
              <table:table-cell office:value-type="float" office:value="0.0001698579">
                <text:p>0.000169857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01739738">
                <text:p>0.0001739738</text:p>
              </table:table-cell>
              <table:table-cell office:value-type="float" office:value="0.0001739738">
                <text:p>0.000173973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01749986">
                <text:p>0.0001749986</text:p>
              </table:table-cell>
              <table:table-cell office:value-type="float" office:value="0.0001749986">
                <text:p>0.000174998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01755961">
                <text:p>0.0001755961</text:p>
              </table:table-cell>
              <table:table-cell office:value-type="float" office:value="0.0001755961">
                <text:p>0.000175596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01733467">
                <text:p>0.0001733467</text:p>
              </table:table-cell>
              <table:table-cell office:value-type="float" office:value="0.0001733467">
                <text:p>0.000173346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01756776">
                <text:p>0.0001756776</text:p>
              </table:table-cell>
              <table:table-cell office:value-type="float" office:value="0.0001756776">
                <text:p>0.000175677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0178103">
                <text:p>0.000178103</text:p>
              </table:table-cell>
              <table:table-cell office:value-type="float" office:value="0.000178103">
                <text:p>0.00017810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01885643">
                <text:p>0.0001885643</text:p>
              </table:table-cell>
              <table:table-cell office:value-type="float" office:value="0.0001885643">
                <text:p>0.000188564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001907064">
                <text:p>0.0001907064</text:p>
              </table:table-cell>
              <table:table-cell office:value-type="float" office:value="0.0001907064">
                <text:p>0.000190706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001927516">
                <text:p>0.0001927516</text:p>
              </table:table-cell>
              <table:table-cell office:value-type="float" office:value="0.0001927516">
                <text:p>0.000192751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001899749">
                <text:p>0.0001899749</text:p>
              </table:table-cell>
              <table:table-cell office:value-type="float" office:value="0.0001899749">
                <text:p>0.000189974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01920824">
                <text:p>0.0001920824</text:p>
              </table:table-cell>
              <table:table-cell office:value-type="float" office:value="0.0001920824">
                <text:p>0.000192082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01931739">
                <text:p>0.0001931739</text:p>
              </table:table-cell>
              <table:table-cell office:value-type="float" office:value="0.0001931739">
                <text:p>0.000193173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01795934">
                <text:p>0.0001795934</text:p>
              </table:table-cell>
              <table:table-cell office:value-type="float" office:value="0.0001795934">
                <text:p>0.000179593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01820327">
                <text:p>0.0001820327</text:p>
              </table:table-cell>
              <table:table-cell office:value-type="float" office:value="0.0001820327">
                <text:p>0.000182032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00183587">
                <text:p>0.000183587</text:p>
              </table:table-cell>
              <table:table-cell office:value-type="float" office:value="0.000183587">
                <text:p>0.00018358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01804567">
                <text:p>0.0001804567</text:p>
              </table:table-cell>
              <table:table-cell office:value-type="float" office:value="0.0001804567">
                <text:p>0.000180456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001834271">
                <text:p>0.0001834271</text:p>
              </table:table-cell>
              <table:table-cell office:value-type="float" office:value="0.0001834271">
                <text:p>0.000183427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001813599">
                <text:p>0.0001813599</text:p>
              </table:table-cell>
              <table:table-cell office:value-type="float" office:value="0.0001813599">
                <text:p>0.000181359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01819436">
                <text:p>0.0001819436</text:p>
              </table:table-cell>
              <table:table-cell office:value-type="float" office:value="0.0001819436">
                <text:p>0.000181943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001688144">
                <text:p>0.0001688144</text:p>
              </table:table-cell>
              <table:table-cell office:value-type="float" office:value="0.0001688144">
                <text:p>0.000168814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01692371">
                <text:p>0.0001692371</text:p>
              </table:table-cell>
              <table:table-cell office:value-type="float" office:value="0.0001692371">
                <text:p>0.000169237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001776908">
                <text:p>0.0001776908</text:p>
              </table:table-cell>
              <table:table-cell office:value-type="float" office:value="0.0001776908">
                <text:p>0.000177690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01789721">
                <text:p>0.0001789721</text:p>
              </table:table-cell>
              <table:table-cell office:value-type="float" office:value="0.0001789721">
                <text:p>0.000178972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01773434">
                <text:p>0.0001773434</text:p>
              </table:table-cell>
              <table:table-cell office:value-type="float" office:value="0.0001773434">
                <text:p>0.000177343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001786652">
                <text:p>0.0001786652</text:p>
              </table:table-cell>
              <table:table-cell office:value-type="float" office:value="0.0001786652">
                <text:p>0.000178665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001743061">
                <text:p>0.0001743061</text:p>
              </table:table-cell>
              <table:table-cell office:value-type="float" office:value="0.0001743061">
                <text:p>0.000174306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001571636">
                <text:p>0.0001571636</text:p>
              </table:table-cell>
              <table:table-cell office:value-type="float" office:value="0.0001571636">
                <text:p>0.000157163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001601395">
                <text:p>0.0001601395</text:p>
              </table:table-cell>
              <table:table-cell office:value-type="float" office:value="0.0001601395">
                <text:p>0.000160139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001632349">
                <text:p>0.0001632349</text:p>
              </table:table-cell>
              <table:table-cell office:value-type="float" office:value="0.0001632349">
                <text:p>0.000163234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00157676">
                <text:p>0.000157676</text:p>
              </table:table-cell>
              <table:table-cell office:value-type="float" office:value="0.000157676">
                <text:p>0.00015767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001639112">
                <text:p>0.0001639112</text:p>
              </table:table-cell>
              <table:table-cell office:value-type="float" office:value="0.0001639112">
                <text:p>0.000163911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00177867">
                <text:p>0.000177867</text:p>
              </table:table-cell>
              <table:table-cell office:value-type="float" office:value="0.000177867">
                <text:p>0.00017786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001848235">
                <text:p>0.0001848235</text:p>
              </table:table-cell>
              <table:table-cell office:value-type="float" office:value="0.0001848235">
                <text:p>0.000184823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019583">
                <text:p>0.00019583</text:p>
              </table:table-cell>
              <table:table-cell office:value-type="float" office:value="0.00019583">
                <text:p>0.0001958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001766998">
                <text:p>0.0001766998</text:p>
              </table:table-cell>
              <table:table-cell office:value-type="float" office:value="0.0001766998">
                <text:p>0.000176699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001821515">
                <text:p>0.0001821515</text:p>
              </table:table-cell>
              <table:table-cell office:value-type="float" office:value="0.0001821515">
                <text:p>0.000182151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002037682">
                <text:p>0.0002037682</text:p>
              </table:table-cell>
              <table:table-cell office:value-type="float" office:value="0.0002037682">
                <text:p>0.000203768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002101075">
                <text:p>0.0002101075</text:p>
              </table:table-cell>
              <table:table-cell office:value-type="float" office:value="0.0002101075">
                <text:p>0.000210107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001798216">
                <text:p>0.0001798216</text:p>
              </table:table-cell>
              <table:table-cell office:value-type="float" office:value="0.0001798216">
                <text:p>0.000179821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001982399">
                <text:p>0.0001982399</text:p>
              </table:table-cell>
              <table:table-cell office:value-type="float" office:value="0.0001982399">
                <text:p>0.000198239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002443453">
                <text:p>0.0002443453</text:p>
              </table:table-cell>
              <table:table-cell office:value-type="float" office:value="0.0002443453">
                <text:p>0.000244345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00221769">
                <text:p>0.000221769</text:p>
              </table:table-cell>
              <table:table-cell office:value-type="float" office:value="0.000221769">
                <text:p>0.00022176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00208853">
                <text:p>0.000208853</text:p>
              </table:table-cell>
              <table:table-cell office:value-type="float" office:value="0.000208853">
                <text:p>0.00020885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002045062">
                <text:p>0.0002045062</text:p>
              </table:table-cell>
              <table:table-cell office:value-type="float" office:value="0.0002045062">
                <text:p>0.000204506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001860295">
                <text:p>0.0001860295</text:p>
              </table:table-cell>
              <table:table-cell office:value-type="float" office:value="0.0001860295">
                <text:p>0.000186029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001603319">
                <text:p>0.0001603319</text:p>
              </table:table-cell>
              <table:table-cell office:value-type="float" office:value="0.0001603319">
                <text:p>0.000160331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001265338">
                <text:p>0.0001265338</text:p>
              </table:table-cell>
              <table:table-cell office:value-type="float" office:value="0.0001265338">
                <text:p>0.000126533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001280475">
                <text:p>0.0001280475</text:p>
              </table:table-cell>
              <table:table-cell office:value-type="float" office:value="0.0001280475">
                <text:p>0.000128047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001337458">
                <text:p>0.0001337458</text:p>
              </table:table-cell>
              <table:table-cell office:value-type="float" office:value="0.0001337458">
                <text:p>0.000133745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00136406">
                <text:p>0.000136406</text:p>
              </table:table-cell>
              <table:table-cell office:value-type="float" office:value="0.000136406">
                <text:p>0.00013640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001395542">
                <text:p>0.0001395542</text:p>
              </table:table-cell>
              <table:table-cell office:value-type="float" office:value="0.0001395542">
                <text:p>0.000139554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001379793">
                <text:p>0.0001379793</text:p>
              </table:table-cell>
              <table:table-cell office:value-type="float" office:value="0.0001379793">
                <text:p>0.000137979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001347528">
                <text:p>0.0001347528</text:p>
              </table:table-cell>
              <table:table-cell office:value-type="float" office:value="0.0001347528">
                <text:p>0.000134752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001432868">
                <text:p>0.0001432868</text:p>
              </table:table-cell>
              <table:table-cell office:value-type="float" office:value="0.0001432868">
                <text:p>0.000143286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001479121">
                <text:p>0.0001479121</text:p>
              </table:table-cell>
              <table:table-cell office:value-type="float" office:value="0.0001479121">
                <text:p>0.000147912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001260073">
                <text:p>0.0001260073</text:p>
              </table:table-cell>
              <table:table-cell office:value-type="float" office:value="0.0001260073">
                <text:p>0.000126007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001331761">
                <text:p>0.0001331761</text:p>
              </table:table-cell>
              <table:table-cell office:value-type="float" office:value="0.0001331761">
                <text:p>0.000133176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001471551">
                <text:p>0.0001471551</text:p>
              </table:table-cell>
              <table:table-cell office:value-type="float" office:value="0.0001471551">
                <text:p>0.000147155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001560236">
                <text:p>0.0001560236</text:p>
              </table:table-cell>
              <table:table-cell office:value-type="float" office:value="0.0001560236">
                <text:p>0.000156023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001569708">
                <text:p>0.0001569708</text:p>
              </table:table-cell>
              <table:table-cell office:value-type="float" office:value="0.0001569708">
                <text:p>0.000156970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001636363">
                <text:p>0.0001636363</text:p>
              </table:table-cell>
              <table:table-cell office:value-type="float" office:value="0.0001636363">
                <text:p>0.000163636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001412348">
                <text:p>0.0001412348</text:p>
              </table:table-cell>
              <table:table-cell office:value-type="float" office:value="0.0001412348">
                <text:p>0.000141234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001392431">
                <text:p>0.0001392431</text:p>
              </table:table-cell>
              <table:table-cell office:value-type="float" office:value="0.0001392431">
                <text:p>0.000139243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001330498">
                <text:p>0.0001330498</text:p>
              </table:table-cell>
              <table:table-cell office:value-type="float" office:value="0.0001330498">
                <text:p>0.000133049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001490094">
                <text:p>0.0001490094</text:p>
              </table:table-cell>
              <table:table-cell office:value-type="float" office:value="0.0001490094">
                <text:p>0.000149009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001655247">
                <text:p>0.0001655247</text:p>
              </table:table-cell>
              <table:table-cell office:value-type="float" office:value="0.0001655247">
                <text:p>0.000165524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00169441">
                <text:p>0.000169441</text:p>
              </table:table-cell>
              <table:table-cell office:value-type="float" office:value="0.000169441">
                <text:p>0.00016944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001683326">
                <text:p>0.0001683326</text:p>
              </table:table-cell>
              <table:table-cell office:value-type="float" office:value="0.0001683326">
                <text:p>0.000168332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001591619">
                <text:p>0.0001591619</text:p>
              </table:table-cell>
              <table:table-cell office:value-type="float" office:value="0.0001591619">
                <text:p>0.000159161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001427395">
                <text:p>0.0001427395</text:p>
              </table:table-cell>
              <table:table-cell office:value-type="float" office:value="0.0001427395">
                <text:p>0.000142739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001356775">
                <text:p>0.0001356775</text:p>
              </table:table-cell>
              <table:table-cell office:value-type="float" office:value="0.0001356775">
                <text:p>0.000135677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00137051">
                <text:p>0.000137051</text:p>
              </table:table-cell>
              <table:table-cell office:value-type="float" office:value="0.000137051">
                <text:p>0.00013705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001630637">
                <text:p>0.0001630637</text:p>
              </table:table-cell>
              <table:table-cell office:value-type="float" office:value="0.0001630637">
                <text:p>0.000163063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01801392">
                <text:p>0.0001801392</text:p>
              </table:table-cell>
              <table:table-cell office:value-type="float" office:value="0.0001801392">
                <text:p>0.000180139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001775516">
                <text:p>0.0001775516</text:p>
              </table:table-cell>
              <table:table-cell office:value-type="float" office:value="0.0001775516">
                <text:p>0.000177551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001630822">
                <text:p>0.0001630822</text:p>
              </table:table-cell>
              <table:table-cell office:value-type="float" office:value="0.0001630822">
                <text:p>0.000163082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001558958">
                <text:p>0.0001558958</text:p>
              </table:table-cell>
              <table:table-cell office:value-type="float" office:value="0.0001558958">
                <text:p>0.000155895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001541362">
                <text:p>0.0001541362</text:p>
              </table:table-cell>
              <table:table-cell office:value-type="float" office:value="0.0001541362">
                <text:p>0.000154136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001566089">
                <text:p>0.0001566089</text:p>
              </table:table-cell>
              <table:table-cell office:value-type="float" office:value="0.0001566089">
                <text:p>0.000156608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00196537">
                <text:p>0.000196537</text:p>
              </table:table-cell>
              <table:table-cell office:value-type="float" office:value="0.000196537">
                <text:p>0.00019653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001997999">
                <text:p>0.0001997999</text:p>
              </table:table-cell>
              <table:table-cell office:value-type="float" office:value="0.0001997999">
                <text:p>0.000199799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001825233">
                <text:p>0.0001825233</text:p>
              </table:table-cell>
              <table:table-cell office:value-type="float" office:value="0.0001825233">
                <text:p>0.000182523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001659092">
                <text:p>0.0001659092</text:p>
              </table:table-cell>
              <table:table-cell office:value-type="float" office:value="0.0001659092">
                <text:p>0.000165909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001327008">
                <text:p>0.0001327008</text:p>
              </table:table-cell>
              <table:table-cell office:value-type="float" office:value="0.0001327008">
                <text:p>0.000132700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001304569">
                <text:p>0.0001304569</text:p>
              </table:table-cell>
              <table:table-cell office:value-type="float" office:value="0.0001304569">
                <text:p>0.000130456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00126891">
                <text:p>0.000126891</text:p>
              </table:table-cell>
              <table:table-cell office:value-type="float" office:value="0.000126891">
                <text:p>0.00012689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001232194">
                <text:p>0.0001232194</text:p>
              </table:table-cell>
              <table:table-cell office:value-type="float" office:value="0.0001232194">
                <text:p>0.000123219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001330732">
                <text:p>0.0001330732</text:p>
              </table:table-cell>
              <table:table-cell office:value-type="float" office:value="0.0001330732">
                <text:p>0.000133073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001311068">
                <text:p>0.0001311068</text:p>
              </table:table-cell>
              <table:table-cell office:value-type="float" office:value="0.0001311068">
                <text:p>0.000131106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001285845">
                <text:p>0.0001285845</text:p>
              </table:table-cell>
              <table:table-cell office:value-type="float" office:value="0.0001005933">
                <text:p>0.000100593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001323265">
                <text:p>0.0001323265</text:p>
              </table:table-cell>
              <table:table-cell office:value-type="float" office:value="0.00009912957">
                <text:p>0.0000991295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001113437">
                <text:p>0.0001113437</text:p>
              </table:table-cell>
              <table:table-cell office:value-type="float" office:value="0.00006879786">
                <text:p>0.0000687978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001060123">
                <text:p>0.0001060123</text:p>
              </table:table-cell>
              <table:table-cell office:value-type="float" office:value="0.00007008453">
                <text:p>0.0000700845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008778151">
                <text:p>0.00008778151</text:p>
              </table:table-cell>
              <table:table-cell office:value-type="float" office:value="0.00006981887">
                <text:p>0.0000698188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000968433">
                <text:p>0.0000968433</text:p>
              </table:table-cell>
              <table:table-cell office:value-type="float" office:value="0.0001313056">
                <text:p>0.000131305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001160204">
                <text:p>0.0001160204</text:p>
              </table:table-cell>
              <table:table-cell office:value-type="float" office:value="0.00009172038">
                <text:p>0.0000917203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001001604">
                <text:p>0.0001001604</text:p>
              </table:table-cell>
              <table:table-cell office:value-type="float" office:value="0.00008083248">
                <text:p>0.0000808324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0004890392">
                <text:p>0.00004890392</text:p>
              </table:table-cell>
              <table:table-cell office:value-type="float" office:value="0.0000416432">
                <text:p>0.000041643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0003663174">
                <text:p>0.00003663174</text:p>
              </table:table-cell>
              <table:table-cell office:value-type="float" office:value="0.00003018929">
                <text:p>0.0000301892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0003770765">
                <text:p>0.00003770765</text:p>
              </table:table-cell>
              <table:table-cell office:value-type="float" office:value="0.00003009606">
                <text:p>0.0000300960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0003488229">
                <text:p>0.00003488229</text:p>
              </table:table-cell>
              <table:table-cell office:value-type="float" office:value="0.00002915294">
                <text:p>0.0000291529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0004466542">
                <text:p>0.00004466542</text:p>
              </table:table-cell>
              <table:table-cell office:value-type="float" office:value="0.00002811882">
                <text:p>0.0000281188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0003275698">
                <text:p>0.00003275698</text:p>
              </table:table-cell>
              <table:table-cell office:value-type="float" office:value="0.0000218969">
                <text:p>0.000021896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0003263539">
                <text:p>0.00003263539</text:p>
              </table:table-cell>
              <table:table-cell office:value-type="float" office:value="0.00002097937">
                <text:p>0.0000209793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0003264859">
                <text:p>0.00003264859</text:p>
              </table:table-cell>
              <table:table-cell office:value-type="float" office:value="0.00001877699">
                <text:p>0.0000187769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0001498888">
                <text:p>0.00001498888</text:p>
              </table:table-cell>
              <table:table-cell office:value-type="float" office:value="0.00001210287">
                <text:p>0.0000121028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0001504706">
                <text:p>0.00001504706</text:p>
              </table:table-cell>
              <table:table-cell office:value-type="float" office:value="0.00001235387">
                <text:p>0.0000123538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0001888574">
                <text:p>0.00001888574</text:p>
              </table:table-cell>
              <table:table-cell office:value-type="float" office:value="0.00001363271">
                <text:p>0.0000136327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0001898982">
                <text:p>0.00001898982</text:p>
              </table:table-cell>
              <table:table-cell office:value-type="float" office:value="0.00001508506">
                <text:p>0.0000150850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0002718553">
                <text:p>0.00002718553</text:p>
              </table:table-cell>
              <table:table-cell office:value-type="float" office:value="0.00001662623">
                <text:p>0.0000166262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0002996044">
                <text:p>0.00002996044</text:p>
              </table:table-cell>
              <table:table-cell office:value-type="float" office:value="0.00001800546">
                <text:p>0.0000180054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000303427">
                <text:p>0.0000303427</text:p>
              </table:table-cell>
              <table:table-cell office:value-type="float" office:value="0.00001777976">
                <text:p>0.0000177797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0003918552">
                <text:p>0.00003918552</text:p>
              </table:table-cell>
              <table:table-cell office:value-type="float" office:value="0.00001799133">
                <text:p>0.0000179913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0005256739">
                <text:p>0.00005256739</text:p>
              </table:table-cell>
              <table:table-cell office:value-type="float" office:value="0.00002307906">
                <text:p>0.0000230790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0005158779">
                <text:p>0.00005158779</text:p>
              </table:table-cell>
              <table:table-cell office:value-type="float" office:value="0.00002410203">
                <text:p>0.0000241020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0008339406">
                <text:p>0.00008339406</text:p>
              </table:table-cell>
              <table:table-cell office:value-type="float" office:value="0.00003654473">
                <text:p>0.0000365447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0007549008">
                <text:p>0.00007549008</text:p>
              </table:table-cell>
              <table:table-cell office:value-type="float" office:value="0.00004679116">
                <text:p>0.0000467911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0008539861">
                <text:p>0.00008539861</text:p>
              </table:table-cell>
              <table:table-cell office:value-type="float" office:value="0.00005886712">
                <text:p>0.0000588671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001113213">
                <text:p>0.0001113213</text:p>
              </table:table-cell>
              <table:table-cell office:value-type="float" office:value="0.00008000913">
                <text:p>0.0000800091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00147093">
                <text:p>0.000147093</text:p>
              </table:table-cell>
              <table:table-cell office:value-type="float" office:value="0.00009430124">
                <text:p>0.0000943012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001694518">
                <text:p>0.0001694518</text:p>
              </table:table-cell>
              <table:table-cell office:value-type="float" office:value="0.00009721119">
                <text:p>0.0000972111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001761107">
                <text:p>0.0001761107</text:p>
              </table:table-cell>
              <table:table-cell office:value-type="float" office:value="0.00008672294">
                <text:p>0.0000867229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001869626">
                <text:p>0.0001869626</text:p>
              </table:table-cell>
              <table:table-cell office:value-type="float" office:value="0.00008687873">
                <text:p>0.0000868787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001539881">
                <text:p>0.0001539881</text:p>
              </table:table-cell>
              <table:table-cell office:value-type="float" office:value="0.00009286364">
                <text:p>0.0000928636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001365076">
                <text:p>0.0001365076</text:p>
              </table:table-cell>
              <table:table-cell office:value-type="float" office:value="0.00009090953">
                <text:p>0.0000909095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001356597">
                <text:p>0.0001356597</text:p>
              </table:table-cell>
              <table:table-cell office:value-type="float" office:value="0.0001170309">
                <text:p>0.000117030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001126118">
                <text:p>0.0001126118</text:p>
              </table:table-cell>
              <table:table-cell office:value-type="float" office:value="0.00009782048">
                <text:p>0.0000978204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001133536">
                <text:p>0.0001133536</text:p>
              </table:table-cell>
              <table:table-cell office:value-type="float" office:value="0.00009404246">
                <text:p>0.0000940424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001196406">
                <text:p>0.0001196406</text:p>
              </table:table-cell>
              <table:table-cell office:value-type="float" office:value="0.00009092102">
                <text:p>0.0000909210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001170982">
                <text:p>0.0001170982</text:p>
              </table:table-cell>
              <table:table-cell office:value-type="float" office:value="0.00008782411">
                <text:p>0.0000878241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001154165">
                <text:p>0.0001154165</text:p>
              </table:table-cell>
              <table:table-cell office:value-type="float" office:value="0.00008573297">
                <text:p>0.0000857329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001210793">
                <text:p>0.0001210793</text:p>
              </table:table-cell>
              <table:table-cell office:value-type="float" office:value="0.00009115723">
                <text:p>0.0000911572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001211957">
                <text:p>0.0001211957</text:p>
              </table:table-cell>
              <table:table-cell office:value-type="float" office:value="0.00008541455">
                <text:p>0.0000854145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001255187">
                <text:p>0.0001255187</text:p>
              </table:table-cell>
              <table:table-cell office:value-type="float" office:value="0.00009721041">
                <text:p>0.0000972104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001251296">
                <text:p>0.0001251296</text:p>
              </table:table-cell>
              <table:table-cell office:value-type="float" office:value="0.00009833756">
                <text:p>0.0000983375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001299708">
                <text:p>0.0001299708</text:p>
              </table:table-cell>
              <table:table-cell office:value-type="float" office:value="0.0002214493">
                <text:p>0.000221449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001332908">
                <text:p>0.0001332908</text:p>
              </table:table-cell>
              <table:table-cell office:value-type="float" office:value="0.0002643633">
                <text:p>0.000264363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001370901">
                <text:p>0.0001370901</text:p>
              </table:table-cell>
              <table:table-cell office:value-type="float" office:value="0.0002275256">
                <text:p>0.000227525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001347778">
                <text:p>0.0001347778</text:p>
              </table:table-cell>
              <table:table-cell office:value-type="float" office:value="0.0001979945">
                <text:p>0.000197994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001279927">
                <text:p>0.0001279927</text:p>
              </table:table-cell>
              <table:table-cell office:value-type="float" office:value="0.000252685">
                <text:p>0.00025268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001279804">
                <text:p>0.0001279804</text:p>
              </table:table-cell>
              <table:table-cell office:value-type="float" office:value="0.0002107412">
                <text:p>0.000210741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001298393">
                <text:p>0.0001298393</text:p>
              </table:table-cell>
              <table:table-cell office:value-type="float" office:value="0.0001595157">
                <text:p>0.000159515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001264595">
                <text:p>0.0001264595</text:p>
              </table:table-cell>
              <table:table-cell office:value-type="float" office:value="0.0001439521">
                <text:p>0.000143952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01458485">
                <text:p>0.0001458485</text:p>
              </table:table-cell>
              <table:table-cell office:value-type="float" office:value="0.0001768435">
                <text:p>0.000176843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001444107">
                <text:p>0.0001444107</text:p>
              </table:table-cell>
              <table:table-cell office:value-type="float" office:value="0.0001343935">
                <text:p>0.000134393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001422025">
                <text:p>0.0001422025</text:p>
              </table:table-cell>
              <table:table-cell office:value-type="float" office:value="0.0001656012">
                <text:p>0.000165601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001349602">
                <text:p>0.0001349602</text:p>
              </table:table-cell>
              <table:table-cell office:value-type="float" office:value="0.0001647413">
                <text:p>0.000164741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001402882">
                <text:p>0.0001402882</text:p>
              </table:table-cell>
              <table:table-cell office:value-type="float" office:value="0.0001933774">
                <text:p>0.000193377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001403366">
                <text:p>0.0001403366</text:p>
              </table:table-cell>
              <table:table-cell office:value-type="float" office:value="0.0001782365">
                <text:p>0.000178236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001366546">
                <text:p>0.0001366546</text:p>
              </table:table-cell>
              <table:table-cell office:value-type="float" office:value="0.0001611344">
                <text:p>0.000161134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001423145">
                <text:p>0.0001423145</text:p>
              </table:table-cell>
              <table:table-cell office:value-type="float" office:value="0.000152917">
                <text:p>0.00015291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001417535">
                <text:p>0.0001417535</text:p>
              </table:table-cell>
              <table:table-cell office:value-type="float" office:value="0.0001417794">
                <text:p>0.000141779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001364552">
                <text:p>0.0001364552</text:p>
              </table:table-cell>
              <table:table-cell office:value-type="float" office:value="0.0001393698">
                <text:p>0.000139369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001411281">
                <text:p>0.0001411281</text:p>
              </table:table-cell>
              <table:table-cell office:value-type="float" office:value="0.0001244862">
                <text:p>0.000124486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001241668">
                <text:p>0.0001241668</text:p>
              </table:table-cell>
              <table:table-cell office:value-type="float" office:value="0.0001012144">
                <text:p>0.000101214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001057378">
                <text:p>0.0001057378</text:p>
              </table:table-cell>
              <table:table-cell office:value-type="float" office:value="0.00008707534">
                <text:p>0.0000870753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001050697">
                <text:p>0.0001050697</text:p>
              </table:table-cell>
              <table:table-cell office:value-type="float" office:value="0.00006874759">
                <text:p>0.0000687475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0008965481">
                <text:p>0.00008965481</text:p>
              </table:table-cell>
              <table:table-cell office:value-type="float" office:value="0.00005348013">
                <text:p>0.0000534801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0008208757">
                <text:p>0.00008208757</text:p>
              </table:table-cell>
              <table:table-cell office:value-type="float" office:value="0.00005109109">
                <text:p>0.0000510910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0008169719">
                <text:p>0.00008169719</text:p>
              </table:table-cell>
              <table:table-cell office:value-type="float" office:value="0.00005051451">
                <text:p>0.0000505145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0008160558">
                <text:p>0.00008160558</text:p>
              </table:table-cell>
              <table:table-cell office:value-type="float" office:value="0.00004692642">
                <text:p>0.0000469264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001193568">
                <text:p>0.0001193568</text:p>
              </table:table-cell>
              <table:table-cell office:value-type="float" office:value="0.00007000803">
                <text:p>0.0000700080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001099412">
                <text:p>0.0001099412</text:p>
              </table:table-cell>
              <table:table-cell office:value-type="float" office:value="0.0001102618">
                <text:p>0.000110261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01007053">
                <text:p>0.0001007053</text:p>
              </table:table-cell>
              <table:table-cell office:value-type="float" office:value="0.00006899731">
                <text:p>0.0000689973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001023484">
                <text:p>0.0001023484</text:p>
              </table:table-cell>
              <table:table-cell office:value-type="float" office:value="0.00006792256">
                <text:p>0.0000679225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0007965655">
                <text:p>0.00007965655</text:p>
              </table:table-cell>
              <table:table-cell office:value-type="float" office:value="0.00006241052">
                <text:p>0.0000624105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0006162922">
                <text:p>0.00006162922</text:p>
              </table:table-cell>
              <table:table-cell office:value-type="float" office:value="0.00006259289">
                <text:p>0.0000625928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0006025171">
                <text:p>0.00006025171</text:p>
              </table:table-cell>
              <table:table-cell office:value-type="float" office:value="0.00006168761">
                <text:p>0.0000616876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0005662142">
                <text:p>0.00005662142</text:p>
              </table:table-cell>
              <table:table-cell office:value-type="float" office:value="0.00005937126">
                <text:p>0.0000593712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0006668104">
                <text:p>0.00006668104</text:p>
              </table:table-cell>
              <table:table-cell office:value-type="float" office:value="0.00007083922">
                <text:p>0.0000708392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0008167871">
                <text:p>0.00008167871</text:p>
              </table:table-cell>
              <table:table-cell office:value-type="float" office:value="0.00008496216">
                <text:p>0.0000849621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0007131993">
                <text:p>0.00007131993</text:p>
              </table:table-cell>
              <table:table-cell office:value-type="float" office:value="0.00007412256">
                <text:p>0.0000741225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00084942">
                <text:p>0.000084942</text:p>
              </table:table-cell>
              <table:table-cell office:value-type="float" office:value="0.00008501532">
                <text:p>0.0000850153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008702787">
                <text:p>0.00008702787</text:p>
              </table:table-cell>
              <table:table-cell office:value-type="float" office:value="0.00008711182">
                <text:p>0.0000871118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0007997779">
                <text:p>0.00007997779</text:p>
              </table:table-cell>
              <table:table-cell office:value-type="float" office:value="0.00007998707">
                <text:p>0.0000799870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0008044346">
                <text:p>0.00008044346</text:p>
              </table:table-cell>
              <table:table-cell office:value-type="float" office:value="0.00008044288">
                <text:p>0.0000804428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000799024">
                <text:p>0.0000799024</text:p>
              </table:table-cell>
              <table:table-cell office:value-type="float" office:value="0.00007990245">
                <text:p>0.0000799024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0008022449">
                <text:p>0.00008022449</text:p>
              </table:table-cell>
              <table:table-cell office:value-type="float" office:value="0.0000802245">
                <text:p>0.000080224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0007990971">
                <text:p>0.00007990971</text:p>
              </table:table-cell>
              <table:table-cell office:value-type="float" office:value="0.00007990971">
                <text:p>0.0000799097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0008353956">
                <text:p>0.00008353956</text:p>
              </table:table-cell>
              <table:table-cell office:value-type="float" office:value="0.00008353956">
                <text:p>0.0000835395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0009304138">
                <text:p>0.00009304138</text:p>
              </table:table-cell>
              <table:table-cell office:value-type="float" office:value="0.00009304138">
                <text:p>0.0000930413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0009558858">
                <text:p>0.00009558858</text:p>
              </table:table-cell>
              <table:table-cell office:value-type="float" office:value="0.00009558858">
                <text:p>0.0000955885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001005611">
                <text:p>0.0001005611</text:p>
              </table:table-cell>
              <table:table-cell office:value-type="float" office:value="0.0001005611">
                <text:p>0.000100561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001027958">
                <text:p>0.0001027958</text:p>
              </table:table-cell>
              <table:table-cell office:value-type="float" office:value="0.0001027958">
                <text:p>0.000102795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001003423">
                <text:p>0.0001003423</text:p>
              </table:table-cell>
              <table:table-cell office:value-type="float" office:value="0.0001003423">
                <text:p>0.000100342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001031516">
                <text:p>0.0001031516</text:p>
              </table:table-cell>
              <table:table-cell office:value-type="float" office:value="0.0001031516">
                <text:p>0.000103151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001032647">
                <text:p>0.0001032647</text:p>
              </table:table-cell>
              <table:table-cell office:value-type="float" office:value="0.0001032647">
                <text:p>0.000103264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001034621">
                <text:p>0.0001034621</text:p>
              </table:table-cell>
              <table:table-cell office:value-type="float" office:value="0.0001034621">
                <text:p>0.000103462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0009758286">
                <text:p>0.00009758286</text:p>
              </table:table-cell>
              <table:table-cell office:value-type="float" office:value="0.00009758286">
                <text:p>0.0000975828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00101274">
                <text:p>0.000101274</text:p>
              </table:table-cell>
              <table:table-cell office:value-type="float" office:value="0.000101274">
                <text:p>0.00010127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001077303">
                <text:p>0.0001077303</text:p>
              </table:table-cell>
              <table:table-cell office:value-type="float" office:value="0.0001077303">
                <text:p>0.000107730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001058728">
                <text:p>0.0001058728</text:p>
              </table:table-cell>
              <table:table-cell office:value-type="float" office:value="0.0001058728">
                <text:p>0.000105872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0009480126">
                <text:p>0.00009480126</text:p>
              </table:table-cell>
              <table:table-cell office:value-type="float" office:value="0.00009480126">
                <text:p>0.0000948012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0009260785">
                <text:p>0.00009260785</text:p>
              </table:table-cell>
              <table:table-cell office:value-type="float" office:value="0.00009260785">
                <text:p>0.0000926078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0008813508">
                <text:p>0.00008813508</text:p>
              </table:table-cell>
              <table:table-cell office:value-type="float" office:value="0.00008813508">
                <text:p>0.0000881350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0008732823">
                <text:p>0.00008732823</text:p>
              </table:table-cell>
              <table:table-cell office:value-type="float" office:value="0.00008732823">
                <text:p>0.0000873282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0008774033">
                <text:p>0.00008774033</text:p>
              </table:table-cell>
              <table:table-cell office:value-type="float" office:value="0.00008774033">
                <text:p>0.0000877403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0008227927">
                <text:p>0.00008227927</text:p>
              </table:table-cell>
              <table:table-cell office:value-type="float" office:value="0.00008227927">
                <text:p>0.0000822792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0008050675">
                <text:p>0.00008050675</text:p>
              </table:table-cell>
              <table:table-cell office:value-type="float" office:value="0.00008050675">
                <text:p>0.0000805067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0007974588">
                <text:p>0.00007974588</text:p>
              </table:table-cell>
              <table:table-cell office:value-type="float" office:value="0.00007974588">
                <text:p>0.0000797458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0007006618">
                <text:p>0.00007006618</text:p>
              </table:table-cell>
              <table:table-cell office:value-type="float" office:value="0.00007006618">
                <text:p>0.0000700661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0006494625">
                <text:p>0.00006494625</text:p>
              </table:table-cell>
              <table:table-cell office:value-type="float" office:value="0.00006494625">
                <text:p>0.0000649462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0007914613">
                <text:p>0.00007914613</text:p>
              </table:table-cell>
              <table:table-cell office:value-type="float" office:value="0.00007914613">
                <text:p>0.0000791461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0074711">
                <text:p>0.000074711</text:p>
              </table:table-cell>
              <table:table-cell office:value-type="float" office:value="0.000074711">
                <text:p>0.00007471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0006883295">
                <text:p>0.00006883295</text:p>
              </table:table-cell>
              <table:table-cell office:value-type="float" office:value="0.00006883295">
                <text:p>0.0000688329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0007203636">
                <text:p>0.00007203636</text:p>
              </table:table-cell>
              <table:table-cell office:value-type="float" office:value="0.00007203636">
                <text:p>0.0000720363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0006971521">
                <text:p>0.00006971521</text:p>
              </table:table-cell>
              <table:table-cell office:value-type="float" office:value="0.00006971521">
                <text:p>0.0000697152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000736649">
                <text:p>0.0000736649</text:p>
              </table:table-cell>
              <table:table-cell office:value-type="float" office:value="0.0000736649">
                <text:p>0.000073664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0007106868">
                <text:p>0.00007106868</text:p>
              </table:table-cell>
              <table:table-cell office:value-type="float" office:value="0.00007106868">
                <text:p>0.0000710686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0007387315">
                <text:p>0.00007387315</text:p>
              </table:table-cell>
              <table:table-cell office:value-type="float" office:value="0.00007387315">
                <text:p>0.0000738731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0007946238">
                <text:p>0.00007946238</text:p>
              </table:table-cell>
              <table:table-cell office:value-type="float" office:value="0.00007946238">
                <text:p>0.0000794623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0008794285">
                <text:p>0.00008794285</text:p>
              </table:table-cell>
              <table:table-cell office:value-type="float" office:value="0.00008794285">
                <text:p>0.0000879428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0008753642">
                <text:p>0.00008753642</text:p>
              </table:table-cell>
              <table:table-cell office:value-type="float" office:value="0.00008753642">
                <text:p>0.0000875364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000889755">
                <text:p>0.0000889755</text:p>
              </table:table-cell>
              <table:table-cell office:value-type="float" office:value="0.0000889755">
                <text:p>0.000088975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0008484457">
                <text:p>0.00008484457</text:p>
              </table:table-cell>
              <table:table-cell office:value-type="float" office:value="0.00008484457">
                <text:p>0.0000848445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0008589635">
                <text:p>0.00008589635</text:p>
              </table:table-cell>
              <table:table-cell office:value-type="float" office:value="0.00008589635">
                <text:p>0.0000858963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0008718138">
                <text:p>0.00008718138</text:p>
              </table:table-cell>
              <table:table-cell office:value-type="float" office:value="0.00008718138">
                <text:p>0.0000871813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0008250994">
                <text:p>0.00008250994</text:p>
              </table:table-cell>
              <table:table-cell office:value-type="float" office:value="0.00008250994">
                <text:p>0.0000825099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0007981426">
                <text:p>0.00007981426</text:p>
              </table:table-cell>
              <table:table-cell office:value-type="float" office:value="0.00007981426">
                <text:p>0.0000798142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0007994697">
                <text:p>0.00007994697</text:p>
              </table:table-cell>
              <table:table-cell office:value-type="float" office:value="0.00007994697">
                <text:p>0.0000799469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000802771">
                <text:p>0.0000802771</text:p>
              </table:table-cell>
              <table:table-cell office:value-type="float" office:value="0.0000802771">
                <text:p>0.000080277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000783598">
                <text:p>0.0000783598</text:p>
              </table:table-cell>
              <table:table-cell office:value-type="float" office:value="0.0000783598">
                <text:p>0.000078359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0007669484">
                <text:p>0.00007669484</text:p>
              </table:table-cell>
              <table:table-cell office:value-type="float" office:value="0.00007669484">
                <text:p>0.0000766948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0007865301">
                <text:p>0.00007865301</text:p>
              </table:table-cell>
              <table:table-cell office:value-type="float" office:value="0.00007865301">
                <text:p>0.0000786530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0007783591">
                <text:p>0.00007783591</text:p>
              </table:table-cell>
              <table:table-cell office:value-type="float" office:value="0.00007783591">
                <text:p>0.0000778359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00072494">
                <text:p>0.000072494</text:p>
              </table:table-cell>
              <table:table-cell office:value-type="float" office:value="0.000072494">
                <text:p>0.00007249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0007283578">
                <text:p>0.00007283578</text:p>
              </table:table-cell>
              <table:table-cell office:value-type="float" office:value="0.00007283578">
                <text:p>0.0000728357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0007341704">
                <text:p>0.00007341704</text:p>
              </table:table-cell>
              <table:table-cell office:value-type="float" office:value="0.00007341704">
                <text:p>0.0000734170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000700277">
                <text:p>0.0000700277</text:p>
              </table:table-cell>
              <table:table-cell office:value-type="float" office:value="0.0000700277">
                <text:p>0.000070027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000724291">
                <text:p>0.0000724291</text:p>
              </table:table-cell>
              <table:table-cell office:value-type="float" office:value="0.0000724291">
                <text:p>0.000072429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0007383651">
                <text:p>0.00007383651</text:p>
              </table:table-cell>
              <table:table-cell office:value-type="float" office:value="0.00007383651">
                <text:p>0.0000738365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0007475965">
                <text:p>0.00007475965</text:p>
              </table:table-cell>
              <table:table-cell office:value-type="float" office:value="0.00007475965">
                <text:p>0.0000747596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0006902352">
                <text:p>0.00006902352</text:p>
              </table:table-cell>
              <table:table-cell office:value-type="float" office:value="0.00006902352">
                <text:p>0.0000690235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0007010594">
                <text:p>0.00007010594</text:p>
              </table:table-cell>
              <table:table-cell office:value-type="float" office:value="0.00007010594">
                <text:p>0.0000701059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000730266">
                <text:p>0.0000730266</text:p>
              </table:table-cell>
              <table:table-cell office:value-type="float" office:value="0.0000730266">
                <text:p>0.000073026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0007279351">
                <text:p>0.00007279351</text:p>
              </table:table-cell>
              <table:table-cell office:value-type="float" office:value="0.00007279351">
                <text:p>0.0000727935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0007445137">
                <text:p>0.00007445137</text:p>
              </table:table-cell>
              <table:table-cell office:value-type="float" office:value="0.00007445137">
                <text:p>0.0000744513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0007346655">
                <text:p>0.00007346655</text:p>
              </table:table-cell>
              <table:table-cell office:value-type="float" office:value="0.00007346655">
                <text:p>0.0000734665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0007521482">
                <text:p>0.00007521482</text:p>
              </table:table-cell>
              <table:table-cell office:value-type="float" office:value="0.00007521482">
                <text:p>0.0000752148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0007534419">
                <text:p>0.00007534419</text:p>
              </table:table-cell>
              <table:table-cell office:value-type="float" office:value="0.00007534419">
                <text:p>0.0000753441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0007659955">
                <text:p>0.00007659955</text:p>
              </table:table-cell>
              <table:table-cell office:value-type="float" office:value="0.00007659955">
                <text:p>0.0000765995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000741499">
                <text:p>0.0000741499</text:p>
              </table:table-cell>
              <table:table-cell office:value-type="float" office:value="0.0000741499">
                <text:p>0.000074149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0007602393">
                <text:p>0.00007602393</text:p>
              </table:table-cell>
              <table:table-cell office:value-type="float" office:value="0.00007602393">
                <text:p>0.0000760239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00752842">
                <text:p>0.0000752842</text:p>
              </table:table-cell>
              <table:table-cell office:value-type="float" office:value="0.0000752842">
                <text:p>0.000075284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0007446912">
                <text:p>0.00007446912</text:p>
              </table:table-cell>
              <table:table-cell office:value-type="float" office:value="0.00007446912">
                <text:p>0.0000744691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0007260196">
                <text:p>0.00007260196</text:p>
              </table:table-cell>
              <table:table-cell office:value-type="float" office:value="0.00007260196">
                <text:p>0.0000726019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0008314694">
                <text:p>0.00008314694</text:p>
              </table:table-cell>
              <table:table-cell office:value-type="float" office:value="0.00008314694">
                <text:p>0.0000831469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0008219676">
                <text:p>0.00008219676</text:p>
              </table:table-cell>
              <table:table-cell office:value-type="float" office:value="0.00008219676">
                <text:p>0.0000821967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000801928">
                <text:p>0.0000801928</text:p>
              </table:table-cell>
              <table:table-cell office:value-type="float" office:value="0.0000801928">
                <text:p>0.000080192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0007954789">
                <text:p>0.00007954789</text:p>
              </table:table-cell>
              <table:table-cell office:value-type="float" office:value="0.00007954789">
                <text:p>0.0000795478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0007474089">
                <text:p>0.00007474089</text:p>
              </table:table-cell>
              <table:table-cell office:value-type="float" office:value="0.00007474089">
                <text:p>0.0000747408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0006455603">
                <text:p>0.00006455603</text:p>
              </table:table-cell>
              <table:table-cell office:value-type="float" office:value="0.00006455603">
                <text:p>0.0000645560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0006478196">
                <text:p>0.00006478196</text:p>
              </table:table-cell>
              <table:table-cell office:value-type="float" office:value="0.00006478196">
                <text:p>0.0000647819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0006696352">
                <text:p>0.00006696352</text:p>
              </table:table-cell>
              <table:table-cell office:value-type="float" office:value="0.00006696352">
                <text:p>0.0000669635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0006795768">
                <text:p>0.00006795768</text:p>
              </table:table-cell>
              <table:table-cell office:value-type="float" office:value="0.00006795768">
                <text:p>0.0000679576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0006967099">
                <text:p>0.00006967099</text:p>
              </table:table-cell>
              <table:table-cell office:value-type="float" office:value="0.00006967099">
                <text:p>0.0000696709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0007044955">
                <text:p>0.00007044955</text:p>
              </table:table-cell>
              <table:table-cell office:value-type="float" office:value="0.00007044955">
                <text:p>0.0000704495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0007049082">
                <text:p>0.00007049082</text:p>
              </table:table-cell>
              <table:table-cell office:value-type="float" office:value="0.00007049082">
                <text:p>0.0000704908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0007436053">
                <text:p>0.00007436053</text:p>
              </table:table-cell>
              <table:table-cell office:value-type="float" office:value="0.00007436053">
                <text:p>0.0000743605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0007159719">
                <text:p>0.00007159719</text:p>
              </table:table-cell>
              <table:table-cell office:value-type="float" office:value="0.00007159719">
                <text:p>0.0000715971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0007680916">
                <text:p>0.00007680916</text:p>
              </table:table-cell>
              <table:table-cell office:value-type="float" office:value="0.00007680916">
                <text:p>0.0000768091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0007790113">
                <text:p>0.00007790113</text:p>
              </table:table-cell>
              <table:table-cell office:value-type="float" office:value="0.00007790113">
                <text:p>0.0000779011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0007822381">
                <text:p>0.00007822381</text:p>
              </table:table-cell>
              <table:table-cell office:value-type="float" office:value="0.00007822381">
                <text:p>0.0000782238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0007744827">
                <text:p>0.00007744827</text:p>
              </table:table-cell>
              <table:table-cell office:value-type="float" office:value="0.00007744827">
                <text:p>0.0000774482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0007681546">
                <text:p>0.00007681546</text:p>
              </table:table-cell>
              <table:table-cell office:value-type="float" office:value="0.00007681546">
                <text:p>0.0000768154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0007717198">
                <text:p>0.00007717198</text:p>
              </table:table-cell>
              <table:table-cell office:value-type="float" office:value="0.00007717198">
                <text:p>0.0000771719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0007851062">
                <text:p>0.00007851062</text:p>
              </table:table-cell>
              <table:table-cell office:value-type="float" office:value="0.00007851062">
                <text:p>0.0000785106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0008377321">
                <text:p>0.00008377321</text:p>
              </table:table-cell>
              <table:table-cell office:value-type="float" office:value="0.00008377321">
                <text:p>0.0000837732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0008424377">
                <text:p>0.00008424377</text:p>
              </table:table-cell>
              <table:table-cell office:value-type="float" office:value="0.00008424348">
                <text:p>0.0000842434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0008097676">
                <text:p>0.00008097676</text:p>
              </table:table-cell>
              <table:table-cell office:value-type="float" office:value="0.00008097667">
                <text:p>0.0000809766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0008171542">
                <text:p>0.00008171542</text:p>
              </table:table-cell>
              <table:table-cell office:value-type="float" office:value="0.00008171542">
                <text:p>0.0000817154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000831076">
                <text:p>0.0000831076</text:p>
              </table:table-cell>
              <table:table-cell office:value-type="float" office:value="0.0000831076">
                <text:p>0.000083107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0008227435">
                <text:p>0.00008227435</text:p>
              </table:table-cell>
              <table:table-cell office:value-type="float" office:value="0.00008227435">
                <text:p>0.0000822743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0007958903">
                <text:p>0.00007958903</text:p>
              </table:table-cell>
              <table:table-cell office:value-type="float" office:value="0.00007958903">
                <text:p>0.0000795890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0008142582">
                <text:p>0.00008142582</text:p>
              </table:table-cell>
              <table:table-cell office:value-type="float" office:value="0.00008142582">
                <text:p>0.0000814258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0008237107">
                <text:p>0.00008237107</text:p>
              </table:table-cell>
              <table:table-cell office:value-type="float" office:value="0.00008237107">
                <text:p>0.0000823710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0008150544">
                <text:p>0.00008150544</text:p>
              </table:table-cell>
              <table:table-cell office:value-type="float" office:value="0.00008150544">
                <text:p>0.0000815054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0008154444">
                <text:p>0.00008154444</text:p>
              </table:table-cell>
              <table:table-cell office:value-type="float" office:value="0.00008154444">
                <text:p>0.0000815444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0008261661">
                <text:p>0.00008261661</text:p>
              </table:table-cell>
              <table:table-cell office:value-type="float" office:value="0.00008261661">
                <text:p>0.0000826166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0008285743">
                <text:p>0.00008285743</text:p>
              </table:table-cell>
              <table:table-cell office:value-type="float" office:value="0.00008285743">
                <text:p>0.0000828574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0008289026">
                <text:p>0.00008289026</text:p>
              </table:table-cell>
              <table:table-cell office:value-type="float" office:value="0.00008289026">
                <text:p>0.0000828902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0008807712">
                <text:p>0.00008807712</text:p>
              </table:table-cell>
              <table:table-cell office:value-type="float" office:value="0.00008807712">
                <text:p>0.0000880771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0008740091">
                <text:p>0.00008740091</text:p>
              </table:table-cell>
              <table:table-cell office:value-type="float" office:value="0.00008740091">
                <text:p>0.0000874009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0008522392">
                <text:p>0.00008522392</text:p>
              </table:table-cell>
              <table:table-cell office:value-type="float" office:value="0.00008522392">
                <text:p>0.0000852239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0008762185">
                <text:p>0.00008762185</text:p>
              </table:table-cell>
              <table:table-cell office:value-type="float" office:value="0.00008762185">
                <text:p>0.0000876218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0008749666">
                <text:p>0.00008749666</text:p>
              </table:table-cell>
              <table:table-cell office:value-type="float" office:value="0.00008749666">
                <text:p>0.0000874966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000869722">
                <text:p>0.0000869722</text:p>
              </table:table-cell>
              <table:table-cell office:value-type="float" office:value="0.0000869722">
                <text:p>0.000086972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0008601056">
                <text:p>0.00008601056</text:p>
              </table:table-cell>
              <table:table-cell office:value-type="float" office:value="0.00008601056">
                <text:p>0.0000860105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0008269399">
                <text:p>0.00008269399</text:p>
              </table:table-cell>
              <table:table-cell office:value-type="float" office:value="0.00008269399">
                <text:p>0.0000826939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0006911805">
                <text:p>0.00006911805</text:p>
              </table:table-cell>
              <table:table-cell office:value-type="float" office:value="0.00006911805">
                <text:p>0.0000691180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0007258889">
                <text:p>0.00007258889</text:p>
              </table:table-cell>
              <table:table-cell office:value-type="float" office:value="0.00007258889">
                <text:p>0.0000725888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0007277671">
                <text:p>0.00007277671</text:p>
              </table:table-cell>
              <table:table-cell office:value-type="float" office:value="0.00007277671">
                <text:p>0.0000727767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0007462491">
                <text:p>0.00007462491</text:p>
              </table:table-cell>
              <table:table-cell office:value-type="float" office:value="0.00007462491">
                <text:p>0.0000746249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000764638">
                <text:p>0.0000764638</text:p>
              </table:table-cell>
              <table:table-cell office:value-type="float" office:value="0.0000764638">
                <text:p>0.000076463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0008294342">
                <text:p>0.00008294342</text:p>
              </table:table-cell>
              <table:table-cell office:value-type="float" office:value="0.00008294342">
                <text:p>0.0000829434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0008120345">
                <text:p>0.00008120345</text:p>
              </table:table-cell>
              <table:table-cell office:value-type="float" office:value="0.00008120345">
                <text:p>0.0000812034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0007629956">
                <text:p>0.00007629956</text:p>
              </table:table-cell>
              <table:table-cell office:value-type="float" office:value="0.00007629956">
                <text:p>0.0000762995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0007537253">
                <text:p>0.00007537253</text:p>
              </table:table-cell>
              <table:table-cell office:value-type="float" office:value="0.00007537253">
                <text:p>0.0000753725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0008048045">
                <text:p>0.00008048045</text:p>
              </table:table-cell>
              <table:table-cell office:value-type="float" office:value="0.00008048045">
                <text:p>0.0000804804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0008266145">
                <text:p>0.00008266145</text:p>
              </table:table-cell>
              <table:table-cell office:value-type="float" office:value="0.00008266145">
                <text:p>0.0000826614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0007652666">
                <text:p>0.00007652666</text:p>
              </table:table-cell>
              <table:table-cell office:value-type="float" office:value="0.00007652666">
                <text:p>0.0000765266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0007853608">
                <text:p>0.00007853608</text:p>
              </table:table-cell>
              <table:table-cell office:value-type="float" office:value="0.00007853608">
                <text:p>0.0000785360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0007710754">
                <text:p>0.00007710754</text:p>
              </table:table-cell>
              <table:table-cell office:value-type="float" office:value="0.00007710754">
                <text:p>0.0000771075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0007420098">
                <text:p>0.00007420098</text:p>
              </table:table-cell>
              <table:table-cell office:value-type="float" office:value="0.00007420098">
                <text:p>0.0000742009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0007338007">
                <text:p>0.00007338007</text:p>
              </table:table-cell>
              <table:table-cell office:value-type="float" office:value="0.00007338007">
                <text:p>0.0000733800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0007098013">
                <text:p>0.00007098013</text:p>
              </table:table-cell>
              <table:table-cell office:value-type="float" office:value="0.00007098013">
                <text:p>0.0000709801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0007150638">
                <text:p>0.00007150638</text:p>
              </table:table-cell>
              <table:table-cell office:value-type="float" office:value="0.00007150638">
                <text:p>0.0000715063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0007336805">
                <text:p>0.00007336805</text:p>
              </table:table-cell>
              <table:table-cell office:value-type="float" office:value="0.00007336805">
                <text:p>0.0000733680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0007217543">
                <text:p>0.00007217543</text:p>
              </table:table-cell>
              <table:table-cell office:value-type="float" office:value="0.00007217543">
                <text:p>0.0000721754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0007198104">
                <text:p>0.00007198104</text:p>
              </table:table-cell>
              <table:table-cell office:value-type="float" office:value="0.00007198104">
                <text:p>0.0000719810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0006941085">
                <text:p>0.00006941085</text:p>
              </table:table-cell>
              <table:table-cell office:value-type="float" office:value="0.00006941085">
                <text:p>0.0000694108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0006997342">
                <text:p>0.00006997342</text:p>
              </table:table-cell>
              <table:table-cell office:value-type="float" office:value="0.00006997342">
                <text:p>0.0000699734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0006937718">
                <text:p>0.00006937718</text:p>
              </table:table-cell>
              <table:table-cell office:value-type="float" office:value="0.00006937718">
                <text:p>0.0000693771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0006677175">
                <text:p>0.00006677175</text:p>
              </table:table-cell>
              <table:table-cell office:value-type="float" office:value="0.00006677175">
                <text:p>0.0000667717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0006851317">
                <text:p>0.00006851317</text:p>
              </table:table-cell>
              <table:table-cell office:value-type="float" office:value="0.00006851317">
                <text:p>0.0000685131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0006701057">
                <text:p>0.00006701057</text:p>
              </table:table-cell>
              <table:table-cell office:value-type="float" office:value="0.00006701057">
                <text:p>0.0000670105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0006749294">
                <text:p>0.00006749294</text:p>
              </table:table-cell>
              <table:table-cell office:value-type="float" office:value="0.00006749294">
                <text:p>0.0000674929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0007407065">
                <text:p>0.00007407065</text:p>
              </table:table-cell>
              <table:table-cell office:value-type="float" office:value="0.00007407065">
                <text:p>0.0000740706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0007388442">
                <text:p>0.00007388442</text:p>
              </table:table-cell>
              <table:table-cell office:value-type="float" office:value="0.00007388442">
                <text:p>0.0000738844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0007313058">
                <text:p>0.00007313058</text:p>
              </table:table-cell>
              <table:table-cell office:value-type="float" office:value="0.00007313058">
                <text:p>0.0000731305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0007120462">
                <text:p>0.00007120462</text:p>
              </table:table-cell>
              <table:table-cell office:value-type="float" office:value="0.00007120462">
                <text:p>0.0000712046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000706042">
                <text:p>0.0000706042</text:p>
              </table:table-cell>
              <table:table-cell office:value-type="float" office:value="0.0000706042">
                <text:p>0.000070604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0008406852">
                <text:p>0.00008406852</text:p>
              </table:table-cell>
              <table:table-cell office:value-type="float" office:value="0.00008406852">
                <text:p>0.0000840685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0007306823">
                <text:p>0.00007306823</text:p>
              </table:table-cell>
              <table:table-cell office:value-type="float" office:value="0.00007306823">
                <text:p>0.0000730682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0008794223">
                <text:p>0.00008794223</text:p>
              </table:table-cell>
              <table:table-cell office:value-type="float" office:value="0.00008794223">
                <text:p>0.0000879422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0009041533">
                <text:p>0.00009041533</text:p>
              </table:table-cell>
              <table:table-cell office:value-type="float" office:value="0.00009041533">
                <text:p>0.0000904153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0008936801">
                <text:p>0.00008936801</text:p>
              </table:table-cell>
              <table:table-cell office:value-type="float" office:value="0.00008936801">
                <text:p>0.0000893680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0008594952">
                <text:p>0.00008594952</text:p>
              </table:table-cell>
              <table:table-cell office:value-type="float" office:value="0.00008594952">
                <text:p>0.0000859495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0008806818">
                <text:p>0.00008806818</text:p>
              </table:table-cell>
              <table:table-cell office:value-type="float" office:value="0.00008806818">
                <text:p>0.0000880681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0008724207">
                <text:p>0.00008724207</text:p>
              </table:table-cell>
              <table:table-cell office:value-type="float" office:value="0.00008724207">
                <text:p>0.0000872420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0008494106">
                <text:p>0.00008494106</text:p>
              </table:table-cell>
              <table:table-cell office:value-type="float" office:value="0.00008494106">
                <text:p>0.0000849410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0007373461">
                <text:p>0.00007373461</text:p>
              </table:table-cell>
              <table:table-cell office:value-type="float" office:value="0.00007373461">
                <text:p>0.0000737346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0007389913">
                <text:p>0.00007389913</text:p>
              </table:table-cell>
              <table:table-cell office:value-type="float" office:value="0.00007389913">
                <text:p>0.0000738991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0007354654">
                <text:p>0.00007354654</text:p>
              </table:table-cell>
              <table:table-cell office:value-type="float" office:value="0.00007354654">
                <text:p>0.0000735465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0007145233">
                <text:p>0.00007145233</text:p>
              </table:table-cell>
              <table:table-cell office:value-type="float" office:value="0.00007145233">
                <text:p>0.0000714523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0007380693">
                <text:p>0.00007380693</text:p>
              </table:table-cell>
              <table:table-cell office:value-type="float" office:value="0.00007380693">
                <text:p>0.0000738069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0007056796">
                <text:p>0.00007056796</text:p>
              </table:table-cell>
              <table:table-cell office:value-type="float" office:value="0.00007056796">
                <text:p>0.0000705679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0007162197">
                <text:p>0.00007162197</text:p>
              </table:table-cell>
              <table:table-cell office:value-type="float" office:value="0.00007162197">
                <text:p>0.0000716219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0006845625">
                <text:p>0.00006845625</text:p>
              </table:table-cell>
              <table:table-cell office:value-type="float" office:value="0.00006845625">
                <text:p>0.0000684562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0007189525">
                <text:p>0.00007189525</text:p>
              </table:table-cell>
              <table:table-cell office:value-type="float" office:value="0.00007189525">
                <text:p>0.0000718952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0007212089">
                <text:p>0.00007212089</text:p>
              </table:table-cell>
              <table:table-cell office:value-type="float" office:value="0.00007212089">
                <text:p>0.0000721208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0007279828">
                <text:p>0.00007279828</text:p>
              </table:table-cell>
              <table:table-cell office:value-type="float" office:value="0.00007279828">
                <text:p>0.0000727982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0007296634">
                <text:p>0.00007296634</text:p>
              </table:table-cell>
              <table:table-cell office:value-type="float" office:value="0.00007296634">
                <text:p>0.0000729663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0007465803">
                <text:p>0.00007465803</text:p>
              </table:table-cell>
              <table:table-cell office:value-type="float" office:value="0.00007465803">
                <text:p>0.0000746580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0007554846">
                <text:p>0.00007554846</text:p>
              </table:table-cell>
              <table:table-cell office:value-type="float" office:value="0.00007554846">
                <text:p>0.0000755484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0007365214">
                <text:p>0.00007365214</text:p>
              </table:table-cell>
              <table:table-cell office:value-type="float" office:value="0.00007365214">
                <text:p>0.0000736521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0007241855">
                <text:p>0.00007241855</text:p>
              </table:table-cell>
              <table:table-cell office:value-type="float" office:value="0.00007241855">
                <text:p>0.0000724185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0007398875">
                <text:p>0.00007398875</text:p>
              </table:table-cell>
              <table:table-cell office:value-type="float" office:value="0.00007398875">
                <text:p>0.0000739887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0007570154">
                <text:p>0.00007570154</text:p>
              </table:table-cell>
              <table:table-cell office:value-type="float" office:value="0.00007570154">
                <text:p>0.0000757015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0007208536">
                <text:p>0.00007208536</text:p>
              </table:table-cell>
              <table:table-cell office:value-type="float" office:value="0.00007208536">
                <text:p>0.0000720853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0007367778">
                <text:p>0.00007367778</text:p>
              </table:table-cell>
              <table:table-cell office:value-type="float" office:value="0.00007367778">
                <text:p>0.0000736777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0007332709">
                <text:p>0.00007332709</text:p>
              </table:table-cell>
              <table:table-cell office:value-type="float" office:value="0.00007332709">
                <text:p>0.0000733270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0007386283">
                <text:p>0.00007386283</text:p>
              </table:table-cell>
              <table:table-cell office:value-type="float" office:value="0.00007386283">
                <text:p>0.0000738628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0007153659">
                <text:p>0.00007153659</text:p>
              </table:table-cell>
              <table:table-cell office:value-type="float" office:value="0.00007153659">
                <text:p>0.0000715365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0007206175">
                <text:p>0.00007206175</text:p>
              </table:table-cell>
              <table:table-cell office:value-type="float" office:value="0.00007206175">
                <text:p>0.0000720617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0007435109">
                <text:p>0.00007435109</text:p>
              </table:table-cell>
              <table:table-cell office:value-type="float" office:value="0.00007435109">
                <text:p>0.0000743510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000745054">
                <text:p>0.0000745054</text:p>
              </table:table-cell>
              <table:table-cell office:value-type="float" office:value="0.0000745054">
                <text:p>0.000074505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0007316422">
                <text:p>0.00007316422</text:p>
              </table:table-cell>
              <table:table-cell office:value-type="float" office:value="0.00007316422">
                <text:p>0.0000731642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0007292286">
                <text:p>0.00007292286</text:p>
              </table:table-cell>
              <table:table-cell office:value-type="float" office:value="0.00007292286">
                <text:p>0.0000729228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0006860276">
                <text:p>0.00006860276</text:p>
              </table:table-cell>
              <table:table-cell office:value-type="float" office:value="0.00006860276">
                <text:p>0.0000686027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0006811829">
                <text:p>0.00006811829</text:p>
              </table:table-cell>
              <table:table-cell office:value-type="float" office:value="0.00006811829">
                <text:p>0.0000681182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000693914">
                <text:p>0.0000693914</text:p>
              </table:table-cell>
              <table:table-cell office:value-type="float" office:value="0.0000693914">
                <text:p>0.000069391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0007018387">
                <text:p>0.00007018387</text:p>
              </table:table-cell>
              <table:table-cell office:value-type="float" office:value="0.00007018387">
                <text:p>0.0000701838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0007021711">
                <text:p>0.00007021711</text:p>
              </table:table-cell>
              <table:table-cell office:value-type="float" office:value="0.00007021711">
                <text:p>0.0000702171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0007007604">
                <text:p>0.00007007604</text:p>
              </table:table-cell>
              <table:table-cell office:value-type="float" office:value="0.00007007604">
                <text:p>0.0000700760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0006902293">
                <text:p>0.00006902293</text:p>
              </table:table-cell>
              <table:table-cell office:value-type="float" office:value="0.00006902293">
                <text:p>0.0000690229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0006060503">
                <text:p>0.00006060503</text:p>
              </table:table-cell>
              <table:table-cell office:value-type="float" office:value="0.00006060503">
                <text:p>0.0000606050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0006422277">
                <text:p>0.00006422277</text:p>
              </table:table-cell>
              <table:table-cell office:value-type="float" office:value="0.00006422277">
                <text:p>0.0000642227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0006325553">
                <text:p>0.00006325553</text:p>
              </table:table-cell>
              <table:table-cell office:value-type="float" office:value="0.00006325553">
                <text:p>0.0000632555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0006527127">
                <text:p>0.00006527127</text:p>
              </table:table-cell>
              <table:table-cell office:value-type="float" office:value="0.00006527127">
                <text:p>0.0000652712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0006379999">
                <text:p>0.00006379999</text:p>
              </table:table-cell>
              <table:table-cell office:value-type="float" office:value="0.00006379999">
                <text:p>0.0000637999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000636811">
                <text:p>0.0000636811</text:p>
              </table:table-cell>
              <table:table-cell office:value-type="float" office:value="0.0000636811">
                <text:p>0.000063681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000662668">
                <text:p>0.0000662668</text:p>
              </table:table-cell>
              <table:table-cell office:value-type="float" office:value="0.0000662668">
                <text:p>0.000066266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0006864144">
                <text:p>0.00006864144</text:p>
              </table:table-cell>
              <table:table-cell office:value-type="float" office:value="0.00006864144">
                <text:p>0.0000686414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00007280609">
                <text:p>0.00007280609</text:p>
              </table:table-cell>
              <table:table-cell office:value-type="float" office:value="0.00007280609">
                <text:p>0.0000728060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00007107895">
                <text:p>0.00007107895</text:p>
              </table:table-cell>
              <table:table-cell office:value-type="float" office:value="0.00007107895">
                <text:p>0.0000710789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00007085337">
                <text:p>0.00007085337</text:p>
              </table:table-cell>
              <table:table-cell office:value-type="float" office:value="0.00007085337">
                <text:p>0.0000708533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00007025501">
                <text:p>0.00007025501</text:p>
              </table:table-cell>
              <table:table-cell office:value-type="float" office:value="0.00007025501">
                <text:p>0.0000702550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00006932687">
                <text:p>0.00006932687</text:p>
              </table:table-cell>
              <table:table-cell office:value-type="float" office:value="0.00006932687">
                <text:p>0.0000693268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0007201633">
                <text:p>0.00007201633</text:p>
              </table:table-cell>
              <table:table-cell office:value-type="float" office:value="0.00007201633">
                <text:p>0.0000720163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00007222188">
                <text:p>0.00007222188</text:p>
              </table:table-cell>
              <table:table-cell office:value-type="float" office:value="0.00007222188">
                <text:p>0.0000722218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00007424325">
                <text:p>0.00007424325</text:p>
              </table:table-cell>
              <table:table-cell office:value-type="float" office:value="0.00007424325">
                <text:p>0.0000742432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00007295288">
                <text:p>0.00007295288</text:p>
              </table:table-cell>
              <table:table-cell office:value-type="float" office:value="0.00007295288">
                <text:p>0.00007295288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0007075394">
                <text:p>0.00007075394</text:p>
              </table:table-cell>
              <table:table-cell office:value-type="float" office:value="0.00007075394">
                <text:p>0.0000707539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00007035807">
                <text:p>0.00007035807</text:p>
              </table:table-cell>
              <table:table-cell office:value-type="float" office:value="0.00007035807">
                <text:p>0.00007035807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00006966895">
                <text:p>0.00006966895</text:p>
              </table:table-cell>
              <table:table-cell office:value-type="float" office:value="0.00006966895">
                <text:p>0.0000696689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00007133529">
                <text:p>0.00007133529</text:p>
              </table:table-cell>
              <table:table-cell office:value-type="float" office:value="0.00007133529">
                <text:p>0.00007133529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00007000154">
                <text:p>0.00007000154</text:p>
              </table:table-cell>
              <table:table-cell office:value-type="float" office:value="0.00007000154">
                <text:p>0.0000700015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00007422113">
                <text:p>0.00007422113</text:p>
              </table:table-cell>
              <table:table-cell office:value-type="float" office:value="0.00007422113">
                <text:p>0.0000742211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00007482729">
                <text:p>0.00007482729</text:p>
              </table:table-cell>
              <table:table-cell office:value-type="float" office:value="0.00007482729">
                <text:p>0.0000748272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00007539957">
                <text:p>0.00007539957</text:p>
              </table:table-cell>
              <table:table-cell office:value-type="float" office:value="0.00007539957">
                <text:p>0.00007539957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00007749209">
                <text:p>0.00007749209</text:p>
              </table:table-cell>
              <table:table-cell office:value-type="float" office:value="0.00007749209">
                <text:p>0.0000774920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00007827624">
                <text:p>0.00007827624</text:p>
              </table:table-cell>
              <table:table-cell office:value-type="float" office:value="0.00007827624">
                <text:p>0.00007827624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00007747722">
                <text:p>0.00007747722</text:p>
              </table:table-cell>
              <table:table-cell office:value-type="float" office:value="0.00007747722">
                <text:p>0.0000774772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0000778853">
                <text:p>0.0000778853</text:p>
              </table:table-cell>
              <table:table-cell office:value-type="float" office:value="0.0000778853">
                <text:p>0.0000778853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00007468511">
                <text:p>0.00007468511</text:p>
              </table:table-cell>
              <table:table-cell office:value-type="float" office:value="0.00007468511">
                <text:p>0.0000746851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00007339304">
                <text:p>0.00007339304</text:p>
              </table:table-cell>
              <table:table-cell office:value-type="float" office:value="0.00007339304">
                <text:p>0.0000733930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000747875">
                <text:p>0.0000747875</text:p>
              </table:table-cell>
              <table:table-cell office:value-type="float" office:value="0.0000747875">
                <text:p>0.000074787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00007634722">
                <text:p>0.00007634722</text:p>
              </table:table-cell>
              <table:table-cell office:value-type="float" office:value="0.00007634722">
                <text:p>0.0000763472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00007684546">
                <text:p>0.00007684546</text:p>
              </table:table-cell>
              <table:table-cell office:value-type="float" office:value="0.00007684546">
                <text:p>0.00007684546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00007500034">
                <text:p>0.00007500034</text:p>
              </table:table-cell>
              <table:table-cell office:value-type="float" office:value="0.00007500034">
                <text:p>0.0000750003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00008241082">
                <text:p>0.00008241082</text:p>
              </table:table-cell>
              <table:table-cell office:value-type="float" office:value="0.00008241082">
                <text:p>0.0000824108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00008029678">
                <text:p>0.00008029678</text:p>
              </table:table-cell>
              <table:table-cell office:value-type="float" office:value="0.00008029678">
                <text:p>0.00008029678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00007838994">
                <text:p>0.00007838994</text:p>
              </table:table-cell>
              <table:table-cell office:value-type="float" office:value="0.00007838994">
                <text:p>0.00007838994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00007762574">
                <text:p>0.00007762574</text:p>
              </table:table-cell>
              <table:table-cell office:value-type="float" office:value="0.00007762574">
                <text:p>0.00007762574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00007683748">
                <text:p>0.00007683748</text:p>
              </table:table-cell>
              <table:table-cell office:value-type="float" office:value="0.00007683748">
                <text:p>0.00007683748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00007522848">
                <text:p>0.00007522848</text:p>
              </table:table-cell>
              <table:table-cell office:value-type="float" office:value="0.00007522848">
                <text:p>0.00007522848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00007415525">
                <text:p>0.00007415525</text:p>
              </table:table-cell>
              <table:table-cell office:value-type="float" office:value="0.00007415525">
                <text:p>0.0000741552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00007552691">
                <text:p>0.00007552691</text:p>
              </table:table-cell>
              <table:table-cell office:value-type="float" office:value="0.00007552691">
                <text:p>0.0000755269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00007925234">
                <text:p>0.00007925234</text:p>
              </table:table-cell>
              <table:table-cell office:value-type="float" office:value="0.00007925234">
                <text:p>0.00007925234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00007883427">
                <text:p>0.00007883427</text:p>
              </table:table-cell>
              <table:table-cell office:value-type="float" office:value="0.00007883427">
                <text:p>0.00007883427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00007875366">
                <text:p>0.00007875366</text:p>
              </table:table-cell>
              <table:table-cell office:value-type="float" office:value="0.00007875366">
                <text:p>0.00007875366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00008081249">
                <text:p>0.00008081249</text:p>
              </table:table-cell>
              <table:table-cell office:value-type="float" office:value="0.00008081249">
                <text:p>0.00008081249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00008460136">
                <text:p>0.00008460136</text:p>
              </table:table-cell>
              <table:table-cell office:value-type="float" office:value="0.00008460136">
                <text:p>0.00008460136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00008428092">
                <text:p>0.00008428092</text:p>
              </table:table-cell>
              <table:table-cell office:value-type="float" office:value="0.00008428092">
                <text:p>0.00008428092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00008167649">
                <text:p>0.00008167649</text:p>
              </table:table-cell>
              <table:table-cell office:value-type="float" office:value="0.00008167649">
                <text:p>0.00008167649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00007850717">
                <text:p>0.00007850717</text:p>
              </table:table-cell>
              <table:table-cell office:value-type="float" office:value="0.00007850717">
                <text:p>0.00007850717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00007561209">
                <text:p>0.00007561209</text:p>
              </table:table-cell>
              <table:table-cell office:value-type="float" office:value="0.00007561209">
                <text:p>0.00007561209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00007495924">
                <text:p>0.00007495924</text:p>
              </table:table-cell>
              <table:table-cell office:value-type="float" office:value="0.00007495924">
                <text:p>0.0000749592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0000743835">
                <text:p>0.0000743835</text:p>
              </table:table-cell>
              <table:table-cell office:value-type="float" office:value="0.0000743835">
                <text:p>0.000074383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0007406267">
                <text:p>0.00007406267</text:p>
              </table:table-cell>
              <table:table-cell office:value-type="float" office:value="0.00007406267">
                <text:p>0.00007406267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00007325092">
                <text:p>0.00007325092</text:p>
              </table:table-cell>
              <table:table-cell office:value-type="float" office:value="0.00007325092">
                <text:p>0.00007325092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00007341336">
                <text:p>0.00007341336</text:p>
              </table:table-cell>
              <table:table-cell office:value-type="float" office:value="0.00007341336">
                <text:p>0.00007341336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00007868313">
                <text:p>0.00007868313</text:p>
              </table:table-cell>
              <table:table-cell office:value-type="float" office:value="0.00007868313">
                <text:p>0.00007868313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00007674836">
                <text:p>0.00007674836</text:p>
              </table:table-cell>
              <table:table-cell office:value-type="float" office:value="0.00007674836">
                <text:p>0.0000767483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00007530708">
                <text:p>0.00007530708</text:p>
              </table:table-cell>
              <table:table-cell office:value-type="float" office:value="0.00007530708">
                <text:p>0.00007530708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00007785131">
                <text:p>0.00007785131</text:p>
              </table:table-cell>
              <table:table-cell office:value-type="float" office:value="0.00007785131">
                <text:p>0.0000778513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00008037187">
                <text:p>0.00008037187</text:p>
              </table:table-cell>
              <table:table-cell office:value-type="float" office:value="0.00008037187">
                <text:p>0.00008037187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00007763677">
                <text:p>0.00007763677</text:p>
              </table:table-cell>
              <table:table-cell office:value-type="float" office:value="0.00007763677">
                <text:p>0.00007763677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00007656763">
                <text:p>0.00007656763</text:p>
              </table:table-cell>
              <table:table-cell office:value-type="float" office:value="0.00007656763">
                <text:p>0.00007656763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00007365765">
                <text:p>0.00007365765</text:p>
              </table:table-cell>
              <table:table-cell office:value-type="float" office:value="0.00007365765">
                <text:p>0.0000736576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00007233905">
                <text:p>0.00007233905</text:p>
              </table:table-cell>
              <table:table-cell office:value-type="float" office:value="0.00007233905">
                <text:p>0.0000723390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00006915613">
                <text:p>0.00006915613</text:p>
              </table:table-cell>
              <table:table-cell office:value-type="float" office:value="0.00006915613">
                <text:p>0.00006915613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00007484101">
                <text:p>0.00007484101</text:p>
              </table:table-cell>
              <table:table-cell office:value-type="float" office:value="0.00007484101">
                <text:p>0.0000748410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00008367717">
                <text:p>0.00008367717</text:p>
              </table:table-cell>
              <table:table-cell office:value-type="float" office:value="0.00008367717">
                <text:p>0.00008367717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00007153456">
                <text:p>0.00007153456</text:p>
              </table:table-cell>
              <table:table-cell office:value-type="float" office:value="0.00007153456">
                <text:p>0.00007153456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00007457339">
                <text:p>0.00007457339</text:p>
              </table:table-cell>
              <table:table-cell office:value-type="float" office:value="0.00007457339">
                <text:p>0.00007457339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00008037492">
                <text:p>0.00008037492</text:p>
              </table:table-cell>
              <table:table-cell office:value-type="float" office:value="0.00008037492">
                <text:p>0.0000803749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00008081234">
                <text:p>0.00008081234</text:p>
              </table:table-cell>
              <table:table-cell office:value-type="float" office:value="0.00008081234">
                <text:p>0.0000808123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00008072445">
                <text:p>0.00008072445</text:p>
              </table:table-cell>
              <table:table-cell office:value-type="float" office:value="0.00008072445">
                <text:p>0.0000807244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00008019924">
                <text:p>0.00008019924</text:p>
              </table:table-cell>
              <table:table-cell office:value-type="float" office:value="0.00008019924">
                <text:p>0.00008019924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00007905828">
                <text:p>0.00007905828</text:p>
              </table:table-cell>
              <table:table-cell office:value-type="float" office:value="0.00007905828">
                <text:p>0.0000790582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00007993715">
                <text:p>0.00007993715</text:p>
              </table:table-cell>
              <table:table-cell office:value-type="float" office:value="0.00007993715">
                <text:p>0.0000799371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00008313684">
                <text:p>0.00008313684</text:p>
              </table:table-cell>
              <table:table-cell office:value-type="float" office:value="0.00008313684">
                <text:p>0.0000831368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00008285028">
                <text:p>0.00008285028</text:p>
              </table:table-cell>
              <table:table-cell office:value-type="float" office:value="0.00008285028">
                <text:p>0.00008285028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00008262685">
                <text:p>0.00008262685</text:p>
              </table:table-cell>
              <table:table-cell office:value-type="float" office:value="0.00008262685">
                <text:p>0.0000826268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00008429233">
                <text:p>0.00008429233</text:p>
              </table:table-cell>
              <table:table-cell office:value-type="float" office:value="0.00008429233">
                <text:p>0.00008429233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00008413661">
                <text:p>0.00008413661</text:p>
              </table:table-cell>
              <table:table-cell office:value-type="float" office:value="0.00008413661">
                <text:p>0.0000841366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00008088438">
                <text:p>0.00008088438</text:p>
              </table:table-cell>
              <table:table-cell office:value-type="float" office:value="0.00008088438">
                <text:p>0.0000808843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00007984688">
                <text:p>0.00007984688</text:p>
              </table:table-cell>
              <table:table-cell office:value-type="float" office:value="0.00007984688">
                <text:p>0.0000798468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00008223797">
                <text:p>0.00008223797</text:p>
              </table:table-cell>
              <table:table-cell office:value-type="float" office:value="0.00008223797">
                <text:p>0.0000822379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0000761869">
                <text:p>0.0000761869</text:p>
              </table:table-cell>
              <table:table-cell office:value-type="float" office:value="0.0000761869">
                <text:p>0.000076186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00007589761">
                <text:p>0.00007589761</text:p>
              </table:table-cell>
              <table:table-cell office:value-type="float" office:value="0.00007589761">
                <text:p>0.00007589761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00007597917">
                <text:p>0.00007597917</text:p>
              </table:table-cell>
              <table:table-cell office:value-type="float" office:value="0.00007597917">
                <text:p>0.00007597917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00007531634">
                <text:p>0.00007531634</text:p>
              </table:table-cell>
              <table:table-cell office:value-type="float" office:value="0.00007531634">
                <text:p>0.00007531634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00007875062">
                <text:p>0.00007875062</text:p>
              </table:table-cell>
              <table:table-cell office:value-type="float" office:value="0.00007875062">
                <text:p>0.0000787506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00008109937">
                <text:p>0.00008109937</text:p>
              </table:table-cell>
              <table:table-cell office:value-type="float" office:value="0.00008109937">
                <text:p>0.00008109937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00008082679">
                <text:p>0.00008082679</text:p>
              </table:table-cell>
              <table:table-cell office:value-type="float" office:value="0.00008082679">
                <text:p>0.00008082679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00007762523">
                <text:p>0.00007762523</text:p>
              </table:table-cell>
              <table:table-cell office:value-type="float" office:value="0.00007762523">
                <text:p>0.00007762523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00007474625">
                <text:p>0.00007474625</text:p>
              </table:table-cell>
              <table:table-cell office:value-type="float" office:value="0.00007474625">
                <text:p>0.0000747462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00007414157">
                <text:p>0.00007414157</text:p>
              </table:table-cell>
              <table:table-cell office:value-type="float" office:value="0.00007414157">
                <text:p>0.0000741415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00007435138">
                <text:p>0.00007435138</text:p>
              </table:table-cell>
              <table:table-cell office:value-type="float" office:value="0.00007435138">
                <text:p>0.00007435138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00007507364">
                <text:p>0.00007507364</text:p>
              </table:table-cell>
              <table:table-cell office:value-type="float" office:value="0.00007507364">
                <text:p>0.00007507364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00007412329">
                <text:p>0.00007412329</text:p>
              </table:table-cell>
              <table:table-cell office:value-type="float" office:value="0.00007412329">
                <text:p>0.00007412329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00007493793">
                <text:p>0.00007493793</text:p>
              </table:table-cell>
              <table:table-cell office:value-type="float" office:value="0.00007493793">
                <text:p>0.00007493793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00007036461">
                <text:p>0.00007036461</text:p>
              </table:table-cell>
              <table:table-cell office:value-type="float" office:value="0.00007036461">
                <text:p>0.0000703646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00007097908">
                <text:p>0.00007097908</text:p>
              </table:table-cell>
              <table:table-cell office:value-type="float" office:value="0.00007097908">
                <text:p>0.00007097908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00006826544">
                <text:p>0.00006826544</text:p>
              </table:table-cell>
              <table:table-cell office:value-type="float" office:value="0.00006826544">
                <text:p>0.00006826544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00006993306">
                <text:p>0.00006993306</text:p>
              </table:table-cell>
              <table:table-cell office:value-type="float" office:value="0.00006993306">
                <text:p>0.00006993306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00006740085">
                <text:p>0.00006740085</text:p>
              </table:table-cell>
              <table:table-cell office:value-type="float" office:value="0.00006740085">
                <text:p>0.0000674008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00006771803">
                <text:p>0.00006771803</text:p>
              </table:table-cell>
              <table:table-cell office:value-type="float" office:value="0.00006771803">
                <text:p>0.0000677180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00006586049">
                <text:p>0.00006586049</text:p>
              </table:table-cell>
              <table:table-cell office:value-type="float" office:value="0.00006586049">
                <text:p>0.00006586049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0000722116">
                <text:p>0.0000722116</text:p>
              </table:table-cell>
              <table:table-cell office:value-type="float" office:value="0.0000722116">
                <text:p>0.0000722116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00007360858">
                <text:p>0.00007360858</text:p>
              </table:table-cell>
              <table:table-cell office:value-type="float" office:value="0.00007360858">
                <text:p>0.00007360858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00007402944">
                <text:p>0.00007402944</text:p>
              </table:table-cell>
              <table:table-cell office:value-type="float" office:value="0.00007402944">
                <text:p>0.00007402944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00007511141">
                <text:p>0.00007511141</text:p>
              </table:table-cell>
              <table:table-cell office:value-type="float" office:value="0.00007511141">
                <text:p>0.0000751114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00007433494">
                <text:p>0.00007433494</text:p>
              </table:table-cell>
              <table:table-cell office:value-type="float" office:value="0.00007433494">
                <text:p>0.00007433494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00007508659">
                <text:p>0.00007508659</text:p>
              </table:table-cell>
              <table:table-cell office:value-type="float" office:value="0.00007508659">
                <text:p>0.00007508659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00007657659">
                <text:p>0.00007657659</text:p>
              </table:table-cell>
              <table:table-cell office:value-type="float" office:value="0.00007657659">
                <text:p>0.00007657659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00007590911">
                <text:p>0.00007590911</text:p>
              </table:table-cell>
              <table:table-cell office:value-type="float" office:value="0.00007590911">
                <text:p>0.0000759091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00007491015">
                <text:p>0.00007491015</text:p>
              </table:table-cell>
              <table:table-cell office:value-type="float" office:value="0.00007491015">
                <text:p>0.0000749101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00007196615">
                <text:p>0.00007196615</text:p>
              </table:table-cell>
              <table:table-cell office:value-type="float" office:value="0.00007196615">
                <text:p>0.0000719661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00007217304">
                <text:p>0.00007217304</text:p>
              </table:table-cell>
              <table:table-cell office:value-type="float" office:value="0.00007217304">
                <text:p>0.00007217304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00007075418">
                <text:p>0.00007075418</text:p>
              </table:table-cell>
              <table:table-cell office:value-type="float" office:value="0.00007075418">
                <text:p>0.00007075418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00007122099">
                <text:p>0.00007122099</text:p>
              </table:table-cell>
              <table:table-cell office:value-type="float" office:value="0.00007122099">
                <text:p>0.0000712209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00006589595">
                <text:p>0.00006589595</text:p>
              </table:table-cell>
              <table:table-cell office:value-type="float" office:value="0.00006589595">
                <text:p>0.0000658959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00005759355">
                <text:p>0.00005759355</text:p>
              </table:table-cell>
              <table:table-cell office:value-type="float" office:value="0.00005759355">
                <text:p>0.0000575935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00005683611">
                <text:p>0.00005683611</text:p>
              </table:table-cell>
              <table:table-cell office:value-type="float" office:value="0.00005683611">
                <text:p>0.0000568361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00005470936">
                <text:p>0.00005470936</text:p>
              </table:table-cell>
              <table:table-cell office:value-type="float" office:value="0.00005470936">
                <text:p>0.00005470936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0000540847">
                <text:p>0.0000540847</text:p>
              </table:table-cell>
              <table:table-cell office:value-type="float" office:value="0.0000540847">
                <text:p>0.0000540847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00005605332">
                <text:p>0.00005605332</text:p>
              </table:table-cell>
              <table:table-cell office:value-type="float" office:value="0.00005605332">
                <text:p>0.0000560533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00005600555">
                <text:p>0.00005600555</text:p>
              </table:table-cell>
              <table:table-cell office:value-type="float" office:value="0.00005600555">
                <text:p>0.0000560055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00005512543">
                <text:p>0.00005512543</text:p>
              </table:table-cell>
              <table:table-cell office:value-type="float" office:value="0.00005512543">
                <text:p>0.00005512543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00005751008">
                <text:p>0.00005751008</text:p>
              </table:table-cell>
              <table:table-cell office:value-type="float" office:value="0.00005751008">
                <text:p>0.00005751008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00005880395">
                <text:p>0.00005880395</text:p>
              </table:table-cell>
              <table:table-cell office:value-type="float" office:value="0.00005880395">
                <text:p>0.0000588039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00005739623">
                <text:p>0.00005739623</text:p>
              </table:table-cell>
              <table:table-cell office:value-type="float" office:value="0.00005739623">
                <text:p>0.0000573962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00005923011">
                <text:p>0.00005923011</text:p>
              </table:table-cell>
              <table:table-cell office:value-type="float" office:value="0.00005923011">
                <text:p>0.0000592301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00005832099">
                <text:p>0.00005832099</text:p>
              </table:table-cell>
              <table:table-cell office:value-type="float" office:value="0.00005832099">
                <text:p>0.00005832099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00005709296">
                <text:p>0.00005709296</text:p>
              </table:table-cell>
              <table:table-cell office:value-type="float" office:value="0.00005709296">
                <text:p>0.00005709296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00005059532">
                <text:p>0.00005059532</text:p>
              </table:table-cell>
              <table:table-cell office:value-type="float" office:value="0.00005059532">
                <text:p>0.0000505953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00005064436">
                <text:p>0.00005064436</text:p>
              </table:table-cell>
              <table:table-cell office:value-type="float" office:value="0.00005064436">
                <text:p>0.00005064436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00004602082">
                <text:p>0.00004602082</text:p>
              </table:table-cell>
              <table:table-cell office:value-type="float" office:value="0.00004602082">
                <text:p>0.00004602082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00004325264">
                <text:p>0.00004325264</text:p>
              </table:table-cell>
              <table:table-cell office:value-type="float" office:value="0.00004325264">
                <text:p>0.00004325264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00004424745">
                <text:p>0.00004424745</text:p>
              </table:table-cell>
              <table:table-cell office:value-type="float" office:value="0.00004424745">
                <text:p>0.0000442474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00004572792">
                <text:p>0.00004572792</text:p>
              </table:table-cell>
              <table:table-cell office:value-type="float" office:value="0.00004572792">
                <text:p>0.00004572792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00005198103">
                <text:p>0.00005198103</text:p>
              </table:table-cell>
              <table:table-cell office:value-type="float" office:value="0.00005198103">
                <text:p>0.00005198103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00004552669">
                <text:p>0.00004552669</text:p>
              </table:table-cell>
              <table:table-cell office:value-type="float" office:value="0.00004552669">
                <text:p>0.00004552669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00004666651">
                <text:p>0.00004666651</text:p>
              </table:table-cell>
              <table:table-cell office:value-type="float" office:value="0.00004666651">
                <text:p>0.0000466665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00005745237">
                <text:p>0.00005745237</text:p>
              </table:table-cell>
              <table:table-cell office:value-type="float" office:value="0.00005745237">
                <text:p>0.00005745237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00008398468">
                <text:p>0.00008398468</text:p>
              </table:table-cell>
              <table:table-cell office:value-type="float" office:value="0.00008398468">
                <text:p>0.00008398468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00007389985">
                <text:p>0.00007389985</text:p>
              </table:table-cell>
              <table:table-cell office:value-type="float" office:value="0.00007389985">
                <text:p>0.0000738998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00006226414">
                <text:p>0.00006226414</text:p>
              </table:table-cell>
              <table:table-cell office:value-type="float" office:value="0.00006226414">
                <text:p>0.00006226414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00006723357">
                <text:p>0.00006723357</text:p>
              </table:table-cell>
              <table:table-cell office:value-type="float" office:value="0.00006723357">
                <text:p>0.00006723357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00005587068">
                <text:p>0.00005587068</text:p>
              </table:table-cell>
              <table:table-cell office:value-type="float" office:value="0.00005587068">
                <text:p>0.00005587068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00009640239">
                <text:p>0.00009640239</text:p>
              </table:table-cell>
              <table:table-cell office:value-type="float" office:value="0.00009640239">
                <text:p>0.00009640239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00008311036">
                <text:p>0.00008311036</text:p>
              </table:table-cell>
              <table:table-cell office:value-type="float" office:value="0.00008311036">
                <text:p>0.0000831103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0000611632">
                <text:p>0.0000611632</text:p>
              </table:table-cell>
              <table:table-cell office:value-type="float" office:value="0.0000611632">
                <text:p>0.000061163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00003724375">
                <text:p>0.00003724375</text:p>
              </table:table-cell>
              <table:table-cell office:value-type="float" office:value="0.00003724375">
                <text:p>0.0000372437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00002670305">
                <text:p>0.00002670305</text:p>
              </table:table-cell>
              <table:table-cell office:value-type="float" office:value="0.00002670305">
                <text:p>0.0000267030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00002322936">
                <text:p>0.00002322936</text:p>
              </table:table-cell>
              <table:table-cell office:value-type="float" office:value="0.00002322936">
                <text:p>0.00002322936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00002263436">
                <text:p>0.00002263436</text:p>
              </table:table-cell>
              <table:table-cell office:value-type="float" office:value="0.00002263436">
                <text:p>0.00002263436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00002568247">
                <text:p>0.00002568247</text:p>
              </table:table-cell>
              <table:table-cell office:value-type="float" office:value="0.00002568247">
                <text:p>0.00002568247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00002709834">
                <text:p>0.00002709834</text:p>
              </table:table-cell>
              <table:table-cell office:value-type="float" office:value="0.00002709834">
                <text:p>0.00002709834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00002768357">
                <text:p>0.00002768357</text:p>
              </table:table-cell>
              <table:table-cell office:value-type="float" office:value="0.00002195095">
                <text:p>0.0000219509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00002159087">
                <text:p>0.00002159087</text:p>
              </table:table-cell>
              <table:table-cell office:value-type="float" office:value="0.00001978063">
                <text:p>0.00001978063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00002159704">
                <text:p>0.00002159704</text:p>
              </table:table-cell>
              <table:table-cell office:value-type="float" office:value="0.00002147017">
                <text:p>0.00002147017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00002388065">
                <text:p>0.00002388065</text:p>
              </table:table-cell>
              <table:table-cell office:value-type="float" office:value="0.00002379334">
                <text:p>0.00002379334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00003540636">
                <text:p>0.00003540636</text:p>
              </table:table-cell>
              <table:table-cell office:value-type="float" office:value="0.00003475261">
                <text:p>0.0000347526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00007866285">
                <text:p>0.00007866285</text:p>
              </table:table-cell>
              <table:table-cell office:value-type="float" office:value="0.00007682487">
                <text:p>0.00007682487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0000965224">
                <text:p>0.0000965224</text:p>
              </table:table-cell>
              <table:table-cell office:value-type="float" office:value="0.00009548936">
                <text:p>0.00009548936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00007693328">
                <text:p>0.00007693328</text:p>
              </table:table-cell>
              <table:table-cell office:value-type="float" office:value="0.00007672673">
                <text:p>0.00007672673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00009057794">
                <text:p>0.00009057794</text:p>
              </table:table-cell>
              <table:table-cell office:value-type="float" office:value="0.00009058316">
                <text:p>0.00009058316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00006978062">
                <text:p>0.00006978062</text:p>
              </table:table-cell>
              <table:table-cell office:value-type="float" office:value="0.00006978062">
                <text:p>0.00006978062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00007226899">
                <text:p>0.00007226899</text:p>
              </table:table-cell>
              <table:table-cell office:value-type="float" office:value="0.00007226899">
                <text:p>0.00007226899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0000720035">
                <text:p>0.0000720035</text:p>
              </table:table-cell>
              <table:table-cell office:value-type="float" office:value="0.0000720035">
                <text:p>0.000072003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00007004324">
                <text:p>0.00007004324</text:p>
              </table:table-cell>
              <table:table-cell office:value-type="float" office:value="0.00007004324">
                <text:p>0.00007004324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00006538831">
                <text:p>0.00006538831</text:p>
              </table:table-cell>
              <table:table-cell office:value-type="float" office:value="0.00006538831">
                <text:p>0.00006538831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00005281097">
                <text:p>0.00005281097</text:p>
              </table:table-cell>
              <table:table-cell office:value-type="float" office:value="0.00005281097">
                <text:p>0.00005281097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00005814357">
                <text:p>0.00005814357</text:p>
              </table:table-cell>
              <table:table-cell office:value-type="float" office:value="0.00005814357">
                <text:p>0.00005814357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00006895576">
                <text:p>0.00006895576</text:p>
              </table:table-cell>
              <table:table-cell office:value-type="float" office:value="0.00006895576">
                <text:p>0.00006895576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00007686097">
                <text:p>0.00007686097</text:p>
              </table:table-cell>
              <table:table-cell office:value-type="float" office:value="0.00007686097">
                <text:p>0.00007686097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00008575909">
                <text:p>0.00008575909</text:p>
              </table:table-cell>
              <table:table-cell office:value-type="float" office:value="0.00008575909">
                <text:p>0.00008575909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00009690166">
                <text:p>0.00009690166</text:p>
              </table:table-cell>
              <table:table-cell office:value-type="float" office:value="0.00009690166">
                <text:p>0.00009690166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0001093201">
                <text:p>0.0001093201</text:p>
              </table:table-cell>
              <table:table-cell office:value-type="float" office:value="0.0001093201">
                <text:p>0.000109320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000106174">
                <text:p>0.000106174</text:p>
              </table:table-cell>
              <table:table-cell office:value-type="float" office:value="0.000106174">
                <text:p>0.000106174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000100352">
                <text:p>0.000100352</text:p>
              </table:table-cell>
              <table:table-cell office:value-type="float" office:value="0.000100352">
                <text:p>0.000100352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0001063642">
                <text:p>0.0001063642</text:p>
              </table:table-cell>
              <table:table-cell office:value-type="float" office:value="0.0001063642">
                <text:p>0.000106364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0001026696">
                <text:p>0.0001026696</text:p>
              </table:table-cell>
              <table:table-cell office:value-type="float" office:value="0.0001026696">
                <text:p>0.0001026696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00009882824">
                <text:p>0.00009882824</text:p>
              </table:table-cell>
              <table:table-cell office:value-type="float" office:value="0.00009882824">
                <text:p>0.00009882824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00009938962">
                <text:p>0.00009938962</text:p>
              </table:table-cell>
              <table:table-cell office:value-type="float" office:value="0.00009938962">
                <text:p>0.00009938962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0001042667">
                <text:p>0.0001042667</text:p>
              </table:table-cell>
              <table:table-cell office:value-type="float" office:value="0.0001042667">
                <text:p>0.0001042667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0001046022">
                <text:p>0.0001046022</text:p>
              </table:table-cell>
              <table:table-cell office:value-type="float" office:value="0.0001046022">
                <text:p>0.0001046022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00009662027">
                <text:p>0.00009662027</text:p>
              </table:table-cell>
              <table:table-cell office:value-type="float" office:value="0.00009662027">
                <text:p>0.00009662027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0001060344">
                <text:p>0.0001060344</text:p>
              </table:table-cell>
              <table:table-cell office:value-type="float" office:value="0.0001060344">
                <text:p>0.0001060344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000160578">
                <text:p>0.000160578</text:p>
              </table:table-cell>
              <table:table-cell office:value-type="float" office:value="0.000160578">
                <text:p>0.000160578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000172035">
                <text:p>0.000172035</text:p>
              </table:table-cell>
              <table:table-cell office:value-type="float" office:value="0.000172035">
                <text:p>0.00017203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0001677456">
                <text:p>0.0001677456</text:p>
              </table:table-cell>
              <table:table-cell office:value-type="float" office:value="0.0001677456">
                <text:p>0.0001677456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000176705">
                <text:p>0.000176705</text:p>
              </table:table-cell>
              <table:table-cell office:value-type="float" office:value="0.000176705">
                <text:p>0.00017670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0001838982">
                <text:p>0.0001838982</text:p>
              </table:table-cell>
              <table:table-cell office:value-type="float" office:value="0.0001838982">
                <text:p>0.0001838982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0001847381">
                <text:p>0.0001847381</text:p>
              </table:table-cell>
              <table:table-cell office:value-type="float" office:value="0.0001847381">
                <text:p>0.000184738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0001768167">
                <text:p>0.0001768167</text:p>
              </table:table-cell>
              <table:table-cell office:value-type="float" office:value="0.0001768167">
                <text:p>0.0001768167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0001713858">
                <text:p>0.0001713858</text:p>
              </table:table-cell>
              <table:table-cell office:value-type="float" office:value="0.0001713858">
                <text:p>0.0001713858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0002229117">
                <text:p>0.0002229117</text:p>
              </table:table-cell>
              <table:table-cell office:value-type="float" office:value="0.0002229117">
                <text:p>0.0002229117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0001994021">
                <text:p>0.0001994021</text:p>
              </table:table-cell>
              <table:table-cell office:value-type="float" office:value="0.0001994021">
                <text:p>0.0001994021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0002004891">
                <text:p>0.0002004891</text:p>
              </table:table-cell>
              <table:table-cell office:value-type="float" office:value="0.0002004891">
                <text:p>0.0002004891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000199049">
                <text:p>0.000199049</text:p>
              </table:table-cell>
              <table:table-cell office:value-type="float" office:value="0.000199049">
                <text:p>0.000199049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0002048194">
                <text:p>0.0002048194</text:p>
              </table:table-cell>
              <table:table-cell office:value-type="float" office:value="0.0002048194">
                <text:p>0.0002048194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0001952322">
                <text:p>0.0001952322</text:p>
              </table:table-cell>
              <table:table-cell office:value-type="float" office:value="0.0001952322">
                <text:p>0.0001952322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0001831287">
                <text:p>0.0001831287</text:p>
              </table:table-cell>
              <table:table-cell office:value-type="float" office:value="0.0001831287">
                <text:p>0.0001831287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0002256682">
                <text:p>0.0002256682</text:p>
              </table:table-cell>
              <table:table-cell office:value-type="float" office:value="0.0002256682">
                <text:p>0.0002256682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0002409329">
                <text:p>0.0002409329</text:p>
              </table:table-cell>
              <table:table-cell office:value-type="float" office:value="0.0002409329">
                <text:p>0.0002409329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0002460101">
                <text:p>0.0002460101</text:p>
              </table:table-cell>
              <table:table-cell office:value-type="float" office:value="0.0002460101">
                <text:p>0.0002460101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0002379173">
                <text:p>0.0002379173</text:p>
              </table:table-cell>
              <table:table-cell office:value-type="float" office:value="0.0002379173">
                <text:p>0.0002379173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0001702578">
                <text:p>0.0001702578</text:p>
              </table:table-cell>
              <table:table-cell office:value-type="float" office:value="0.0001702578">
                <text:p>0.0001702578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0001919092">
                <text:p>0.0001919092</text:p>
              </table:table-cell>
              <table:table-cell office:value-type="float" office:value="0.0001919092">
                <text:p>0.0001919092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0002029514">
                <text:p>0.0002029514</text:p>
              </table:table-cell>
              <table:table-cell office:value-type="float" office:value="0.0002029514">
                <text:p>0.0002029514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0001975544">
                <text:p>0.0001975544</text:p>
              </table:table-cell>
              <table:table-cell office:value-type="float" office:value="0.0001975544">
                <text:p>0.0001975544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0001873772">
                <text:p>0.0001873772</text:p>
              </table:table-cell>
              <table:table-cell office:value-type="float" office:value="0.0001873772">
                <text:p>0.0001873772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0001865682">
                <text:p>0.0001865682</text:p>
              </table:table-cell>
              <table:table-cell office:value-type="float" office:value="0.0001865682">
                <text:p>0.0001865682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0001930703">
                <text:p>0.0001930703</text:p>
              </table:table-cell>
              <table:table-cell office:value-type="float" office:value="0.0001930703">
                <text:p>0.0001930703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0001756798">
                <text:p>0.0001756798</text:p>
              </table:table-cell>
              <table:table-cell office:value-type="float" office:value="0.0001756798">
                <text:p>0.0001756798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0001791337">
                <text:p>0.0001791337</text:p>
              </table:table-cell>
              <table:table-cell office:value-type="float" office:value="0.0001791337">
                <text:p>0.0001791337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0001963957">
                <text:p>0.0001963957</text:p>
              </table:table-cell>
              <table:table-cell office:value-type="float" office:value="0.0001963957">
                <text:p>0.0001963957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0001866263">
                <text:p>0.0001866263</text:p>
              </table:table-cell>
              <table:table-cell office:value-type="float" office:value="0.0001866263">
                <text:p>0.0001866263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0001744401">
                <text:p>0.0001744401</text:p>
              </table:table-cell>
              <table:table-cell office:value-type="float" office:value="0.0001744401">
                <text:p>0.0001744401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0001642232">
                <text:p>0.0001642232</text:p>
              </table:table-cell>
              <table:table-cell office:value-type="float" office:value="0.0001642232">
                <text:p>0.0001642232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0001528777">
                <text:p>0.0001528777</text:p>
              </table:table-cell>
              <table:table-cell office:value-type="float" office:value="0.0001528777">
                <text:p>0.0001528777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0001655412">
                <text:p>0.0001655412</text:p>
              </table:table-cell>
              <table:table-cell office:value-type="float" office:value="0.0001655412">
                <text:p>0.0001655412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0001718139">
                <text:p>0.0001718139</text:p>
              </table:table-cell>
              <table:table-cell office:value-type="float" office:value="0.0001718139">
                <text:p>0.0001718139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000171511">
                <text:p>0.000171511</text:p>
              </table:table-cell>
              <table:table-cell office:value-type="float" office:value="0.000171511">
                <text:p>0.000171511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0001972261">
                <text:p>0.0001972261</text:p>
              </table:table-cell>
              <table:table-cell office:value-type="float" office:value="0.0001972261">
                <text:p>0.0001972261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0002072863">
                <text:p>0.0002072863</text:p>
              </table:table-cell>
              <table:table-cell office:value-type="float" office:value="0.0002072863">
                <text:p>0.0002072863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0002077238">
                <text:p>0.0002077238</text:p>
              </table:table-cell>
              <table:table-cell office:value-type="float" office:value="0.0002077238">
                <text:p>0.0002077238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0002120898">
                <text:p>0.0002120898</text:p>
              </table:table-cell>
              <table:table-cell office:value-type="float" office:value="0.0002120898">
                <text:p>0.0002120898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0001635106">
                <text:p>0.0001635106</text:p>
              </table:table-cell>
              <table:table-cell office:value-type="float" office:value="0.0001635106">
                <text:p>0.0001635106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000172911">
                <text:p>0.000172911</text:p>
              </table:table-cell>
              <table:table-cell office:value-type="float" office:value="0.000172911">
                <text:p>0.000172911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0001874584">
                <text:p>0.0001874584</text:p>
              </table:table-cell>
              <table:table-cell office:value-type="float" office:value="0.0001874584">
                <text:p>0.0001874584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0001834665">
                <text:p>0.0001834665</text:p>
              </table:table-cell>
              <table:table-cell office:value-type="float" office:value="0.0001834665">
                <text:p>0.000183466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0001801115">
                <text:p>0.0001801115</text:p>
              </table:table-cell>
              <table:table-cell office:value-type="float" office:value="0.0001801115">
                <text:p>0.000180111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000189824">
                <text:p>0.000189824</text:p>
              </table:table-cell>
              <table:table-cell office:value-type="float" office:value="0.000189824">
                <text:p>0.000189824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0001816923">
                <text:p>0.0001816923</text:p>
              </table:table-cell>
              <table:table-cell office:value-type="float" office:value="0.0001816923">
                <text:p>0.0001816923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000158673">
                <text:p>0.000158673</text:p>
              </table:table-cell>
              <table:table-cell office:value-type="float" office:value="0.000158673">
                <text:p>0.000158673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0001582641">
                <text:p>0.0001582641</text:p>
              </table:table-cell>
              <table:table-cell office:value-type="float" office:value="0.0001582641">
                <text:p>0.000158264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0001884054">
                <text:p>0.0001884054</text:p>
              </table:table-cell>
              <table:table-cell office:value-type="float" office:value="0.0001884054">
                <text:p>0.0001884054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0001687167">
                <text:p>0.0001687167</text:p>
              </table:table-cell>
              <table:table-cell office:value-type="float" office:value="0.0001687167">
                <text:p>0.0001687167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0001786582">
                <text:p>0.0001786582</text:p>
              </table:table-cell>
              <table:table-cell office:value-type="float" office:value="0.0001786582">
                <text:p>0.0001786582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0001955349">
                <text:p>0.0001955349</text:p>
              </table:table-cell>
              <table:table-cell office:value-type="float" office:value="0.0001955349">
                <text:p>0.0001955349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0001960074">
                <text:p>0.0001960074</text:p>
              </table:table-cell>
              <table:table-cell office:value-type="float" office:value="0.0001960074">
                <text:p>0.0001960074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0001713595">
                <text:p>0.0001713595</text:p>
              </table:table-cell>
              <table:table-cell office:value-type="float" office:value="0.0001713595">
                <text:p>0.000171359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0001748545">
                <text:p>0.0001748545</text:p>
              </table:table-cell>
              <table:table-cell office:value-type="float" office:value="0.0001748545">
                <text:p>0.000174854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0001698901">
                <text:p>0.0001698901</text:p>
              </table:table-cell>
              <table:table-cell office:value-type="float" office:value="0.0001698901">
                <text:p>0.0001698901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0001708025">
                <text:p>0.0001708025</text:p>
              </table:table-cell>
              <table:table-cell office:value-type="float" office:value="0.0001708025">
                <text:p>0.000170802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0001765922">
                <text:p>0.0001765922</text:p>
              </table:table-cell>
              <table:table-cell office:value-type="float" office:value="0.0001765922">
                <text:p>0.0001765922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0001755373">
                <text:p>0.0001755373</text:p>
              </table:table-cell>
              <table:table-cell office:value-type="float" office:value="0.0001755373">
                <text:p>0.0001755373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0001765538">
                <text:p>0.0001765538</text:p>
              </table:table-cell>
              <table:table-cell office:value-type="float" office:value="0.0001765538">
                <text:p>0.0001765538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0001704457">
                <text:p>0.0001704457</text:p>
              </table:table-cell>
              <table:table-cell office:value-type="float" office:value="0.0001704457">
                <text:p>0.0001704457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0001679571">
                <text:p>0.0001679571</text:p>
              </table:table-cell>
              <table:table-cell office:value-type="float" office:value="0.0001679571">
                <text:p>0.0001679571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0001700518">
                <text:p>0.0001700518</text:p>
              </table:table-cell>
              <table:table-cell office:value-type="float" office:value="0.0001700518">
                <text:p>0.0001700518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0001683677">
                <text:p>0.0001683677</text:p>
              </table:table-cell>
              <table:table-cell office:value-type="float" office:value="0.0001683677">
                <text:p>0.0001683677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0001677037">
                <text:p>0.0001677037</text:p>
              </table:table-cell>
              <table:table-cell office:value-type="float" office:value="0.0001677037">
                <text:p>0.0001677037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0001665644">
                <text:p>0.0001665644</text:p>
              </table:table-cell>
              <table:table-cell office:value-type="float" office:value="0.0001665644">
                <text:p>0.0001665644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0001709912">
                <text:p>0.0001709912</text:p>
              </table:table-cell>
              <table:table-cell office:value-type="float" office:value="0.0001709912">
                <text:p>0.0001709912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0001786165">
                <text:p>0.0001786165</text:p>
              </table:table-cell>
              <table:table-cell office:value-type="float" office:value="0.0001786165">
                <text:p>0.0001786165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0001768026">
                <text:p>0.0001768026</text:p>
              </table:table-cell>
              <table:table-cell office:value-type="float" office:value="0.0001768026">
                <text:p>0.0001768026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0001746014">
                <text:p>0.0001746014</text:p>
              </table:table-cell>
              <table:table-cell office:value-type="float" office:value="0.0001746014">
                <text:p>0.0001746014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0001752482">
                <text:p>0.0001752482</text:p>
              </table:table-cell>
              <table:table-cell office:value-type="float" office:value="0.0001752482">
                <text:p>0.0001752482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0001775064">
                <text:p>0.0001775064</text:p>
              </table:table-cell>
              <table:table-cell office:value-type="float" office:value="0.0001775064">
                <text:p>0.0001775064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0001777045">
                <text:p>0.0001777045</text:p>
              </table:table-cell>
              <table:table-cell office:value-type="float" office:value="0.0001777045">
                <text:p>0.000177704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0001725927">
                <text:p>0.0001725927</text:p>
              </table:table-cell>
              <table:table-cell office:value-type="float" office:value="0.0001725927">
                <text:p>0.0001725927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0001602715">
                <text:p>0.0001602715</text:p>
              </table:table-cell>
              <table:table-cell office:value-type="float" office:value="0.0001602715">
                <text:p>0.0001602715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0001642486">
                <text:p>0.0001642486</text:p>
              </table:table-cell>
              <table:table-cell office:value-type="float" office:value="0.0001642486">
                <text:p>0.0001642486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0001669438">
                <text:p>0.0001669438</text:p>
              </table:table-cell>
              <table:table-cell office:value-type="float" office:value="0.0001669438">
                <text:p>0.0001669438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0001619874">
                <text:p>0.0001619874</text:p>
              </table:table-cell>
              <table:table-cell office:value-type="float" office:value="0.0001619874">
                <text:p>0.0001619874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000167306">
                <text:p>0.000167306</text:p>
              </table:table-cell>
              <table:table-cell office:value-type="float" office:value="0.000167306">
                <text:p>0.000167306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0001649222">
                <text:p>0.0001649222</text:p>
              </table:table-cell>
              <table:table-cell office:value-type="float" office:value="0.0001649222">
                <text:p>0.0001649222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0001613699">
                <text:p>0.0001613699</text:p>
              </table:table-cell>
              <table:table-cell office:value-type="float" office:value="0.0001613699">
                <text:p>0.0001613699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0002199033">
                <text:p>0.0002199033</text:p>
              </table:table-cell>
              <table:table-cell office:value-type="float" office:value="0.0002199033">
                <text:p>0.0002199033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0002197924">
                <text:p>0.0002197924</text:p>
              </table:table-cell>
              <table:table-cell office:value-type="float" office:value="0.0002197924">
                <text:p>0.0002197924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0002117321">
                <text:p>0.0002117321</text:p>
              </table:table-cell>
              <table:table-cell office:value-type="float" office:value="0.0002117321">
                <text:p>0.0002117321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0002157476">
                <text:p>0.0002157476</text:p>
              </table:table-cell>
              <table:table-cell office:value-type="float" office:value="0.0002157476">
                <text:p>0.0002157476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0002155577">
                <text:p>0.0002155577</text:p>
              </table:table-cell>
              <table:table-cell office:value-type="float" office:value="0.0002155577">
                <text:p>0.0002155577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0002195845">
                <text:p>0.0002195845</text:p>
              </table:table-cell>
              <table:table-cell office:value-type="float" office:value="0.0002195845">
                <text:p>0.000219584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0002205337">
                <text:p>0.0002205337</text:p>
              </table:table-cell>
              <table:table-cell office:value-type="float" office:value="0.0002205337">
                <text:p>0.0002205337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0002062537">
                <text:p>0.0002062537</text:p>
              </table:table-cell>
              <table:table-cell office:value-type="float" office:value="0.0002062537">
                <text:p>0.0002062537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0002029071">
                <text:p>0.0002029071</text:p>
              </table:table-cell>
              <table:table-cell office:value-type="float" office:value="0.0002029071">
                <text:p>0.0002029071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0002019363">
                <text:p>0.0002019363</text:p>
              </table:table-cell>
              <table:table-cell office:value-type="float" office:value="0.0002019363">
                <text:p>0.0002019363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0002028446">
                <text:p>0.0002028446</text:p>
              </table:table-cell>
              <table:table-cell office:value-type="float" office:value="0.0002028446">
                <text:p>0.0002028446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0002021255">
                <text:p>0.0002021255</text:p>
              </table:table-cell>
              <table:table-cell office:value-type="float" office:value="0.0002021255">
                <text:p>0.0002021255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000203298">
                <text:p>0.000203298</text:p>
              </table:table-cell>
              <table:table-cell office:value-type="float" office:value="0.000203298">
                <text:p>0.000203298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0001998626">
                <text:p>0.0001998626</text:p>
              </table:table-cell>
              <table:table-cell office:value-type="float" office:value="0.0001998626">
                <text:p>0.0001998626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0002018085">
                <text:p>0.0002018085</text:p>
              </table:table-cell>
              <table:table-cell office:value-type="float" office:value="0.0002018085">
                <text:p>0.0002018085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0002012426">
                <text:p>0.0002012426</text:p>
              </table:table-cell>
              <table:table-cell office:value-type="float" office:value="0.0002012426">
                <text:p>0.0002012426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000196539">
                <text:p>0.000196539</text:p>
              </table:table-cell>
              <table:table-cell office:value-type="float" office:value="0.000196539">
                <text:p>0.000196539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0001977243">
                <text:p>0.0001977243</text:p>
              </table:table-cell>
              <table:table-cell office:value-type="float" office:value="0.0001977243">
                <text:p>0.0001977243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000200021">
                <text:p>0.000200021</text:p>
              </table:table-cell>
              <table:table-cell office:value-type="float" office:value="0.000200021">
                <text:p>0.000200021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0002014245">
                <text:p>0.0002014245</text:p>
              </table:table-cell>
              <table:table-cell office:value-type="float" office:value="0.0002014245">
                <text:p>0.0002014245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0001994424">
                <text:p>0.0001994424</text:p>
              </table:table-cell>
              <table:table-cell office:value-type="float" office:value="0.0001994424">
                <text:p>0.0001994424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0001787966">
                <text:p>0.0001787966</text:p>
              </table:table-cell>
              <table:table-cell office:value-type="float" office:value="0.0001787966">
                <text:p>0.0001787966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000182232">
                <text:p>0.000182232</text:p>
              </table:table-cell>
              <table:table-cell office:value-type="float" office:value="0.000182232">
                <text:p>0.000182232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0001803181">
                <text:p>0.0001803181</text:p>
              </table:table-cell>
              <table:table-cell office:value-type="float" office:value="0.0001803181">
                <text:p>0.0001803181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0001790782">
                <text:p>0.0001790782</text:p>
              </table:table-cell>
              <table:table-cell office:value-type="float" office:value="0.0001790782">
                <text:p>0.0001790782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0001791682">
                <text:p>0.0001791682</text:p>
              </table:table-cell>
              <table:table-cell office:value-type="float" office:value="0.0001791682">
                <text:p>0.0001791682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0001806213">
                <text:p>0.0001806213</text:p>
              </table:table-cell>
              <table:table-cell office:value-type="float" office:value="0.0001806213">
                <text:p>0.0001806213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0001796475">
                <text:p>0.0001796475</text:p>
              </table:table-cell>
              <table:table-cell office:value-type="float" office:value="0.0001796475">
                <text:p>0.000179647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0001895608">
                <text:p>0.0001895608</text:p>
              </table:table-cell>
              <table:table-cell office:value-type="float" office:value="0.0001895608">
                <text:p>0.0001895608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0001911221">
                <text:p>0.0001911221</text:p>
              </table:table-cell>
              <table:table-cell office:value-type="float" office:value="0.0001911221">
                <text:p>0.0001911221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0001994939">
                <text:p>0.0001994939</text:p>
              </table:table-cell>
              <table:table-cell office:value-type="float" office:value="0.0001994939">
                <text:p>0.0001994939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0001964206">
                <text:p>0.0001964206</text:p>
              </table:table-cell>
              <table:table-cell office:value-type="float" office:value="0.0001964206">
                <text:p>0.0001964206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0001976402">
                <text:p>0.0001976402</text:p>
              </table:table-cell>
              <table:table-cell office:value-type="float" office:value="0.0001976402">
                <text:p>0.0001976402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0001922041">
                <text:p>0.0001922041</text:p>
              </table:table-cell>
              <table:table-cell office:value-type="float" office:value="0.0001922041">
                <text:p>0.0001922041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0001955302">
                <text:p>0.0001955302</text:p>
              </table:table-cell>
              <table:table-cell office:value-type="float" office:value="0.0001955302">
                <text:p>0.0001955302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0001970571">
                <text:p>0.0001970571</text:p>
              </table:table-cell>
              <table:table-cell office:value-type="float" office:value="0.0001970571">
                <text:p>0.0001970571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0001919017">
                <text:p>0.0001919017</text:p>
              </table:table-cell>
              <table:table-cell office:value-type="float" office:value="0.0001919017">
                <text:p>0.0001919017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0001882607">
                <text:p>0.0001882607</text:p>
              </table:table-cell>
              <table:table-cell office:value-type="float" office:value="0.0001882607">
                <text:p>0.0001882607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0001894693">
                <text:p>0.0001894693</text:p>
              </table:table-cell>
              <table:table-cell office:value-type="float" office:value="0.0001894693">
                <text:p>0.0001894693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0001957219">
                <text:p>0.0001957219</text:p>
              </table:table-cell>
              <table:table-cell office:value-type="float" office:value="0.0001957219">
                <text:p>0.0001957219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0001980731">
                <text:p>0.0001980731</text:p>
              </table:table-cell>
              <table:table-cell office:value-type="float" office:value="0.0001980731">
                <text:p>0.0001980731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0001961437">
                <text:p>0.0001961437</text:p>
              </table:table-cell>
              <table:table-cell office:value-type="float" office:value="0.0001961437">
                <text:p>0.0001961437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0001915288">
                <text:p>0.0001915288</text:p>
              </table:table-cell>
              <table:table-cell office:value-type="float" office:value="0.0001915288">
                <text:p>0.0001915288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0001975387">
                <text:p>0.0001975387</text:p>
              </table:table-cell>
              <table:table-cell office:value-type="float" office:value="0.0001975387">
                <text:p>0.0001975387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0001901005">
                <text:p>0.0001901005</text:p>
              </table:table-cell>
              <table:table-cell office:value-type="float" office:value="0.0001901005">
                <text:p>0.0001901005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0001913205">
                <text:p>0.0001913205</text:p>
              </table:table-cell>
              <table:table-cell office:value-type="float" office:value="0.0001913205">
                <text:p>0.0001913205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0001978488">
                <text:p>0.0001978488</text:p>
              </table:table-cell>
              <table:table-cell office:value-type="float" office:value="0.0001978488">
                <text:p>0.0001978488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0001906857">
                <text:p>0.0001906857</text:p>
              </table:table-cell>
              <table:table-cell office:value-type="float" office:value="0.0001906857">
                <text:p>0.0001906857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0001932148">
                <text:p>0.0001932148</text:p>
              </table:table-cell>
              <table:table-cell office:value-type="float" office:value="0.0001932148">
                <text:p>0.0001932148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0002058149">
                <text:p>0.0002058149</text:p>
              </table:table-cell>
              <table:table-cell office:value-type="float" office:value="0.0002058149">
                <text:p>0.0002058149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0002060169">
                <text:p>0.0002060169</text:p>
              </table:table-cell>
              <table:table-cell office:value-type="float" office:value="0.0002060169">
                <text:p>0.0002060169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0002073962">
                <text:p>0.0002073962</text:p>
              </table:table-cell>
              <table:table-cell office:value-type="float" office:value="0.0002073962">
                <text:p>0.0002073962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0002052851">
                <text:p>0.0002052851</text:p>
              </table:table-cell>
              <table:table-cell office:value-type="float" office:value="0.0002052851">
                <text:p>0.0002052851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0002060905">
                <text:p>0.0002060905</text:p>
              </table:table-cell>
              <table:table-cell office:value-type="float" office:value="0.0002060905">
                <text:p>0.0002060905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0002071917">
                <text:p>0.0002071917</text:p>
              </table:table-cell>
              <table:table-cell office:value-type="float" office:value="0.0002071917">
                <text:p>0.0002071917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.0002040562">
                <text:p>0.0002040562</text:p>
              </table:table-cell>
              <table:table-cell office:value-type="float" office:value="0.0002040562">
                <text:p>0.0002040562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0002143357">
                <text:p>0.0002143357</text:p>
              </table:table-cell>
              <table:table-cell office:value-type="float" office:value="0.0002143357">
                <text:p>0.0002143357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.0002134945">
                <text:p>0.0002134945</text:p>
              </table:table-cell>
              <table:table-cell office:value-type="float" office:value="0.0002134945">
                <text:p>0.0002134945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0002147987">
                <text:p>0.0002147987</text:p>
              </table:table-cell>
              <table:table-cell office:value-type="float" office:value="0.0002147987">
                <text:p>0.0002147987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0002138144">
                <text:p>0.0002138144</text:p>
              </table:table-cell>
              <table:table-cell office:value-type="float" office:value="0.0002138144">
                <text:p>0.0002138144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000218487">
                <text:p>0.000218487</text:p>
              </table:table-cell>
              <table:table-cell office:value-type="float" office:value="0.000218487">
                <text:p>0.000218487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0002169079">
                <text:p>0.0002169079</text:p>
              </table:table-cell>
              <table:table-cell office:value-type="float" office:value="0.0002169079">
                <text:p>0.0002169079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0002183501">
                <text:p>0.0002183501</text:p>
              </table:table-cell>
              <table:table-cell office:value-type="float" office:value="0.0002183501">
                <text:p>0.0002183501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.0002642357">
                <text:p>0.0002642357</text:p>
              </table:table-cell>
              <table:table-cell office:value-type="float" office:value="0.0002642357">
                <text:p>0.0002642357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0002560162">
                <text:p>0.0002560162</text:p>
              </table:table-cell>
              <table:table-cell office:value-type="float" office:value="0.0002560162">
                <text:p>0.0002560162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.000255835">
                <text:p>0.000255835</text:p>
              </table:table-cell>
              <table:table-cell office:value-type="float" office:value="0.000255835">
                <text:p>0.000255835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00025584">
                <text:p>0.00025584</text:p>
              </table:table-cell>
              <table:table-cell office:value-type="float" office:value="0.00025584">
                <text:p>0.00025584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0002573343">
                <text:p>0.0002573343</text:p>
              </table:table-cell>
              <table:table-cell office:value-type="float" office:value="0.0002573343">
                <text:p>0.0002573343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.0002523767">
                <text:p>0.0002523767</text:p>
              </table:table-cell>
              <table:table-cell office:value-type="float" office:value="0.0002523767">
                <text:p>0.0002523767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.0002556647">
                <text:p>0.0002556647</text:p>
              </table:table-cell>
              <table:table-cell office:value-type="float" office:value="0.0002556647">
                <text:p>0.0002556647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.0002331224">
                <text:p>0.0002331224</text:p>
              </table:table-cell>
              <table:table-cell office:value-type="float" office:value="0.0002331224">
                <text:p>0.0002331224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.0002357881">
                <text:p>0.0002357881</text:p>
              </table:table-cell>
              <table:table-cell office:value-type="float" office:value="0.0002357881">
                <text:p>0.0002357881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.0002323113">
                <text:p>0.0002323113</text:p>
              </table:table-cell>
              <table:table-cell office:value-type="float" office:value="0.0002323113">
                <text:p>0.0002323113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.0002296443">
                <text:p>0.0002296443</text:p>
              </table:table-cell>
              <table:table-cell office:value-type="float" office:value="0.0002296443">
                <text:p>0.0002296443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000226829">
                <text:p>0.000226829</text:p>
              </table:table-cell>
              <table:table-cell office:value-type="float" office:value="0.000226829">
                <text:p>0.000226829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0002327523">
                <text:p>0.0002327523</text:p>
              </table:table-cell>
              <table:table-cell office:value-type="float" office:value="0.0002327523">
                <text:p>0.0002327523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0002315212">
                <text:p>0.0002315212</text:p>
              </table:table-cell>
              <table:table-cell office:value-type="float" office:value="0.0002315212">
                <text:p>0.0002315212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0002660645">
                <text:p>0.0002660645</text:p>
              </table:table-cell>
              <table:table-cell office:value-type="float" office:value="0.0002660645">
                <text:p>0.000266064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.0002719137">
                <text:p>0.0002719137</text:p>
              </table:table-cell>
              <table:table-cell office:value-type="float" office:value="0.0002719137">
                <text:p>0.0002719137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.0002672986">
                <text:p>0.0002672986</text:p>
              </table:table-cell>
              <table:table-cell office:value-type="float" office:value="0.0002672986">
                <text:p>0.0002672986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.000262832">
                <text:p>0.000262832</text:p>
              </table:table-cell>
              <table:table-cell office:value-type="float" office:value="0.000262832">
                <text:p>0.000262832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.000267594">
                <text:p>0.000267594</text:p>
              </table:table-cell>
              <table:table-cell office:value-type="float" office:value="0.000267594">
                <text:p>0.000267594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0002604335">
                <text:p>0.0002604335</text:p>
              </table:table-cell>
              <table:table-cell office:value-type="float" office:value="0.0002604335">
                <text:p>0.0002604335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0002538524">
                <text:p>0.0002538524</text:p>
              </table:table-cell>
              <table:table-cell office:value-type="float" office:value="0.0002538524">
                <text:p>0.0002538524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.0002522292">
                <text:p>0.0002522292</text:p>
              </table:table-cell>
              <table:table-cell office:value-type="float" office:value="0.0002522292">
                <text:p>0.0002522292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.0002500852">
                <text:p>0.0002500852</text:p>
              </table:table-cell>
              <table:table-cell office:value-type="float" office:value="0.0002500852">
                <text:p>0.0002500852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0002541689">
                <text:p>0.0002541689</text:p>
              </table:table-cell>
              <table:table-cell office:value-type="float" office:value="0.0002541689">
                <text:p>0.0002541689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.0002537736">
                <text:p>0.0002537736</text:p>
              </table:table-cell>
              <table:table-cell office:value-type="float" office:value="0.0002537736">
                <text:p>0.0002537736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.0002517822">
                <text:p>0.0002517822</text:p>
              </table:table-cell>
              <table:table-cell office:value-type="float" office:value="0.0002517822">
                <text:p>0.0002517822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0002482644">
                <text:p>0.0002482644</text:p>
              </table:table-cell>
              <table:table-cell office:value-type="float" office:value="0.0002482644">
                <text:p>0.0002482644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0002437844">
                <text:p>0.0002437844</text:p>
              </table:table-cell>
              <table:table-cell office:value-type="float" office:value="0.0002437844">
                <text:p>0.0002437844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.000265973">
                <text:p>0.000265973</text:p>
              </table:table-cell>
              <table:table-cell office:value-type="float" office:value="0.000265973">
                <text:p>0.000265973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.0002707601">
                <text:p>0.0002707601</text:p>
              </table:table-cell>
              <table:table-cell office:value-type="float" office:value="0.0002707601">
                <text:p>0.0002707601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.0002756252">
                <text:p>0.0002756252</text:p>
              </table:table-cell>
              <table:table-cell office:value-type="float" office:value="0.0002756252">
                <text:p>0.0002756252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.0002798995">
                <text:p>0.0002798995</text:p>
              </table:table-cell>
              <table:table-cell office:value-type="float" office:value="0.0002798995">
                <text:p>0.0002798995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.0002826978">
                <text:p>0.0002826978</text:p>
              </table:table-cell>
              <table:table-cell office:value-type="float" office:value="0.0002826978">
                <text:p>0.0002826978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.0002813392">
                <text:p>0.0002813392</text:p>
              </table:table-cell>
              <table:table-cell office:value-type="float" office:value="0.0002813392">
                <text:p>0.0002813392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.0002872724">
                <text:p>0.0002872724</text:p>
              </table:table-cell>
              <table:table-cell office:value-type="float" office:value="0.0002872724">
                <text:p>0.0002872724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.0002861765">
                <text:p>0.0002861765</text:p>
              </table:table-cell>
              <table:table-cell office:value-type="float" office:value="0.0002861765">
                <text:p>0.0002861765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.0002901746">
                <text:p>0.0002901746</text:p>
              </table:table-cell>
              <table:table-cell office:value-type="float" office:value="0.0002901746">
                <text:p>0.0002901746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.0002837273">
                <text:p>0.0002837273</text:p>
              </table:table-cell>
              <table:table-cell office:value-type="float" office:value="0.0002837273">
                <text:p>0.0002837273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.000281439">
                <text:p>0.000281439</text:p>
              </table:table-cell>
              <table:table-cell office:value-type="float" office:value="0.000281439">
                <text:p>0.000281439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.0002776603">
                <text:p>0.0002776603</text:p>
              </table:table-cell>
              <table:table-cell office:value-type="float" office:value="0.0002776603">
                <text:p>0.0002776603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0002778358">
                <text:p>0.0002778358</text:p>
              </table:table-cell>
              <table:table-cell office:value-type="float" office:value="0.0002778358">
                <text:p>0.0002778358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.000274009">
                <text:p>0.000274009</text:p>
              </table:table-cell>
              <table:table-cell office:value-type="float" office:value="0.000274009">
                <text:p>0.000274009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0003017787">
                <text:p>0.0003017787</text:p>
              </table:table-cell>
              <table:table-cell office:value-type="float" office:value="0.0003017787">
                <text:p>0.0003017787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.0003025028">
                <text:p>0.0003025028</text:p>
              </table:table-cell>
              <table:table-cell office:value-type="float" office:value="0.0003025028">
                <text:p>0.0003025028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.0002977304">
                <text:p>0.0002977304</text:p>
              </table:table-cell>
              <table:table-cell office:value-type="float" office:value="0.0002977304">
                <text:p>0.0002977304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0002935982">
                <text:p>0.0002935982</text:p>
              </table:table-cell>
              <table:table-cell office:value-type="float" office:value="0.0002935982">
                <text:p>0.0002935982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.0002987506">
                <text:p>0.0002987506</text:p>
              </table:table-cell>
              <table:table-cell office:value-type="float" office:value="0.0002987506">
                <text:p>0.0002987506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0002997477">
                <text:p>0.0002997477</text:p>
              </table:table-cell>
              <table:table-cell office:value-type="float" office:value="0.0002997477">
                <text:p>0.0002997477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.0003027488">
                <text:p>0.0003027488</text:p>
              </table:table-cell>
              <table:table-cell office:value-type="float" office:value="0.0003027488">
                <text:p>0.0003027488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0002769698">
                <text:p>0.0002769698</text:p>
              </table:table-cell>
              <table:table-cell office:value-type="float" office:value="0.0002769698">
                <text:p>0.0002769698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.0002735497">
                <text:p>0.0002735497</text:p>
              </table:table-cell>
              <table:table-cell office:value-type="float" office:value="0.0002735497">
                <text:p>0.0002735497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.000275946">
                <text:p>0.000275946</text:p>
              </table:table-cell>
              <table:table-cell office:value-type="float" office:value="0.000275946">
                <text:p>0.000275946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.0002701312">
                <text:p>0.0002701312</text:p>
              </table:table-cell>
              <table:table-cell office:value-type="float" office:value="0.0002701312">
                <text:p>0.0002701312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.0002723164">
                <text:p>0.0002723164</text:p>
              </table:table-cell>
              <table:table-cell office:value-type="float" office:value="0.0002723164">
                <text:p>0.0002723164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.000262383">
                <text:p>0.000262383</text:p>
              </table:table-cell>
              <table:table-cell office:value-type="float" office:value="0.000262383">
                <text:p>0.000262383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000268208">
                <text:p>0.000268208</text:p>
              </table:table-cell>
              <table:table-cell office:value-type="float" office:value="0.000268208">
                <text:p>0.000268208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.0002656682">
                <text:p>0.0002656682</text:p>
              </table:table-cell>
              <table:table-cell office:value-type="float" office:value="0.0002656682">
                <text:p>0.0002656682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0002645451">
                <text:p>0.0002645451</text:p>
              </table:table-cell>
              <table:table-cell office:value-type="float" office:value="0.0002645451">
                <text:p>0.0002645451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.0002602292">
                <text:p>0.0002602292</text:p>
              </table:table-cell>
              <table:table-cell office:value-type="float" office:value="0.0002602292">
                <text:p>0.0002602292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.0002607493">
                <text:p>0.0002607493</text:p>
              </table:table-cell>
              <table:table-cell office:value-type="float" office:value="0.0002607493">
                <text:p>0.0002607493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.0002596678">
                <text:p>0.0002596678</text:p>
              </table:table-cell>
              <table:table-cell office:value-type="float" office:value="0.0002596678">
                <text:p>0.0002596678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.0002613188">
                <text:p>0.0002613188</text:p>
              </table:table-cell>
              <table:table-cell office:value-type="float" office:value="0.0002613188">
                <text:p>0.0002613188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.0002573569">
                <text:p>0.0002573569</text:p>
              </table:table-cell>
              <table:table-cell office:value-type="float" office:value="0.0002573569">
                <text:p>0.0002573569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.0002568423">
                <text:p>0.0002568423</text:p>
              </table:table-cell>
              <table:table-cell office:value-type="float" office:value="0.0002568423">
                <text:p>0.0002568423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.0002596858">
                <text:p>0.0002596858</text:p>
              </table:table-cell>
              <table:table-cell office:value-type="float" office:value="0.0002596858">
                <text:p>0.0002596858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.0002568667">
                <text:p>0.0002568667</text:p>
              </table:table-cell>
              <table:table-cell office:value-type="float" office:value="0.0002568667">
                <text:p>0.0002568667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.000250567">
                <text:p>0.000250567</text:p>
              </table:table-cell>
              <table:table-cell office:value-type="float" office:value="0.000250567">
                <text:p>0.000250567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.0002459993">
                <text:p>0.0002459993</text:p>
              </table:table-cell>
              <table:table-cell office:value-type="float" office:value="0.0002459993">
                <text:p>0.0002459993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.00024719">
                <text:p>0.00024719</text:p>
              </table:table-cell>
              <table:table-cell office:value-type="float" office:value="0.00024719">
                <text:p>0.00024719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.000250562">
                <text:p>0.000250562</text:p>
              </table:table-cell>
              <table:table-cell office:value-type="float" office:value="0.000250562">
                <text:p>0.000250562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.0002512785">
                <text:p>0.0002512785</text:p>
              </table:table-cell>
              <table:table-cell office:value-type="float" office:value="0.0002512785">
                <text:p>0.0002512785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.0002559971">
                <text:p>0.0002559971</text:p>
              </table:table-cell>
              <table:table-cell office:value-type="float" office:value="0.0002559971">
                <text:p>0.0002559971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.0002553272">
                <text:p>0.0002553272</text:p>
              </table:table-cell>
              <table:table-cell office:value-type="float" office:value="0.0002553272">
                <text:p>0.0002553272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.0002566827">
                <text:p>0.0002566827</text:p>
              </table:table-cell>
              <table:table-cell office:value-type="float" office:value="0.0002566827">
                <text:p>0.0002566827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.0002521504">
                <text:p>0.0002521504</text:p>
              </table:table-cell>
              <table:table-cell office:value-type="float" office:value="0.0002521504">
                <text:p>0.0002521504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.0002520215">
                <text:p>0.0002520215</text:p>
              </table:table-cell>
              <table:table-cell office:value-type="float" office:value="0.0002520215">
                <text:p>0.0002520215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.0002520242">
                <text:p>0.0002520242</text:p>
              </table:table-cell>
              <table:table-cell office:value-type="float" office:value="0.0002520242">
                <text:p>0.0002520242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.0002495415">
                <text:p>0.0002495415</text:p>
              </table:table-cell>
              <table:table-cell office:value-type="float" office:value="0.0002495415">
                <text:p>0.0002495415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.0002478968">
                <text:p>0.0002478968</text:p>
              </table:table-cell>
              <table:table-cell office:value-type="float" office:value="0.0002478968">
                <text:p>0.0002478968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.0002526004">
                <text:p>0.0002526004</text:p>
              </table:table-cell>
              <table:table-cell office:value-type="float" office:value="0.0002526004">
                <text:p>0.0002526004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.0002546611">
                <text:p>0.0002546611</text:p>
              </table:table-cell>
              <table:table-cell office:value-type="float" office:value="0.0002546611">
                <text:p>0.0002546611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.0002531083">
                <text:p>0.0002531083</text:p>
              </table:table-cell>
              <table:table-cell office:value-type="float" office:value="0.0002531083">
                <text:p>0.0002531083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.0002489192">
                <text:p>0.0002489192</text:p>
              </table:table-cell>
              <table:table-cell office:value-type="float" office:value="0.0002489192">
                <text:p>0.0002489192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.0002451732">
                <text:p>0.0002451732</text:p>
              </table:table-cell>
              <table:table-cell office:value-type="float" office:value="0.0002451732">
                <text:p>0.0002451732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.0002610695">
                <text:p>0.0002610695</text:p>
              </table:table-cell>
              <table:table-cell office:value-type="float" office:value="0.0002610695">
                <text:p>0.000261069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.0002600828">
                <text:p>0.0002600828</text:p>
              </table:table-cell>
              <table:table-cell office:value-type="float" office:value="0.0002600828">
                <text:p>0.0002600828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.0002570779">
                <text:p>0.0002570779</text:p>
              </table:table-cell>
              <table:table-cell office:value-type="float" office:value="0.0002570779">
                <text:p>0.0002570779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.0002448007">
                <text:p>0.0002448007</text:p>
              </table:table-cell>
              <table:table-cell office:value-type="float" office:value="0.0002448007">
                <text:p>0.0002448007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.0002451331">
                <text:p>0.0002451331</text:p>
              </table:table-cell>
              <table:table-cell office:value-type="float" office:value="0.0002451331">
                <text:p>0.0002451331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.0002442913">
                <text:p>0.0002442913</text:p>
              </table:table-cell>
              <table:table-cell office:value-type="float" office:value="0.0002442913">
                <text:p>0.0002442913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.0002496966">
                <text:p>0.0002496966</text:p>
              </table:table-cell>
              <table:table-cell office:value-type="float" office:value="0.0002496966">
                <text:p>0.0002496966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.0002332478">
                <text:p>0.0002332478</text:p>
              </table:table-cell>
              <table:table-cell office:value-type="float" office:value="0.0002332478">
                <text:p>0.0002332478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.00023088">
                <text:p>0.00023088</text:p>
              </table:table-cell>
              <table:table-cell office:value-type="float" office:value="0.00023088">
                <text:p>0.00023088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.0002269495">
                <text:p>0.0002269495</text:p>
              </table:table-cell>
              <table:table-cell office:value-type="float" office:value="0.0002269495">
                <text:p>0.0002269495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.0002242243">
                <text:p>0.0002242243</text:p>
              </table:table-cell>
              <table:table-cell office:value-type="float" office:value="0.0002242243">
                <text:p>0.0002242243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.0002289766">
                <text:p>0.0002289766</text:p>
              </table:table-cell>
              <table:table-cell office:value-type="float" office:value="0.0002289766">
                <text:p>0.0002289766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.0002334579">
                <text:p>0.0002334579</text:p>
              </table:table-cell>
              <table:table-cell office:value-type="float" office:value="0.0002334579">
                <text:p>0.0002334579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.0002383182">
                <text:p>0.0002383182</text:p>
              </table:table-cell>
              <table:table-cell office:value-type="float" office:value="0.0002383182">
                <text:p>0.0002383182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.0002406979">
                <text:p>0.0002406979</text:p>
              </table:table-cell>
              <table:table-cell office:value-type="float" office:value="0.0002406979">
                <text:p>0.0002406979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.0002434093">
                <text:p>0.0002434093</text:p>
              </table:table-cell>
              <table:table-cell office:value-type="float" office:value="0.0002434093">
                <text:p>0.0002434093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.0002423071">
                <text:p>0.0002423071</text:p>
              </table:table-cell>
              <table:table-cell office:value-type="float" office:value="0.0002423071">
                <text:p>0.0002423071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.0002410783">
                <text:p>0.0002410783</text:p>
              </table:table-cell>
              <table:table-cell office:value-type="float" office:value="0.0002410783">
                <text:p>0.0002410783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.0002456034">
                <text:p>0.0002456034</text:p>
              </table:table-cell>
              <table:table-cell office:value-type="float" office:value="0.0002456034">
                <text:p>0.0002456034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.0002417924">
                <text:p>0.0002417924</text:p>
              </table:table-cell>
              <table:table-cell office:value-type="float" office:value="0.0002417924">
                <text:p>0.0002417924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.0002445057">
                <text:p>0.0002445057</text:p>
              </table:table-cell>
              <table:table-cell office:value-type="float" office:value="0.0002445057">
                <text:p>0.0002445057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.0003229799">
                <text:p>0.0003229799</text:p>
              </table:table-cell>
              <table:table-cell office:value-type="float" office:value="0.0003229799">
                <text:p>0.0003229799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.0003205466">
                <text:p>0.0003205466</text:p>
              </table:table-cell>
              <table:table-cell office:value-type="float" office:value="0.0003205466">
                <text:p>0.0003205466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.0003154439">
                <text:p>0.0003154439</text:p>
              </table:table-cell>
              <table:table-cell office:value-type="float" office:value="0.0003154439">
                <text:p>0.0003154439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.0003183008">
                <text:p>0.0003183008</text:p>
              </table:table-cell>
              <table:table-cell office:value-type="float" office:value="0.0003183008">
                <text:p>0.0003183008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.0003114196">
                <text:p>0.0003114196</text:p>
              </table:table-cell>
              <table:table-cell office:value-type="float" office:value="0.0003114196">
                <text:p>0.0003114196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.0003053427">
                <text:p>0.0003053427</text:p>
              </table:table-cell>
              <table:table-cell office:value-type="float" office:value="0.0003053427">
                <text:p>0.0003053427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.0002738437">
                <text:p>0.0002738437</text:p>
              </table:table-cell>
              <table:table-cell office:value-type="float" office:value="0.0002738437">
                <text:p>0.0002738437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.000251915">
                <text:p>0.000251915</text:p>
              </table:table-cell>
              <table:table-cell office:value-type="float" office:value="0.000251915">
                <text:p>0.00025191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.0002518491">
                <text:p>0.0002518491</text:p>
              </table:table-cell>
              <table:table-cell office:value-type="float" office:value="0.0002518491">
                <text:p>0.0002518491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.0002523594">
                <text:p>0.0002523594</text:p>
              </table:table-cell>
              <table:table-cell office:value-type="float" office:value="0.0002523594">
                <text:p>0.0002523594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.0002502691">
                <text:p>0.0002502691</text:p>
              </table:table-cell>
              <table:table-cell office:value-type="float" office:value="0.0002502691">
                <text:p>0.0002502691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.0002452119">
                <text:p>0.0002452119</text:p>
              </table:table-cell>
              <table:table-cell office:value-type="float" office:value="0.0002452119">
                <text:p>0.0002452119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.0002679648">
                <text:p>0.0002679648</text:p>
              </table:table-cell>
              <table:table-cell office:value-type="float" office:value="0.0002679648">
                <text:p>0.0002679648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.0002689506">
                <text:p>0.0002689506</text:p>
              </table:table-cell>
              <table:table-cell office:value-type="float" office:value="0.0002689506">
                <text:p>0.0002689506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.0003256205">
                <text:p>0.0003256205</text:p>
              </table:table-cell>
              <table:table-cell office:value-type="float" office:value="0.0003256205">
                <text:p>0.000325620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.0003242002">
                <text:p>0.0003242002</text:p>
              </table:table-cell>
              <table:table-cell office:value-type="float" office:value="0.0003242002">
                <text:p>0.0003242002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.0002902753">
                <text:p>0.0002902753</text:p>
              </table:table-cell>
              <table:table-cell office:value-type="float" office:value="0.0002902753">
                <text:p>0.0002902753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.0002814715">
                <text:p>0.0002814715</text:p>
              </table:table-cell>
              <table:table-cell office:value-type="float" office:value="0.0002814715">
                <text:p>0.0002814715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.0002797067">
                <text:p>0.0002797067</text:p>
              </table:table-cell>
              <table:table-cell office:value-type="float" office:value="0.0002797067">
                <text:p>0.0002797067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.0002831987">
                <text:p>0.0002831987</text:p>
              </table:table-cell>
              <table:table-cell office:value-type="float" office:value="0.0002831987">
                <text:p>0.0002831987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.0002834536">
                <text:p>0.0002834536</text:p>
              </table:table-cell>
              <table:table-cell office:value-type="float" office:value="0.0002834536">
                <text:p>0.0002834536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.0002619209">
                <text:p>0.0002619209</text:p>
              </table:table-cell>
              <table:table-cell office:value-type="float" office:value="0.0002619209">
                <text:p>0.0002619209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.0002611425">
                <text:p>0.0002611425</text:p>
              </table:table-cell>
              <table:table-cell office:value-type="float" office:value="0.0002611425">
                <text:p>0.0002611425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.0002604704">
                <text:p>0.0002604704</text:p>
              </table:table-cell>
              <table:table-cell office:value-type="float" office:value="0.0002604704">
                <text:p>0.0002604704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.0002569505">
                <text:p>0.0002569505</text:p>
              </table:table-cell>
              <table:table-cell office:value-type="float" office:value="0.0002569505">
                <text:p>0.0002569505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.0002572073">
                <text:p>0.0002572073</text:p>
              </table:table-cell>
              <table:table-cell office:value-type="float" office:value="0.0002572073">
                <text:p>0.0002572073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.0002587637">
                <text:p>0.0002587637</text:p>
              </table:table-cell>
              <table:table-cell office:value-type="float" office:value="0.0002587637">
                <text:p>0.0002587637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.0002595554">
                <text:p>0.0002595554</text:p>
              </table:table-cell>
              <table:table-cell office:value-type="float" office:value="0.0002595554">
                <text:p>0.0002595554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.0002630248">
                <text:p>0.0002630248</text:p>
              </table:table-cell>
              <table:table-cell office:value-type="float" office:value="0.0002630248">
                <text:p>0.0002630248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.0002631877">
                <text:p>0.0002631877</text:p>
              </table:table-cell>
              <table:table-cell office:value-type="float" office:value="0.0002631877">
                <text:p>0.0002631877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.0002609138">
                <text:p>0.0002609138</text:p>
              </table:table-cell>
              <table:table-cell office:value-type="float" office:value="0.0002609138">
                <text:p>0.0002609138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.0002594666">
                <text:p>0.0002594666</text:p>
              </table:table-cell>
              <table:table-cell office:value-type="float" office:value="0.0002594666">
                <text:p>0.0002594666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.0002638317">
                <text:p>0.0002638317</text:p>
              </table:table-cell>
              <table:table-cell office:value-type="float" office:value="0.0002638317">
                <text:p>0.0002638317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.0002629845">
                <text:p>0.0002629845</text:p>
              </table:table-cell>
              <table:table-cell office:value-type="float" office:value="0.0002629845">
                <text:p>0.000262984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.0002624336">
                <text:p>0.0002624336</text:p>
              </table:table-cell>
              <table:table-cell office:value-type="float" office:value="0.0002624336">
                <text:p>0.0002624336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.0002566054">
                <text:p>0.0002566054</text:p>
              </table:table-cell>
              <table:table-cell office:value-type="float" office:value="0.0002566054">
                <text:p>0.0002566054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.000256625">
                <text:p>0.000256625</text:p>
              </table:table-cell>
              <table:table-cell office:value-type="float" office:value="0.000256625">
                <text:p>0.000256625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.0002535791">
                <text:p>0.0002535791</text:p>
              </table:table-cell>
              <table:table-cell office:value-type="float" office:value="0.0002535791">
                <text:p>0.0002535791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.000262059">
                <text:p>0.000262059</text:p>
              </table:table-cell>
              <table:table-cell office:value-type="float" office:value="0.000262059">
                <text:p>0.000262059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.0002568456">
                <text:p>0.0002568456</text:p>
              </table:table-cell>
              <table:table-cell office:value-type="float" office:value="0.0002568456">
                <text:p>0.0002568456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.0002601493">
                <text:p>0.0002601493</text:p>
              </table:table-cell>
              <table:table-cell office:value-type="float" office:value="0.0002601493">
                <text:p>0.0002601493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.0002557324">
                <text:p>0.0002557324</text:p>
              </table:table-cell>
              <table:table-cell office:value-type="float" office:value="0.0002557324">
                <text:p>0.0002557324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.0002397645">
                <text:p>0.0002397645</text:p>
              </table:table-cell>
              <table:table-cell office:value-type="float" office:value="0.0002397645">
                <text:p>0.0002397645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.0002337589">
                <text:p>0.0002337589</text:p>
              </table:table-cell>
              <table:table-cell office:value-type="float" office:value="0.0002337589">
                <text:p>0.0002337589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.0002340069">
                <text:p>0.0002340069</text:p>
              </table:table-cell>
              <table:table-cell office:value-type="float" office:value="0.0002340069">
                <text:p>0.0002340069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.000231568">
                <text:p>0.000231568</text:p>
              </table:table-cell>
              <table:table-cell office:value-type="float" office:value="0.000231568">
                <text:p>0.000231568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.0002283656">
                <text:p>0.0002283656</text:p>
              </table:table-cell>
              <table:table-cell office:value-type="float" office:value="0.0002283656">
                <text:p>0.0002283656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.0002299121">
                <text:p>0.0002299121</text:p>
              </table:table-cell>
              <table:table-cell office:value-type="float" office:value="0.0002299121">
                <text:p>0.0002299121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.0002280172">
                <text:p>0.0002280172</text:p>
              </table:table-cell>
              <table:table-cell office:value-type="float" office:value="0.0002280172">
                <text:p>0.0002280172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.0002378633">
                <text:p>0.0002378633</text:p>
              </table:table-cell>
              <table:table-cell office:value-type="float" office:value="0.0002378633">
                <text:p>0.0002378633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.0002424159">
                <text:p>0.0002424159</text:p>
              </table:table-cell>
              <table:table-cell office:value-type="float" office:value="0.0002424159">
                <text:p>0.0002424159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.0002438938">
                <text:p>0.0002438938</text:p>
              </table:table-cell>
              <table:table-cell office:value-type="float" office:value="0.0002438938">
                <text:p>0.0002438938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.0002473927">
                <text:p>0.0002473927</text:p>
              </table:table-cell>
              <table:table-cell office:value-type="float" office:value="0.0002473927">
                <text:p>0.0002473927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.0002447627">
                <text:p>0.0002447627</text:p>
              </table:table-cell>
              <table:table-cell office:value-type="float" office:value="0.0002447627">
                <text:p>0.0002447627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.000243502">
                <text:p>0.000243502</text:p>
              </table:table-cell>
              <table:table-cell office:value-type="float" office:value="0.000243502">
                <text:p>0.000243502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.000237025">
                <text:p>0.000237025</text:p>
              </table:table-cell>
              <table:table-cell office:value-type="float" office:value="0.000237025">
                <text:p>0.000237025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.0002394893">
                <text:p>0.0002394893</text:p>
              </table:table-cell>
              <table:table-cell office:value-type="float" office:value="0.0002394893">
                <text:p>0.0002394893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.0002422254">
                <text:p>0.0002422254</text:p>
              </table:table-cell>
              <table:table-cell office:value-type="float" office:value="0.0002422254">
                <text:p>0.0002422254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.0002373002">
                <text:p>0.0002373002</text:p>
              </table:table-cell>
              <table:table-cell office:value-type="float" office:value="0.0002373002">
                <text:p>0.0002373002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.0002410063">
                <text:p>0.0002410063</text:p>
              </table:table-cell>
              <table:table-cell office:value-type="float" office:value="0.0002410063">
                <text:p>0.0002410063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.0002380675">
                <text:p>0.0002380675</text:p>
              </table:table-cell>
              <table:table-cell office:value-type="float" office:value="0.0002380675">
                <text:p>0.0002380675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.0002406829">
                <text:p>0.0002406829</text:p>
              </table:table-cell>
              <table:table-cell office:value-type="float" office:value="0.0002406829">
                <text:p>0.0002406829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.0002388975">
                <text:p>0.0002388975</text:p>
              </table:table-cell>
              <table:table-cell office:value-type="float" office:value="0.0002388975">
                <text:p>0.0002388975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.0002419354">
                <text:p>0.0002419354</text:p>
              </table:table-cell>
              <table:table-cell office:value-type="float" office:value="0.0002419354">
                <text:p>0.0002419354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.000249808">
                <text:p>0.000249808</text:p>
              </table:table-cell>
              <table:table-cell office:value-type="float" office:value="0.000249808">
                <text:p>0.000249808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.0002514277">
                <text:p>0.0002514277</text:p>
              </table:table-cell>
              <table:table-cell office:value-type="float" office:value="0.0002514277">
                <text:p>0.0002514277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.0002467049">
                <text:p>0.0002467049</text:p>
              </table:table-cell>
              <table:table-cell office:value-type="float" office:value="0.0002467049">
                <text:p>0.0002467049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.0002477479">
                <text:p>0.0002477479</text:p>
              </table:table-cell>
              <table:table-cell office:value-type="float" office:value="0.0002477479">
                <text:p>0.0002477479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.0002505732">
                <text:p>0.0002505732</text:p>
              </table:table-cell>
              <table:table-cell office:value-type="float" office:value="0.0002505732">
                <text:p>0.0002505732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0002515035">
                <text:p>0.0002515035</text:p>
              </table:table-cell>
              <table:table-cell office:value-type="float" office:value="0.0002515035">
                <text:p>0.0002515035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.0002697696">
                <text:p>0.0002697696</text:p>
              </table:table-cell>
              <table:table-cell office:value-type="float" office:value="0.0002697696">
                <text:p>0.0002697696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.0002732892">
                <text:p>0.0002732892</text:p>
              </table:table-cell>
              <table:table-cell office:value-type="float" office:value="0.0002732892">
                <text:p>0.0002732892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.0002584622">
                <text:p>0.0002584622</text:p>
              </table:table-cell>
              <table:table-cell office:value-type="float" office:value="0.0002584622">
                <text:p>0.0002584622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.0002520466">
                <text:p>0.0002520466</text:p>
              </table:table-cell>
              <table:table-cell office:value-type="float" office:value="0.0002520466">
                <text:p>0.0002520466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.0002437466">
                <text:p>0.0002437466</text:p>
              </table:table-cell>
              <table:table-cell office:value-type="float" office:value="0.0002437466">
                <text:p>0.0002437466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0.0002452883">
                <text:p>0.0002452883</text:p>
              </table:table-cell>
              <table:table-cell office:value-type="float" office:value="0.0002452883">
                <text:p>0.0002452883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.000250392">
                <text:p>0.000250392</text:p>
              </table:table-cell>
              <table:table-cell office:value-type="float" office:value="0.000250392">
                <text:p>0.000250392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0.0002383608">
                <text:p>0.0002383608</text:p>
              </table:table-cell>
              <table:table-cell office:value-type="float" office:value="0.0002383608">
                <text:p>0.0002383608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.0002392187">
                <text:p>0.0002392187</text:p>
              </table:table-cell>
              <table:table-cell office:value-type="float" office:value="0.0002392187">
                <text:p>0.0002392187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.0002406077">
                <text:p>0.0002406077</text:p>
              </table:table-cell>
              <table:table-cell office:value-type="float" office:value="0.0002406077">
                <text:p>0.0002406077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.000241794">
                <text:p>0.000241794</text:p>
              </table:table-cell>
              <table:table-cell office:value-type="float" office:value="0.000241794">
                <text:p>0.000241794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.0002430891">
                <text:p>0.0002430891</text:p>
              </table:table-cell>
              <table:table-cell office:value-type="float" office:value="0.0002430891">
                <text:p>0.0002430891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.0002513877">
                <text:p>0.0002513877</text:p>
              </table:table-cell>
              <table:table-cell office:value-type="float" office:value="0.0002513877">
                <text:p>0.0002513877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.0002420379">
                <text:p>0.0002420379</text:p>
              </table:table-cell>
              <table:table-cell office:value-type="float" office:value="0.0002420379">
                <text:p>0.0002420379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.000247864">
                <text:p>0.000247864</text:p>
              </table:table-cell>
              <table:table-cell office:value-type="float" office:value="0.000247864">
                <text:p>0.000247864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.0002471196">
                <text:p>0.0002471196</text:p>
              </table:table-cell>
              <table:table-cell office:value-type="float" office:value="0.0002471196">
                <text:p>0.0002471196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.0002446181">
                <text:p>0.0002446181</text:p>
              </table:table-cell>
              <table:table-cell office:value-type="float" office:value="0.0002446181">
                <text:p>0.0002446181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.0002517407">
                <text:p>0.0002517407</text:p>
              </table:table-cell>
              <table:table-cell office:value-type="float" office:value="0.0002517407">
                <text:p>0.0002517407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.000254475">
                <text:p>0.000254475</text:p>
              </table:table-cell>
              <table:table-cell office:value-type="float" office:value="0.000254475">
                <text:p>0.000254475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.0002494666">
                <text:p>0.0002494666</text:p>
              </table:table-cell>
              <table:table-cell office:value-type="float" office:value="0.0002494666">
                <text:p>0.0002494666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.0002499611">
                <text:p>0.0002499611</text:p>
              </table:table-cell>
              <table:table-cell office:value-type="float" office:value="0.0002499611">
                <text:p>0.0002499611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.0002484284">
                <text:p>0.0002484284</text:p>
              </table:table-cell>
              <table:table-cell office:value-type="float" office:value="0.0002484284">
                <text:p>0.0002484284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.000248383">
                <text:p>0.000248383</text:p>
              </table:table-cell>
              <table:table-cell office:value-type="float" office:value="0.000248383">
                <text:p>0.000248383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.0002478644">
                <text:p>0.0002478644</text:p>
              </table:table-cell>
              <table:table-cell office:value-type="float" office:value="0.0002478644">
                <text:p>0.0002478644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.0002428477">
                <text:p>0.0002428477</text:p>
              </table:table-cell>
              <table:table-cell office:value-type="float" office:value="0.0002428477">
                <text:p>0.0002428477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.0002218439">
                <text:p>0.0002218439</text:p>
              </table:table-cell>
              <table:table-cell office:value-type="float" office:value="0.0002218439">
                <text:p>0.0002218439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.000238968">
                <text:p>0.000238968</text:p>
              </table:table-cell>
              <table:table-cell office:value-type="float" office:value="0.000238968">
                <text:p>0.000238968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.0002371606">
                <text:p>0.0002371606</text:p>
              </table:table-cell>
              <table:table-cell office:value-type="float" office:value="0.0002371606">
                <text:p>0.0002371606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.0002386167">
                <text:p>0.0002386167</text:p>
              </table:table-cell>
              <table:table-cell office:value-type="float" office:value="0.0002386167">
                <text:p>0.0002386167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.0002399948">
                <text:p>0.0002399948</text:p>
              </table:table-cell>
              <table:table-cell office:value-type="float" office:value="0.0002399948">
                <text:p>0.0002399948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.0002397353">
                <text:p>0.0002397353</text:p>
              </table:table-cell>
              <table:table-cell office:value-type="float" office:value="0.0002397353">
                <text:p>0.0002397353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.0002400564">
                <text:p>0.0002400564</text:p>
              </table:table-cell>
              <table:table-cell office:value-type="float" office:value="0.0002400564">
                <text:p>0.0002400564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.0002425709">
                <text:p>0.0002425709</text:p>
              </table:table-cell>
              <table:table-cell office:value-type="float" office:value="0.0002425709">
                <text:p>0.0002425709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.0002461861">
                <text:p>0.0002461861</text:p>
              </table:table-cell>
              <table:table-cell office:value-type="float" office:value="0.0002461861">
                <text:p>0.0002461861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.0002491339">
                <text:p>0.0002491339</text:p>
              </table:table-cell>
              <table:table-cell office:value-type="float" office:value="0.0002491339">
                <text:p>0.0002491339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.0002453926">
                <text:p>0.0002453926</text:p>
              </table:table-cell>
              <table:table-cell office:value-type="float" office:value="0.0002453926">
                <text:p>0.0002453926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.0002370257">
                <text:p>0.0002370257</text:p>
              </table:table-cell>
              <table:table-cell office:value-type="float" office:value="0.0002370257">
                <text:p>0.0002370257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.0002381879">
                <text:p>0.0002381879</text:p>
              </table:table-cell>
              <table:table-cell office:value-type="float" office:value="0.0002381879">
                <text:p>0.0002381879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.0002527346">
                <text:p>0.0002527346</text:p>
              </table:table-cell>
              <table:table-cell office:value-type="float" office:value="0.0002527346">
                <text:p>0.0002527346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.0002739849">
                <text:p>0.0002739849</text:p>
              </table:table-cell>
              <table:table-cell office:value-type="float" office:value="0.0002739849">
                <text:p>0.0002739849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.0002711122">
                <text:p>0.0002711122</text:p>
              </table:table-cell>
              <table:table-cell office:value-type="float" office:value="0.0002711122">
                <text:p>0.0002711122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.0002658725">
                <text:p>0.0002658725</text:p>
              </table:table-cell>
              <table:table-cell office:value-type="float" office:value="0.0002658725">
                <text:p>0.0002658725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.0002648258">
                <text:p>0.0002648258</text:p>
              </table:table-cell>
              <table:table-cell office:value-type="float" office:value="0.0002648258">
                <text:p>0.0002648258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.0002593003">
                <text:p>0.0002593003</text:p>
              </table:table-cell>
              <table:table-cell office:value-type="float" office:value="0.0002593003">
                <text:p>0.0002593003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.0002522696">
                <text:p>0.0002522696</text:p>
              </table:table-cell>
              <table:table-cell office:value-type="float" office:value="0.0002522696">
                <text:p>0.0002522696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.0002539864">
                <text:p>0.0002539864</text:p>
              </table:table-cell>
              <table:table-cell office:value-type="float" office:value="0.0002539864">
                <text:p>0.0002539864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.0002474105">
                <text:p>0.0002474105</text:p>
              </table:table-cell>
              <table:table-cell office:value-type="float" office:value="0.0002474105">
                <text:p>0.0002474105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.0002455705">
                <text:p>0.0002455705</text:p>
              </table:table-cell>
              <table:table-cell office:value-type="float" office:value="0.0002455705">
                <text:p>0.0002455705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.0002460709">
                <text:p>0.0002460709</text:p>
              </table:table-cell>
              <table:table-cell office:value-type="float" office:value="0.0002460709">
                <text:p>0.0002460709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.0002469324">
                <text:p>0.0002469324</text:p>
              </table:table-cell>
              <table:table-cell office:value-type="float" office:value="0.0002469324">
                <text:p>0.0002469324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.0002474319">
                <text:p>0.0002474319</text:p>
              </table:table-cell>
              <table:table-cell office:value-type="float" office:value="0.0002474319">
                <text:p>0.0002474319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.0002487156">
                <text:p>0.0002487156</text:p>
              </table:table-cell>
              <table:table-cell office:value-type="float" office:value="0.0002487156">
                <text:p>0.0002487156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.0002480281">
                <text:p>0.0002480281</text:p>
              </table:table-cell>
              <table:table-cell office:value-type="float" office:value="0.0002480281">
                <text:p>0.0002480281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.0002589349">
                <text:p>0.0002589349</text:p>
              </table:table-cell>
              <table:table-cell office:value-type="float" office:value="0.0002589349">
                <text:p>0.0002589349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.0002600158">
                <text:p>0.0002600158</text:p>
              </table:table-cell>
              <table:table-cell office:value-type="float" office:value="0.0002600158">
                <text:p>0.0002600158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.00026461">
                <text:p>0.00026461</text:p>
              </table:table-cell>
              <table:table-cell office:value-type="float" office:value="0.00026461">
                <text:p>0.00026461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.0002650839">
                <text:p>0.0002650839</text:p>
              </table:table-cell>
              <table:table-cell office:value-type="float" office:value="0.0002650839">
                <text:p>0.0002650839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.0002583983">
                <text:p>0.0002583983</text:p>
              </table:table-cell>
              <table:table-cell office:value-type="float" office:value="0.0002583983">
                <text:p>0.0002583983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0.0002607062">
                <text:p>0.0002607062</text:p>
              </table:table-cell>
              <table:table-cell office:value-type="float" office:value="0.0002607062">
                <text:p>0.0002607062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.0002525992">
                <text:p>0.0002525992</text:p>
              </table:table-cell>
              <table:table-cell office:value-type="float" office:value="0.0002525992">
                <text:p>0.0002525992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.0002688869">
                <text:p>0.0002688869</text:p>
              </table:table-cell>
              <table:table-cell office:value-type="float" office:value="0.0002688869">
                <text:p>0.0002688869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0.0002680467">
                <text:p>0.0002680467</text:p>
              </table:table-cell>
              <table:table-cell office:value-type="float" office:value="0.0002680467">
                <text:p>0.0002680467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.0002694224">
                <text:p>0.0002694224</text:p>
              </table:table-cell>
              <table:table-cell office:value-type="float" office:value="0.0002694224">
                <text:p>0.0002694224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.0002712886">
                <text:p>0.0002712886</text:p>
              </table:table-cell>
              <table:table-cell office:value-type="float" office:value="0.0002712886">
                <text:p>0.0002712886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.0002674309">
                <text:p>0.0002674309</text:p>
              </table:table-cell>
              <table:table-cell office:value-type="float" office:value="0.0002674309">
                <text:p>0.0002674309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.0002658154">
                <text:p>0.0002658154</text:p>
              </table:table-cell>
              <table:table-cell office:value-type="float" office:value="0.0002658154">
                <text:p>0.0002658154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.0002719602">
                <text:p>0.0002719602</text:p>
              </table:table-cell>
              <table:table-cell office:value-type="float" office:value="0.0002719602">
                <text:p>0.0002719602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.0002945759">
                <text:p>0.0002945759</text:p>
              </table:table-cell>
              <table:table-cell office:value-type="float" office:value="0.0002945759">
                <text:p>0.0002945759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.0002920562">
                <text:p>0.0002920562</text:p>
              </table:table-cell>
              <table:table-cell office:value-type="float" office:value="0.0002920562">
                <text:p>0.0002920562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.0002887707">
                <text:p>0.0002887707</text:p>
              </table:table-cell>
              <table:table-cell office:value-type="float" office:value="0.0002887707">
                <text:p>0.0002887707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.0002916988">
                <text:p>0.0002916988</text:p>
              </table:table-cell>
              <table:table-cell office:value-type="float" office:value="0.0002916988">
                <text:p>0.0002916988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.0002903808">
                <text:p>0.0002903808</text:p>
              </table:table-cell>
              <table:table-cell office:value-type="float" office:value="0.0002903808">
                <text:p>0.0002903808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0.0002895209">
                <text:p>0.0002895209</text:p>
              </table:table-cell>
              <table:table-cell office:value-type="float" office:value="0.0002895209">
                <text:p>0.0002895209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.0002792919">
                <text:p>0.0002792919</text:p>
              </table:table-cell>
              <table:table-cell office:value-type="float" office:value="0.0002792919">
                <text:p>0.0002792919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.000267788">
                <text:p>0.000267788</text:p>
              </table:table-cell>
              <table:table-cell office:value-type="float" office:value="0.000267788">
                <text:p>0.000267788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.000273915">
                <text:p>0.000273915</text:p>
              </table:table-cell>
              <table:table-cell office:value-type="float" office:value="0.000273915">
                <text:p>0.000273915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0.000271121">
                <text:p>0.000271121</text:p>
              </table:table-cell>
              <table:table-cell office:value-type="float" office:value="0.000271121">
                <text:p>0.000271121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.0002730364">
                <text:p>0.0002730364</text:p>
              </table:table-cell>
              <table:table-cell office:value-type="float" office:value="0.0002730364">
                <text:p>0.0002730364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.0002705118">
                <text:p>0.0002705118</text:p>
              </table:table-cell>
              <table:table-cell office:value-type="float" office:value="0.0002705118">
                <text:p>0.0002705118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.0002693137">
                <text:p>0.0002693137</text:p>
              </table:table-cell>
              <table:table-cell office:value-type="float" office:value="0.0002693137">
                <text:p>0.0002693137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.0002659295">
                <text:p>0.0002659295</text:p>
              </table:table-cell>
              <table:table-cell office:value-type="float" office:value="0.0002659295">
                <text:p>0.0002659295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0.0002607562">
                <text:p>0.0002607562</text:p>
              </table:table-cell>
              <table:table-cell office:value-type="float" office:value="0.0002607562">
                <text:p>0.0002607562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.0002715927">
                <text:p>0.0002715927</text:p>
              </table:table-cell>
              <table:table-cell office:value-type="float" office:value="0.0002715927">
                <text:p>0.0002715927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.0002710328">
                <text:p>0.0002710328</text:p>
              </table:table-cell>
              <table:table-cell office:value-type="float" office:value="0.0002710328">
                <text:p>0.0002710328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.0002560402">
                <text:p>0.0002560402</text:p>
              </table:table-cell>
              <table:table-cell office:value-type="float" office:value="0.0002560402">
                <text:p>0.0002560402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.0002539811">
                <text:p>0.0002539811</text:p>
              </table:table-cell>
              <table:table-cell office:value-type="float" office:value="0.0002539811">
                <text:p>0.0002539811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.0002600237">
                <text:p>0.0002600237</text:p>
              </table:table-cell>
              <table:table-cell office:value-type="float" office:value="0.0002600237">
                <text:p>0.0002600237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.0002614474">
                <text:p>0.0002614474</text:p>
              </table:table-cell>
              <table:table-cell office:value-type="float" office:value="0.0002614474">
                <text:p>0.0002614474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.0002610926">
                <text:p>0.0002610926</text:p>
              </table:table-cell>
              <table:table-cell office:value-type="float" office:value="0.0002610926">
                <text:p>0.0002610926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0.0002613606">
                <text:p>0.0002613606</text:p>
              </table:table-cell>
              <table:table-cell office:value-type="float" office:value="0.0002613606">
                <text:p>0.0002613606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0.0002537642">
                <text:p>0.0002537642</text:p>
              </table:table-cell>
              <table:table-cell office:value-type="float" office:value="0.0002537642">
                <text:p>0.0002537642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.0002509988">
                <text:p>0.0002509988</text:p>
              </table:table-cell>
              <table:table-cell office:value-type="float" office:value="0.0002509988">
                <text:p>0.0002509988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0.0002528214">
                <text:p>0.0002528214</text:p>
              </table:table-cell>
              <table:table-cell office:value-type="float" office:value="0.0002528214">
                <text:p>0.0002528214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.0002520778">
                <text:p>0.0002520778</text:p>
              </table:table-cell>
              <table:table-cell office:value-type="float" office:value="0.0002520778">
                <text:p>0.0002520778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0.0002512989">
                <text:p>0.0002512989</text:p>
              </table:table-cell>
              <table:table-cell office:value-type="float" office:value="0.0002512989">
                <text:p>0.0002512989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.0002465016">
                <text:p>0.0002465016</text:p>
              </table:table-cell>
              <table:table-cell office:value-type="float" office:value="0.0002465016">
                <text:p>0.0002465016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.0002468356">
                <text:p>0.0002468356</text:p>
              </table:table-cell>
              <table:table-cell office:value-type="float" office:value="0.0002468356">
                <text:p>0.0002468356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.0002484536">
                <text:p>0.0002484536</text:p>
              </table:table-cell>
              <table:table-cell office:value-type="float" office:value="0.0002484536">
                <text:p>0.0002484536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.0002432341">
                <text:p>0.0002432341</text:p>
              </table:table-cell>
              <table:table-cell office:value-type="float" office:value="0.0002432341">
                <text:p>0.0002432341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.0002423581">
                <text:p>0.0002423581</text:p>
              </table:table-cell>
              <table:table-cell office:value-type="float" office:value="0.0002423581">
                <text:p>0.0002423581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.0002413359">
                <text:p>0.0002413359</text:p>
              </table:table-cell>
              <table:table-cell office:value-type="float" office:value="0.0002413359">
                <text:p>0.0002413359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0.0002509045">
                <text:p>0.0002509045</text:p>
              </table:table-cell>
              <table:table-cell office:value-type="float" office:value="0.0002509045">
                <text:p>0.0002509045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0.0002410368">
                <text:p>0.0002410368</text:p>
              </table:table-cell>
              <table:table-cell office:value-type="float" office:value="0.0002410368">
                <text:p>0.0002410368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.0002390244">
                <text:p>0.0002390244</text:p>
              </table:table-cell>
              <table:table-cell office:value-type="float" office:value="0.0002390244">
                <text:p>0.0002390244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0.0002427079">
                <text:p>0.0002427079</text:p>
              </table:table-cell>
              <table:table-cell office:value-type="float" office:value="0.0002427079">
                <text:p>0.0002427079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.0002422893">
                <text:p>0.0002422893</text:p>
              </table:table-cell>
              <table:table-cell office:value-type="float" office:value="0.0002422893">
                <text:p>0.0002422893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0.0002430522">
                <text:p>0.0002430522</text:p>
              </table:table-cell>
              <table:table-cell office:value-type="float" office:value="0.0002430522">
                <text:p>0.0002430522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.0002429292">
                <text:p>0.0002429292</text:p>
              </table:table-cell>
              <table:table-cell office:value-type="float" office:value="0.0002429292">
                <text:p>0.0002429292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.0002393053">
                <text:p>0.0002393053</text:p>
              </table:table-cell>
              <table:table-cell office:value-type="float" office:value="0.0002393053">
                <text:p>0.0002393053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.0002542141">
                <text:p>0.0002542141</text:p>
              </table:table-cell>
              <table:table-cell office:value-type="float" office:value="0.0002542141">
                <text:p>0.0002542141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.000253852">
                <text:p>0.000253852</text:p>
              </table:table-cell>
              <table:table-cell office:value-type="float" office:value="0.000253852">
                <text:p>0.000253852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.0002508321">
                <text:p>0.0002508321</text:p>
              </table:table-cell>
              <table:table-cell office:value-type="float" office:value="0.0002508321">
                <text:p>0.0002508321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0.0002545547">
                <text:p>0.0002545547</text:p>
              </table:table-cell>
              <table:table-cell office:value-type="float" office:value="0.0002545547">
                <text:p>0.0002545547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0.0002548163">
                <text:p>0.0002548163</text:p>
              </table:table-cell>
              <table:table-cell office:value-type="float" office:value="0.0002548163">
                <text:p>0.0002548163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0.0002513539">
                <text:p>0.0002513539</text:p>
              </table:table-cell>
              <table:table-cell office:value-type="float" office:value="0.0002513539">
                <text:p>0.0002513539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0.0002524821">
                <text:p>0.0002524821</text:p>
              </table:table-cell>
              <table:table-cell office:value-type="float" office:value="0.0002524821">
                <text:p>0.0002524821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0.0002524383">
                <text:p>0.0002524383</text:p>
              </table:table-cell>
              <table:table-cell office:value-type="float" office:value="0.0002524383">
                <text:p>0.0002524383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0.0002575631">
                <text:p>0.0002575631</text:p>
              </table:table-cell>
              <table:table-cell office:value-type="float" office:value="0.0002575631">
                <text:p>0.0002575631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.0002577415">
                <text:p>0.0002577415</text:p>
              </table:table-cell>
              <table:table-cell office:value-type="float" office:value="0.0002577415">
                <text:p>0.0002577415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0.0002610435">
                <text:p>0.0002610435</text:p>
              </table:table-cell>
              <table:table-cell office:value-type="float" office:value="0.0002610435">
                <text:p>0.0002610435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.0002564774">
                <text:p>0.0002564774</text:p>
              </table:table-cell>
              <table:table-cell office:value-type="float" office:value="0.0002564774">
                <text:p>0.0002564774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.0002545563">
                <text:p>0.0002545563</text:p>
              </table:table-cell>
              <table:table-cell office:value-type="float" office:value="0.0002545563">
                <text:p>0.0002545563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0.0002610084">
                <text:p>0.0002610084</text:p>
              </table:table-cell>
              <table:table-cell office:value-type="float" office:value="0.0002610084">
                <text:p>0.0002610084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.0002631622">
                <text:p>0.0002631622</text:p>
              </table:table-cell>
              <table:table-cell office:value-type="float" office:value="0.0002631622">
                <text:p>0.0002631622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.0002751822">
                <text:p>0.0002751822</text:p>
              </table:table-cell>
              <table:table-cell office:value-type="float" office:value="0.0002751822">
                <text:p>0.0002751822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.0002730086">
                <text:p>0.0002730086</text:p>
              </table:table-cell>
              <table:table-cell office:value-type="float" office:value="0.0002730086">
                <text:p>0.0002730086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0.000273463">
                <text:p>0.000273463</text:p>
              </table:table-cell>
              <table:table-cell office:value-type="float" office:value="0.000273463">
                <text:p>0.000273463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0.0002733637">
                <text:p>0.0002733637</text:p>
              </table:table-cell>
              <table:table-cell office:value-type="float" office:value="0.0002733637">
                <text:p>0.0002733637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0.0002633615">
                <text:p>0.0002633615</text:p>
              </table:table-cell>
              <table:table-cell office:value-type="float" office:value="0.0002633615">
                <text:p>0.0002633615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.0002550932">
                <text:p>0.0002550932</text:p>
              </table:table-cell>
              <table:table-cell office:value-type="float" office:value="0.0002550932">
                <text:p>0.0002550932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.0002614812">
                <text:p>0.0002614812</text:p>
              </table:table-cell>
              <table:table-cell office:value-type="float" office:value="0.0002614812">
                <text:p>0.0002614812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0.0002685006">
                <text:p>0.0002685006</text:p>
              </table:table-cell>
              <table:table-cell office:value-type="float" office:value="0.0002685006">
                <text:p>0.0002685006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.0002804298">
                <text:p>0.0002804298</text:p>
              </table:table-cell>
              <table:table-cell office:value-type="float" office:value="0.0002804298">
                <text:p>0.0002804298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0.0002903043">
                <text:p>0.0002903043</text:p>
              </table:table-cell>
              <table:table-cell office:value-type="float" office:value="0.0002903043">
                <text:p>0.0002903043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0.0002746284">
                <text:p>0.0002746284</text:p>
              </table:table-cell>
              <table:table-cell office:value-type="float" office:value="0.0002746284">
                <text:p>0.0002746284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.0002775774">
                <text:p>0.0002775774</text:p>
              </table:table-cell>
              <table:table-cell office:value-type="float" office:value="0.0002775774">
                <text:p>0.0002775774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.0002576765">
                <text:p>0.0002576765</text:p>
              </table:table-cell>
              <table:table-cell office:value-type="float" office:value="0.0002576765">
                <text:p>0.0002576765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0.0002635714">
                <text:p>0.0002635714</text:p>
              </table:table-cell>
              <table:table-cell office:value-type="float" office:value="0.0002635714">
                <text:p>0.0002635714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0.0002775445">
                <text:p>0.0002775445</text:p>
              </table:table-cell>
              <table:table-cell office:value-type="float" office:value="0.0002775445">
                <text:p>0.0002775445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.0002896035">
                <text:p>0.0002896035</text:p>
              </table:table-cell>
              <table:table-cell office:value-type="float" office:value="0.0002896035">
                <text:p>0.0002896035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.0002956117">
                <text:p>0.0002956117</text:p>
              </table:table-cell>
              <table:table-cell office:value-type="float" office:value="0.0002956117">
                <text:p>0.0002956117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.0002956986">
                <text:p>0.0002956986</text:p>
              </table:table-cell>
              <table:table-cell office:value-type="float" office:value="0.0002956986">
                <text:p>0.0002956986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0.0003360945">
                <text:p>0.0003360945</text:p>
              </table:table-cell>
              <table:table-cell office:value-type="float" office:value="0.0003360945">
                <text:p>0.0003360945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.0003326784">
                <text:p>0.0003326784</text:p>
              </table:table-cell>
              <table:table-cell office:value-type="float" office:value="0.0003326784">
                <text:p>0.0003326784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0.0003741935">
                <text:p>0.0003741935</text:p>
              </table:table-cell>
              <table:table-cell office:value-type="float" office:value="0.0003741935">
                <text:p>0.0003741935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0.0003589338">
                <text:p>0.0003589338</text:p>
              </table:table-cell>
              <table:table-cell office:value-type="float" office:value="0.0003589338">
                <text:p>0.0003589338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0.0003270997">
                <text:p>0.0003270997</text:p>
              </table:table-cell>
              <table:table-cell office:value-type="float" office:value="0.0003270997">
                <text:p>0.0003270997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0.0003258955">
                <text:p>0.0003258955</text:p>
              </table:table-cell>
              <table:table-cell office:value-type="float" office:value="0.0003258955">
                <text:p>0.0003258955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.000315355">
                <text:p>0.000315355</text:p>
              </table:table-cell>
              <table:table-cell office:value-type="float" office:value="0.000315355">
                <text:p>0.000315355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0.0002307303">
                <text:p>0.0002307303</text:p>
              </table:table-cell>
              <table:table-cell office:value-type="float" office:value="0.0002307303">
                <text:p>0.0002307303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0.0002577151">
                <text:p>0.0002577151</text:p>
              </table:table-cell>
              <table:table-cell office:value-type="float" office:value="0.0002577151">
                <text:p>0.0002577151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0.000236071">
                <text:p>0.000236071</text:p>
              </table:table-cell>
              <table:table-cell office:value-type="float" office:value="0.000236071">
                <text:p>0.000236071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0.00024286">
                <text:p>0.00024286</text:p>
              </table:table-cell>
              <table:table-cell office:value-type="float" office:value="0.0001849588">
                <text:p>0.0001849588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.0002132608">
                <text:p>0.0002132608</text:p>
              </table:table-cell>
              <table:table-cell office:value-type="float" office:value="0.0001732156">
                <text:p>0.0001732156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.0002411492">
                <text:p>0.0002411492</text:p>
              </table:table-cell>
              <table:table-cell office:value-type="float" office:value="0.0001831149">
                <text:p>0.0001831149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0.0002291504">
                <text:p>0.0002291504</text:p>
              </table:table-cell>
              <table:table-cell office:value-type="float" office:value="0.0001754597">
                <text:p>0.0001754597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0.0002366171">
                <text:p>0.0002366171</text:p>
              </table:table-cell>
              <table:table-cell office:value-type="float" office:value="0.0001821146">
                <text:p>0.0001821146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0.0002399432">
                <text:p>0.0002399432</text:p>
              </table:table-cell>
              <table:table-cell office:value-type="float" office:value="0.000183017">
                <text:p>0.000183017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0.000342682">
                <text:p>0.000342682</text:p>
              </table:table-cell>
              <table:table-cell office:value-type="float" office:value="0.0003235877">
                <text:p>0.0003235877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0.0002982324">
                <text:p>0.0002982324</text:p>
              </table:table-cell>
              <table:table-cell office:value-type="float" office:value="0.0002613121">
                <text:p>0.0002613121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.0003144392">
                <text:p>0.0003144392</text:p>
              </table:table-cell>
              <table:table-cell office:value-type="float" office:value="0.0003046555">
                <text:p>0.0003046555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0.0002950263">
                <text:p>0.0002950263</text:p>
              </table:table-cell>
              <table:table-cell office:value-type="float" office:value="0.0002763018">
                <text:p>0.0002763018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0.0003398756">
                <text:p>0.0003398756</text:p>
              </table:table-cell>
              <table:table-cell office:value-type="float" office:value="0.0002935176">
                <text:p>0.0002935176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.0002928204">
                <text:p>0.0002928204</text:p>
              </table:table-cell>
              <table:table-cell office:value-type="float" office:value="0.0002282326">
                <text:p>0.0002282326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0.0003333762">
                <text:p>0.0003333762</text:p>
              </table:table-cell>
              <table:table-cell office:value-type="float" office:value="0.0002455926">
                <text:p>0.0002455926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0.0003261807">
                <text:p>0.0003261807</text:p>
              </table:table-cell>
              <table:table-cell office:value-type="float" office:value="0.0002471487">
                <text:p>0.0002471487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0.0003218566">
                <text:p>0.0003218566</text:p>
              </table:table-cell>
              <table:table-cell office:value-type="float" office:value="0.0002473842">
                <text:p>0.0002473842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0.0003182977">
                <text:p>0.0003182977</text:p>
              </table:table-cell>
              <table:table-cell office:value-type="float" office:value="0.0002641807">
                <text:p>0.0002641807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0.000301591">
                <text:p>0.000301591</text:p>
              </table:table-cell>
              <table:table-cell office:value-type="float" office:value="0.0002678156">
                <text:p>0.0002678156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0.0003036716">
                <text:p>0.0003036716</text:p>
              </table:table-cell>
              <table:table-cell office:value-type="float" office:value="0.0002756696">
                <text:p>0.0002756696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0.0002869591">
                <text:p>0.0002869591</text:p>
              </table:table-cell>
              <table:table-cell office:value-type="float" office:value="0.0002724616">
                <text:p>0.0002724616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0.0002813136">
                <text:p>0.0002813136</text:p>
              </table:table-cell>
              <table:table-cell office:value-type="float" office:value="0.0002631652">
                <text:p>0.0002631652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0.0002933759">
                <text:p>0.0002933759</text:p>
              </table:table-cell>
              <table:table-cell office:value-type="float" office:value="0.0002875068">
                <text:p>0.0002875068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0.0003059596">
                <text:p>0.0003059596</text:p>
              </table:table-cell>
              <table:table-cell office:value-type="float" office:value="0.0003046334">
                <text:p>0.0003046334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0.0003017389">
                <text:p>0.0003017389</text:p>
              </table:table-cell>
              <table:table-cell office:value-type="float" office:value="0.0002999864">
                <text:p>0.0002999864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0.0003047225">
                <text:p>0.0003047225</text:p>
              </table:table-cell>
              <table:table-cell office:value-type="float" office:value="0.0002920362">
                <text:p>0.0002920362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0.0002701085">
                <text:p>0.0002701085</text:p>
              </table:table-cell>
              <table:table-cell office:value-type="float" office:value="0.0002664996">
                <text:p>0.0002664996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0.0002301027">
                <text:p>0.0002301027</text:p>
              </table:table-cell>
              <table:table-cell office:value-type="float" office:value="0.0002296539">
                <text:p>0.0002296539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0.0003277085">
                <text:p>0.0003277085</text:p>
              </table:table-cell>
              <table:table-cell office:value-type="float" office:value="0.0003279143">
                <text:p>0.0003279143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0.000296086">
                <text:p>0.000296086</text:p>
              </table:table-cell>
              <table:table-cell office:value-type="float" office:value="0.0002957508">
                <text:p>0.0002957508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.0002761036">
                <text:p>0.0002761036</text:p>
              </table:table-cell>
              <table:table-cell office:value-type="float" office:value="0.0002758098">
                <text:p>0.0002758098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.0002757683">
                <text:p>0.0002757683</text:p>
              </table:table-cell>
              <table:table-cell office:value-type="float" office:value="0.0002755669">
                <text:p>0.0002755669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0.000464122">
                <text:p>0.000464122</text:p>
              </table:table-cell>
              <table:table-cell office:value-type="float" office:value="0.0004640126">
                <text:p>0.0004640126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0.0004274034">
                <text:p>0.0004274034</text:p>
              </table:table-cell>
              <table:table-cell office:value-type="float" office:value="0.0004273926">
                <text:p>0.0004273926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0.0004072583">
                <text:p>0.0004072583</text:p>
              </table:table-cell>
              <table:table-cell office:value-type="float" office:value="0.0004072898">
                <text:p>0.0004072898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0.0003997522">
                <text:p>0.0003997522</text:p>
              </table:table-cell>
              <table:table-cell office:value-type="float" office:value="0.0003997803">
                <text:p>0.0003997803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0.0003543055">
                <text:p>0.0003543055</text:p>
              </table:table-cell>
              <table:table-cell office:value-type="float" office:value="0.0003543099">
                <text:p>0.0003543099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0.0003102183">
                <text:p>0.0003102183</text:p>
              </table:table-cell>
              <table:table-cell office:value-type="float" office:value="0.0003102196">
                <text:p>0.0003102196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0.0004090918">
                <text:p>0.0004090918</text:p>
              </table:table-cell>
              <table:table-cell office:value-type="float" office:value="0.0004090928">
                <text:p>0.0004090928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0.0003631127">
                <text:p>0.0003631127</text:p>
              </table:table-cell>
              <table:table-cell office:value-type="float" office:value="0.0003631117">
                <text:p>0.0003631117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0.0002929244">
                <text:p>0.0002929244</text:p>
              </table:table-cell>
              <table:table-cell office:value-type="float" office:value="0.0002929245">
                <text:p>0.0002929245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0.000240581">
                <text:p>0.000240581</text:p>
              </table:table-cell>
              <table:table-cell office:value-type="float" office:value="0.000240581">
                <text:p>0.000240581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0.0002434154">
                <text:p>0.0002434154</text:p>
              </table:table-cell>
              <table:table-cell office:value-type="float" office:value="0.0002434154">
                <text:p>0.0002434154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0.0002383835">
                <text:p>0.0002383835</text:p>
              </table:table-cell>
              <table:table-cell office:value-type="float" office:value="0.0002383835">
                <text:p>0.0002383835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0.0002262916">
                <text:p>0.0002262916</text:p>
              </table:table-cell>
              <table:table-cell office:value-type="float" office:value="0.0002262916">
                <text:p>0.0002262916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0.0002443089">
                <text:p>0.0002443089</text:p>
              </table:table-cell>
              <table:table-cell office:value-type="float" office:value="0.0002443089">
                <text:p>0.0002443089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0.0002351127">
                <text:p>0.0002351127</text:p>
              </table:table-cell>
              <table:table-cell office:value-type="float" office:value="0.0002351127">
                <text:p>0.0002351127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.0002286654">
                <text:p>0.0002286654</text:p>
              </table:table-cell>
              <table:table-cell office:value-type="float" office:value="0.0002286654">
                <text:p>0.0002286654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.0002308359">
                <text:p>0.0002308359</text:p>
              </table:table-cell>
              <table:table-cell office:value-type="float" office:value="0.0002308359">
                <text:p>0.0002308359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0.0002209999">
                <text:p>0.0002209999</text:p>
              </table:table-cell>
              <table:table-cell office:value-type="float" office:value="0.0002209999">
                <text:p>0.0002209999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.0002357885">
                <text:p>0.0002357885</text:p>
              </table:table-cell>
              <table:table-cell office:value-type="float" office:value="0.0002357885">
                <text:p>0.0002357885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0.0002339008">
                <text:p>0.0002339008</text:p>
              </table:table-cell>
              <table:table-cell office:value-type="float" office:value="0.0002339008">
                <text:p>0.0002339008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0.0002892518">
                <text:p>0.0002892518</text:p>
              </table:table-cell>
              <table:table-cell office:value-type="float" office:value="0.0002892518">
                <text:p>0.0002892518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0.0003023256">
                <text:p>0.0003023256</text:p>
              </table:table-cell>
              <table:table-cell office:value-type="float" office:value="0.0003023256">
                <text:p>0.0003023256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.0002732081">
                <text:p>0.0002732081</text:p>
              </table:table-cell>
              <table:table-cell office:value-type="float" office:value="0.0002732081">
                <text:p>0.0002732081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0.0002729105">
                <text:p>0.0002729105</text:p>
              </table:table-cell>
              <table:table-cell office:value-type="float" office:value="0.0002729105">
                <text:p>0.0002729105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0.0002719207">
                <text:p>0.0002719207</text:p>
              </table:table-cell>
              <table:table-cell office:value-type="float" office:value="0.0002719207">
                <text:p>0.0002719207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0.0002697346">
                <text:p>0.0002697346</text:p>
              </table:table-cell>
              <table:table-cell office:value-type="float" office:value="0.0002697346">
                <text:p>0.0002697346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0.0003248077">
                <text:p>0.0003248077</text:p>
              </table:table-cell>
              <table:table-cell office:value-type="float" office:value="0.0003248077">
                <text:p>0.0003248077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0.0003572841">
                <text:p>0.0003572841</text:p>
              </table:table-cell>
              <table:table-cell office:value-type="float" office:value="0.0003572841">
                <text:p>0.0003572841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0.0003556878">
                <text:p>0.0003556878</text:p>
              </table:table-cell>
              <table:table-cell office:value-type="float" office:value="0.0003556878">
                <text:p>0.0003556878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0.0003417453">
                <text:p>0.0003417453</text:p>
              </table:table-cell>
              <table:table-cell office:value-type="float" office:value="0.0003417453">
                <text:p>0.0003417453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0.000298197">
                <text:p>0.000298197</text:p>
              </table:table-cell>
              <table:table-cell office:value-type="float" office:value="0.000298197">
                <text:p>0.000298197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0.0003022392">
                <text:p>0.0003022392</text:p>
              </table:table-cell>
              <table:table-cell office:value-type="float" office:value="0.0003022392">
                <text:p>0.0003022392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0.0002988932">
                <text:p>0.0002988932</text:p>
              </table:table-cell>
              <table:table-cell office:value-type="float" office:value="0.0002988932">
                <text:p>0.0002988932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0.000319233">
                <text:p>0.000319233</text:p>
              </table:table-cell>
              <table:table-cell office:value-type="float" office:value="0.000319233">
                <text:p>0.000319233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0.0003292203">
                <text:p>0.0003292203</text:p>
              </table:table-cell>
              <table:table-cell office:value-type="float" office:value="0.0003292203">
                <text:p>0.0003292203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0.0003403865">
                <text:p>0.0003403865</text:p>
              </table:table-cell>
              <table:table-cell office:value-type="float" office:value="0.0003403865">
                <text:p>0.0003403865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0.0003665698">
                <text:p>0.0003665698</text:p>
              </table:table-cell>
              <table:table-cell office:value-type="float" office:value="0.0003665698">
                <text:p>0.0003665698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0.0003602776">
                <text:p>0.0003602776</text:p>
              </table:table-cell>
              <table:table-cell office:value-type="float" office:value="0.0003602776">
                <text:p>0.0003602776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0.0003747656">
                <text:p>0.0003747656</text:p>
              </table:table-cell>
              <table:table-cell office:value-type="float" office:value="0.0003747656">
                <text:p>0.0003747656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0.0004110371">
                <text:p>0.0004110371</text:p>
              </table:table-cell>
              <table:table-cell office:value-type="float" office:value="0.0004110371">
                <text:p>0.0004110371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0.000405714">
                <text:p>0.000405714</text:p>
              </table:table-cell>
              <table:table-cell office:value-type="float" office:value="0.000405714">
                <text:p>0.000405714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0.0004601781">
                <text:p>0.0004601781</text:p>
              </table:table-cell>
              <table:table-cell office:value-type="float" office:value="0.0004601781">
                <text:p>0.0004601781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0.0004372485">
                <text:p>0.0004372485</text:p>
              </table:table-cell>
              <table:table-cell office:value-type="float" office:value="0.0004372485">
                <text:p>0.0004372485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0.0004593074">
                <text:p>0.0004593074</text:p>
              </table:table-cell>
              <table:table-cell office:value-type="float" office:value="0.0004593074">
                <text:p>0.0004593074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0.0004525903">
                <text:p>0.0004525903</text:p>
              </table:table-cell>
              <table:table-cell office:value-type="float" office:value="0.0004525903">
                <text:p>0.0004525903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0.0004328629">
                <text:p>0.0004328629</text:p>
              </table:table-cell>
              <table:table-cell office:value-type="float" office:value="0.0004328629">
                <text:p>0.0004328629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0.0005483711">
                <text:p>0.0005483711</text:p>
              </table:table-cell>
              <table:table-cell office:value-type="float" office:value="0.0005483711">
                <text:p>0.0005483711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0.0006115233">
                <text:p>0.0006115233</text:p>
              </table:table-cell>
              <table:table-cell office:value-type="float" office:value="0.0006115233">
                <text:p>0.0006115233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0.0007077316">
                <text:p>0.0007077316</text:p>
              </table:table-cell>
              <table:table-cell office:value-type="float" office:value="0.0007077316">
                <text:p>0.0007077316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0.0008162229">
                <text:p>0.0008162229</text:p>
              </table:table-cell>
              <table:table-cell office:value-type="float" office:value="0.0008162229">
                <text:p>0.0008162229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0.0008384239">
                <text:p>0.0008384239</text:p>
              </table:table-cell>
              <table:table-cell office:value-type="float" office:value="0.0008384239">
                <text:p>0.0008384239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0.0008902223">
                <text:p>0.0008902223</text:p>
              </table:table-cell>
              <table:table-cell office:value-type="float" office:value="0.0008902223">
                <text:p>0.0008902223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0.0007859737">
                <text:p>0.0007859737</text:p>
              </table:table-cell>
              <table:table-cell office:value-type="float" office:value="0.0007859737">
                <text:p>0.0007859737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0.0008123876">
                <text:p>0.0008123876</text:p>
              </table:table-cell>
              <table:table-cell office:value-type="float" office:value="0.0008123876">
                <text:p>0.0008123876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0.0009342038">
                <text:p>0.0009342038</text:p>
              </table:table-cell>
              <table:table-cell office:value-type="float" office:value="0.0009342038">
                <text:p>0.0009342038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0.0009244023">
                <text:p>0.0009244023</text:p>
              </table:table-cell>
              <table:table-cell office:value-type="float" office:value="0.0009244023">
                <text:p>0.0009244023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0.0008717242">
                <text:p>0.0008717242</text:p>
              </table:table-cell>
              <table:table-cell office:value-type="float" office:value="0.0008717242">
                <text:p>0.0008717242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0.0009525798">
                <text:p>0.0009525798</text:p>
              </table:table-cell>
              <table:table-cell office:value-type="float" office:value="0.0009525798">
                <text:p>0.0009525798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0.0009647748">
                <text:p>0.0009647748</text:p>
              </table:table-cell>
              <table:table-cell office:value-type="float" office:value="0.0009647748">
                <text:p>0.0009647748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0.0009562078">
                <text:p>0.0009562078</text:p>
              </table:table-cell>
              <table:table-cell office:value-type="float" office:value="0.0009562078">
                <text:p>0.0009562078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0.00101052">
                <text:p>0.00101052</text:p>
              </table:table-cell>
              <table:table-cell office:value-type="float" office:value="0.00101052">
                <text:p>0.00101052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.001012895">
                <text:p>0.001012895</text:p>
              </table:table-cell>
              <table:table-cell office:value-type="float" office:value="0.001012895">
                <text:p>0.001012895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0.001006139">
                <text:p>0.001006139</text:p>
              </table:table-cell>
              <table:table-cell office:value-type="float" office:value="0.001006139">
                <text:p>0.001006139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0.0009811445">
                <text:p>0.0009811445</text:p>
              </table:table-cell>
              <table:table-cell office:value-type="float" office:value="0.0009811445">
                <text:p>0.0009811445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0.001082054">
                <text:p>0.001082054</text:p>
              </table:table-cell>
              <table:table-cell office:value-type="float" office:value="0.001082054">
                <text:p>0.001082054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0.001095428">
                <text:p>0.001095428</text:p>
              </table:table-cell>
              <table:table-cell office:value-type="float" office:value="0.001095428">
                <text:p>0.001095428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0.0009512011">
                <text:p>0.0009512011</text:p>
              </table:table-cell>
              <table:table-cell office:value-type="float" office:value="0.0009512011">
                <text:p>0.0009512011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0.000968578">
                <text:p>0.000968578</text:p>
              </table:table-cell>
              <table:table-cell office:value-type="float" office:value="0.000968578">
                <text:p>0.000968578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0.0008583411">
                <text:p>0.0008583411</text:p>
              </table:table-cell>
              <table:table-cell office:value-type="float" office:value="0.0008583411">
                <text:p>0.0008583411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0.0008469148">
                <text:p>0.0008469148</text:p>
              </table:table-cell>
              <table:table-cell office:value-type="float" office:value="0.0008469148">
                <text:p>0.0008469148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0.0008537553">
                <text:p>0.0008537553</text:p>
              </table:table-cell>
              <table:table-cell office:value-type="float" office:value="0.0008537553">
                <text:p>0.0008537553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0.0008707871">
                <text:p>0.0008707871</text:p>
              </table:table-cell>
              <table:table-cell office:value-type="float" office:value="0.0008707871">
                <text:p>0.0008707871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0.0008300499">
                <text:p>0.0008300499</text:p>
              </table:table-cell>
              <table:table-cell office:value-type="float" office:value="0.0008300499">
                <text:p>0.0008300499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0.0008286678">
                <text:p>0.0008286678</text:p>
              </table:table-cell>
              <table:table-cell office:value-type="float" office:value="0.0008286678">
                <text:p>0.0008286678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0.0008336065">
                <text:p>0.0008336065</text:p>
              </table:table-cell>
              <table:table-cell office:value-type="float" office:value="0.0008336065">
                <text:p>0.0008336065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0.001023514">
                <text:p>0.001023514</text:p>
              </table:table-cell>
              <table:table-cell office:value-type="float" office:value="0.001023514">
                <text:p>0.001023514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0.000969574">
                <text:p>0.000969574</text:p>
              </table:table-cell>
              <table:table-cell office:value-type="float" office:value="0.000969574">
                <text:p>0.000969574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0.0009480611">
                <text:p>0.0009480611</text:p>
              </table:table-cell>
              <table:table-cell office:value-type="float" office:value="0.0009480611">
                <text:p>0.0009480611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0.001130044">
                <text:p>0.001130044</text:p>
              </table:table-cell>
              <table:table-cell office:value-type="float" office:value="0.001130044">
                <text:p>0.001130044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0.001077463">
                <text:p>0.001077463</text:p>
              </table:table-cell>
              <table:table-cell office:value-type="float" office:value="0.001077463">
                <text:p>0.001077463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0.0008963337">
                <text:p>0.0008963337</text:p>
              </table:table-cell>
              <table:table-cell office:value-type="float" office:value="0.0008963337">
                <text:p>0.0008963337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0.0009212963">
                <text:p>0.0009212963</text:p>
              </table:table-cell>
              <table:table-cell office:value-type="float" office:value="0.0009212963">
                <text:p>0.0009212963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0.0009505131">
                <text:p>0.0009505131</text:p>
              </table:table-cell>
              <table:table-cell office:value-type="float" office:value="0.0009505131">
                <text:p>0.0009505131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0.0009528465">
                <text:p>0.0009528465</text:p>
              </table:table-cell>
              <table:table-cell office:value-type="float" office:value="0.0009528465">
                <text:p>0.0009528465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0.001022225">
                <text:p>0.001022225</text:p>
              </table:table-cell>
              <table:table-cell office:value-type="float" office:value="0.001022225">
                <text:p>0.001022225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0.0009240346">
                <text:p>0.0009240346</text:p>
              </table:table-cell>
              <table:table-cell office:value-type="float" office:value="0.0009240346">
                <text:p>0.0009240346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0.0007940015">
                <text:p>0.0007940015</text:p>
              </table:table-cell>
              <table:table-cell office:value-type="float" office:value="0.0007940015">
                <text:p>0.0007940015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0.00074477">
                <text:p>0.00074477</text:p>
              </table:table-cell>
              <table:table-cell office:value-type="float" office:value="0.00074477">
                <text:p>0.00074477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0.0008253883">
                <text:p>0.0008253883</text:p>
              </table:table-cell>
              <table:table-cell office:value-type="float" office:value="0.0008253883">
                <text:p>0.0008253883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0.0008231973">
                <text:p>0.0008231973</text:p>
              </table:table-cell>
              <table:table-cell office:value-type="float" office:value="0.0008231973">
                <text:p>0.0008231973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0.0008129562">
                <text:p>0.0008129562</text:p>
              </table:table-cell>
              <table:table-cell office:value-type="float" office:value="0.0008129562">
                <text:p>0.0008129562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0.0008222233">
                <text:p>0.0008222233</text:p>
              </table:table-cell>
              <table:table-cell office:value-type="float" office:value="0.0008222233">
                <text:p>0.0008222233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0.0007961853">
                <text:p>0.0007961853</text:p>
              </table:table-cell>
              <table:table-cell office:value-type="float" office:value="0.0007961853">
                <text:p>0.0007961853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0.0007892859">
                <text:p>0.0007892859</text:p>
              </table:table-cell>
              <table:table-cell office:value-type="float" office:value="0.0007892859">
                <text:p>0.0007892859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0.0007921532">
                <text:p>0.0007921532</text:p>
              </table:table-cell>
              <table:table-cell office:value-type="float" office:value="0.0007921532">
                <text:p>0.0007921532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0.0007816742">
                <text:p>0.0007816742</text:p>
              </table:table-cell>
              <table:table-cell office:value-type="float" office:value="0.0007816742">
                <text:p>0.0007816742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0.0007101012">
                <text:p>0.0007101012</text:p>
              </table:table-cell>
              <table:table-cell office:value-type="float" office:value="0.0007101012">
                <text:p>0.0007101012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0.0006059363">
                <text:p>0.0006059363</text:p>
              </table:table-cell>
              <table:table-cell office:value-type="float" office:value="0.0006059363">
                <text:p>0.0006059363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.0006229216">
                <text:p>0.0006229216</text:p>
              </table:table-cell>
              <table:table-cell office:value-type="float" office:value="0.0006229216">
                <text:p>0.0006229216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0.0006251099">
                <text:p>0.0006251099</text:p>
              </table:table-cell>
              <table:table-cell office:value-type="float" office:value="0.0006251099">
                <text:p>0.0006251099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0.0006128146">
                <text:p>0.0006128146</text:p>
              </table:table-cell>
              <table:table-cell office:value-type="float" office:value="0.0006128146">
                <text:p>0.0006128146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0.0005570798">
                <text:p>0.0005570798</text:p>
              </table:table-cell>
              <table:table-cell office:value-type="float" office:value="0.0005570798">
                <text:p>0.0005570798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0.0006090957">
                <text:p>0.0006090957</text:p>
              </table:table-cell>
              <table:table-cell office:value-type="float" office:value="0.0006090957">
                <text:p>0.0006090957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0.0006158613">
                <text:p>0.0006158613</text:p>
              </table:table-cell>
              <table:table-cell office:value-type="float" office:value="0.0006158613">
                <text:p>0.0006158613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0.000617491">
                <text:p>0.000617491</text:p>
              </table:table-cell>
              <table:table-cell office:value-type="float" office:value="0.000617491">
                <text:p>0.000617491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0.0006046102">
                <text:p>0.0006046102</text:p>
              </table:table-cell>
              <table:table-cell office:value-type="float" office:value="0.0006046102">
                <text:p>0.0006046102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0.0006063107">
                <text:p>0.0006063107</text:p>
              </table:table-cell>
              <table:table-cell office:value-type="float" office:value="0.0006063107">
                <text:p>0.0006063107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0.0005971767">
                <text:p>0.0005971767</text:p>
              </table:table-cell>
              <table:table-cell office:value-type="float" office:value="0.0005971767">
                <text:p>0.0005971767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0.0005866106">
                <text:p>0.0005866106</text:p>
              </table:table-cell>
              <table:table-cell office:value-type="float" office:value="0.0005866106">
                <text:p>0.0005866106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0.0005797147">
                <text:p>0.0005797147</text:p>
              </table:table-cell>
              <table:table-cell office:value-type="float" office:value="0.0005797147">
                <text:p>0.0005797147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0.0005850927">
                <text:p>0.0005850927</text:p>
              </table:table-cell>
              <table:table-cell office:value-type="float" office:value="0.0005850927">
                <text:p>0.0005850927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0.0006105886">
                <text:p>0.0006105886</text:p>
              </table:table-cell>
              <table:table-cell office:value-type="float" office:value="0.0006105886">
                <text:p>0.0006105886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0.0006120777">
                <text:p>0.0006120777</text:p>
              </table:table-cell>
              <table:table-cell office:value-type="float" office:value="0.0006120777">
                <text:p>0.0006120777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0.0006314538">
                <text:p>0.0006314538</text:p>
              </table:table-cell>
              <table:table-cell office:value-type="float" office:value="0.0006314538">
                <text:p>0.0006314538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0.0006196391">
                <text:p>0.0006196391</text:p>
              </table:table-cell>
              <table:table-cell office:value-type="float" office:value="0.0006196391">
                <text:p>0.0006196391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0.000566435">
                <text:p>0.000566435</text:p>
              </table:table-cell>
              <table:table-cell office:value-type="float" office:value="0.000566435">
                <text:p>0.000566435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0.0005500286">
                <text:p>0.0005500286</text:p>
              </table:table-cell>
              <table:table-cell office:value-type="float" office:value="0.0005500286">
                <text:p>0.0005500286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0.0005606258">
                <text:p>0.0005606258</text:p>
              </table:table-cell>
              <table:table-cell office:value-type="float" office:value="0.0005606258">
                <text:p>0.0005606258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.0006932692">
                <text:p>0.0006932692</text:p>
              </table:table-cell>
              <table:table-cell office:value-type="float" office:value="0.0006932692">
                <text:p>0.0006932692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0.0007279407">
                <text:p>0.0007279407</text:p>
              </table:table-cell>
              <table:table-cell office:value-type="float" office:value="0.0007279407">
                <text:p>0.0007279407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0.000701322">
                <text:p>0.000701322</text:p>
              </table:table-cell>
              <table:table-cell office:value-type="float" office:value="0.000701322">
                <text:p>0.000701322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0.0006917997">
                <text:p>0.0006917997</text:p>
              </table:table-cell>
              <table:table-cell office:value-type="float" office:value="0.0006917997">
                <text:p>0.0006917997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0.0005725383">
                <text:p>0.0005725383</text:p>
              </table:table-cell>
              <table:table-cell office:value-type="float" office:value="0.0005725383">
                <text:p>0.0005725383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0.0005624793">
                <text:p>0.0005624793</text:p>
              </table:table-cell>
              <table:table-cell office:value-type="float" office:value="0.0005624793">
                <text:p>0.0005624793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0.0005577239">
                <text:p>0.0005577239</text:p>
              </table:table-cell>
              <table:table-cell office:value-type="float" office:value="0.0005577239">
                <text:p>0.0005577239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0.0005776375">
                <text:p>0.0005776375</text:p>
              </table:table-cell>
              <table:table-cell office:value-type="float" office:value="0.0005776375">
                <text:p>0.0005776375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0.0005831698">
                <text:p>0.0005831698</text:p>
              </table:table-cell>
              <table:table-cell office:value-type="float" office:value="0.0005831698">
                <text:p>0.0005831698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0.0006596241">
                <text:p>0.0006596241</text:p>
              </table:table-cell>
              <table:table-cell office:value-type="float" office:value="0.0006596241">
                <text:p>0.0006596241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0.0007065343">
                <text:p>0.0007065343</text:p>
              </table:table-cell>
              <table:table-cell office:value-type="float" office:value="0.0007065343">
                <text:p>0.0007065343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0.0006678483">
                <text:p>0.0006678483</text:p>
              </table:table-cell>
              <table:table-cell office:value-type="float" office:value="0.0006678483">
                <text:p>0.0006678483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0.0006739848">
                <text:p>0.0006739848</text:p>
              </table:table-cell>
              <table:table-cell office:value-type="float" office:value="0.0006739848">
                <text:p>0.0006739848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0.0007130079">
                <text:p>0.0007130079</text:p>
              </table:table-cell>
              <table:table-cell office:value-type="float" office:value="0.0007130079">
                <text:p>0.0007130079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0.000713322">
                <text:p>0.000713322</text:p>
              </table:table-cell>
              <table:table-cell office:value-type="float" office:value="0.000713322">
                <text:p>0.000713322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0.0007360732">
                <text:p>0.0007360732</text:p>
              </table:table-cell>
              <table:table-cell office:value-type="float" office:value="0.0007360732">
                <text:p>0.0007360732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0.0007534317">
                <text:p>0.0007534317</text:p>
              </table:table-cell>
              <table:table-cell office:value-type="float" office:value="0.0007534317">
                <text:p>0.0007534317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0.0007889907">
                <text:p>0.0007889907</text:p>
              </table:table-cell>
              <table:table-cell office:value-type="float" office:value="0.0007889907">
                <text:p>0.0007889907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0.0006730632">
                <text:p>0.0006730632</text:p>
              </table:table-cell>
              <table:table-cell office:value-type="float" office:value="0.0006730632">
                <text:p>0.0006730632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0.0006844445">
                <text:p>0.0006844445</text:p>
              </table:table-cell>
              <table:table-cell office:value-type="float" office:value="0.0006844445">
                <text:p>0.0006844445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0.0006921215">
                <text:p>0.0006921215</text:p>
              </table:table-cell>
              <table:table-cell office:value-type="float" office:value="0.0006921215">
                <text:p>0.0006921215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0.0007271369">
                <text:p>0.0007271369</text:p>
              </table:table-cell>
              <table:table-cell office:value-type="float" office:value="0.0007271369">
                <text:p>0.0007271369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0.0007293448">
                <text:p>0.0007293448</text:p>
              </table:table-cell>
              <table:table-cell office:value-type="float" office:value="0.0007293448">
                <text:p>0.0007293448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0.0006977909">
                <text:p>0.0006977909</text:p>
              </table:table-cell>
              <table:table-cell office:value-type="float" office:value="0.0006977909">
                <text:p>0.0006977909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0.0007684894">
                <text:p>0.0007684894</text:p>
              </table:table-cell>
              <table:table-cell office:value-type="float" office:value="0.0007684894">
                <text:p>0.0007684894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0.0007434482">
                <text:p>0.0007434482</text:p>
              </table:table-cell>
              <table:table-cell office:value-type="float" office:value="0.0007434482">
                <text:p>0.0007434482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0.0008025954">
                <text:p>0.0008025954</text:p>
              </table:table-cell>
              <table:table-cell office:value-type="float" office:value="0.0008025954">
                <text:p>0.0008025954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0.0008505475">
                <text:p>0.0008505475</text:p>
              </table:table-cell>
              <table:table-cell office:value-type="float" office:value="0.0008505475">
                <text:p>0.0008505475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0.000789031">
                <text:p>0.000789031</text:p>
              </table:table-cell>
              <table:table-cell office:value-type="float" office:value="0.000789031">
                <text:p>0.000789031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0.0007995949">
                <text:p>0.0007995949</text:p>
              </table:table-cell>
              <table:table-cell office:value-type="float" office:value="0.0007995949">
                <text:p>0.0007995949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0.0008087921">
                <text:p>0.0008087921</text:p>
              </table:table-cell>
              <table:table-cell office:value-type="float" office:value="0.0008087921">
                <text:p>0.0008087921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0.0008188049">
                <text:p>0.0008188049</text:p>
              </table:table-cell>
              <table:table-cell office:value-type="float" office:value="0.0008188049">
                <text:p>0.0008188049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0.0005318389">
                <text:p>0.0005318389</text:p>
              </table:table-cell>
              <table:table-cell office:value-type="float" office:value="0.0005318389">
                <text:p>0.0005318389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0.0005360076">
                <text:p>0.0005360076</text:p>
              </table:table-cell>
              <table:table-cell office:value-type="float" office:value="0.0005360076">
                <text:p>0.0005360076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0.0005370061">
                <text:p>0.0005370061</text:p>
              </table:table-cell>
              <table:table-cell office:value-type="float" office:value="0.0005370061">
                <text:p>0.0005370061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0.0005077347">
                <text:p>0.0005077347</text:p>
              </table:table-cell>
              <table:table-cell office:value-type="float" office:value="0.0005077347">
                <text:p>0.0005077347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0.0005208758">
                <text:p>0.0005208758</text:p>
              </table:table-cell>
              <table:table-cell office:value-type="float" office:value="0.0005208758">
                <text:p>0.0005208758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0.0005050628">
                <text:p>0.0005050628</text:p>
              </table:table-cell>
              <table:table-cell office:value-type="float" office:value="0.0005050628">
                <text:p>0.0005050628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0.0005007214">
                <text:p>0.0005007214</text:p>
              </table:table-cell>
              <table:table-cell office:value-type="float" office:value="0.0005007214">
                <text:p>0.0005007214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0.0003356204">
                <text:p>0.0003356204</text:p>
              </table:table-cell>
              <table:table-cell office:value-type="float" office:value="0.0003356204">
                <text:p>0.0003356204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0.0003385929">
                <text:p>0.0003385929</text:p>
              </table:table-cell>
              <table:table-cell office:value-type="float" office:value="0.0003385929">
                <text:p>0.0003385929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0.0003451971">
                <text:p>0.0003451971</text:p>
              </table:table-cell>
              <table:table-cell office:value-type="float" office:value="0.0003451971">
                <text:p>0.0003451971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0.0003563063">
                <text:p>0.0003563063</text:p>
              </table:table-cell>
              <table:table-cell office:value-type="float" office:value="0.0003563063">
                <text:p>0.0003563063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0.000363259">
                <text:p>0.000363259</text:p>
              </table:table-cell>
              <table:table-cell office:value-type="float" office:value="0.000363259">
                <text:p>0.000363259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0.0003748603">
                <text:p>0.0003748603</text:p>
              </table:table-cell>
              <table:table-cell office:value-type="float" office:value="0.0003748603">
                <text:p>0.0003748603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0.0003768171">
                <text:p>0.0003768171</text:p>
              </table:table-cell>
              <table:table-cell office:value-type="float" office:value="0.0003768171">
                <text:p>0.0003768171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0.0003513042">
                <text:p>0.0003513042</text:p>
              </table:table-cell>
              <table:table-cell office:value-type="float" office:value="0.0003513042">
                <text:p>0.0003513042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0.0003666908">
                <text:p>0.0003666908</text:p>
              </table:table-cell>
              <table:table-cell office:value-type="float" office:value="0.0003666908">
                <text:p>0.0003666908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0.0003681271">
                <text:p>0.0003681271</text:p>
              </table:table-cell>
              <table:table-cell office:value-type="float" office:value="0.0003681271">
                <text:p>0.0003681271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0.0003720357">
                <text:p>0.0003720357</text:p>
              </table:table-cell>
              <table:table-cell office:value-type="float" office:value="0.0003720357">
                <text:p>0.0003720357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0.0003806626">
                <text:p>0.0003806626</text:p>
              </table:table-cell>
              <table:table-cell office:value-type="float" office:value="0.0003806626">
                <text:p>0.0003806626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0.0003854211">
                <text:p>0.0003854211</text:p>
              </table:table-cell>
              <table:table-cell office:value-type="float" office:value="0.0003854211">
                <text:p>0.0003854211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0.0003898075">
                <text:p>0.0003898075</text:p>
              </table:table-cell>
              <table:table-cell office:value-type="float" office:value="0.0003898075">
                <text:p>0.0003898075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0.0003806573">
                <text:p>0.0003806573</text:p>
              </table:table-cell>
              <table:table-cell office:value-type="float" office:value="0.0003806573">
                <text:p>0.0003806573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0.0003859043">
                <text:p>0.0003859043</text:p>
              </table:table-cell>
              <table:table-cell office:value-type="float" office:value="0.0003859043">
                <text:p>0.0003859043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0.0003979137">
                <text:p>0.0003979137</text:p>
              </table:table-cell>
              <table:table-cell office:value-type="float" office:value="0.0003979137">
                <text:p>0.0003979137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0.0004005995">
                <text:p>0.0004005995</text:p>
              </table:table-cell>
              <table:table-cell office:value-type="float" office:value="0.000373693">
                <text:p>0.000373693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0.0003938093">
                <text:p>0.0003938093</text:p>
              </table:table-cell>
              <table:table-cell office:value-type="float" office:value="0.0003030362">
                <text:p>0.0003030362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0.0004014332">
                <text:p>0.0004014332</text:p>
              </table:table-cell>
              <table:table-cell office:value-type="float" office:value="0.000304061">
                <text:p>0.000304061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0.0004025174">
                <text:p>0.0004025174</text:p>
              </table:table-cell>
              <table:table-cell office:value-type="float" office:value="0.0003036901">
                <text:p>0.0003036901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0.000400562">
                <text:p>0.000400562</text:p>
              </table:table-cell>
              <table:table-cell office:value-type="float" office:value="0.0003042857">
                <text:p>0.0003042857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0.0004036183">
                <text:p>0.0004036183</text:p>
              </table:table-cell>
              <table:table-cell office:value-type="float" office:value="0.0003365608">
                <text:p>0.0003365608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0.0004047877">
                <text:p>0.0004047877</text:p>
              </table:table-cell>
              <table:table-cell office:value-type="float" office:value="0.0003544507">
                <text:p>0.0003544507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0.0004149404">
                <text:p>0.0004149404</text:p>
              </table:table-cell>
              <table:table-cell office:value-type="float" office:value="0.0003268049">
                <text:p>0.0003268049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0.0004244539">
                <text:p>0.0004244539</text:p>
              </table:table-cell>
              <table:table-cell office:value-type="float" office:value="0.0003349521">
                <text:p>0.0003349521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0.0004345099">
                <text:p>0.0004345099</text:p>
              </table:table-cell>
              <table:table-cell office:value-type="float" office:value="0.0003307117">
                <text:p>0.0003307117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0.0004370283">
                <text:p>0.0004370283</text:p>
              </table:table-cell>
              <table:table-cell office:value-type="float" office:value="0.0003366996">
                <text:p>0.0003366996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0.0004358216">
                <text:p>0.0004358216</text:p>
              </table:table-cell>
              <table:table-cell office:value-type="float" office:value="0.0003264787">
                <text:p>0.0003264787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0.0004316102">
                <text:p>0.0004316102</text:p>
              </table:table-cell>
              <table:table-cell office:value-type="float" office:value="0.0003236329">
                <text:p>0.0003236329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0.0004507765">
                <text:p>0.0004507765</text:p>
              </table:table-cell>
              <table:table-cell office:value-type="float" office:value="0.0003372041">
                <text:p>0.0003372041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0.0004589781">
                <text:p>0.0004589781</text:p>
              </table:table-cell>
              <table:table-cell office:value-type="float" office:value="0.0003436225">
                <text:p>0.0003436225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0.0004797461">
                <text:p>0.0004797461</text:p>
              </table:table-cell>
              <table:table-cell office:value-type="float" office:value="0.0003528515">
                <text:p>0.0003528515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0.000479107">
                <text:p>0.000479107</text:p>
              </table:table-cell>
              <table:table-cell office:value-type="float" office:value="0.0003563437">
                <text:p>0.0003563437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0.000476892">
                <text:p>0.000476892</text:p>
              </table:table-cell>
              <table:table-cell office:value-type="float" office:value="0.0003526648">
                <text:p>0.0003526648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0.0004517345">
                <text:p>0.0004517345</text:p>
              </table:table-cell>
              <table:table-cell office:value-type="float" office:value="0.0003369073">
                <text:p>0.0003369073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0.0004617411">
                <text:p>0.0004617411</text:p>
              </table:table-cell>
              <table:table-cell office:value-type="float" office:value="0.0003474174">
                <text:p>0.0003474174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0.00046128">
                <text:p>0.00046128</text:p>
              </table:table-cell>
              <table:table-cell office:value-type="float" office:value="0.0003461371">
                <text:p>0.0003461371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0.0004547151">
                <text:p>0.0004547151</text:p>
              </table:table-cell>
              <table:table-cell office:value-type="float" office:value="0.0003393201">
                <text:p>0.0003393201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0.0004590429">
                <text:p>0.0004590429</text:p>
              </table:table-cell>
              <table:table-cell office:value-type="float" office:value="0.0003409536">
                <text:p>0.0003409536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0.0005097228">
                <text:p>0.0005097228</text:p>
              </table:table-cell>
              <table:table-cell office:value-type="float" office:value="0.0003871323">
                <text:p>0.0003871323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0.0004996944">
                <text:p>0.0004996944</text:p>
              </table:table-cell>
              <table:table-cell office:value-type="float" office:value="0.0003752545">
                <text:p>0.0003752545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0.0004601969">
                <text:p>0.0004601969</text:p>
              </table:table-cell>
              <table:table-cell office:value-type="float" office:value="0.0003262565">
                <text:p>0.0003262565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0.0004601507">
                <text:p>0.0004601507</text:p>
              </table:table-cell>
              <table:table-cell office:value-type="float" office:value="0.0003260428">
                <text:p>0.0003260428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0.0004775703">
                <text:p>0.0004775703</text:p>
              </table:table-cell>
              <table:table-cell office:value-type="float" office:value="0.0003411322">
                <text:p>0.0003411322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0.0004757125">
                <text:p>0.0004757125</text:p>
              </table:table-cell>
              <table:table-cell office:value-type="float" office:value="0.0003438474">
                <text:p>0.0003438474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0.0004584533">
                <text:p>0.0004584533</text:p>
              </table:table-cell>
              <table:table-cell office:value-type="float" office:value="0.0003323152">
                <text:p>0.0003323152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0.0004181619">
                <text:p>0.0004181619</text:p>
              </table:table-cell>
              <table:table-cell office:value-type="float" office:value="0.0003380387">
                <text:p>0.0003380387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0.0003779617">
                <text:p>0.0003779617</text:p>
              </table:table-cell>
              <table:table-cell office:value-type="float" office:value="0.0003560712">
                <text:p>0.0003560712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0.0003618565">
                <text:p>0.0003618565</text:p>
              </table:table-cell>
              <table:table-cell office:value-type="float" office:value="0.000332952">
                <text:p>0.000332952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0.0003612165">
                <text:p>0.0003612165</text:p>
              </table:table-cell>
              <table:table-cell office:value-type="float" office:value="0.0003333697">
                <text:p>0.0003333697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0.0003597686">
                <text:p>0.0003597686</text:p>
              </table:table-cell>
              <table:table-cell office:value-type="float" office:value="0.0003391746">
                <text:p>0.0003391746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0.0004063984">
                <text:p>0.0004063984</text:p>
              </table:table-cell>
              <table:table-cell office:value-type="float" office:value="0.0004818002">
                <text:p>0.0004818002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0.0004048315">
                <text:p>0.0004048315</text:p>
              </table:table-cell>
              <table:table-cell office:value-type="float" office:value="0.0004540226">
                <text:p>0.0004540226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0.0003602214">
                <text:p>0.0003602214</text:p>
              </table:table-cell>
              <table:table-cell office:value-type="float" office:value="0.0003543445">
                <text:p>0.0003543445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0.0003640368">
                <text:p>0.0003640368</text:p>
              </table:table-cell>
              <table:table-cell office:value-type="float" office:value="0.000362939">
                <text:p>0.000362939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0.0004076095">
                <text:p>0.0004076095</text:p>
              </table:table-cell>
              <table:table-cell office:value-type="float" office:value="0.0004056432">
                <text:p>0.0004056432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0.0004076548">
                <text:p>0.0004076548</text:p>
              </table:table-cell>
              <table:table-cell office:value-type="float" office:value="0.0004039749">
                <text:p>0.0004039749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0.000376142">
                <text:p>0.000376142</text:p>
              </table:table-cell>
              <table:table-cell office:value-type="float" office:value="0.0003739297">
                <text:p>0.0003739297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0.0003765565">
                <text:p>0.0003765565</text:p>
              </table:table-cell>
              <table:table-cell office:value-type="float" office:value="0.0003749911">
                <text:p>0.0003749911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0.0003866801">
                <text:p>0.0003866801</text:p>
              </table:table-cell>
              <table:table-cell office:value-type="float" office:value="0.0003837784">
                <text:p>0.0003837784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0.0003933433">
                <text:p>0.0003933433</text:p>
              </table:table-cell>
              <table:table-cell office:value-type="float" office:value="0.0003916631">
                <text:p>0.0003916631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0.0003754551">
                <text:p>0.0003754551</text:p>
              </table:table-cell>
              <table:table-cell office:value-type="float" office:value="0.0003744233">
                <text:p>0.0003744233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0.0003633717">
                <text:p>0.0003633717</text:p>
              </table:table-cell>
              <table:table-cell office:value-type="float" office:value="0.0003609702">
                <text:p>0.0003609702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0.0003634391">
                <text:p>0.0003634391</text:p>
              </table:table-cell>
              <table:table-cell office:value-type="float" office:value="0.0003606727">
                <text:p>0.0003606727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0.0003646398">
                <text:p>0.0003646398</text:p>
              </table:table-cell>
              <table:table-cell office:value-type="float" office:value="0.0003605529">
                <text:p>0.0003605529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0.0003660198">
                <text:p>0.0003660198</text:p>
              </table:table-cell>
              <table:table-cell office:value-type="float" office:value="0.0003601059">
                <text:p>0.0003601059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0.000368767">
                <text:p>0.000368767</text:p>
              </table:table-cell>
              <table:table-cell office:value-type="float" office:value="0.0003576746">
                <text:p>0.0003576746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0.0003696117">
                <text:p>0.0003696117</text:p>
              </table:table-cell>
              <table:table-cell office:value-type="float" office:value="0.0003558731">
                <text:p>0.0003558731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0.0003705834">
                <text:p>0.0003705834</text:p>
              </table:table-cell>
              <table:table-cell office:value-type="float" office:value="0.0003540025">
                <text:p>0.0003540025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0.0003615149">
                <text:p>0.0003615149</text:p>
              </table:table-cell>
              <table:table-cell office:value-type="float" office:value="0.000326815">
                <text:p>0.000326815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0.0003547366">
                <text:p>0.0003547366</text:p>
              </table:table-cell>
              <table:table-cell office:value-type="float" office:value="0.0003252218">
                <text:p>0.0003252218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0.0003475811">
                <text:p>0.0003475811</text:p>
              </table:table-cell>
              <table:table-cell office:value-type="float" office:value="0.0003298207">
                <text:p>0.0003298207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0.0003425338">
                <text:p>0.0003425338</text:p>
              </table:table-cell>
              <table:table-cell office:value-type="float" office:value="0.0003307336">
                <text:p>0.0003307336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0.0003781514">
                <text:p>0.0003781514</text:p>
              </table:table-cell>
              <table:table-cell office:value-type="float" office:value="0.0003730992">
                <text:p>0.0003730992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0.0003789036">
                <text:p>0.0003789036</text:p>
              </table:table-cell>
              <table:table-cell office:value-type="float" office:value="0.0003742968">
                <text:p>0.0003742968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0.000352538">
                <text:p>0.000352538</text:p>
              </table:table-cell>
              <table:table-cell office:value-type="float" office:value="0.0003491211">
                <text:p>0.0003491211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0.0003311376">
                <text:p>0.0003311376</text:p>
              </table:table-cell>
              <table:table-cell office:value-type="float" office:value="0.0003276654">
                <text:p>0.0003276654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0.0003627778">
                <text:p>0.0003627778</text:p>
              </table:table-cell>
              <table:table-cell office:value-type="float" office:value="0.0003617306">
                <text:p>0.0003617306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0.0003654717">
                <text:p>0.0003654717</text:p>
              </table:table-cell>
              <table:table-cell office:value-type="float" office:value="0.0003651878">
                <text:p>0.0003651878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0.0003415958">
                <text:p>0.0003415958</text:p>
              </table:table-cell>
              <table:table-cell office:value-type="float" office:value="0.0003411793">
                <text:p>0.0003411793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0.0003338736">
                <text:p>0.0003338736</text:p>
              </table:table-cell>
              <table:table-cell office:value-type="float" office:value="0.0003335685">
                <text:p>0.0003335685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0.0003770548">
                <text:p>0.0003770548</text:p>
              </table:table-cell>
              <table:table-cell office:value-type="float" office:value="0.0003770042">
                <text:p>0.0003770042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0.0004034449">
                <text:p>0.0004034449</text:p>
              </table:table-cell>
              <table:table-cell office:value-type="float" office:value="0.0004034874">
                <text:p>0.0004034874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0.0003372085">
                <text:p>0.0003372085</text:p>
              </table:table-cell>
              <table:table-cell office:value-type="float" office:value="0.0003372274">
                <text:p>0.0003372274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0.0003315175">
                <text:p>0.0003315175</text:p>
              </table:table-cell>
              <table:table-cell office:value-type="float" office:value="0.0003315458">
                <text:p>0.0003315458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0.0003671738">
                <text:p>0.0003671738</text:p>
              </table:table-cell>
              <table:table-cell office:value-type="float" office:value="0.0003671877">
                <text:p>0.0003671877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0.0003643406">
                <text:p>0.0003643406</text:p>
              </table:table-cell>
              <table:table-cell office:value-type="float" office:value="0.0003643615">
                <text:p>0.0003643615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0.0003253309">
                <text:p>0.0003253309</text:p>
              </table:table-cell>
              <table:table-cell office:value-type="float" office:value="0.0003253193">
                <text:p>0.0003253193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0.0003206048">
                <text:p>0.0003206048</text:p>
              </table:table-cell>
              <table:table-cell office:value-type="float" office:value="0.0003205785">
                <text:p>0.0003205785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0.000318819">
                <text:p>0.000318819</text:p>
              </table:table-cell>
              <table:table-cell office:value-type="float" office:value="0.0003187932">
                <text:p>0.0003187932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0.0003182663">
                <text:p>0.0003182663</text:p>
              </table:table-cell>
              <table:table-cell office:value-type="float" office:value="0.0003182615">
                <text:p>0.0003182615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0.0003161425">
                <text:p>0.0003161425</text:p>
              </table:table-cell>
              <table:table-cell office:value-type="float" office:value="0.00031614">
                <text:p>0.00031614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0.0003167667">
                <text:p>0.0003167667</text:p>
              </table:table-cell>
              <table:table-cell office:value-type="float" office:value="0.0003167636">
                <text:p>0.0003167636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0.0003542828">
                <text:p>0.0003542828</text:p>
              </table:table-cell>
              <table:table-cell office:value-type="float" office:value="0.0003542845">
                <text:p>0.0003542845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0.0003515496">
                <text:p>0.0003515496</text:p>
              </table:table-cell>
              <table:table-cell office:value-type="float" office:value="0.0003515513">
                <text:p>0.0003515513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0.0003638875">
                <text:p>0.0003638875</text:p>
              </table:table-cell>
              <table:table-cell office:value-type="float" office:value="0.0003638886">
                <text:p>0.0003638886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0.0003619154">
                <text:p>0.0003619154</text:p>
              </table:table-cell>
              <table:table-cell office:value-type="float" office:value="0.0003619157">
                <text:p>0.0003619157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0.0003428355">
                <text:p>0.0003428355</text:p>
              </table:table-cell>
              <table:table-cell office:value-type="float" office:value="0.0003428355">
                <text:p>0.0003428355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0.0003128748">
                <text:p>0.0003128748</text:p>
              </table:table-cell>
              <table:table-cell office:value-type="float" office:value="0.0003128748">
                <text:p>0.0003128748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0.0003140171">
                <text:p>0.0003140171</text:p>
              </table:table-cell>
              <table:table-cell office:value-type="float" office:value="0.0003140171">
                <text:p>0.0003140171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0.0003161471">
                <text:p>0.0003161471</text:p>
              </table:table-cell>
              <table:table-cell office:value-type="float" office:value="0.0003161471">
                <text:p>0.0003161471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0.0003629035">
                <text:p>0.0003629035</text:p>
              </table:table-cell>
              <table:table-cell office:value-type="float" office:value="0.0003629035">
                <text:p>0.0003629035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0.0003720177">
                <text:p>0.0003720177</text:p>
              </table:table-cell>
              <table:table-cell office:value-type="float" office:value="0.0003720177">
                <text:p>0.0003720177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0.0003648237">
                <text:p>0.0003648237</text:p>
              </table:table-cell>
              <table:table-cell office:value-type="float" office:value="0.0003648237">
                <text:p>0.0003648237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0.0003598176">
                <text:p>0.0003598176</text:p>
              </table:table-cell>
              <table:table-cell office:value-type="float" office:value="0.0003598176">
                <text:p>0.0003598176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0.0004330304">
                <text:p>0.0004330304</text:p>
              </table:table-cell>
              <table:table-cell office:value-type="float" office:value="0.0004330304">
                <text:p>0.0004330304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0.0004352899">
                <text:p>0.0004352899</text:p>
              </table:table-cell>
              <table:table-cell office:value-type="float" office:value="0.0004352899">
                <text:p>0.0004352899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0.0004365304">
                <text:p>0.0004365304</text:p>
              </table:table-cell>
              <table:table-cell office:value-type="float" office:value="0.0004365304">
                <text:p>0.0004365304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0.0004326032">
                <text:p>0.0004326032</text:p>
              </table:table-cell>
              <table:table-cell office:value-type="float" office:value="0.0004326032">
                <text:p>0.0004326032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0.0003694336">
                <text:p>0.0003694336</text:p>
              </table:table-cell>
              <table:table-cell office:value-type="float" office:value="0.0003694336">
                <text:p>0.0003694336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0.0003697576">
                <text:p>0.0003697576</text:p>
              </table:table-cell>
              <table:table-cell office:value-type="float" office:value="0.0003697576">
                <text:p>0.0003697576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0.0003221005">
                <text:p>0.0003221005</text:p>
              </table:table-cell>
              <table:table-cell office:value-type="float" office:value="0.0003221005">
                <text:p>0.0003221005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0.000314904">
                <text:p>0.000314904</text:p>
              </table:table-cell>
              <table:table-cell office:value-type="float" office:value="0.000314904">
                <text:p>0.000314904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0.0003803135">
                <text:p>0.0003803135</text:p>
              </table:table-cell>
              <table:table-cell office:value-type="float" office:value="0.0003803135">
                <text:p>0.0003803135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0.0003800321">
                <text:p>0.0003800321</text:p>
              </table:table-cell>
              <table:table-cell office:value-type="float" office:value="0.0003800321">
                <text:p>0.0003800321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0.0003803458">
                <text:p>0.0003803458</text:p>
              </table:table-cell>
              <table:table-cell office:value-type="float" office:value="0.0003803458">
                <text:p>0.0003803458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0.0003824335">
                <text:p>0.0003824335</text:p>
              </table:table-cell>
              <table:table-cell office:value-type="float" office:value="0.0003824335">
                <text:p>0.0003824335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0.0003808427">
                <text:p>0.0003808427</text:p>
              </table:table-cell>
              <table:table-cell office:value-type="float" office:value="0.0003808427">
                <text:p>0.0003808427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0.0003735467">
                <text:p>0.0003735467</text:p>
              </table:table-cell>
              <table:table-cell office:value-type="float" office:value="0.0003735467">
                <text:p>0.0003735467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0.0003313542">
                <text:p>0.0003313542</text:p>
              </table:table-cell>
              <table:table-cell office:value-type="float" office:value="0.0003313542">
                <text:p>0.0003313542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0.0003307717">
                <text:p>0.0003307717</text:p>
              </table:table-cell>
              <table:table-cell office:value-type="float" office:value="0.0003307717">
                <text:p>0.0003307717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0.0004023671">
                <text:p>0.0004023671</text:p>
              </table:table-cell>
              <table:table-cell office:value-type="float" office:value="0.0004023671">
                <text:p>0.0004023671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0.0004026214">
                <text:p>0.0004026214</text:p>
              </table:table-cell>
              <table:table-cell office:value-type="float" office:value="0.0004026214">
                <text:p>0.0004026214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0.0003676381">
                <text:p>0.0003676381</text:p>
              </table:table-cell>
              <table:table-cell office:value-type="float" office:value="0.0003676381">
                <text:p>0.0003676381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0.0003663884">
                <text:p>0.0003663884</text:p>
              </table:table-cell>
              <table:table-cell office:value-type="float" office:value="0.0003663884">
                <text:p>0.0003663884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0.0003230829">
                <text:p>0.0003230829</text:p>
              </table:table-cell>
              <table:table-cell office:value-type="float" office:value="0.0003230829">
                <text:p>0.0003230829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0.0003218084">
                <text:p>0.0003218084</text:p>
              </table:table-cell>
              <table:table-cell office:value-type="float" office:value="0.0003218084">
                <text:p>0.0003218084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0.0003892476">
                <text:p>0.0003892476</text:p>
              </table:table-cell>
              <table:table-cell office:value-type="float" office:value="0.0003892476">
                <text:p>0.0003892476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0.0003717473">
                <text:p>0.0003717473</text:p>
              </table:table-cell>
              <table:table-cell office:value-type="float" office:value="0.0003717473">
                <text:p>0.0003717473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0.0003720527">
                <text:p>0.0003720527</text:p>
              </table:table-cell>
              <table:table-cell office:value-type="float" office:value="0.0003720527">
                <text:p>0.0003720527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0.0003670924">
                <text:p>0.0003670924</text:p>
              </table:table-cell>
              <table:table-cell office:value-type="float" office:value="0.0003670924">
                <text:p>0.0003670924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0.0003541601">
                <text:p>0.0003541601</text:p>
              </table:table-cell>
              <table:table-cell office:value-type="float" office:value="0.0003541601">
                <text:p>0.0003541601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0.0003512017">
                <text:p>0.0003512017</text:p>
              </table:table-cell>
              <table:table-cell office:value-type="float" office:value="0.0003512017">
                <text:p>0.0003512017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0.0003595601">
                <text:p>0.0003595601</text:p>
              </table:table-cell>
              <table:table-cell office:value-type="float" office:value="0.0003595601">
                <text:p>0.0003595601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0.000365852">
                <text:p>0.000365852</text:p>
              </table:table-cell>
              <table:table-cell office:value-type="float" office:value="0.000365852">
                <text:p>0.000365852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0.0003353265">
                <text:p>0.0003353265</text:p>
              </table:table-cell>
              <table:table-cell office:value-type="float" office:value="0.0003353265">
                <text:p>0.0003353265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0.0003366312">
                <text:p>0.0003366312</text:p>
              </table:table-cell>
              <table:table-cell office:value-type="float" office:value="0.0003366312">
                <text:p>0.0003366312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0.0003353538">
                <text:p>0.0003353538</text:p>
              </table:table-cell>
              <table:table-cell office:value-type="float" office:value="0.0003353538">
                <text:p>0.0003353538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0.0003349073">
                <text:p>0.0003349073</text:p>
              </table:table-cell>
              <table:table-cell office:value-type="float" office:value="0.0003349073">
                <text:p>0.0003349073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0.0003273541">
                <text:p>0.0003273541</text:p>
              </table:table-cell>
              <table:table-cell office:value-type="float" office:value="0.0003273541">
                <text:p>0.0003273541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0.000324601">
                <text:p>0.000324601</text:p>
              </table:table-cell>
              <table:table-cell office:value-type="float" office:value="0.000324601">
                <text:p>0.000324601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0.0003926157">
                <text:p>0.0003926157</text:p>
              </table:table-cell>
              <table:table-cell office:value-type="float" office:value="0.0003926157">
                <text:p>0.0003926157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0.0003527023">
                <text:p>0.0003527023</text:p>
              </table:table-cell>
              <table:table-cell office:value-type="float" office:value="0.0003527023">
                <text:p>0.0003527023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0.0003493066">
                <text:p>0.0003493066</text:p>
              </table:table-cell>
              <table:table-cell office:value-type="float" office:value="0.0003493066">
                <text:p>0.0003493066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0.000352036">
                <text:p>0.000352036</text:p>
              </table:table-cell>
              <table:table-cell office:value-type="float" office:value="0.000352036">
                <text:p>0.000352036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0.0003519506">
                <text:p>0.0003519506</text:p>
              </table:table-cell>
              <table:table-cell office:value-type="float" office:value="0.0003519506">
                <text:p>0.0003519506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0.0003481234">
                <text:p>0.0003481234</text:p>
              </table:table-cell>
              <table:table-cell office:value-type="float" office:value="0.0003481234">
                <text:p>0.0003481234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0.0003317356">
                <text:p>0.0003317356</text:p>
              </table:table-cell>
              <table:table-cell office:value-type="float" office:value="0.0003317356">
                <text:p>0.0003317356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0.0003312424">
                <text:p>0.0003312424</text:p>
              </table:table-cell>
              <table:table-cell office:value-type="float" office:value="0.0003312424">
                <text:p>0.0003312424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0.0003272009">
                <text:p>0.0003272009</text:p>
              </table:table-cell>
              <table:table-cell office:value-type="float" office:value="0.0003272009">
                <text:p>0.0003272009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0.0003292432">
                <text:p>0.0003292432</text:p>
              </table:table-cell>
              <table:table-cell office:value-type="float" office:value="0.0003292432">
                <text:p>0.0003292432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0.0003284828">
                <text:p>0.0003284828</text:p>
              </table:table-cell>
              <table:table-cell office:value-type="float" office:value="0.0003284828">
                <text:p>0.0003284828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0.0003276254">
                <text:p>0.0003276254</text:p>
              </table:table-cell>
              <table:table-cell office:value-type="float" office:value="0.0003276254">
                <text:p>0.0003276254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0.0003236301">
                <text:p>0.0003236301</text:p>
              </table:table-cell>
              <table:table-cell office:value-type="float" office:value="0.0003236301">
                <text:p>0.0003236301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0.000323625">
                <text:p>0.000323625</text:p>
              </table:table-cell>
              <table:table-cell office:value-type="float" office:value="0.000323625">
                <text:p>0.000323625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0.0003253881">
                <text:p>0.0003253881</text:p>
              </table:table-cell>
              <table:table-cell office:value-type="float" office:value="0.0003253881">
                <text:p>0.0003253881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0.0003240706">
                <text:p>0.0003240706</text:p>
              </table:table-cell>
              <table:table-cell office:value-type="float" office:value="0.0003240706">
                <text:p>0.0003240706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0.0003267108">
                <text:p>0.0003267108</text:p>
              </table:table-cell>
              <table:table-cell office:value-type="float" office:value="0.0003267108">
                <text:p>0.0003267108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0.0003272271">
                <text:p>0.0003272271</text:p>
              </table:table-cell>
              <table:table-cell office:value-type="float" office:value="0.0003272271">
                <text:p>0.0003272271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.000339177">
                <text:p>0.000339177</text:p>
              </table:table-cell>
              <table:table-cell office:value-type="float" office:value="0.000339177">
                <text:p>0.000339177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0.0003441313">
                <text:p>0.0003441313</text:p>
              </table:table-cell>
              <table:table-cell office:value-type="float" office:value="0.0003441313">
                <text:p>0.0003441313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0.0003289931">
                <text:p>0.0003289931</text:p>
              </table:table-cell>
              <table:table-cell office:value-type="float" office:value="0.0003289931">
                <text:p>0.0003289931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0.0003294615">
                <text:p>0.0003294615</text:p>
              </table:table-cell>
              <table:table-cell office:value-type="float" office:value="0.0003294615">
                <text:p>0.0003294615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0.0003585188">
                <text:p>0.0003585188</text:p>
              </table:table-cell>
              <table:table-cell office:value-type="float" office:value="0.0003585188">
                <text:p>0.0003585188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0.0003366377">
                <text:p>0.0003366377</text:p>
              </table:table-cell>
              <table:table-cell office:value-type="float" office:value="0.0003366377">
                <text:p>0.0003366377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0.0003193876">
                <text:p>0.0003193876</text:p>
              </table:table-cell>
              <table:table-cell office:value-type="float" office:value="0.0003193876">
                <text:p>0.0003193876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0.0003191889">
                <text:p>0.0003191889</text:p>
              </table:table-cell>
              <table:table-cell office:value-type="float" office:value="0.0003191889">
                <text:p>0.0003191889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0.0003703839">
                <text:p>0.0003703839</text:p>
              </table:table-cell>
              <table:table-cell office:value-type="float" office:value="0.0003703839">
                <text:p>0.0003703839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0.0003693072">
                <text:p>0.0003693072</text:p>
              </table:table-cell>
              <table:table-cell office:value-type="float" office:value="0.0003693072">
                <text:p>0.0003693072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0.0003211803">
                <text:p>0.0003211803</text:p>
              </table:table-cell>
              <table:table-cell office:value-type="float" office:value="0.0003211803">
                <text:p>0.0003211803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0.0003199314">
                <text:p>0.0003199314</text:p>
              </table:table-cell>
              <table:table-cell office:value-type="float" office:value="0.0003199314">
                <text:p>0.0003199314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0.0003208572">
                <text:p>0.0003208572</text:p>
              </table:table-cell>
              <table:table-cell office:value-type="float" office:value="0.0003208572">
                <text:p>0.0003208572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0.0003200382">
                <text:p>0.0003200382</text:p>
              </table:table-cell>
              <table:table-cell office:value-type="float" office:value="0.0003200382">
                <text:p>0.0003200382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0.0004363358">
                <text:p>0.0004363358</text:p>
              </table:table-cell>
              <table:table-cell office:value-type="float" office:value="0.0004363358">
                <text:p>0.0004363358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0.0004352376">
                <text:p>0.0004352376</text:p>
              </table:table-cell>
              <table:table-cell office:value-type="float" office:value="0.0004352376">
                <text:p>0.0004352376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0.0003299872">
                <text:p>0.0003299872</text:p>
              </table:table-cell>
              <table:table-cell office:value-type="float" office:value="0.0003299872">
                <text:p>0.0003299872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0.000327745">
                <text:p>0.000327745</text:p>
              </table:table-cell>
              <table:table-cell office:value-type="float" office:value="0.000327745">
                <text:p>0.000327745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0.000389268">
                <text:p>0.000389268</text:p>
              </table:table-cell>
              <table:table-cell office:value-type="float" office:value="0.000389268">
                <text:p>0.000389268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0.0003478576">
                <text:p>0.0003478576</text:p>
              </table:table-cell>
              <table:table-cell office:value-type="float" office:value="0.0003478576">
                <text:p>0.0003478576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0.0003586276">
                <text:p>0.0003586276</text:p>
              </table:table-cell>
              <table:table-cell office:value-type="float" office:value="0.0003586276">
                <text:p>0.0003586276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0.0003563316">
                <text:p>0.0003563316</text:p>
              </table:table-cell>
              <table:table-cell office:value-type="float" office:value="0.0003563316">
                <text:p>0.0003563316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0.0003373744">
                <text:p>0.0003373744</text:p>
              </table:table-cell>
              <table:table-cell office:value-type="float" office:value="0.0003373744">
                <text:p>0.0003373744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0.0003366155">
                <text:p>0.0003366155</text:p>
              </table:table-cell>
              <table:table-cell office:value-type="float" office:value="0.0003366155">
                <text:p>0.0003366155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0.0003342318">
                <text:p>0.0003342318</text:p>
              </table:table-cell>
              <table:table-cell office:value-type="float" office:value="0.0003342318">
                <text:p>0.0003342318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0.0003335285">
                <text:p>0.0003335285</text:p>
              </table:table-cell>
              <table:table-cell office:value-type="float" office:value="0.0003335285">
                <text:p>0.0003335285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0.0003276485">
                <text:p>0.0003276485</text:p>
              </table:table-cell>
              <table:table-cell office:value-type="float" office:value="0.0003276485">
                <text:p>0.0003276485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0.0003286122">
                <text:p>0.0003286122</text:p>
              </table:table-cell>
              <table:table-cell office:value-type="float" office:value="0.0003286122">
                <text:p>0.0003286122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0.0003386934">
                <text:p>0.0003386934</text:p>
              </table:table-cell>
              <table:table-cell office:value-type="float" office:value="0.0003386934">
                <text:p>0.0003386934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0.0003412942">
                <text:p>0.0003412942</text:p>
              </table:table-cell>
              <table:table-cell office:value-type="float" office:value="0.0003412942">
                <text:p>0.0003412942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0.0003422741">
                <text:p>0.0003422741</text:p>
              </table:table-cell>
              <table:table-cell office:value-type="float" office:value="0.0003422741">
                <text:p>0.0003422741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0.0003368362">
                <text:p>0.0003368362</text:p>
              </table:table-cell>
              <table:table-cell office:value-type="float" office:value="0.0003368362">
                <text:p>0.0003368362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0.0003319308">
                <text:p>0.0003319308</text:p>
              </table:table-cell>
              <table:table-cell office:value-type="float" office:value="0.0003319308">
                <text:p>0.0003319308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0.0003307665">
                <text:p>0.0003307665</text:p>
              </table:table-cell>
              <table:table-cell office:value-type="float" office:value="0.0003307665">
                <text:p>0.0003307665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0.0004288328">
                <text:p>0.0004288328</text:p>
              </table:table-cell>
              <table:table-cell office:value-type="float" office:value="0.0004288328">
                <text:p>0.0004288328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0.0004259639">
                <text:p>0.0004259639</text:p>
              </table:table-cell>
              <table:table-cell office:value-type="float" office:value="0.0004259639">
                <text:p>0.0004259639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0.0003373787">
                <text:p>0.0003373787</text:p>
              </table:table-cell>
              <table:table-cell office:value-type="float" office:value="0.0003373787">
                <text:p>0.0003373787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0.0003330914">
                <text:p>0.0003330914</text:p>
              </table:table-cell>
              <table:table-cell office:value-type="float" office:value="0.0003330914">
                <text:p>0.0003330914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0.0003284488">
                <text:p>0.0003284488</text:p>
              </table:table-cell>
              <table:table-cell office:value-type="float" office:value="0.0003284488">
                <text:p>0.0003284488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0.0003299837">
                <text:p>0.0003299837</text:p>
              </table:table-cell>
              <table:table-cell office:value-type="float" office:value="0.0003299837">
                <text:p>0.0003299837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0.0004162079">
                <text:p>0.0004162079</text:p>
              </table:table-cell>
              <table:table-cell office:value-type="float" office:value="0.0004162079">
                <text:p>0.0004162079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0.0004466992">
                <text:p>0.0004466992</text:p>
              </table:table-cell>
              <table:table-cell office:value-type="float" office:value="0.0004466992">
                <text:p>0.0004466992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0.0003687179">
                <text:p>0.0003687179</text:p>
              </table:table-cell>
              <table:table-cell office:value-type="float" office:value="0.0003687179">
                <text:p>0.0003687179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0.000358958">
                <text:p>0.000358958</text:p>
              </table:table-cell>
              <table:table-cell office:value-type="float" office:value="0.000358958">
                <text:p>0.000358958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0.0003913039">
                <text:p>0.0003913039</text:p>
              </table:table-cell>
              <table:table-cell office:value-type="float" office:value="0.0003913039">
                <text:p>0.0003913039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0.0003799977">
                <text:p>0.0003799977</text:p>
              </table:table-cell>
              <table:table-cell office:value-type="float" office:value="0.0003799977">
                <text:p>0.0003799977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0.0003630938">
                <text:p>0.0003630938</text:p>
              </table:table-cell>
              <table:table-cell office:value-type="float" office:value="0.0003630938">
                <text:p>0.0003630938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0.000362706">
                <text:p>0.000362706</text:p>
              </table:table-cell>
              <table:table-cell office:value-type="float" office:value="0.000362706">
                <text:p>0.000362706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0.0003324375">
                <text:p>0.0003324375</text:p>
              </table:table-cell>
              <table:table-cell office:value-type="float" office:value="0.0003324375">
                <text:p>0.0003324375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0.0003296429">
                <text:p>0.0003296429</text:p>
              </table:table-cell>
              <table:table-cell office:value-type="float" office:value="0.0003296429">
                <text:p>0.0003296429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0.0003294624">
                <text:p>0.0003294624</text:p>
              </table:table-cell>
              <table:table-cell office:value-type="float" office:value="0.0003294624">
                <text:p>0.0003294624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0.0003279296">
                <text:p>0.0003279296</text:p>
              </table:table-cell>
              <table:table-cell office:value-type="float" office:value="0.0003279296">
                <text:p>0.0003279296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0.0003290415">
                <text:p>0.0003290415</text:p>
              </table:table-cell>
              <table:table-cell office:value-type="float" office:value="0.0003290415">
                <text:p>0.0003290415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0.0003290765">
                <text:p>0.0003290765</text:p>
              </table:table-cell>
              <table:table-cell office:value-type="float" office:value="0.0003290765">
                <text:p>0.0003290765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0.0003270194">
                <text:p>0.0003270194</text:p>
              </table:table-cell>
              <table:table-cell office:value-type="float" office:value="0.0003270194">
                <text:p>0.0003270194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0.0003267415">
                <text:p>0.0003267415</text:p>
              </table:table-cell>
              <table:table-cell office:value-type="float" office:value="0.0003267415">
                <text:p>0.0003267415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0.0003330544">
                <text:p>0.0003330544</text:p>
              </table:table-cell>
              <table:table-cell office:value-type="float" office:value="0.0003330544">
                <text:p>0.0003330544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0.0003330093">
                <text:p>0.0003330093</text:p>
              </table:table-cell>
              <table:table-cell office:value-type="float" office:value="0.0003330093">
                <text:p>0.0003330093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0.0003354065">
                <text:p>0.0003354065</text:p>
              </table:table-cell>
              <table:table-cell office:value-type="float" office:value="0.0003354065">
                <text:p>0.0003354065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0.0003325318">
                <text:p>0.0003325318</text:p>
              </table:table-cell>
              <table:table-cell office:value-type="float" office:value="0.0003325318">
                <text:p>0.0003325318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0.000332835">
                <text:p>0.000332835</text:p>
              </table:table-cell>
              <table:table-cell office:value-type="float" office:value="0.000332835">
                <text:p>0.000332835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0.0003302036">
                <text:p>0.0003302036</text:p>
              </table:table-cell>
              <table:table-cell office:value-type="float" office:value="0.0003302036">
                <text:p>0.0003302036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0.0003409376">
                <text:p>0.0003409376</text:p>
              </table:table-cell>
              <table:table-cell office:value-type="float" office:value="0.0003409376">
                <text:p>0.0003409376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0.000344725">
                <text:p>0.000344725</text:p>
              </table:table-cell>
              <table:table-cell office:value-type="float" office:value="0.000344725">
                <text:p>0.000344725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0.0003290229">
                <text:p>0.0003290229</text:p>
              </table:table-cell>
              <table:table-cell office:value-type="float" office:value="0.0003290229">
                <text:p>0.0003290229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0.0003286016">
                <text:p>0.0003286016</text:p>
              </table:table-cell>
              <table:table-cell office:value-type="float" office:value="0.0003286016">
                <text:p>0.0003286016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0.0003434175">
                <text:p>0.0003434175</text:p>
              </table:table-cell>
              <table:table-cell office:value-type="float" office:value="0.0003434175">
                <text:p>0.0003434175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0.0003414693">
                <text:p>0.0003414693</text:p>
              </table:table-cell>
              <table:table-cell office:value-type="float" office:value="0.0003414693">
                <text:p>0.0003414693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0.0003442913">
                <text:p>0.0003442913</text:p>
              </table:table-cell>
              <table:table-cell office:value-type="float" office:value="0.0003442913">
                <text:p>0.0003442913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0.0003449305">
                <text:p>0.0003449305</text:p>
              </table:table-cell>
              <table:table-cell office:value-type="float" office:value="0.0003449305">
                <text:p>0.0003449305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0.0003338403">
                <text:p>0.0003338403</text:p>
              </table:table-cell>
              <table:table-cell office:value-type="float" office:value="0.0003338403">
                <text:p>0.0003338403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0.0003366623">
                <text:p>0.0003366623</text:p>
              </table:table-cell>
              <table:table-cell office:value-type="float" office:value="0.0003366623">
                <text:p>0.0003366623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0.0003535696">
                <text:p>0.0003535696</text:p>
              </table:table-cell>
              <table:table-cell office:value-type="float" office:value="0.0003535696">
                <text:p>0.0003535696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0.0003581457">
                <text:p>0.0003581457</text:p>
              </table:table-cell>
              <table:table-cell office:value-type="float" office:value="0.0003581457">
                <text:p>0.0003581457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0.0004476448">
                <text:p>0.0004476448</text:p>
              </table:table-cell>
              <table:table-cell office:value-type="float" office:value="0.0004476448">
                <text:p>0.0004476448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0.0004462954">
                <text:p>0.0004462954</text:p>
              </table:table-cell>
              <table:table-cell office:value-type="float" office:value="0.0004462954">
                <text:p>0.0004462954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0.0003815028">
                <text:p>0.0003815028</text:p>
              </table:table-cell>
              <table:table-cell office:value-type="float" office:value="0.0003815028">
                <text:p>0.0003815028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0.0003805805">
                <text:p>0.0003805805</text:p>
              </table:table-cell>
              <table:table-cell office:value-type="float" office:value="0.0003805805">
                <text:p>0.0003805805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0.0003390769">
                <text:p>0.0003390769</text:p>
              </table:table-cell>
              <table:table-cell office:value-type="float" office:value="0.0003390769">
                <text:p>0.0003390769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0.0003393632">
                <text:p>0.0003393632</text:p>
              </table:table-cell>
              <table:table-cell office:value-type="float" office:value="0.0003393632">
                <text:p>0.0003393632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0.0003999215">
                <text:p>0.0003999215</text:p>
              </table:table-cell>
              <table:table-cell office:value-type="float" office:value="0.0003999215">
                <text:p>0.0003999215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0.0003954726">
                <text:p>0.0003954726</text:p>
              </table:table-cell>
              <table:table-cell office:value-type="float" office:value="0.0003954726">
                <text:p>0.0003954726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0.0003584198">
                <text:p>0.0003584198</text:p>
              </table:table-cell>
              <table:table-cell office:value-type="float" office:value="0.0003584198">
                <text:p>0.0003584198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0.0003550734">
                <text:p>0.0003550734</text:p>
              </table:table-cell>
              <table:table-cell office:value-type="float" office:value="0.0003550734">
                <text:p>0.0003550734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0.0003558425">
                <text:p>0.0003558425</text:p>
              </table:table-cell>
              <table:table-cell office:value-type="float" office:value="0.0003558425">
                <text:p>0.0003558425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0.0003515383">
                <text:p>0.0003515383</text:p>
              </table:table-cell>
              <table:table-cell office:value-type="float" office:value="0.0003515383">
                <text:p>0.0003515383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0.0003394359">
                <text:p>0.0003394359</text:p>
              </table:table-cell>
              <table:table-cell office:value-type="float" office:value="0.0003394359">
                <text:p>0.0003394359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0.0003435198">
                <text:p>0.0003435198</text:p>
              </table:table-cell>
              <table:table-cell office:value-type="float" office:value="0.0003435198">
                <text:p>0.0003435198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0.0003305591">
                <text:p>0.0003305591</text:p>
              </table:table-cell>
              <table:table-cell office:value-type="float" office:value="0.0003305591">
                <text:p>0.0003305591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0.000329799">
                <text:p>0.000329799</text:p>
              </table:table-cell>
              <table:table-cell office:value-type="float" office:value="0.000329799">
                <text:p>0.000329799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0.0003295382">
                <text:p>0.0003295382</text:p>
              </table:table-cell>
              <table:table-cell office:value-type="float" office:value="0.0003295382">
                <text:p>0.0003295382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0.0003323151">
                <text:p>0.0003323151</text:p>
              </table:table-cell>
              <table:table-cell office:value-type="float" office:value="0.0003323151">
                <text:p>0.0003323151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0.0004294217">
                <text:p>0.0004294217</text:p>
              </table:table-cell>
              <table:table-cell office:value-type="float" office:value="0.0004294217">
                <text:p>0.0004294217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0.0004300583">
                <text:p>0.0004300583</text:p>
              </table:table-cell>
              <table:table-cell office:value-type="float" office:value="0.0004300583">
                <text:p>0.0004300583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0.0003524767">
                <text:p>0.0003524767</text:p>
              </table:table-cell>
              <table:table-cell office:value-type="float" office:value="0.0003524767">
                <text:p>0.0003524767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0.0003491989">
                <text:p>0.0003491989</text:p>
              </table:table-cell>
              <table:table-cell office:value-type="float" office:value="0.0003491989">
                <text:p>0.0003491989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0.0003453357">
                <text:p>0.0003453357</text:p>
              </table:table-cell>
              <table:table-cell office:value-type="float" office:value="0.0003453357">
                <text:p>0.0003453357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0.0003440577">
                <text:p>0.0003440577</text:p>
              </table:table-cell>
              <table:table-cell office:value-type="float" office:value="0.0003440577">
                <text:p>0.0003440577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0.0003925533">
                <text:p>0.0003925533</text:p>
              </table:table-cell>
              <table:table-cell office:value-type="float" office:value="0.0003925533">
                <text:p>0.0003925533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0.0003988991">
                <text:p>0.0003988991</text:p>
              </table:table-cell>
              <table:table-cell office:value-type="float" office:value="0.0003988991">
                <text:p>0.0003988991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0.0003300398">
                <text:p>0.0003300398</text:p>
              </table:table-cell>
              <table:table-cell office:value-type="float" office:value="0.0003300398">
                <text:p>0.0003300398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0.0003267099">
                <text:p>0.0003267099</text:p>
              </table:table-cell>
              <table:table-cell office:value-type="float" office:value="0.0003267099">
                <text:p>0.0003267099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0.0003265553">
                <text:p>0.0003265553</text:p>
              </table:table-cell>
              <table:table-cell office:value-type="float" office:value="0.0003265553">
                <text:p>0.0003265553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0.0003264196">
                <text:p>0.0003264196</text:p>
              </table:table-cell>
              <table:table-cell office:value-type="float" office:value="0.0003264196">
                <text:p>0.0003264196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0.0003500385">
                <text:p>0.0003500385</text:p>
              </table:table-cell>
              <table:table-cell office:value-type="float" office:value="0.0003500385">
                <text:p>0.0003500385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0.0003517474">
                <text:p>0.0003517474</text:p>
              </table:table-cell>
              <table:table-cell office:value-type="float" office:value="0.0003517474">
                <text:p>0.0003517474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0.0003294225">
                <text:p>0.0003294225</text:p>
              </table:table-cell>
              <table:table-cell office:value-type="float" office:value="0.0003294225">
                <text:p>0.0003294225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0.0003253774">
                <text:p>0.0003253774</text:p>
              </table:table-cell>
              <table:table-cell office:value-type="float" office:value="0.0003253774">
                <text:p>0.0003253774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0.000337479">
                <text:p>0.000337479</text:p>
              </table:table-cell>
              <table:table-cell office:value-type="float" office:value="0.000337479">
                <text:p>0.000337479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0.0003379959">
                <text:p>0.0003379959</text:p>
              </table:table-cell>
              <table:table-cell office:value-type="float" office:value="0.0003379959">
                <text:p>0.0003379959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0.0003336825">
                <text:p>0.0003336825</text:p>
              </table:table-cell>
              <table:table-cell office:value-type="float" office:value="0.0003336825">
                <text:p>0.0003336825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0.0003361923">
                <text:p>0.0003361923</text:p>
              </table:table-cell>
              <table:table-cell office:value-type="float" office:value="0.0003361923">
                <text:p>0.0003361923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0.0004508095">
                <text:p>0.0004508095</text:p>
              </table:table-cell>
              <table:table-cell office:value-type="float" office:value="0.0004508095">
                <text:p>0.0004508095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0.0004538679">
                <text:p>0.0004538679</text:p>
              </table:table-cell>
              <table:table-cell office:value-type="float" office:value="0.0004538679">
                <text:p>0.0004538679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0.0003642547">
                <text:p>0.0003642547</text:p>
              </table:table-cell>
              <table:table-cell office:value-type="float" office:value="0.0003642547">
                <text:p>0.0003642547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0.0003615011">
                <text:p>0.0003615011</text:p>
              </table:table-cell>
              <table:table-cell office:value-type="float" office:value="0.0003615011">
                <text:p>0.0003615011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0.0003354426">
                <text:p>0.0003354426</text:p>
              </table:table-cell>
              <table:table-cell office:value-type="float" office:value="0.0003354426">
                <text:p>0.0003354426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0.0003353858">
                <text:p>0.0003353858</text:p>
              </table:table-cell>
              <table:table-cell office:value-type="float" office:value="0.0003353858">
                <text:p>0.0003353858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0.0003304103">
                <text:p>0.0003304103</text:p>
              </table:table-cell>
              <table:table-cell office:value-type="float" office:value="0.0003304103">
                <text:p>0.0003304103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0.000329494">
                <text:p>0.000329494</text:p>
              </table:table-cell>
              <table:table-cell office:value-type="float" office:value="0.000329494">
                <text:p>0.000329494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0.0003321072">
                <text:p>0.0003321072</text:p>
              </table:table-cell>
              <table:table-cell office:value-type="float" office:value="0.0003321072">
                <text:p>0.0003321072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0.0003315325">
                <text:p>0.0003315325</text:p>
              </table:table-cell>
              <table:table-cell office:value-type="float" office:value="0.0003315325">
                <text:p>0.0003315325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0.0003303932">
                <text:p>0.0003303932</text:p>
              </table:table-cell>
              <table:table-cell office:value-type="float" office:value="0.0003303932">
                <text:p>0.0003303932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0.000330139">
                <text:p>0.000330139</text:p>
              </table:table-cell>
              <table:table-cell office:value-type="float" office:value="0.000330139">
                <text:p>0.000330139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0.000328976">
                <text:p>0.000328976</text:p>
              </table:table-cell>
              <table:table-cell office:value-type="float" office:value="0.000328976">
                <text:p>0.000328976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0.0003295239">
                <text:p>0.0003295239</text:p>
              </table:table-cell>
              <table:table-cell office:value-type="float" office:value="0.0003295239">
                <text:p>0.0003295239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0.0003512666">
                <text:p>0.0003512666</text:p>
              </table:table-cell>
              <table:table-cell office:value-type="float" office:value="0.0003512666">
                <text:p>0.0003512666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0.000352032">
                <text:p>0.000352032</text:p>
              </table:table-cell>
              <table:table-cell office:value-type="float" office:value="0.000352032">
                <text:p>0.000352032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0.0003369801">
                <text:p>0.0003369801</text:p>
              </table:table-cell>
              <table:table-cell office:value-type="float" office:value="0.0003369801">
                <text:p>0.0003369801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0.0003371897">
                <text:p>0.0003371897</text:p>
              </table:table-cell>
              <table:table-cell office:value-type="float" office:value="0.0003371897">
                <text:p>0.0003371897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0.0004111179">
                <text:p>0.0004111179</text:p>
              </table:table-cell>
              <table:table-cell office:value-type="float" office:value="0.0004111179">
                <text:p>0.0004111179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0.000354897">
                <text:p>0.000354897</text:p>
              </table:table-cell>
              <table:table-cell office:value-type="float" office:value="0.000354897">
                <text:p>0.000354897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0.0003563315">
                <text:p>0.0003563315</text:p>
              </table:table-cell>
              <table:table-cell office:value-type="float" office:value="0.0003563315">
                <text:p>0.0003563315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0.0003505481">
                <text:p>0.0003505481</text:p>
              </table:table-cell>
              <table:table-cell office:value-type="float" office:value="0.0003505481">
                <text:p>0.0003505481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0.0003271611">
                <text:p>0.0003271611</text:p>
              </table:table-cell>
              <table:table-cell office:value-type="float" office:value="0.0003271611">
                <text:p>0.0003271611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0.0003256525">
                <text:p>0.0003256525</text:p>
              </table:table-cell>
              <table:table-cell office:value-type="float" office:value="0.0003256525">
                <text:p>0.0003256525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0.0003267929">
                <text:p>0.0003267929</text:p>
              </table:table-cell>
              <table:table-cell office:value-type="float" office:value="0.0003267929">
                <text:p>0.0003267929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0.0003271257">
                <text:p>0.0003271257</text:p>
              </table:table-cell>
              <table:table-cell office:value-type="float" office:value="0.0003271257">
                <text:p>0.0003271257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0.0003270757">
                <text:p>0.0003270757</text:p>
              </table:table-cell>
              <table:table-cell office:value-type="float" office:value="0.0003270757">
                <text:p>0.0003270757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0.0003277496">
                <text:p>0.0003277496</text:p>
              </table:table-cell>
              <table:table-cell office:value-type="float" office:value="0.0003277496">
                <text:p>0.0003277496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0.0003650454">
                <text:p>0.0003650454</text:p>
              </table:table-cell>
              <table:table-cell office:value-type="float" office:value="0.0003650454">
                <text:p>0.0003650454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0.0003660491">
                <text:p>0.0003660491</text:p>
              </table:table-cell>
              <table:table-cell office:value-type="float" office:value="0.0003660491">
                <text:p>0.0003660491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0.0003357959">
                <text:p>0.0003357959</text:p>
              </table:table-cell>
              <table:table-cell office:value-type="float" office:value="0.0003357959">
                <text:p>0.0003357959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0.0003289108">
                <text:p>0.0003289108</text:p>
              </table:table-cell>
              <table:table-cell office:value-type="float" office:value="0.0003289108">
                <text:p>0.0003289108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0.0003277036">
                <text:p>0.0003277036</text:p>
              </table:table-cell>
              <table:table-cell office:value-type="float" office:value="0.0003277036">
                <text:p>0.0003277036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0.0003273688">
                <text:p>0.0003273688</text:p>
              </table:table-cell>
              <table:table-cell office:value-type="float" office:value="0.0003273688">
                <text:p>0.0003273688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0.0003255936">
                <text:p>0.0003255936</text:p>
              </table:table-cell>
              <table:table-cell office:value-type="float" office:value="0.0003255936">
                <text:p>0.0003255936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0.0003246703">
                <text:p>0.0003246703</text:p>
              </table:table-cell>
              <table:table-cell office:value-type="float" office:value="0.0003246703">
                <text:p>0.0003246703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0.0003193838">
                <text:p>0.0003193838</text:p>
              </table:table-cell>
              <table:table-cell office:value-type="float" office:value="0.0003193838">
                <text:p>0.0003193838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0.0003204396">
                <text:p>0.0003204396</text:p>
              </table:table-cell>
              <table:table-cell office:value-type="float" office:value="0.0003204396">
                <text:p>0.0003204396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0.0003179317">
                <text:p>0.0003179317</text:p>
              </table:table-cell>
              <table:table-cell office:value-type="float" office:value="0.0003179317">
                <text:p>0.0003179317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0.0003181232">
                <text:p>0.0003181232</text:p>
              </table:table-cell>
              <table:table-cell office:value-type="float" office:value="0.0003181232">
                <text:p>0.0003181232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0.0003509692">
                <text:p>0.0003509692</text:p>
              </table:table-cell>
              <table:table-cell office:value-type="float" office:value="0.0003509692">
                <text:p>0.0003509692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0.000317171">
                <text:p>0.000317171</text:p>
              </table:table-cell>
              <table:table-cell office:value-type="float" office:value="0.000317171">
                <text:p>0.000317171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0.0003235275">
                <text:p>0.0003235275</text:p>
              </table:table-cell>
              <table:table-cell office:value-type="float" office:value="0.0003235275">
                <text:p>0.0003235275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0.0003278655">
                <text:p>0.0003278655</text:p>
              </table:table-cell>
              <table:table-cell office:value-type="float" office:value="0.0003278655">
                <text:p>0.0003278655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0.0003278181">
                <text:p>0.0003278181</text:p>
              </table:table-cell>
              <table:table-cell office:value-type="float" office:value="0.0003278181">
                <text:p>0.0003278181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0.0003245274">
                <text:p>0.0003245274</text:p>
              </table:table-cell>
              <table:table-cell office:value-type="float" office:value="0.0003245274">
                <text:p>0.0003245274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0.0003905543">
                <text:p>0.0003905543</text:p>
              </table:table-cell>
              <table:table-cell office:value-type="float" office:value="0.0003905543">
                <text:p>0.0003905543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0.0003869006">
                <text:p>0.0003869006</text:p>
              </table:table-cell>
              <table:table-cell office:value-type="float" office:value="0.0003869006">
                <text:p>0.0003869006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0.000377096">
                <text:p>0.000377096</text:p>
              </table:table-cell>
              <table:table-cell office:value-type="float" office:value="0.000377096">
                <text:p>0.000377096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0.0003612541">
                <text:p>0.0003612541</text:p>
              </table:table-cell>
              <table:table-cell office:value-type="float" office:value="0.0003612541">
                <text:p>0.0003612541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0.0003613961">
                <text:p>0.0003613961</text:p>
              </table:table-cell>
              <table:table-cell office:value-type="float" office:value="0.0003613961">
                <text:p>0.0003613961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0.0003699026">
                <text:p>0.0003699026</text:p>
              </table:table-cell>
              <table:table-cell office:value-type="float" office:value="0.0003699026">
                <text:p>0.0003699026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0.0003229018">
                <text:p>0.0003229018</text:p>
              </table:table-cell>
              <table:table-cell office:value-type="float" office:value="0.0003229018">
                <text:p>0.0003229018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0.000324157">
                <text:p>0.000324157</text:p>
              </table:table-cell>
              <table:table-cell office:value-type="float" office:value="0.000324157">
                <text:p>0.000324157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0.0003236238">
                <text:p>0.0003236238</text:p>
              </table:table-cell>
              <table:table-cell office:value-type="float" office:value="0.0003236238">
                <text:p>0.0003236238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0.0003214549">
                <text:p>0.0003214549</text:p>
              </table:table-cell>
              <table:table-cell office:value-type="float" office:value="0.0003214549">
                <text:p>0.0003214549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0.0003225711">
                <text:p>0.0003225711</text:p>
              </table:table-cell>
              <table:table-cell office:value-type="float" office:value="0.0003225711">
                <text:p>0.0003225711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0.0003235193">
                <text:p>0.0003235193</text:p>
              </table:table-cell>
              <table:table-cell office:value-type="float" office:value="0.0003235193">
                <text:p>0.0003235193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0.0003497656">
                <text:p>0.0003497656</text:p>
              </table:table-cell>
              <table:table-cell office:value-type="float" office:value="0.0003497656">
                <text:p>0.0003497656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0.0003565458">
                <text:p>0.0003565458</text:p>
              </table:table-cell>
              <table:table-cell office:value-type="float" office:value="0.0003565458">
                <text:p>0.0003565458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0.0003217562">
                <text:p>0.0003217562</text:p>
              </table:table-cell>
              <table:table-cell office:value-type="float" office:value="0.0003217562">
                <text:p>0.0003217562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0.0003198695">
                <text:p>0.0003198695</text:p>
              </table:table-cell>
              <table:table-cell office:value-type="float" office:value="0.0003198695">
                <text:p>0.0003198695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0.0003232966">
                <text:p>0.0003232966</text:p>
              </table:table-cell>
              <table:table-cell office:value-type="float" office:value="0.0003232966">
                <text:p>0.0003232966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0.000322002">
                <text:p>0.000322002</text:p>
              </table:table-cell>
              <table:table-cell office:value-type="float" office:value="0.000322002">
                <text:p>0.000322002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0.0003330335">
                <text:p>0.0003330335</text:p>
              </table:table-cell>
              <table:table-cell office:value-type="float" office:value="0.0003330335">
                <text:p>0.0003330335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0.0003367393">
                <text:p>0.0003367393</text:p>
              </table:table-cell>
              <table:table-cell office:value-type="float" office:value="0.0003367393">
                <text:p>0.0003367393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0.0004286407">
                <text:p>0.0004286407</text:p>
              </table:table-cell>
              <table:table-cell office:value-type="float" office:value="0.0004286407">
                <text:p>0.0004286407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0.0004367397">
                <text:p>0.0004367397</text:p>
              </table:table-cell>
              <table:table-cell office:value-type="float" office:value="0.0004367397">
                <text:p>0.0004367397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0.0003320894">
                <text:p>0.0003320894</text:p>
              </table:table-cell>
              <table:table-cell office:value-type="float" office:value="0.0003320894">
                <text:p>0.0003320894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0.000326725">
                <text:p>0.000326725</text:p>
              </table:table-cell>
              <table:table-cell office:value-type="float" office:value="0.000326725">
                <text:p>0.000326725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0.0003202727">
                <text:p>0.0003202727</text:p>
              </table:table-cell>
              <table:table-cell office:value-type="float" office:value="0.0003202727">
                <text:p>0.0003202727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0.0003207311">
                <text:p>0.0003207311</text:p>
              </table:table-cell>
              <table:table-cell office:value-type="float" office:value="0.0003207311">
                <text:p>0.0003207311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0.0003513278">
                <text:p>0.0003513278</text:p>
              </table:table-cell>
              <table:table-cell office:value-type="float" office:value="0.0003513278">
                <text:p>0.0003513278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0.0003536219">
                <text:p>0.0003536219</text:p>
              </table:table-cell>
              <table:table-cell office:value-type="float" office:value="0.0003536219">
                <text:p>0.0003536219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0.0003215079">
                <text:p>0.0003215079</text:p>
              </table:table-cell>
              <table:table-cell office:value-type="float" office:value="0.0003215079">
                <text:p>0.0003215079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0.000323293">
                <text:p>0.000323293</text:p>
              </table:table-cell>
              <table:table-cell office:value-type="float" office:value="0.000323293">
                <text:p>0.000323293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0.0003601268">
                <text:p>0.0003601268</text:p>
              </table:table-cell>
              <table:table-cell office:value-type="float" office:value="0.0003601268">
                <text:p>0.0003601268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0.0003576188">
                <text:p>0.0003576188</text:p>
              </table:table-cell>
              <table:table-cell office:value-type="float" office:value="0.0003576188">
                <text:p>0.0003576188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0.0003247457">
                <text:p>0.0003247457</text:p>
              </table:table-cell>
              <table:table-cell office:value-type="float" office:value="0.0003247457">
                <text:p>0.0003247457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0.0003205253">
                <text:p>0.0003205253</text:p>
              </table:table-cell>
              <table:table-cell office:value-type="float" office:value="0.0003205253">
                <text:p>0.0003205253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0.0003207818">
                <text:p>0.0003207818</text:p>
              </table:table-cell>
              <table:table-cell office:value-type="float" office:value="0.0003207818">
                <text:p>0.0003207818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0.0003222151">
                <text:p>0.0003222151</text:p>
              </table:table-cell>
              <table:table-cell office:value-type="float" office:value="0.0003222151">
                <text:p>0.0003222151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0.0003360692">
                <text:p>0.0003360692</text:p>
              </table:table-cell>
              <table:table-cell office:value-type="float" office:value="0.0003360692">
                <text:p>0.0003360692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0.0003367069">
                <text:p>0.0003367069</text:p>
              </table:table-cell>
              <table:table-cell office:value-type="float" office:value="0.0003367069">
                <text:p>0.0003367069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0.0003515497">
                <text:p>0.0003515497</text:p>
              </table:table-cell>
              <table:table-cell office:value-type="float" office:value="0.0003515497">
                <text:p>0.0003515497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0.0003527082">
                <text:p>0.0003527082</text:p>
              </table:table-cell>
              <table:table-cell office:value-type="float" office:value="0.0003527082">
                <text:p>0.0003527082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0.0003244744">
                <text:p>0.0003244744</text:p>
              </table:table-cell>
              <table:table-cell office:value-type="float" office:value="0.0003244744">
                <text:p>0.0003244744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0.0003218132">
                <text:p>0.0003218132</text:p>
              </table:table-cell>
              <table:table-cell office:value-type="float" office:value="0.0003218132">
                <text:p>0.0003218132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0.0003233971">
                <text:p>0.0003233971</text:p>
              </table:table-cell>
              <table:table-cell office:value-type="float" office:value="0.0003233971">
                <text:p>0.0003233971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0.0003231618">
                <text:p>0.0003231618</text:p>
              </table:table-cell>
              <table:table-cell office:value-type="float" office:value="0.0003231618">
                <text:p>0.0003231618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0.0003547154">
                <text:p>0.0003547154</text:p>
              </table:table-cell>
              <table:table-cell office:value-type="float" office:value="0.0003547154">
                <text:p>0.0003547154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0.0003521194">
                <text:p>0.0003521194</text:p>
              </table:table-cell>
              <table:table-cell office:value-type="float" office:value="0.0003521194">
                <text:p>0.0003521194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0.0003318278">
                <text:p>0.0003318278</text:p>
              </table:table-cell>
              <table:table-cell office:value-type="float" office:value="0.0003318278">
                <text:p>0.0003318278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0.0003294925">
                <text:p>0.0003294925</text:p>
              </table:table-cell>
              <table:table-cell office:value-type="float" office:value="0.0003294925">
                <text:p>0.0003294925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0.000327461">
                <text:p>0.000327461</text:p>
              </table:table-cell>
              <table:table-cell office:value-type="float" office:value="0.000327461">
                <text:p>0.000327461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0.0003226065">
                <text:p>0.0003226065</text:p>
              </table:table-cell>
              <table:table-cell office:value-type="float" office:value="0.0003226065">
                <text:p>0.0003226065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0.0003395373">
                <text:p>0.0003395373</text:p>
              </table:table-cell>
              <table:table-cell office:value-type="float" office:value="0.0003395373">
                <text:p>0.0003395373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0.0003295426">
                <text:p>0.0003295426</text:p>
              </table:table-cell>
              <table:table-cell office:value-type="float" office:value="0.0003295426">
                <text:p>0.0003295426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0.0003291425">
                <text:p>0.0003291425</text:p>
              </table:table-cell>
              <table:table-cell office:value-type="float" office:value="0.0003291425">
                <text:p>0.0003291425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0.0003286142">
                <text:p>0.0003286142</text:p>
              </table:table-cell>
              <table:table-cell office:value-type="float" office:value="0.0003286142">
                <text:p>0.0003286142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0.0003173732">
                <text:p>0.0003173732</text:p>
              </table:table-cell>
              <table:table-cell office:value-type="float" office:value="0.0003173732">
                <text:p>0.0003173732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0.0003244268">
                <text:p>0.0003244268</text:p>
              </table:table-cell>
              <table:table-cell office:value-type="float" office:value="0.0003244268">
                <text:p>0.0003244268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0.0003176696">
                <text:p>0.0003176696</text:p>
              </table:table-cell>
              <table:table-cell office:value-type="float" office:value="0.0003176696">
                <text:p>0.0003176696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0.0003123921">
                <text:p>0.0003123921</text:p>
              </table:table-cell>
              <table:table-cell office:value-type="float" office:value="0.0003123921">
                <text:p>0.0003123921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0.0003147375">
                <text:p>0.0003147375</text:p>
              </table:table-cell>
              <table:table-cell office:value-type="float" office:value="0.0003147375">
                <text:p>0.0003147375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0.000319204">
                <text:p>0.000319204</text:p>
              </table:table-cell>
              <table:table-cell office:value-type="float" office:value="0.000319204">
                <text:p>0.000319204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0.0003225121">
                <text:p>0.0003225121</text:p>
              </table:table-cell>
              <table:table-cell office:value-type="float" office:value="0.0003225121">
                <text:p>0.0003225121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0.0003230916">
                <text:p>0.0003230916</text:p>
              </table:table-cell>
              <table:table-cell office:value-type="float" office:value="0.0003230916">
                <text:p>0.0003230916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0.000319172">
                <text:p>0.000319172</text:p>
              </table:table-cell>
              <table:table-cell office:value-type="float" office:value="0.000319172">
                <text:p>0.000319172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0.00032061">
                <text:p>0.00032061</text:p>
              </table:table-cell>
              <table:table-cell office:value-type="float" office:value="0.00032061">
                <text:p>0.00032061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0.0003187964">
                <text:p>0.0003187964</text:p>
              </table:table-cell>
              <table:table-cell office:value-type="float" office:value="0.0003187964">
                <text:p>0.0003187964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0.0003196385">
                <text:p>0.0003196385</text:p>
              </table:table-cell>
              <table:table-cell office:value-type="float" office:value="0.0003196385">
                <text:p>0.0003196385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0.0003214446">
                <text:p>0.0003214446</text:p>
              </table:table-cell>
              <table:table-cell office:value-type="float" office:value="0.0003214446">
                <text:p>0.0003214446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0.0003222291">
                <text:p>0.0003222291</text:p>
              </table:table-cell>
              <table:table-cell office:value-type="float" office:value="0.0003222291">
                <text:p>0.0003222291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0.0003213727">
                <text:p>0.0003213727</text:p>
              </table:table-cell>
              <table:table-cell office:value-type="float" office:value="0.0003213727">
                <text:p>0.0003213727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0.0003204966">
                <text:p>0.0003204966</text:p>
              </table:table-cell>
              <table:table-cell office:value-type="float" office:value="0.0003204966">
                <text:p>0.0003204966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0.0004031748">
                <text:p>0.0004031748</text:p>
              </table:table-cell>
              <table:table-cell office:value-type="float" office:value="0.0004031748">
                <text:p>0.0004031748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0.0004240416">
                <text:p>0.0004240416</text:p>
              </table:table-cell>
              <table:table-cell office:value-type="float" office:value="0.0004240416">
                <text:p>0.0004240416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0.0003253183">
                <text:p>0.0003253183</text:p>
              </table:table-cell>
              <table:table-cell office:value-type="float" office:value="0.0003253183">
                <text:p>0.0003253183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0.0003244313">
                <text:p>0.0003244313</text:p>
              </table:table-cell>
              <table:table-cell office:value-type="float" office:value="0.0003244313">
                <text:p>0.0003244313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0.0003506256">
                <text:p>0.0003506256</text:p>
              </table:table-cell>
              <table:table-cell office:value-type="float" office:value="0.0003506256">
                <text:p>0.0003506256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0.0003502896">
                <text:p>0.0003502896</text:p>
              </table:table-cell>
              <table:table-cell office:value-type="float" office:value="0.0003502896">
                <text:p>0.0003502896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0.000369714">
                <text:p>0.000369714</text:p>
              </table:table-cell>
              <table:table-cell office:value-type="float" office:value="0.000369714">
                <text:p>0.000369714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0.0003730861">
                <text:p>0.0003730861</text:p>
              </table:table-cell>
              <table:table-cell office:value-type="float" office:value="0.0003730861">
                <text:p>0.0003730861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0.0003235956">
                <text:p>0.0003235956</text:p>
              </table:table-cell>
              <table:table-cell office:value-type="float" office:value="0.0003235956">
                <text:p>0.0003235956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0.000324142">
                <text:p>0.000324142</text:p>
              </table:table-cell>
              <table:table-cell office:value-type="float" office:value="0.000324142">
                <text:p>0.000324142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0.0003265252">
                <text:p>0.0003265252</text:p>
              </table:table-cell>
              <table:table-cell office:value-type="float" office:value="0.0003265252">
                <text:p>0.0003265252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0.0003264031">
                <text:p>0.0003264031</text:p>
              </table:table-cell>
              <table:table-cell office:value-type="float" office:value="0.0003264031">
                <text:p>0.0003264031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0.0003489777">
                <text:p>0.0003489777</text:p>
              </table:table-cell>
              <table:table-cell office:value-type="float" office:value="0.0003489777">
                <text:p>0.0003489777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0.000357784">
                <text:p>0.000357784</text:p>
              </table:table-cell>
              <table:table-cell office:value-type="float" office:value="0.000357784">
                <text:p>0.000357784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0.0003325839">
                <text:p>0.0003325839</text:p>
              </table:table-cell>
              <table:table-cell office:value-type="float" office:value="0.0003325839">
                <text:p>0.0003325839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0.0003234225">
                <text:p>0.0003234225</text:p>
              </table:table-cell>
              <table:table-cell office:value-type="float" office:value="0.0003234225">
                <text:p>0.0003234225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0.0003235176">
                <text:p>0.0003235176</text:p>
              </table:table-cell>
              <table:table-cell office:value-type="float" office:value="0.0003235176">
                <text:p>0.0003235176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0.000321563">
                <text:p>0.000321563</text:p>
              </table:table-cell>
              <table:table-cell office:value-type="float" office:value="0.000321563">
                <text:p>0.000321563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0.0003183146">
                <text:p>0.0003183146</text:p>
              </table:table-cell>
              <table:table-cell office:value-type="float" office:value="0.0003183146">
                <text:p>0.0003183146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0.0003177683">
                <text:p>0.0003177683</text:p>
              </table:table-cell>
              <table:table-cell office:value-type="float" office:value="0.0003177683">
                <text:p>0.0003177683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0.0003275261">
                <text:p>0.0003275261</text:p>
              </table:table-cell>
              <table:table-cell office:value-type="float" office:value="0.0003275261">
                <text:p>0.0003275261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0.0003259729">
                <text:p>0.0003259729</text:p>
              </table:table-cell>
              <table:table-cell office:value-type="float" office:value="0.0003259729">
                <text:p>0.0003259729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0.0003291006">
                <text:p>0.0003291006</text:p>
              </table:table-cell>
              <table:table-cell office:value-type="float" office:value="0.0003291006">
                <text:p>0.0003291006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0.000330555">
                <text:p>0.000330555</text:p>
              </table:table-cell>
              <table:table-cell office:value-type="float" office:value="0.000330555">
                <text:p>0.000330555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0.0003290066">
                <text:p>0.0003290066</text:p>
              </table:table-cell>
              <table:table-cell office:value-type="float" office:value="0.0003290066">
                <text:p>0.0003290066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0.0003278156">
                <text:p>0.0003278156</text:p>
              </table:table-cell>
              <table:table-cell office:value-type="float" office:value="0.0003278156">
                <text:p>0.0003278156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0.0003322717">
                <text:p>0.0003322717</text:p>
              </table:table-cell>
              <table:table-cell office:value-type="float" office:value="0.0003322717">
                <text:p>0.0003322717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0.0003295086">
                <text:p>0.0003295086</text:p>
              </table:table-cell>
              <table:table-cell office:value-type="float" office:value="0.0003295086">
                <text:p>0.0003295086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0.0003234411">
                <text:p>0.0003234411</text:p>
              </table:table-cell>
              <table:table-cell office:value-type="float" office:value="0.0003234411">
                <text:p>0.0003234411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0.0003229542">
                <text:p>0.0003229542</text:p>
              </table:table-cell>
              <table:table-cell office:value-type="float" office:value="0.0003229542">
                <text:p>0.0003229542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0.0003249364">
                <text:p>0.0003249364</text:p>
              </table:table-cell>
              <table:table-cell office:value-type="float" office:value="0.0003249364">
                <text:p>0.0003249364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0.0003242998">
                <text:p>0.0003242998</text:p>
              </table:table-cell>
              <table:table-cell office:value-type="float" office:value="0.0003242998">
                <text:p>0.0003242998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0.0003236714">
                <text:p>0.0003236714</text:p>
              </table:table-cell>
              <table:table-cell office:value-type="float" office:value="0.0003236714">
                <text:p>0.0003236714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0.0003236641">
                <text:p>0.0003236641</text:p>
              </table:table-cell>
              <table:table-cell office:value-type="float" office:value="0.0003236641">
                <text:p>0.0003236641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0.0003234553">
                <text:p>0.0003234553</text:p>
              </table:table-cell>
              <table:table-cell office:value-type="float" office:value="0.0003234553">
                <text:p>0.0003234553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0.0003231183">
                <text:p>0.0003231183</text:p>
              </table:table-cell>
              <table:table-cell office:value-type="float" office:value="0.0003231183">
                <text:p>0.0003231183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0.0003395622">
                <text:p>0.0003395622</text:p>
              </table:table-cell>
              <table:table-cell office:value-type="float" office:value="0.0003395622">
                <text:p>0.0003395622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0.0003390931">
                <text:p>0.0003390931</text:p>
              </table:table-cell>
              <table:table-cell office:value-type="float" office:value="0.0003390931">
                <text:p>0.0003390931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0.0003174177">
                <text:p>0.0003174177</text:p>
              </table:table-cell>
              <table:table-cell office:value-type="float" office:value="0.0003174177">
                <text:p>0.0003174177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0.0003199935">
                <text:p>0.0003199935</text:p>
              </table:table-cell>
              <table:table-cell office:value-type="float" office:value="0.0003199935">
                <text:p>0.0003199935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0.0003256859">
                <text:p>0.0003256859</text:p>
              </table:table-cell>
              <table:table-cell office:value-type="float" office:value="0.0003256859">
                <text:p>0.0003256859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0.0003254503">
                <text:p>0.0003254503</text:p>
              </table:table-cell>
              <table:table-cell office:value-type="float" office:value="0.0003254503">
                <text:p>0.0003254503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0.0003252645">
                <text:p>0.0003252645</text:p>
              </table:table-cell>
              <table:table-cell office:value-type="float" office:value="0.0003252645">
                <text:p>0.0003252645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0.0003259867">
                <text:p>0.0003259867</text:p>
              </table:table-cell>
              <table:table-cell office:value-type="float" office:value="0.0003259867">
                <text:p>0.0003259867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0.0003404864">
                <text:p>0.0003404864</text:p>
              </table:table-cell>
              <table:table-cell office:value-type="float" office:value="0.0003404864">
                <text:p>0.0003404864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0.0003251951">
                <text:p>0.0003251951</text:p>
              </table:table-cell>
              <table:table-cell office:value-type="float" office:value="0.0003251951">
                <text:p>0.0003251951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0.0003262832">
                <text:p>0.0003262832</text:p>
              </table:table-cell>
              <table:table-cell office:value-type="float" office:value="0.0003262832">
                <text:p>0.0003262832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0.0003241992">
                <text:p>0.0003241992</text:p>
              </table:table-cell>
              <table:table-cell office:value-type="float" office:value="0.0003241992">
                <text:p>0.0003241992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0.0003362425">
                <text:p>0.0003362425</text:p>
              </table:table-cell>
              <table:table-cell office:value-type="float" office:value="0.0003362425">
                <text:p>0.0003362425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0.0003352698">
                <text:p>0.0003352698</text:p>
              </table:table-cell>
              <table:table-cell office:value-type="float" office:value="0.0003352698">
                <text:p>0.0003352698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0.0004115564">
                <text:p>0.0004115564</text:p>
              </table:table-cell>
              <table:table-cell office:value-type="float" office:value="0.0004115564">
                <text:p>0.0004115564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0.0004094626">
                <text:p>0.0004094626</text:p>
              </table:table-cell>
              <table:table-cell office:value-type="float" office:value="0.0004094626">
                <text:p>0.0004094626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0.0003346834">
                <text:p>0.0003346834</text:p>
              </table:table-cell>
              <table:table-cell office:value-type="float" office:value="0.0003346834">
                <text:p>0.0003346834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0.0003412683">
                <text:p>0.0003412683</text:p>
              </table:table-cell>
              <table:table-cell office:value-type="float" office:value="0.0003412683">
                <text:p>0.0003412683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0.0003407077">
                <text:p>0.0003407077</text:p>
              </table:table-cell>
              <table:table-cell office:value-type="float" office:value="0.0003407077">
                <text:p>0.0003407077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0.0003413746">
                <text:p>0.0003413746</text:p>
              </table:table-cell>
              <table:table-cell office:value-type="float" office:value="0.0003413746">
                <text:p>0.0003413746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0.0003384777">
                <text:p>0.0003384777</text:p>
              </table:table-cell>
              <table:table-cell office:value-type="float" office:value="0.0003384777">
                <text:p>0.0003384777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0.0003377378">
                <text:p>0.0003377378</text:p>
              </table:table-cell>
              <table:table-cell office:value-type="float" office:value="0.0003377378">
                <text:p>0.0003377378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0.0003570693">
                <text:p>0.0003570693</text:p>
              </table:table-cell>
              <table:table-cell office:value-type="float" office:value="0.0003570693">
                <text:p>0.0003570693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0.0003534245">
                <text:p>0.0003534245</text:p>
              </table:table-cell>
              <table:table-cell office:value-type="float" office:value="0.0003534245">
                <text:p>0.0003534245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0.0003234454">
                <text:p>0.0003234454</text:p>
              </table:table-cell>
              <table:table-cell office:value-type="float" office:value="0.0003234454">
                <text:p>0.0003234454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0.0003231881">
                <text:p>0.0003231881</text:p>
              </table:table-cell>
              <table:table-cell office:value-type="float" office:value="0.0003231881">
                <text:p>0.0003231881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0.0003267696">
                <text:p>0.0003267696</text:p>
              </table:table-cell>
              <table:table-cell office:value-type="float" office:value="0.0003267696">
                <text:p>0.0003267696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0.0003241604">
                <text:p>0.0003241604</text:p>
              </table:table-cell>
              <table:table-cell office:value-type="float" office:value="0.0003241604">
                <text:p>0.0003241604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0.0003669526">
                <text:p>0.0003669526</text:p>
              </table:table-cell>
              <table:table-cell office:value-type="float" office:value="0.0003669526">
                <text:p>0.0003669526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0.0003583976">
                <text:p>0.0003583976</text:p>
              </table:table-cell>
              <table:table-cell office:value-type="float" office:value="0.0003583976">
                <text:p>0.0003583976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0.0003245373">
                <text:p>0.0003245373</text:p>
              </table:table-cell>
              <table:table-cell office:value-type="float" office:value="0.0003245373">
                <text:p>0.0003245373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0.0003178331">
                <text:p>0.0003178331</text:p>
              </table:table-cell>
              <table:table-cell office:value-type="float" office:value="0.0003178331">
                <text:p>0.0003178331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0.0003181043">
                <text:p>0.0003181043</text:p>
              </table:table-cell>
              <table:table-cell office:value-type="float" office:value="0.0003181043">
                <text:p>0.0003181043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0.0003182369">
                <text:p>0.0003182369</text:p>
              </table:table-cell>
              <table:table-cell office:value-type="float" office:value="0.0003182369">
                <text:p>0.0003182369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0.0003224219">
                <text:p>0.0003224219</text:p>
              </table:table-cell>
              <table:table-cell office:value-type="float" office:value="0.0003224219">
                <text:p>0.0003224219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0.0003227706">
                <text:p>0.0003227706</text:p>
              </table:table-cell>
              <table:table-cell office:value-type="float" office:value="0.0003227706">
                <text:p>0.0003227706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0.0003188733">
                <text:p>0.0003188733</text:p>
              </table:table-cell>
              <table:table-cell office:value-type="float" office:value="0.0003188733">
                <text:p>0.0003188733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0.0003161994">
                <text:p>0.0003161994</text:p>
              </table:table-cell>
              <table:table-cell office:value-type="float" office:value="0.0003161994">
                <text:p>0.0003161994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0.0003186466">
                <text:p>0.0003186466</text:p>
              </table:table-cell>
              <table:table-cell office:value-type="float" office:value="0.0003186466">
                <text:p>0.0003186466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0.0003211727">
                <text:p>0.0003211727</text:p>
              </table:table-cell>
              <table:table-cell office:value-type="float" office:value="0.0003211727">
                <text:p>0.0003211727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0.000322034">
                <text:p>0.000322034</text:p>
              </table:table-cell>
              <table:table-cell office:value-type="float" office:value="0.000322034">
                <text:p>0.000322034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0.0003251238">
                <text:p>0.0003251238</text:p>
              </table:table-cell>
              <table:table-cell office:value-type="float" office:value="0.0003251238">
                <text:p>0.0003251238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0.0003762463">
                <text:p>0.0003762463</text:p>
              </table:table-cell>
              <table:table-cell office:value-type="float" office:value="0.0003762463">
                <text:p>0.0003762463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0.0004143784">
                <text:p>0.0004143784</text:p>
              </table:table-cell>
              <table:table-cell office:value-type="float" office:value="0.0004143784">
                <text:p>0.0004143784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0.000311942">
                <text:p>0.000311942</text:p>
              </table:table-cell>
              <table:table-cell office:value-type="float" office:value="0.000311942">
                <text:p>0.000311942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0.0003112523">
                <text:p>0.0003112523</text:p>
              </table:table-cell>
              <table:table-cell office:value-type="float" office:value="0.0003112523">
                <text:p>0.0003112523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0.0002814228">
                <text:p>0.0002814228</text:p>
              </table:table-cell>
              <table:table-cell office:value-type="float" office:value="0.0002814228">
                <text:p>0.0002814228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0.0002785018">
                <text:p>0.0002785018</text:p>
              </table:table-cell>
              <table:table-cell office:value-type="float" office:value="0.0002785018">
                <text:p>0.0002785018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0.0002687931">
                <text:p>0.0002687931</text:p>
              </table:table-cell>
              <table:table-cell office:value-type="float" office:value="0.0002687931">
                <text:p>0.0002687931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0.0002402748">
                <text:p>0.0002402748</text:p>
              </table:table-cell>
              <table:table-cell office:value-type="float" office:value="0.0002402748">
                <text:p>0.0002402748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0.0002364727">
                <text:p>0.0002364727</text:p>
              </table:table-cell>
              <table:table-cell office:value-type="float" office:value="0.0002364727">
                <text:p>0.0002364727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0.000208236">
                <text:p>0.000208236</text:p>
              </table:table-cell>
              <table:table-cell office:value-type="float" office:value="0.000208236">
                <text:p>0.000208236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0.0002027365">
                <text:p>0.0002027365</text:p>
              </table:table-cell>
              <table:table-cell office:value-type="float" office:value="0.0002027365">
                <text:p>0.0002027365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0.0001438225">
                <text:p>0.0001438225</text:p>
              </table:table-cell>
              <table:table-cell office:value-type="float" office:value="0.0001438225">
                <text:p>0.0001438225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0.00007983544">
                <text:p>0.00007983544</text:p>
              </table:table-cell>
              <table:table-cell office:value-type="float" office:value="0.00007983544">
                <text:p>0.00007983544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0.00006420311">
                <text:p>0.00006420311</text:p>
              </table:table-cell>
              <table:table-cell office:value-type="float" office:value="0.00006420311">
                <text:p>0.00006420311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0.0000326804">
                <text:p>0.0000326804</text:p>
              </table:table-cell>
              <table:table-cell office:value-type="float" office:value="0.0000326804">
                <text:p>0.0000326804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0.00002306753">
                <text:p>0.00002306753</text:p>
              </table:table-cell>
              <table:table-cell office:value-type="float" office:value="0.00002306753">
                <text:p>0.00002306753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0.00006212998">
                <text:p>0.00006212998</text:p>
              </table:table-cell>
              <table:table-cell office:value-type="float" office:value="0.00006212998">
                <text:p>0.00006212998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0.00002588735">
                <text:p>0.00002588735</text:p>
              </table:table-cell>
              <table:table-cell office:value-type="float" office:value="0.00002588735">
                <text:p>0.00002588735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0.0000234593">
                <text:p>0.0000234593</text:p>
              </table:table-cell>
              <table:table-cell office:value-type="float" office:value="0.00002342834">
                <text:p>0.00002342834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0.00004619153">
                <text:p>0.00004619153</text:p>
              </table:table-cell>
              <table:table-cell office:value-type="float" office:value="0.00002309466">
                <text:p>0.00002309466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0.00005416972">
                <text:p>0.00005416972</text:p>
              </table:table-cell>
              <table:table-cell office:value-type="float" office:value="0.00002512488">
                <text:p>0.00002512488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0.00003914">
                <text:p>0.00003914</text:p>
              </table:table-cell>
              <table:table-cell office:value-type="float" office:value="0.00008478462">
                <text:p>0.00008478462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0.00004055439">
                <text:p>0.00004055439</text:p>
              </table:table-cell>
              <table:table-cell office:value-type="float" office:value="0.00002753173">
                <text:p>0.00002753173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0.00004356358">
                <text:p>0.00004356358</text:p>
              </table:table-cell>
              <table:table-cell office:value-type="float" office:value="0.0004981239">
                <text:p>0.0004981239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0.00003604143">
                <text:p>0.00003604143</text:p>
              </table:table-cell>
              <table:table-cell office:value-type="float" office:value="0.0002635552">
                <text:p>0.0002635552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0.000034295">
                <text:p>0.000034295</text:p>
              </table:table-cell>
              <table:table-cell office:value-type="float" office:value="0.00004135144">
                <text:p>0.00004135144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0.00004239169">
                <text:p>0.00004239169</text:p>
              </table:table-cell>
              <table:table-cell office:value-type="float" office:value="0.00004796389">
                <text:p>0.00004796389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0.0000404116">
                <text:p>0.0000404116</text:p>
              </table:table-cell>
              <table:table-cell office:value-type="float" office:value="0.00005184041">
                <text:p>0.00005184041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0.00004052611">
                <text:p>0.00004052611</text:p>
              </table:table-cell>
              <table:table-cell office:value-type="float" office:value="0.00005134748">
                <text:p>0.00005134748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0.00003459592">
                <text:p>0.00003459592</text:p>
              </table:table-cell>
              <table:table-cell office:value-type="float" office:value="0.00003696355">
                <text:p>0.00003696355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0.0000608865">
                <text:p>0.0000608865</text:p>
              </table:table-cell>
              <table:table-cell office:value-type="float" office:value="0.00005383258">
                <text:p>0.00005383258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0.00007046796">
                <text:p>0.00007046796</text:p>
              </table:table-cell>
              <table:table-cell office:value-type="float" office:value="0.00005309031">
                <text:p>0.00005309031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0.00003139228">
                <text:p>0.00003139228</text:p>
              </table:table-cell>
              <table:table-cell office:value-type="float" office:value="0.00003485765">
                <text:p>0.00003485765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0.00003426489">
                <text:p>0.00003426489</text:p>
              </table:table-cell>
              <table:table-cell office:value-type="float" office:value="0.00002289945">
                <text:p>0.00002289945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0.0000778863">
                <text:p>0.0000778863</text:p>
              </table:table-cell>
              <table:table-cell office:value-type="float" office:value="0.00007090485">
                <text:p>0.00007090485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0.00008314304">
                <text:p>0.00008314304</text:p>
              </table:table-cell>
              <table:table-cell office:value-type="float" office:value="0.0003661171">
                <text:p>0.0003661171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0.00009914109">
                <text:p>0.00009914109</text:p>
              </table:table-cell>
              <table:table-cell office:value-type="float" office:value="0.0001018695">
                <text:p>0.0001018695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0.0001178321">
                <text:p>0.0001178321</text:p>
              </table:table-cell>
              <table:table-cell office:value-type="float" office:value="0.0001191089">
                <text:p>0.0001191089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0.0001168873">
                <text:p>0.0001168873</text:p>
              </table:table-cell>
              <table:table-cell office:value-type="float" office:value="0.0001241477">
                <text:p>0.0001241477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0.0001588576">
                <text:p>0.0001588576</text:p>
              </table:table-cell>
              <table:table-cell office:value-type="float" office:value="0.0001597904">
                <text:p>0.0001597904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0.0001705907">
                <text:p>0.0001705907</text:p>
              </table:table-cell>
              <table:table-cell office:value-type="float" office:value="0.0001744922">
                <text:p>0.0001744922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0.0002023325">
                <text:p>0.0002023325</text:p>
              </table:table-cell>
              <table:table-cell office:value-type="float" office:value="0.0002032901">
                <text:p>0.0002032901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0.0002383026">
                <text:p>0.0002383026</text:p>
              </table:table-cell>
              <table:table-cell office:value-type="float" office:value="0.0002384574">
                <text:p>0.0002384574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0.0003173182">
                <text:p>0.0003173182</text:p>
              </table:table-cell>
              <table:table-cell office:value-type="float" office:value="0.000317326">
                <text:p>0.000317326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0.0003933438">
                <text:p>0.0003933438</text:p>
              </table:table-cell>
              <table:table-cell office:value-type="float" office:value="0.0003933465">
                <text:p>0.0003933465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0.0004813945">
                <text:p>0.0004813945</text:p>
              </table:table-cell>
              <table:table-cell office:value-type="float" office:value="0.0004813945">
                <text:p>0.0004813945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0.0005080082">
                <text:p>0.0005080082</text:p>
              </table:table-cell>
              <table:table-cell office:value-type="float" office:value="0.0005080079">
                <text:p>0.0005080079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0.0006370022">
                <text:p>0.0006370022</text:p>
              </table:table-cell>
              <table:table-cell office:value-type="float" office:value="0.0006370022">
                <text:p>0.0006370022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0.0007465169">
                <text:p>0.0007465169</text:p>
              </table:table-cell>
              <table:table-cell office:value-type="float" office:value="0.0007465169">
                <text:p>0.0007465169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0.0006412939">
                <text:p>0.0006412939</text:p>
              </table:table-cell>
              <table:table-cell office:value-type="float" office:value="0.0006412939">
                <text:p>0.0006412939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0.0006733168">
                <text:p>0.0006733168</text:p>
              </table:table-cell>
              <table:table-cell office:value-type="float" office:value="0.0006733168">
                <text:p>0.0006733168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0.0007031077">
                <text:p>0.0007031077</text:p>
              </table:table-cell>
              <table:table-cell office:value-type="float" office:value="0.0007031077">
                <text:p>0.0007031077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0.0006575744">
                <text:p>0.0006575744</text:p>
              </table:table-cell>
              <table:table-cell office:value-type="float" office:value="0.0006575744">
                <text:p>0.0006575744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0.0006225218">
                <text:p>0.0006225218</text:p>
              </table:table-cell>
              <table:table-cell office:value-type="float" office:value="0.0006225218">
                <text:p>0.0006225218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0.0006345907">
                <text:p>0.0006345907</text:p>
              </table:table-cell>
              <table:table-cell office:value-type="float" office:value="0.0006345907">
                <text:p>0.0006345907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0.0006726656">
                <text:p>0.0006726656</text:p>
              </table:table-cell>
              <table:table-cell office:value-type="float" office:value="0.0006726656">
                <text:p>0.0006726656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0.0006917699">
                <text:p>0.0006917699</text:p>
              </table:table-cell>
              <table:table-cell office:value-type="float" office:value="0.0006917699">
                <text:p>0.0006917699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0.0007044606">
                <text:p>0.0007044606</text:p>
              </table:table-cell>
              <table:table-cell office:value-type="float" office:value="0.0007044606">
                <text:p>0.0007044606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0.0007073751">
                <text:p>0.0007073751</text:p>
              </table:table-cell>
              <table:table-cell office:value-type="float" office:value="0.0007073751">
                <text:p>0.0007073751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0.0007449873">
                <text:p>0.0007449873</text:p>
              </table:table-cell>
              <table:table-cell office:value-type="float" office:value="0.0007449873">
                <text:p>0.0007449873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0.0007112959">
                <text:p>0.0007112959</text:p>
              </table:table-cell>
              <table:table-cell office:value-type="float" office:value="0.0007112959">
                <text:p>0.0007112959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0.0007216891">
                <text:p>0.0007216891</text:p>
              </table:table-cell>
              <table:table-cell office:value-type="float" office:value="0.0007216891">
                <text:p>0.0007216891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0.000731368">
                <text:p>0.000731368</text:p>
              </table:table-cell>
              <table:table-cell office:value-type="float" office:value="0.000731368">
                <text:p>0.000731368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0.0007344428">
                <text:p>0.0007344428</text:p>
              </table:table-cell>
              <table:table-cell office:value-type="float" office:value="0.0007344428">
                <text:p>0.0007344428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0.0007632792">
                <text:p>0.0007632792</text:p>
              </table:table-cell>
              <table:table-cell office:value-type="float" office:value="0.0007632792">
                <text:p>0.0007632792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0.0008249063">
                <text:p>0.0008249063</text:p>
              </table:table-cell>
              <table:table-cell office:value-type="float" office:value="0.0008249063">
                <text:p>0.0008249063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0.0008208345">
                <text:p>0.0008208345</text:p>
              </table:table-cell>
              <table:table-cell office:value-type="float" office:value="0.0008208345">
                <text:p>0.0008208345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0.0008148515">
                <text:p>0.0008148515</text:p>
              </table:table-cell>
              <table:table-cell office:value-type="float" office:value="0.0008148515">
                <text:p>0.0008148515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0.0008358615">
                <text:p>0.0008358615</text:p>
              </table:table-cell>
              <table:table-cell office:value-type="float" office:value="0.0008358615">
                <text:p>0.0008358615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0.0008314612">
                <text:p>0.0008314612</text:p>
              </table:table-cell>
              <table:table-cell office:value-type="float" office:value="0.0008314612">
                <text:p>0.0008314612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0.000821628">
                <text:p>0.000821628</text:p>
              </table:table-cell>
              <table:table-cell office:value-type="float" office:value="0.000821628">
                <text:p>0.000821628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0.0008191172">
                <text:p>0.0008191172</text:p>
              </table:table-cell>
              <table:table-cell office:value-type="float" office:value="0.0008191172">
                <text:p>0.0008191172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0.0009435853">
                <text:p>0.0009435853</text:p>
              </table:table-cell>
              <table:table-cell office:value-type="float" office:value="0.0009435853">
                <text:p>0.0009435853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0.0009407236">
                <text:p>0.0009407236</text:p>
              </table:table-cell>
              <table:table-cell office:value-type="float" office:value="0.0009407236">
                <text:p>0.0009407236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0.0009732163">
                <text:p>0.0009732163</text:p>
              </table:table-cell>
              <table:table-cell office:value-type="float" office:value="0.0009732163">
                <text:p>0.0009732163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0.0009695402">
                <text:p>0.0009695402</text:p>
              </table:table-cell>
              <table:table-cell office:value-type="float" office:value="0.0009695402">
                <text:p>0.0009695402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0.0009670079">
                <text:p>0.0009670079</text:p>
              </table:table-cell>
              <table:table-cell office:value-type="float" office:value="0.0009670079">
                <text:p>0.0009670079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0.0009793621">
                <text:p>0.0009793621</text:p>
              </table:table-cell>
              <table:table-cell office:value-type="float" office:value="0.0009793621">
                <text:p>0.0009793621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0.0009942767">
                <text:p>0.0009942767</text:p>
              </table:table-cell>
              <table:table-cell office:value-type="float" office:value="0.0009942767">
                <text:p>0.0009942767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0.001039527">
                <text:p>0.001039527</text:p>
              </table:table-cell>
              <table:table-cell office:value-type="float" office:value="0.001039527">
                <text:p>0.001039527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0.001047061">
                <text:p>0.001047061</text:p>
              </table:table-cell>
              <table:table-cell office:value-type="float" office:value="0.001047061">
                <text:p>0.001047061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0.001098356">
                <text:p>0.001098356</text:p>
              </table:table-cell>
              <table:table-cell office:value-type="float" office:value="0.001098356">
                <text:p>0.001098356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0.001098053">
                <text:p>0.001098053</text:p>
              </table:table-cell>
              <table:table-cell office:value-type="float" office:value="0.001098053">
                <text:p>0.001098053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0.001146744">
                <text:p>0.001146744</text:p>
              </table:table-cell>
              <table:table-cell office:value-type="float" office:value="0.001146744">
                <text:p>0.001146744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0.001151045">
                <text:p>0.001151045</text:p>
              </table:table-cell>
              <table:table-cell office:value-type="float" office:value="0.001151045">
                <text:p>0.001151045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0.001145492">
                <text:p>0.001145492</text:p>
              </table:table-cell>
              <table:table-cell office:value-type="float" office:value="0.001145492">
                <text:p>0.001145492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0.001139273">
                <text:p>0.001139273</text:p>
              </table:table-cell>
              <table:table-cell office:value-type="float" office:value="0.001139273">
                <text:p>0.001139273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0.001141738">
                <text:p>0.001141738</text:p>
              </table:table-cell>
              <table:table-cell office:value-type="float" office:value="0.001141738">
                <text:p>0.001141738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0.00109937">
                <text:p>0.00109937</text:p>
              </table:table-cell>
              <table:table-cell office:value-type="float" office:value="0.00109937">
                <text:p>0.00109937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0.001104083">
                <text:p>0.001104083</text:p>
              </table:table-cell>
              <table:table-cell office:value-type="float" office:value="0.001104083">
                <text:p>0.001104083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0.00110825">
                <text:p>0.00110825</text:p>
              </table:table-cell>
              <table:table-cell office:value-type="float" office:value="0.00110825">
                <text:p>0.00110825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0.00124287">
                <text:p>0.00124287</text:p>
              </table:table-cell>
              <table:table-cell office:value-type="float" office:value="0.001242871">
                <text:p>0.001242871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0.001245686">
                <text:p>0.001245686</text:p>
              </table:table-cell>
              <table:table-cell office:value-type="float" office:value="0.001245686">
                <text:p>0.001245686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0.001283291">
                <text:p>0.001283291</text:p>
              </table:table-cell>
              <table:table-cell office:value-type="float" office:value="0.001283291">
                <text:p>0.001283291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0.00126111">
                <text:p>0.00126111</text:p>
              </table:table-cell>
              <table:table-cell office:value-type="float" office:value="0.00126111">
                <text:p>0.00126111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0.001041117">
                <text:p>0.001041117</text:p>
              </table:table-cell>
              <table:table-cell office:value-type="float" office:value="0.001041117">
                <text:p>0.001041117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0.001011802">
                <text:p>0.001011802</text:p>
              </table:table-cell>
              <table:table-cell office:value-type="float" office:value="0.001011802">
                <text:p>0.001011802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0.0009855286">
                <text:p>0.0009855286</text:p>
              </table:table-cell>
              <table:table-cell office:value-type="float" office:value="0.0009855286">
                <text:p>0.0009855286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0.0008232992">
                <text:p>0.0008232992</text:p>
              </table:table-cell>
              <table:table-cell office:value-type="float" office:value="0.0008232992">
                <text:p>0.0008232992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0.0008257827">
                <text:p>0.0008257827</text:p>
              </table:table-cell>
              <table:table-cell office:value-type="float" office:value="0.0008257827">
                <text:p>0.0008257827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0.0008221735">
                <text:p>0.0008221735</text:p>
              </table:table-cell>
              <table:table-cell office:value-type="float" office:value="0.0008221735">
                <text:p>0.0008221735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0.000809077">
                <text:p>0.000809077</text:p>
              </table:table-cell>
              <table:table-cell office:value-type="float" office:value="0.000809077">
                <text:p>0.000809077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0.0005118528">
                <text:p>0.0005118528</text:p>
              </table:table-cell>
              <table:table-cell office:value-type="float" office:value="0.0005118528">
                <text:p>0.0005118528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0.0005120179">
                <text:p>0.0005120179</text:p>
              </table:table-cell>
              <table:table-cell office:value-type="float" office:value="0.0005120179">
                <text:p>0.0005120179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0.0005073447">
                <text:p>0.0005073447</text:p>
              </table:table-cell>
              <table:table-cell office:value-type="float" office:value="0.0005073447">
                <text:p>0.0005073447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0.0005033836">
                <text:p>0.0005033836</text:p>
              </table:table-cell>
              <table:table-cell office:value-type="float" office:value="0.0005033836">
                <text:p>0.0005033836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0.0004998115">
                <text:p>0.0004998115</text:p>
              </table:table-cell>
              <table:table-cell office:value-type="float" office:value="0.0004998115">
                <text:p>0.0004998115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0.0005366787">
                <text:p>0.0005366787</text:p>
              </table:table-cell>
              <table:table-cell office:value-type="float" office:value="0.0005366787">
                <text:p>0.0005366787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0.0005342839">
                <text:p>0.0005342839</text:p>
              </table:table-cell>
              <table:table-cell office:value-type="float" office:value="0.0005342839">
                <text:p>0.0005342839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0.0005001457">
                <text:p>0.0005001457</text:p>
              </table:table-cell>
              <table:table-cell office:value-type="float" office:value="0.0005001457">
                <text:p>0.0005001457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0.0005096155">
                <text:p>0.0005096155</text:p>
              </table:table-cell>
              <table:table-cell office:value-type="float" office:value="0.0005096155">
                <text:p>0.0005096155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0.0005139897">
                <text:p>0.0005139897</text:p>
              </table:table-cell>
              <table:table-cell office:value-type="float" office:value="0.0005139897">
                <text:p>0.0005139897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0.0004931649">
                <text:p>0.0004931649</text:p>
              </table:table-cell>
              <table:table-cell office:value-type="float" office:value="0.0004931649">
                <text:p>0.0004931649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0.000485493">
                <text:p>0.000485493</text:p>
              </table:table-cell>
              <table:table-cell office:value-type="float" office:value="0.000485493">
                <text:p>0.000485493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0.0004962244">
                <text:p>0.0004962244</text:p>
              </table:table-cell>
              <table:table-cell office:value-type="float" office:value="0.0004962244">
                <text:p>0.0004962244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0.0004774015">
                <text:p>0.0004774015</text:p>
              </table:table-cell>
              <table:table-cell office:value-type="float" office:value="0.0004774015">
                <text:p>0.0004774015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0.0004163892">
                <text:p>0.0004163892</text:p>
              </table:table-cell>
              <table:table-cell office:value-type="float" office:value="0.0004163892">
                <text:p>0.0004163892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0.0004180556">
                <text:p>0.0004180556</text:p>
              </table:table-cell>
              <table:table-cell office:value-type="float" office:value="0.0004180556">
                <text:p>0.0004180556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0.0004163783">
                <text:p>0.0004163783</text:p>
              </table:table-cell>
              <table:table-cell office:value-type="float" office:value="0.0004163783">
                <text:p>0.0004163783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0.0004042129">
                <text:p>0.0004042129</text:p>
              </table:table-cell>
              <table:table-cell office:value-type="float" office:value="0.0004042129">
                <text:p>0.0004042129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0.0004210564">
                <text:p>0.0004210564</text:p>
              </table:table-cell>
              <table:table-cell office:value-type="float" office:value="0.0004210564">
                <text:p>0.0004210564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0.0004251527">
                <text:p>0.0004251527</text:p>
              </table:table-cell>
              <table:table-cell office:value-type="float" office:value="0.0004251527">
                <text:p>0.0004251527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0.0004262141">
                <text:p>0.0004262141</text:p>
              </table:table-cell>
              <table:table-cell office:value-type="float" office:value="0.0004262141">
                <text:p>0.0004262141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0.0003875715">
                <text:p>0.0003875715</text:p>
              </table:table-cell>
              <table:table-cell office:value-type="float" office:value="0.0003875715">
                <text:p>0.0003875715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0.0003806843">
                <text:p>0.0003806843</text:p>
              </table:table-cell>
              <table:table-cell office:value-type="float" office:value="0.0003806843">
                <text:p>0.0003806843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0.0003819647">
                <text:p>0.0003819647</text:p>
              </table:table-cell>
              <table:table-cell office:value-type="float" office:value="0.0003819647">
                <text:p>0.0003819647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0.0003792229">
                <text:p>0.0003792229</text:p>
              </table:table-cell>
              <table:table-cell office:value-type="float" office:value="0.0003792229">
                <text:p>0.0003792229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0.0003898417">
                <text:p>0.0003898417</text:p>
              </table:table-cell>
              <table:table-cell office:value-type="float" office:value="0.0003898417">
                <text:p>0.0003898417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0.0003955382">
                <text:p>0.0003955382</text:p>
              </table:table-cell>
              <table:table-cell office:value-type="float" office:value="0.0003955382">
                <text:p>0.0003955382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0.0003513284">
                <text:p>0.0003513284</text:p>
              </table:table-cell>
              <table:table-cell office:value-type="float" office:value="0.0003513284">
                <text:p>0.0003513284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0.0002461212">
                <text:p>0.0002461212</text:p>
              </table:table-cell>
              <table:table-cell office:value-type="float" office:value="0.0002461212">
                <text:p>0.0002461212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0.0002500819">
                <text:p>0.0002500819</text:p>
              </table:table-cell>
              <table:table-cell office:value-type="float" office:value="0.0002500819">
                <text:p>0.0002500819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0.0002510876">
                <text:p>0.0002510876</text:p>
              </table:table-cell>
              <table:table-cell office:value-type="float" office:value="0.0002510876">
                <text:p>0.0002510876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0.0002532046">
                <text:p>0.0002532046</text:p>
              </table:table-cell>
              <table:table-cell office:value-type="float" office:value="0.0002532046">
                <text:p>0.0002532046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0.0002540249">
                <text:p>0.0002540249</text:p>
              </table:table-cell>
              <table:table-cell office:value-type="float" office:value="0.0002540249">
                <text:p>0.0002540249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0.0002578848">
                <text:p>0.0002578848</text:p>
              </table:table-cell>
              <table:table-cell office:value-type="float" office:value="0.0002578848">
                <text:p>0.0002578848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0.0002485245">
                <text:p>0.0002485245</text:p>
              </table:table-cell>
              <table:table-cell office:value-type="float" office:value="0.0002485245">
                <text:p>0.0002485245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0.0002497568">
                <text:p>0.0002497568</text:p>
              </table:table-cell>
              <table:table-cell office:value-type="float" office:value="0.0002497568">
                <text:p>0.0002497568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0.0002446086">
                <text:p>0.0002446086</text:p>
              </table:table-cell>
              <table:table-cell office:value-type="float" office:value="0.0002446086">
                <text:p>0.0002446086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0.0002417571">
                <text:p>0.0002417571</text:p>
              </table:table-cell>
              <table:table-cell office:value-type="float" office:value="0.0002417571">
                <text:p>0.0002417571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0.0002377101">
                <text:p>0.0002377101</text:p>
              </table:table-cell>
              <table:table-cell office:value-type="float" office:value="0.0002377101">
                <text:p>0.0002377101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0.0002379151">
                <text:p>0.0002379151</text:p>
              </table:table-cell>
              <table:table-cell office:value-type="float" office:value="0.0002379151">
                <text:p>0.0002379151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0.0002363432">
                <text:p>0.0002363432</text:p>
              </table:table-cell>
              <table:table-cell office:value-type="float" office:value="0.0002363432">
                <text:p>0.0002363432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0.0002429471">
                <text:p>0.0002429471</text:p>
              </table:table-cell>
              <table:table-cell office:value-type="float" office:value="0.0002429471">
                <text:p>0.0002429471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0.0002386752">
                <text:p>0.0002386752</text:p>
              </table:table-cell>
              <table:table-cell office:value-type="float" office:value="0.0002386752">
                <text:p>0.0002386752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0.0002403334">
                <text:p>0.0002403334</text:p>
              </table:table-cell>
              <table:table-cell office:value-type="float" office:value="0.0002403334">
                <text:p>0.0002403334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0.0002369801">
                <text:p>0.0002369801</text:p>
              </table:table-cell>
              <table:table-cell office:value-type="float" office:value="0.0002369801">
                <text:p>0.0002369801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0.0002383322">
                <text:p>0.0002383322</text:p>
              </table:table-cell>
              <table:table-cell office:value-type="float" office:value="0.0002383322">
                <text:p>0.0002383322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0.0002388493">
                <text:p>0.0002388493</text:p>
              </table:table-cell>
              <table:table-cell office:value-type="float" office:value="0.0002388493">
                <text:p>0.0002388493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0.0002346087">
                <text:p>0.0002346087</text:p>
              </table:table-cell>
              <table:table-cell office:value-type="float" office:value="0.0002346087">
                <text:p>0.0002346087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0.0002359511">
                <text:p>0.0002359511</text:p>
              </table:table-cell>
              <table:table-cell office:value-type="float" office:value="0.0002359511">
                <text:p>0.0002359511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0.000238709">
                <text:p>0.000238709</text:p>
              </table:table-cell>
              <table:table-cell office:value-type="float" office:value="0.000238709">
                <text:p>0.000238709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0.0002395616">
                <text:p>0.0002395616</text:p>
              </table:table-cell>
              <table:table-cell office:value-type="float" office:value="0.0002395616">
                <text:p>0.0002395616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0.0002386841">
                <text:p>0.0002386841</text:p>
              </table:table-cell>
              <table:table-cell office:value-type="float" office:value="0.0002386841">
                <text:p>0.0002386841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0.0002385302">
                <text:p>0.0002385302</text:p>
              </table:table-cell>
              <table:table-cell office:value-type="float" office:value="0.0002385302">
                <text:p>0.0002385302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0.0002368561">
                <text:p>0.0002368561</text:p>
              </table:table-cell>
              <table:table-cell office:value-type="float" office:value="0.0002368561">
                <text:p>0.0002368561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0.0002344396">
                <text:p>0.0002344396</text:p>
              </table:table-cell>
              <table:table-cell office:value-type="float" office:value="0.0002344396">
                <text:p>0.0002344396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0.000242134">
                <text:p>0.000242134</text:p>
              </table:table-cell>
              <table:table-cell office:value-type="float" office:value="0.000242134">
                <text:p>0.000242134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0.0002382627">
                <text:p>0.0002382627</text:p>
              </table:table-cell>
              <table:table-cell office:value-type="float" office:value="0.0002382627">
                <text:p>0.0002382627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0.0002146285">
                <text:p>0.0002146285</text:p>
              </table:table-cell>
              <table:table-cell office:value-type="float" office:value="0.0002146285">
                <text:p>0.0002146285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0.0002134881">
                <text:p>0.0002134881</text:p>
              </table:table-cell>
              <table:table-cell office:value-type="float" office:value="0.0002134882">
                <text:p>0.0002134882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0.0002166161">
                <text:p>0.0002166161</text:p>
              </table:table-cell>
              <table:table-cell office:value-type="float" office:value="0.0002166161">
                <text:p>0.0002166161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0.0002170763">
                <text:p>0.0002170763</text:p>
              </table:table-cell>
              <table:table-cell office:value-type="float" office:value="0.0002170763">
                <text:p>0.0002170763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0.0002129275">
                <text:p>0.0002129275</text:p>
              </table:table-cell>
              <table:table-cell office:value-type="float" office:value="0.0002129275">
                <text:p>0.0002129275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0.0002180718">
                <text:p>0.0002180718</text:p>
              </table:table-cell>
              <table:table-cell office:value-type="float" office:value="0.0002180718">
                <text:p>0.0002180718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0.0002337917">
                <text:p>0.0002337917</text:p>
              </table:table-cell>
              <table:table-cell office:value-type="float" office:value="0.0002337917">
                <text:p>0.0002337917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0.0002396851">
                <text:p>0.0002396851</text:p>
              </table:table-cell>
              <table:table-cell office:value-type="float" office:value="0.0002396851">
                <text:p>0.0002396851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0.0002400861">
                <text:p>0.0002400861</text:p>
              </table:table-cell>
              <table:table-cell office:value-type="float" office:value="0.0002400861">
                <text:p>0.0002400861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0.0002369205">
                <text:p>0.0002369205</text:p>
              </table:table-cell>
              <table:table-cell office:value-type="float" office:value="0.0002369205">
                <text:p>0.0002369205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0.0002310423">
                <text:p>0.0002310423</text:p>
              </table:table-cell>
              <table:table-cell office:value-type="float" office:value="0.0002310423">
                <text:p>0.0002310423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0.0002355324">
                <text:p>0.0002355324</text:p>
              </table:table-cell>
              <table:table-cell office:value-type="float" office:value="0.0002355324">
                <text:p>0.0002355324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0.0002364113">
                <text:p>0.0002364113</text:p>
              </table:table-cell>
              <table:table-cell office:value-type="float" office:value="0.0002364113">
                <text:p>0.0002364113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0.0002317264">
                <text:p>0.0002317264</text:p>
              </table:table-cell>
              <table:table-cell office:value-type="float" office:value="0.0002317264">
                <text:p>0.0002317264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0.0002669899">
                <text:p>0.0002669899</text:p>
              </table:table-cell>
              <table:table-cell office:value-type="float" office:value="0.0002669899">
                <text:p>0.0002669899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0.0002649037">
                <text:p>0.0002649037</text:p>
              </table:table-cell>
              <table:table-cell office:value-type="float" office:value="0.0002649037">
                <text:p>0.0002649037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0.0002543272">
                <text:p>0.0002543272</text:p>
              </table:table-cell>
              <table:table-cell office:value-type="float" office:value="0.0002543272">
                <text:p>0.0002543272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0.0002579001">
                <text:p>0.0002579001</text:p>
              </table:table-cell>
              <table:table-cell office:value-type="float" office:value="0.0002579001">
                <text:p>0.0002579001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0.0002572521">
                <text:p>0.0002572521</text:p>
              </table:table-cell>
              <table:table-cell office:value-type="float" office:value="0.0002572521">
                <text:p>0.0002572521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0.0002565086">
                <text:p>0.0002565086</text:p>
              </table:table-cell>
              <table:table-cell office:value-type="float" office:value="0.0002565086">
                <text:p>0.0002565086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0.0002517113">
                <text:p>0.0002517113</text:p>
              </table:table-cell>
              <table:table-cell office:value-type="float" office:value="0.0002517113">
                <text:p>0.0002517113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0.0002352225">
                <text:p>0.0002352225</text:p>
              </table:table-cell>
              <table:table-cell office:value-type="float" office:value="0.0002352225">
                <text:p>0.0002352225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0.0002393407">
                <text:p>0.0002393407</text:p>
              </table:table-cell>
              <table:table-cell office:value-type="float" office:value="0.0002393407">
                <text:p>0.0002393407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0.0002410284">
                <text:p>0.0002410284</text:p>
              </table:table-cell>
              <table:table-cell office:value-type="float" office:value="0.0002410284">
                <text:p>0.0002410284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0.0002406974">
                <text:p>0.0002406974</text:p>
              </table:table-cell>
              <table:table-cell office:value-type="float" office:value="0.0002406974">
                <text:p>0.0002406974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0.0002388678">
                <text:p>0.0002388678</text:p>
              </table:table-cell>
              <table:table-cell office:value-type="float" office:value="0.0002388678">
                <text:p>0.0002388678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0.0002355262">
                <text:p>0.0002355262</text:p>
              </table:table-cell>
              <table:table-cell office:value-type="float" office:value="0.0002355262">
                <text:p>0.0002355262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0.0002353413">
                <text:p>0.0002353413</text:p>
              </table:table-cell>
              <table:table-cell office:value-type="float" office:value="0.0002353413">
                <text:p>0.0002353413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0.0002432583">
                <text:p>0.0002432583</text:p>
              </table:table-cell>
              <table:table-cell office:value-type="float" office:value="0.0002432583">
                <text:p>0.0002432583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0.0002366646">
                <text:p>0.0002366646</text:p>
              </table:table-cell>
              <table:table-cell office:value-type="float" office:value="0.0002366646">
                <text:p>0.0002366646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0.0002314015">
                <text:p>0.0002314015</text:p>
              </table:table-cell>
              <table:table-cell office:value-type="float" office:value="0.0002314015">
                <text:p>0.0002314015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0.0002349139">
                <text:p>0.0002349139</text:p>
              </table:table-cell>
              <table:table-cell office:value-type="float" office:value="0.0002349139">
                <text:p>0.0002349139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0.0002341674">
                <text:p>0.0002341674</text:p>
              </table:table-cell>
              <table:table-cell office:value-type="float" office:value="0.0002341674">
                <text:p>0.0002341674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0.0002367172">
                <text:p>0.0002367172</text:p>
              </table:table-cell>
              <table:table-cell office:value-type="float" office:value="0.0002367172">
                <text:p>0.0002367172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0.0002359949">
                <text:p>0.0002359949</text:p>
              </table:table-cell>
              <table:table-cell office:value-type="float" office:value="0.0002359949">
                <text:p>0.0002359949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0.0002228009">
                <text:p>0.0002228009</text:p>
              </table:table-cell>
              <table:table-cell office:value-type="float" office:value="0.0002228009">
                <text:p>0.0002228009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0.0002190693">
                <text:p>0.0002190693</text:p>
              </table:table-cell>
              <table:table-cell office:value-type="float" office:value="0.0002190693">
                <text:p>0.0002190693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0.0002244461">
                <text:p>0.0002244461</text:p>
              </table:table-cell>
              <table:table-cell office:value-type="float" office:value="0.0002244461">
                <text:p>0.0002244461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0.0002230594">
                <text:p>0.0002230594</text:p>
              </table:table-cell>
              <table:table-cell office:value-type="float" office:value="0.0002230594">
                <text:p>0.0002230594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0.0002241823">
                <text:p>0.0002241823</text:p>
              </table:table-cell>
              <table:table-cell office:value-type="float" office:value="0.0002241823">
                <text:p>0.0002241823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0.0002207875">
                <text:p>0.0002207875</text:p>
              </table:table-cell>
              <table:table-cell office:value-type="float" office:value="0.0002207875">
                <text:p>0.0002207875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0.0002310182">
                <text:p>0.0002310182</text:p>
              </table:table-cell>
              <table:table-cell office:value-type="float" office:value="0.0002310182">
                <text:p>0.0002310182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0.0002407868">
                <text:p>0.0002407868</text:p>
              </table:table-cell>
              <table:table-cell office:value-type="float" office:value="0.0002407868">
                <text:p>0.0002407868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0.0002383546">
                <text:p>0.0002383546</text:p>
              </table:table-cell>
              <table:table-cell office:value-type="float" office:value="0.0002383546">
                <text:p>0.0002383546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0.0002348248">
                <text:p>0.0002348248</text:p>
              </table:table-cell>
              <table:table-cell office:value-type="float" office:value="0.0002348248">
                <text:p>0.0002348248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0.0002341035">
                <text:p>0.0002341035</text:p>
              </table:table-cell>
              <table:table-cell office:value-type="float" office:value="0.0002341035">
                <text:p>0.0002341035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0.0002386652">
                <text:p>0.0002386652</text:p>
              </table:table-cell>
              <table:table-cell office:value-type="float" office:value="0.0002386652">
                <text:p>0.0002386652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0.000235037">
                <text:p>0.000235037</text:p>
              </table:table-cell>
              <table:table-cell office:value-type="float" office:value="0.000235037">
                <text:p>0.000235037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0.0002330203">
                <text:p>0.0002330203</text:p>
              </table:table-cell>
              <table:table-cell office:value-type="float" office:value="0.0002330203">
                <text:p>0.0002330203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0.000234718">
                <text:p>0.000234718</text:p>
              </table:table-cell>
              <table:table-cell office:value-type="float" office:value="0.000234718">
                <text:p>0.000234718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0.0002329305">
                <text:p>0.0002329305</text:p>
              </table:table-cell>
              <table:table-cell office:value-type="float" office:value="0.0002329305">
                <text:p>0.0002329305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0.0002352965">
                <text:p>0.0002352965</text:p>
              </table:table-cell>
              <table:table-cell office:value-type="float" office:value="0.0002352965">
                <text:p>0.0002352965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0.0002378674">
                <text:p>0.0002378674</text:p>
              </table:table-cell>
              <table:table-cell office:value-type="float" office:value="0.0002378674">
                <text:p>0.0002378674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0.0002410832">
                <text:p>0.0002410832</text:p>
              </table:table-cell>
              <table:table-cell office:value-type="float" office:value="0.0002410832">
                <text:p>0.0002410832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0.0002418388">
                <text:p>0.0002418388</text:p>
              </table:table-cell>
              <table:table-cell office:value-type="float" office:value="0.0002418388">
                <text:p>0.0002418388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0.0002385632">
                <text:p>0.0002385632</text:p>
              </table:table-cell>
              <table:table-cell office:value-type="float" office:value="0.0002385632">
                <text:p>0.0002385632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0.0002266176">
                <text:p>0.0002266176</text:p>
              </table:table-cell>
              <table:table-cell office:value-type="float" office:value="0.0002266176">
                <text:p>0.0002266176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0.0002294392">
                <text:p>0.0002294392</text:p>
              </table:table-cell>
              <table:table-cell office:value-type="float" office:value="0.0002294392">
                <text:p>0.0002294392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0.0002322946">
                <text:p>0.0002322946</text:p>
              </table:table-cell>
              <table:table-cell office:value-type="float" office:value="0.0002322946">
                <text:p>0.0002322946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0.0002319801">
                <text:p>0.0002319801</text:p>
              </table:table-cell>
              <table:table-cell office:value-type="float" office:value="0.0002319801">
                <text:p>0.0002319801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0.0002302646">
                <text:p>0.0002302646</text:p>
              </table:table-cell>
              <table:table-cell office:value-type="float" office:value="0.0002302646">
                <text:p>0.0002302646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0.0002293567">
                <text:p>0.0002293567</text:p>
              </table:table-cell>
              <table:table-cell office:value-type="float" office:value="0.0002293567">
                <text:p>0.0002293567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0.0002304358">
                <text:p>0.0002304358</text:p>
              </table:table-cell>
              <table:table-cell office:value-type="float" office:value="0.0002304358">
                <text:p>0.0002304358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0.000245106">
                <text:p>0.000245106</text:p>
              </table:table-cell>
              <table:table-cell office:value-type="float" office:value="0.000245106">
                <text:p>0.000245106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0.0002445604">
                <text:p>0.0002445604</text:p>
              </table:table-cell>
              <table:table-cell office:value-type="float" office:value="0.0002445604">
                <text:p>0.0002445604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0.0002406598">
                <text:p>0.0002406598</text:p>
              </table:table-cell>
              <table:table-cell office:value-type="float" office:value="0.0002406598">
                <text:p>0.0002406598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0.0002463294">
                <text:p>0.0002463294</text:p>
              </table:table-cell>
              <table:table-cell office:value-type="float" office:value="0.0002463294">
                <text:p>0.0002463294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0.000242341">
                <text:p>0.000242341</text:p>
              </table:table-cell>
              <table:table-cell office:value-type="float" office:value="0.000242341">
                <text:p>0.000242341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0.0002466893">
                <text:p>0.0002466893</text:p>
              </table:table-cell>
              <table:table-cell office:value-type="float" office:value="0.0002466893">
                <text:p>0.0002466893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0.0002397679">
                <text:p>0.0002397679</text:p>
              </table:table-cell>
              <table:table-cell office:value-type="float" office:value="0.0002397679">
                <text:p>0.0002397679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0.0002336113">
                <text:p>0.0002336113</text:p>
              </table:table-cell>
              <table:table-cell office:value-type="float" office:value="0.0002336113">
                <text:p>0.0002336113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0.0002326197">
                <text:p>0.0002326197</text:p>
              </table:table-cell>
              <table:table-cell office:value-type="float" office:value="0.0002326197">
                <text:p>0.0002326197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0.0002326944">
                <text:p>0.0002326944</text:p>
              </table:table-cell>
              <table:table-cell office:value-type="float" office:value="0.0002326944">
                <text:p>0.0002326944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0.0002351814">
                <text:p>0.0002351814</text:p>
              </table:table-cell>
              <table:table-cell office:value-type="float" office:value="0.0002351814">
                <text:p>0.0002351814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0.0002370016">
                <text:p>0.0002370016</text:p>
              </table:table-cell>
              <table:table-cell office:value-type="float" office:value="0.0002370016">
                <text:p>0.0002370016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0.0002361202">
                <text:p>0.0002361202</text:p>
              </table:table-cell>
              <table:table-cell office:value-type="float" office:value="0.0002361202">
                <text:p>0.0002361202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0.0002349221">
                <text:p>0.0002349221</text:p>
              </table:table-cell>
              <table:table-cell office:value-type="float" office:value="0.0002349221">
                <text:p>0.0002349221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0.0002289529">
                <text:p>0.0002289529</text:p>
              </table:table-cell>
              <table:table-cell office:value-type="float" office:value="0.0002289529">
                <text:p>0.0002289529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0.0002310854">
                <text:p>0.0002310854</text:p>
              </table:table-cell>
              <table:table-cell office:value-type="float" office:value="0.0002310854">
                <text:p>0.0002310854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0.0002288519">
                <text:p>0.0002288519</text:p>
              </table:table-cell>
              <table:table-cell office:value-type="float" office:value="0.0002288519">
                <text:p>0.0002288519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0.0002315413">
                <text:p>0.0002315413</text:p>
              </table:table-cell>
              <table:table-cell office:value-type="float" office:value="0.0002315413">
                <text:p>0.0002315413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0.0002312447">
                <text:p>0.0002312447</text:p>
              </table:table-cell>
              <table:table-cell office:value-type="float" office:value="0.0002312447">
                <text:p>0.0002312447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0.0002300859">
                <text:p>0.0002300859</text:p>
              </table:table-cell>
              <table:table-cell office:value-type="float" office:value="0.0002300859">
                <text:p>0.0002300859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0.0002274053">
                <text:p>0.0002274053</text:p>
              </table:table-cell>
              <table:table-cell office:value-type="float" office:value="0.0002274053">
                <text:p>0.0002274053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0.0002259343">
                <text:p>0.0002259343</text:p>
              </table:table-cell>
              <table:table-cell office:value-type="float" office:value="0.0002259343">
                <text:p>0.0002259343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0.0002253963">
                <text:p>0.0002253963</text:p>
              </table:table-cell>
              <table:table-cell office:value-type="float" office:value="0.0002253963">
                <text:p>0.0002253963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0.0002278671">
                <text:p>0.0002278671</text:p>
              </table:table-cell>
              <table:table-cell office:value-type="float" office:value="0.0002278671">
                <text:p>0.0002278671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0.0002262708">
                <text:p>0.0002262708</text:p>
              </table:table-cell>
              <table:table-cell office:value-type="float" office:value="0.0002262708">
                <text:p>0.0002262708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0.0002267299">
                <text:p>0.0002267299</text:p>
              </table:table-cell>
              <table:table-cell office:value-type="float" office:value="0.0002267299">
                <text:p>0.0002267299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0.0002270479">
                <text:p>0.0002270479</text:p>
              </table:table-cell>
              <table:table-cell office:value-type="float" office:value="0.0002270479">
                <text:p>0.0002270479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0.0002308562">
                <text:p>0.0002308562</text:p>
              </table:table-cell>
              <table:table-cell office:value-type="float" office:value="0.0002308562">
                <text:p>0.0002308562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0.0002288493">
                <text:p>0.0002288493</text:p>
              </table:table-cell>
              <table:table-cell office:value-type="float" office:value="0.0002288493">
                <text:p>0.0002288493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0.0002360444">
                <text:p>0.0002360444</text:p>
              </table:table-cell>
              <table:table-cell office:value-type="float" office:value="0.0002360444">
                <text:p>0.0002360444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0.0002322158">
                <text:p>0.0002322158</text:p>
              </table:table-cell>
              <table:table-cell office:value-type="float" office:value="0.0002322158">
                <text:p>0.0002322158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0.0002315937">
                <text:p>0.0002315937</text:p>
              </table:table-cell>
              <table:table-cell office:value-type="float" office:value="0.0002315937">
                <text:p>0.0002315937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0.0002351452">
                <text:p>0.0002351452</text:p>
              </table:table-cell>
              <table:table-cell office:value-type="float" office:value="0.0002351452">
                <text:p>0.0002351452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0.000238557">
                <text:p>0.000238557</text:p>
              </table:table-cell>
              <table:table-cell office:value-type="float" office:value="0.000238557">
                <text:p>0.000238557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0.0002365119">
                <text:p>0.0002365119</text:p>
              </table:table-cell>
              <table:table-cell office:value-type="float" office:value="0.0002365119">
                <text:p>0.0002365119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0.0002387295">
                <text:p>0.0002387295</text:p>
              </table:table-cell>
              <table:table-cell office:value-type="float" office:value="0.0002387295">
                <text:p>0.0002387295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0.0002426288">
                <text:p>0.0002426288</text:p>
              </table:table-cell>
              <table:table-cell office:value-type="float" office:value="0.0002426288">
                <text:p>0.0002426288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0.0002332398">
                <text:p>0.0002332398</text:p>
              </table:table-cell>
              <table:table-cell office:value-type="float" office:value="0.0002332398">
                <text:p>0.0002332398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0.0002309887">
                <text:p>0.0002309887</text:p>
              </table:table-cell>
              <table:table-cell office:value-type="float" office:value="0.0002309887">
                <text:p>0.0002309887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0.0002303616">
                <text:p>0.0002303616</text:p>
              </table:table-cell>
              <table:table-cell office:value-type="float" office:value="0.0002303616">
                <text:p>0.0002303616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0.0002324523">
                <text:p>0.0002324523</text:p>
              </table:table-cell>
              <table:table-cell office:value-type="float" office:value="0.0002324523">
                <text:p>0.0002324523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0.0002352517">
                <text:p>0.0002352517</text:p>
              </table:table-cell>
              <table:table-cell office:value-type="float" office:value="0.0002352517">
                <text:p>0.0002352517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0.0002304882">
                <text:p>0.0002304882</text:p>
              </table:table-cell>
              <table:table-cell office:value-type="float" office:value="0.0002304882">
                <text:p>0.0002304882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0.0002238903">
                <text:p>0.0002238903</text:p>
              </table:table-cell>
              <table:table-cell office:value-type="float" office:value="0.0002238903">
                <text:p>0.0002238903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0.0002268049">
                <text:p>0.0002268049</text:p>
              </table:table-cell>
              <table:table-cell office:value-type="float" office:value="0.0002268049">
                <text:p>0.0002268049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0.0002293865">
                <text:p>0.0002293865</text:p>
              </table:table-cell>
              <table:table-cell office:value-type="float" office:value="0.0002293865">
                <text:p>0.0002293865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0.0002305154">
                <text:p>0.0002305154</text:p>
              </table:table-cell>
              <table:table-cell office:value-type="float" office:value="0.0002305154">
                <text:p>0.0002305154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0.000231412">
                <text:p>0.000231412</text:p>
              </table:table-cell>
              <table:table-cell office:value-type="float" office:value="0.000231412">
                <text:p>0.000231412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0.0002342266">
                <text:p>0.0002342266</text:p>
              </table:table-cell>
              <table:table-cell office:value-type="float" office:value="0.0002342266">
                <text:p>0.0002342266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0.0002299933">
                <text:p>0.0002299933</text:p>
              </table:table-cell>
              <table:table-cell office:value-type="float" office:value="0.0002299933">
                <text:p>0.0002299933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0.0002247643">
                <text:p>0.0002247643</text:p>
              </table:table-cell>
              <table:table-cell office:value-type="float" office:value="0.0002247643">
                <text:p>0.0002247643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0.0002208666">
                <text:p>0.0002208666</text:p>
              </table:table-cell>
              <table:table-cell office:value-type="float" office:value="0.0002208666">
                <text:p>0.0002208666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0.0002295896">
                <text:p>0.0002295896</text:p>
              </table:table-cell>
              <table:table-cell office:value-type="float" office:value="0.0002295896">
                <text:p>0.0002295896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0.0002286508">
                <text:p>0.0002286508</text:p>
              </table:table-cell>
              <table:table-cell office:value-type="float" office:value="0.0002286508">
                <text:p>0.0002286508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0.0002286608">
                <text:p>0.0002286608</text:p>
              </table:table-cell>
              <table:table-cell office:value-type="float" office:value="0.0002286608">
                <text:p>0.0002286608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0.0002297941">
                <text:p>0.0002297941</text:p>
              </table:table-cell>
              <table:table-cell office:value-type="float" office:value="0.0002297941">
                <text:p>0.0002297941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0.0002315805">
                <text:p>0.0002315805</text:p>
              </table:table-cell>
              <table:table-cell office:value-type="float" office:value="0.0002315805">
                <text:p>0.0002315805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0.0002485432">
                <text:p>0.0002485432</text:p>
              </table:table-cell>
              <table:table-cell office:value-type="float" office:value="0.0002485432">
                <text:p>0.0002485432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0.0002390859">
                <text:p>0.0002390859</text:p>
              </table:table-cell>
              <table:table-cell office:value-type="float" office:value="0.0002390859">
                <text:p>0.0002390859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0.0002479915">
                <text:p>0.0002479915</text:p>
              </table:table-cell>
              <table:table-cell office:value-type="float" office:value="0.0002479915">
                <text:p>0.0002479915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0.0002543006">
                <text:p>0.0002543006</text:p>
              </table:table-cell>
              <table:table-cell office:value-type="float" office:value="0.0002543006">
                <text:p>0.0002543006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0.0002347526">
                <text:p>0.0002347526</text:p>
              </table:table-cell>
              <table:table-cell office:value-type="float" office:value="0.0002347526">
                <text:p>0.0002347526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0.0002392938">
                <text:p>0.0002392938</text:p>
              </table:table-cell>
              <table:table-cell office:value-type="float" office:value="0.0002392938">
                <text:p>0.0002392938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0.0002340779">
                <text:p>0.0002340779</text:p>
              </table:table-cell>
              <table:table-cell office:value-type="float" office:value="0.0002340779">
                <text:p>0.0002340779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0.0002253413">
                <text:p>0.0002253413</text:p>
              </table:table-cell>
              <table:table-cell office:value-type="float" office:value="0.0002253413">
                <text:p>0.0002253413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0.0003627624">
                <text:p>0.0003627624</text:p>
              </table:table-cell>
              <table:table-cell office:value-type="float" office:value="0.0003627624">
                <text:p>0.0003627624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0.0003325768">
                <text:p>0.0003325768</text:p>
              </table:table-cell>
              <table:table-cell office:value-type="float" office:value="0.0003325768">
                <text:p>0.0003325768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0.0003227898">
                <text:p>0.0003227898</text:p>
              </table:table-cell>
              <table:table-cell office:value-type="float" office:value="0.0003227898">
                <text:p>0.0003227898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0.0003153509">
                <text:p>0.0003153509</text:p>
              </table:table-cell>
              <table:table-cell office:value-type="float" office:value="0.0003153509">
                <text:p>0.0003153509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0.000314662">
                <text:p>0.000314662</text:p>
              </table:table-cell>
              <table:table-cell office:value-type="float" office:value="0.000314662">
                <text:p>0.000314662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0.0003210564">
                <text:p>0.0003210564</text:p>
              </table:table-cell>
              <table:table-cell office:value-type="float" office:value="0.0003210564">
                <text:p>0.0003210564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0.0003043579">
                <text:p>0.0003043579</text:p>
              </table:table-cell>
              <table:table-cell office:value-type="float" office:value="0.0003043579">
                <text:p>0.0003043579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0.0002526581">
                <text:p>0.0002526581</text:p>
              </table:table-cell>
              <table:table-cell office:value-type="float" office:value="0.0002526581">
                <text:p>0.0002526581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0.0002532743">
                <text:p>0.0002532743</text:p>
              </table:table-cell>
              <table:table-cell office:value-type="float" office:value="0.0002532743">
                <text:p>0.0002532743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0.0002582959">
                <text:p>0.0002582959</text:p>
              </table:table-cell>
              <table:table-cell office:value-type="float" office:value="0.0002582959">
                <text:p>0.0002582959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0.0002578552">
                <text:p>0.0002578552</text:p>
              </table:table-cell>
              <table:table-cell office:value-type="float" office:value="0.0002578552">
                <text:p>0.0002578552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0.0002483328">
                <text:p>0.0002483328</text:p>
              </table:table-cell>
              <table:table-cell office:value-type="float" office:value="0.0002483328">
                <text:p>0.0002483328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0.0002473653">
                <text:p>0.0002473653</text:p>
              </table:table-cell>
              <table:table-cell office:value-type="float" office:value="0.0002473653">
                <text:p>0.0002473653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0.0002446505">
                <text:p>0.0002446505</text:p>
              </table:table-cell>
              <table:table-cell office:value-type="float" office:value="0.0002446505">
                <text:p>0.0002446505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0.0002548095">
                <text:p>0.0002548095</text:p>
              </table:table-cell>
              <table:table-cell office:value-type="float" office:value="0.0002548095">
                <text:p>0.0002548095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0.0002629048">
                <text:p>0.0002629048</text:p>
              </table:table-cell>
              <table:table-cell office:value-type="float" office:value="0.0002629048">
                <text:p>0.0002629048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0.0002599656">
                <text:p>0.0002599656</text:p>
              </table:table-cell>
              <table:table-cell office:value-type="float" office:value="0.0002599656">
                <text:p>0.0002599656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0.0002574749">
                <text:p>0.0002574749</text:p>
              </table:table-cell>
              <table:table-cell office:value-type="float" office:value="0.0002574749">
                <text:p>0.0002574749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0.0002606264">
                <text:p>0.0002606264</text:p>
              </table:table-cell>
              <table:table-cell office:value-type="float" office:value="0.0002606264">
                <text:p>0.0002606264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0.0002643532">
                <text:p>0.0002643532</text:p>
              </table:table-cell>
              <table:table-cell office:value-type="float" office:value="0.0002643532">
                <text:p>0.0002643532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0.0002430483">
                <text:p>0.0002430483</text:p>
              </table:table-cell>
              <table:table-cell office:value-type="float" office:value="0.0002430483">
                <text:p>0.0002430483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0.0002510546">
                <text:p>0.0002510546</text:p>
              </table:table-cell>
              <table:table-cell office:value-type="float" office:value="0.0002510546">
                <text:p>0.0002510546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0.0002410873">
                <text:p>0.0002410873</text:p>
              </table:table-cell>
              <table:table-cell office:value-type="float" office:value="0.0002410873">
                <text:p>0.0002410873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0.000231982">
                <text:p>0.000231982</text:p>
              </table:table-cell>
              <table:table-cell office:value-type="float" office:value="0.000231982">
                <text:p>0.000231982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0.0002521241">
                <text:p>0.0002521241</text:p>
              </table:table-cell>
              <table:table-cell office:value-type="float" office:value="0.0002521241">
                <text:p>0.0002521241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0.000258014">
                <text:p>0.000258014</text:p>
              </table:table-cell>
              <table:table-cell office:value-type="float" office:value="0.000258014">
                <text:p>0.000258014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0.0002669014">
                <text:p>0.0002669014</text:p>
              </table:table-cell>
              <table:table-cell office:value-type="float" office:value="0.0002669014">
                <text:p>0.0002669014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0.0002856088">
                <text:p>0.0002856088</text:p>
              </table:table-cell>
              <table:table-cell office:value-type="float" office:value="0.0002856088">
                <text:p>0.0002856088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0.000216253">
                <text:p>0.000216253</text:p>
              </table:table-cell>
              <table:table-cell office:value-type="float" office:value="0.000216253">
                <text:p>0.000216253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0.0002229512">
                <text:p>0.0002229512</text:p>
              </table:table-cell>
              <table:table-cell office:value-type="float" office:value="0.0002229512">
                <text:p>0.0002229512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0.0002151001">
                <text:p>0.0002151001</text:p>
              </table:table-cell>
              <table:table-cell office:value-type="float" office:value="0.0002151001">
                <text:p>0.0002151001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0.0002146069">
                <text:p>0.0002146069</text:p>
              </table:table-cell>
              <table:table-cell office:value-type="float" office:value="0.0002146069">
                <text:p>0.0002146069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0.0002539594">
                <text:p>0.0002539594</text:p>
              </table:table-cell>
              <table:table-cell office:value-type="float" office:value="0.0002539594">
                <text:p>0.0002539594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0.0002405102">
                <text:p>0.0002405102</text:p>
              </table:table-cell>
              <table:table-cell office:value-type="float" office:value="0.0002405102">
                <text:p>0.0002405102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0.0002105758">
                <text:p>0.0002105758</text:p>
              </table:table-cell>
              <table:table-cell office:value-type="float" office:value="0.0002105758">
                <text:p>0.0002105758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0.0001540868">
                <text:p>0.0001540868</text:p>
              </table:table-cell>
              <table:table-cell office:value-type="float" office:value="0.0001295708">
                <text:p>0.0001295708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0.0001459294">
                <text:p>0.0001459294</text:p>
              </table:table-cell>
              <table:table-cell office:value-type="float" office:value="0.0001125973">
                <text:p>0.0001125973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0.0001184047">
                <text:p>0.0001184047</text:p>
              </table:table-cell>
              <table:table-cell office:value-type="float" office:value="0.00008615529">
                <text:p>0.00008615529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0.0001221251">
                <text:p>0.0001221251</text:p>
              </table:table-cell>
              <table:table-cell office:value-type="float" office:value="0.00008911765">
                <text:p>0.00008911765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0.0001128817">
                <text:p>0.0001128817</text:p>
              </table:table-cell>
              <table:table-cell office:value-type="float" office:value="0.0000868024">
                <text:p>0.0000868024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0.00009685671">
                <text:p>0.00009685671</text:p>
              </table:table-cell>
              <table:table-cell office:value-type="float" office:value="0.00007401809">
                <text:p>0.00007401809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0.00009070079">
                <text:p>0.00009070079</text:p>
              </table:table-cell>
              <table:table-cell office:value-type="float" office:value="0.00006925271">
                <text:p>0.00006925271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0.00003765708">
                <text:p>0.00003765708</text:p>
              </table:table-cell>
              <table:table-cell office:value-type="float" office:value="0.00003270529">
                <text:p>0.00003270529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0.00003588387">
                <text:p>0.00003588387</text:p>
              </table:table-cell>
              <table:table-cell office:value-type="float" office:value="0.00003101288">
                <text:p>0.00003101288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0.00003593711">
                <text:p>0.00003593711</text:p>
              </table:table-cell>
              <table:table-cell office:value-type="float" office:value="0.00003143437">
                <text:p>0.00003143437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0.00002960483">
                <text:p>0.00002960483</text:p>
              </table:table-cell>
              <table:table-cell office:value-type="float" office:value="0.00002639107">
                <text:p>0.00002639107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0.00002566151">
                <text:p>0.00002566151</text:p>
              </table:table-cell>
              <table:table-cell office:value-type="float" office:value="0.00002300962">
                <text:p>0.00002300962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0.00002455568">
                <text:p>0.00002455568</text:p>
              </table:table-cell>
              <table:table-cell office:value-type="float" office:value="0.00002089148">
                <text:p>0.00002089148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0.00002329631">
                <text:p>0.00002329631</text:p>
              </table:table-cell>
              <table:table-cell office:value-type="float" office:value="0.0000203273">
                <text:p>0.0000203273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0.00001088778">
                <text:p>0.00001088778</text:p>
              </table:table-cell>
              <table:table-cell office:value-type="float" office:value="0.0001079023">
                <text:p>0.0001079023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0.0000116922">
                <text:p>0.0000116922</text:p>
              </table:table-cell>
              <table:table-cell office:value-type="float" office:value="0.00001740306">
                <text:p>0.00001740306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0.00002224429">
                <text:p>0.00002224429</text:p>
              </table:table-cell>
              <table:table-cell office:value-type="float" office:value="0.00001683138">
                <text:p>0.00001683138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0.00003086831">
                <text:p>0.00003086831</text:p>
              </table:table-cell>
              <table:table-cell office:value-type="float" office:value="0.00002194243">
                <text:p>0.00002194243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0.00003084408">
                <text:p>0.00003084408</text:p>
              </table:table-cell>
              <table:table-cell office:value-type="float" office:value="0.00002115529">
                <text:p>0.00002115529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0.00006346244">
                <text:p>0.00006346244</text:p>
              </table:table-cell>
              <table:table-cell office:value-type="float" office:value="0.0006552823">
                <text:p>0.0006552823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0.00008203579">
                <text:p>0.00008203579</text:p>
              </table:table-cell>
              <table:table-cell office:value-type="float" office:value="0.00007525776">
                <text:p>0.00007525776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0.00002566642">
                <text:p>0.00002566642</text:p>
              </table:table-cell>
              <table:table-cell office:value-type="float" office:value="0.00002105031">
                <text:p>0.00002105031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0.00006362086">
                <text:p>0.00006362086</text:p>
              </table:table-cell>
              <table:table-cell office:value-type="float" office:value="0.00004727088">
                <text:p>0.00004727088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0.0001369381">
                <text:p>0.0001369381</text:p>
              </table:table-cell>
              <table:table-cell office:value-type="float" office:value="0.00009555081">
                <text:p>0.00009555081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0.0001551859">
                <text:p>0.0001551859</text:p>
              </table:table-cell>
              <table:table-cell office:value-type="float" office:value="0.0001511531">
                <text:p>0.0001511531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0.0001659424">
                <text:p>0.0001659424</text:p>
              </table:table-cell>
              <table:table-cell office:value-type="float" office:value="0.0001656157">
                <text:p>0.0001656157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0.00016218">
                <text:p>0.00016218</text:p>
              </table:table-cell>
              <table:table-cell office:value-type="float" office:value="0.0001578045">
                <text:p>0.0001578045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0.0001673102">
                <text:p>0.0001673102</text:p>
              </table:table-cell>
              <table:table-cell office:value-type="float" office:value="0.0001596045">
                <text:p>0.0001596045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0.000148259">
                <text:p>0.000148259</text:p>
              </table:table-cell>
              <table:table-cell office:value-type="float" office:value="0.0001382018">
                <text:p>0.0001382018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0.0001425988">
                <text:p>0.0001425988</text:p>
              </table:table-cell>
              <table:table-cell office:value-type="float" office:value="0.0001365512">
                <text:p>0.0001365512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0.0001472989">
                <text:p>0.0001472989</text:p>
              </table:table-cell>
              <table:table-cell office:value-type="float" office:value="0.0001448357">
                <text:p>0.0001448357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0.0001485436">
                <text:p>0.0001485436</text:p>
              </table:table-cell>
              <table:table-cell office:value-type="float" office:value="0.0001475144">
                <text:p>0.0001475144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0.0001523512">
                <text:p>0.0001523512</text:p>
              </table:table-cell>
              <table:table-cell office:value-type="float" office:value="0.0001518148">
                <text:p>0.0001518148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0.0002138618">
                <text:p>0.0002138618</text:p>
              </table:table-cell>
              <table:table-cell office:value-type="float" office:value="0.0002138174">
                <text:p>0.0002138174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0.0002453156">
                <text:p>0.0002453156</text:p>
              </table:table-cell>
              <table:table-cell office:value-type="float" office:value="0.0002452866">
                <text:p>0.0002452866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0.0002530793">
                <text:p>0.0002530793</text:p>
              </table:table-cell>
              <table:table-cell office:value-type="float" office:value="0.0002529802">
                <text:p>0.0002529802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0.0002620032">
                <text:p>0.0002620032</text:p>
              </table:table-cell>
              <table:table-cell office:value-type="float" office:value="0.0002620074">
                <text:p>0.0002620074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0.0003156747">
                <text:p>0.0003156747</text:p>
              </table:table-cell>
              <table:table-cell office:value-type="float" office:value="0.0003156894">
                <text:p>0.0003156894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0.0003388806">
                <text:p>0.0003388806</text:p>
              </table:table-cell>
              <table:table-cell office:value-type="float" office:value="0.0003389086">
                <text:p>0.0003389086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0.0003352581">
                <text:p>0.0003352581</text:p>
              </table:table-cell>
              <table:table-cell office:value-type="float" office:value="0.0003352661">
                <text:p>0.0003352661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0.0003017993">
                <text:p>0.0003017993</text:p>
              </table:table-cell>
              <table:table-cell office:value-type="float" office:value="0.0003018019">
                <text:p>0.0003018019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0.0002537201">
                <text:p>0.0002537201</text:p>
              </table:table-cell>
              <table:table-cell office:value-type="float" office:value="0.0002537224">
                <text:p>0.0002537224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0.0001426564">
                <text:p>0.0001426564</text:p>
              </table:table-cell>
              <table:table-cell office:value-type="float" office:value="0.0001426564">
                <text:p>0.0001426564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0.0001487192">
                <text:p>0.0001487192</text:p>
              </table:table-cell>
              <table:table-cell office:value-type="float" office:value="0.0001487192">
                <text:p>0.0001487192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0.0001411964">
                <text:p>0.0001411964</text:p>
              </table:table-cell>
              <table:table-cell office:value-type="float" office:value="0.0001411964">
                <text:p>0.0001411964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0.0001404951">
                <text:p>0.0001404951</text:p>
              </table:table-cell>
              <table:table-cell office:value-type="float" office:value="0.0001404951">
                <text:p>0.0001404951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0.0001483857">
                <text:p>0.0001483857</text:p>
              </table:table-cell>
              <table:table-cell office:value-type="float" office:value="0.0001483857">
                <text:p>0.0001483857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0.000196582">
                <text:p>0.000196582</text:p>
              </table:table-cell>
              <table:table-cell office:value-type="float" office:value="0.000196582">
                <text:p>0.000196582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0.0001957461">
                <text:p>0.0001957461</text:p>
              </table:table-cell>
              <table:table-cell office:value-type="float" office:value="0.0001957461">
                <text:p>0.0001957461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0.0001290941">
                <text:p>0.0001290941</text:p>
              </table:table-cell>
              <table:table-cell office:value-type="float" office:value="0.0001290941">
                <text:p>0.0001290941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0.0001273104">
                <text:p>0.0001273104</text:p>
              </table:table-cell>
              <table:table-cell office:value-type="float" office:value="0.0001273104">
                <text:p>0.0001273104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0.000126467">
                <text:p>0.000126467</text:p>
              </table:table-cell>
              <table:table-cell office:value-type="float" office:value="0.000126467">
                <text:p>0.000126467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0.0001289454">
                <text:p>0.0001289454</text:p>
              </table:table-cell>
              <table:table-cell office:value-type="float" office:value="0.0001289454">
                <text:p>0.0001289454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0.0001327702">
                <text:p>0.0001327702</text:p>
              </table:table-cell>
              <table:table-cell office:value-type="float" office:value="0.0001327702">
                <text:p>0.0001327702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0.0001302648">
                <text:p>0.0001302648</text:p>
              </table:table-cell>
              <table:table-cell office:value-type="float" office:value="0.0001302648">
                <text:p>0.0001302648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0.0001360186">
                <text:p>0.0001360186</text:p>
              </table:table-cell>
              <table:table-cell office:value-type="float" office:value="0.0001360186">
                <text:p>0.0001360186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0.0001483453">
                <text:p>0.0001483453</text:p>
              </table:table-cell>
              <table:table-cell office:value-type="float" office:value="0.0001483453">
                <text:p>0.0001483453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0.0001385523">
                <text:p>0.0001385523</text:p>
              </table:table-cell>
              <table:table-cell office:value-type="float" office:value="0.0001385523">
                <text:p>0.0001385523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0.0001234338">
                <text:p>0.0001234338</text:p>
              </table:table-cell>
              <table:table-cell office:value-type="float" office:value="0.0001234338">
                <text:p>0.0001234338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0.0001150262">
                <text:p>0.0001150262</text:p>
              </table:table-cell>
              <table:table-cell office:value-type="float" office:value="0.0001150262">
                <text:p>0.0001150262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0.0001114045">
                <text:p>0.0001114045</text:p>
              </table:table-cell>
              <table:table-cell office:value-type="float" office:value="0.0001114045">
                <text:p>0.0001114045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0.0001086577">
                <text:p>0.0001086577</text:p>
              </table:table-cell>
              <table:table-cell office:value-type="float" office:value="0.0001086577">
                <text:p>0.0001086577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0.0001194518">
                <text:p>0.0001194518</text:p>
              </table:table-cell>
              <table:table-cell office:value-type="float" office:value="0.0001194518">
                <text:p>0.0001194518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0.00007914471">
                <text:p>0.00007914471</text:p>
              </table:table-cell>
              <table:table-cell office:value-type="float" office:value="0.00007914471">
                <text:p>0.00007914471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0.00008520008">
                <text:p>0.00008520008</text:p>
              </table:table-cell>
              <table:table-cell office:value-type="float" office:value="0.00008520008">
                <text:p>0.00008520008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0.00008596963">
                <text:p>0.00008596963</text:p>
              </table:table-cell>
              <table:table-cell office:value-type="float" office:value="0.00008596963">
                <text:p>0.00008596963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0.00008081229">
                <text:p>0.00008081229</text:p>
              </table:table-cell>
              <table:table-cell office:value-type="float" office:value="0.00008081229">
                <text:p>0.00008081229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0.0001010766">
                <text:p>0.0001010766</text:p>
              </table:table-cell>
              <table:table-cell office:value-type="float" office:value="0.0001010766">
                <text:p>0.0001010766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0.0001045734">
                <text:p>0.0001045734</text:p>
              </table:table-cell>
              <table:table-cell office:value-type="float" office:value="0.0001045734">
                <text:p>0.0001045734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0.0001092544">
                <text:p>0.0001092544</text:p>
              </table:table-cell>
              <table:table-cell office:value-type="float" office:value="0.0001092544">
                <text:p>0.0001092544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0.000093896">
                <text:p>0.000093896</text:p>
              </table:table-cell>
              <table:table-cell office:value-type="float" office:value="0.000093896">
                <text:p>0.000093896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0.00008377332">
                <text:p>0.00008377332</text:p>
              </table:table-cell>
              <table:table-cell office:value-type="float" office:value="0.00008377332">
                <text:p>0.00008377332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0.00008717879">
                <text:p>0.00008717879</text:p>
              </table:table-cell>
              <table:table-cell office:value-type="float" office:value="0.00008717879">
                <text:p>0.00008717879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0.00009745095">
                <text:p>0.00009745095</text:p>
              </table:table-cell>
              <table:table-cell office:value-type="float" office:value="0.00009745095">
                <text:p>0.00009745095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0.0000951941">
                <text:p>0.0000951941</text:p>
              </table:table-cell>
              <table:table-cell office:value-type="float" office:value="0.0000951941">
                <text:p>0.0000951941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0.00009405206">
                <text:p>0.00009405206</text:p>
              </table:table-cell>
              <table:table-cell office:value-type="float" office:value="0.00008398043">
                <text:p>0.00008398043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0.00008982045">
                <text:p>0.00008982045</text:p>
              </table:table-cell>
              <table:table-cell office:value-type="float" office:value="0.00007801682">
                <text:p>0.00007801682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0.00009985631">
                <text:p>0.00009985631</text:p>
              </table:table-cell>
              <table:table-cell office:value-type="float" office:value="0.0000828454">
                <text:p>0.0000828454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0.00009730383">
                <text:p>0.00009730383</text:p>
              </table:table-cell>
              <table:table-cell office:value-type="float" office:value="0.00007930897">
                <text:p>0.00007930897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0.00009446987">
                <text:p>0.00009446987</text:p>
              </table:table-cell>
              <table:table-cell office:value-type="float" office:value="0.00007879691">
                <text:p>0.00007879691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0.00009134532">
                <text:p>0.00009134532</text:p>
              </table:table-cell>
              <table:table-cell office:value-type="float" office:value="0.00007611531">
                <text:p>0.00007611531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0.0001259516">
                <text:p>0.0001259516</text:p>
              </table:table-cell>
              <table:table-cell office:value-type="float" office:value="0.00008876329">
                <text:p>0.00008876329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0.0001217384">
                <text:p>0.0001217384</text:p>
              </table:table-cell>
              <table:table-cell office:value-type="float" office:value="0.00008337849">
                <text:p>0.00008337849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0.00009543695">
                <text:p>0.00009543695</text:p>
              </table:table-cell>
              <table:table-cell office:value-type="float" office:value="0.00007865275">
                <text:p>0.00007865275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0.00008404243">
                <text:p>0.00008404243</text:p>
              </table:table-cell>
              <table:table-cell office:value-type="float" office:value="0.00006863293">
                <text:p>0.00006863293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0.00008198792">
                <text:p>0.00008198792</text:p>
              </table:table-cell>
              <table:table-cell office:value-type="float" office:value="0.00006781586">
                <text:p>0.00006781586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0.00006342684">
                <text:p>0.00006342684</text:p>
              </table:table-cell>
              <table:table-cell office:value-type="float" office:value="0.00005986759">
                <text:p>0.00005986759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0.00005307632">
                <text:p>0.00005307632</text:p>
              </table:table-cell>
              <table:table-cell office:value-type="float" office:value="0.00005037126">
                <text:p>0.00005037126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0.00005111016">
                <text:p>0.00005111016</text:p>
              </table:table-cell>
              <table:table-cell office:value-type="float" office:value="0.0000500354">
                <text:p>0.0000500354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0.00004636563">
                <text:p>0.00004636563</text:p>
              </table:table-cell>
              <table:table-cell office:value-type="float" office:value="0.00004273978">
                <text:p>0.00004273978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0.00004499323">
                <text:p>0.00004499323</text:p>
              </table:table-cell>
              <table:table-cell office:value-type="float" office:value="0.00003948332">
                <text:p>0.00003948332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0.00004725623">
                <text:p>0.00004725623</text:p>
              </table:table-cell>
              <table:table-cell office:value-type="float" office:value="0.00004055785">
                <text:p>0.00004055785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0.00005769868">
                <text:p>0.00005769868</text:p>
              </table:table-cell>
              <table:table-cell office:value-type="float" office:value="0.0000570376">
                <text:p>0.0000570376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0.00005344694">
                <text:p>0.00005344694</text:p>
              </table:table-cell>
              <table:table-cell office:value-type="float" office:value="0.00004599779">
                <text:p>0.00004599779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0.00004979021">
                <text:p>0.00004979021</text:p>
              </table:table-cell>
              <table:table-cell office:value-type="float" office:value="0.00004318685">
                <text:p>0.00004318685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0.00004966287">
                <text:p>0.00004966287</text:p>
              </table:table-cell>
              <table:table-cell office:value-type="float" office:value="0.00004790185">
                <text:p>0.00004790185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0.00004922875">
                <text:p>0.00004922875</text:p>
              </table:table-cell>
              <table:table-cell office:value-type="float" office:value="0.0000469036">
                <text:p>0.0000469036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0.0000617761">
                <text:p>0.0000617761</text:p>
              </table:table-cell>
              <table:table-cell office:value-type="float" office:value="0.00005237429">
                <text:p>0.00005237429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0.00004976947">
                <text:p>0.00004976947</text:p>
              </table:table-cell>
              <table:table-cell office:value-type="float" office:value="0.00004937822">
                <text:p>0.00004937822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0.0000386801">
                <text:p>0.0000386801</text:p>
              </table:table-cell>
              <table:table-cell office:value-type="float" office:value="0.00003867344">
                <text:p>0.00003867344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0.00003962146">
                <text:p>0.00003962146</text:p>
              </table:table-cell>
              <table:table-cell office:value-type="float" office:value="0.00003969262">
                <text:p>0.00003969262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0.00005113574">
                <text:p>0.00005113574</text:p>
              </table:table-cell>
              <table:table-cell office:value-type="float" office:value="0.00005139515">
                <text:p>0.00005139515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0.00006646579">
                <text:p>0.00006646579</text:p>
              </table:table-cell>
              <table:table-cell office:value-type="float" office:value="0.00006662073">
                <text:p>0.00006662073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0.00009390811">
                <text:p>0.00009390811</text:p>
              </table:table-cell>
              <table:table-cell office:value-type="float" office:value="0.00009422887">
                <text:p>0.00009422887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0.00009218026">
                <text:p>0.00009218026</text:p>
              </table:table-cell>
              <table:table-cell office:value-type="float" office:value="0.00009246763">
                <text:p>0.00009246763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0.00007641894">
                <text:p>0.00007641894</text:p>
              </table:table-cell>
              <table:table-cell office:value-type="float" office:value="0.00007656944">
                <text:p>0.00007656944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0.00006724853">
                <text:p>0.00006724853</text:p>
              </table:table-cell>
              <table:table-cell office:value-type="float" office:value="0.00006725339">
                <text:p>0.00006725339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0.00009808919">
                <text:p>0.00009808919</text:p>
              </table:table-cell>
              <table:table-cell office:value-type="float" office:value="0.00009812808">
                <text:p>0.00009812808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0.00006544533">
                <text:p>0.00006544533</text:p>
              </table:table-cell>
              <table:table-cell office:value-type="float" office:value="0.00006553167">
                <text:p>0.00006553167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0.00007695626">
                <text:p>0.00007695626</text:p>
              </table:table-cell>
              <table:table-cell office:value-type="float" office:value="0.0000769801">
                <text:p>0.0000769801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0.00007868028">
                <text:p>0.00007868028</text:p>
              </table:table-cell>
              <table:table-cell office:value-type="float" office:value="0.00007868798">
                <text:p>0.00007868798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0.00007276414">
                <text:p>0.00007276414</text:p>
              </table:table-cell>
              <table:table-cell office:value-type="float" office:value="0.0000727793">
                <text:p>0.0000727793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0.00008457834">
                <text:p>0.00008457834</text:p>
              </table:table-cell>
              <table:table-cell office:value-type="float" office:value="0.00008463496">
                <text:p>0.00008463496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0.00008677253">
                <text:p>0.00008677253</text:p>
              </table:table-cell>
              <table:table-cell office:value-type="float" office:value="0.00008693199">
                <text:p>0.00008693199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0.00009835446">
                <text:p>0.00009835446</text:p>
              </table:table-cell>
              <table:table-cell office:value-type="float" office:value="0.00009847592">
                <text:p>0.00009847592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0.0001070919">
                <text:p>0.0001070919</text:p>
              </table:table-cell>
              <table:table-cell office:value-type="float" office:value="0.0001070974">
                <text:p>0.0001070974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0.0001143834">
                <text:p>0.0001143834</text:p>
              </table:table-cell>
              <table:table-cell office:value-type="float" office:value="0.0001143834">
                <text:p>0.0001143834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0.0001276479">
                <text:p>0.0001276479</text:p>
              </table:table-cell>
              <table:table-cell office:value-type="float" office:value="0.0001276479">
                <text:p>0.0001276479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0.0001246017">
                <text:p>0.0001246017</text:p>
              </table:table-cell>
              <table:table-cell office:value-type="float" office:value="0.0001246017">
                <text:p>0.0001246017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0.0001309533">
                <text:p>0.0001309533</text:p>
              </table:table-cell>
              <table:table-cell office:value-type="float" office:value="0.0001309533">
                <text:p>0.0001309533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0.0001298003">
                <text:p>0.0001298003</text:p>
              </table:table-cell>
              <table:table-cell office:value-type="float" office:value="0.0001298003">
                <text:p>0.0001298003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0.0001307202">
                <text:p>0.0001307202</text:p>
              </table:table-cell>
              <table:table-cell office:value-type="float" office:value="0.0001307202">
                <text:p>0.0001307202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0.0001244532">
                <text:p>0.0001244532</text:p>
              </table:table-cell>
              <table:table-cell office:value-type="float" office:value="0.0001244532">
                <text:p>0.0001244532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0.0001388004">
                <text:p>0.0001388004</text:p>
              </table:table-cell>
              <table:table-cell office:value-type="float" office:value="0.0001388004">
                <text:p>0.0001388004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0.0001504005">
                <text:p>0.0001504005</text:p>
              </table:table-cell>
              <table:table-cell office:value-type="float" office:value="0.0001504005">
                <text:p>0.0001504005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0.0001497036">
                <text:p>0.0001497036</text:p>
              </table:table-cell>
              <table:table-cell office:value-type="float" office:value="0.0001497036">
                <text:p>0.0001497036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0.0001488007">
                <text:p>0.0001488007</text:p>
              </table:table-cell>
              <table:table-cell office:value-type="float" office:value="0.0001488007">
                <text:p>0.0001488007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0.0001577756">
                <text:p>0.0001577756</text:p>
              </table:table-cell>
              <table:table-cell office:value-type="float" office:value="0.0001577756">
                <text:p>0.0001577756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0.0001529975">
                <text:p>0.0001529975</text:p>
              </table:table-cell>
              <table:table-cell office:value-type="float" office:value="0.0001529975">
                <text:p>0.0001529975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0.0001524058">
                <text:p>0.0001524058</text:p>
              </table:table-cell>
              <table:table-cell office:value-type="float" office:value="0.0001524058">
                <text:p>0.0001524058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0.0001655164">
                <text:p>0.0001655164</text:p>
              </table:table-cell>
              <table:table-cell office:value-type="float" office:value="0.0001655164">
                <text:p>0.0001655164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0.0001586082">
                <text:p>0.0001586082</text:p>
              </table:table-cell>
              <table:table-cell office:value-type="float" office:value="0.0001586082">
                <text:p>0.0001586082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0.0001455818">
                <text:p>0.0001455818</text:p>
              </table:table-cell>
              <table:table-cell office:value-type="float" office:value="0.0001455818">
                <text:p>0.0001455818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0.0001461247">
                <text:p>0.0001461247</text:p>
              </table:table-cell>
              <table:table-cell office:value-type="float" office:value="0.0001461247">
                <text:p>0.0001461247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0.0001384557">
                <text:p>0.0001384557</text:p>
              </table:table-cell>
              <table:table-cell office:value-type="float" office:value="0.0001384557">
                <text:p>0.0001384557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0.0001321756">
                <text:p>0.0001321756</text:p>
              </table:table-cell>
              <table:table-cell office:value-type="float" office:value="0.0001321756">
                <text:p>0.0001321756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0.0001291025">
                <text:p>0.0001291025</text:p>
              </table:table-cell>
              <table:table-cell office:value-type="float" office:value="0.0001291025">
                <text:p>0.0001291025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0.0001502727">
                <text:p>0.0001502727</text:p>
              </table:table-cell>
              <table:table-cell office:value-type="float" office:value="0.0001502727">
                <text:p>0.0001502727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0.0001428617">
                <text:p>0.0001428617</text:p>
              </table:table-cell>
              <table:table-cell office:value-type="float" office:value="0.0001428617">
                <text:p>0.0001428617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0.0001302837">
                <text:p>0.0001302837</text:p>
              </table:table-cell>
              <table:table-cell office:value-type="float" office:value="0.0001302837">
                <text:p>0.0001302837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0.0001195759">
                <text:p>0.0001195759</text:p>
              </table:table-cell>
              <table:table-cell office:value-type="float" office:value="0.0001195759">
                <text:p>0.0001195759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0.00009608942">
                <text:p>0.00009608942</text:p>
              </table:table-cell>
              <table:table-cell office:value-type="float" office:value="0.00009608942">
                <text:p>0.00009608942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0.00007968865">
                <text:p>0.00007968865</text:p>
              </table:table-cell>
              <table:table-cell office:value-type="float" office:value="0.00007968865">
                <text:p>0.00007968865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0.00007368023">
                <text:p>0.00007368023</text:p>
              </table:table-cell>
              <table:table-cell office:value-type="float" office:value="0.00007368023">
                <text:p>0.00007368023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0.00007891993">
                <text:p>0.00007891993</text:p>
              </table:table-cell>
              <table:table-cell office:value-type="float" office:value="0.00007891993">
                <text:p>0.00007891993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0.00007944202">
                <text:p>0.00007944202</text:p>
              </table:table-cell>
              <table:table-cell office:value-type="float" office:value="0.00007944202">
                <text:p>0.00007944202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0.00007803616">
                <text:p>0.00007803616</text:p>
              </table:table-cell>
              <table:table-cell office:value-type="float" office:value="0.00007803616">
                <text:p>0.00007803616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0.00008322421">
                <text:p>0.00008322421</text:p>
              </table:table-cell>
              <table:table-cell office:value-type="float" office:value="0.00008322421">
                <text:p>0.00008322421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0.0000822461">
                <text:p>0.0000822461</text:p>
              </table:table-cell>
              <table:table-cell office:value-type="float" office:value="0.0000822461">
                <text:p>0.0000822461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0.00009438264">
                <text:p>0.00009438264</text:p>
              </table:table-cell>
              <table:table-cell office:value-type="float" office:value="0.00009438264">
                <text:p>0.00009438264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0.000102856">
                <text:p>0.000102856</text:p>
              </table:table-cell>
              <table:table-cell office:value-type="float" office:value="0.000102856">
                <text:p>0.000102856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0.0001126809">
                <text:p>0.0001126809</text:p>
              </table:table-cell>
              <table:table-cell office:value-type="float" office:value="0.0001126809">
                <text:p>0.0001126809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0.0001276469">
                <text:p>0.0001276469</text:p>
              </table:table-cell>
              <table:table-cell office:value-type="float" office:value="0.0001276469">
                <text:p>0.0001276469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0.0001038124">
                <text:p>0.0001038124</text:p>
              </table:table-cell>
              <table:table-cell office:value-type="float" office:value="0.0001038124">
                <text:p>0.0001038124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0.000112815">
                <text:p>0.000112815</text:p>
              </table:table-cell>
              <table:table-cell office:value-type="float" office:value="0.000112815">
                <text:p>0.000112815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0.0001202937">
                <text:p>0.0001202937</text:p>
              </table:table-cell>
              <table:table-cell office:value-type="float" office:value="0.0001202937">
                <text:p>0.0001202937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0.0001101262">
                <text:p>0.0001101262</text:p>
              </table:table-cell>
              <table:table-cell office:value-type="float" office:value="0.0001101262">
                <text:p>0.0001101262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0.0001083329">
                <text:p>0.0001083329</text:p>
              </table:table-cell>
              <table:table-cell office:value-type="float" office:value="0.0001083329">
                <text:p>0.0001083329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0.0000980977">
                <text:p>0.0000980977</text:p>
              </table:table-cell>
              <table:table-cell office:value-type="float" office:value="0.0000980977">
                <text:p>0.0000980977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0.0001062583">
                <text:p>0.0001062583</text:p>
              </table:table-cell>
              <table:table-cell office:value-type="float" office:value="0.0001062583">
                <text:p>0.0001062583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0.0001053773">
                <text:p>0.0001053773</text:p>
              </table:table-cell>
              <table:table-cell office:value-type="float" office:value="0.0001053773">
                <text:p>0.0001053773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0.0001042977">
                <text:p>0.0001042977</text:p>
              </table:table-cell>
              <table:table-cell office:value-type="float" office:value="0.0001042977">
                <text:p>0.0001042977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0.0001109453">
                <text:p>0.0001109453</text:p>
              </table:table-cell>
              <table:table-cell office:value-type="float" office:value="0.0001109453">
                <text:p>0.0001109453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0.000111557">
                <text:p>0.000111557</text:p>
              </table:table-cell>
              <table:table-cell office:value-type="float" office:value="0.000111557">
                <text:p>0.000111557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0.0001140491">
                <text:p>0.0001140491</text:p>
              </table:table-cell>
              <table:table-cell office:value-type="float" office:value="0.0001140491">
                <text:p>0.0001140491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0.0001228204">
                <text:p>0.0001228204</text:p>
              </table:table-cell>
              <table:table-cell office:value-type="float" office:value="0.0001228204">
                <text:p>0.0001228204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0.0001243996">
                <text:p>0.0001243996</text:p>
              </table:table-cell>
              <table:table-cell office:value-type="float" office:value="0.0001243996">
                <text:p>0.0001243996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0.0001359773">
                <text:p>0.0001359773</text:p>
              </table:table-cell>
              <table:table-cell office:value-type="float" office:value="0.0001359773">
                <text:p>0.0001359773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0.0001392722">
                <text:p>0.0001392722</text:p>
              </table:table-cell>
              <table:table-cell office:value-type="float" office:value="0.0001392722">
                <text:p>0.0001392722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0.0001294634">
                <text:p>0.0001294634</text:p>
              </table:table-cell>
              <table:table-cell office:value-type="float" office:value="0.0001294634">
                <text:p>0.0001294634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0.00015947">
                <text:p>0.00015947</text:p>
              </table:table-cell>
              <table:table-cell office:value-type="float" office:value="0.00015947">
                <text:p>0.00015947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0.0001628679">
                <text:p>0.0001628679</text:p>
              </table:table-cell>
              <table:table-cell office:value-type="float" office:value="0.0001628679">
                <text:p>0.0001628679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0.0001612765">
                <text:p>0.0001612765</text:p>
              </table:table-cell>
              <table:table-cell office:value-type="float" office:value="0.0001612765">
                <text:p>0.0001612765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0.0001582254">
                <text:p>0.0001582254</text:p>
              </table:table-cell>
              <table:table-cell office:value-type="float" office:value="0.0001582254">
                <text:p>0.0001582254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0.0001422368">
                <text:p>0.0001422368</text:p>
              </table:table-cell>
              <table:table-cell office:value-type="float" office:value="0.0001422368">
                <text:p>0.0001422368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0.000157097">
                <text:p>0.000157097</text:p>
              </table:table-cell>
              <table:table-cell office:value-type="float" office:value="0.000157097">
                <text:p>0.000157097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0.0001557072">
                <text:p>0.0001557072</text:p>
              </table:table-cell>
              <table:table-cell office:value-type="float" office:value="0.0001557072">
                <text:p>0.0001557072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0.0001500448">
                <text:p>0.0001500448</text:p>
              </table:table-cell>
              <table:table-cell office:value-type="float" office:value="0.0001500448">
                <text:p>0.0001500448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0.0001544284">
                <text:p>0.0001544284</text:p>
              </table:table-cell>
              <table:table-cell office:value-type="float" office:value="0.0001544284">
                <text:p>0.0001544284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0.0001540855">
                <text:p>0.0001540855</text:p>
              </table:table-cell>
              <table:table-cell office:value-type="float" office:value="0.0001540855">
                <text:p>0.0001540855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0.0001540183">
                <text:p>0.0001540183</text:p>
              </table:table-cell>
              <table:table-cell office:value-type="float" office:value="0.0001540183">
                <text:p>0.0001540183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0.00015456">
                <text:p>0.00015456</text:p>
              </table:table-cell>
              <table:table-cell office:value-type="float" office:value="0.00015456">
                <text:p>0.00015456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0.0001527039">
                <text:p>0.0001527039</text:p>
              </table:table-cell>
              <table:table-cell office:value-type="float" office:value="0.0001527039">
                <text:p>0.0001527039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0.0001575699">
                <text:p>0.0001575699</text:p>
              </table:table-cell>
              <table:table-cell office:value-type="float" office:value="0.0001575699">
                <text:p>0.0001575699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0.0001762714">
                <text:p>0.0001762714</text:p>
              </table:table-cell>
              <table:table-cell office:value-type="float" office:value="0.0001762714">
                <text:p>0.0001762714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0.0001760127">
                <text:p>0.0001760127</text:p>
              </table:table-cell>
              <table:table-cell office:value-type="float" office:value="0.0001760127">
                <text:p>0.0001760127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0.0001752662">
                <text:p>0.0001752662</text:p>
              </table:table-cell>
              <table:table-cell office:value-type="float" office:value="0.0001752662">
                <text:p>0.0001752662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0.0001714011">
                <text:p>0.0001714011</text:p>
              </table:table-cell>
              <table:table-cell office:value-type="float" office:value="0.0001714011">
                <text:p>0.0001714011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0.000177187">
                <text:p>0.000177187</text:p>
              </table:table-cell>
              <table:table-cell office:value-type="float" office:value="0.000177187">
                <text:p>0.000177187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0.000176536">
                <text:p>0.000176536</text:p>
              </table:table-cell>
              <table:table-cell office:value-type="float" office:value="0.000176536">
                <text:p>0.000176536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0.0001851557">
                <text:p>0.0001851557</text:p>
              </table:table-cell>
              <table:table-cell office:value-type="float" office:value="0.0001851557">
                <text:p>0.0001851557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0.0001842257">
                <text:p>0.0001842257</text:p>
              </table:table-cell>
              <table:table-cell office:value-type="float" office:value="0.0001842257">
                <text:p>0.0001842257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0.0001858666">
                <text:p>0.0001858666</text:p>
              </table:table-cell>
              <table:table-cell office:value-type="float" office:value="0.0001858666">
                <text:p>0.0001858666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0.0001821592">
                <text:p>0.0001821592</text:p>
              </table:table-cell>
              <table:table-cell office:value-type="float" office:value="0.0001821592">
                <text:p>0.0001821592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0.0001843503">
                <text:p>0.0001843503</text:p>
              </table:table-cell>
              <table:table-cell office:value-type="float" office:value="0.0001843503">
                <text:p>0.0001843503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0.0001846701">
                <text:p>0.0001846701</text:p>
              </table:table-cell>
              <table:table-cell office:value-type="float" office:value="0.0001846701">
                <text:p>0.0001846701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0.000185255">
                <text:p>0.000185255</text:p>
              </table:table-cell>
              <table:table-cell office:value-type="float" office:value="0.000185255">
                <text:p>0.000185255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0.000190029">
                <text:p>0.000190029</text:p>
              </table:table-cell>
              <table:table-cell office:value-type="float" office:value="0.000190029">
                <text:p>0.000190029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0.0001839766">
                <text:p>0.0001839766</text:p>
              </table:table-cell>
              <table:table-cell office:value-type="float" office:value="0.0001839766">
                <text:p>0.0001839766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0.0001787375">
                <text:p>0.0001787375</text:p>
              </table:table-cell>
              <table:table-cell office:value-type="float" office:value="0.0001787375">
                <text:p>0.0001787375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0.0001825683">
                <text:p>0.0001825683</text:p>
              </table:table-cell>
              <table:table-cell office:value-type="float" office:value="0.0001825683">
                <text:p>0.0001825683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0.0001778464">
                <text:p>0.0001778464</text:p>
              </table:table-cell>
              <table:table-cell office:value-type="float" office:value="0.0001778464">
                <text:p>0.0001778464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0.0001799235">
                <text:p>0.0001799235</text:p>
              </table:table-cell>
              <table:table-cell office:value-type="float" office:value="0.0001799235">
                <text:p>0.0001799235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0.0001763107">
                <text:p>0.0001763107</text:p>
              </table:table-cell>
              <table:table-cell office:value-type="float" office:value="0.0001763107">
                <text:p>0.0001763107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0.0001620491">
                <text:p>0.0001620491</text:p>
              </table:table-cell>
              <table:table-cell office:value-type="float" office:value="0.0001620491">
                <text:p>0.0001620491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0.000168661">
                <text:p>0.000168661</text:p>
              </table:table-cell>
              <table:table-cell office:value-type="float" office:value="0.000168661">
                <text:p>0.000168661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0.000172803">
                <text:p>0.000172803</text:p>
              </table:table-cell>
              <table:table-cell office:value-type="float" office:value="0.000172803">
                <text:p>0.000172803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0.0001682461">
                <text:p>0.0001682461</text:p>
              </table:table-cell>
              <table:table-cell office:value-type="float" office:value="0.0001682461">
                <text:p>0.0001682461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0.0001715879">
                <text:p>0.0001715879</text:p>
              </table:table-cell>
              <table:table-cell office:value-type="float" office:value="0.0001715879">
                <text:p>0.0001715879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0.0001684318">
                <text:p>0.0001684318</text:p>
              </table:table-cell>
              <table:table-cell office:value-type="float" office:value="0.0001684318">
                <text:p>0.0001684318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0.0001775637">
                <text:p>0.0001775637</text:p>
              </table:table-cell>
              <table:table-cell office:value-type="float" office:value="0.0001775637">
                <text:p>0.0001775637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0.0001862296">
                <text:p>0.0001862296</text:p>
              </table:table-cell>
              <table:table-cell office:value-type="float" office:value="0.0001862296">
                <text:p>0.0001862296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0.0002130722">
                <text:p>0.0002130722</text:p>
              </table:table-cell>
              <table:table-cell office:value-type="float" office:value="0.0002130722">
                <text:p>0.0002130722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0.0002095353">
                <text:p>0.0002095353</text:p>
              </table:table-cell>
              <table:table-cell office:value-type="float" office:value="0.0002095353">
                <text:p>0.0002095353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0.0002064279">
                <text:p>0.0002064279</text:p>
              </table:table-cell>
              <table:table-cell office:value-type="float" office:value="0.0002064279">
                <text:p>0.0002064279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0.0002217075">
                <text:p>0.0002217075</text:p>
              </table:table-cell>
              <table:table-cell office:value-type="float" office:value="0.0002217075">
                <text:p>0.0002217075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0.0002206279">
                <text:p>0.0002206279</text:p>
              </table:table-cell>
              <table:table-cell office:value-type="float" office:value="0.0002206279">
                <text:p>0.0002206279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0.0002222619">
                <text:p>0.0002222619</text:p>
              </table:table-cell>
              <table:table-cell office:value-type="float" office:value="0.0002222619">
                <text:p>0.0002222619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0.0002191783">
                <text:p>0.0002191783</text:p>
              </table:table-cell>
              <table:table-cell office:value-type="float" office:value="0.0002191783">
                <text:p>0.0002191783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0.0002165801">
                <text:p>0.0002165801</text:p>
              </table:table-cell>
              <table:table-cell office:value-type="float" office:value="0.0002165801">
                <text:p>0.0002165801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0.0002157752">
                <text:p>0.0002157752</text:p>
              </table:table-cell>
              <table:table-cell office:value-type="float" office:value="0.0002157752">
                <text:p>0.0002157752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0.0002191376">
                <text:p>0.0002191376</text:p>
              </table:table-cell>
              <table:table-cell office:value-type="float" office:value="0.0002191376">
                <text:p>0.0002191376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0.0002165235">
                <text:p>0.0002165235</text:p>
              </table:table-cell>
              <table:table-cell office:value-type="float" office:value="0.0002165235">
                <text:p>0.0002165235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0.0002124703">
                <text:p>0.0002124703</text:p>
              </table:table-cell>
              <table:table-cell office:value-type="float" office:value="0.0002124703">
                <text:p>0.0002124703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0.0002148332">
                <text:p>0.0002148332</text:p>
              </table:table-cell>
              <table:table-cell office:value-type="float" office:value="0.0002148332">
                <text:p>0.0002148332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0.0002143759">
                <text:p>0.0002143759</text:p>
              </table:table-cell>
              <table:table-cell office:value-type="float" office:value="0.0002143759">
                <text:p>0.0002143759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0.0002120014">
                <text:p>0.0002120014</text:p>
              </table:table-cell>
              <table:table-cell office:value-type="float" office:value="0.0002120014">
                <text:p>0.0002120014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0.0002152528">
                <text:p>0.0002152528</text:p>
              </table:table-cell>
              <table:table-cell office:value-type="float" office:value="0.0002152528">
                <text:p>0.0002152528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0.00020971">
                <text:p>0.00020971</text:p>
              </table:table-cell>
              <table:table-cell office:value-type="float" office:value="0.00020971">
                <text:p>0.00020971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0.0001989526">
                <text:p>0.0001989526</text:p>
              </table:table-cell>
              <table:table-cell office:value-type="float" office:value="0.0001989526">
                <text:p>0.0001989526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0.00020983">
                <text:p>0.00020983</text:p>
              </table:table-cell>
              <table:table-cell office:value-type="float" office:value="0.00020983">
                <text:p>0.00020983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0.0002088559">
                <text:p>0.0002088559</text:p>
              </table:table-cell>
              <table:table-cell office:value-type="float" office:value="0.0002088559">
                <text:p>0.0002088559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0.000211807">
                <text:p>0.000211807</text:p>
              </table:table-cell>
              <table:table-cell office:value-type="float" office:value="0.000211807">
                <text:p>0.000211807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0.0002251796">
                <text:p>0.0002251796</text:p>
              </table:table-cell>
              <table:table-cell office:value-type="float" office:value="0.0002251796">
                <text:p>0.0002251796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0.0002214193">
                <text:p>0.0002214193</text:p>
              </table:table-cell>
              <table:table-cell office:value-type="float" office:value="0.0002214193">
                <text:p>0.0002214193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0.0002152886">
                <text:p>0.0002152886</text:p>
              </table:table-cell>
              <table:table-cell office:value-type="float" office:value="0.0002152886">
                <text:p>0.0002152886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0.0002157985">
                <text:p>0.0002157985</text:p>
              </table:table-cell>
              <table:table-cell office:value-type="float" office:value="0.0002157985">
                <text:p>0.0002157985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0.0002152975">
                <text:p>0.0002152975</text:p>
              </table:table-cell>
              <table:table-cell office:value-type="float" office:value="0.0002152975">
                <text:p>0.0002152975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0.0002124816">
                <text:p>0.0002124816</text:p>
              </table:table-cell>
              <table:table-cell office:value-type="float" office:value="0.0002124816">
                <text:p>0.0002124816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0.0002150533">
                <text:p>0.0002150533</text:p>
              </table:table-cell>
              <table:table-cell office:value-type="float" office:value="0.0002150533">
                <text:p>0.0002150533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0.0002020279">
                <text:p>0.0002020279</text:p>
              </table:table-cell>
              <table:table-cell office:value-type="float" office:value="0.0002020279">
                <text:p>0.0002020279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0.0001987945">
                <text:p>0.0001987945</text:p>
              </table:table-cell>
              <table:table-cell office:value-type="float" office:value="0.0001987945">
                <text:p>0.0001987945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0.0002013318">
                <text:p>0.0002013318</text:p>
              </table:table-cell>
              <table:table-cell office:value-type="float" office:value="0.0002013318">
                <text:p>0.0002013318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0.0002039018">
                <text:p>0.0002039018</text:p>
              </table:table-cell>
              <table:table-cell office:value-type="float" office:value="0.0002039018">
                <text:p>0.0002039018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0.0002018514">
                <text:p>0.0002018514</text:p>
              </table:table-cell>
              <table:table-cell office:value-type="float" office:value="0.0002018514">
                <text:p>0.0002018514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0.0002051936">
                <text:p>0.0002051936</text:p>
              </table:table-cell>
              <table:table-cell office:value-type="float" office:value="0.0002051936">
                <text:p>0.0002051936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0.0002085633">
                <text:p>0.0002085633</text:p>
              </table:table-cell>
              <table:table-cell office:value-type="float" office:value="0.0002085633">
                <text:p>0.0002085633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0.0002248422">
                <text:p>0.0002248422</text:p>
              </table:table-cell>
              <table:table-cell office:value-type="float" office:value="0.0002248422">
                <text:p>0.0002248422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0.0002249006">
                <text:p>0.0002249006</text:p>
              </table:table-cell>
              <table:table-cell office:value-type="float" office:value="0.0002249006">
                <text:p>0.0002249006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0.0002260703">
                <text:p>0.0002260703</text:p>
              </table:table-cell>
              <table:table-cell office:value-type="float" office:value="0.0002260703">
                <text:p>0.0002260703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0.000225634">
                <text:p>0.000225634</text:p>
              </table:table-cell>
              <table:table-cell office:value-type="float" office:value="0.000225634">
                <text:p>0.000225634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0.0002209566">
                <text:p>0.0002209566</text:p>
              </table:table-cell>
              <table:table-cell office:value-type="float" office:value="0.0002209566">
                <text:p>0.0002209566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0.000222917">
                <text:p>0.000222917</text:p>
              </table:table-cell>
              <table:table-cell office:value-type="float" office:value="0.000222917">
                <text:p>0.000222917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0.0002235393">
                <text:p>0.0002235393</text:p>
              </table:table-cell>
              <table:table-cell office:value-type="float" office:value="0.0002235393">
                <text:p>0.0002235393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0.0002322354">
                <text:p>0.0002322354</text:p>
              </table:table-cell>
              <table:table-cell office:value-type="float" office:value="0.0002322354">
                <text:p>0.0002322354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0.0002322189">
                <text:p>0.0002322189</text:p>
              </table:table-cell>
              <table:table-cell office:value-type="float" office:value="0.0002322189">
                <text:p>0.0002322189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0.0002301129">
                <text:p>0.0002301129</text:p>
              </table:table-cell>
              <table:table-cell office:value-type="float" office:value="0.0002301129">
                <text:p>0.0002301129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0.0002178155">
                <text:p>0.0002178155</text:p>
              </table:table-cell>
              <table:table-cell office:value-type="float" office:value="0.0002178155">
                <text:p>0.0002178155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0.0002305917">
                <text:p>0.0002305917</text:p>
              </table:table-cell>
              <table:table-cell office:value-type="float" office:value="0.0002305917">
                <text:p>0.0002305917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0.0002287137">
                <text:p>0.0002287137</text:p>
              </table:table-cell>
              <table:table-cell office:value-type="float" office:value="0.0002287137">
                <text:p>0.0002287137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0.0002297436">
                <text:p>0.0002297436</text:p>
              </table:table-cell>
              <table:table-cell office:value-type="float" office:value="0.0002297436">
                <text:p>0.0002297436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0.0002399736">
                <text:p>0.0002399736</text:p>
              </table:table-cell>
              <table:table-cell office:value-type="float" office:value="0.0002399736">
                <text:p>0.0002399736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0.0002300666">
                <text:p>0.0002300666</text:p>
              </table:table-cell>
              <table:table-cell office:value-type="float" office:value="0.0002300666">
                <text:p>0.0002300666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0.0002344422">
                <text:p>0.0002344422</text:p>
              </table:table-cell>
              <table:table-cell office:value-type="float" office:value="0.0002344422">
                <text:p>0.0002344422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0.0002372387">
                <text:p>0.0002372387</text:p>
              </table:table-cell>
              <table:table-cell office:value-type="float" office:value="0.0002372387">
                <text:p>0.0002372387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0.0002367795">
                <text:p>0.0002367795</text:p>
              </table:table-cell>
              <table:table-cell office:value-type="float" office:value="0.0002367795">
                <text:p>0.0002367795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0.0002367125">
                <text:p>0.0002367125</text:p>
              </table:table-cell>
              <table:table-cell office:value-type="float" office:value="0.0002367125">
                <text:p>0.0002367125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0.0002300827">
                <text:p>0.0002300827</text:p>
              </table:table-cell>
              <table:table-cell office:value-type="float" office:value="0.0002300827">
                <text:p>0.0002300827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0.000241702">
                <text:p>0.000241702</text:p>
              </table:table-cell>
              <table:table-cell office:value-type="float" office:value="0.000241702">
                <text:p>0.000241702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0.000239306">
                <text:p>0.000239306</text:p>
              </table:table-cell>
              <table:table-cell office:value-type="float" office:value="0.000239306">
                <text:p>0.000239306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0.0002371937">
                <text:p>0.0002371937</text:p>
              </table:table-cell>
              <table:table-cell office:value-type="float" office:value="0.0002371937">
                <text:p>0.0002371937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0.0002374568">
                <text:p>0.0002374568</text:p>
              </table:table-cell>
              <table:table-cell office:value-type="float" office:value="0.0002374568">
                <text:p>0.0002374568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0.0002353612">
                <text:p>0.0002353612</text:p>
              </table:table-cell>
              <table:table-cell office:value-type="float" office:value="0.0002353612">
                <text:p>0.0002353612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0.0002399314">
                <text:p>0.0002399314</text:p>
              </table:table-cell>
              <table:table-cell office:value-type="float" office:value="0.0002399314">
                <text:p>0.0002399314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0.0002400791">
                <text:p>0.0002400791</text:p>
              </table:table-cell>
              <table:table-cell office:value-type="float" office:value="0.0002400791">
                <text:p>0.0002400791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0.0002373918">
                <text:p>0.0002373918</text:p>
              </table:table-cell>
              <table:table-cell office:value-type="float" office:value="0.0002373918">
                <text:p>0.0002373918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0.0002392547">
                <text:p>0.0002392547</text:p>
              </table:table-cell>
              <table:table-cell office:value-type="float" office:value="0.0002392547">
                <text:p>0.0002392547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0.0002438811">
                <text:p>0.0002438811</text:p>
              </table:table-cell>
              <table:table-cell office:value-type="float" office:value="0.0002438811">
                <text:p>0.0002438811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0.0002425678">
                <text:p>0.0002425678</text:p>
              </table:table-cell>
              <table:table-cell office:value-type="float" office:value="0.0002425678">
                <text:p>0.0002425678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0.0002379667">
                <text:p>0.0002379667</text:p>
              </table:table-cell>
              <table:table-cell office:value-type="float" office:value="0.0002379667">
                <text:p>0.0002379667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0.0002370701">
                <text:p>0.0002370701</text:p>
              </table:table-cell>
              <table:table-cell office:value-type="float" office:value="0.0002370701">
                <text:p>0.0002370701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0.0002377171">
                <text:p>0.0002377171</text:p>
              </table:table-cell>
              <table:table-cell office:value-type="float" office:value="0.0002377171">
                <text:p>0.0002377171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0.0002384307">
                <text:p>0.0002384307</text:p>
              </table:table-cell>
              <table:table-cell office:value-type="float" office:value="0.0002384307">
                <text:p>0.0002384307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0.0002356913">
                <text:p>0.0002356913</text:p>
              </table:table-cell>
              <table:table-cell office:value-type="float" office:value="0.0002356913">
                <text:p>0.0002356913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0.0002371549">
                <text:p>0.0002371549</text:p>
              </table:table-cell>
              <table:table-cell office:value-type="float" office:value="0.0002371549">
                <text:p>0.0002371549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0.0002432723">
                <text:p>0.0002432723</text:p>
              </table:table-cell>
              <table:table-cell office:value-type="float" office:value="0.0002432723">
                <text:p>0.0002432723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0.0002440328">
                <text:p>0.0002440328</text:p>
              </table:table-cell>
              <table:table-cell office:value-type="float" office:value="0.0002440328">
                <text:p>0.0002440328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0.0002407545">
                <text:p>0.0002407545</text:p>
              </table:table-cell>
              <table:table-cell office:value-type="float" office:value="0.0002407545">
                <text:p>0.0002407545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0.0002413549">
                <text:p>0.0002413549</text:p>
              </table:table-cell>
              <table:table-cell office:value-type="float" office:value="0.0002413549">
                <text:p>0.0002413549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0.0002499789">
                <text:p>0.0002499789</text:p>
              </table:table-cell>
              <table:table-cell office:value-type="float" office:value="0.0002499789">
                <text:p>0.0002499789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0.0002499844">
                <text:p>0.0002499844</text:p>
              </table:table-cell>
              <table:table-cell office:value-type="float" office:value="0.0002499844">
                <text:p>0.0002499844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0.0002417392">
                <text:p>0.0002417392</text:p>
              </table:table-cell>
              <table:table-cell office:value-type="float" office:value="0.0002417392">
                <text:p>0.0002417392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0.0002357448">
                <text:p>0.0002357448</text:p>
              </table:table-cell>
              <table:table-cell office:value-type="float" office:value="0.0002357448">
                <text:p>0.0002357448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0.0002370852">
                <text:p>0.0002370852</text:p>
              </table:table-cell>
              <table:table-cell office:value-type="float" office:value="0.0002370852">
                <text:p>0.0002370852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0.0002374095">
                <text:p>0.0002374095</text:p>
              </table:table-cell>
              <table:table-cell office:value-type="float" office:value="0.0002374095">
                <text:p>0.0002374095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0.0002371776">
                <text:p>0.0002371776</text:p>
              </table:table-cell>
              <table:table-cell office:value-type="float" office:value="0.0002371776">
                <text:p>0.0002371776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0.0002436019">
                <text:p>0.0002436019</text:p>
              </table:table-cell>
              <table:table-cell office:value-type="float" office:value="0.0002436019">
                <text:p>0.0002436019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0.0002425674">
                <text:p>0.0002425674</text:p>
              </table:table-cell>
              <table:table-cell office:value-type="float" office:value="0.0002425674">
                <text:p>0.0002425674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0.0002625413">
                <text:p>0.0002625413</text:p>
              </table:table-cell>
              <table:table-cell office:value-type="float" office:value="0.0002625413">
                <text:p>0.0002625413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0.000263806">
                <text:p>0.000263806</text:p>
              </table:table-cell>
              <table:table-cell office:value-type="float" office:value="0.000263806">
                <text:p>0.000263806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0.0002617271">
                <text:p>0.0002617271</text:p>
              </table:table-cell>
              <table:table-cell office:value-type="float" office:value="0.0002617271">
                <text:p>0.0002617271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0.0002643552">
                <text:p>0.0002643552</text:p>
              </table:table-cell>
              <table:table-cell office:value-type="float" office:value="0.0002643552">
                <text:p>0.0002643552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0.0002611641">
                <text:p>0.0002611641</text:p>
              </table:table-cell>
              <table:table-cell office:value-type="float" office:value="0.0002611641">
                <text:p>0.0002611641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0.000260079">
                <text:p>0.000260079</text:p>
              </table:table-cell>
              <table:table-cell office:value-type="float" office:value="0.000260079">
                <text:p>0.000260079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0.0002630179">
                <text:p>0.0002630179</text:p>
              </table:table-cell>
              <table:table-cell office:value-type="float" office:value="0.0002630179">
                <text:p>0.0002630179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0.0002543124">
                <text:p>0.0002543124</text:p>
              </table:table-cell>
              <table:table-cell office:value-type="float" office:value="0.0002543124">
                <text:p>0.0002543124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0.0002537943">
                <text:p>0.0002537943</text:p>
              </table:table-cell>
              <table:table-cell office:value-type="float" office:value="0.0002537943">
                <text:p>0.0002537943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0.0002512932">
                <text:p>0.0002512932</text:p>
              </table:table-cell>
              <table:table-cell office:value-type="float" office:value="0.0002512932">
                <text:p>0.0002512932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0.0002515051">
                <text:p>0.0002515051</text:p>
              </table:table-cell>
              <table:table-cell office:value-type="float" office:value="0.0002515051">
                <text:p>0.0002515051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0.0002554088">
                <text:p>0.0002554088</text:p>
              </table:table-cell>
              <table:table-cell office:value-type="float" office:value="0.0002554086">
                <text:p>0.0002554086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0.0002646117">
                <text:p>0.0002646117</text:p>
              </table:table-cell>
              <table:table-cell office:value-type="float" office:value="0.0002646117">
                <text:p>0.0002646117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0.0002584663">
                <text:p>0.0002584663</text:p>
              </table:table-cell>
              <table:table-cell office:value-type="float" office:value="0.0002584663">
                <text:p>0.0002584663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0.0002557528">
                <text:p>0.0002557528</text:p>
              </table:table-cell>
              <table:table-cell office:value-type="float" office:value="0.0002557528">
                <text:p>0.0002557528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0.0002512313">
                <text:p>0.0002512313</text:p>
              </table:table-cell>
              <table:table-cell office:value-type="float" office:value="0.0002512313">
                <text:p>0.0002512313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0.0002583658">
                <text:p>0.0002583658</text:p>
              </table:table-cell>
              <table:table-cell office:value-type="float" office:value="0.0002583658">
                <text:p>0.0002583658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0.0002652098">
                <text:p>0.0002652098</text:p>
              </table:table-cell>
              <table:table-cell office:value-type="float" office:value="0.0002652098">
                <text:p>0.0002652098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0.000260777">
                <text:p>0.000260777</text:p>
              </table:table-cell>
              <table:table-cell office:value-type="float" office:value="0.000260777">
                <text:p>0.000260777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0.0002596898">
                <text:p>0.0002596898</text:p>
              </table:table-cell>
              <table:table-cell office:value-type="float" office:value="0.0002596898">
                <text:p>0.0002596898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0.0002581394">
                <text:p>0.0002581394</text:p>
              </table:table-cell>
              <table:table-cell office:value-type="float" office:value="0.0002581394">
                <text:p>0.0002581394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0.0002838211">
                <text:p>0.0002838211</text:p>
              </table:table-cell>
              <table:table-cell office:value-type="float" office:value="0.0002838211">
                <text:p>0.0002838211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0.0002788722">
                <text:p>0.0002788722</text:p>
              </table:table-cell>
              <table:table-cell office:value-type="float" office:value="0.0002788722">
                <text:p>0.0002788722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0.0002725431">
                <text:p>0.0002725431</text:p>
              </table:table-cell>
              <table:table-cell office:value-type="float" office:value="0.0002725431">
                <text:p>0.0002725431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0.0002673489">
                <text:p>0.0002673489</text:p>
              </table:table-cell>
              <table:table-cell office:value-type="float" office:value="0.0002673489">
                <text:p>0.0002673489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0.0002631079">
                <text:p>0.0002631079</text:p>
              </table:table-cell>
              <table:table-cell office:value-type="float" office:value="0.0002631079">
                <text:p>0.0002631079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0.0002614555">
                <text:p>0.0002614555</text:p>
              </table:table-cell>
              <table:table-cell office:value-type="float" office:value="0.0002614555">
                <text:p>0.0002614555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0.0002641701">
                <text:p>0.0002641701</text:p>
              </table:table-cell>
              <table:table-cell office:value-type="float" office:value="0.0002641701">
                <text:p>0.0002641701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0.0002584742">
                <text:p>0.0002584742</text:p>
              </table:table-cell>
              <table:table-cell office:value-type="float" office:value="0.0002584742">
                <text:p>0.0002584742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0.0002580881">
                <text:p>0.0002580881</text:p>
              </table:table-cell>
              <table:table-cell office:value-type="float" office:value="0.0002580881">
                <text:p>0.0002580881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0.0002601186">
                <text:p>0.0002601186</text:p>
              </table:table-cell>
              <table:table-cell office:value-type="float" office:value="0.0002601186">
                <text:p>0.0002601186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0.0002618729">
                <text:p>0.0002618729</text:p>
              </table:table-cell>
              <table:table-cell office:value-type="float" office:value="0.0002618729">
                <text:p>0.0002618729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0.0002676485">
                <text:p>0.0002676485</text:p>
              </table:table-cell>
              <table:table-cell office:value-type="float" office:value="0.0002676485">
                <text:p>0.0002676485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0.0002666005">
                <text:p>0.0002666005</text:p>
              </table:table-cell>
              <table:table-cell office:value-type="float" office:value="0.0002666005">
                <text:p>0.0002666005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0.000267516">
                <text:p>0.000267516</text:p>
              </table:table-cell>
              <table:table-cell office:value-type="float" office:value="0.000267516">
                <text:p>0.000267516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0.0002698444">
                <text:p>0.0002698444</text:p>
              </table:table-cell>
              <table:table-cell office:value-type="float" office:value="0.0002698444">
                <text:p>0.0002698444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0.0002659918">
                <text:p>0.0002659918</text:p>
              </table:table-cell>
              <table:table-cell office:value-type="float" office:value="0.0002659918">
                <text:p>0.0002659918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0.0002674065">
                <text:p>0.0002674065</text:p>
              </table:table-cell>
              <table:table-cell office:value-type="float" office:value="0.0002674065">
                <text:p>0.0002674065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0.0002646649">
                <text:p>0.0002646649</text:p>
              </table:table-cell>
              <table:table-cell office:value-type="float" office:value="0.0002646649">
                <text:p>0.0002646649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0.0002653932">
                <text:p>0.0002653932</text:p>
              </table:table-cell>
              <table:table-cell office:value-type="float" office:value="0.0002653932">
                <text:p>0.0002653932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0.0002639458">
                <text:p>0.0002639458</text:p>
              </table:table-cell>
              <table:table-cell office:value-type="float" office:value="0.0002639458">
                <text:p>0.0002639458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0.0002646531">
                <text:p>0.0002646531</text:p>
              </table:table-cell>
              <table:table-cell office:value-type="float" office:value="0.0002646531">
                <text:p>0.0002646531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0.0002765907">
                <text:p>0.0002765907</text:p>
              </table:table-cell>
              <table:table-cell office:value-type="float" office:value="0.0002765907">
                <text:p>0.0002765907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0.000285782">
                <text:p>0.000285782</text:p>
              </table:table-cell>
              <table:table-cell office:value-type="float" office:value="0.000285782">
                <text:p>0.000285782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0.0002848198">
                <text:p>0.0002848198</text:p>
              </table:table-cell>
              <table:table-cell office:value-type="float" office:value="0.0002848198">
                <text:p>0.0002848198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0.0002793492">
                <text:p>0.0002793492</text:p>
              </table:table-cell>
              <table:table-cell office:value-type="float" office:value="0.0002793492">
                <text:p>0.0002793492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0.0002836006">
                <text:p>0.0002836006</text:p>
              </table:table-cell>
              <table:table-cell office:value-type="float" office:value="0.0002836006">
                <text:p>0.0002836006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0.0002843879">
                <text:p>0.0002843879</text:p>
              </table:table-cell>
              <table:table-cell office:value-type="float" office:value="0.0002843879">
                <text:p>0.0002843879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0.0002569676">
                <text:p>0.0002569676</text:p>
              </table:table-cell>
              <table:table-cell office:value-type="float" office:value="0.0002569676">
                <text:p>0.0002569676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0.000247102">
                <text:p>0.000247102</text:p>
              </table:table-cell>
              <table:table-cell office:value-type="float" office:value="0.000247102">
                <text:p>0.000247102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0.000249998">
                <text:p>0.000249998</text:p>
              </table:table-cell>
              <table:table-cell office:value-type="float" office:value="0.000249998">
                <text:p>0.000249998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0.000249304">
                <text:p>0.000249304</text:p>
              </table:table-cell>
              <table:table-cell office:value-type="float" office:value="0.000249304">
                <text:p>0.000249304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0.0002454657">
                <text:p>0.0002454657</text:p>
              </table:table-cell>
              <table:table-cell office:value-type="float" office:value="0.0002454657">
                <text:p>0.0002454657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0.0002453352">
                <text:p>0.0002453352</text:p>
              </table:table-cell>
              <table:table-cell office:value-type="float" office:value="0.0002453352">
                <text:p>0.0002453352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0.0002454357">
                <text:p>0.0002454357</text:p>
              </table:table-cell>
              <table:table-cell office:value-type="float" office:value="0.0002454357">
                <text:p>0.0002454357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0.0002458505">
                <text:p>0.0002458505</text:p>
              </table:table-cell>
              <table:table-cell office:value-type="float" office:value="0.0002458505">
                <text:p>0.0002458505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0.0002514754">
                <text:p>0.0002514754</text:p>
              </table:table-cell>
              <table:table-cell office:value-type="float" office:value="0.0002514754">
                <text:p>0.0002514754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0.0002518743">
                <text:p>0.0002518743</text:p>
              </table:table-cell>
              <table:table-cell office:value-type="float" office:value="0.0002518743">
                <text:p>0.0002518743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0.0002489109">
                <text:p>0.0002489109</text:p>
              </table:table-cell>
              <table:table-cell office:value-type="float" office:value="0.0002489109">
                <text:p>0.0002489109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0.0002583766">
                <text:p>0.0002583766</text:p>
              </table:table-cell>
              <table:table-cell office:value-type="float" office:value="0.0002583766">
                <text:p>0.0002583766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0.0002611891">
                <text:p>0.0002611891</text:p>
              </table:table-cell>
              <table:table-cell office:value-type="float" office:value="0.0002611891">
                <text:p>0.0002611891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0.0002589881">
                <text:p>0.0002589881</text:p>
              </table:table-cell>
              <table:table-cell office:value-type="float" office:value="0.0002589881">
                <text:p>0.0002589881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0.0002592351">
                <text:p>0.0002592351</text:p>
              </table:table-cell>
              <table:table-cell office:value-type="float" office:value="0.0002592351">
                <text:p>0.0002592351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0.0002776959">
                <text:p>0.0002776959</text:p>
              </table:table-cell>
              <table:table-cell office:value-type="float" office:value="0.0002776959">
                <text:p>0.0002776959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0.0002783537">
                <text:p>0.0002783537</text:p>
              </table:table-cell>
              <table:table-cell office:value-type="float" office:value="0.0002783537">
                <text:p>0.0002783537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0.0002701652">
                <text:p>0.0002701652</text:p>
              </table:table-cell>
              <table:table-cell office:value-type="float" office:value="0.0002701652">
                <text:p>0.0002701652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0.0002741488">
                <text:p>0.0002741488</text:p>
              </table:table-cell>
              <table:table-cell office:value-type="float" office:value="0.0002741488">
                <text:p>0.0002741488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0.0002698142">
                <text:p>0.0002698142</text:p>
              </table:table-cell>
              <table:table-cell office:value-type="float" office:value="0.0002698142">
                <text:p>0.0002698142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0.0002737599">
                <text:p>0.0002737599</text:p>
              </table:table-cell>
              <table:table-cell office:value-type="float" office:value="0.0002737599">
                <text:p>0.0002737599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0.0002734644">
                <text:p>0.0002734644</text:p>
              </table:table-cell>
              <table:table-cell office:value-type="float" office:value="0.0002734644">
                <text:p>0.0002734644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0.0002751613">
                <text:p>0.0002751613</text:p>
              </table:table-cell>
              <table:table-cell office:value-type="float" office:value="0.0002751613">
                <text:p>0.0002751613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0.0002784039">
                <text:p>0.0002784039</text:p>
              </table:table-cell>
              <table:table-cell office:value-type="float" office:value="0.0002784039">
                <text:p>0.0002784039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0.0002671198">
                <text:p>0.0002671198</text:p>
              </table:table-cell>
              <table:table-cell office:value-type="float" office:value="0.0002671198">
                <text:p>0.0002671198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0.0002734093">
                <text:p>0.0002734093</text:p>
              </table:table-cell>
              <table:table-cell office:value-type="float" office:value="0.0002734093">
                <text:p>0.0002734093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0.000272806">
                <text:p>0.000272806</text:p>
              </table:table-cell>
              <table:table-cell office:value-type="float" office:value="0.000272806">
                <text:p>0.000272806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0.0002722738">
                <text:p>0.0002722738</text:p>
              </table:table-cell>
              <table:table-cell office:value-type="float" office:value="0.0002722738">
                <text:p>0.0002722738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0.0002761839">
                <text:p>0.0002761839</text:p>
              </table:table-cell>
              <table:table-cell office:value-type="float" office:value="0.0002761839">
                <text:p>0.0002761839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0.0002729916">
                <text:p>0.0002729916</text:p>
              </table:table-cell>
              <table:table-cell office:value-type="float" office:value="0.0002729916">
                <text:p>0.0002729916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0.000275448">
                <text:p>0.000275448</text:p>
              </table:table-cell>
              <table:table-cell office:value-type="float" office:value="0.000275448">
                <text:p>0.000275448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0.0002820892">
                <text:p>0.0002820892</text:p>
              </table:table-cell>
              <table:table-cell office:value-type="float" office:value="0.0002820892">
                <text:p>0.0002820892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0.0002801284">
                <text:p>0.0002801284</text:p>
              </table:table-cell>
              <table:table-cell office:value-type="float" office:value="0.0002801284">
                <text:p>0.0002801284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0.0002817441">
                <text:p>0.0002817441</text:p>
              </table:table-cell>
              <table:table-cell office:value-type="float" office:value="0.0002817441">
                <text:p>0.0002817441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0.0002791762">
                <text:p>0.0002791762</text:p>
              </table:table-cell>
              <table:table-cell office:value-type="float" office:value="0.0002791762">
                <text:p>0.0002791762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0.0002875057">
                <text:p>0.0002875057</text:p>
              </table:table-cell>
              <table:table-cell office:value-type="float" office:value="0.0002875057">
                <text:p>0.0002875057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0.0002969176">
                <text:p>0.0002969176</text:p>
              </table:table-cell>
              <table:table-cell office:value-type="float" office:value="0.0002969176">
                <text:p>0.0002969176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0.0003013703">
                <text:p>0.0003013703</text:p>
              </table:table-cell>
              <table:table-cell office:value-type="float" office:value="0.0003013703">
                <text:p>0.0003013703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0.0003010656">
                <text:p>0.0003010656</text:p>
              </table:table-cell>
              <table:table-cell office:value-type="float" office:value="0.0003010656">
                <text:p>0.0003010656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0.0002926824">
                <text:p>0.0002926824</text:p>
              </table:table-cell>
              <table:table-cell office:value-type="float" office:value="0.0002926824">
                <text:p>0.0002926824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0.0002901501">
                <text:p>0.0002901501</text:p>
              </table:table-cell>
              <table:table-cell office:value-type="float" office:value="0.0002901501">
                <text:p>0.0002901501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0.000292651">
                <text:p>0.000292651</text:p>
              </table:table-cell>
              <table:table-cell office:value-type="float" office:value="0.000292651">
                <text:p>0.000292651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0.000292368">
                <text:p>0.000292368</text:p>
              </table:table-cell>
              <table:table-cell office:value-type="float" office:value="0.000292368">
                <text:p>0.000292368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0.0003082518">
                <text:p>0.0003082518</text:p>
              </table:table-cell>
              <table:table-cell office:value-type="float" office:value="0.0003082518">
                <text:p>0.0003082518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0.0003085175">
                <text:p>0.0003085175</text:p>
              </table:table-cell>
              <table:table-cell office:value-type="float" office:value="0.0003085175">
                <text:p>0.0003085175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0.0003143804">
                <text:p>0.0003143804</text:p>
              </table:table-cell>
              <table:table-cell office:value-type="float" office:value="0.0003143804">
                <text:p>0.0003143804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0.0003123292">
                <text:p>0.0003123292</text:p>
              </table:table-cell>
              <table:table-cell office:value-type="float" office:value="0.0003123292">
                <text:p>0.0003123292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0.0003182748">
                <text:p>0.0003182748</text:p>
              </table:table-cell>
              <table:table-cell office:value-type="float" office:value="0.0003182748">
                <text:p>0.0003182748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0.0003271377">
                <text:p>0.0003271377</text:p>
              </table:table-cell>
              <table:table-cell office:value-type="float" office:value="0.0003271377">
                <text:p>0.0003271377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0.000323501">
                <text:p>0.000323501</text:p>
              </table:table-cell>
              <table:table-cell office:value-type="float" office:value="0.000323501">
                <text:p>0.000323501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0.0003390671">
                <text:p>0.0003390671</text:p>
              </table:table-cell>
              <table:table-cell office:value-type="float" office:value="0.0003390671">
                <text:p>0.0003390671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0.0003416433">
                <text:p>0.0003416433</text:p>
              </table:table-cell>
              <table:table-cell office:value-type="float" office:value="0.0003416433">
                <text:p>0.0003416433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0.0003238982">
                <text:p>0.0003238982</text:p>
              </table:table-cell>
              <table:table-cell office:value-type="float" office:value="0.0003238982">
                <text:p>0.0003238982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0.0003392039">
                <text:p>0.0003392039</text:p>
              </table:table-cell>
              <table:table-cell office:value-type="float" office:value="0.0003392039">
                <text:p>0.0003392039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0.0003386647">
                <text:p>0.0003386647</text:p>
              </table:table-cell>
              <table:table-cell office:value-type="float" office:value="0.0003386647">
                <text:p>0.0003386647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0.0003421955">
                <text:p>0.0003421955</text:p>
              </table:table-cell>
              <table:table-cell office:value-type="float" office:value="0.0003421955">
                <text:p>0.0003421955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0.0003324362">
                <text:p>0.0003324362</text:p>
              </table:table-cell>
              <table:table-cell office:value-type="float" office:value="0.0003324362">
                <text:p>0.0003324362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0.000315511">
                <text:p>0.000315511</text:p>
              </table:table-cell>
              <table:table-cell office:value-type="float" office:value="0.000315511">
                <text:p>0.000315511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0.0003173822">
                <text:p>0.0003173822</text:p>
              </table:table-cell>
              <table:table-cell office:value-type="float" office:value="0.0003173822">
                <text:p>0.0003173822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0.0003041466">
                <text:p>0.0003041466</text:p>
              </table:table-cell>
              <table:table-cell office:value-type="float" office:value="0.0003041466">
                <text:p>0.0003041466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0.0003002385">
                <text:p>0.0003002385</text:p>
              </table:table-cell>
              <table:table-cell office:value-type="float" office:value="0.0003002385">
                <text:p>0.0003002385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0.0003007388">
                <text:p>0.0003007388</text:p>
              </table:table-cell>
              <table:table-cell office:value-type="float" office:value="0.0003007388">
                <text:p>0.0003007388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0.0002914068">
                <text:p>0.0002914068</text:p>
              </table:table-cell>
              <table:table-cell office:value-type="float" office:value="0.0002914068">
                <text:p>0.0002914068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0.0002922713">
                <text:p>0.0002922713</text:p>
              </table:table-cell>
              <table:table-cell office:value-type="float" office:value="0.0002922713">
                <text:p>0.0002922713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0.000291848">
                <text:p>0.000291848</text:p>
              </table:table-cell>
              <table:table-cell office:value-type="float" office:value="0.000291848">
                <text:p>0.000291848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0.000303382">
                <text:p>0.000303382</text:p>
              </table:table-cell>
              <table:table-cell office:value-type="float" office:value="0.000303382">
                <text:p>0.000303382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0.0003307015">
                <text:p>0.0003307015</text:p>
              </table:table-cell>
              <table:table-cell office:value-type="float" office:value="0.0003307015">
                <text:p>0.0003307015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0.0003271983">
                <text:p>0.0003271983</text:p>
              </table:table-cell>
              <table:table-cell office:value-type="float" office:value="0.0003271983">
                <text:p>0.0003271983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0.0003275858">
                <text:p>0.0003275858</text:p>
              </table:table-cell>
              <table:table-cell office:value-type="float" office:value="0.0003275858">
                <text:p>0.0003275858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0.0003204571">
                <text:p>0.0003204571</text:p>
              </table:table-cell>
              <table:table-cell office:value-type="float" office:value="0.0003204571">
                <text:p>0.0003204571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0.0003194837">
                <text:p>0.0003194837</text:p>
              </table:table-cell>
              <table:table-cell office:value-type="float" office:value="0.0003194837">
                <text:p>0.0003194837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0.0003213439">
                <text:p>0.0003213439</text:p>
              </table:table-cell>
              <table:table-cell office:value-type="float" office:value="0.0003213439">
                <text:p>0.0003213439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0.0003198824">
                <text:p>0.0003198824</text:p>
              </table:table-cell>
              <table:table-cell office:value-type="float" office:value="0.0003198824">
                <text:p>0.0003198824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0.0003099693">
                <text:p>0.0003099693</text:p>
              </table:table-cell>
              <table:table-cell office:value-type="float" office:value="0.0003099693">
                <text:p>0.0003099693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0.000320914">
                <text:p>0.000320914</text:p>
              </table:table-cell>
              <table:table-cell office:value-type="float" office:value="0.000320914">
                <text:p>0.000320914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0.0003158958">
                <text:p>0.0003158958</text:p>
              </table:table-cell>
              <table:table-cell office:value-type="float" office:value="0.0003158958">
                <text:p>0.0003158958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0.0003170432">
                <text:p>0.0003170432</text:p>
              </table:table-cell>
              <table:table-cell office:value-type="float" office:value="0.0003170432">
                <text:p>0.0003170432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0.0003266687">
                <text:p>0.0003266687</text:p>
              </table:table-cell>
              <table:table-cell office:value-type="float" office:value="0.0003266687">
                <text:p>0.0003266687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0.0003303287">
                <text:p>0.0003303287</text:p>
              </table:table-cell>
              <table:table-cell office:value-type="float" office:value="0.0003303287">
                <text:p>0.0003303287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0.000343764">
                <text:p>0.000343764</text:p>
              </table:table-cell>
              <table:table-cell office:value-type="float" office:value="0.000343764">
                <text:p>0.000343764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0.0003492053">
                <text:p>0.0003492053</text:p>
              </table:table-cell>
              <table:table-cell office:value-type="float" office:value="0.0003492053">
                <text:p>0.0003492053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0.0003451024">
                <text:p>0.0003451024</text:p>
              </table:table-cell>
              <table:table-cell office:value-type="float" office:value="0.0003451024">
                <text:p>0.0003451024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0.0003427726">
                <text:p>0.0003427726</text:p>
              </table:table-cell>
              <table:table-cell office:value-type="float" office:value="0.0003427726">
                <text:p>0.0003427726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0.0003564296">
                <text:p>0.0003564296</text:p>
              </table:table-cell>
              <table:table-cell office:value-type="float" office:value="0.0003564296">
                <text:p>0.0003564296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0.0003643791">
                <text:p>0.0003643791</text:p>
              </table:table-cell>
              <table:table-cell office:value-type="float" office:value="0.0003643791">
                <text:p>0.0003643791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0.000360181">
                <text:p>0.000360181</text:p>
              </table:table-cell>
              <table:table-cell office:value-type="float" office:value="0.000360181">
                <text:p>0.000360181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0.0003578156">
                <text:p>0.0003578156</text:p>
              </table:table-cell>
              <table:table-cell office:value-type="float" office:value="0.0003578156">
                <text:p>0.0003578156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0.000342823">
                <text:p>0.000342823</text:p>
              </table:table-cell>
              <table:table-cell office:value-type="float" office:value="0.000342823">
                <text:p>0.000342823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0.0003460212">
                <text:p>0.0003460212</text:p>
              </table:table-cell>
              <table:table-cell office:value-type="float" office:value="0.0003460212">
                <text:p>0.0003460212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0.0003621035">
                <text:p>0.0003621035</text:p>
              </table:table-cell>
              <table:table-cell office:value-type="float" office:value="0.0003621035">
                <text:p>0.0003621035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0.0003534814">
                <text:p>0.0003534814</text:p>
              </table:table-cell>
              <table:table-cell office:value-type="float" office:value="0.0003534814">
                <text:p>0.0003534814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0.0003507697">
                <text:p>0.0003507697</text:p>
              </table:table-cell>
              <table:table-cell office:value-type="float" office:value="0.0003507697">
                <text:p>0.0003507697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0.0003446873">
                <text:p>0.0003446873</text:p>
              </table:table-cell>
              <table:table-cell office:value-type="float" office:value="0.0003446873">
                <text:p>0.0003446873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0.0003560815">
                <text:p>0.0003560815</text:p>
              </table:table-cell>
              <table:table-cell office:value-type="float" office:value="0.0003560815">
                <text:p>0.0003560815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0.0003510728">
                <text:p>0.0003510728</text:p>
              </table:table-cell>
              <table:table-cell office:value-type="float" office:value="0.0003510728">
                <text:p>0.0003510728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0.0003521938">
                <text:p>0.0003521938</text:p>
              </table:table-cell>
              <table:table-cell office:value-type="float" office:value="0.0003521938">
                <text:p>0.0003521938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0.0003503684">
                <text:p>0.0003503684</text:p>
              </table:table-cell>
              <table:table-cell office:value-type="float" office:value="0.0003503684">
                <text:p>0.0003503684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0.0003525963">
                <text:p>0.0003525963</text:p>
              </table:table-cell>
              <table:table-cell office:value-type="float" office:value="0.0003525963">
                <text:p>0.0003525963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0.0003549969">
                <text:p>0.0003549969</text:p>
              </table:table-cell>
              <table:table-cell office:value-type="float" office:value="0.0003549969">
                <text:p>0.0003549969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0.0003460529">
                <text:p>0.0003460529</text:p>
              </table:table-cell>
              <table:table-cell office:value-type="float" office:value="0.0003460529">
                <text:p>0.0003460529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0.0003467875">
                <text:p>0.0003467875</text:p>
              </table:table-cell>
              <table:table-cell office:value-type="float" office:value="0.0003467875">
                <text:p>0.0003467875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0.0003308831">
                <text:p>0.0003308831</text:p>
              </table:table-cell>
              <table:table-cell office:value-type="float" office:value="0.0003308831">
                <text:p>0.0003308831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0.0003260197">
                <text:p>0.0003260197</text:p>
              </table:table-cell>
              <table:table-cell office:value-type="float" office:value="0.0003260197">
                <text:p>0.0003260197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0.0003396725">
                <text:p>0.0003396725</text:p>
              </table:table-cell>
              <table:table-cell office:value-type="float" office:value="0.0003396725">
                <text:p>0.0003396725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0.0003399364">
                <text:p>0.0003399364</text:p>
              </table:table-cell>
              <table:table-cell office:value-type="float" office:value="0.0003399364">
                <text:p>0.0003399364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0.0003408832">
                <text:p>0.0003408832</text:p>
              </table:table-cell>
              <table:table-cell office:value-type="float" office:value="0.0003408832">
                <text:p>0.0003408832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0.0003435546">
                <text:p>0.0003435546</text:p>
              </table:table-cell>
              <table:table-cell office:value-type="float" office:value="0.0003435546">
                <text:p>0.0003435546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0.0003436427">
                <text:p>0.0003436427</text:p>
              </table:table-cell>
              <table:table-cell office:value-type="float" office:value="0.0003436427">
                <text:p>0.0003436427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0.000346723">
                <text:p>0.000346723</text:p>
              </table:table-cell>
              <table:table-cell office:value-type="float" office:value="0.000346723">
                <text:p>0.000346723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0.0003368806">
                <text:p>0.0003368806</text:p>
              </table:table-cell>
              <table:table-cell office:value-type="float" office:value="0.0003368806">
                <text:p>0.0003368806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0.0003530901">
                <text:p>0.0003530901</text:p>
              </table:table-cell>
              <table:table-cell office:value-type="float" office:value="0.0003530901">
                <text:p>0.0003530901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0.0003505861">
                <text:p>0.0003505861</text:p>
              </table:table-cell>
              <table:table-cell office:value-type="float" office:value="0.0003505861">
                <text:p>0.0003505861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0.0003425861">
                <text:p>0.0003425861</text:p>
              </table:table-cell>
              <table:table-cell office:value-type="float" office:value="0.0003425861">
                <text:p>0.0003425861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0.0003525508">
                <text:p>0.0003525508</text:p>
              </table:table-cell>
              <table:table-cell office:value-type="float" office:value="0.0003525508">
                <text:p>0.0003525508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0.0003478524">
                <text:p>0.0003478524</text:p>
              </table:table-cell>
              <table:table-cell office:value-type="float" office:value="0.0003478524">
                <text:p>0.0003478524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0.0003529354">
                <text:p>0.0003529354</text:p>
              </table:table-cell>
              <table:table-cell office:value-type="float" office:value="0.0003529354">
                <text:p>0.0003529354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0.0003581013">
                <text:p>0.0003581013</text:p>
              </table:table-cell>
              <table:table-cell office:value-type="float" office:value="0.0003581013">
                <text:p>0.0003581013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0.0003562153">
                <text:p>0.0003562153</text:p>
              </table:table-cell>
              <table:table-cell office:value-type="float" office:value="0.0003562153">
                <text:p>0.0003562153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0.0003669501">
                <text:p>0.0003669501</text:p>
              </table:table-cell>
              <table:table-cell office:value-type="float" office:value="0.0003669501">
                <text:p>0.0003669501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0.000366152">
                <text:p>0.000366152</text:p>
              </table:table-cell>
              <table:table-cell office:value-type="float" office:value="0.000366152">
                <text:p>0.000366152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0.0003774485">
                <text:p>0.0003774485</text:p>
              </table:table-cell>
              <table:table-cell office:value-type="float" office:value="0.0003774485">
                <text:p>0.0003774485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0.0003780366">
                <text:p>0.0003780366</text:p>
              </table:table-cell>
              <table:table-cell office:value-type="float" office:value="0.0003780366">
                <text:p>0.0003780366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0.000384228">
                <text:p>0.000384228</text:p>
              </table:table-cell>
              <table:table-cell office:value-type="float" office:value="0.000384228">
                <text:p>0.000384228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0.0003917752">
                <text:p>0.0003917752</text:p>
              </table:table-cell>
              <table:table-cell office:value-type="float" office:value="0.0003917752">
                <text:p>0.0003917752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0.0003883984">
                <text:p>0.0003883984</text:p>
              </table:table-cell>
              <table:table-cell office:value-type="float" office:value="0.0003883984">
                <text:p>0.0003883984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0.0003871466">
                <text:p>0.0003871466</text:p>
              </table:table-cell>
              <table:table-cell office:value-type="float" office:value="0.0003871466">
                <text:p>0.0003871466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0.0003792683">
                <text:p>0.0003792683</text:p>
              </table:table-cell>
              <table:table-cell office:value-type="float" office:value="0.0003792683">
                <text:p>0.0003792683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0.0003740274">
                <text:p>0.0003740274</text:p>
              </table:table-cell>
              <table:table-cell office:value-type="float" office:value="0.0003740274">
                <text:p>0.0003740274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0.0003705794">
                <text:p>0.0003705794</text:p>
              </table:table-cell>
              <table:table-cell office:value-type="float" office:value="0.0003705794">
                <text:p>0.0003705794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0.0003813091">
                <text:p>0.0003813091</text:p>
              </table:table-cell>
              <table:table-cell office:value-type="float" office:value="0.0003813091">
                <text:p>0.0003813091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0.000372177">
                <text:p>0.000372177</text:p>
              </table:table-cell>
              <table:table-cell office:value-type="float" office:value="0.000372177">
                <text:p>0.000372177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0.0003706365">
                <text:p>0.0003706365</text:p>
              </table:table-cell>
              <table:table-cell office:value-type="float" office:value="0.0003706365">
                <text:p>0.0003706365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0.0003823184">
                <text:p>0.0003823184</text:p>
              </table:table-cell>
              <table:table-cell office:value-type="float" office:value="0.0003823184">
                <text:p>0.0003823184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0.0003677418">
                <text:p>0.0003677418</text:p>
              </table:table-cell>
              <table:table-cell office:value-type="float" office:value="0.0003677418">
                <text:p>0.0003677418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0.0003853632">
                <text:p>0.0003853632</text:p>
              </table:table-cell>
              <table:table-cell office:value-type="float" office:value="0.0003853632">
                <text:p>0.0003853632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0.0003833008">
                <text:p>0.0003833008</text:p>
              </table:table-cell>
              <table:table-cell office:value-type="float" office:value="0.0003833008">
                <text:p>0.0003833008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0.0003863256">
                <text:p>0.0003863256</text:p>
              </table:table-cell>
              <table:table-cell office:value-type="float" office:value="0.0003863256">
                <text:p>0.0003863256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0.0003765036">
                <text:p>0.0003765036</text:p>
              </table:table-cell>
              <table:table-cell office:value-type="float" office:value="0.0003765036">
                <text:p>0.0003765036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0.0003708216">
                <text:p>0.0003708216</text:p>
              </table:table-cell>
              <table:table-cell office:value-type="float" office:value="0.0003708216">
                <text:p>0.0003708216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0.0003663805">
                <text:p>0.0003663805</text:p>
              </table:table-cell>
              <table:table-cell office:value-type="float" office:value="0.0003663805">
                <text:p>0.0003663805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0.0003731076">
                <text:p>0.0003731076</text:p>
              </table:table-cell>
              <table:table-cell office:value-type="float" office:value="0.0003731076">
                <text:p>0.0003731076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0.0003784959">
                <text:p>0.0003784959</text:p>
              </table:table-cell>
              <table:table-cell office:value-type="float" office:value="0.0003784959">
                <text:p>0.0003784959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0.0003685319">
                <text:p>0.0003685319</text:p>
              </table:table-cell>
              <table:table-cell office:value-type="float" office:value="0.0003685319">
                <text:p>0.0003685319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0.0003767983">
                <text:p>0.0003767983</text:p>
              </table:table-cell>
              <table:table-cell office:value-type="float" office:value="0.0003767983">
                <text:p>0.0003767983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0.000379774">
                <text:p>0.000379774</text:p>
              </table:table-cell>
              <table:table-cell office:value-type="float" office:value="0.000379774">
                <text:p>0.000379774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0.0003746023">
                <text:p>0.0003746023</text:p>
              </table:table-cell>
              <table:table-cell office:value-type="float" office:value="0.0003746023">
                <text:p>0.0003746023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0.0003698569">
                <text:p>0.0003698569</text:p>
              </table:table-cell>
              <table:table-cell office:value-type="float" office:value="0.0003698569">
                <text:p>0.0003698569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0.0003682089">
                <text:p>0.0003682089</text:p>
              </table:table-cell>
              <table:table-cell office:value-type="float" office:value="0.0003682089">
                <text:p>0.0003682089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0.0003866595">
                <text:p>0.0003866595</text:p>
              </table:table-cell>
              <table:table-cell office:value-type="float" office:value="0.0003866595">
                <text:p>0.0003866595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0.0003923487">
                <text:p>0.0003923487</text:p>
              </table:table-cell>
              <table:table-cell office:value-type="float" office:value="0.0003923487">
                <text:p>0.0003923487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0.0003903647">
                <text:p>0.0003903647</text:p>
              </table:table-cell>
              <table:table-cell office:value-type="float" office:value="0.0003903647">
                <text:p>0.0003903647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0.0003896184">
                <text:p>0.0003896184</text:p>
              </table:table-cell>
              <table:table-cell office:value-type="float" office:value="0.0003896184">
                <text:p>0.0003896184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0.0003820943">
                <text:p>0.0003820943</text:p>
              </table:table-cell>
              <table:table-cell office:value-type="float" office:value="0.0003820943">
                <text:p>0.0003820943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0.0003822632">
                <text:p>0.0003822632</text:p>
              </table:table-cell>
              <table:table-cell office:value-type="float" office:value="0.0003822632">
                <text:p>0.0003822632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0.0003797504">
                <text:p>0.0003797504</text:p>
              </table:table-cell>
              <table:table-cell office:value-type="float" office:value="0.0003797504">
                <text:p>0.0003797504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0.0003670841">
                <text:p>0.0003670841</text:p>
              </table:table-cell>
              <table:table-cell office:value-type="float" office:value="0.0003670841">
                <text:p>0.0003670841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0.0003653083">
                <text:p>0.0003653083</text:p>
              </table:table-cell>
              <table:table-cell office:value-type="float" office:value="0.0003653083">
                <text:p>0.0003653083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0.0003670268">
                <text:p>0.0003670268</text:p>
              </table:table-cell>
              <table:table-cell office:value-type="float" office:value="0.0003670268">
                <text:p>0.0003670268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0.0003825443">
                <text:p>0.0003825443</text:p>
              </table:table-cell>
              <table:table-cell office:value-type="float" office:value="0.0003825443">
                <text:p>0.0003825443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0.0003871506">
                <text:p>0.0003871506</text:p>
              </table:table-cell>
              <table:table-cell office:value-type="float" office:value="0.0003871506">
                <text:p>0.0003871506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0.0003960445">
                <text:p>0.0003960445</text:p>
              </table:table-cell>
              <table:table-cell office:value-type="float" office:value="0.0003960445">
                <text:p>0.0003960445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0.0003914279">
                <text:p>0.0003914279</text:p>
              </table:table-cell>
              <table:table-cell office:value-type="float" office:value="0.0003914279">
                <text:p>0.0003914279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0.0004032851">
                <text:p>0.0004032851</text:p>
              </table:table-cell>
              <table:table-cell office:value-type="float" office:value="0.0004032851">
                <text:p>0.0004032851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0.0004016189">
                <text:p>0.0004016189</text:p>
              </table:table-cell>
              <table:table-cell office:value-type="float" office:value="0.0004016189">
                <text:p>0.0004016189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0.0004014249">
                <text:p>0.0004014249</text:p>
              </table:table-cell>
              <table:table-cell office:value-type="float" office:value="0.0004014249">
                <text:p>0.0004014249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0.0003940025">
                <text:p>0.0003940025</text:p>
              </table:table-cell>
              <table:table-cell office:value-type="float" office:value="0.0003940025">
                <text:p>0.0003940025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0.0003938008">
                <text:p>0.0003938008</text:p>
              </table:table-cell>
              <table:table-cell office:value-type="float" office:value="0.0003938008">
                <text:p>0.0003938008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0.0004063254">
                <text:p>0.0004063254</text:p>
              </table:table-cell>
              <table:table-cell office:value-type="float" office:value="0.0004063254">
                <text:p>0.0004063254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0.0004001378">
                <text:p>0.0004001378</text:p>
              </table:table-cell>
              <table:table-cell office:value-type="float" office:value="0.0004001378">
                <text:p>0.0004001378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0.0004042118">
                <text:p>0.0004042118</text:p>
              </table:table-cell>
              <table:table-cell office:value-type="float" office:value="0.0004042118">
                <text:p>0.0004042118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0.0004173088">
                <text:p>0.0004173088</text:p>
              </table:table-cell>
              <table:table-cell office:value-type="float" office:value="0.0004173088">
                <text:p>0.0004173088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0.0004160096">
                <text:p>0.0004160096</text:p>
              </table:table-cell>
              <table:table-cell office:value-type="float" office:value="0.0004160096">
                <text:p>0.0004160096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0.0004236672">
                <text:p>0.0004236672</text:p>
              </table:table-cell>
              <table:table-cell office:value-type="float" office:value="0.0004236672">
                <text:p>0.0004236672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0.0004125316">
                <text:p>0.0004125316</text:p>
              </table:table-cell>
              <table:table-cell office:value-type="float" office:value="0.0004125316">
                <text:p>0.0004125316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0.0004031769">
                <text:p>0.0004031769</text:p>
              </table:table-cell>
              <table:table-cell office:value-type="float" office:value="0.0004031769">
                <text:p>0.0004031769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0.0004088607">
                <text:p>0.0004088607</text:p>
              </table:table-cell>
              <table:table-cell office:value-type="float" office:value="0.0004088607">
                <text:p>0.0004088607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0.0004173936">
                <text:p>0.0004173936</text:p>
              </table:table-cell>
              <table:table-cell office:value-type="float" office:value="0.0004173936">
                <text:p>0.0004173936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0.0004233382">
                <text:p>0.0004233382</text:p>
              </table:table-cell>
              <table:table-cell office:value-type="float" office:value="0.0004233382">
                <text:p>0.0004233382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0.0004176623">
                <text:p>0.0004176623</text:p>
              </table:table-cell>
              <table:table-cell office:value-type="float" office:value="0.0004176623">
                <text:p>0.0004176623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0.0004200692">
                <text:p>0.0004200692</text:p>
              </table:table-cell>
              <table:table-cell office:value-type="float" office:value="0.0004200692">
                <text:p>0.0004200692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0.0004213707">
                <text:p>0.0004213707</text:p>
              </table:table-cell>
              <table:table-cell office:value-type="float" office:value="0.0004213707">
                <text:p>0.0004213707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0.0004208772">
                <text:p>0.0004208772</text:p>
              </table:table-cell>
              <table:table-cell office:value-type="float" office:value="0.0004208772">
                <text:p>0.0004208772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0.0004226883">
                <text:p>0.0004226883</text:p>
              </table:table-cell>
              <table:table-cell office:value-type="float" office:value="0.0004226883">
                <text:p>0.0004226883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0.0004281288">
                <text:p>0.0004281288</text:p>
              </table:table-cell>
              <table:table-cell office:value-type="float" office:value="0.0004281288">
                <text:p>0.0004281288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0.0004240383">
                <text:p>0.0004240383</text:p>
              </table:table-cell>
              <table:table-cell office:value-type="float" office:value="0.0004240383">
                <text:p>0.0004240383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0.0004267372">
                <text:p>0.0004267372</text:p>
              </table:table-cell>
              <table:table-cell office:value-type="float" office:value="0.0004267372">
                <text:p>0.0004267372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0.0004260005">
                <text:p>0.0004260005</text:p>
              </table:table-cell>
              <table:table-cell office:value-type="float" office:value="0.0004260005">
                <text:p>0.0004260005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0.0004314287">
                <text:p>0.0004314287</text:p>
              </table:table-cell>
              <table:table-cell office:value-type="float" office:value="0.0004314287">
                <text:p>0.0004314287</text:p>
              </table:table-cell>
            </table:table-row>
            <table:table-row>
              <table:table-cell office:value-type="string">
                <text:p>3162</text:p>
              </table:table-cell>
              <table:table-cell office:value-type="float" office:value="0.0004255418">
                <text:p>0.0004255418</text:p>
              </table:table-cell>
              <table:table-cell office:value-type="float" office:value="0.0004255418">
                <text:p>0.0004255418</text:p>
              </table:table-cell>
            </table:table-row>
            <table:table-row>
              <table:table-cell office:value-type="string">
                <text:p>3163</text:p>
              </table:table-cell>
              <table:table-cell office:value-type="float" office:value="0.0004308133">
                <text:p>0.0004308133</text:p>
              </table:table-cell>
              <table:table-cell office:value-type="float" office:value="0.0004308133">
                <text:p>0.0004308133</text:p>
              </table:table-cell>
            </table:table-row>
            <table:table-row>
              <table:table-cell office:value-type="string">
                <text:p>3164</text:p>
              </table:table-cell>
              <table:table-cell office:value-type="float" office:value="0.0004263762">
                <text:p>0.0004263762</text:p>
              </table:table-cell>
              <table:table-cell office:value-type="float" office:value="0.0004263762">
                <text:p>0.0004263762</text:p>
              </table:table-cell>
            </table:table-row>
            <table:table-row>
              <table:table-cell office:value-type="string">
                <text:p>3165</text:p>
              </table:table-cell>
              <table:table-cell office:value-type="float" office:value="0.0004130691">
                <text:p>0.0004130691</text:p>
              </table:table-cell>
              <table:table-cell office:value-type="float" office:value="0.0004130691">
                <text:p>0.0004130691</text:p>
              </table:table-cell>
            </table:table-row>
            <table:table-row>
              <table:table-cell office:value-type="string">
                <text:p>3166</text:p>
              </table:table-cell>
              <table:table-cell office:value-type="float" office:value="0.0004148589">
                <text:p>0.0004148589</text:p>
              </table:table-cell>
              <table:table-cell office:value-type="float" office:value="0.0004148589">
                <text:p>0.0004148589</text:p>
              </table:table-cell>
            </table:table-row>
            <table:table-row>
              <table:table-cell office:value-type="string">
                <text:p>3167</text:p>
              </table:table-cell>
              <table:table-cell office:value-type="float" office:value="0.0004064307">
                <text:p>0.0004064307</text:p>
              </table:table-cell>
              <table:table-cell office:value-type="float" office:value="0.0004064307">
                <text:p>0.0004064307</text:p>
              </table:table-cell>
            </table:table-row>
            <table:table-row>
              <table:table-cell office:value-type="string">
                <text:p>3168</text:p>
              </table:table-cell>
              <table:table-cell office:value-type="float" office:value="0.0004084861">
                <text:p>0.0004084861</text:p>
              </table:table-cell>
              <table:table-cell office:value-type="float" office:value="0.0004084861">
                <text:p>0.0004084861</text:p>
              </table:table-cell>
            </table:table-row>
            <table:table-row>
              <table:table-cell office:value-type="string">
                <text:p>3169</text:p>
              </table:table-cell>
              <table:table-cell office:value-type="float" office:value="0.0004081359">
                <text:p>0.0004081359</text:p>
              </table:table-cell>
              <table:table-cell office:value-type="float" office:value="0.0004081359">
                <text:p>0.0004081359</text:p>
              </table:table-cell>
            </table:table-row>
            <table:table-row>
              <table:table-cell office:value-type="string">
                <text:p>3170</text:p>
              </table:table-cell>
              <table:table-cell office:value-type="float" office:value="0.0004110691">
                <text:p>0.0004110691</text:p>
              </table:table-cell>
              <table:table-cell office:value-type="float" office:value="0.0004110691">
                <text:p>0.0004110691</text:p>
              </table:table-cell>
            </table:table-row>
            <table:table-row>
              <table:table-cell office:value-type="string">
                <text:p>3171</text:p>
              </table:table-cell>
              <table:table-cell office:value-type="float" office:value="0.0004213079">
                <text:p>0.0004213079</text:p>
              </table:table-cell>
              <table:table-cell office:value-type="float" office:value="0.0004213079">
                <text:p>0.0004213079</text:p>
              </table:table-cell>
            </table:table-row>
            <table:table-row>
              <table:table-cell office:value-type="string">
                <text:p>3172</text:p>
              </table:table-cell>
              <table:table-cell office:value-type="float" office:value="0.000416254">
                <text:p>0.000416254</text:p>
              </table:table-cell>
              <table:table-cell office:value-type="float" office:value="0.000416254">
                <text:p>0.000416254</text:p>
              </table:table-cell>
            </table:table-row>
            <table:table-row>
              <table:table-cell office:value-type="string">
                <text:p>3173</text:p>
              </table:table-cell>
              <table:table-cell office:value-type="float" office:value="0.000420461">
                <text:p>0.000420461</text:p>
              </table:table-cell>
              <table:table-cell office:value-type="float" office:value="0.000420461">
                <text:p>0.000420461</text:p>
              </table:table-cell>
            </table:table-row>
            <table:table-row>
              <table:table-cell office:value-type="string">
                <text:p>3174</text:p>
              </table:table-cell>
              <table:table-cell office:value-type="float" office:value="0.0004114864">
                <text:p>0.0004114864</text:p>
              </table:table-cell>
              <table:table-cell office:value-type="float" office:value="0.0004114864">
                <text:p>0.0004114864</text:p>
              </table:table-cell>
            </table:table-row>
            <table:table-row>
              <table:table-cell office:value-type="string">
                <text:p>3175</text:p>
              </table:table-cell>
              <table:table-cell office:value-type="float" office:value="0.0004130889">
                <text:p>0.0004130889</text:p>
              </table:table-cell>
              <table:table-cell office:value-type="float" office:value="0.0004130889">
                <text:p>0.0004130889</text:p>
              </table:table-cell>
            </table:table-row>
            <table:table-row>
              <table:table-cell office:value-type="string">
                <text:p>3176</text:p>
              </table:table-cell>
              <table:table-cell office:value-type="float" office:value="0.0003996822">
                <text:p>0.0003996822</text:p>
              </table:table-cell>
              <table:table-cell office:value-type="float" office:value="0.0003996822">
                <text:p>0.0003996822</text:p>
              </table:table-cell>
            </table:table-row>
            <table:table-row>
              <table:table-cell office:value-type="string">
                <text:p>3177</text:p>
              </table:table-cell>
              <table:table-cell office:value-type="float" office:value="0.0003991182">
                <text:p>0.0003991182</text:p>
              </table:table-cell>
              <table:table-cell office:value-type="float" office:value="0.0003991182">
                <text:p>0.0003991182</text:p>
              </table:table-cell>
            </table:table-row>
            <table:table-row>
              <table:table-cell office:value-type="string">
                <text:p>3178</text:p>
              </table:table-cell>
              <table:table-cell office:value-type="float" office:value="0.0004132039">
                <text:p>0.0004132039</text:p>
              </table:table-cell>
              <table:table-cell office:value-type="float" office:value="0.0004132039">
                <text:p>0.0004132039</text:p>
              </table:table-cell>
            </table:table-row>
            <table:table-row>
              <table:table-cell office:value-type="string">
                <text:p>3179</text:p>
              </table:table-cell>
              <table:table-cell office:value-type="float" office:value="0.0004291957">
                <text:p>0.0004291957</text:p>
              </table:table-cell>
              <table:table-cell office:value-type="float" office:value="0.0004291957">
                <text:p>0.0004291957</text:p>
              </table:table-cell>
            </table:table-row>
            <table:table-row>
              <table:table-cell office:value-type="string">
                <text:p>3180</text:p>
              </table:table-cell>
              <table:table-cell office:value-type="float" office:value="0.0004206492">
                <text:p>0.0004206492</text:p>
              </table:table-cell>
              <table:table-cell office:value-type="float" office:value="0.0004206492">
                <text:p>0.0004206492</text:p>
              </table:table-cell>
            </table:table-row>
            <table:table-row>
              <table:table-cell office:value-type="string">
                <text:p>3181</text:p>
              </table:table-cell>
              <table:table-cell office:value-type="float" office:value="0.0004167736">
                <text:p>0.0004167736</text:p>
              </table:table-cell>
              <table:table-cell office:value-type="float" office:value="0.0004167736">
                <text:p>0.0004167736</text:p>
              </table:table-cell>
            </table:table-row>
            <table:table-row>
              <table:table-cell office:value-type="string">
                <text:p>3182</text:p>
              </table:table-cell>
              <table:table-cell office:value-type="float" office:value="0.0004166046">
                <text:p>0.0004166046</text:p>
              </table:table-cell>
              <table:table-cell office:value-type="float" office:value="0.0004166046">
                <text:p>0.0004166046</text:p>
              </table:table-cell>
            </table:table-row>
            <table:table-row>
              <table:table-cell office:value-type="string">
                <text:p>3183</text:p>
              </table:table-cell>
              <table:table-cell office:value-type="float" office:value="0.0004226352">
                <text:p>0.0004226352</text:p>
              </table:table-cell>
              <table:table-cell office:value-type="float" office:value="0.0004226352">
                <text:p>0.0004226352</text:p>
              </table:table-cell>
            </table:table-row>
            <table:table-row>
              <table:table-cell office:value-type="string">
                <text:p>3184</text:p>
              </table:table-cell>
              <table:table-cell office:value-type="float" office:value="0.0004277032">
                <text:p>0.0004277032</text:p>
              </table:table-cell>
              <table:table-cell office:value-type="float" office:value="0.0004277032">
                <text:p>0.0004277032</text:p>
              </table:table-cell>
            </table:table-row>
            <table:table-row>
              <table:table-cell office:value-type="string">
                <text:p>3185</text:p>
              </table:table-cell>
              <table:table-cell office:value-type="float" office:value="0.0004171175">
                <text:p>0.0004171175</text:p>
              </table:table-cell>
              <table:table-cell office:value-type="float" office:value="0.0004171175">
                <text:p>0.0004171175</text:p>
              </table:table-cell>
            </table:table-row>
            <table:table-row>
              <table:table-cell office:value-type="string">
                <text:p>3186</text:p>
              </table:table-cell>
              <table:table-cell office:value-type="float" office:value="0.0004082649">
                <text:p>0.0004082649</text:p>
              </table:table-cell>
              <table:table-cell office:value-type="float" office:value="0.0004082649">
                <text:p>0.0004082649</text:p>
              </table:table-cell>
            </table:table-row>
            <table:table-row>
              <table:table-cell office:value-type="string">
                <text:p>3187</text:p>
              </table:table-cell>
              <table:table-cell office:value-type="float" office:value="0.0004113333">
                <text:p>0.0004113333</text:p>
              </table:table-cell>
              <table:table-cell office:value-type="float" office:value="0.0004113333">
                <text:p>0.0004113333</text:p>
              </table:table-cell>
            </table:table-row>
            <table:table-row>
              <table:table-cell office:value-type="string">
                <text:p>3188</text:p>
              </table:table-cell>
              <table:table-cell office:value-type="float" office:value="0.0004112794">
                <text:p>0.0004112794</text:p>
              </table:table-cell>
              <table:table-cell office:value-type="float" office:value="0.0004112794">
                <text:p>0.0004112794</text:p>
              </table:table-cell>
            </table:table-row>
            <table:table-row>
              <table:table-cell office:value-type="string">
                <text:p>3189</text:p>
              </table:table-cell>
              <table:table-cell office:value-type="float" office:value="0.000393814">
                <text:p>0.000393814</text:p>
              </table:table-cell>
              <table:table-cell office:value-type="float" office:value="0.000393814">
                <text:p>0.000393814</text:p>
              </table:table-cell>
            </table:table-row>
            <table:table-row>
              <table:table-cell office:value-type="string">
                <text:p>3190</text:p>
              </table:table-cell>
              <table:table-cell office:value-type="float" office:value="0.0004082952">
                <text:p>0.0004082952</text:p>
              </table:table-cell>
              <table:table-cell office:value-type="float" office:value="0.0004082952">
                <text:p>0.0004082952</text:p>
              </table:table-cell>
            </table:table-row>
            <table:table-row>
              <table:table-cell office:value-type="string">
                <text:p>3191</text:p>
              </table:table-cell>
              <table:table-cell office:value-type="float" office:value="0.0004161457">
                <text:p>0.0004161457</text:p>
              </table:table-cell>
              <table:table-cell office:value-type="float" office:value="0.0004161457">
                <text:p>0.0004161457</text:p>
              </table:table-cell>
            </table:table-row>
            <table:table-row>
              <table:table-cell office:value-type="string">
                <text:p>3192</text:p>
              </table:table-cell>
              <table:table-cell office:value-type="float" office:value="0.0004288145">
                <text:p>0.0004288145</text:p>
              </table:table-cell>
              <table:table-cell office:value-type="float" office:value="0.0004288145">
                <text:p>0.0004288145</text:p>
              </table:table-cell>
            </table:table-row>
            <table:table-row>
              <table:table-cell office:value-type="string">
                <text:p>3193</text:p>
              </table:table-cell>
              <table:table-cell office:value-type="float" office:value="0.0004156471">
                <text:p>0.0004156471</text:p>
              </table:table-cell>
              <table:table-cell office:value-type="float" office:value="0.0004156471">
                <text:p>0.0004156471</text:p>
              </table:table-cell>
            </table:table-row>
            <table:table-row>
              <table:table-cell office:value-type="string">
                <text:p>3194</text:p>
              </table:table-cell>
              <table:table-cell office:value-type="float" office:value="0.0004180004">
                <text:p>0.0004180004</text:p>
              </table:table-cell>
              <table:table-cell office:value-type="float" office:value="0.0004180004">
                <text:p>0.0004180004</text:p>
              </table:table-cell>
            </table:table-row>
            <table:table-row>
              <table:table-cell office:value-type="string">
                <text:p>3195</text:p>
              </table:table-cell>
              <table:table-cell office:value-type="float" office:value="0.0004269706">
                <text:p>0.0004269706</text:p>
              </table:table-cell>
              <table:table-cell office:value-type="float" office:value="0.0004269706">
                <text:p>0.0004269706</text:p>
              </table:table-cell>
            </table:table-row>
            <table:table-row>
              <table:table-cell office:value-type="string">
                <text:p>3196</text:p>
              </table:table-cell>
              <table:table-cell office:value-type="float" office:value="0.0004267079">
                <text:p>0.0004267079</text:p>
              </table:table-cell>
              <table:table-cell office:value-type="float" office:value="0.0004267079">
                <text:p>0.0004267079</text:p>
              </table:table-cell>
            </table:table-row>
            <table:table-row>
              <table:table-cell office:value-type="string">
                <text:p>3197</text:p>
              </table:table-cell>
              <table:table-cell office:value-type="float" office:value="0.0004234868">
                <text:p>0.0004234868</text:p>
              </table:table-cell>
              <table:table-cell office:value-type="float" office:value="0.0004234868">
                <text:p>0.0004234868</text:p>
              </table:table-cell>
            </table:table-row>
            <table:table-row>
              <table:table-cell office:value-type="string">
                <text:p>3198</text:p>
              </table:table-cell>
              <table:table-cell office:value-type="float" office:value="0.0004278295">
                <text:p>0.0004278295</text:p>
              </table:table-cell>
              <table:table-cell office:value-type="float" office:value="0.0004278295">
                <text:p>0.0004278295</text:p>
              </table:table-cell>
            </table:table-row>
            <table:table-row>
              <table:table-cell office:value-type="string">
                <text:p>3199</text:p>
              </table:table-cell>
              <table:table-cell office:value-type="float" office:value="0.0004212533">
                <text:p>0.0004212533</text:p>
              </table:table-cell>
              <table:table-cell office:value-type="float" office:value="0.0004212533">
                <text:p>0.0004212533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0.0004232175">
                <text:p>0.0004232175</text:p>
              </table:table-cell>
              <table:table-cell office:value-type="float" office:value="0.0004232175">
                <text:p>0.0004232175</text:p>
              </table:table-cell>
            </table:table-row>
            <table:table-row>
              <table:table-cell office:value-type="string">
                <text:p>3201</text:p>
              </table:table-cell>
              <table:table-cell office:value-type="float" office:value="0.0004196607">
                <text:p>0.0004196607</text:p>
              </table:table-cell>
              <table:table-cell office:value-type="float" office:value="0.0004196607">
                <text:p>0.0004196607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0.0004221294">
                <text:p>0.0004221294</text:p>
              </table:table-cell>
              <table:table-cell office:value-type="float" office:value="0.0004221294">
                <text:p>0.0004221294</text:p>
              </table:table-cell>
            </table:table-row>
            <table:table-row>
              <table:table-cell office:value-type="string">
                <text:p>3203</text:p>
              </table:table-cell>
              <table:table-cell office:value-type="float" office:value="0.000414576">
                <text:p>0.000414576</text:p>
              </table:table-cell>
              <table:table-cell office:value-type="float" office:value="0.000414576">
                <text:p>0.000414576</text:p>
              </table:table-cell>
            </table:table-row>
            <table:table-row>
              <table:table-cell office:value-type="string">
                <text:p>3204</text:p>
              </table:table-cell>
              <table:table-cell office:value-type="float" office:value="0.000426433">
                <text:p>0.000426433</text:p>
              </table:table-cell>
              <table:table-cell office:value-type="float" office:value="0.000426433">
                <text:p>0.000426433</text:p>
              </table:table-cell>
            </table:table-row>
            <table:table-row>
              <table:table-cell office:value-type="string">
                <text:p>3205</text:p>
              </table:table-cell>
              <table:table-cell office:value-type="float" office:value="0.0004181985">
                <text:p>0.0004181985</text:p>
              </table:table-cell>
              <table:table-cell office:value-type="float" office:value="0.0004181985">
                <text:p>0.0004181985</text:p>
              </table:table-cell>
            </table:table-row>
            <table:table-row>
              <table:table-cell office:value-type="string">
                <text:p>3206</text:p>
              </table:table-cell>
              <table:table-cell office:value-type="float" office:value="0.0004202638">
                <text:p>0.0004202638</text:p>
              </table:table-cell>
              <table:table-cell office:value-type="float" office:value="0.0004202638">
                <text:p>0.0004202638</text:p>
              </table:table-cell>
            </table:table-row>
            <table:table-row>
              <table:table-cell office:value-type="string">
                <text:p>3207</text:p>
              </table:table-cell>
              <table:table-cell office:value-type="float" office:value="0.0004186574">
                <text:p>0.0004186574</text:p>
              </table:table-cell>
              <table:table-cell office:value-type="float" office:value="0.0004186574">
                <text:p>0.0004186574</text:p>
              </table:table-cell>
            </table:table-row>
            <table:table-row>
              <table:table-cell office:value-type="string">
                <text:p>3208</text:p>
              </table:table-cell>
              <table:table-cell office:value-type="float" office:value="0.0004157983">
                <text:p>0.0004157983</text:p>
              </table:table-cell>
              <table:table-cell office:value-type="float" office:value="0.0004157983">
                <text:p>0.0004157983</text:p>
              </table:table-cell>
            </table:table-row>
            <table:table-row>
              <table:table-cell office:value-type="string">
                <text:p>3209</text:p>
              </table:table-cell>
              <table:table-cell office:value-type="float" office:value="0.0004135276">
                <text:p>0.0004135276</text:p>
              </table:table-cell>
              <table:table-cell office:value-type="float" office:value="0.0004135276">
                <text:p>0.0004135276</text:p>
              </table:table-cell>
            </table:table-row>
            <table:table-row>
              <table:table-cell office:value-type="string">
                <text:p>3210</text:p>
              </table:table-cell>
              <table:table-cell office:value-type="float" office:value="0.0004181544">
                <text:p>0.0004181544</text:p>
              </table:table-cell>
              <table:table-cell office:value-type="float" office:value="0.0004181544">
                <text:p>0.0004181544</text:p>
              </table:table-cell>
            </table:table-row>
            <table:table-row>
              <table:table-cell office:value-type="string">
                <text:p>3211</text:p>
              </table:table-cell>
              <table:table-cell office:value-type="float" office:value="0.0004124796">
                <text:p>0.0004124796</text:p>
              </table:table-cell>
              <table:table-cell office:value-type="float" office:value="0.0004124796">
                <text:p>0.0004124796</text:p>
              </table:table-cell>
            </table:table-row>
            <table:table-row>
              <table:table-cell office:value-type="string">
                <text:p>3212</text:p>
              </table:table-cell>
              <table:table-cell office:value-type="float" office:value="0.0004159966">
                <text:p>0.0004159966</text:p>
              </table:table-cell>
              <table:table-cell office:value-type="float" office:value="0.0004159966">
                <text:p>0.0004159966</text:p>
              </table:table-cell>
            </table:table-row>
            <table:table-row>
              <table:table-cell office:value-type="string">
                <text:p>3213</text:p>
              </table:table-cell>
              <table:table-cell office:value-type="float" office:value="0.0004089394">
                <text:p>0.0004089394</text:p>
              </table:table-cell>
              <table:table-cell office:value-type="float" office:value="0.0004089394">
                <text:p>0.0004089394</text:p>
              </table:table-cell>
            </table:table-row>
            <table:table-row>
              <table:table-cell office:value-type="string">
                <text:p>3214</text:p>
              </table:table-cell>
              <table:table-cell office:value-type="float" office:value="0.0004131935">
                <text:p>0.0004131935</text:p>
              </table:table-cell>
              <table:table-cell office:value-type="float" office:value="0.0004131935">
                <text:p>0.0004131935</text:p>
              </table:table-cell>
            </table:table-row>
            <table:table-row>
              <table:table-cell office:value-type="string">
                <text:p>3215</text:p>
              </table:table-cell>
              <table:table-cell office:value-type="float" office:value="0.0004057452">
                <text:p>0.0004057452</text:p>
              </table:table-cell>
              <table:table-cell office:value-type="float" office:value="0.0004057452">
                <text:p>0.0004057452</text:p>
              </table:table-cell>
            </table:table-row>
            <table:table-row>
              <table:table-cell office:value-type="string">
                <text:p>3216</text:p>
              </table:table-cell>
              <table:table-cell office:value-type="float" office:value="0.0004070984">
                <text:p>0.0004070984</text:p>
              </table:table-cell>
              <table:table-cell office:value-type="float" office:value="0.0004070984">
                <text:p>0.0004070984</text:p>
              </table:table-cell>
            </table:table-row>
            <table:table-row>
              <table:table-cell office:value-type="string">
                <text:p>3217</text:p>
              </table:table-cell>
              <table:table-cell office:value-type="float" office:value="0.000405445">
                <text:p>0.000405445</text:p>
              </table:table-cell>
              <table:table-cell office:value-type="float" office:value="0.000405445">
                <text:p>0.000405445</text:p>
              </table:table-cell>
            </table:table-row>
            <table:table-row>
              <table:table-cell office:value-type="string">
                <text:p>3218</text:p>
              </table:table-cell>
              <table:table-cell office:value-type="float" office:value="0.0003946697">
                <text:p>0.0003946697</text:p>
              </table:table-cell>
              <table:table-cell office:value-type="float" office:value="0.0003946697">
                <text:p>0.0003946697</text:p>
              </table:table-cell>
            </table:table-row>
            <table:table-row>
              <table:table-cell office:value-type="string">
                <text:p>3219</text:p>
              </table:table-cell>
              <table:table-cell office:value-type="float" office:value="0.0003925403">
                <text:p>0.0003925403</text:p>
              </table:table-cell>
              <table:table-cell office:value-type="float" office:value="0.0003925403">
                <text:p>0.0003925403</text:p>
              </table:table-cell>
            </table:table-row>
            <table:table-row>
              <table:table-cell office:value-type="string">
                <text:p>3220</text:p>
              </table:table-cell>
              <table:table-cell office:value-type="float" office:value="0.000398719">
                <text:p>0.000398719</text:p>
              </table:table-cell>
              <table:table-cell office:value-type="float" office:value="0.000398719">
                <text:p>0.000398719</text:p>
              </table:table-cell>
            </table:table-row>
            <table:table-row>
              <table:table-cell office:value-type="string">
                <text:p>3221</text:p>
              </table:table-cell>
              <table:table-cell office:value-type="float" office:value="0.0004009457">
                <text:p>0.0004009457</text:p>
              </table:table-cell>
              <table:table-cell office:value-type="float" office:value="0.0004009457">
                <text:p>0.0004009457</text:p>
              </table:table-cell>
            </table:table-row>
            <table:table-row>
              <table:table-cell office:value-type="string">
                <text:p>3222</text:p>
              </table:table-cell>
              <table:table-cell office:value-type="float" office:value="0.0004007458">
                <text:p>0.0004007458</text:p>
              </table:table-cell>
              <table:table-cell office:value-type="float" office:value="0.0004007458">
                <text:p>0.0004007458</text:p>
              </table:table-cell>
            </table:table-row>
            <table:table-row>
              <table:table-cell office:value-type="string">
                <text:p>3223</text:p>
              </table:table-cell>
              <table:table-cell office:value-type="float" office:value="0.0003960829">
                <text:p>0.0003960829</text:p>
              </table:table-cell>
              <table:table-cell office:value-type="float" office:value="0.0003960829">
                <text:p>0.0003960829</text:p>
              </table:table-cell>
            </table:table-row>
            <table:table-row>
              <table:table-cell office:value-type="string">
                <text:p>3224</text:p>
              </table:table-cell>
              <table:table-cell office:value-type="float" office:value="0.0003962994">
                <text:p>0.0003962994</text:p>
              </table:table-cell>
              <table:table-cell office:value-type="float" office:value="0.0003962994">
                <text:p>0.0003962994</text:p>
              </table:table-cell>
            </table:table-row>
            <table:table-row>
              <table:table-cell office:value-type="string">
                <text:p>3225</text:p>
              </table:table-cell>
              <table:table-cell office:value-type="float" office:value="0.0004066863">
                <text:p>0.0004066863</text:p>
              </table:table-cell>
              <table:table-cell office:value-type="float" office:value="0.0004066863">
                <text:p>0.0004066863</text:p>
              </table:table-cell>
            </table:table-row>
            <table:table-row>
              <table:table-cell office:value-type="string">
                <text:p>3226</text:p>
              </table:table-cell>
              <table:table-cell office:value-type="float" office:value="0.0004028924">
                <text:p>0.0004028924</text:p>
              </table:table-cell>
              <table:table-cell office:value-type="float" office:value="0.0004028924">
                <text:p>0.0004028924</text:p>
              </table:table-cell>
            </table:table-row>
            <table:table-row>
              <table:table-cell office:value-type="string">
                <text:p>3227</text:p>
              </table:table-cell>
              <table:table-cell office:value-type="float" office:value="0.0004010209">
                <text:p>0.0004010209</text:p>
              </table:table-cell>
              <table:table-cell office:value-type="float" office:value="0.0004010209">
                <text:p>0.0004010209</text:p>
              </table:table-cell>
            </table:table-row>
            <table:table-row>
              <table:table-cell office:value-type="string">
                <text:p>3228</text:p>
              </table:table-cell>
              <table:table-cell office:value-type="float" office:value="0.0004050037">
                <text:p>0.0004050037</text:p>
              </table:table-cell>
              <table:table-cell office:value-type="float" office:value="0.0004050037">
                <text:p>0.0004050037</text:p>
              </table:table-cell>
            </table:table-row>
            <table:table-row>
              <table:table-cell office:value-type="string">
                <text:p>3229</text:p>
              </table:table-cell>
              <table:table-cell office:value-type="float" office:value="0.0004036352">
                <text:p>0.0004036352</text:p>
              </table:table-cell>
              <table:table-cell office:value-type="float" office:value="0.0004036352">
                <text:p>0.0004036352</text:p>
              </table:table-cell>
            </table:table-row>
            <table:table-row>
              <table:table-cell office:value-type="string">
                <text:p>3230</text:p>
              </table:table-cell>
              <table:table-cell office:value-type="float" office:value="0.0004027977">
                <text:p>0.0004027977</text:p>
              </table:table-cell>
              <table:table-cell office:value-type="float" office:value="0.0004027977">
                <text:p>0.0004027977</text:p>
              </table:table-cell>
            </table:table-row>
            <table:table-row>
              <table:table-cell office:value-type="string">
                <text:p>3231</text:p>
              </table:table-cell>
              <table:table-cell office:value-type="float" office:value="0.0004043245">
                <text:p>0.0004043245</text:p>
              </table:table-cell>
              <table:table-cell office:value-type="float" office:value="0.0004043245">
                <text:p>0.0004043245</text:p>
              </table:table-cell>
            </table:table-row>
            <table:table-row>
              <table:table-cell office:value-type="string">
                <text:p>3232</text:p>
              </table:table-cell>
              <table:table-cell office:value-type="float" office:value="0.0004150347">
                <text:p>0.0004150347</text:p>
              </table:table-cell>
              <table:table-cell office:value-type="float" office:value="0.0004150347">
                <text:p>0.0004150347</text:p>
              </table:table-cell>
            </table:table-row>
            <table:table-row>
              <table:table-cell office:value-type="string">
                <text:p>3233</text:p>
              </table:table-cell>
              <table:table-cell office:value-type="float" office:value="0.0004148296">
                <text:p>0.0004148296</text:p>
              </table:table-cell>
              <table:table-cell office:value-type="float" office:value="0.0004148296">
                <text:p>0.0004148296</text:p>
              </table:table-cell>
            </table:table-row>
            <table:table-row>
              <table:table-cell office:value-type="string">
                <text:p>3234</text:p>
              </table:table-cell>
              <table:table-cell office:value-type="float" office:value="0.0004077718">
                <text:p>0.0004077718</text:p>
              </table:table-cell>
              <table:table-cell office:value-type="float" office:value="0.0004077718">
                <text:p>0.0004077718</text:p>
              </table:table-cell>
            </table:table-row>
            <table:table-row>
              <table:table-cell office:value-type="string">
                <text:p>3235</text:p>
              </table:table-cell>
              <table:table-cell office:value-type="float" office:value="0.0003971978">
                <text:p>0.0003971978</text:p>
              </table:table-cell>
              <table:table-cell office:value-type="float" office:value="0.0003971978">
                <text:p>0.0003971978</text:p>
              </table:table-cell>
            </table:table-row>
            <table:table-row>
              <table:table-cell office:value-type="string">
                <text:p>3236</text:p>
              </table:table-cell>
              <table:table-cell office:value-type="float" office:value="0.0003889284">
                <text:p>0.0003889284</text:p>
              </table:table-cell>
              <table:table-cell office:value-type="float" office:value="0.0003889284">
                <text:p>0.0003889284</text:p>
              </table:table-cell>
            </table:table-row>
            <table:table-row>
              <table:table-cell office:value-type="string">
                <text:p>3237</text:p>
              </table:table-cell>
              <table:table-cell office:value-type="float" office:value="0.0003828624">
                <text:p>0.0003828624</text:p>
              </table:table-cell>
              <table:table-cell office:value-type="float" office:value="0.0003828624">
                <text:p>0.0003828624</text:p>
              </table:table-cell>
            </table:table-row>
            <table:table-row>
              <table:table-cell office:value-type="string">
                <text:p>3238</text:p>
              </table:table-cell>
              <table:table-cell office:value-type="float" office:value="0.0003863215">
                <text:p>0.0003863215</text:p>
              </table:table-cell>
              <table:table-cell office:value-type="float" office:value="0.0003863215">
                <text:p>0.0003863215</text:p>
              </table:table-cell>
            </table:table-row>
            <table:table-row>
              <table:table-cell office:value-type="string">
                <text:p>3239</text:p>
              </table:table-cell>
              <table:table-cell office:value-type="float" office:value="0.0003645546">
                <text:p>0.0003645546</text:p>
              </table:table-cell>
              <table:table-cell office:value-type="float" office:value="0.0003645546">
                <text:p>0.0003645546</text:p>
              </table:table-cell>
            </table:table-row>
            <table:table-row>
              <table:table-cell office:value-type="string">
                <text:p>3240</text:p>
              </table:table-cell>
              <table:table-cell office:value-type="float" office:value="0.0003645026">
                <text:p>0.0003645026</text:p>
              </table:table-cell>
              <table:table-cell office:value-type="float" office:value="0.0003645026">
                <text:p>0.0003645026</text:p>
              </table:table-cell>
            </table:table-row>
            <table:table-row>
              <table:table-cell office:value-type="string">
                <text:p>3241</text:p>
              </table:table-cell>
              <table:table-cell office:value-type="float" office:value="0.0003686542">
                <text:p>0.0003686542</text:p>
              </table:table-cell>
              <table:table-cell office:value-type="float" office:value="0.0003686542">
                <text:p>0.0003686542</text:p>
              </table:table-cell>
            </table:table-row>
            <table:table-row>
              <table:table-cell office:value-type="string">
                <text:p>3242</text:p>
              </table:table-cell>
              <table:table-cell office:value-type="float" office:value="0.0003684854">
                <text:p>0.0003684854</text:p>
              </table:table-cell>
              <table:table-cell office:value-type="float" office:value="0.0003684854">
                <text:p>0.0003684854</text:p>
              </table:table-cell>
            </table:table-row>
            <table:table-row>
              <table:table-cell office:value-type="string">
                <text:p>3243</text:p>
              </table:table-cell>
              <table:table-cell office:value-type="float" office:value="0.0003766473">
                <text:p>0.0003766473</text:p>
              </table:table-cell>
              <table:table-cell office:value-type="float" office:value="0.0003766473">
                <text:p>0.0003766473</text:p>
              </table:table-cell>
            </table:table-row>
            <table:table-row>
              <table:table-cell office:value-type="string">
                <text:p>3244</text:p>
              </table:table-cell>
              <table:table-cell office:value-type="float" office:value="0.0003808187">
                <text:p>0.0003808187</text:p>
              </table:table-cell>
              <table:table-cell office:value-type="float" office:value="0.0003808187">
                <text:p>0.0003808187</text:p>
              </table:table-cell>
            </table:table-row>
            <table:table-row>
              <table:table-cell office:value-type="string">
                <text:p>3245</text:p>
              </table:table-cell>
              <table:table-cell office:value-type="float" office:value="0.0003684426">
                <text:p>0.0003684426</text:p>
              </table:table-cell>
              <table:table-cell office:value-type="float" office:value="0.0003684426">
                <text:p>0.0003684426</text:p>
              </table:table-cell>
            </table:table-row>
            <table:table-row>
              <table:table-cell office:value-type="string">
                <text:p>3246</text:p>
              </table:table-cell>
              <table:table-cell office:value-type="float" office:value="0.0003571135">
                <text:p>0.0003571135</text:p>
              </table:table-cell>
              <table:table-cell office:value-type="float" office:value="0.0003571135">
                <text:p>0.0003571135</text:p>
              </table:table-cell>
            </table:table-row>
            <table:table-row>
              <table:table-cell office:value-type="string">
                <text:p>3247</text:p>
              </table:table-cell>
              <table:table-cell office:value-type="float" office:value="0.0003509114">
                <text:p>0.0003509114</text:p>
              </table:table-cell>
              <table:table-cell office:value-type="float" office:value="0.0003509114">
                <text:p>0.0003509114</text:p>
              </table:table-cell>
            </table:table-row>
            <table:table-row>
              <table:table-cell office:value-type="string">
                <text:p>3248</text:p>
              </table:table-cell>
              <table:table-cell office:value-type="float" office:value="0.0003616844">
                <text:p>0.0003616844</text:p>
              </table:table-cell>
              <table:table-cell office:value-type="float" office:value="0.0003616844">
                <text:p>0.0003616844</text:p>
              </table:table-cell>
            </table:table-row>
            <table:table-row>
              <table:table-cell office:value-type="string">
                <text:p>3249</text:p>
              </table:table-cell>
              <table:table-cell office:value-type="float" office:value="0.0003671809">
                <text:p>0.0003671809</text:p>
              </table:table-cell>
              <table:table-cell office:value-type="float" office:value="0.0003671809">
                <text:p>0.0003671809</text:p>
              </table:table-cell>
            </table:table-row>
            <table:table-row>
              <table:table-cell office:value-type="string">
                <text:p>3250</text:p>
              </table:table-cell>
              <table:table-cell office:value-type="float" office:value="0.000365218">
                <text:p>0.000365218</text:p>
              </table:table-cell>
              <table:table-cell office:value-type="float" office:value="0.000365218">
                <text:p>0.000365218</text:p>
              </table:table-cell>
            </table:table-row>
            <table:table-row>
              <table:table-cell office:value-type="string">
                <text:p>3251</text:p>
              </table:table-cell>
              <table:table-cell office:value-type="float" office:value="0.0003695301">
                <text:p>0.0003695301</text:p>
              </table:table-cell>
              <table:table-cell office:value-type="float" office:value="0.0003695301">
                <text:p>0.0003695301</text:p>
              </table:table-cell>
            </table:table-row>
            <table:table-row>
              <table:table-cell office:value-type="string">
                <text:p>3252</text:p>
              </table:table-cell>
              <table:table-cell office:value-type="float" office:value="0.000365157">
                <text:p>0.000365157</text:p>
              </table:table-cell>
              <table:table-cell office:value-type="float" office:value="0.000365157">
                <text:p>0.000365157</text:p>
              </table:table-cell>
            </table:table-row>
            <table:table-row>
              <table:table-cell office:value-type="string">
                <text:p>3253</text:p>
              </table:table-cell>
              <table:table-cell office:value-type="float" office:value="0.0003693015">
                <text:p>0.0003693015</text:p>
              </table:table-cell>
              <table:table-cell office:value-type="float" office:value="0.0003693015">
                <text:p>0.0003693015</text:p>
              </table:table-cell>
            </table:table-row>
            <table:table-row>
              <table:table-cell office:value-type="string">
                <text:p>3254</text:p>
              </table:table-cell>
              <table:table-cell office:value-type="float" office:value="0.0003796817">
                <text:p>0.0003796817</text:p>
              </table:table-cell>
              <table:table-cell office:value-type="float" office:value="0.0003796817">
                <text:p>0.0003796817</text:p>
              </table:table-cell>
            </table:table-row>
            <table:table-row>
              <table:table-cell office:value-type="string">
                <text:p>3255</text:p>
              </table:table-cell>
              <table:table-cell office:value-type="float" office:value="0.0003722758">
                <text:p>0.0003722758</text:p>
              </table:table-cell>
              <table:table-cell office:value-type="float" office:value="0.0003722758">
                <text:p>0.0003722758</text:p>
              </table:table-cell>
            </table:table-row>
            <table:table-row>
              <table:table-cell office:value-type="string">
                <text:p>3256</text:p>
              </table:table-cell>
              <table:table-cell office:value-type="float" office:value="0.0003754037">
                <text:p>0.0003754037</text:p>
              </table:table-cell>
              <table:table-cell office:value-type="float" office:value="0.0003754037">
                <text:p>0.0003754037</text:p>
              </table:table-cell>
            </table:table-row>
            <table:table-row>
              <table:table-cell office:value-type="string">
                <text:p>3257</text:p>
              </table:table-cell>
              <table:table-cell office:value-type="float" office:value="0.0003696324">
                <text:p>0.0003696324</text:p>
              </table:table-cell>
              <table:table-cell office:value-type="float" office:value="0.0003696324">
                <text:p>0.0003696324</text:p>
              </table:table-cell>
            </table:table-row>
            <table:table-row>
              <table:table-cell office:value-type="string">
                <text:p>3258</text:p>
              </table:table-cell>
              <table:table-cell office:value-type="float" office:value="0.0003667985">
                <text:p>0.0003667985</text:p>
              </table:table-cell>
              <table:table-cell office:value-type="float" office:value="0.0003667985">
                <text:p>0.0003667985</text:p>
              </table:table-cell>
            </table:table-row>
            <table:table-row>
              <table:table-cell office:value-type="string">
                <text:p>3259</text:p>
              </table:table-cell>
              <table:table-cell office:value-type="float" office:value="0.0003796712">
                <text:p>0.0003796712</text:p>
              </table:table-cell>
              <table:table-cell office:value-type="float" office:value="0.0003796712">
                <text:p>0.0003796712</text:p>
              </table:table-cell>
            </table:table-row>
            <table:table-row>
              <table:table-cell office:value-type="string">
                <text:p>3260</text:p>
              </table:table-cell>
              <table:table-cell office:value-type="float" office:value="0.0003700012">
                <text:p>0.0003700012</text:p>
              </table:table-cell>
              <table:table-cell office:value-type="float" office:value="0.0003700012">
                <text:p>0.0003700012</text:p>
              </table:table-cell>
            </table:table-row>
            <table:table-row>
              <table:table-cell office:value-type="string">
                <text:p>3261</text:p>
              </table:table-cell>
              <table:table-cell office:value-type="float" office:value="0.0003656214">
                <text:p>0.0003656214</text:p>
              </table:table-cell>
              <table:table-cell office:value-type="float" office:value="0.0003656214">
                <text:p>0.0003656214</text:p>
              </table:table-cell>
            </table:table-row>
            <table:table-row>
              <table:table-cell office:value-type="string">
                <text:p>3262</text:p>
              </table:table-cell>
              <table:table-cell office:value-type="float" office:value="0.0003702892">
                <text:p>0.0003702892</text:p>
              </table:table-cell>
              <table:table-cell office:value-type="float" office:value="0.0003702892">
                <text:p>0.0003702892</text:p>
              </table:table-cell>
            </table:table-row>
            <table:table-row>
              <table:table-cell office:value-type="string">
                <text:p>3263</text:p>
              </table:table-cell>
              <table:table-cell office:value-type="float" office:value="0.0003728121">
                <text:p>0.0003728121</text:p>
              </table:table-cell>
              <table:table-cell office:value-type="float" office:value="0.0003728121">
                <text:p>0.0003728121</text:p>
              </table:table-cell>
            </table:table-row>
            <table:table-row>
              <table:table-cell office:value-type="string">
                <text:p>3264</text:p>
              </table:table-cell>
              <table:table-cell office:value-type="float" office:value="0.0003822254">
                <text:p>0.0003822254</text:p>
              </table:table-cell>
              <table:table-cell office:value-type="float" office:value="0.0003822254">
                <text:p>0.0003822254</text:p>
              </table:table-cell>
            </table:table-row>
            <table:table-row>
              <table:table-cell office:value-type="string">
                <text:p>3265</text:p>
              </table:table-cell>
              <table:table-cell office:value-type="float" office:value="0.0003790566">
                <text:p>0.0003790566</text:p>
              </table:table-cell>
              <table:table-cell office:value-type="float" office:value="0.0003790566">
                <text:p>0.0003790566</text:p>
              </table:table-cell>
            </table:table-row>
            <table:table-row>
              <table:table-cell office:value-type="string">
                <text:p>3266</text:p>
              </table:table-cell>
              <table:table-cell office:value-type="float" office:value="0.0003776696">
                <text:p>0.0003776696</text:p>
              </table:table-cell>
              <table:table-cell office:value-type="float" office:value="0.0003776696">
                <text:p>0.0003776696</text:p>
              </table:table-cell>
            </table:table-row>
            <table:table-row>
              <table:table-cell office:value-type="string">
                <text:p>3267</text:p>
              </table:table-cell>
              <table:table-cell office:value-type="float" office:value="0.000379397">
                <text:p>0.000379397</text:p>
              </table:table-cell>
              <table:table-cell office:value-type="float" office:value="0.000379397">
                <text:p>0.000379397</text:p>
              </table:table-cell>
            </table:table-row>
            <table:table-row>
              <table:table-cell office:value-type="string">
                <text:p>3268</text:p>
              </table:table-cell>
              <table:table-cell office:value-type="float" office:value="0.0003749995">
                <text:p>0.0003749995</text:p>
              </table:table-cell>
              <table:table-cell office:value-type="float" office:value="0.0003749995">
                <text:p>0.0003749995</text:p>
              </table:table-cell>
            </table:table-row>
            <table:table-row>
              <table:table-cell office:value-type="string">
                <text:p>3269</text:p>
              </table:table-cell>
              <table:table-cell office:value-type="float" office:value="0.0003769869">
                <text:p>0.0003769869</text:p>
              </table:table-cell>
              <table:table-cell office:value-type="float" office:value="0.0003769869">
                <text:p>0.0003769869</text:p>
              </table:table-cell>
            </table:table-row>
            <table:table-row>
              <table:table-cell office:value-type="string">
                <text:p>3270</text:p>
              </table:table-cell>
              <table:table-cell office:value-type="float" office:value="0.000377253">
                <text:p>0.000377253</text:p>
              </table:table-cell>
              <table:table-cell office:value-type="float" office:value="0.000377253">
                <text:p>0.000377253</text:p>
              </table:table-cell>
            </table:table-row>
            <table:table-row>
              <table:table-cell office:value-type="string">
                <text:p>3271</text:p>
              </table:table-cell>
              <table:table-cell office:value-type="float" office:value="0.0003785669">
                <text:p>0.0003785669</text:p>
              </table:table-cell>
              <table:table-cell office:value-type="float" office:value="0.0003785669">
                <text:p>0.0003785669</text:p>
              </table:table-cell>
            </table:table-row>
            <table:table-row>
              <table:table-cell office:value-type="string">
                <text:p>3272</text:p>
              </table:table-cell>
              <table:table-cell office:value-type="float" office:value="0.0003792724">
                <text:p>0.0003792724</text:p>
              </table:table-cell>
              <table:table-cell office:value-type="float" office:value="0.0003792724">
                <text:p>0.0003792724</text:p>
              </table:table-cell>
            </table:table-row>
            <table:table-row>
              <table:table-cell office:value-type="string">
                <text:p>3273</text:p>
              </table:table-cell>
              <table:table-cell office:value-type="float" office:value="0.0003764752">
                <text:p>0.0003764752</text:p>
              </table:table-cell>
              <table:table-cell office:value-type="float" office:value="0.0003764752">
                <text:p>0.0003764752</text:p>
              </table:table-cell>
            </table:table-row>
            <table:table-row>
              <table:table-cell office:value-type="string">
                <text:p>3274</text:p>
              </table:table-cell>
              <table:table-cell office:value-type="float" office:value="0.0003701873">
                <text:p>0.0003701873</text:p>
              </table:table-cell>
              <table:table-cell office:value-type="float" office:value="0.0003701873">
                <text:p>0.0003701873</text:p>
              </table:table-cell>
            </table:table-row>
            <table:table-row>
              <table:table-cell office:value-type="string">
                <text:p>3275</text:p>
              </table:table-cell>
              <table:table-cell office:value-type="float" office:value="0.0003690206">
                <text:p>0.0003690206</text:p>
              </table:table-cell>
              <table:table-cell office:value-type="float" office:value="0.0003690206">
                <text:p>0.0003690206</text:p>
              </table:table-cell>
            </table:table-row>
            <table:table-row>
              <table:table-cell office:value-type="string">
                <text:p>3276</text:p>
              </table:table-cell>
              <table:table-cell office:value-type="float" office:value="0.0003713954">
                <text:p>0.0003713954</text:p>
              </table:table-cell>
              <table:table-cell office:value-type="float" office:value="0.0003713954">
                <text:p>0.0003713954</text:p>
              </table:table-cell>
            </table:table-row>
            <table:table-row>
              <table:table-cell office:value-type="string">
                <text:p>3277</text:p>
              </table:table-cell>
              <table:table-cell office:value-type="float" office:value="0.0003847112">
                <text:p>0.0003847112</text:p>
              </table:table-cell>
              <table:table-cell office:value-type="float" office:value="0.0003847112">
                <text:p>0.0003847112</text:p>
              </table:table-cell>
            </table:table-row>
            <table:table-row>
              <table:table-cell office:value-type="string">
                <text:p>3278</text:p>
              </table:table-cell>
              <table:table-cell office:value-type="float" office:value="0.00037062">
                <text:p>0.00037062</text:p>
              </table:table-cell>
              <table:table-cell office:value-type="float" office:value="0.00037062">
                <text:p>0.00037062</text:p>
              </table:table-cell>
            </table:table-row>
            <table:table-row>
              <table:table-cell office:value-type="string">
                <text:p>3279</text:p>
              </table:table-cell>
              <table:table-cell office:value-type="float" office:value="0.0003732257">
                <text:p>0.0003732257</text:p>
              </table:table-cell>
              <table:table-cell office:value-type="float" office:value="0.0003732257">
                <text:p>0.0003732257</text:p>
              </table:table-cell>
            </table:table-row>
            <table:table-row>
              <table:table-cell office:value-type="string">
                <text:p>3280</text:p>
              </table:table-cell>
              <table:table-cell office:value-type="float" office:value="0.0003653407">
                <text:p>0.0003653407</text:p>
              </table:table-cell>
              <table:table-cell office:value-type="float" office:value="0.0003653407">
                <text:p>0.0003653407</text:p>
              </table:table-cell>
            </table:table-row>
            <table:table-row>
              <table:table-cell office:value-type="string">
                <text:p>3281</text:p>
              </table:table-cell>
              <table:table-cell office:value-type="float" office:value="0.0003587857">
                <text:p>0.0003587857</text:p>
              </table:table-cell>
              <table:table-cell office:value-type="float" office:value="0.0003587857">
                <text:p>0.0003587857</text:p>
              </table:table-cell>
            </table:table-row>
            <table:table-row>
              <table:table-cell office:value-type="string">
                <text:p>3282</text:p>
              </table:table-cell>
              <table:table-cell office:value-type="float" office:value="0.0003622998">
                <text:p>0.0003622998</text:p>
              </table:table-cell>
              <table:table-cell office:value-type="float" office:value="0.0003622998">
                <text:p>0.0003622998</text:p>
              </table:table-cell>
            </table:table-row>
            <table:table-row>
              <table:table-cell office:value-type="string">
                <text:p>3283</text:p>
              </table:table-cell>
              <table:table-cell office:value-type="float" office:value="0.0003619485">
                <text:p>0.0003619485</text:p>
              </table:table-cell>
              <table:table-cell office:value-type="float" office:value="0.0003619485">
                <text:p>0.0003619485</text:p>
              </table:table-cell>
            </table:table-row>
            <table:table-row>
              <table:table-cell office:value-type="string">
                <text:p>3284</text:p>
              </table:table-cell>
              <table:table-cell office:value-type="float" office:value="0.0003670199">
                <text:p>0.0003670199</text:p>
              </table:table-cell>
              <table:table-cell office:value-type="float" office:value="0.0003670199">
                <text:p>0.0003670199</text:p>
              </table:table-cell>
            </table:table-row>
            <table:table-row>
              <table:table-cell office:value-type="string">
                <text:p>3285</text:p>
              </table:table-cell>
              <table:table-cell office:value-type="float" office:value="0.0003633395">
                <text:p>0.0003633395</text:p>
              </table:table-cell>
              <table:table-cell office:value-type="float" office:value="0.0003633395">
                <text:p>0.0003633395</text:p>
              </table:table-cell>
            </table:table-row>
            <table:table-row>
              <table:table-cell office:value-type="string">
                <text:p>3286</text:p>
              </table:table-cell>
              <table:table-cell office:value-type="float" office:value="0.0003670064">
                <text:p>0.0003670064</text:p>
              </table:table-cell>
              <table:table-cell office:value-type="float" office:value="0.0003670064">
                <text:p>0.0003670064</text:p>
              </table:table-cell>
            </table:table-row>
            <table:table-row>
              <table:table-cell office:value-type="string">
                <text:p>3287</text:p>
              </table:table-cell>
              <table:table-cell office:value-type="float" office:value="0.0003671692">
                <text:p>0.0003671692</text:p>
              </table:table-cell>
              <table:table-cell office:value-type="float" office:value="0.0003671692">
                <text:p>0.0003671692</text:p>
              </table:table-cell>
            </table:table-row>
            <table:table-row>
              <table:table-cell office:value-type="string">
                <text:p>3288</text:p>
              </table:table-cell>
              <table:table-cell office:value-type="float" office:value="0.0003665727">
                <text:p>0.0003665727</text:p>
              </table:table-cell>
              <table:table-cell office:value-type="float" office:value="0.0003665727">
                <text:p>0.0003665727</text:p>
              </table:table-cell>
            </table:table-row>
            <table:table-row>
              <table:table-cell office:value-type="string">
                <text:p>3289</text:p>
              </table:table-cell>
              <table:table-cell office:value-type="float" office:value="0.000364732">
                <text:p>0.000364732</text:p>
              </table:table-cell>
              <table:table-cell office:value-type="float" office:value="0.000364732">
                <text:p>0.000364732</text:p>
              </table:table-cell>
            </table:table-row>
            <table:table-row>
              <table:table-cell office:value-type="string">
                <text:p>3290</text:p>
              </table:table-cell>
              <table:table-cell office:value-type="float" office:value="0.0003702799">
                <text:p>0.0003702799</text:p>
              </table:table-cell>
              <table:table-cell office:value-type="float" office:value="0.0003702799">
                <text:p>0.0003702799</text:p>
              </table:table-cell>
            </table:table-row>
            <table:table-row>
              <table:table-cell office:value-type="string">
                <text:p>3291</text:p>
              </table:table-cell>
              <table:table-cell office:value-type="float" office:value="0.0003699647">
                <text:p>0.0003699647</text:p>
              </table:table-cell>
              <table:table-cell office:value-type="float" office:value="0.0003699647">
                <text:p>0.0003699647</text:p>
              </table:table-cell>
            </table:table-row>
            <table:table-row>
              <table:table-cell office:value-type="string">
                <text:p>3292</text:p>
              </table:table-cell>
              <table:table-cell office:value-type="float" office:value="0.0003618144">
                <text:p>0.0003618144</text:p>
              </table:table-cell>
              <table:table-cell office:value-type="float" office:value="0.0003618144">
                <text:p>0.0003618144</text:p>
              </table:table-cell>
            </table:table-row>
            <table:table-row>
              <table:table-cell office:value-type="string">
                <text:p>3293</text:p>
              </table:table-cell>
              <table:table-cell office:value-type="float" office:value="0.0003646778">
                <text:p>0.0003646778</text:p>
              </table:table-cell>
              <table:table-cell office:value-type="float" office:value="0.0003646778">
                <text:p>0.0003646778</text:p>
              </table:table-cell>
            </table:table-row>
            <table:table-row>
              <table:table-cell office:value-type="string">
                <text:p>3294</text:p>
              </table:table-cell>
              <table:table-cell office:value-type="float" office:value="0.0003629263">
                <text:p>0.0003629263</text:p>
              </table:table-cell>
              <table:table-cell office:value-type="float" office:value="0.0003629263">
                <text:p>0.0003629263</text:p>
              </table:table-cell>
            </table:table-row>
            <table:table-row>
              <table:table-cell office:value-type="string">
                <text:p>3295</text:p>
              </table:table-cell>
              <table:table-cell office:value-type="float" office:value="0.0003641158">
                <text:p>0.0003641158</text:p>
              </table:table-cell>
              <table:table-cell office:value-type="float" office:value="0.0003641158">
                <text:p>0.0003641158</text:p>
              </table:table-cell>
            </table:table-row>
            <table:table-row>
              <table:table-cell office:value-type="string">
                <text:p>3296</text:p>
              </table:table-cell>
              <table:table-cell office:value-type="float" office:value="0.0003714512">
                <text:p>0.0003714512</text:p>
              </table:table-cell>
              <table:table-cell office:value-type="float" office:value="0.0003714512">
                <text:p>0.0003714512</text:p>
              </table:table-cell>
            </table:table-row>
            <table:table-row>
              <table:table-cell office:value-type="string">
                <text:p>3297</text:p>
              </table:table-cell>
              <table:table-cell office:value-type="float" office:value="0.0003693092">
                <text:p>0.0003693092</text:p>
              </table:table-cell>
              <table:table-cell office:value-type="float" office:value="0.0003693092">
                <text:p>0.0003693092</text:p>
              </table:table-cell>
            </table:table-row>
            <table:table-row>
              <table:table-cell office:value-type="string">
                <text:p>3298</text:p>
              </table:table-cell>
              <table:table-cell office:value-type="float" office:value="0.0003578323">
                <text:p>0.0003578323</text:p>
              </table:table-cell>
              <table:table-cell office:value-type="float" office:value="0.0003578323">
                <text:p>0.0003578323</text:p>
              </table:table-cell>
            </table:table-row>
            <table:table-row>
              <table:table-cell office:value-type="string">
                <text:p>3299</text:p>
              </table:table-cell>
              <table:table-cell office:value-type="float" office:value="0.0003625743">
                <text:p>0.0003625743</text:p>
              </table:table-cell>
              <table:table-cell office:value-type="float" office:value="0.0003625743">
                <text:p>0.0003625743</text:p>
              </table:table-cell>
            </table:table-row>
            <table:table-row>
              <table:table-cell office:value-type="string">
                <text:p>3300</text:p>
              </table:table-cell>
              <table:table-cell office:value-type="float" office:value="0.0003606727">
                <text:p>0.0003606727</text:p>
              </table:table-cell>
              <table:table-cell office:value-type="float" office:value="0.0003606727">
                <text:p>0.0003606727</text:p>
              </table:table-cell>
            </table:table-row>
            <table:table-row>
              <table:table-cell office:value-type="string">
                <text:p>3301</text:p>
              </table:table-cell>
              <table:table-cell office:value-type="float" office:value="0.000356751">
                <text:p>0.000356751</text:p>
              </table:table-cell>
              <table:table-cell office:value-type="float" office:value="0.000356751">
                <text:p>0.000356751</text:p>
              </table:table-cell>
            </table:table-row>
            <table:table-row>
              <table:table-cell office:value-type="string">
                <text:p>3302</text:p>
              </table:table-cell>
              <table:table-cell office:value-type="float" office:value="0.0003609621">
                <text:p>0.0003609621</text:p>
              </table:table-cell>
              <table:table-cell office:value-type="float" office:value="0.0003609621">
                <text:p>0.0003609621</text:p>
              </table:table-cell>
            </table:table-row>
            <table:table-row>
              <table:table-cell office:value-type="string">
                <text:p>3303</text:p>
              </table:table-cell>
              <table:table-cell office:value-type="float" office:value="0.0003628575">
                <text:p>0.0003628575</text:p>
              </table:table-cell>
              <table:table-cell office:value-type="float" office:value="0.0003628575">
                <text:p>0.0003628575</text:p>
              </table:table-cell>
            </table:table-row>
            <table:table-row>
              <table:table-cell office:value-type="string">
                <text:p>3304</text:p>
              </table:table-cell>
              <table:table-cell office:value-type="float" office:value="0.00036156">
                <text:p>0.00036156</text:p>
              </table:table-cell>
              <table:table-cell office:value-type="float" office:value="0.00036156">
                <text:p>0.00036156</text:p>
              </table:table-cell>
            </table:table-row>
            <table:table-row>
              <table:table-cell office:value-type="string">
                <text:p>3305</text:p>
              </table:table-cell>
              <table:table-cell office:value-type="float" office:value="0.0003599337">
                <text:p>0.0003599337</text:p>
              </table:table-cell>
              <table:table-cell office:value-type="float" office:value="0.0003599337">
                <text:p>0.0003599337</text:p>
              </table:table-cell>
            </table:table-row>
            <table:table-row>
              <table:table-cell office:value-type="string">
                <text:p>3306</text:p>
              </table:table-cell>
              <table:table-cell office:value-type="float" office:value="0.0003730048">
                <text:p>0.0003730048</text:p>
              </table:table-cell>
              <table:table-cell office:value-type="float" office:value="0.0003730048">
                <text:p>0.0003730048</text:p>
              </table:table-cell>
            </table:table-row>
            <table:table-row>
              <table:table-cell office:value-type="string">
                <text:p>3307</text:p>
              </table:table-cell>
              <table:table-cell office:value-type="float" office:value="0.000375068">
                <text:p>0.000375068</text:p>
              </table:table-cell>
              <table:table-cell office:value-type="float" office:value="0.000375068">
                <text:p>0.000375068</text:p>
              </table:table-cell>
            </table:table-row>
            <table:table-row>
              <table:table-cell office:value-type="string">
                <text:p>3308</text:p>
              </table:table-cell>
              <table:table-cell office:value-type="float" office:value="0.0003716396">
                <text:p>0.0003716396</text:p>
              </table:table-cell>
              <table:table-cell office:value-type="float" office:value="0.0003716396">
                <text:p>0.0003716396</text:p>
              </table:table-cell>
            </table:table-row>
            <table:table-row>
              <table:table-cell office:value-type="string">
                <text:p>3309</text:p>
              </table:table-cell>
              <table:table-cell office:value-type="float" office:value="0.0003735508">
                <text:p>0.0003735508</text:p>
              </table:table-cell>
              <table:table-cell office:value-type="float" office:value="0.0003735508">
                <text:p>0.0003735508</text:p>
              </table:table-cell>
            </table:table-row>
            <table:table-row>
              <table:table-cell office:value-type="string">
                <text:p>3310</text:p>
              </table:table-cell>
              <table:table-cell office:value-type="float" office:value="0.0003729077">
                <text:p>0.0003729077</text:p>
              </table:table-cell>
              <table:table-cell office:value-type="float" office:value="0.0003729077">
                <text:p>0.0003729077</text:p>
              </table:table-cell>
            </table:table-row>
            <table:table-row>
              <table:table-cell office:value-type="string">
                <text:p>3311</text:p>
              </table:table-cell>
              <table:table-cell office:value-type="float" office:value="0.0003829799">
                <text:p>0.0003829799</text:p>
              </table:table-cell>
              <table:table-cell office:value-type="float" office:value="0.0003829799">
                <text:p>0.0003829799</text:p>
              </table:table-cell>
            </table:table-row>
            <table:table-row>
              <table:table-cell office:value-type="string">
                <text:p>3312</text:p>
              </table:table-cell>
              <table:table-cell office:value-type="float" office:value="0.0003740177">
                <text:p>0.0003740177</text:p>
              </table:table-cell>
              <table:table-cell office:value-type="float" office:value="0.0003740177">
                <text:p>0.0003740177</text:p>
              </table:table-cell>
            </table:table-row>
            <table:table-row>
              <table:table-cell office:value-type="string">
                <text:p>3313</text:p>
              </table:table-cell>
              <table:table-cell office:value-type="float" office:value="0.0003728769">
                <text:p>0.0003728769</text:p>
              </table:table-cell>
              <table:table-cell office:value-type="float" office:value="0.0003728769">
                <text:p>0.0003728769</text:p>
              </table:table-cell>
            </table:table-row>
            <table:table-row>
              <table:table-cell office:value-type="string">
                <text:p>3314</text:p>
              </table:table-cell>
              <table:table-cell office:value-type="float" office:value="0.000375568">
                <text:p>0.000375568</text:p>
              </table:table-cell>
              <table:table-cell office:value-type="float" office:value="0.000375568">
                <text:p>0.000375568</text:p>
              </table:table-cell>
            </table:table-row>
            <table:table-row>
              <table:table-cell office:value-type="string">
                <text:p>3315</text:p>
              </table:table-cell>
              <table:table-cell office:value-type="float" office:value="0.0003656945">
                <text:p>0.0003656945</text:p>
              </table:table-cell>
              <table:table-cell office:value-type="float" office:value="0.0003656945">
                <text:p>0.0003656945</text:p>
              </table:table-cell>
            </table:table-row>
            <table:table-row>
              <table:table-cell office:value-type="string">
                <text:p>3316</text:p>
              </table:table-cell>
              <table:table-cell office:value-type="float" office:value="0.0003695085">
                <text:p>0.0003695085</text:p>
              </table:table-cell>
              <table:table-cell office:value-type="float" office:value="0.0003695085">
                <text:p>0.0003695085</text:p>
              </table:table-cell>
            </table:table-row>
            <table:table-row>
              <table:table-cell office:value-type="string">
                <text:p>3317</text:p>
              </table:table-cell>
              <table:table-cell office:value-type="float" office:value="0.0003687541">
                <text:p>0.0003687541</text:p>
              </table:table-cell>
              <table:table-cell office:value-type="float" office:value="0.0003687541">
                <text:p>0.0003687541</text:p>
              </table:table-cell>
            </table:table-row>
            <table:table-row>
              <table:table-cell office:value-type="string">
                <text:p>3318</text:p>
              </table:table-cell>
              <table:table-cell office:value-type="float" office:value="0.0003721447">
                <text:p>0.0003721447</text:p>
              </table:table-cell>
              <table:table-cell office:value-type="float" office:value="0.0003721447">
                <text:p>0.0003721447</text:p>
              </table:table-cell>
            </table:table-row>
            <table:table-row>
              <table:table-cell office:value-type="string">
                <text:p>3319</text:p>
              </table:table-cell>
              <table:table-cell office:value-type="float" office:value="0.0003609912">
                <text:p>0.0003609912</text:p>
              </table:table-cell>
              <table:table-cell office:value-type="float" office:value="0.0003609912">
                <text:p>0.0003609912</text:p>
              </table:table-cell>
            </table:table-row>
            <table:table-row>
              <table:table-cell office:value-type="string">
                <text:p>3320</text:p>
              </table:table-cell>
              <table:table-cell office:value-type="float" office:value="0.0003602002">
                <text:p>0.0003602002</text:p>
              </table:table-cell>
              <table:table-cell office:value-type="float" office:value="0.0003602002">
                <text:p>0.0003602002</text:p>
              </table:table-cell>
            </table:table-row>
            <table:table-row>
              <table:table-cell office:value-type="string">
                <text:p>3321</text:p>
              </table:table-cell>
              <table:table-cell office:value-type="float" office:value="0.0003629485">
                <text:p>0.0003629485</text:p>
              </table:table-cell>
              <table:table-cell office:value-type="float" office:value="0.0003629485">
                <text:p>0.0003629485</text:p>
              </table:table-cell>
            </table:table-row>
            <table:table-row>
              <table:table-cell office:value-type="string">
                <text:p>3322</text:p>
              </table:table-cell>
              <table:table-cell office:value-type="float" office:value="0.0003629639">
                <text:p>0.0003629639</text:p>
              </table:table-cell>
              <table:table-cell office:value-type="float" office:value="0.0003629639">
                <text:p>0.0003629639</text:p>
              </table:table-cell>
            </table:table-row>
            <table:table-row>
              <table:table-cell office:value-type="string">
                <text:p>3323</text:p>
              </table:table-cell>
              <table:table-cell office:value-type="float" office:value="0.0003663835">
                <text:p>0.0003663835</text:p>
              </table:table-cell>
              <table:table-cell office:value-type="float" office:value="0.0003663835">
                <text:p>0.0003663835</text:p>
              </table:table-cell>
            </table:table-row>
            <table:table-row>
              <table:table-cell office:value-type="string">
                <text:p>3324</text:p>
              </table:table-cell>
              <table:table-cell office:value-type="float" office:value="0.0003692963">
                <text:p>0.0003692963</text:p>
              </table:table-cell>
              <table:table-cell office:value-type="float" office:value="0.0003692963">
                <text:p>0.0003692963</text:p>
              </table:table-cell>
            </table:table-row>
            <table:table-row>
              <table:table-cell office:value-type="string">
                <text:p>3325</text:p>
              </table:table-cell>
              <table:table-cell office:value-type="float" office:value="0.000376667">
                <text:p>0.000376667</text:p>
              </table:table-cell>
              <table:table-cell office:value-type="float" office:value="0.000376667">
                <text:p>0.000376667</text:p>
              </table:table-cell>
            </table:table-row>
            <table:table-row>
              <table:table-cell office:value-type="string">
                <text:p>3326</text:p>
              </table:table-cell>
              <table:table-cell office:value-type="float" office:value="0.0003709774">
                <text:p>0.0003709774</text:p>
              </table:table-cell>
              <table:table-cell office:value-type="float" office:value="0.0003709774">
                <text:p>0.0003709774</text:p>
              </table:table-cell>
            </table:table-row>
            <table:table-row>
              <table:table-cell office:value-type="string">
                <text:p>3327</text:p>
              </table:table-cell>
              <table:table-cell office:value-type="float" office:value="0.000365522">
                <text:p>0.000365522</text:p>
              </table:table-cell>
              <table:table-cell office:value-type="float" office:value="0.000365522">
                <text:p>0.000365522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0.0003648496">
                <text:p>0.0003648496</text:p>
              </table:table-cell>
              <table:table-cell office:value-type="float" office:value="0.0003648496">
                <text:p>0.0003648496</text:p>
              </table:table-cell>
            </table:table-row>
            <table:table-row>
              <table:table-cell office:value-type="string">
                <text:p>3329</text:p>
              </table:table-cell>
              <table:table-cell office:value-type="float" office:value="0.0003668629">
                <text:p>0.0003668629</text:p>
              </table:table-cell>
              <table:table-cell office:value-type="float" office:value="0.0003668629">
                <text:p>0.0003668629</text:p>
              </table:table-cell>
            </table:table-row>
            <table:table-row>
              <table:table-cell office:value-type="string">
                <text:p>3330</text:p>
              </table:table-cell>
              <table:table-cell office:value-type="float" office:value="0.0003595578">
                <text:p>0.0003595578</text:p>
              </table:table-cell>
              <table:table-cell office:value-type="float" office:value="0.0003595578">
                <text:p>0.0003595578</text:p>
              </table:table-cell>
            </table:table-row>
            <table:table-row>
              <table:table-cell office:value-type="string">
                <text:p>3331</text:p>
              </table:table-cell>
              <table:table-cell office:value-type="float" office:value="0.0003562857">
                <text:p>0.0003562857</text:p>
              </table:table-cell>
              <table:table-cell office:value-type="float" office:value="0.0003562857">
                <text:p>0.0003562857</text:p>
              </table:table-cell>
            </table:table-row>
            <table:table-row>
              <table:table-cell office:value-type="string">
                <text:p>3332</text:p>
              </table:table-cell>
              <table:table-cell office:value-type="float" office:value="0.0003613193">
                <text:p>0.0003613193</text:p>
              </table:table-cell>
              <table:table-cell office:value-type="float" office:value="0.0003613193">
                <text:p>0.0003613193</text:p>
              </table:table-cell>
            </table:table-row>
            <table:table-row>
              <table:table-cell office:value-type="string">
                <text:p>3333</text:p>
              </table:table-cell>
              <table:table-cell office:value-type="float" office:value="0.0003637694">
                <text:p>0.0003637694</text:p>
              </table:table-cell>
              <table:table-cell office:value-type="float" office:value="0.0003637694">
                <text:p>0.0003637694</text:p>
              </table:table-cell>
            </table:table-row>
            <table:table-row>
              <table:table-cell office:value-type="string">
                <text:p>3334</text:p>
              </table:table-cell>
              <table:table-cell office:value-type="float" office:value="0.0003623353">
                <text:p>0.0003623353</text:p>
              </table:table-cell>
              <table:table-cell office:value-type="float" office:value="0.0003623353">
                <text:p>0.0003623353</text:p>
              </table:table-cell>
            </table:table-row>
            <table:table-row>
              <table:table-cell office:value-type="string">
                <text:p>3335</text:p>
              </table:table-cell>
              <table:table-cell office:value-type="float" office:value="0.0003624246">
                <text:p>0.0003624246</text:p>
              </table:table-cell>
              <table:table-cell office:value-type="float" office:value="0.0003624246">
                <text:p>0.0003624246</text:p>
              </table:table-cell>
            </table:table-row>
            <table:table-row>
              <table:table-cell office:value-type="string">
                <text:p>3336</text:p>
              </table:table-cell>
              <table:table-cell office:value-type="float" office:value="0.0003662863">
                <text:p>0.0003662863</text:p>
              </table:table-cell>
              <table:table-cell office:value-type="float" office:value="0.0003662863">
                <text:p>0.0003662863</text:p>
              </table:table-cell>
            </table:table-row>
            <table:table-row>
              <table:table-cell office:value-type="string">
                <text:p>3337</text:p>
              </table:table-cell>
              <table:table-cell office:value-type="float" office:value="0.000352658">
                <text:p>0.000352658</text:p>
              </table:table-cell>
              <table:table-cell office:value-type="float" office:value="0.000352658">
                <text:p>0.000352658</text:p>
              </table:table-cell>
            </table:table-row>
            <table:table-row>
              <table:table-cell office:value-type="string">
                <text:p>3338</text:p>
              </table:table-cell>
              <table:table-cell office:value-type="float" office:value="0.0003515889">
                <text:p>0.0003515889</text:p>
              </table:table-cell>
              <table:table-cell office:value-type="float" office:value="0.0003515889">
                <text:p>0.0003515889</text:p>
              </table:table-cell>
            </table:table-row>
            <table:table-row>
              <table:table-cell office:value-type="string">
                <text:p>3339</text:p>
              </table:table-cell>
              <table:table-cell office:value-type="float" office:value="0.0003471005">
                <text:p>0.0003471005</text:p>
              </table:table-cell>
              <table:table-cell office:value-type="float" office:value="0.0003471005">
                <text:p>0.0003471005</text:p>
              </table:table-cell>
            </table:table-row>
            <table:table-row>
              <table:table-cell office:value-type="string">
                <text:p>3340</text:p>
              </table:table-cell>
              <table:table-cell office:value-type="float" office:value="0.0003465078">
                <text:p>0.0003465078</text:p>
              </table:table-cell>
              <table:table-cell office:value-type="float" office:value="0.0003465078">
                <text:p>0.0003465078</text:p>
              </table:table-cell>
            </table:table-row>
            <table:table-row>
              <table:table-cell office:value-type="string">
                <text:p>3341</text:p>
              </table:table-cell>
              <table:table-cell office:value-type="float" office:value="0.0003422953">
                <text:p>0.0003422953</text:p>
              </table:table-cell>
              <table:table-cell office:value-type="float" office:value="0.0003422953">
                <text:p>0.0003422953</text:p>
              </table:table-cell>
            </table:table-row>
            <table:table-row>
              <table:table-cell office:value-type="string">
                <text:p>3342</text:p>
              </table:table-cell>
              <table:table-cell office:value-type="float" office:value="0.0003476194">
                <text:p>0.0003476194</text:p>
              </table:table-cell>
              <table:table-cell office:value-type="float" office:value="0.0003476194">
                <text:p>0.0003476194</text:p>
              </table:table-cell>
            </table:table-row>
            <table:table-row>
              <table:table-cell office:value-type="string">
                <text:p>3343</text:p>
              </table:table-cell>
              <table:table-cell office:value-type="float" office:value="0.0003499289">
                <text:p>0.0003499289</text:p>
              </table:table-cell>
              <table:table-cell office:value-type="float" office:value="0.0003499289">
                <text:p>0.0003499289</text:p>
              </table:table-cell>
            </table:table-row>
            <table:table-row>
              <table:table-cell office:value-type="string">
                <text:p>3344</text:p>
              </table:table-cell>
              <table:table-cell office:value-type="float" office:value="0.0003479554">
                <text:p>0.0003479554</text:p>
              </table:table-cell>
              <table:table-cell office:value-type="float" office:value="0.0003479554">
                <text:p>0.0003479554</text:p>
              </table:table-cell>
            </table:table-row>
            <table:table-row>
              <table:table-cell office:value-type="string">
                <text:p>3345</text:p>
              </table:table-cell>
              <table:table-cell office:value-type="float" office:value="0.0003532591">
                <text:p>0.0003532591</text:p>
              </table:table-cell>
              <table:table-cell office:value-type="float" office:value="0.0003532591">
                <text:p>0.0003532591</text:p>
              </table:table-cell>
            </table:table-row>
            <table:table-row>
              <table:table-cell office:value-type="string">
                <text:p>3346</text:p>
              </table:table-cell>
              <table:table-cell office:value-type="float" office:value="0.0003566784">
                <text:p>0.0003566784</text:p>
              </table:table-cell>
              <table:table-cell office:value-type="float" office:value="0.0003566784">
                <text:p>0.0003566784</text:p>
              </table:table-cell>
            </table:table-row>
            <table:table-row>
              <table:table-cell office:value-type="string">
                <text:p>3347</text:p>
              </table:table-cell>
              <table:table-cell office:value-type="float" office:value="0.0003534973">
                <text:p>0.0003534973</text:p>
              </table:table-cell>
              <table:table-cell office:value-type="float" office:value="0.0003534973">
                <text:p>0.0003534973</text:p>
              </table:table-cell>
            </table:table-row>
            <table:table-row>
              <table:table-cell office:value-type="string">
                <text:p>3348</text:p>
              </table:table-cell>
              <table:table-cell office:value-type="float" office:value="0.0003598653">
                <text:p>0.0003598653</text:p>
              </table:table-cell>
              <table:table-cell office:value-type="float" office:value="0.0003598653">
                <text:p>0.0003598653</text:p>
              </table:table-cell>
            </table:table-row>
            <table:table-row>
              <table:table-cell office:value-type="string">
                <text:p>3349</text:p>
              </table:table-cell>
              <table:table-cell office:value-type="float" office:value="0.0003540479">
                <text:p>0.0003540479</text:p>
              </table:table-cell>
              <table:table-cell office:value-type="float" office:value="0.0003540479">
                <text:p>0.0003540479</text:p>
              </table:table-cell>
            </table:table-row>
            <table:table-row>
              <table:table-cell office:value-type="string">
                <text:p>3350</text:p>
              </table:table-cell>
              <table:table-cell office:value-type="float" office:value="0.0003517313">
                <text:p>0.0003517313</text:p>
              </table:table-cell>
              <table:table-cell office:value-type="float" office:value="0.0003517313">
                <text:p>0.0003517313</text:p>
              </table:table-cell>
            </table:table-row>
            <table:table-row>
              <table:table-cell office:value-type="string">
                <text:p>3351</text:p>
              </table:table-cell>
              <table:table-cell office:value-type="float" office:value="0.0003550427">
                <text:p>0.0003550427</text:p>
              </table:table-cell>
              <table:table-cell office:value-type="float" office:value="0.0003550427">
                <text:p>0.0003550427</text:p>
              </table:table-cell>
            </table:table-row>
            <table:table-row>
              <table:table-cell office:value-type="string">
                <text:p>3352</text:p>
              </table:table-cell>
              <table:table-cell office:value-type="float" office:value="0.0003548779">
                <text:p>0.0003548779</text:p>
              </table:table-cell>
              <table:table-cell office:value-type="float" office:value="0.0003548779">
                <text:p>0.0003548779</text:p>
              </table:table-cell>
            </table:table-row>
            <table:table-row>
              <table:table-cell office:value-type="string">
                <text:p>3353</text:p>
              </table:table-cell>
              <table:table-cell office:value-type="float" office:value="0.0003513586">
                <text:p>0.0003513586</text:p>
              </table:table-cell>
              <table:table-cell office:value-type="float" office:value="0.0003513586">
                <text:p>0.0003513586</text:p>
              </table:table-cell>
            </table:table-row>
            <table:table-row>
              <table:table-cell office:value-type="string">
                <text:p>3354</text:p>
              </table:table-cell>
              <table:table-cell office:value-type="float" office:value="0.0003556771">
                <text:p>0.0003556771</text:p>
              </table:table-cell>
              <table:table-cell office:value-type="float" office:value="0.0003556771">
                <text:p>0.0003556771</text:p>
              </table:table-cell>
            </table:table-row>
            <table:table-row>
              <table:table-cell office:value-type="string">
                <text:p>3355</text:p>
              </table:table-cell>
              <table:table-cell office:value-type="float" office:value="0.0003532435">
                <text:p>0.0003532435</text:p>
              </table:table-cell>
              <table:table-cell office:value-type="float" office:value="0.0003532435">
                <text:p>0.0003532435</text:p>
              </table:table-cell>
            </table:table-row>
            <table:table-row>
              <table:table-cell office:value-type="string">
                <text:p>3356</text:p>
              </table:table-cell>
              <table:table-cell office:value-type="float" office:value="0.0003468682">
                <text:p>0.0003468682</text:p>
              </table:table-cell>
              <table:table-cell office:value-type="float" office:value="0.0003468682">
                <text:p>0.0003468682</text:p>
              </table:table-cell>
            </table:table-row>
            <table:table-row>
              <table:table-cell office:value-type="string">
                <text:p>3357</text:p>
              </table:table-cell>
              <table:table-cell office:value-type="float" office:value="0.0003484522">
                <text:p>0.0003484522</text:p>
              </table:table-cell>
              <table:table-cell office:value-type="float" office:value="0.0003484522">
                <text:p>0.0003484522</text:p>
              </table:table-cell>
            </table:table-row>
            <table:table-row>
              <table:table-cell office:value-type="string">
                <text:p>3358</text:p>
              </table:table-cell>
              <table:table-cell office:value-type="float" office:value="0.0003531262">
                <text:p>0.0003531262</text:p>
              </table:table-cell>
              <table:table-cell office:value-type="float" office:value="0.0003531262">
                <text:p>0.0003531262</text:p>
              </table:table-cell>
            </table:table-row>
            <table:table-row>
              <table:table-cell office:value-type="string">
                <text:p>3359</text:p>
              </table:table-cell>
              <table:table-cell office:value-type="float" office:value="0.0003609796">
                <text:p>0.0003609796</text:p>
              </table:table-cell>
              <table:table-cell office:value-type="float" office:value="0.0003609796">
                <text:p>0.0003609796</text:p>
              </table:table-cell>
            </table:table-row>
            <table:table-row>
              <table:table-cell office:value-type="string">
                <text:p>3360</text:p>
              </table:table-cell>
              <table:table-cell office:value-type="float" office:value="0.0003703249">
                <text:p>0.0003703249</text:p>
              </table:table-cell>
              <table:table-cell office:value-type="float" office:value="0.0003703249">
                <text:p>0.0003703249</text:p>
              </table:table-cell>
            </table:table-row>
            <table:table-row>
              <table:table-cell office:value-type="string">
                <text:p>3361</text:p>
              </table:table-cell>
              <table:table-cell office:value-type="float" office:value="0.0003608105">
                <text:p>0.0003608105</text:p>
              </table:table-cell>
              <table:table-cell office:value-type="float" office:value="0.0003608105">
                <text:p>0.0003608105</text:p>
              </table:table-cell>
            </table:table-row>
            <table:table-row>
              <table:table-cell office:value-type="string">
                <text:p>3362</text:p>
              </table:table-cell>
              <table:table-cell office:value-type="float" office:value="0.0003571105">
                <text:p>0.0003571105</text:p>
              </table:table-cell>
              <table:table-cell office:value-type="float" office:value="0.0003571105">
                <text:p>0.0003571105</text:p>
              </table:table-cell>
            </table:table-row>
            <table:table-row>
              <table:table-cell office:value-type="string">
                <text:p>3363</text:p>
              </table:table-cell>
              <table:table-cell office:value-type="float" office:value="0.0003702075">
                <text:p>0.0003702075</text:p>
              </table:table-cell>
              <table:table-cell office:value-type="float" office:value="0.0003702075">
                <text:p>0.0003702075</text:p>
              </table:table-cell>
            </table:table-row>
            <table:table-row>
              <table:table-cell office:value-type="string">
                <text:p>3364</text:p>
              </table:table-cell>
              <table:table-cell office:value-type="float" office:value="0.000360039">
                <text:p>0.000360039</text:p>
              </table:table-cell>
              <table:table-cell office:value-type="float" office:value="0.000360039">
                <text:p>0.000360039</text:p>
              </table:table-cell>
            </table:table-row>
            <table:table-row>
              <table:table-cell office:value-type="string">
                <text:p>3365</text:p>
              </table:table-cell>
              <table:table-cell office:value-type="float" office:value="0.0003600708">
                <text:p>0.0003600708</text:p>
              </table:table-cell>
              <table:table-cell office:value-type="float" office:value="0.0003600708">
                <text:p>0.0003600708</text:p>
              </table:table-cell>
            </table:table-row>
            <table:table-row>
              <table:table-cell office:value-type="string">
                <text:p>3366</text:p>
              </table:table-cell>
              <table:table-cell office:value-type="float" office:value="0.000356186">
                <text:p>0.000356186</text:p>
              </table:table-cell>
              <table:table-cell office:value-type="float" office:value="0.000356186">
                <text:p>0.000356186</text:p>
              </table:table-cell>
            </table:table-row>
            <table:table-row>
              <table:table-cell office:value-type="string">
                <text:p>3367</text:p>
              </table:table-cell>
              <table:table-cell office:value-type="float" office:value="0.0003557131">
                <text:p>0.0003557131</text:p>
              </table:table-cell>
              <table:table-cell office:value-type="float" office:value="0.0003557131">
                <text:p>0.0003557131</text:p>
              </table:table-cell>
            </table:table-row>
            <table:table-row>
              <table:table-cell office:value-type="string">
                <text:p>3368</text:p>
              </table:table-cell>
              <table:table-cell office:value-type="float" office:value="0.0003536307">
                <text:p>0.0003536307</text:p>
              </table:table-cell>
              <table:table-cell office:value-type="float" office:value="0.0003536307">
                <text:p>0.0003536307</text:p>
              </table:table-cell>
            </table:table-row>
            <table:table-row>
              <table:table-cell office:value-type="string">
                <text:p>3369</text:p>
              </table:table-cell>
              <table:table-cell office:value-type="float" office:value="0.0003479313">
                <text:p>0.0003479313</text:p>
              </table:table-cell>
              <table:table-cell office:value-type="float" office:value="0.0003479313">
                <text:p>0.0003479313</text:p>
              </table:table-cell>
            </table:table-row>
            <table:table-row>
              <table:table-cell office:value-type="string">
                <text:p>3370</text:p>
              </table:table-cell>
              <table:table-cell office:value-type="float" office:value="0.0003435176">
                <text:p>0.0003435176</text:p>
              </table:table-cell>
              <table:table-cell office:value-type="float" office:value="0.0003435176">
                <text:p>0.0003435176</text:p>
              </table:table-cell>
            </table:table-row>
            <table:table-row>
              <table:table-cell office:value-type="string">
                <text:p>3371</text:p>
              </table:table-cell>
              <table:table-cell office:value-type="float" office:value="0.0003457779">
                <text:p>0.0003457779</text:p>
              </table:table-cell>
              <table:table-cell office:value-type="float" office:value="0.0003457779">
                <text:p>0.0003457779</text:p>
              </table:table-cell>
            </table:table-row>
            <table:table-row>
              <table:table-cell office:value-type="string">
                <text:p>3372</text:p>
              </table:table-cell>
              <table:table-cell office:value-type="float" office:value="0.0003427787">
                <text:p>0.0003427787</text:p>
              </table:table-cell>
              <table:table-cell office:value-type="float" office:value="0.0003427787">
                <text:p>0.0003427787</text:p>
              </table:table-cell>
            </table:table-row>
            <table:table-row>
              <table:table-cell office:value-type="string">
                <text:p>3373</text:p>
              </table:table-cell>
              <table:table-cell office:value-type="float" office:value="0.000346101">
                <text:p>0.000346101</text:p>
              </table:table-cell>
              <table:table-cell office:value-type="float" office:value="0.000346101">
                <text:p>0.000346101</text:p>
              </table:table-cell>
            </table:table-row>
            <table:table-row>
              <table:table-cell office:value-type="string">
                <text:p>3374</text:p>
              </table:table-cell>
              <table:table-cell office:value-type="float" office:value="0.0003437318">
                <text:p>0.0003437318</text:p>
              </table:table-cell>
              <table:table-cell office:value-type="float" office:value="0.0003437318">
                <text:p>0.0003437318</text:p>
              </table:table-cell>
            </table:table-row>
            <table:table-row>
              <table:table-cell office:value-type="string">
                <text:p>3375</text:p>
              </table:table-cell>
              <table:table-cell office:value-type="float" office:value="0.0003409268">
                <text:p>0.0003409268</text:p>
              </table:table-cell>
              <table:table-cell office:value-type="float" office:value="0.0003409268">
                <text:p>0.0003409268</text:p>
              </table:table-cell>
            </table:table-row>
            <table:table-row>
              <table:table-cell office:value-type="string">
                <text:p>3376</text:p>
              </table:table-cell>
              <table:table-cell office:value-type="float" office:value="0.0003461851">
                <text:p>0.0003461851</text:p>
              </table:table-cell>
              <table:table-cell office:value-type="float" office:value="0.0003461851">
                <text:p>0.0003461851</text:p>
              </table:table-cell>
            </table:table-row>
            <table:table-row>
              <table:table-cell office:value-type="string">
                <text:p>3377</text:p>
              </table:table-cell>
              <table:table-cell office:value-type="float" office:value="0.0003435321">
                <text:p>0.0003435321</text:p>
              </table:table-cell>
              <table:table-cell office:value-type="float" office:value="0.0003435321">
                <text:p>0.0003435321</text:p>
              </table:table-cell>
            </table:table-row>
            <table:table-row>
              <table:table-cell office:value-type="string">
                <text:p>3378</text:p>
              </table:table-cell>
              <table:table-cell office:value-type="float" office:value="0.0003434414">
                <text:p>0.0003434414</text:p>
              </table:table-cell>
              <table:table-cell office:value-type="float" office:value="0.0003434414">
                <text:p>0.0003434414</text:p>
              </table:table-cell>
            </table:table-row>
            <table:table-row>
              <table:table-cell office:value-type="string">
                <text:p>3379</text:p>
              </table:table-cell>
              <table:table-cell office:value-type="float" office:value="0.0003488141">
                <text:p>0.0003488141</text:p>
              </table:table-cell>
              <table:table-cell office:value-type="float" office:value="0.0003488141">
                <text:p>0.0003488141</text:p>
              </table:table-cell>
            </table:table-row>
            <table:table-row>
              <table:table-cell office:value-type="string">
                <text:p>3380</text:p>
              </table:table-cell>
              <table:table-cell office:value-type="float" office:value="0.0003553765">
                <text:p>0.0003553765</text:p>
              </table:table-cell>
              <table:table-cell office:value-type="float" office:value="0.0003553765">
                <text:p>0.0003553765</text:p>
              </table:table-cell>
            </table:table-row>
            <table:table-row>
              <table:table-cell office:value-type="string">
                <text:p>3381</text:p>
              </table:table-cell>
              <table:table-cell office:value-type="float" office:value="0.000352679">
                <text:p>0.000352679</text:p>
              </table:table-cell>
              <table:table-cell office:value-type="float" office:value="0.000352679">
                <text:p>0.000352679</text:p>
              </table:table-cell>
            </table:table-row>
            <table:table-row>
              <table:table-cell office:value-type="string">
                <text:p>3382</text:p>
              </table:table-cell>
              <table:table-cell office:value-type="float" office:value="0.0003460168">
                <text:p>0.0003460168</text:p>
              </table:table-cell>
              <table:table-cell office:value-type="float" office:value="0.0003460168">
                <text:p>0.0003460168</text:p>
              </table:table-cell>
            </table:table-row>
            <table:table-row>
              <table:table-cell office:value-type="string">
                <text:p>3383</text:p>
              </table:table-cell>
              <table:table-cell office:value-type="float" office:value="0.0003441701">
                <text:p>0.0003441701</text:p>
              </table:table-cell>
              <table:table-cell office:value-type="float" office:value="0.0003441701">
                <text:p>0.0003441701</text:p>
              </table:table-cell>
            </table:table-row>
            <table:table-row>
              <table:table-cell office:value-type="string">
                <text:p>3384</text:p>
              </table:table-cell>
              <table:table-cell office:value-type="float" office:value="0.0003517524">
                <text:p>0.0003517524</text:p>
              </table:table-cell>
              <table:table-cell office:value-type="float" office:value="0.0003517524">
                <text:p>0.0003517524</text:p>
              </table:table-cell>
            </table:table-row>
            <table:table-row>
              <table:table-cell office:value-type="string">
                <text:p>3385</text:p>
              </table:table-cell>
              <table:table-cell office:value-type="float" office:value="0.0003548078">
                <text:p>0.0003548078</text:p>
              </table:table-cell>
              <table:table-cell office:value-type="float" office:value="0.0003548078">
                <text:p>0.0003548078</text:p>
              </table:table-cell>
            </table:table-row>
            <table:table-row>
              <table:table-cell office:value-type="string">
                <text:p>3386</text:p>
              </table:table-cell>
              <table:table-cell office:value-type="float" office:value="0.0003578636">
                <text:p>0.0003578636</text:p>
              </table:table-cell>
              <table:table-cell office:value-type="float" office:value="0.0003578636">
                <text:p>0.0003578636</text:p>
              </table:table-cell>
            </table:table-row>
            <table:table-row>
              <table:table-cell office:value-type="string">
                <text:p>3387</text:p>
              </table:table-cell>
              <table:table-cell office:value-type="float" office:value="0.0003638108">
                <text:p>0.0003638108</text:p>
              </table:table-cell>
              <table:table-cell office:value-type="float" office:value="0.0003638108">
                <text:p>0.0003638108</text:p>
              </table:table-cell>
            </table:table-row>
            <table:table-row>
              <table:table-cell office:value-type="string">
                <text:p>3388</text:p>
              </table:table-cell>
              <table:table-cell office:value-type="float" office:value="0.0003736949">
                <text:p>0.0003736949</text:p>
              </table:table-cell>
              <table:table-cell office:value-type="float" office:value="0.0003736949">
                <text:p>0.0003736949</text:p>
              </table:table-cell>
            </table:table-row>
            <table:table-row>
              <table:table-cell office:value-type="string">
                <text:p>3389</text:p>
              </table:table-cell>
              <table:table-cell office:value-type="float" office:value="0.0003695717">
                <text:p>0.0003695717</text:p>
              </table:table-cell>
              <table:table-cell office:value-type="float" office:value="0.0003695717">
                <text:p>0.0003695717</text:p>
              </table:table-cell>
            </table:table-row>
            <table:table-row>
              <table:table-cell office:value-type="string">
                <text:p>3390</text:p>
              </table:table-cell>
              <table:table-cell office:value-type="float" office:value="0.0003662121">
                <text:p>0.0003662121</text:p>
              </table:table-cell>
              <table:table-cell office:value-type="float" office:value="0.0003662121">
                <text:p>0.0003662121</text:p>
              </table:table-cell>
            </table:table-row>
            <table:table-row>
              <table:table-cell office:value-type="string">
                <text:p>3391</text:p>
              </table:table-cell>
              <table:table-cell office:value-type="float" office:value="0.0003589041">
                <text:p>0.0003589041</text:p>
              </table:table-cell>
              <table:table-cell office:value-type="float" office:value="0.0003589041">
                <text:p>0.0003589041</text:p>
              </table:table-cell>
            </table:table-row>
            <table:table-row>
              <table:table-cell office:value-type="string">
                <text:p>3392</text:p>
              </table:table-cell>
              <table:table-cell office:value-type="float" office:value="0.0003620391">
                <text:p>0.0003620391</text:p>
              </table:table-cell>
              <table:table-cell office:value-type="float" office:value="0.0003620391">
                <text:p>0.0003620391</text:p>
              </table:table-cell>
            </table:table-row>
            <table:table-row>
              <table:table-cell office:value-type="string">
                <text:p>3393</text:p>
              </table:table-cell>
              <table:table-cell office:value-type="float" office:value="0.0003614446">
                <text:p>0.0003614446</text:p>
              </table:table-cell>
              <table:table-cell office:value-type="float" office:value="0.0003614446">
                <text:p>0.0003614446</text:p>
              </table:table-cell>
            </table:table-row>
            <table:table-row>
              <table:table-cell office:value-type="string">
                <text:p>3394</text:p>
              </table:table-cell>
              <table:table-cell office:value-type="float" office:value="0.0003708171">
                <text:p>0.0003708171</text:p>
              </table:table-cell>
              <table:table-cell office:value-type="float" office:value="0.0003708171">
                <text:p>0.0003708171</text:p>
              </table:table-cell>
            </table:table-row>
            <table:table-row>
              <table:table-cell office:value-type="string">
                <text:p>3395</text:p>
              </table:table-cell>
              <table:table-cell office:value-type="float" office:value="0.0003677259">
                <text:p>0.0003677259</text:p>
              </table:table-cell>
              <table:table-cell office:value-type="float" office:value="0.0003677259">
                <text:p>0.0003677259</text:p>
              </table:table-cell>
            </table:table-row>
            <table:table-row>
              <table:table-cell office:value-type="string">
                <text:p>3396</text:p>
              </table:table-cell>
              <table:table-cell office:value-type="float" office:value="0.0003717155">
                <text:p>0.0003717155</text:p>
              </table:table-cell>
              <table:table-cell office:value-type="float" office:value="0.0003717155">
                <text:p>0.0003717155</text:p>
              </table:table-cell>
            </table:table-row>
            <table:table-row>
              <table:table-cell office:value-type="string">
                <text:p>3397</text:p>
              </table:table-cell>
              <table:table-cell office:value-type="float" office:value="0.0003705157">
                <text:p>0.0003705157</text:p>
              </table:table-cell>
              <table:table-cell office:value-type="float" office:value="0.0003705157">
                <text:p>0.0003705157</text:p>
              </table:table-cell>
            </table:table-row>
            <table:table-row>
              <table:table-cell office:value-type="string">
                <text:p>3398</text:p>
              </table:table-cell>
              <table:table-cell office:value-type="float" office:value="0.0003681611">
                <text:p>0.0003681611</text:p>
              </table:table-cell>
              <table:table-cell office:value-type="float" office:value="0.0003681611">
                <text:p>0.0003681611</text:p>
              </table:table-cell>
            </table:table-row>
            <table:table-row>
              <table:table-cell office:value-type="string">
                <text:p>3399</text:p>
              </table:table-cell>
              <table:table-cell office:value-type="float" office:value="0.0003678307">
                <text:p>0.0003678307</text:p>
              </table:table-cell>
              <table:table-cell office:value-type="float" office:value="0.0003678307">
                <text:p>0.0003678307</text:p>
              </table:table-cell>
            </table:table-row>
            <table:table-row>
              <table:table-cell office:value-type="string">
                <text:p>3400</text:p>
              </table:table-cell>
              <table:table-cell office:value-type="float" office:value="0.0003708651">
                <text:p>0.0003708651</text:p>
              </table:table-cell>
              <table:table-cell office:value-type="float" office:value="0.0003708651">
                <text:p>0.0003708651</text:p>
              </table:table-cell>
            </table:table-row>
            <table:table-row>
              <table:table-cell office:value-type="string">
                <text:p>3401</text:p>
              </table:table-cell>
              <table:table-cell office:value-type="float" office:value="0.0003525686">
                <text:p>0.0003525686</text:p>
              </table:table-cell>
              <table:table-cell office:value-type="float" office:value="0.0003525686">
                <text:p>0.0003525686</text:p>
              </table:table-cell>
            </table:table-row>
            <table:table-row>
              <table:table-cell office:value-type="string">
                <text:p>3402</text:p>
              </table:table-cell>
              <table:table-cell office:value-type="float" office:value="0.0003559975">
                <text:p>0.0003559975</text:p>
              </table:table-cell>
              <table:table-cell office:value-type="float" office:value="0.0003559975">
                <text:p>0.0003559975</text:p>
              </table:table-cell>
            </table:table-row>
            <table:table-row>
              <table:table-cell office:value-type="string">
                <text:p>3403</text:p>
              </table:table-cell>
              <table:table-cell office:value-type="float" office:value="0.0003506108">
                <text:p>0.0003506108</text:p>
              </table:table-cell>
              <table:table-cell office:value-type="float" office:value="0.0003506108">
                <text:p>0.0003506108</text:p>
              </table:table-cell>
            </table:table-row>
            <table:table-row>
              <table:table-cell office:value-type="string">
                <text:p>3404</text:p>
              </table:table-cell>
              <table:table-cell office:value-type="float" office:value="0.000350305">
                <text:p>0.000350305</text:p>
              </table:table-cell>
              <table:table-cell office:value-type="float" office:value="0.000350305">
                <text:p>0.000350305</text:p>
              </table:table-cell>
            </table:table-row>
            <table:table-row>
              <table:table-cell office:value-type="string">
                <text:p>3405</text:p>
              </table:table-cell>
              <table:table-cell office:value-type="float" office:value="0.0003439471">
                <text:p>0.0003439471</text:p>
              </table:table-cell>
              <table:table-cell office:value-type="float" office:value="0.0003439471">
                <text:p>0.0003439471</text:p>
              </table:table-cell>
            </table:table-row>
            <table:table-row>
              <table:table-cell office:value-type="string">
                <text:p>3406</text:p>
              </table:table-cell>
              <table:table-cell office:value-type="float" office:value="0.0003526318">
                <text:p>0.0003526318</text:p>
              </table:table-cell>
              <table:table-cell office:value-type="float" office:value="0.0003526318">
                <text:p>0.0003526318</text:p>
              </table:table-cell>
            </table:table-row>
            <table:table-row>
              <table:table-cell office:value-type="string">
                <text:p>3407</text:p>
              </table:table-cell>
              <table:table-cell office:value-type="float" office:value="0.000352123">
                <text:p>0.000352123</text:p>
              </table:table-cell>
              <table:table-cell office:value-type="float" office:value="0.000352123">
                <text:p>0.000352123</text:p>
              </table:table-cell>
            </table:table-row>
            <table:table-row>
              <table:table-cell office:value-type="string">
                <text:p>3408</text:p>
              </table:table-cell>
              <table:table-cell office:value-type="float" office:value="0.0003582779">
                <text:p>0.0003582779</text:p>
              </table:table-cell>
              <table:table-cell office:value-type="float" office:value="0.0003582779">
                <text:p>0.0003582779</text:p>
              </table:table-cell>
            </table:table-row>
            <table:table-row>
              <table:table-cell office:value-type="string">
                <text:p>3409</text:p>
              </table:table-cell>
              <table:table-cell office:value-type="float" office:value="0.0003569335">
                <text:p>0.0003569335</text:p>
              </table:table-cell>
              <table:table-cell office:value-type="float" office:value="0.0003569335">
                <text:p>0.0003569335</text:p>
              </table:table-cell>
            </table:table-row>
            <table:table-row>
              <table:table-cell office:value-type="string">
                <text:p>3410</text:p>
              </table:table-cell>
              <table:table-cell office:value-type="float" office:value="0.0003588017">
                <text:p>0.0003588017</text:p>
              </table:table-cell>
              <table:table-cell office:value-type="float" office:value="0.0003588017">
                <text:p>0.0003588017</text:p>
              </table:table-cell>
            </table:table-row>
            <table:table-row>
              <table:table-cell office:value-type="string">
                <text:p>3411</text:p>
              </table:table-cell>
              <table:table-cell office:value-type="float" office:value="0.0003509941">
                <text:p>0.0003509941</text:p>
              </table:table-cell>
              <table:table-cell office:value-type="float" office:value="0.0003509941">
                <text:p>0.0003509941</text:p>
              </table:table-cell>
            </table:table-row>
            <table:table-row>
              <table:table-cell office:value-type="string">
                <text:p>3412</text:p>
              </table:table-cell>
              <table:table-cell office:value-type="float" office:value="0.0003615515">
                <text:p>0.0003615515</text:p>
              </table:table-cell>
              <table:table-cell office:value-type="float" office:value="0.0003615515">
                <text:p>0.0003615515</text:p>
              </table:table-cell>
            </table:table-row>
            <table:table-row>
              <table:table-cell office:value-type="string">
                <text:p>3413</text:p>
              </table:table-cell>
              <table:table-cell office:value-type="float" office:value="0.0003533564">
                <text:p>0.0003533564</text:p>
              </table:table-cell>
              <table:table-cell office:value-type="float" office:value="0.0003533564">
                <text:p>0.0003533564</text:p>
              </table:table-cell>
            </table:table-row>
            <table:table-row>
              <table:table-cell office:value-type="string">
                <text:p>3414</text:p>
              </table:table-cell>
              <table:table-cell office:value-type="float" office:value="0.0003532252">
                <text:p>0.0003532252</text:p>
              </table:table-cell>
              <table:table-cell office:value-type="float" office:value="0.0003532252">
                <text:p>0.0003532252</text:p>
              </table:table-cell>
            </table:table-row>
            <table:table-row>
              <table:table-cell office:value-type="string">
                <text:p>3415</text:p>
              </table:table-cell>
              <table:table-cell office:value-type="float" office:value="0.0003499246">
                <text:p>0.0003499246</text:p>
              </table:table-cell>
              <table:table-cell office:value-type="float" office:value="0.0003499246">
                <text:p>0.0003499246</text:p>
              </table:table-cell>
            </table:table-row>
            <table:table-row>
              <table:table-cell office:value-type="string">
                <text:p>3416</text:p>
              </table:table-cell>
              <table:table-cell office:value-type="float" office:value="0.0003565823">
                <text:p>0.0003565823</text:p>
              </table:table-cell>
              <table:table-cell office:value-type="float" office:value="0.0003565823">
                <text:p>0.0003565823</text:p>
              </table:table-cell>
            </table:table-row>
            <table:table-row>
              <table:table-cell office:value-type="string">
                <text:p>3417</text:p>
              </table:table-cell>
              <table:table-cell office:value-type="float" office:value="0.0003572224">
                <text:p>0.0003572224</text:p>
              </table:table-cell>
              <table:table-cell office:value-type="float" office:value="0.0003572224">
                <text:p>0.0003572224</text:p>
              </table:table-cell>
            </table:table-row>
            <table:table-row>
              <table:table-cell office:value-type="string">
                <text:p>3418</text:p>
              </table:table-cell>
              <table:table-cell office:value-type="float" office:value="0.0003498051">
                <text:p>0.0003498051</text:p>
              </table:table-cell>
              <table:table-cell office:value-type="float" office:value="0.0003498051">
                <text:p>0.0003498051</text:p>
              </table:table-cell>
            </table:table-row>
            <table:table-row>
              <table:table-cell office:value-type="string">
                <text:p>3419</text:p>
              </table:table-cell>
              <table:table-cell office:value-type="float" office:value="0.0003436001">
                <text:p>0.0003436001</text:p>
              </table:table-cell>
              <table:table-cell office:value-type="float" office:value="0.0003436001">
                <text:p>0.0003436001</text:p>
              </table:table-cell>
            </table:table-row>
            <table:table-row>
              <table:table-cell office:value-type="string">
                <text:p>3420</text:p>
              </table:table-cell>
              <table:table-cell office:value-type="float" office:value="0.0003394998">
                <text:p>0.0003394998</text:p>
              </table:table-cell>
              <table:table-cell office:value-type="float" office:value="0.0003394998">
                <text:p>0.0003394998</text:p>
              </table:table-cell>
            </table:table-row>
            <table:table-row>
              <table:table-cell office:value-type="string">
                <text:p>3421</text:p>
              </table:table-cell>
              <table:table-cell office:value-type="float" office:value="0.0003480692">
                <text:p>0.0003480692</text:p>
              </table:table-cell>
              <table:table-cell office:value-type="float" office:value="0.0003480692">
                <text:p>0.0003480692</text:p>
              </table:table-cell>
            </table:table-row>
            <table:table-row>
              <table:table-cell office:value-type="string">
                <text:p>3422</text:p>
              </table:table-cell>
              <table:table-cell office:value-type="float" office:value="0.0003515551">
                <text:p>0.0003515551</text:p>
              </table:table-cell>
              <table:table-cell office:value-type="float" office:value="0.0003515551">
                <text:p>0.0003515551</text:p>
              </table:table-cell>
            </table:table-row>
            <table:table-row>
              <table:table-cell office:value-type="string">
                <text:p>3423</text:p>
              </table:table-cell>
              <table:table-cell office:value-type="float" office:value="0.0003502677">
                <text:p>0.0003502677</text:p>
              </table:table-cell>
              <table:table-cell office:value-type="float" office:value="0.0003502677">
                <text:p>0.0003502677</text:p>
              </table:table-cell>
            </table:table-row>
            <table:table-row>
              <table:table-cell office:value-type="string">
                <text:p>3424</text:p>
              </table:table-cell>
              <table:table-cell office:value-type="float" office:value="0.0003537606">
                <text:p>0.0003537606</text:p>
              </table:table-cell>
              <table:table-cell office:value-type="float" office:value="0.0003537606">
                <text:p>0.0003537606</text:p>
              </table:table-cell>
            </table:table-row>
            <table:table-row>
              <table:table-cell office:value-type="string">
                <text:p>3425</text:p>
              </table:table-cell>
              <table:table-cell office:value-type="float" office:value="0.000362002">
                <text:p>0.000362002</text:p>
              </table:table-cell>
              <table:table-cell office:value-type="float" office:value="0.000362002">
                <text:p>0.000362002</text:p>
              </table:table-cell>
            </table:table-row>
            <table:table-row>
              <table:table-cell office:value-type="string">
                <text:p>3426</text:p>
              </table:table-cell>
              <table:table-cell office:value-type="float" office:value="0.0003563059">
                <text:p>0.0003563059</text:p>
              </table:table-cell>
              <table:table-cell office:value-type="float" office:value="0.0003563059">
                <text:p>0.0003563059</text:p>
              </table:table-cell>
            </table:table-row>
            <table:table-row>
              <table:table-cell office:value-type="string">
                <text:p>3427</text:p>
              </table:table-cell>
              <table:table-cell office:value-type="float" office:value="0.0003592841">
                <text:p>0.0003592841</text:p>
              </table:table-cell>
              <table:table-cell office:value-type="float" office:value="0.0003592841">
                <text:p>0.0003592841</text:p>
              </table:table-cell>
            </table:table-row>
            <table:table-row>
              <table:table-cell office:value-type="string">
                <text:p>3428</text:p>
              </table:table-cell>
              <table:table-cell office:value-type="float" office:value="0.0003550983">
                <text:p>0.0003550983</text:p>
              </table:table-cell>
              <table:table-cell office:value-type="float" office:value="0.0003550983">
                <text:p>0.0003550983</text:p>
              </table:table-cell>
            </table:table-row>
            <table:table-row>
              <table:table-cell office:value-type="string">
                <text:p>3429</text:p>
              </table:table-cell>
              <table:table-cell office:value-type="float" office:value="0.0003602798">
                <text:p>0.0003602798</text:p>
              </table:table-cell>
              <table:table-cell office:value-type="float" office:value="0.0003602798">
                <text:p>0.0003602798</text:p>
              </table:table-cell>
            </table:table-row>
            <table:table-row>
              <table:table-cell office:value-type="string">
                <text:p>3430</text:p>
              </table:table-cell>
              <table:table-cell office:value-type="float" office:value="0.0003573711">
                <text:p>0.0003573711</text:p>
              </table:table-cell>
              <table:table-cell office:value-type="float" office:value="0.0003573711">
                <text:p>0.0003573711</text:p>
              </table:table-cell>
            </table:table-row>
            <table:table-row>
              <table:table-cell office:value-type="string">
                <text:p>3431</text:p>
              </table:table-cell>
              <table:table-cell office:value-type="float" office:value="0.0003576333">
                <text:p>0.0003576333</text:p>
              </table:table-cell>
              <table:table-cell office:value-type="float" office:value="0.0003576333">
                <text:p>0.0003576333</text:p>
              </table:table-cell>
            </table:table-row>
            <table:table-row>
              <table:table-cell office:value-type="string">
                <text:p>3432</text:p>
              </table:table-cell>
              <table:table-cell office:value-type="float" office:value="0.0003556153">
                <text:p>0.0003556153</text:p>
              </table:table-cell>
              <table:table-cell office:value-type="float" office:value="0.0003556153">
                <text:p>0.0003556153</text:p>
              </table:table-cell>
            </table:table-row>
            <table:table-row>
              <table:table-cell office:value-type="string">
                <text:p>3433</text:p>
              </table:table-cell>
              <table:table-cell office:value-type="float" office:value="0.0003553394">
                <text:p>0.0003553394</text:p>
              </table:table-cell>
              <table:table-cell office:value-type="float" office:value="0.0003553394">
                <text:p>0.0003553394</text:p>
              </table:table-cell>
            </table:table-row>
            <table:table-row>
              <table:table-cell office:value-type="string">
                <text:p>3434</text:p>
              </table:table-cell>
              <table:table-cell office:value-type="float" office:value="0.0003573434">
                <text:p>0.0003573434</text:p>
              </table:table-cell>
              <table:table-cell office:value-type="float" office:value="0.0003573434">
                <text:p>0.0003573434</text:p>
              </table:table-cell>
            </table:table-row>
            <table:table-row>
              <table:table-cell office:value-type="string">
                <text:p>3435</text:p>
              </table:table-cell>
              <table:table-cell office:value-type="float" office:value="0.0003597277">
                <text:p>0.0003597277</text:p>
              </table:table-cell>
              <table:table-cell office:value-type="float" office:value="0.0003597277">
                <text:p>0.0003597277</text:p>
              </table:table-cell>
            </table:table-row>
            <table:table-row>
              <table:table-cell office:value-type="string">
                <text:p>3436</text:p>
              </table:table-cell>
              <table:table-cell office:value-type="float" office:value="0.0003628859">
                <text:p>0.0003628859</text:p>
              </table:table-cell>
              <table:table-cell office:value-type="float" office:value="0.0003628859">
                <text:p>0.0003628859</text:p>
              </table:table-cell>
            </table:table-row>
            <table:table-row>
              <table:table-cell office:value-type="string">
                <text:p>3437</text:p>
              </table:table-cell>
              <table:table-cell office:value-type="float" office:value="0.0003631005">
                <text:p>0.0003631005</text:p>
              </table:table-cell>
              <table:table-cell office:value-type="float" office:value="0.0003631005">
                <text:p>0.0003631005</text:p>
              </table:table-cell>
            </table:table-row>
            <table:table-row>
              <table:table-cell office:value-type="string">
                <text:p>3438</text:p>
              </table:table-cell>
              <table:table-cell office:value-type="float" office:value="0.0003609384">
                <text:p>0.0003609384</text:p>
              </table:table-cell>
              <table:table-cell office:value-type="float" office:value="0.0003609384">
                <text:p>0.0003609384</text:p>
              </table:table-cell>
            </table:table-row>
            <table:table-row>
              <table:table-cell office:value-type="string">
                <text:p>3439</text:p>
              </table:table-cell>
              <table:table-cell office:value-type="float" office:value="0.0003571584">
                <text:p>0.0003571584</text:p>
              </table:table-cell>
              <table:table-cell office:value-type="float" office:value="0.0003571584">
                <text:p>0.0003571584</text:p>
              </table:table-cell>
            </table:table-row>
            <table:table-row>
              <table:table-cell office:value-type="string">
                <text:p>3440</text:p>
              </table:table-cell>
              <table:table-cell office:value-type="float" office:value="0.0003570154">
                <text:p>0.0003570154</text:p>
              </table:table-cell>
              <table:table-cell office:value-type="float" office:value="0.0003570154">
                <text:p>0.0003570154</text:p>
              </table:table-cell>
            </table:table-row>
            <table:table-row>
              <table:table-cell office:value-type="string">
                <text:p>3441</text:p>
              </table:table-cell>
              <table:table-cell office:value-type="float" office:value="0.000354312">
                <text:p>0.000354312</text:p>
              </table:table-cell>
              <table:table-cell office:value-type="float" office:value="0.000354312">
                <text:p>0.000354312</text:p>
              </table:table-cell>
            </table:table-row>
            <table:table-row>
              <table:table-cell office:value-type="string">
                <text:p>3442</text:p>
              </table:table-cell>
              <table:table-cell office:value-type="float" office:value="0.0003411915">
                <text:p>0.0003411915</text:p>
              </table:table-cell>
              <table:table-cell office:value-type="float" office:value="0.0003411915">
                <text:p>0.0003411915</text:p>
              </table:table-cell>
            </table:table-row>
            <table:table-row>
              <table:table-cell office:value-type="string">
                <text:p>3443</text:p>
              </table:table-cell>
              <table:table-cell office:value-type="float" office:value="0.0003559071">
                <text:p>0.0003559071</text:p>
              </table:table-cell>
              <table:table-cell office:value-type="float" office:value="0.0003559071">
                <text:p>0.0003559071</text:p>
              </table:table-cell>
            </table:table-row>
            <table:table-row>
              <table:table-cell office:value-type="string">
                <text:p>3444</text:p>
              </table:table-cell>
              <table:table-cell office:value-type="float" office:value="0.000365988">
                <text:p>0.000365988</text:p>
              </table:table-cell>
              <table:table-cell office:value-type="float" office:value="0.000365988">
                <text:p>0.000365988</text:p>
              </table:table-cell>
            </table:table-row>
            <table:table-row>
              <table:table-cell office:value-type="string">
                <text:p>3445</text:p>
              </table:table-cell>
              <table:table-cell office:value-type="float" office:value="0.0003635137">
                <text:p>0.0003635137</text:p>
              </table:table-cell>
              <table:table-cell office:value-type="float" office:value="0.0003635137">
                <text:p>0.0003635137</text:p>
              </table:table-cell>
            </table:table-row>
            <table:table-row>
              <table:table-cell office:value-type="string">
                <text:p>3446</text:p>
              </table:table-cell>
              <table:table-cell office:value-type="float" office:value="0.0003602806">
                <text:p>0.0003602806</text:p>
              </table:table-cell>
              <table:table-cell office:value-type="float" office:value="0.0003602806">
                <text:p>0.0003602806</text:p>
              </table:table-cell>
            </table:table-row>
            <table:table-row>
              <table:table-cell office:value-type="string">
                <text:p>3447</text:p>
              </table:table-cell>
              <table:table-cell office:value-type="float" office:value="0.0003591912">
                <text:p>0.0003591912</text:p>
              </table:table-cell>
              <table:table-cell office:value-type="float" office:value="0.0003591912">
                <text:p>0.0003591912</text:p>
              </table:table-cell>
            </table:table-row>
            <table:table-row>
              <table:table-cell office:value-type="string">
                <text:p>3448</text:p>
              </table:table-cell>
              <table:table-cell office:value-type="float" office:value="0.0003603206">
                <text:p>0.0003603206</text:p>
              </table:table-cell>
              <table:table-cell office:value-type="float" office:value="0.0003603206">
                <text:p>0.0003603206</text:p>
              </table:table-cell>
            </table:table-row>
            <table:table-row>
              <table:table-cell office:value-type="string">
                <text:p>3449</text:p>
              </table:table-cell>
              <table:table-cell office:value-type="float" office:value="0.0003598119">
                <text:p>0.0003598119</text:p>
              </table:table-cell>
              <table:table-cell office:value-type="float" office:value="0.0003598119">
                <text:p>0.0003598119</text:p>
              </table:table-cell>
            </table:table-row>
            <table:table-row>
              <table:table-cell office:value-type="string">
                <text:p>3450</text:p>
              </table:table-cell>
              <table:table-cell office:value-type="float" office:value="0.0003550589">
                <text:p>0.0003550589</text:p>
              </table:table-cell>
              <table:table-cell office:value-type="float" office:value="0.0003550589">
                <text:p>0.0003550589</text:p>
              </table:table-cell>
            </table:table-row>
            <table:table-row>
              <table:table-cell office:value-type="string">
                <text:p>3451</text:p>
              </table:table-cell>
              <table:table-cell office:value-type="float" office:value="0.0003614043">
                <text:p>0.0003614043</text:p>
              </table:table-cell>
              <table:table-cell office:value-type="float" office:value="0.0003614043">
                <text:p>0.0003614043</text:p>
              </table:table-cell>
            </table:table-row>
            <table:table-row>
              <table:table-cell office:value-type="string">
                <text:p>3452</text:p>
              </table:table-cell>
              <table:table-cell office:value-type="float" office:value="0.0003632358">
                <text:p>0.0003632358</text:p>
              </table:table-cell>
              <table:table-cell office:value-type="float" office:value="0.0003632358">
                <text:p>0.0003632358</text:p>
              </table:table-cell>
            </table:table-row>
            <table:table-row>
              <table:table-cell office:value-type="string">
                <text:p>3453</text:p>
              </table:table-cell>
              <table:table-cell office:value-type="float" office:value="0.0003627161">
                <text:p>0.0003627161</text:p>
              </table:table-cell>
              <table:table-cell office:value-type="float" office:value="0.0003627161">
                <text:p>0.0003627161</text:p>
              </table:table-cell>
            </table:table-row>
            <table:table-row>
              <table:table-cell office:value-type="string">
                <text:p>3454</text:p>
              </table:table-cell>
              <table:table-cell office:value-type="float" office:value="0.0003599263">
                <text:p>0.0003599263</text:p>
              </table:table-cell>
              <table:table-cell office:value-type="float" office:value="0.0003599263">
                <text:p>0.0003599263</text:p>
              </table:table-cell>
            </table:table-row>
            <table:table-row>
              <table:table-cell office:value-type="string">
                <text:p>3455</text:p>
              </table:table-cell>
              <table:table-cell office:value-type="float" office:value="0.0003544666">
                <text:p>0.0003544666</text:p>
              </table:table-cell>
              <table:table-cell office:value-type="float" office:value="0.0003544666">
                <text:p>0.0003544666</text:p>
              </table:table-cell>
            </table:table-row>
            <table:table-row>
              <table:table-cell office:value-type="string">
                <text:p>3456</text:p>
              </table:table-cell>
              <table:table-cell office:value-type="float" office:value="0.0003545893">
                <text:p>0.0003545893</text:p>
              </table:table-cell>
              <table:table-cell office:value-type="float" office:value="0.0003545893">
                <text:p>0.0003545893</text:p>
              </table:table-cell>
            </table:table-row>
            <table:table-row>
              <table:table-cell office:value-type="string">
                <text:p>3457</text:p>
              </table:table-cell>
              <table:table-cell office:value-type="float" office:value="0.0003545059">
                <text:p>0.0003545059</text:p>
              </table:table-cell>
              <table:table-cell office:value-type="float" office:value="0.0003545059">
                <text:p>0.0003545059</text:p>
              </table:table-cell>
            </table:table-row>
            <table:table-row>
              <table:table-cell office:value-type="string">
                <text:p>3458</text:p>
              </table:table-cell>
              <table:table-cell office:value-type="float" office:value="0.0003562281">
                <text:p>0.0003562281</text:p>
              </table:table-cell>
              <table:table-cell office:value-type="float" office:value="0.0003562281">
                <text:p>0.0003562281</text:p>
              </table:table-cell>
            </table:table-row>
            <table:table-row>
              <table:table-cell office:value-type="string">
                <text:p>3459</text:p>
              </table:table-cell>
              <table:table-cell office:value-type="float" office:value="0.000360338">
                <text:p>0.000360338</text:p>
              </table:table-cell>
              <table:table-cell office:value-type="float" office:value="0.000360338">
                <text:p>0.000360338</text:p>
              </table:table-cell>
            </table:table-row>
            <table:table-row>
              <table:table-cell office:value-type="string">
                <text:p>3460</text:p>
              </table:table-cell>
              <table:table-cell office:value-type="float" office:value="0.0003644759">
                <text:p>0.0003644759</text:p>
              </table:table-cell>
              <table:table-cell office:value-type="float" office:value="0.0003644759">
                <text:p>0.0003644759</text:p>
              </table:table-cell>
            </table:table-row>
            <table:table-row>
              <table:table-cell office:value-type="string">
                <text:p>3461</text:p>
              </table:table-cell>
              <table:table-cell office:value-type="float" office:value="0.0003648759">
                <text:p>0.0003648759</text:p>
              </table:table-cell>
              <table:table-cell office:value-type="float" office:value="0.0003648759">
                <text:p>0.0003648759</text:p>
              </table:table-cell>
            </table:table-row>
            <table:table-row>
              <table:table-cell office:value-type="string">
                <text:p>3462</text:p>
              </table:table-cell>
              <table:table-cell office:value-type="float" office:value="0.0003628977">
                <text:p>0.0003628977</text:p>
              </table:table-cell>
              <table:table-cell office:value-type="float" office:value="0.0003628977">
                <text:p>0.0003628977</text:p>
              </table:table-cell>
            </table:table-row>
            <table:table-row>
              <table:table-cell office:value-type="string">
                <text:p>3463</text:p>
              </table:table-cell>
              <table:table-cell office:value-type="float" office:value="0.0003601437">
                <text:p>0.0003601437</text:p>
              </table:table-cell>
              <table:table-cell office:value-type="float" office:value="0.0003601437">
                <text:p>0.0003601437</text:p>
              </table:table-cell>
            </table:table-row>
            <table:table-row>
              <table:table-cell office:value-type="string">
                <text:p>3464</text:p>
              </table:table-cell>
              <table:table-cell office:value-type="float" office:value="0.0003584274">
                <text:p>0.0003584274</text:p>
              </table:table-cell>
              <table:table-cell office:value-type="float" office:value="0.0003584274">
                <text:p>0.0003584274</text:p>
              </table:table-cell>
            </table:table-row>
            <table:table-row>
              <table:table-cell office:value-type="string">
                <text:p>3465</text:p>
              </table:table-cell>
              <table:table-cell office:value-type="float" office:value="0.0003704165">
                <text:p>0.0003704165</text:p>
              </table:table-cell>
              <table:table-cell office:value-type="float" office:value="0.0003704165">
                <text:p>0.0003704165</text:p>
              </table:table-cell>
            </table:table-row>
            <table:table-row>
              <table:table-cell office:value-type="string">
                <text:p>3466</text:p>
              </table:table-cell>
              <table:table-cell office:value-type="float" office:value="0.0003655464">
                <text:p>0.0003655464</text:p>
              </table:table-cell>
              <table:table-cell office:value-type="float" office:value="0.0003655464">
                <text:p>0.0003655464</text:p>
              </table:table-cell>
            </table:table-row>
            <table:table-row>
              <table:table-cell office:value-type="string">
                <text:p>3467</text:p>
              </table:table-cell>
              <table:table-cell office:value-type="float" office:value="0.0003562447">
                <text:p>0.0003562447</text:p>
              </table:table-cell>
              <table:table-cell office:value-type="float" office:value="0.0003562447">
                <text:p>0.0003562447</text:p>
              </table:table-cell>
            </table:table-row>
            <table:table-row>
              <table:table-cell office:value-type="string">
                <text:p>3468</text:p>
              </table:table-cell>
              <table:table-cell office:value-type="float" office:value="0.0003606679">
                <text:p>0.0003606679</text:p>
              </table:table-cell>
              <table:table-cell office:value-type="float" office:value="0.0003606679">
                <text:p>0.0003606679</text:p>
              </table:table-cell>
            </table:table-row>
            <table:table-row>
              <table:table-cell office:value-type="string">
                <text:p>3469</text:p>
              </table:table-cell>
              <table:table-cell office:value-type="float" office:value="0.0003657833">
                <text:p>0.0003657833</text:p>
              </table:table-cell>
              <table:table-cell office:value-type="float" office:value="0.0003657833">
                <text:p>0.0003657833</text:p>
              </table:table-cell>
            </table:table-row>
            <table:table-row>
              <table:table-cell office:value-type="string">
                <text:p>3470</text:p>
              </table:table-cell>
              <table:table-cell office:value-type="float" office:value="0.0003681165">
                <text:p>0.0003681165</text:p>
              </table:table-cell>
              <table:table-cell office:value-type="float" office:value="0.0003681165">
                <text:p>0.0003681165</text:p>
              </table:table-cell>
            </table:table-row>
            <table:table-row>
              <table:table-cell office:value-type="string">
                <text:p>3471</text:p>
              </table:table-cell>
              <table:table-cell office:value-type="float" office:value="0.0003736066">
                <text:p>0.0003736066</text:p>
              </table:table-cell>
              <table:table-cell office:value-type="float" office:value="0.0003736066">
                <text:p>0.0003736066</text:p>
              </table:table-cell>
            </table:table-row>
            <table:table-row>
              <table:table-cell office:value-type="string">
                <text:p>3472</text:p>
              </table:table-cell>
              <table:table-cell office:value-type="float" office:value="0.0003694557">
                <text:p>0.0003694557</text:p>
              </table:table-cell>
              <table:table-cell office:value-type="float" office:value="0.0003694557">
                <text:p>0.0003694557</text:p>
              </table:table-cell>
            </table:table-row>
            <table:table-row>
              <table:table-cell office:value-type="string">
                <text:p>3473</text:p>
              </table:table-cell>
              <table:table-cell office:value-type="float" office:value="0.000365886">
                <text:p>0.000365886</text:p>
              </table:table-cell>
              <table:table-cell office:value-type="float" office:value="0.000365886">
                <text:p>0.000365886</text:p>
              </table:table-cell>
            </table:table-row>
            <table:table-row>
              <table:table-cell office:value-type="string">
                <text:p>3474</text:p>
              </table:table-cell>
              <table:table-cell office:value-type="float" office:value="0.0003658808">
                <text:p>0.0003658808</text:p>
              </table:table-cell>
              <table:table-cell office:value-type="float" office:value="0.0003658808">
                <text:p>0.0003658808</text:p>
              </table:table-cell>
            </table:table-row>
            <table:table-row>
              <table:table-cell office:value-type="string">
                <text:p>3475</text:p>
              </table:table-cell>
              <table:table-cell office:value-type="float" office:value="0.000365006">
                <text:p>0.000365006</text:p>
              </table:table-cell>
              <table:table-cell office:value-type="float" office:value="0.000365006">
                <text:p>0.000365006</text:p>
              </table:table-cell>
            </table:table-row>
            <table:table-row>
              <table:table-cell office:value-type="string">
                <text:p>3476</text:p>
              </table:table-cell>
              <table:table-cell office:value-type="float" office:value="0.0003661941">
                <text:p>0.0003661941</text:p>
              </table:table-cell>
              <table:table-cell office:value-type="float" office:value="0.0003661941">
                <text:p>0.0003661941</text:p>
              </table:table-cell>
            </table:table-row>
            <table:table-row>
              <table:table-cell office:value-type="string">
                <text:p>3477</text:p>
              </table:table-cell>
              <table:table-cell office:value-type="float" office:value="0.0003695539">
                <text:p>0.0003695539</text:p>
              </table:table-cell>
              <table:table-cell office:value-type="float" office:value="0.0003695539">
                <text:p>0.0003695539</text:p>
              </table:table-cell>
            </table:table-row>
            <table:table-row>
              <table:table-cell office:value-type="string">
                <text:p>3478</text:p>
              </table:table-cell>
              <table:table-cell office:value-type="float" office:value="0.0003703959">
                <text:p>0.0003703959</text:p>
              </table:table-cell>
              <table:table-cell office:value-type="float" office:value="0.0003703959">
                <text:p>0.0003703959</text:p>
              </table:table-cell>
            </table:table-row>
            <table:table-row>
              <table:table-cell office:value-type="string">
                <text:p>3479</text:p>
              </table:table-cell>
              <table:table-cell office:value-type="float" office:value="0.0003739983">
                <text:p>0.0003739983</text:p>
              </table:table-cell>
              <table:table-cell office:value-type="float" office:value="0.0003739983">
                <text:p>0.0003739983</text:p>
              </table:table-cell>
            </table:table-row>
            <table:table-row>
              <table:table-cell office:value-type="string">
                <text:p>3480</text:p>
              </table:table-cell>
              <table:table-cell office:value-type="float" office:value="0.0003699213">
                <text:p>0.0003699213</text:p>
              </table:table-cell>
              <table:table-cell office:value-type="float" office:value="0.0003699213">
                <text:p>0.0003699213</text:p>
              </table:table-cell>
            </table:table-row>
            <table:table-row>
              <table:table-cell office:value-type="string">
                <text:p>3481</text:p>
              </table:table-cell>
              <table:table-cell office:value-type="float" office:value="0.0003748627">
                <text:p>0.0003748627</text:p>
              </table:table-cell>
              <table:table-cell office:value-type="float" office:value="0.0003748627">
                <text:p>0.0003748627</text:p>
              </table:table-cell>
            </table:table-row>
            <table:table-row>
              <table:table-cell office:value-type="string">
                <text:p>3482</text:p>
              </table:table-cell>
              <table:table-cell office:value-type="float" office:value="0.0003752752">
                <text:p>0.0003752752</text:p>
              </table:table-cell>
              <table:table-cell office:value-type="float" office:value="0.0003752752">
                <text:p>0.0003752752</text:p>
              </table:table-cell>
            </table:table-row>
            <table:table-row>
              <table:table-cell office:value-type="string">
                <text:p>3483</text:p>
              </table:table-cell>
              <table:table-cell office:value-type="float" office:value="0.0003677486">
                <text:p>0.0003677486</text:p>
              </table:table-cell>
              <table:table-cell office:value-type="float" office:value="0.0003677486">
                <text:p>0.0003677486</text:p>
              </table:table-cell>
            </table:table-row>
            <table:table-row>
              <table:table-cell office:value-type="string">
                <text:p>3484</text:p>
              </table:table-cell>
              <table:table-cell office:value-type="float" office:value="0.0003631296">
                <text:p>0.0003631296</text:p>
              </table:table-cell>
              <table:table-cell office:value-type="float" office:value="0.0003631296">
                <text:p>0.0003631296</text:p>
              </table:table-cell>
            </table:table-row>
            <table:table-row>
              <table:table-cell office:value-type="string">
                <text:p>3485</text:p>
              </table:table-cell>
              <table:table-cell office:value-type="float" office:value="0.0003685643">
                <text:p>0.0003685643</text:p>
              </table:table-cell>
              <table:table-cell office:value-type="float" office:value="0.0003685643">
                <text:p>0.0003685643</text:p>
              </table:table-cell>
            </table:table-row>
            <table:table-row>
              <table:table-cell office:value-type="string">
                <text:p>3486</text:p>
              </table:table-cell>
              <table:table-cell office:value-type="float" office:value="0.0003669355">
                <text:p>0.0003669355</text:p>
              </table:table-cell>
              <table:table-cell office:value-type="float" office:value="0.0003669355">
                <text:p>0.0003669355</text:p>
              </table:table-cell>
            </table:table-row>
            <table:table-row>
              <table:table-cell office:value-type="string">
                <text:p>3487</text:p>
              </table:table-cell>
              <table:table-cell office:value-type="float" office:value="0.0003667215">
                <text:p>0.0003667215</text:p>
              </table:table-cell>
              <table:table-cell office:value-type="float" office:value="0.0003667215">
                <text:p>0.0003667215</text:p>
              </table:table-cell>
            </table:table-row>
            <table:table-row>
              <table:table-cell office:value-type="string">
                <text:p>3488</text:p>
              </table:table-cell>
              <table:table-cell office:value-type="float" office:value="0.0003622738">
                <text:p>0.0003622738</text:p>
              </table:table-cell>
              <table:table-cell office:value-type="float" office:value="0.0003622738">
                <text:p>0.0003622738</text:p>
              </table:table-cell>
            </table:table-row>
            <table:table-row>
              <table:table-cell office:value-type="string">
                <text:p>3489</text:p>
              </table:table-cell>
              <table:table-cell office:value-type="float" office:value="0.0003560972">
                <text:p>0.0003560972</text:p>
              </table:table-cell>
              <table:table-cell office:value-type="float" office:value="0.0003560972">
                <text:p>0.0003560972</text:p>
              </table:table-cell>
            </table:table-row>
            <table:table-row>
              <table:table-cell office:value-type="string">
                <text:p>3490</text:p>
              </table:table-cell>
              <table:table-cell office:value-type="float" office:value="0.0003605672">
                <text:p>0.0003605672</text:p>
              </table:table-cell>
              <table:table-cell office:value-type="float" office:value="0.0003605672">
                <text:p>0.0003605672</text:p>
              </table:table-cell>
            </table:table-row>
            <table:table-row>
              <table:table-cell office:value-type="string">
                <text:p>3491</text:p>
              </table:table-cell>
              <table:table-cell office:value-type="float" office:value="0.0003619277">
                <text:p>0.0003619277</text:p>
              </table:table-cell>
              <table:table-cell office:value-type="float" office:value="0.0003619277">
                <text:p>0.0003619277</text:p>
              </table:table-cell>
            </table:table-row>
            <table:table-row>
              <table:table-cell office:value-type="string">
                <text:p>3492</text:p>
              </table:table-cell>
              <table:table-cell office:value-type="float" office:value="0.0003715841">
                <text:p>0.0003715841</text:p>
              </table:table-cell>
              <table:table-cell office:value-type="float" office:value="0.0003715841">
                <text:p>0.0003715841</text:p>
              </table:table-cell>
            </table:table-row>
            <table:table-row>
              <table:table-cell office:value-type="string">
                <text:p>3493</text:p>
              </table:table-cell>
              <table:table-cell office:value-type="float" office:value="0.000381254">
                <text:p>0.000381254</text:p>
              </table:table-cell>
              <table:table-cell office:value-type="float" office:value="0.000381254">
                <text:p>0.000381254</text:p>
              </table:table-cell>
            </table:table-row>
            <table:table-row>
              <table:table-cell office:value-type="string">
                <text:p>3494</text:p>
              </table:table-cell>
              <table:table-cell office:value-type="float" office:value="0.0003775329">
                <text:p>0.0003775329</text:p>
              </table:table-cell>
              <table:table-cell office:value-type="float" office:value="0.0003775329">
                <text:p>0.0003775329</text:p>
              </table:table-cell>
            </table:table-row>
            <table:table-row>
              <table:table-cell office:value-type="string">
                <text:p>3495</text:p>
              </table:table-cell>
              <table:table-cell office:value-type="float" office:value="0.0003795294">
                <text:p>0.0003795294</text:p>
              </table:table-cell>
              <table:table-cell office:value-type="float" office:value="0.0003795294">
                <text:p>0.0003795294</text:p>
              </table:table-cell>
            </table:table-row>
            <table:table-row>
              <table:table-cell office:value-type="string">
                <text:p>3496</text:p>
              </table:table-cell>
              <table:table-cell office:value-type="float" office:value="0.0003839161">
                <text:p>0.0003839161</text:p>
              </table:table-cell>
              <table:table-cell office:value-type="float" office:value="0.0003839161">
                <text:p>0.0003839161</text:p>
              </table:table-cell>
            </table:table-row>
            <table:table-row>
              <table:table-cell office:value-type="string">
                <text:p>3497</text:p>
              </table:table-cell>
              <table:table-cell office:value-type="float" office:value="0.0003831472">
                <text:p>0.0003831472</text:p>
              </table:table-cell>
              <table:table-cell office:value-type="float" office:value="0.0003831472">
                <text:p>0.0003831472</text:p>
              </table:table-cell>
            </table:table-row>
            <table:table-row>
              <table:table-cell office:value-type="string">
                <text:p>3498</text:p>
              </table:table-cell>
              <table:table-cell office:value-type="float" office:value="0.000384675">
                <text:p>0.000384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9</text:p>
              </table:table-cell>
              <table:table-cell office:value-type="float" office:value="0.0003794878">
                <text:p>0.0003794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0</text:p>
              </table:table-cell>
              <table:table-cell office:value-type="float" office:value="0.0003761074">
                <text:p>0.0003761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1</text:p>
              </table:table-cell>
              <table:table-cell office:value-type="float" office:value="0.0003700454">
                <text:p>0.0003700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2</text:p>
              </table:table-cell>
              <table:table-cell office:value-type="float" office:value="0.0003709344">
                <text:p>0.0003709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3</text:p>
              </table:table-cell>
              <table:table-cell office:value-type="float" office:value="0.0003697955">
                <text:p>0.0003697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4</text:p>
              </table:table-cell>
              <table:table-cell office:value-type="float" office:value="0.0003727007">
                <text:p>0.0003727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5</text:p>
              </table:table-cell>
              <table:table-cell office:value-type="float" office:value="0.0003622871">
                <text:p>0.0003622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6</text:p>
              </table:table-cell>
              <table:table-cell office:value-type="float" office:value="0.0003700224">
                <text:p>0.0003700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7</text:p>
              </table:table-cell>
              <table:table-cell office:value-type="float" office:value="0.0003811431">
                <text:p>0.0003811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8</text:p>
              </table:table-cell>
              <table:table-cell office:value-type="float" office:value="0.0003823161">
                <text:p>0.0003823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9</text:p>
              </table:table-cell>
              <table:table-cell office:value-type="float" office:value="0.0003728232">
                <text:p>0.0003728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0</text:p>
              </table:table-cell>
              <table:table-cell office:value-type="float" office:value="0.00037168">
                <text:p>0.00037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1</text:p>
              </table:table-cell>
              <table:table-cell office:value-type="float" office:value="0.0003750175">
                <text:p>0.0003750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2</text:p>
              </table:table-cell>
              <table:table-cell office:value-type="float" office:value="0.0003721906">
                <text:p>0.0003721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3</text:p>
              </table:table-cell>
              <table:table-cell office:value-type="float" office:value="0.0003766137">
                <text:p>0.0003766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4</text:p>
              </table:table-cell>
              <table:table-cell office:value-type="float" office:value="0.000377254">
                <text:p>0.000377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5</text:p>
              </table:table-cell>
              <table:table-cell office:value-type="float" office:value="0.0003692287">
                <text:p>0.0003692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